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mbria" svg:font-family="Cambria"/>
    <style:font-face style:name="Noto Sans Symbols" svg:font-family="'Noto Sans Symbol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906cm"/>
    </style:style>
    <style:style style:name="co2" style:family="table-column">
      <style:table-column-properties fo:break-before="auto" style:column-width="1.707cm"/>
    </style:style>
    <style:style style:name="co3" style:family="table-column">
      <style:table-column-properties fo:break-before="auto" style:column-width="2.828cm"/>
    </style:style>
    <style:style style:name="co4" style:family="table-column">
      <style:table-column-properties fo:break-before="auto" style:column-width="1.764cm"/>
    </style:style>
    <style:style style:name="co5" style:family="table-column">
      <style:table-column-properties fo:break-before="auto" style:column-width="1.849cm"/>
    </style:style>
    <style:style style:name="co6" style:family="table-column">
      <style:table-column-properties fo:break-before="auto" style:column-width="14.446cm"/>
    </style:style>
    <style:style style:name="co7" style:family="table-column">
      <style:table-column-properties fo:break-before="auto" style:column-width="14.196cm"/>
    </style:style>
    <style:style style:name="co8" style:family="table-column">
      <style:table-column-properties fo:break-before="auto" style:column-width="9.015cm"/>
    </style:style>
    <style:style style:name="co9" style:family="table-column">
      <style:table-column-properties fo:break-before="auto" style:column-width="4.2cm"/>
    </style:style>
    <style:style style:name="co10" style:family="table-column">
      <style:table-column-properties fo:break-before="auto" style:column-width="3.863cm"/>
    </style:style>
    <style:style style:name="co11" style:family="table-column">
      <style:table-column-properties fo:break-before="auto" style:column-width="8.289cm"/>
    </style:style>
    <style:style style:name="co12" style:family="table-column">
      <style:table-column-properties fo:break-before="auto" style:column-width="4.9cm"/>
    </style:style>
    <style:style style:name="co13" style:family="table-column">
      <style:table-column-properties fo:break-before="auto" style:column-width="4.255cm"/>
    </style:style>
    <style:style style:name="co14" style:family="table-column">
      <style:table-column-properties fo:break-before="auto" style:column-width="3.471cm"/>
    </style:style>
    <style:style style:name="co15" style:family="table-column">
      <style:table-column-properties fo:break-before="auto" style:column-width="4.228cm"/>
    </style:style>
    <style:style style:name="co16" style:family="table-column">
      <style:table-column-properties fo:break-before="auto" style:column-width="4.032cm"/>
    </style:style>
    <style:style style:name="co17" style:family="table-column">
      <style:table-column-properties fo:break-before="auto" style:column-width="4.62cm"/>
    </style:style>
    <style:style style:name="co18" style:family="table-column">
      <style:table-column-properties fo:break-before="auto" style:column-width="4.985cm"/>
    </style:style>
    <style:style style:name="co19" style:family="table-column">
      <style:table-column-properties fo:break-before="auto" style:column-width="2.214cm"/>
    </style:style>
    <style:style style:name="co20" style:family="table-column">
      <style:table-column-properties fo:break-before="auto" style:column-width="2.549cm"/>
    </style:style>
    <style:style style:name="co21" style:family="table-column">
      <style:table-column-properties fo:break-before="auto" style:column-width="6.553cm"/>
    </style:style>
    <style:style style:name="co22" style:family="table-column">
      <style:table-column-properties fo:break-before="auto" style:column-width="7.114cm"/>
    </style:style>
    <style:style style:name="co23" style:family="table-column">
      <style:table-column-properties fo:break-before="auto" style:column-width="5.768cm"/>
    </style:style>
    <style:style style:name="co24" style:family="table-column">
      <style:table-column-properties fo:break-before="auto" style:column-width="4.787cm"/>
    </style:style>
    <style:style style:name="co25" style:family="table-column">
      <style:table-column-properties fo:break-before="auto" style:column-width="5.487cm"/>
    </style:style>
    <style:style style:name="co26" style:family="table-column">
      <style:table-column-properties fo:break-before="auto" style:column-width="5.011cm"/>
    </style:style>
    <style:style style:name="ro1" style:family="table-row">
      <style:table-row-properties style:row-height="0.503cm" fo:break-before="auto" style:use-optimal-row-height="false"/>
    </style:style>
    <style:style style:name="ro2" style:family="table-row">
      <style:table-row-properties style:row-height="0.688cm" fo:break-before="auto" style:use-optimal-row-height="false"/>
    </style:style>
    <style:style style:name="ro3" style:family="table-row">
      <style:table-row-properties style:row-height="1.429cm" fo:break-before="auto" style:use-optimal-row-height="false"/>
    </style:style>
    <style:style style:name="ro4" style:family="table-row">
      <style:table-row-properties style:row-height="1.402cm" fo:break-before="auto" style:use-optimal-row-height="false"/>
    </style:style>
    <style:style style:name="ro5" style:family="table-row">
      <style:table-row-properties style:row-height="1.905cm" fo:break-before="auto" style:use-optimal-row-height="false"/>
    </style:style>
    <style:style style:name="ro6" style:family="table-row">
      <style:table-row-properties style:row-height="2.037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45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476cm" fo:break-before="auto" style:use-optimal-row-height="false"/>
    </style:style>
    <style:style style:name="ta1" style:family="table" style:master-page-name="PageStyle_5f_Explanatory_20_note_20_">
      <style:table-properties table:display="true" style:writing-mode="lr-tb"/>
    </style:style>
    <style:style style:name="ta2" style:family="table" style:master-page-name="PageStyle_5f_R_26_ID_20_indications">
      <style:table-properties table:display="true" style:writing-mode="lr-tb"/>
    </style:style>
    <style:style style:name="ta3" style:family="table" style:master-page-name="PageStyle_5f_Neuro_20_STR_20_routing">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cm" style:writing-mode="page"/>
      <style:text-properties fo:color="#2e74b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1.76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1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2" style:family="table-cell" style:parent-style-name="Default">
      <style:table-cell-properties fo:border-bottom="none" fo:background-color="#bfbfbf"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none" fo:background-color="#ffffff"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3" style:family="table-cell" style:parent-style-name="Default">
      <style:table-cell-properties fo:border-bottom="none" fo:background-color="#ffffff"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eeaf6"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fo:background-color="#deeaf6"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8" style:family="table-cell" style:parent-style-name="Default">
      <style:table-cell-properties fo:border-bottom="none" fo:background-color="#deeaf6"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fo:background-color="#deeaf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fo:background-color="#deeaf6" style:diagonal-bl-tr="none" style:diagonal-tl-br="none" fo:border-left="0.74pt solid #000000" fo:border-right="none" style:rotation-align="none" fo:border-top="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fo:background-color="#ffffff" style:diagonal-bl-tr="none" style:diagonal-tl-br="none" fo:border-left="0.74pt solid #000000" fo:border-right="none" style:rotation-align="none" fo:border-top="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fo:background-color="#ddebf7"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ddebf7"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deeaf6"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ffff"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order-bottom="none" fo:background-color="#bfbfbf"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34" style:family="table-cell" style:parent-style-name="Default">
      <style:table-cell-properties fo:background-color="#deeaf6"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deeaf6"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38" style:family="table-cell" style:parent-style-name="Default">
      <style:table-cell-properties fo:background-color="#deeaf6"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deeaf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diagonal-bl-tr="none" style:diagonal-tl-br="none" fo:border="none" style:rotation-align="none"/>
      <style:text-properties fo:color="#ff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eeaf6"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deeaf6" style:diagonal-bl-tr="none" style:diagonal-tl-br="none" fo:border="none" style:rotation-align="none"/>
      <style:text-properties fo:color="#ff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ddebf7"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10130">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03" style:family="table-cell" style:parent-style-name="Default" style:data-style-name="N1013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57" style:family="table-cell" style:parent-style-name="Default" style:data-style-name="N1013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58" style:family="table-cell" style:parent-style-name="Default" style:data-style-name="N1013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59" style:family="table-cell" style:parent-style-name="Default" style:data-style-name="N10130">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60" style:family="table-cell" style:parent-style-name="Default" style:data-style-name="N10130">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6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69" style:family="table-cell" style:parent-style-name="Default" style:data-style-name="N1013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73" style:family="table-cell" style:parent-style-name="Default" style:data-style-name="N10130">
      <style:table-cell-properties fo:background-color="#deeaf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74" style:family="table-cell" style:parent-style-name="Default" style:data-style-name="N101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00" style:family="table-cell" style:parent-style-name="Default" style:data-style-name="N101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7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1013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92" style:family="table-cell" style:parent-style-name="Default" style:data-style-name="N1013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M544]))" style:apply-style-name="ConditionalStyle_5f_1" style:base-cell-address="'R&amp;ID indications'.I544"/>
    </style:style>
    <style:style style:name="ce9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M544]))" style:apply-style-name="ConditionalStyle_5f_1" style:base-cell-address="'R&amp;ID indications'.I544"/>
    </style:style>
    <style:style style:name="ce101" style:family="table-cell" style:parent-style-name="Default" style:data-style-name="N1013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0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04"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ackground-color="#deeaf6"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ffffff"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1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13" style:family="table-cell" style:parent-style-name="Default">
      <style:table-cell-properties fo:background-color="#c5e0b3"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6]))" style:apply-style-name="ConditionalStyle_5f_1" style:base-cell-address="'R&amp;ID indications'.J46"/>
    </style:style>
    <style:style style:name="ce1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 style:apply-style-name="ConditionalStyle_5f_1" style:base-cell-address="'R&amp;ID indications'.J48"/>
    </style:style>
    <style:style style:name="ce117" style:family="table-cell" style:parent-style-name="Default">
      <style:table-cell-properties fo:background-color="#c5e0b3"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4]))" style:apply-style-name="ConditionalStyle_5f_1" style:base-cell-address="'R&amp;ID indications'.J154"/>
    </style:style>
    <style:style style:name="ce12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J157"/>
    </style:style>
    <style:style style:name="ce1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J157"/>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71]))" style:apply-style-name="ConditionalStyle_5f_1" style:base-cell-address="'R&amp;ID indications'.J171"/>
    </style:style>
    <style:style style:name="ce1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71]))" style:apply-style-name="ConditionalStyle_5f_1" style:base-cell-address="'R&amp;ID indications'.J171"/>
    </style:style>
    <style:style style:name="ce1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6]))" style:apply-style-name="ConditionalStyle_5f_1" style:base-cell-address="'R&amp;ID indications'.J186"/>
    </style:style>
    <style:style style:name="ce13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6]))" style:apply-style-name="ConditionalStyle_5f_1" style:base-cell-address="'R&amp;ID indications'.J186"/>
    </style:style>
    <style:style style:name="ce1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3]))" style:apply-style-name="ConditionalStyle_5f_1" style:base-cell-address="'R&amp;ID indications'.J193"/>
    </style:style>
    <style:style style:name="ce13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02]))" style:apply-style-name="ConditionalStyle_5f_1" style:base-cell-address="'R&amp;ID indications'.J202"/>
    </style:style>
    <style:style style:name="ce1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05]))" style:apply-style-name="ConditionalStyle_5f_1" style:base-cell-address="'R&amp;ID indications'.J205"/>
    </style:style>
    <style:style style:name="ce1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6]))" style:apply-style-name="ConditionalStyle_5f_1" style:base-cell-address="'R&amp;ID indications'.J215"/>
    </style:style>
    <style:style style:name="ce1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7]))" style:apply-style-name="ConditionalStyle_5f_1" style:base-cell-address="'R&amp;ID indications'.J217"/>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24]))" style:apply-style-name="ConditionalStyle_5f_1" style:base-cell-address="'R&amp;ID indications'.J224"/>
    </style:style>
    <style:style style:name="ce1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J228"/>
    </style:style>
    <style:style style:name="ce15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J228"/>
    </style:style>
    <style:style style:name="ce15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5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J245"/>
    </style:style>
    <style:style style:name="ce15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J245"/>
    </style:style>
    <style:style style:name="ce15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J245"/>
    </style:style>
    <style:style style:name="ce15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AB294]))" style:apply-style-name="ConditionalStyle_5f_1" style:base-cell-address="'R&amp;ID indications'.J294"/>
    </style:style>
    <style:style style:name="ce159"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6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01]))" style:apply-style-name="ConditionalStyle_5f_1" style:base-cell-address="'R&amp;ID indications'.J301"/>
    </style:style>
    <style:style style:name="ce16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6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6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70"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71" style:family="table-cell" style:parent-style-name="Default">
      <style:table-cell-properties fo:border-bottom="0.74pt solid #000000" fo:background-color="#c5e0b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7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8]))" style:apply-style-name="ConditionalStyle_5f_1" style:base-cell-address="'R&amp;ID indications'.J398"/>
    </style:style>
    <style:style style:name="ce18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2]))" style:apply-style-name="ConditionalStyle_5f_1" style:base-cell-address="'R&amp;ID indications'.J401"/>
    </style:style>
    <style:style style:name="ce18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3]))" style:apply-style-name="ConditionalStyle_5f_1" style:base-cell-address="'R&amp;ID indications'.J403"/>
    </style:style>
    <style:style style:name="ce19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29]))" style:apply-style-name="ConditionalStyle_5f_1" style:base-cell-address="'R&amp;ID indications'.J429"/>
    </style:style>
    <style:style style:name="ce19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29]))" style:apply-style-name="ConditionalStyle_5f_1" style:base-cell-address="'R&amp;ID indications'.J429"/>
    </style:style>
    <style:style style:name="ce19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96"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J467"/>
    </style:style>
    <style:style style:name="ce19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J467"/>
    </style:style>
    <style:style style:name="ce19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74]))" style:apply-style-name="ConditionalStyle_5f_1" style:base-cell-address="'R&amp;ID indications'.J474"/>
    </style:style>
    <style:style style:name="ce20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74]))" style:apply-style-name="ConditionalStyle_5f_1" style:base-cell-address="'R&amp;ID indications'.J474"/>
    </style:style>
    <style:style style:name="ce20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3]))" style:apply-style-name="ConditionalStyle_5f_1" style:base-cell-address="'R&amp;ID indications'.J483"/>
    </style:style>
    <style:style style:name="ce20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4]))" style:apply-style-name="ConditionalStyle_5f_1" style:base-cell-address="'R&amp;ID indications'.J484"/>
    </style:style>
    <style:style style:name="ce20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5]))" style:apply-style-name="ConditionalStyle_5f_1" style:base-cell-address="'R&amp;ID indications'.J485"/>
    </style:style>
    <style:style style:name="ce20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6]))" style:apply-style-name="ConditionalStyle_5f_1" style:base-cell-address="'R&amp;ID indications'.J486"/>
    </style:style>
    <style:style style:name="ce20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7]))" style:apply-style-name="ConditionalStyle_5f_1" style:base-cell-address="'R&amp;ID indications'.J487"/>
    </style:style>
    <style:style style:name="ce20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8]))" style:apply-style-name="ConditionalStyle_5f_1" style:base-cell-address="'R&amp;ID indications'.J488"/>
    </style:style>
    <style:style style:name="ce2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9]))" style:apply-style-name="ConditionalStyle_5f_1" style:base-cell-address="'R&amp;ID indications'.J489"/>
    </style:style>
    <style:style style:name="ce21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90]))" style:apply-style-name="ConditionalStyle_5f_1" style:base-cell-address="'R&amp;ID indications'.J490"/>
    </style:style>
    <style:style style:name="ce21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92]))" style:apply-style-name="ConditionalStyle_5f_1" style:base-cell-address="'R&amp;ID indications'.J492"/>
    </style:style>
    <style:style style:name="ce2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3]))" style:apply-style-name="ConditionalStyle_5f_1" style:base-cell-address="'R&amp;ID indications'.J493"/>
    </style:style>
    <style:style style:name="ce21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96]))" style:apply-style-name="ConditionalStyle_5f_1" style:base-cell-address="'R&amp;ID indications'.J496"/>
    </style:style>
    <style:style style:name="ce21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98]))" style:apply-style-name="ConditionalStyle_5f_1" style:base-cell-address="'R&amp;ID indications'.J498"/>
    </style:style>
    <style:style style:name="ce2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9]))" style:apply-style-name="ConditionalStyle_5f_1" style:base-cell-address="'R&amp;ID indications'.J499"/>
    </style:style>
    <style:style style:name="ce22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9]))" style:apply-style-name="ConditionalStyle_5f_1" style:base-cell-address="'R&amp;ID indications'.J499"/>
    </style:style>
    <style:style style:name="ce22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10]))" style:apply-style-name="ConditionalStyle_5f_1" style:base-cell-address="'R&amp;ID indications'.J510"/>
    </style:style>
    <style:style style:name="ce2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511]))" style:apply-style-name="ConditionalStyle_5f_1" style:base-cell-address="'R&amp;ID indications'.J511"/>
    </style:style>
    <style:style style:name="ce22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23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524]))" style:apply-style-name="ConditionalStyle_5f_1" style:base-cell-address="'R&amp;ID indications'.J524"/>
    </style:style>
    <style:style style:name="ce239"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2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70]))" style:apply-style-name="ConditionalStyle_5f_1" style:base-cell-address="'R&amp;ID indications'.J570"/>
    </style:style>
    <style:style style:name="ce2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72]))" style:apply-style-name="ConditionalStyle_5f_1" style:base-cell-address="'R&amp;ID indications'.J572"/>
    </style:style>
    <style:style style:name="ce25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625]))" style:apply-style-name="ConditionalStyle_5f_1" style:base-cell-address="'R&amp;ID indications'.J625"/>
    </style:style>
    <style:style style:name="ce25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627]))" style:apply-style-name="ConditionalStyle_5f_1" style:base-cell-address="'R&amp;ID indications'.J627"/>
    </style:style>
    <style:style style:name="ce258" style:family="table-cell" style:parent-style-name="Default">
      <style:table-cell-properties fo:background-color="#c5e0b3"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630]))" style:apply-style-name="ConditionalStyle_5f_1" style:base-cell-address="'R&amp;ID indications'.J630"/>
    </style:style>
    <style:style style:name="ce26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9]))" style:apply-style-name="ConditionalStyle_5f_1" style:base-cell-address="'R&amp;ID indications'.K169"/>
    </style:style>
    <style:style style:name="ce2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9]))" style:apply-style-name="ConditionalStyle_5f_1" style:base-cell-address="'R&amp;ID indications'.K169"/>
    </style:style>
    <style:style style:name="ce2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6]))" style:apply-style-name="ConditionalStyle_5f_1" style:base-cell-address="'R&amp;ID indications'.J215"/>
    </style:style>
    <style:style style:name="ce26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K245"/>
    </style:style>
    <style:style style:name="ce27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01]))" style:apply-style-name="ConditionalStyle_5f_1" style:base-cell-address="'R&amp;ID indications'.J301"/>
    </style:style>
    <style:style style:name="ce28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8]))" style:apply-style-name="ConditionalStyle_5f_1" style:base-cell-address="'R&amp;ID indications'.K398"/>
    </style:style>
    <style:style style:name="ce28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30]))" style:apply-style-name="ConditionalStyle_5f_1" style:base-cell-address="'R&amp;ID indications'.K430"/>
    </style:style>
    <style:style style:name="ce29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8]))" style:apply-style-name="ConditionalStyle_5f_1" style:base-cell-address="'R&amp;ID indications'.K468"/>
    </style:style>
    <style:style style:name="ce2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8]))" style:apply-style-name="ConditionalStyle_5f_1" style:base-cell-address="'R&amp;ID indications'.K468"/>
    </style:style>
    <style:style style:name="ce29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4]))" style:apply-style-name="ConditionalStyle_5f_1" style:base-cell-address="'R&amp;ID indications'.J484"/>
    </style:style>
    <style:style style:name="ce29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K497"/>
    </style:style>
    <style:style style:name="ce29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511]))" style:apply-style-name="ConditionalStyle_5f_1" style:base-cell-address="'R&amp;ID indications'.J511"/>
    </style:style>
    <style:style style:name="ce304"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627]))" style:apply-style-name="ConditionalStyle_5f_1" style:base-cell-address="'R&amp;ID indications'.J627"/>
    </style:style>
    <style:style style:name="ce30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630]))" style:apply-style-name="ConditionalStyle_5f_1" style:base-cell-address="'R&amp;ID indications'.J630"/>
    </style:style>
    <style:style style:name="ce30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9"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6]))" style:apply-style-name="ConditionalStyle_5f_1" style:base-cell-address="'R&amp;ID indications'.J215"/>
    </style:style>
    <style:style style:name="ce31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L157"/>
    </style:style>
    <style:style style:name="ce3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L157"/>
    </style:style>
    <style:style style:name="ce317"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6]))" style:apply-style-name="ConditionalStyle_5f_1" style:base-cell-address="'R&amp;ID indications'.J215"/>
    </style:style>
    <style:style style:name="ce31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9]))" style:apply-style-name="ConditionalStyle_5f_1" style:base-cell-address="'R&amp;ID indications'.K169"/>
    </style:style>
    <style:style style:name="ce31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71]))" style:apply-style-name="ConditionalStyle_5f_1" style:base-cell-address="'R&amp;ID indications'.J171"/>
    </style:style>
    <style:style style:name="ce32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71]))" style:apply-style-name="ConditionalStyle_5f_1" style:base-cell-address="'R&amp;ID indications'.J171"/>
    </style:style>
    <style:style style:name="ce322"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6]))" style:apply-style-name="ConditionalStyle_5f_1" style:base-cell-address="'R&amp;ID indications'.J186"/>
    </style:style>
    <style:style style:name="ce32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2]))" style:apply-style-name="ConditionalStyle_5f_1" style:base-cell-address="'R&amp;ID indications'.L192"/>
    </style:style>
    <style:style style:name="ce3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L198"/>
    </style:style>
    <style:style style:name="ce326"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L198"/>
    </style:style>
    <style:style style:name="ce32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L198"/>
    </style:style>
    <style:style style:name="ce3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L198"/>
    </style:style>
    <style:style style:name="ce32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7]))" style:apply-style-name="ConditionalStyle_5f_1" style:base-cell-address="'R&amp;ID indications'.J217"/>
    </style:style>
    <style:style style:name="ce330"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L218"/>
    </style:style>
    <style:style style:name="ce3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L218"/>
    </style:style>
    <style:style style:name="ce33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L218"/>
    </style:style>
    <style:style style:name="ce3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3]))" style:apply-style-name="ConditionalStyle_5f_1" style:base-cell-address="'R&amp;ID indications'.L283"/>
    </style:style>
    <style:style style:name="ce3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6]))" style:apply-style-name="ConditionalStyle_5f_1" style:base-cell-address="'R&amp;ID indications'.L286"/>
    </style:style>
    <style:style style:name="ce3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01]))" style:apply-style-name="ConditionalStyle_5f_1" style:base-cell-address="'R&amp;ID indications'.J301"/>
    </style:style>
    <style:style style:name="ce34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68]))" style:apply-style-name="ConditionalStyle_5f_1" style:base-cell-address="'R&amp;ID indications'.L368"/>
    </style:style>
    <style:style style:name="ce35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5]))" style:apply-style-name="ConditionalStyle_5f_1" style:base-cell-address="'R&amp;ID indications'.L395"/>
    </style:style>
    <style:style style:name="ce35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8]))" style:apply-style-name="ConditionalStyle_5f_1" style:base-cell-address="'R&amp;ID indications'.L398"/>
    </style:style>
    <style:style style:name="ce35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2]))" style:apply-style-name="ConditionalStyle_5f_1" style:base-cell-address="'R&amp;ID indications'.J401"/>
    </style:style>
    <style:style style:name="ce35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3]))" style:apply-style-name="ConditionalStyle_5f_1" style:base-cell-address="'R&amp;ID indications'.J403"/>
    </style:style>
    <style:style style:name="ce35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L467"/>
    </style:style>
    <style:style style:name="ce36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9]))" style:apply-style-name="ConditionalStyle_5f_1" style:base-cell-address="'R&amp;ID indications'.L469"/>
    </style:style>
    <style:style style:name="ce3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9]))" style:apply-style-name="ConditionalStyle_5f_1" style:base-cell-address="'R&amp;ID indications'.L469"/>
    </style:style>
    <style:style style:name="ce36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9]))" style:apply-style-name="ConditionalStyle_5f_1" style:base-cell-address="'R&amp;ID indications'.L499"/>
    </style:style>
    <style:style style:name="ce36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9]))" style:apply-style-name="ConditionalStyle_5f_1" style:base-cell-address="'R&amp;ID indications'.L499"/>
    </style:style>
    <style:style style:name="ce38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625]))" style:apply-style-name="ConditionalStyle_5f_1" style:base-cell-address="'R&amp;ID indications'.L625"/>
    </style:style>
    <style:style style:name="ce388"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39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6]))" style:apply-style-name="ConditionalStyle_5f_1" style:base-cell-address="'R&amp;ID indications'.M46"/>
    </style:style>
    <style:style style:name="ce39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 style:apply-style-name="ConditionalStyle_5f_1" style:base-cell-address="'R&amp;ID indications'.M48"/>
    </style:style>
    <style:style style:name="ce400"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M157"/>
    </style:style>
    <style:style style:name="ce4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M157"/>
    </style:style>
    <style:style style:name="ce4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6]))" style:apply-style-name="ConditionalStyle_5f_1" style:base-cell-address="'R&amp;ID indications'.M166"/>
    </style:style>
    <style:style style:name="ce40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71]))" style:apply-style-name="ConditionalStyle_5f_1" style:base-cell-address="'R&amp;ID indications'.M171"/>
    </style:style>
    <style:style style:name="ce40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6]))" style:apply-style-name="ConditionalStyle_5f_1" style:base-cell-address="'R&amp;ID indications'.J215"/>
    </style:style>
    <style:style style:name="ce40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6]))" style:apply-style-name="ConditionalStyle_5f_1" style:base-cell-address="'R&amp;ID indications'.J186"/>
    </style:style>
    <style:style style:name="ce411"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3]))" style:apply-style-name="ConditionalStyle_5f_1" style:base-cell-address="'R&amp;ID indications'.M193"/>
    </style:style>
    <style:style style:name="ce4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3]))" style:apply-style-name="ConditionalStyle_5f_1" style:base-cell-address="'R&amp;ID indications'.M193"/>
    </style:style>
    <style:style style:name="ce4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02]))" style:apply-style-name="ConditionalStyle_5f_1" style:base-cell-address="'R&amp;ID indications'.M202"/>
    </style:style>
    <style:style style:name="ce417"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05]))" style:apply-style-name="ConditionalStyle_5f_1" style:base-cell-address="'R&amp;ID indications'.M205"/>
    </style:style>
    <style:style style:name="ce4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M218"/>
    </style:style>
    <style:style style:name="ce421"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M218"/>
    </style:style>
    <style:style style:name="ce42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24]))" style:apply-style-name="ConditionalStyle_5f_1" style:base-cell-address="'R&amp;ID indications'.J224"/>
    </style:style>
    <style:style style:name="ce42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J228"/>
    </style:style>
    <style:style style:name="ce42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30]))" style:apply-style-name="ConditionalStyle_5f_1" style:base-cell-address="'R&amp;ID indications'.M230"/>
    </style:style>
    <style:style style:name="ce4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32]))" style:apply-style-name="ConditionalStyle_5f_1" style:base-cell-address="'R&amp;ID indications'.M232"/>
    </style:style>
    <style:style style:name="ce42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K245"/>
    </style:style>
    <style:style style:name="ce4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K245"/>
    </style:style>
    <style:style style:name="ce43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6]))" style:apply-style-name="ConditionalStyle_5f_1" style:base-cell-address="'R&amp;ID indications'.L286"/>
    </style:style>
    <style:style style:name="ce4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44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4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45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68]))" style:apply-style-name="ConditionalStyle_5f_1" style:base-cell-address="'R&amp;ID indications'.L368"/>
    </style:style>
    <style:style style:name="ce48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9]))" style:apply-style-name="ConditionalStyle_5f_1" style:base-cell-address="'R&amp;ID indications'.M499"/>
    </style:style>
    <style:style style:name="ce48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9]))" style:apply-style-name="ConditionalStyle_5f_1" style:base-cell-address="'R&amp;ID indications'.M499"/>
    </style:style>
    <style:style style:name="ce48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11]))" style:apply-style-name="ConditionalStyle_5f_1" style:base-cell-address="'R&amp;ID indications'.M511"/>
    </style:style>
    <style:style style:name="ce50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625]))" style:apply-style-name="ConditionalStyle_5f_1" style:base-cell-address="'R&amp;ID indications'.L625"/>
    </style:style>
    <style:style style:name="ce503" style:family="table-cell" style:parent-style-name="Default">
      <style:table-cell-properties fo:border-bottom="none" fo:background-color="#c5e0b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504"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M157"/>
    </style:style>
    <style:style style:name="ce512"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6]))" style:apply-style-name="ConditionalStyle_5f_1" style:base-cell-address="'R&amp;ID indications'.N166"/>
    </style:style>
    <style:style style:name="ce513"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4]))" style:apply-style-name="ConditionalStyle_5f_1" style:base-cell-address="'R&amp;ID indications'.N184"/>
    </style:style>
    <style:style style:name="ce51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N198"/>
    </style:style>
    <style:style style:name="ce5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N198"/>
    </style:style>
    <style:style style:name="ce517"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0]))" style:apply-style-name="ConditionalStyle_5f_1" style:base-cell-address="'R&amp;ID indications'.N210"/>
    </style:style>
    <style:style style:name="ce5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0]))" style:apply-style-name="ConditionalStyle_5f_1" style:base-cell-address="'R&amp;ID indications'.N210"/>
    </style:style>
    <style:style style:name="ce5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N218"/>
    </style:style>
    <style:style style:name="ce520"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N218"/>
    </style:style>
    <style:style style:name="ce522"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N228"/>
    </style:style>
    <style:style style:name="ce5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N228"/>
    </style:style>
    <style:style style:name="ce5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91]))" style:apply-style-name="ConditionalStyle_5f_1" style:base-cell-address="'R&amp;ID indications'.N291"/>
    </style:style>
    <style:style style:name="ce53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5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3]))" style:apply-style-name="ConditionalStyle_5f_1" style:base-cell-address="'R&amp;ID indications'.N383"/>
    </style:style>
    <style:style style:name="ce54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3]))" style:apply-style-name="ConditionalStyle_5f_1" style:base-cell-address="'R&amp;ID indications'.N383"/>
    </style:style>
    <style:style style:name="ce542"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8]))" style:apply-style-name="ConditionalStyle_5f_1" style:base-cell-address="'R&amp;ID indications'.N388"/>
    </style:style>
    <style:style style:name="ce5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8]))" style:apply-style-name="ConditionalStyle_5f_1" style:base-cell-address="'R&amp;ID indications'.N388"/>
    </style:style>
    <style:style style:name="ce5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93]))" style:apply-style-name="ConditionalStyle_5f_1" style:base-cell-address="'R&amp;ID indications'.N393"/>
    </style:style>
    <style:style style:name="ce55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55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N467"/>
    </style:style>
    <style:style style:name="ce55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9]))" style:apply-style-name="ConditionalStyle_5f_1" style:base-cell-address="'R&amp;ID indications'.L469"/>
    </style:style>
    <style:style style:name="ce55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77]))" style:apply-style-name="ConditionalStyle_5f_1" style:base-cell-address="'R&amp;ID indications'.N477"/>
    </style:style>
    <style:style style:name="ce55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77]))" style:apply-style-name="ConditionalStyle_5f_1" style:base-cell-address="'R&amp;ID indications'.N477"/>
    </style:style>
    <style:style style:name="ce56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ISODD(#REF!))" style:apply-style-name="ConditionalStyle_5f_1" style:base-cell-address="'R&amp;ID indications'.A3"/>
    </style:style>
    <style:style style:name="ce56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9]))" style:apply-style-name="ConditionalStyle_5f_1" style:base-cell-address="'R&amp;ID indications'.N499"/>
    </style:style>
    <style:style style:name="ce56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ISODD([.$O499]))" style:apply-style-name="ConditionalStyle_5f_1" style:base-cell-address="'R&amp;ID indications'.N499"/>
    </style:style>
    <style:style style:name="ce563"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10]))" style:apply-style-name="ConditionalStyle_5f_1" style:base-cell-address="'R&amp;ID indications'.J510"/>
    </style:style>
    <style:style style:name="ce57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57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58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59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4]))" style:apply-style-name="ConditionalStyle_5f_1" style:base-cell-address="'R&amp;ID indications'.J154"/>
    </style:style>
    <style:style style:name="ce59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O157"/>
    </style:style>
    <style:style style:name="ce5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O157"/>
    </style:style>
    <style:style style:name="ce6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6]))" style:apply-style-name="ConditionalStyle_5f_1" style:base-cell-address="'R&amp;ID indications'.O166"/>
    </style:style>
    <style:style style:name="ce60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6]))" style:apply-style-name="ConditionalStyle_5f_1" style:base-cell-address="'R&amp;ID indications'.O166"/>
    </style:style>
    <style:style style:name="ce6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4]))" style:apply-style-name="ConditionalStyle_5f_1" style:base-cell-address="'R&amp;ID indications'.N184"/>
    </style:style>
    <style:style style:name="ce6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N198"/>
    </style:style>
    <style:style style:name="ce6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0]))" style:apply-style-name="ConditionalStyle_5f_1" style:base-cell-address="'R&amp;ID indications'.N210"/>
    </style:style>
    <style:style style:name="ce6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N218"/>
    </style:style>
    <style:style style:name="ce60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N218"/>
    </style:style>
    <style:style style:name="ce6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N228"/>
    </style:style>
    <style:style style:name="ce6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7]))" style:apply-style-name="ConditionalStyle_5f_1" style:base-cell-address="'R&amp;ID indications'.O249"/>
    </style:style>
    <style:style style:name="ce6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9]))" style:apply-style-name="ConditionalStyle_5f_1" style:base-cell-address="'R&amp;ID indications'.O250"/>
    </style:style>
    <style:style style:name="ce6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51]))" style:apply-style-name="ConditionalStyle_5f_1" style:base-cell-address="'R&amp;ID indications'.O251"/>
    </style:style>
    <style:style style:name="ce6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54]))" style:apply-style-name="ConditionalStyle_5f_1" style:base-cell-address="'R&amp;ID indications'.O256"/>
    </style:style>
    <style:style style:name="ce6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58]))" style:apply-style-name="ConditionalStyle_5f_1" style:base-cell-address="'R&amp;ID indications'.O258"/>
    </style:style>
    <style:style style:name="ce6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78]))" style:apply-style-name="ConditionalStyle_5f_1" style:base-cell-address="'R&amp;ID indications'.O278"/>
    </style:style>
    <style:style style:name="ce6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3]))" style:apply-style-name="ConditionalStyle_5f_1" style:base-cell-address="'R&amp;ID indications'.O283"/>
    </style:style>
    <style:style style:name="ce61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84]))" style:apply-style-name="ConditionalStyle_5f_1" style:base-cell-address="'R&amp;ID indications'.O284"/>
    </style:style>
    <style:style style:name="ce6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6]))" style:apply-style-name="ConditionalStyle_5f_1" style:base-cell-address="'R&amp;ID indications'.O286"/>
    </style:style>
    <style:style style:name="ce6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89]))" style:apply-style-name="ConditionalStyle_5f_1" style:base-cell-address="'R&amp;ID indications'.O289"/>
    </style:style>
    <style:style style:name="ce6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T294]))" style:apply-style-name="ConditionalStyle_5f_1" style:base-cell-address="'R&amp;ID indications'.O294"/>
    </style:style>
    <style:style style:name="ce62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3]))" style:apply-style-name="ConditionalStyle_5f_1" style:base-cell-address="'R&amp;ID indications'.N383"/>
    </style:style>
    <style:style style:name="ce6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8]))" style:apply-style-name="ConditionalStyle_5f_1" style:base-cell-address="'R&amp;ID indications'.N388"/>
    </style:style>
    <style:style style:name="ce62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8]))" style:apply-style-name="ConditionalStyle_5f_1" style:base-cell-address="'R&amp;ID indications'.N388"/>
    </style:style>
    <style:style style:name="ce62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93]))" style:apply-style-name="ConditionalStyle_5f_1" style:base-cell-address="'R&amp;ID indications'.N393"/>
    </style:style>
    <style:style style:name="ce62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9]))" style:apply-style-name="ConditionalStyle_5f_1" style:base-cell-address="'R&amp;ID indications'.O399"/>
    </style:style>
    <style:style style:name="ce6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3]))" style:apply-style-name="ConditionalStyle_5f_1" style:base-cell-address="'R&amp;ID indications'.O403"/>
    </style:style>
    <style:style style:name="ce63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63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63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3]))" style:apply-style-name="ConditionalStyle_5f_1" style:base-cell-address="'R&amp;ID indications'.O403"/>
    </style:style>
    <style:style style:name="ce6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O467"/>
    </style:style>
    <style:style style:name="ce6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O467"/>
    </style:style>
    <style:style style:name="ce64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O497"/>
    </style:style>
    <style:style style:name="ce64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9]))" style:apply-style-name="ConditionalStyle_5f_1" style:base-cell-address="'R&amp;ID indications'.N499"/>
    </style:style>
    <style:style style:name="ce65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70]))" style:apply-style-name="ConditionalStyle_5f_1" style:base-cell-address="'R&amp;ID indications'.J570"/>
    </style:style>
    <style:style style:name="ce6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0]))" style:apply-style-name="ConditionalStyle_5f_1" style:base-cell-address="'R&amp;ID indications'.P210"/>
    </style:style>
    <style:style style:name="ce66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0]))" style:apply-style-name="ConditionalStyle_5f_1" style:base-cell-address="'R&amp;ID indications'.P210"/>
    </style:style>
    <style:style style:name="ce66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N228"/>
    </style:style>
    <style:style style:name="ce67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32]))" style:apply-style-name="ConditionalStyle_5f_1" style:base-cell-address="'R&amp;ID indications'.M232"/>
    </style:style>
    <style:style style:name="ce67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K245"/>
    </style:style>
    <style:style style:name="ce673"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K245"/>
    </style:style>
    <style:style style:name="ce67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7]))" style:apply-style-name="ConditionalStyle_5f_1" style:base-cell-address="'R&amp;ID indications'.O249"/>
    </style:style>
    <style:style style:name="ce67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9]))" style:apply-style-name="ConditionalStyle_5f_1" style:base-cell-address="'R&amp;ID indications'.O250"/>
    </style:style>
    <style:style style:name="ce67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51]))" style:apply-style-name="ConditionalStyle_5f_1" style:base-cell-address="'R&amp;ID indications'.O251"/>
    </style:style>
    <style:style style:name="ce67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54]))" style:apply-style-name="ConditionalStyle_5f_1" style:base-cell-address="'R&amp;ID indications'.O256"/>
    </style:style>
    <style:style style:name="ce67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58]))" style:apply-style-name="ConditionalStyle_5f_1" style:base-cell-address="'R&amp;ID indications'.O258"/>
    </style:style>
    <style:style style:name="ce68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78]))" style:apply-style-name="ConditionalStyle_5f_1" style:base-cell-address="'R&amp;ID indications'.O278"/>
    </style:style>
    <style:style style:name="ce68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3]))" style:apply-style-name="ConditionalStyle_5f_1" style:base-cell-address="'R&amp;ID indications'.O283"/>
    </style:style>
    <style:style style:name="ce68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84]))" style:apply-style-name="ConditionalStyle_5f_1" style:base-cell-address="'R&amp;ID indications'.O284"/>
    </style:style>
    <style:style style:name="ce68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6]))" style:apply-style-name="ConditionalStyle_5f_1" style:base-cell-address="'R&amp;ID indications'.O286"/>
    </style:style>
    <style:style style:name="ce68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89]))" style:apply-style-name="ConditionalStyle_5f_1" style:base-cell-address="'R&amp;ID indications'.O289"/>
    </style:style>
    <style:style style:name="ce68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T294]))" style:apply-style-name="ConditionalStyle_5f_1" style:base-cell-address="'R&amp;ID indications'.O294"/>
    </style:style>
    <style:style style:name="ce68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9]))" style:apply-style-name="ConditionalStyle_5f_1" style:base-cell-address="'R&amp;ID indications'.O399"/>
    </style:style>
    <style:style style:name="ce69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29]))" style:apply-style-name="ConditionalStyle_5f_1" style:base-cell-address="'R&amp;ID indications'.J429"/>
    </style:style>
    <style:style style:name="ce69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77]))" style:apply-style-name="ConditionalStyle_5f_1" style:base-cell-address="'R&amp;ID indications'.P477"/>
    </style:style>
    <style:style style:name="ce69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3]))" style:apply-style-name="ConditionalStyle_5f_1" style:base-cell-address="'R&amp;ID indications'.J483"/>
    </style:style>
    <style:style style:name="ce69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6]))" style:apply-style-name="ConditionalStyle_5f_1" style:base-cell-address="'R&amp;ID indications'.J486"/>
    </style:style>
    <style:style style:name="ce69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9]))" style:apply-style-name="ConditionalStyle_5f_1" style:base-cell-address="'R&amp;ID indications'.P499"/>
    </style:style>
    <style:style style:name="ce69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9]))" style:apply-style-name="ConditionalStyle_5f_1" style:base-cell-address="'R&amp;ID indications'.P499"/>
    </style:style>
    <style:style style:name="ce70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ff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6" style:family="table-cell" style:parent-style-name="Default">
      <style:table-cell-properties fo:background-color="#ffffff" style:diagonal-bl-tr="none" style:diagonal-tl-br="none" fo:border="none"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ecece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2" style:family="text">
      <style:text-properties style:font-name="Calibri" fo:font-size="11pt" fo:font-weight="normal" style:text-underline-style="none" style:text-underline-color="font-color" fo:font-style="italic" style:text-outline="false" fo:text-shadow="none" style:text-position="0% 100%" style:font-size-asian="11pt" style:font-size-complex="11pt" style:font-weight-asian="normal" style:font-weight-complex="normal" style:font-style-asian="italic" style:font-style-complex="italic" fo:color="#ff0000" style:text-line-through-type="single"/>
    </style:style>
    <style:style style:name="T3" style:family="text">
      <style:text-properties style:font-name="Calibri" fo:font-size="11pt" fo:font-weight="normal" style:text-underline-style="none" style:text-underline-color="font-color" fo:font-style="italic" style:text-outline="false" fo:text-shadow="none" style:text-position="0% 100%" style:font-size-asian="11pt" style:font-size-complex="11pt" style:font-weight-asian="normal" style:font-weight-complex="normal" style:font-style-asian="italic" style:font-style-complex="italic" fo:color="#ff0000" style:text-line-through-type="none"/>
    </style:style>
    <style:style style:name="T4" style:family="text">
      <style:text-properties style:font-name="Calibri" fo:font-size="11pt" fo:font-weight="normal" style:text-underline-style="none" style:text-underline-color="font-color" fo:font-style="italic" style:text-outline="false" fo:text-shadow="none" style:text-position="0% 100%" style:font-size-asian="11pt" style:font-size-complex="11pt" style:font-weight-asian="normal" style:font-weight-complex="normal" style:font-style-asian="italic" style:font-style-complex="italic" style:text-line-through-type="none" fo:color="#000000"/>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6" style:family="text">
      <style:text-properties style:font-name="Calibri"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fo:color="#ff0000" style:text-line-through-type="single"/>
    </style:style>
    <style:style style:name="T7" style:family="text">
      <style:text-properties style:font-name="Calibri"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fo:color="#ff0000" style:text-line-through-type="none"/>
    </style:style>
    <style:style style:name="T8" style:family="text">
      <style:text-properties style:font-name="Calibri"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style:text-line-through-type="none" fo:color="#000000"/>
    </style:style>
    <style:style style:name="T9" style:family="text">
      <style:text-properties fo:color="#000000" style:font-name="Noto Sans Symbols" fo:font-size="11pt" fo:font-weight="normal" style:text-underline-style="none" style:text-underline-color="font-color" style:text-line-through-type="none" fo:font-style="normal" style:text-outline="false" fo:text-shadow="none" style:text-position="0% 100%" style:font-name-complex="Noto Sans Symbols" style:font-size-asian="11pt" style:font-size-complex="11pt" style:font-weight-asian="normal" style:font-weight-complex="normal" style:font-style-asian="normal" style:font-style-complex="normal"/>
    </style:style>
    <style:style style:name="T10"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fo:font-size="7pt" style:font-name-complex="Times New Roman" style:font-size-asian="7pt" style:font-size-complex="7pt"/>
    </style:style>
    <style:style style:name="T11" style:family="text">
      <style:text-properties fo:color="#000000" style:text-line-through-type="none" fo:font-style="normal" style:text-outline="false" fo:text-shadow="none" style:text-position="0% 100%" style:font-style-asian="normal" style:font-style-complex="normal" style:font-name="Calibri" fo:font-size="11pt" fo:font-weight="bold" style:text-underline-style="solid" style:text-underline-width="auto" style:text-underline-color="font-color" style:font-size-asian="11pt" style:font-size-complex="11pt" style:font-weight-asian="bold" style:font-weight-complex="bold"/>
    </style:style>
    <style:style style:name="T12" style:family="text">
      <style:text-properties fo:color="#000000" style:text-line-through-type="none" fo:font-style="normal" style:text-outline="false" fo:text-shadow="none" style:text-position="0% 100%" style:font-style-asian="normal" style:font-style-complex="normal" style:font-name="Calibri" fo:font-size="11pt" style:font-size-asian="11pt" style:font-size-complex="11pt" fo:font-weight="normal" style:text-underline-style="none" style:text-underline-color="font-color" style:font-weight-asian="normal" style:font-weight-complex="normal"/>
    </style:style>
    <style:style style:name="T13" style:family="text">
      <style:text-properties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fo:color="#ff0000"/>
    </style:style>
    <style:style style:name="T14" style:family="text">
      <style:text-properties fo:text-shadow="none" style:text-line-through-type="none" style:font-style-complex="normal" style:font-style-asian="normal" style:font-weight-complex="normal" style:font-weight-asian="normal" style:font-size-complex="11pt" style:font-size-asian="11pt" style:text-position="0% 100%" fo:color="#ff0000" style:text-outline="false" fo:font-style="normal" style:text-underline-style="none" style:text-underline-color="font-color" fo:font-weight="normal" fo:font-size="11pt" style:font-name="Calibri"/>
    </style:style>
    <style:style style:name="T15" style:family="text">
      <style:text-properties fo:color="#000000" style:font-name="Calibri"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style:text-line-through-type="single"/>
    </style:style>
    <style:style style:name="T16"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17"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ff0000"/>
    </style:style>
    <style:style style:name="T18"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fo:color="#000000" style:text-line-through-type="none"/>
    </style:style>
    <style:style style:name="T19"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ff0000"/>
    </style:style>
    <style:style style:name="T20"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style:text-line-through-type="none" fo:color="#ff0000"/>
    </style:style>
    <style:style style:name="T21"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22" style:family="text">
      <style:text-properties fo:color="#000000" style:font-name="Calibri" fo:font-size="11pt" fo:font-weight="normal" style:text-line-through-type="none" fo:font-style="normal" style:text-outline="false" fo:text-shadow="none" style:text-position="0% 100%"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23" style:family="text">
      <style:text-properties fo:color="#000000" style:font-name="Calibri" fo:font-size="11pt" fo:font-weight="normal" style:text-line-through-type="none" fo:font-style="normal" style:text-outline="false" fo:text-shadow="none" style:text-position="0% 100%" style:font-size-asian="11pt" style:font-size-complex="11pt" style:font-weight-asian="normal" style:font-weight-complex="normal" style:font-style-asian="normal" style:font-style-complex="normal" style:text-underline-style="none" style:text-underline-color="font-color"/>
    </style:style>
    <style:style style:name="T24" style:family="text">
      <style:text-properties fo:color="#ff0000" style:font-name="Calibri" fo:font-size="11pt" fo:font-weight="normal" style:text-underline-style="none" style:text-underline-color="font-color" style:text-line-through-type="single" fo:font-style="normal" style:text-outline="false" fo:text-shadow="none" style:text-position="0% 100%" style:font-size-asian="11pt" style:font-size-complex="11pt" style:font-weight-asian="normal" style:font-weight-complex="normal" style:font-style-asian="normal" style:font-style-complex="normal"/>
    </style:style>
    <style:style style:name="T25" style:family="text">
      <style:text-properties fo:color="#ff0000" style:font-name="Calibri"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style:text-line-through-type="none"/>
    </style:style>
    <style:style style:name="T26" style:family="text">
      <style:text-properties style:font-name="Calibri"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fo:color="#000000" style:text-line-through-type="none"/>
    </style:style>
    <style:style style:name="T27" style:family="text">
      <style:text-properties style:font-name="Calibri"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style:text-line-through-type="none" fo:color="#ff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xplanatory note "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38" table:default-cell-style-name="Default"/>
        <table:table-row table:style-name="ro1">
          <table:table-cell table:style-name="ce1" office:value-type="string" calcext:value-type="string">
            <text:p><text:span text:style-name="T1">National Genomic Test Directory for rare and inherited disease, v</text:span><text:span text:style-name="T2">5.1 June</text:span><text:span text:style-name="T3"> 6 Ocotber </text:span><text:span text:style-name="T4">2023: © NHS in England 2023: All rights reserved (OFFICAL)</text:span></text:p>
          </table:table-cell>
          <table:table-cell table:number-columns-repeated="63"/>
        </table:table-row>
        <table:table-row table:style-name="ro1">
          <table:table-cell table:style-name="ce2" office:value-type="string" calcext:value-type="string">
            <text:p>Explanatory note for 2023/2024 National Genomic Test Directory for rare and inherited disease <text:s/></text:p>
          </table:table-cell>
          <table:table-cell table:number-columns-repeated="63"/>
        </table:table-row>
        <table:table-row table:style-name="ro1">
          <table:table-cell table:style-name="ce3" office:value-type="string" calcext:value-type="string">
            <text:p>Introduction</text:p>
          </table:table-cell>
          <table:table-cell table:number-columns-repeated="63"/>
        </table:table-row>
        <table:table-row table:style-name="ro1">
          <table:table-cell table:style-name="ce4" office:value-type="string" calcext:value-type="string">
            <text:p>The National Genomic Test Directory has been developed under the guidance of the NHS England Rare and Inherited Disease test evaluation working group. This group is made up of experts including clinical geneticists, specialist clinicians, clinical laboratory scientists and patient representatives. Other disease area and laboratory experts have been consulted in areas outside the immediate expertise of members of the expert groups.</text:p>
            <text:p/>
          </table:table-cell>
          <table:table-cell table:number-columns-repeated="63"/>
        </table:table-row>
        <table:table-row table:style-name="ro2">
          <table:table-cell table:style-name="ce5" office:value-type="string" calcext:value-type="string">
            <text:p><text:span text:style-name="T5">Changes from the v</text:span><text:span text:style-name="T6">5 April</text:span><text:span text:style-name="T7"> 5.1 June</text:span><text:span text:style-name="T8"> 23 release of the Test Directory can be found in column H of the 'R&amp;ID indications' tab.</text:span></text:p>
            <text:p/>
            <text:p/>
          </table:table-cell>
          <table:table-cell table:number-columns-repeated="63"/>
        </table:table-row>
        <table:table-row table:style-name="ro3">
          <table:table-cell table:style-name="ce5" office:value-type="string" calcext:value-type="string">
            <text:p>If you have any questions about the genomic testing available in your area, please contact your local Genomic Laboratory Hub. More information about the Genomic Laboratory Hubs can be found here: https://www.england.nhs.uk/genomics/genomic-laboratory-hubs/ </text:p>
          </table:table-cell>
          <table:table-cell table:number-columns-repeated="63"/>
        </table:table-row>
        <table:table-row table:style-name="ro1">
          <table:table-cell table:style-name="ce6" office:value-type="string" calcext:value-type="string">
            <text:p>Eligibility Criteria for Rare and Inherited Disease</text:p>
          </table:table-cell>
          <table:table-cell table:number-columns-repeated="63"/>
        </table:table-row>
        <table:table-row table:style-name="ro4">
          <table:table-cell table:style-name="ce7" office:value-type="string" calcext:value-type="string">
            <text:p>To support the National Genomic Test Directory, NHS England has also developed Eligibility Criteria for Rare and Inherited Disease. This can also be found on NHS England's website. The eligibility criteria document supplements the National Genomic Test Directory by setting out which patients should be considered for testing under that indication, and includes the requesting specialties who would be expected to request the test. <text:s text:c="2"/></text:p>
          </table:table-cell>
          <table:table-cell table:number-columns-repeated="63"/>
        </table:table-row>
        <table:table-row table:style-name="ro1">
          <table:table-cell table:style-name="ce3" office:value-type="string" calcext:value-type="string">
            <text:p>Test Ordering </text:p>
          </table:table-cell>
          <table:table-cell table:number-columns-repeated="63"/>
        </table:table-row>
        <table:table-row table:style-name="ro5">
          <table:table-cell table:style-name="ce8" office:value-type="string" calcext:value-type="string">
            <text:p>Clinicians wishing to request genomic tests can do so by;</text:p>
            <text:p>•Requesting the clinical indication (name and unique code of the clinical indication), in instances where the clinical indication to be tested is known</text:p>
            <text:p>•If the clinician is aware that some of the constituent tests which are offered as part of the clinical indication are not needed, they can specify to the lab which constituent tests are required and which aren’t</text:p>
            <text:p/>
            <text:p/>
          </table:table-cell>
          <table:table-cell table:number-columns-repeated="63"/>
        </table:table-row>
        <table:table-row table:style-name="ro6">
          <table:table-cell table:style-name="ce8" office:value-type="string" calcext:value-type="string">
            <text:p>Clinicians should follow local process to request genomic tests. All referrals for testing will be triaged by the local Genomic Laboratory Hub to ensure the most appropriate test is performed. In instances where testing is requested by the clinical indication, the Genomic Laboratory Hub will review the test request and relevant clinical information and select the most appropriate constituent test(s) to facilitate the test request. Testing should be targeted at those where a genetic or genomic diagnosis will guide management for the proband or family.</text:p>
            <text:p/>
            <text:p/>
          </table:table-cell>
          <table:table-cell table:number-columns-repeated="63"/>
        </table:table-row>
        <table:table-row table:style-name="ro1">
          <table:table-cell table:style-name="ce3" office:value-type="string" calcext:value-type="string">
            <text:p>Structure of the National Genomic Test Directory</text:p>
          </table:table-cell>
          <table:table-cell table:number-columns-repeated="63"/>
        </table:table-row>
        <table:table-row table:style-name="ro1">
          <table:table-cell table:style-name="ce9" office:value-type="string" calcext:value-type="string">
            <text:p><text:span text:style-name="T9">·</text:span><text:span text:style-name="T10">         </text:span><text:span text:style-name="T11">Clinical Indication and Test ID:</text:span><text:span text:style-name="T12"> A unique identifier within the directory for indications and tests. Rare and inherited disease entries are prefixed with an ‘R’. </text:span></text:p>
          </table:table-cell>
          <table:table-cell table:number-columns-repeated="63"/>
        </table:table-row>
        <table:table-row table:style-name="ro1">
          <table:table-cell table:style-name="ce8"/>
          <table:table-cell table:number-columns-repeated="63"/>
        </table:table-row>
        <table:table-row table:style-name="ro1">
          <table:table-cell table:style-name="ce9" office:value-type="string" calcext:value-type="string">
            <text:p><text:span text:style-name="T9">·</text:span><text:span text:style-name="T10">         </text:span><text:span text:style-name="T11">Clinical Indication:</text:span><text:span text:style-name="T12"> As applied to rare and inherited disease: the name of the clinical indication for which the test is relevant. Some of these are narrow and specific, such as diagnostic testing for cystic fibrosis, where a single gene can easily be identified clinically as being the only relevant target. Others, such as diagnostic testing for ‘Ultra-rare and atypical monogenic disorders’ are much broader, where the requesting clinician judges that a next generation approach up to whole genome sequencing is necessary to examine the potentially causative loci.</text:span></text:p>
          </table:table-cell>
          <table:table-cell table:number-columns-repeated="63"/>
        </table:table-row>
        <table:table-row table:style-name="ro1">
          <table:table-cell table:style-name="ce8" office:value-type="string" calcext:value-type="string">
            <text:p>Some indications have more than one entry in the directory to record where more than one laboratory test is needed to detect all relevant types of genetic variation.</text:p>
          </table:table-cell>
          <table:table-cell table:number-columns-repeated="63"/>
        </table:table-row>
        <table:table-row table:style-name="ro1">
          <table:table-cell table:style-name="ce8"/>
          <table:table-cell table:number-columns-repeated="63"/>
        </table:table-row>
        <table:table-row table:style-name="ro1">
          <table:table-cell table:style-name="ce9" office:value-type="string" calcext:value-type="string">
            <text:p><text:span text:style-name="T9">·</text:span><text:span text:style-name="T10">         </text:span><text:span text:style-name="T11">Target/Genes:</text:span><text:span text:style-name="T12"> This names the gene(s), panel(s) or genomic region(s) which are to be tested.</text:span></text:p>
          </table:table-cell>
          <table:table-cell table:number-columns-repeated="63"/>
        </table:table-row>
        <table:table-row table:style-name="ro1">
          <table:table-cell table:style-name="ce8"/>
          <table:table-cell table:number-columns-repeated="63"/>
        </table:table-row>
        <table:table-row table:style-name="ro1">
          <table:table-cell table:style-name="ce9" office:value-type="string" calcext:value-type="string">
            <text:p><text:span text:style-name="T9">·</text:span><text:span text:style-name="T10">         </text:span><text:span text:style-name="T11">Commissioning Category:</text:span><text:span text:style-name="T12"> This field is used in rare and inherited disease to identify whether the test is a Core Test, a Specialist Test or a Highly Specialist Test.</text:span></text:p>
          </table:table-cell>
          <table:table-cell table:number-columns-repeated="63"/>
        </table:table-row>
        <table:table-row table:style-name="ro1">
          <table:table-cell table:style-name="ce3"/>
          <table:table-cell table:number-columns-repeated="63"/>
        </table:table-row>
        <table:table-row table:style-name="ro1">
          <table:table-cell table:style-name="ce9" office:value-type="string" calcext:value-type="string">
            <text:p><text:span text:style-name="T9">·</text:span><text:span text:style-name="T10">         </text:span><text:span text:style-name="T11">Specialist test group:</text:span><text:span text:style-name="T12"> This field is used in rare and inherited disease to identify which Specialist Test Group the test is in.</text:span></text:p>
          </table:table-cell>
          <table:table-cell table:number-columns-repeated="63"/>
        </table:table-row>
        <table:table-row table:style-name="ro1">
          <table:table-cell table:style-name="ce7"/>
          <table:table-cell table:number-columns-repeated="63"/>
        </table:table-row>
        <table:table-row table:style-name="ro1" table:number-rows-repeated="977">
          <table:table-cell table:number-columns-repeated="64"/>
        </table:table-row>
        <table:table-row table:style-name="ro7" table:number-rows-repeated="1047575">
          <table:table-cell table:number-columns-repeated="64"/>
        </table:table-row>
        <table:table-row table:style-name="ro7">
          <table:table-cell table:number-columns-repeated="64"/>
        </table:table-row>
      </table:table>
      <table:table table:name="R&amp;ID indications"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 table:default-cell-style-name="Default"/>
        <table:table-column table:style-name="co3" table:number-columns-repeated="38" table:default-cell-style-name="Default"/>
        <table:table-row table:style-name="ro1">
          <table:table-cell table:style-name="ce10" office:value-type="string" calcext:value-type="string" table:number-columns-spanned="8" table:number-rows-spanned="1">
            <text:p><text:span text:style-name="T1">National Genomic Test Directory for rare and inherited disease, v</text:span><text:span text:style-name="T13">6 </text:span><text:span text:style-name="T2">5.1 June </text:span><text:span text:style-name="T3">October</text:span><text:span text:style-name="T4"> 2023: © NHS in England 2023: All rights reserved</text:span></text:p>
          </table:table-cell>
          <table:covered-table-cell table:number-columns-repeated="7" table:style-name="ce31"/>
          <table:table-cell table:style-name="ce25" table:number-columns-repeated="18"/>
          <table:table-cell table:number-columns-repeated="38"/>
        </table:table-row>
        <table:table-row table:style-name="ro1">
          <table:table-cell table:style-name="ce72" office:value-type="string" calcext:value-type="string">
            <text:p>Clinical indication ID</text:p>
          </table:table-cell>
          <table:table-cell table:style-name="ce109" office:value-type="string" calcext:value-type="string">
            <text:p>Test ID</text:p>
          </table:table-cell>
          <table:table-cell table:style-name="ce109" office:value-type="string" calcext:value-type="string">
            <text:p>Clinical Indication</text:p>
          </table:table-cell>
          <table:table-cell table:style-name="ce109" office:value-type="string" calcext:value-type="string">
            <text:p>Target/Genes</text:p>
          </table:table-cell>
          <table:table-cell table:style-name="ce109" office:value-type="string" calcext:value-type="string">
            <text:p>Test Method</text:p>
          </table:table-cell>
          <table:table-cell table:style-name="ce109" office:value-type="string" calcext:value-type="string">
            <text:p>Commissioning category</text:p>
          </table:table-cell>
          <table:table-cell table:style-name="ce109" office:value-type="string" calcext:value-type="string">
            <text:p>Specialist test group</text:p>
          </table:table-cell>
          <table:table-cell table:style-name="ce109" office:value-type="string" calcext:value-type="string">
            <text:p>Changes since April 2023 publication</text:p>
          </table:table-cell>
          <table:table-cell table:style-name="ce165" office:value-type="string" calcext:value-type="string">
            <text:p>Single national provider</text:p>
          </table:table-cell>
          <table:table-cell table:style-name="ce222" office:value-type="string" calcext:value-type="string">
            <text:p>North East &amp; Yorkshire GLH</text:p>
          </table:table-cell>
          <table:table-cell table:style-name="ce222" office:value-type="string" calcext:value-type="string">
            <text:p>North West GLH</text:p>
          </table:table-cell>
          <table:table-cell table:style-name="ce222" office:value-type="string" calcext:value-type="string">
            <text:p>East GLH</text:p>
          </table:table-cell>
          <table:table-cell table:style-name="ce222" office:value-type="string" calcext:value-type="string">
            <text:p>Central &amp; South GLH</text:p>
          </table:table-cell>
          <table:table-cell table:style-name="ce222" office:value-type="string" calcext:value-type="string">
            <text:p>South West GLH</text:p>
          </table:table-cell>
          <table:table-cell table:style-name="ce222" office:value-type="string" calcext:value-type="string">
            <text:p>North Thames GLH</text:p>
          </table:table-cell>
          <table:table-cell table:style-name="ce222" office:value-type="string" calcext:value-type="string">
            <text:p>South East GLH</text:p>
          </table:table-cell>
          <table:table-cell table:style-name="ce25" table:number-columns-repeated="10"/>
          <table:table-cell table:number-columns-repeated="38"/>
        </table:table-row>
        <table:table-row table:style-name="ro1">
          <table:table-cell table:style-name="ce12" office:value-type="string" calcext:value-type="string">
            <text:p>R67</text:p>
          </table:table-cell>
          <table:table-cell table:style-name="ce33" office:value-type="string" calcext:value-type="string">
            <text:p>R67.1</text:p>
          </table:table-cell>
          <table:table-cell table:style-name="ce33" office:value-type="string" calcext:value-type="string">
            <text:p>Monogenic hearing loss</text:p>
          </table:table-cell>
          <table:table-cell table:style-name="ce33" office:value-type="string" calcext:value-type="string">
            <text:p>Hearing loss (126)</text:p>
          </table:table-cell>
          <table:table-cell table:style-name="ce33" office:value-type="string" calcext:value-type="string">
            <text:p>WES or Large Panel</text:p>
          </table:table-cell>
          <table:table-cell table:style-name="ce33" office:value-type="string" calcext:value-type="string">
            <text:p>Specialised</text:p>
          </table:table-cell>
          <table:table-cell table:style-name="ce33" office:value-type="string" calcext:value-type="string">
            <text:p>Audiology</text:p>
          </table:table-cell>
          <table:table-cell table:style-name="ce25" office:value-type="string" calcext:value-type="string">
            <text:p>No change</text:p>
          </table:table-cell>
          <table:table-cell table:style-name="ce55"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8" office:value-type="string" calcext:value-type="string">
            <text:p>North West GLH- Manchester University FT</text:p>
          </table:table-cell>
          <table:table-cell table:number-columns-repeated="2" table:style-name="ce108" office:value-type="string" calcext:value-type="string">
            <text:p>North Thames GLH - Great Ormond Street FT </text:p>
          </table:table-cell>
          <table:table-cell table:style-name="ce159" office:value-type="string" calcext:value-type="string">
            <text:p>North Thames GLH - Great Ormond Street FT </text:p>
          </table:table-cell>
          <table:table-cell table:style-name="ce108"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67</text:p>
          </table:table-cell>
          <table:table-cell table:style-name="ce25" office:value-type="string" calcext:value-type="string">
            <text:p>R67.2</text:p>
          </table:table-cell>
          <table:table-cell table:style-name="ce25" office:value-type="string" calcext:value-type="string">
            <text:p>Monogenic hearing loss</text:p>
          </table:table-cell>
          <table:table-cell table:style-name="ce25" office:value-type="string" calcext:value-type="string">
            <text:p>Hearing loss (126)</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Audiology</text:p>
          </table:table-cell>
          <table:table-cell table:style-name="ce25" office:value-type="string" calcext:value-type="string">
            <text:p>No change</text:p>
          </table:table-cell>
          <table:table-cell table:style-name="ce103"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21" office:value-type="string" calcext:value-type="string">
            <text:p>North West GLH- Manchester University FT</text:p>
          </table:table-cell>
          <table:table-cell table:number-columns-repeated="2" table:style-name="ce121"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2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125</text:p>
          </table:table-cell>
          <table:table-cell table:style-name="ce34" office:value-type="string" calcext:value-type="string">
            <text:p>R125.1</text:p>
          </table:table-cell>
          <table:table-cell table:style-name="ce34" office:value-type="string" calcext:value-type="string">
            <text:p>Thoracic aortic aneurysm or dissection</text:p>
          </table:table-cell>
          <table:table-cell table:style-name="ce34" office:value-type="string" calcext:value-type="string">
            <text:p>Thoracic aortic aneurysm or dissection (700)</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7"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65" office:value-type="string" calcext:value-type="string">
            <text:p>South West GLH - North Bristol Trust</text:p>
          </table:table-cell>
          <table:table-cell table:style-name="ce117" office:value-type="string" calcext:value-type="string">
            <text:p>Central and South GLH - Salisbury FT</text:p>
          </table:table-cell>
          <table:table-cell table:style-name="ce113" office:value-type="string" calcext:value-type="string">
            <text:p>South West GLH - North Bristol Trust</text:p>
          </table:table-cell>
          <table:table-cell table:style-name="ce581" office:value-type="string" calcext:value-type="string">
            <text:p>South East GLH - Royal Brompton and Harefield FT</text:p>
          </table:table-cell>
          <table:table-cell table:style-name="ce117"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25</text:p>
          </table:table-cell>
          <table:table-cell table:style-name="ce34" office:value-type="string" calcext:value-type="string">
            <text:p>R125.2</text:p>
          </table:table-cell>
          <table:table-cell table:style-name="ce34" office:value-type="string" calcext:value-type="string">
            <text:p>Thoracic aortic aneurysm or dissection</text:p>
          </table:table-cell>
          <table:table-cell table:style-name="ce34" office:value-type="string" calcext:value-type="string">
            <text:p>Thoracic aortic aneurysm or dissection (700)</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52" office:value-type="string" calcext:value-type="string">
            <text:p>Central and South GLH - Salisbury FT</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27</text:p>
          </table:table-cell>
          <table:table-cell table:style-name="ce25" office:value-type="string" calcext:value-type="string">
            <text:p>R127.1</text:p>
          </table:table-cell>
          <table:table-cell table:style-name="ce25" office:value-type="string" calcext:value-type="string">
            <text:p>Long QT syndrome</text:p>
          </table:table-cell>
          <table:table-cell table:style-name="ce25" office:value-type="string" calcext:value-type="string">
            <text:p>Long QT syndrome (76)</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52" office:value-type="string" calcext:value-type="string">
            <text:p>Central and South GLH - Oxford University FT</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8">
          <table:table-cell table:style-name="ce13" office:value-type="string" calcext:value-type="string">
            <text:p>R127</text:p>
          </table:table-cell>
          <table:table-cell table:style-name="ce25" office:value-type="string" calcext:value-type="string">
            <text:p>R127.2</text:p>
          </table:table-cell>
          <table:table-cell table:style-name="ce25" office:value-type="string" calcext:value-type="string">
            <text:p>Long QT syndrome</text:p>
          </table:table-cell>
          <table:table-cell table:style-name="ce25" office:value-type="string" calcext:value-type="string">
            <text:p>Long QT syndrome (76)</text:p>
          </table:table-cell>
          <table:table-cell table:style-name="ce47"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52" office:value-type="string" calcext:value-type="string">
            <text:p>Central and South GLH - Oxford University FT</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28</text:p>
          </table:table-cell>
          <table:table-cell table:style-name="ce34" office:value-type="string" calcext:value-type="string">
            <text:p>R128.1</text:p>
          </table:table-cell>
          <table:table-cell table:style-name="ce34" office:value-type="string" calcext:value-type="string">
            <text:p>Brugada syndrome and cardiac sodium channel disease</text:p>
          </table:table-cell>
          <table:table-cell table:style-name="ce34" office:value-type="string" calcext:value-type="string">
            <text:p>Brugada syndrome (13)</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9"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307" office:value-type="string" calcext:value-type="string">
            <text:p>South West GLH - North Bristol Trust</text:p>
          </table:table-cell>
          <table:table-cell table:style-name="ce388" office:value-type="string" calcext:value-type="string">
            <text:p>Central and South GLH - Oxford University FT</text:p>
          </table:table-cell>
          <table:table-cell table:style-name="ce504" office:value-type="string" calcext:value-type="string">
            <text:p>South West GLH - North Bristol Trust</text:p>
          </table:table-cell>
          <table:table-cell table:style-name="ce111" office:value-type="string" calcext:value-type="string">
            <text:p>South East GLH - Royal Brompton and Harefield FT</text:p>
          </table:table-cell>
          <table:table-cell table:style-name="ce388" office:value-type="string" calcext:value-type="string">
            <text:p>South East GLH - Royal Brompton and Harefield FT</text:p>
          </table:table-cell>
          <table:table-cell table:style-name="ce25" table:number-columns-repeated="10"/>
          <table:table-cell table:number-columns-repeated="38"/>
        </table:table-row>
        <table:table-row table:style-name="ro9">
          <table:table-cell table:style-name="ce14" office:value-type="string" calcext:value-type="string">
            <text:p>R128</text:p>
          </table:table-cell>
          <table:table-cell table:style-name="ce34" office:value-type="string" calcext:value-type="string">
            <text:p>R128.2</text:p>
          </table:table-cell>
          <table:table-cell table:style-name="ce34" office:value-type="string" calcext:value-type="string">
            <text:p>Brugada syndrome and cardiac sodium channel disease</text:p>
          </table:table-cell>
          <table:table-cell table:style-name="ce34" office:value-type="string" calcext:value-type="string">
            <text:p>Brugada syndrome (13)</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44" office:value-type="string" calcext:value-type="string">
            <text:p>South West GLH - North Bristol Trust</text:p>
          </table:table-cell>
          <table:table-cell table:style-name="ce228" office:value-type="string" calcext:value-type="string">
            <text:p>Central and South GLH - Oxford University FT</text:p>
          </table:table-cell>
          <table:table-cell table:style-name="ce196" office:value-type="string" calcext:value-type="string">
            <text:p>South West GLH - North Bristol Trust</text:p>
          </table:table-cell>
          <table:table-cell table:style-name="ce124" office:value-type="string" calcext:value-type="string">
            <text:p>South East GLH - Royal Brompton and Harefield FT</text:p>
          </table:table-cell>
          <table:table-cell table:style-name="ce228"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29</text:p>
          </table:table-cell>
          <table:table-cell table:style-name="ce25" office:value-type="string" calcext:value-type="string">
            <text:p>R129.1</text:p>
          </table:table-cell>
          <table:table-cell table:style-name="ce25" office:value-type="string" calcext:value-type="string">
            <text:p>Catecholaminergic polymorphic VT</text:p>
          </table:table-cell>
          <table:table-cell table:style-name="ce25" office:value-type="string" calcext:value-type="string">
            <text:p>Catecholaminergic polymorphic VT (214)</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60"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308" office:value-type="string" calcext:value-type="string">
            <text:p>South West GLH - North Bristol Trust</text:p>
          </table:table-cell>
          <table:table-cell table:style-name="ce159" office:value-type="string" calcext:value-type="string">
            <text:p>Central and South GLH - Oxford University FT</text:p>
          </table:table-cell>
          <table:table-cell table:style-name="ce505" office:value-type="string" calcext:value-type="string">
            <text:p>South West GLH - North Bristol Trust</text:p>
          </table:table-cell>
          <table:table-cell table:style-name="ce161" office:value-type="string" calcext:value-type="string">
            <text:p>South East GLH - Royal Brompton and Harefield FT</text:p>
          </table:table-cell>
          <table:table-cell table:style-name="ce159"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29</text:p>
          </table:table-cell>
          <table:table-cell table:style-name="ce25" office:value-type="string" calcext:value-type="string">
            <text:p>R129.2</text:p>
          </table:table-cell>
          <table:table-cell table:style-name="ce25" office:value-type="string" calcext:value-type="string">
            <text:p>Catecholaminergic polymorphic VT</text:p>
          </table:table-cell>
          <table:table-cell table:style-name="ce25" office:value-type="string" calcext:value-type="string">
            <text:p>Catecholaminergic polymorphic VT (214)</text:p>
          </table:table-cell>
          <table:table-cell table:style-name="ce47"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44" office:value-type="string" calcext:value-type="string">
            <text:p>South West GLH - North Bristol Trust</text:p>
          </table:table-cell>
          <table:table-cell table:style-name="ce228" office:value-type="string" calcext:value-type="string">
            <text:p>Central and South GLH - Oxford University FT</text:p>
          </table:table-cell>
          <table:table-cell table:style-name="ce196" office:value-type="string" calcext:value-type="string">
            <text:p>South West GLH - North Bristol Trust</text:p>
          </table:table-cell>
          <table:table-cell table:style-name="ce124" office:value-type="string" calcext:value-type="string">
            <text:p>South East GLH - Royal Brompton and Harefield FT</text:p>
          </table:table-cell>
          <table:table-cell table:style-name="ce228"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30</text:p>
          </table:table-cell>
          <table:table-cell table:style-name="ce34" office:value-type="string" calcext:value-type="string">
            <text:p>R130.1</text:p>
          </table:table-cell>
          <table:table-cell table:style-name="ce34" office:value-type="string" calcext:value-type="string">
            <text:p>Short QT syndrome</text:p>
          </table:table-cell>
          <table:table-cell table:style-name="ce34" office:value-type="string" calcext:value-type="string">
            <text:p>Short QT syndrome (224)</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9"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307" office:value-type="string" calcext:value-type="string">
            <text:p>South West GLH - North Bristol Trust</text:p>
          </table:table-cell>
          <table:table-cell table:style-name="ce388" office:value-type="string" calcext:value-type="string">
            <text:p>Central and South GLH - Oxford University FT</text:p>
          </table:table-cell>
          <table:table-cell table:style-name="ce504" office:value-type="string" calcext:value-type="string">
            <text:p>South West GLH - North Bristol Trust</text:p>
          </table:table-cell>
          <table:table-cell table:style-name="ce111" office:value-type="string" calcext:value-type="string">
            <text:p>South East GLH - Royal Brompton and Harefield FT</text:p>
          </table:table-cell>
          <table:table-cell table:style-name="ce388"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30</text:p>
          </table:table-cell>
          <table:table-cell table:style-name="ce34" office:value-type="string" calcext:value-type="string">
            <text:p>R130.2</text:p>
          </table:table-cell>
          <table:table-cell table:style-name="ce34" office:value-type="string" calcext:value-type="string">
            <text:p>Short QT syndrome</text:p>
          </table:table-cell>
          <table:table-cell table:style-name="ce34" office:value-type="string" calcext:value-type="string">
            <text:p>Short QT syndrome (224)</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52" office:value-type="string" calcext:value-type="string">
            <text:p>Central and South GLH - Oxford University FT</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31</text:p>
          </table:table-cell>
          <table:table-cell table:style-name="ce25" office:value-type="string" calcext:value-type="string">
            <text:p>R131.1</text:p>
          </table:table-cell>
          <table:table-cell table:style-name="ce25" office:value-type="string" calcext:value-type="string">
            <text:p>Hypertrophic cardiomyopathy</text:p>
          </table:table-cell>
          <table:table-cell table:style-name="ce25" office:value-type="string" calcext:value-type="string">
            <text:p>Hypertrophic cardiomyopathy - teen and adult (49)</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60"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308" office:value-type="string" calcext:value-type="string">
            <text:p>South West GLH - North Bristol Trust</text:p>
          </table:table-cell>
          <table:table-cell table:style-name="ce159" office:value-type="string" calcext:value-type="string">
            <text:p>Central and South GLH - Oxford University FT</text:p>
          </table:table-cell>
          <table:table-cell table:style-name="ce505" office:value-type="string" calcext:value-type="string">
            <text:p>South West GLH - North Bristol Trust</text:p>
          </table:table-cell>
          <table:table-cell table:style-name="ce161" office:value-type="string" calcext:value-type="string">
            <text:p>South East GLH - Royal Brompton and Harefield FT</text:p>
          </table:table-cell>
          <table:table-cell table:style-name="ce159"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31</text:p>
          </table:table-cell>
          <table:table-cell table:style-name="ce25" office:value-type="string" calcext:value-type="string">
            <text:p>R131.2</text:p>
          </table:table-cell>
          <table:table-cell table:style-name="ce25" office:value-type="string" calcext:value-type="string">
            <text:p>Hypertrophic cardiomyopathy</text:p>
          </table:table-cell>
          <table:table-cell table:style-name="ce25" office:value-type="string" calcext:value-type="string">
            <text:p>Hypertrophic cardiomyopathy - teen and adult (49)</text:p>
          </table:table-cell>
          <table:table-cell table:style-name="ce47"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60"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308" office:value-type="string" calcext:value-type="string">
            <text:p>South West GLH - North Bristol Trust</text:p>
          </table:table-cell>
          <table:table-cell table:style-name="ce159" office:value-type="string" calcext:value-type="string">
            <text:p>Central and South GLH - Oxford University FT</text:p>
          </table:table-cell>
          <table:table-cell table:style-name="ce505" office:value-type="string" calcext:value-type="string">
            <text:p>South West GLH - North Bristol Trust</text:p>
          </table:table-cell>
          <table:table-cell table:style-name="ce161" office:value-type="string" calcext:value-type="string">
            <text:p>South East GLH - Royal Brompton and Harefield FT</text:p>
          </table:table-cell>
          <table:table-cell table:style-name="ce159"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32</text:p>
          </table:table-cell>
          <table:table-cell table:style-name="ce34" office:value-type="string" calcext:value-type="string">
            <text:p>R132.1</text:p>
          </table:table-cell>
          <table:table-cell table:style-name="ce34" office:value-type="string" calcext:value-type="string">
            <text:p>Dilated and Arrhythmogenic cardiomyopathy</text:p>
          </table:table-cell>
          <table:table-cell table:style-name="ce34" office:value-type="string" calcext:value-type="string">
            <text:p>Dilated cardiomyopathy - teen and adult (652)</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52" office:value-type="string" calcext:value-type="string">
            <text:p>Central and South GLH - Oxford University FT</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32</text:p>
          </table:table-cell>
          <table:table-cell table:style-name="ce34" office:value-type="string" calcext:value-type="string">
            <text:p>R132.2</text:p>
          </table:table-cell>
          <table:table-cell table:style-name="ce34" office:value-type="string" calcext:value-type="string">
            <text:p>Dilated and Arrhythmogenic cardiomyopathy</text:p>
          </table:table-cell>
          <table:table-cell table:style-name="ce34" office:value-type="string" calcext:value-type="string">
            <text:p>Dilated cardiomyopathy - teen and adult (652)</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52" office:value-type="string" calcext:value-type="string">
            <text:p>Central and South GLH - Oxford University FT</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33</text:p>
          </table:table-cell>
          <table:table-cell table:style-name="ce25" office:value-type="string" calcext:value-type="string">
            <text:p>R133.1</text:p>
          </table:table-cell>
          <table:table-cell table:style-name="ce25" office:value-type="string" calcext:value-type="string">
            <text:p>Arrhythmogenic right ventricular cardiomyopathy</text:p>
          </table:table-cell>
          <table:table-cell table:style-name="ce25" office:value-type="string" calcext:value-type="string">
            <text:p>Arrhythmogenic cardiomyopathy (134)</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77" office:value-type="string" calcext:value-type="string">
            <text:p>Central and South GLH - Oxford University FT</text:p>
          </table:table-cell>
          <table:table-cell table:style-name="ce177" office:value-type="string" calcext:value-type="string">
            <text:p>South West GLH - North Bristol Trust</text:p>
          </table:table-cell>
          <table:table-cell table:style-name="ce130" office:value-type="string" calcext:value-type="string">
            <text:p>South East GLH - Royal Brompton and Harefield FT</text:p>
          </table:table-cell>
          <table:table-cell table:style-name="ce177"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33</text:p>
          </table:table-cell>
          <table:table-cell table:style-name="ce25" office:value-type="string" calcext:value-type="string">
            <text:p>R133.2</text:p>
          </table:table-cell>
          <table:table-cell table:style-name="ce25" office:value-type="string" calcext:value-type="string">
            <text:p>Arrhythmogenic right ventricular cardiomyopathy</text:p>
          </table:table-cell>
          <table:table-cell table:style-name="ce25" office:value-type="string" calcext:value-type="string">
            <text:p>Arrhythmogenic cardiomyopathy (134)</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52" office:value-type="string" calcext:value-type="string">
            <text:p>Central and South GLH - Oxford University FT</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35</text:p>
          </table:table-cell>
          <table:table-cell table:style-name="ce34" office:value-type="string" calcext:value-type="string">
            <text:p>R135.2</text:p>
          </table:table-cell>
          <table:table-cell table:style-name="ce34" office:value-type="string" calcext:value-type="string">
            <text:p>Paediatric or syndromic cardiomyopathy</text:p>
          </table:table-cell>
          <table:table-cell table:style-name="ce34" office:value-type="string" calcext:value-type="string">
            <text:p>Cardiomyopathies - including childhood onset (749)</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9"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307" office:value-type="string" calcext:value-type="string">
            <text:p>South West GLH - North Bristol Trust</text:p>
          </table:table-cell>
          <table:table-cell table:style-name="ce388" office:value-type="string" calcext:value-type="string">
            <text:p>Central and South GLH - Oxford University FT</text:p>
          </table:table-cell>
          <table:table-cell table:style-name="ce504" office:value-type="string" calcext:value-type="string">
            <text:p>South West GLH - North Bristol Trust</text:p>
          </table:table-cell>
          <table:table-cell table:style-name="ce111" office:value-type="string" calcext:value-type="string">
            <text:p>South East GLH - Royal Brompton and Harefield FT</text:p>
          </table:table-cell>
          <table:table-cell table:style-name="ce388"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35</text:p>
          </table:table-cell>
          <table:table-cell table:style-name="ce34" office:value-type="string" calcext:value-type="string">
            <text:p>R135.3</text:p>
          </table:table-cell>
          <table:table-cell table:style-name="ce34" office:value-type="string" calcext:value-type="string">
            <text:p>Paediatric or syndromic cardiomyopathy</text:p>
          </table:table-cell>
          <table:table-cell table:style-name="ce34" office:value-type="string" calcext:value-type="string">
            <text:p>Cardiomyopathies - including childhood onset (749)</text:p>
          </table:table-cell>
          <table:table-cell table:style-name="ce34" office:value-type="string" calcext:value-type="string">
            <text:p>WES</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61" office:value-type="string" calcext:value-type="string">
            <text:p>No </text:p>
          </table:table-cell>
          <table:table-cell table:number-columns-repeated="2" table:style-name="ce65" office:value-type="string" calcext:value-type="string">
            <text:p>South East GLH - Royal Brompton and Harefield FT</text:p>
          </table:table-cell>
          <table:table-cell table:number-columns-repeated="2" table:style-name="ce65" office:value-type="string" calcext:value-type="string">
            <text:p>South West GLH - North Bristol Trust</text:p>
          </table:table-cell>
          <table:table-cell table:style-name="ce113" office:value-type="string" calcext:value-type="string">
            <text:p>South West GLH - North Bristol Trust</text:p>
          </table:table-cell>
          <table:table-cell table:style-name="ce65" office:value-type="string" calcext:value-type="string">
            <text:p>South East GLH - Royal Brompton and Harefield FT</text:p>
          </table:table-cell>
          <table:table-cell table:style-name="ce113"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36</text:p>
          </table:table-cell>
          <table:table-cell table:style-name="ce25" office:value-type="string" calcext:value-type="string">
            <text:p>R136.1</text:p>
          </table:table-cell>
          <table:table-cell table:style-name="ce25" office:value-type="string" calcext:value-type="string">
            <text:p>Primary lymphoedema</text:p>
          </table:table-cell>
          <table:table-cell table:style-name="ce25" office:value-type="string" calcext:value-type="string">
            <text:p>Primary lymphoedema (65)</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60"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309" office:value-type="string" calcext:value-type="string">
            <text:p>South East GLH - Royal Brompton and Harefield FT</text:p>
          </table:table-cell>
          <table:table-cell table:style-name="ce108" office:value-type="string" calcext:value-type="string">
            <text:p>South East GLH - Royal Brompton and Harefield FT</text:p>
          </table:table-cell>
          <table:table-cell table:style-name="ce309" office:value-type="string" calcext:value-type="string">
            <text:p>South East GLH - Royal Brompton and Harefield FT</text:p>
          </table:table-cell>
          <table:table-cell table:style-name="ce108" office:value-type="string" calcext:value-type="string">
            <text:p>South East GLH - Royal Brompton and Harefield FT</text:p>
          </table:table-cell>
          <table:table-cell table:style-name="ce159"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36</text:p>
          </table:table-cell>
          <table:table-cell table:style-name="ce25" office:value-type="string" calcext:value-type="string">
            <text:p>R136.2</text:p>
          </table:table-cell>
          <table:table-cell table:style-name="ce25" office:value-type="string" calcext:value-type="string">
            <text:p>Primary lymphoedema</text:p>
          </table:table-cell>
          <table:table-cell table:style-name="ce25" office:value-type="string" calcext:value-type="string">
            <text:p>Primary lymphoedema (65)</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number-columns-repeated="4" table:style-name="ce121"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38</text:p>
          </table:table-cell>
          <table:table-cell table:style-name="ce34" office:value-type="string" calcext:value-type="string">
            <text:p>R138.1</text:p>
          </table:table-cell>
          <table:table-cell table:style-name="ce34" office:value-type="string" calcext:value-type="string">
            <text:p>Sudden unexplained death or survivors of a cardiac event</text:p>
          </table:table-cell>
          <table:table-cell table:style-name="ce34" office:value-type="string" calcext:value-type="string">
            <text:p>Sudden cardiac death (841)</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South West GLH - North Bristol Trust</text:p>
          </table:table-cell>
          <table:table-cell table:style-name="ce152" office:value-type="string" calcext:value-type="string">
            <text:p>Central and South GLH - Oxford University FT</text:p>
          </table:table-cell>
          <table:table-cell table:style-name="ce152"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38</text:p>
          </table:table-cell>
          <table:table-cell table:style-name="ce34" office:value-type="string" calcext:value-type="string">
            <text:p>R138.2</text:p>
          </table:table-cell>
          <table:table-cell table:style-name="ce34" office:value-type="string" calcext:value-type="string">
            <text:p>Sudden unexplained death or survivors of a cardiac event</text:p>
          </table:table-cell>
          <table:table-cell table:style-name="ce34" office:value-type="string" calcext:value-type="string">
            <text:p>Sudden cardiac death (841)</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52" office:value-type="string" calcext:value-type="string">
            <text:p>Central and South GLH - Oxford University FT</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40</text:p>
          </table:table-cell>
          <table:table-cell table:style-name="ce25" office:value-type="string" calcext:value-type="string">
            <text:p>R140.1</text:p>
          </table:table-cell>
          <table:table-cell table:style-name="ce25" office:value-type="string" calcext:value-type="string">
            <text:p>Elastin-related phenotypes</text:p>
          </table:table-cell>
          <table:table-cell table:style-name="ce25" office:value-type="string" calcext:value-type="string">
            <text:p><text:span text:style-name="T5">ELN </text:span><text:span text:style-name="T19">(1322)</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02" office:value-type="string" calcext:value-type="string">
            <text:p>South East GLH - Royal Brompton and Harefield FT</text:p>
          </table:table-cell>
          <table:table-cell table:style-name="ce130" office:value-type="string" calcext:value-type="string">
            <text:p>South West GLH - North Bristol Trust <text:s text:c="2"/></text:p>
          </table:table-cell>
          <table:table-cell table:style-name="ce102" office:value-type="string" calcext:value-type="string">
            <text:p>South West GLH - North Bristol Trust <text:s text:c="2"/></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328</text:p>
          </table:table-cell>
          <table:table-cell table:style-name="ce34" office:value-type="string" calcext:value-type="string">
            <text:p>R328.1</text:p>
          </table:table-cell>
          <table:table-cell table:style-name="ce34" office:value-type="string" calcext:value-type="string">
            <text:p>Progressive cardiac conduction disease</text:p>
          </table:table-cell>
          <table:table-cell table:style-name="ce34" office:value-type="string" calcext:value-type="string">
            <text:p>Progressive cardiac conduction disease (506)</text:p>
          </table:table-cell>
          <table:table-cell table:style-name="ce34" office:value-type="string" calcext:value-type="string">
            <text:p>WES or Small Panel</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52" office:value-type="string" calcext:value-type="string">
            <text:p>Central and South GLH - Oxford University FT</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328</text:p>
          </table:table-cell>
          <table:table-cell table:style-name="ce34" office:value-type="string" calcext:value-type="string">
            <text:p>R328.2</text:p>
          </table:table-cell>
          <table:table-cell table:style-name="ce34" office:value-type="string" calcext:value-type="string">
            <text:p>Progressive cardiac conduction disease</text:p>
          </table:table-cell>
          <table:table-cell table:style-name="ce34" office:value-type="string" calcext:value-type="string">
            <text:p>Progressive cardiac conduction disease (506)</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South West GLH - North Bristol Trust</text:p>
          </table:table-cell>
          <table:table-cell table:style-name="ce152" office:value-type="string" calcext:value-type="string">
            <text:p>Central and South GLH - Oxford University FT</text:p>
          </table:table-cell>
          <table:table-cell table:style-name="ce177"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384</text:p>
          </table:table-cell>
          <table:table-cell table:style-name="ce25" office:value-type="string" calcext:value-type="string">
            <text:p>R384.1</text:p>
          </table:table-cell>
          <table:table-cell table:style-name="ce25" office:value-type="string" calcext:value-type="string">
            <text:p>Generalised arterial calcification in infancy</text:p>
          </table:table-cell>
          <table:table-cell table:style-name="ce25" office:value-type="string" calcext:value-type="string">
            <text:p><text:span text:style-name="T5">ABCC6;ENPP1 </text:span><text:span text:style-name="T19">(1337)</text:span></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Cardiology</text:p>
          </table:table-cell>
          <table:table-cell table:style-name="ce25" office:value-type="string" calcext:value-type="string">
            <text:p>No change</text:p>
          </table:table-cell>
          <table:table-cell table:style-name="ce59" office:value-type="string" calcext:value-type="string">
            <text:p>No</text:p>
          </table:table-cell>
          <table:table-cell table:style-name="ce111" office:value-type="string" calcext:value-type="string">
            <text:p>South East GLH - Royal Brompton and Harefield FT</text:p>
          </table:table-cell>
          <table:table-cell table:style-name="ce111" office:value-type="string" calcext:value-type="string">
            <text:p>South East GLH - Royal Brompton and Harefield FT <text:s/></text:p>
          </table:table-cell>
          <table:table-cell table:number-columns-repeated="2" table:style-name="ce111" office:value-type="string" calcext:value-type="string">
            <text:p>South West GLH - Royal Devon and Exeter FT</text:p>
          </table:table-cell>
          <table:table-cell table:style-name="ce504" office:value-type="string" calcext:value-type="string">
            <text:p>South West GLH - Royal Devon and Exeter FT</text:p>
          </table:table-cell>
          <table:table-cell table:style-name="ce111" office:value-type="string" calcext:value-type="string">
            <text:p>South East GLH - Royal Brompton and Harefield FT</text:p>
          </table:table-cell>
          <table:table-cell table:style-name="ce388"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391</text:p>
          </table:table-cell>
          <table:table-cell table:style-name="ce34" office:value-type="string" calcext:value-type="string">
            <text:p>R391.1</text:p>
          </table:table-cell>
          <table:table-cell table:style-name="ce34" office:value-type="string" calcext:value-type="string">
            <text:p>Barth syndrome</text:p>
          </table:table-cell>
          <table:table-cell table:style-name="ce34" office:value-type="string" calcext:value-type="string">
            <text:p><text:span text:style-name="T5">TAZ </text:span><text:span text:style-name="T19">(1308)</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Cardi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South West GLH - North Bristol Trust - HSS</text:p>
            <text:p>(national)</text:p>
          </table:table-cell>
          <table:table-cell table:style-name="ce102" office:value-type="string" calcext:value-type="string">
            <text:p>South West GLH - North Bristol Trust - HSS</text:p>
            <text:p>(national)</text:p>
          </table:table-cell>
          <table:table-cell table:style-name="ce102" office:value-type="string" calcext:value-type="string">
            <text:p>South West GLH - North Bristol Trust - HSS</text:p>
            <text:p>(national)</text:p>
          </table:table-cell>
          <table:table-cell table:style-name="ce102" office:value-type="string" calcext:value-type="string">
            <text:p>South West GLH - North Bristol Trust - HSS</text:p>
            <text:p>(national)</text:p>
          </table:table-cell>
          <table:table-cell table:style-name="ce177" office:value-type="string" calcext:value-type="string">
            <text:p>South West GLH - North Bristol Trust - HSS (national)</text:p>
          </table:table-cell>
          <table:table-cell table:number-columns-repeated="2" table:style-name="ce102" office:value-type="string" calcext:value-type="string">
            <text:p>South West GLH - North Bristol Trust - HSS (national)</text:p>
          </table:table-cell>
          <table:table-cell table:style-name="ce25" table:number-columns-repeated="10"/>
          <table:table-cell table:number-columns-repeated="38"/>
        </table:table-row>
        <table:table-row table:style-name="ro1">
          <table:table-cell table:style-name="ce13" office:value-type="string" calcext:value-type="string">
            <text:p>R134</text:p>
          </table:table-cell>
          <table:table-cell table:style-name="ce25" office:value-type="string" calcext:value-type="string">
            <text:p>R134.1</text:p>
          </table:table-cell>
          <table:table-cell table:style-name="ce25" office:value-type="string" calcext:value-type="string">
            <text:p>Familial hypercholesterolaemia</text:p>
          </table:table-cell>
          <table:table-cell table:style-name="ce25" office:value-type="string" calcext:value-type="string">
            <text:p><text:span text:style-name="T16">Familial hypercholesterolaemia </text:span><text:span text:style-name="T17">(GMS)</text:span><text:span text:style-name="T18"> (772)</text:span></text:p>
          </table:table-cell>
          <table:table-cell table:style-name="ce25" office:value-type="string" calcext:value-type="string">
            <text:p>Small panel</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134</text:p>
          </table:table-cell>
          <table:table-cell table:style-name="ce25" office:value-type="string" calcext:value-type="string">
            <text:p>R134.2</text:p>
          </table:table-cell>
          <table:table-cell table:style-name="ce25" office:value-type="string" calcext:value-type="string">
            <text:p>Familial hypercholesterolaemia</text:p>
          </table:table-cell>
          <table:table-cell table:style-name="ce25" office:value-type="string" calcext:value-type="string">
            <text:p>LDLR</text:p>
          </table:table-cell>
          <table:table-cell table:style-name="ce25" office:value-type="string" calcext:value-type="string">
            <text:p>MLPA or equivalent</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137</text:p>
          </table:table-cell>
          <table:table-cell table:style-name="ce34" office:value-type="string" calcext:value-type="string">
            <text:p>R137.1</text:p>
          </table:table-cell>
          <table:table-cell table:style-name="ce34" office:value-type="string" calcext:value-type="string">
            <text:p>Congenital heart disease - microarray</text:p>
          </table:table-cell>
          <table:table-cell table:style-name="ce34" office:value-type="string" calcext:value-type="string">
            <text:p>Genomewide</text:p>
          </table:table-cell>
          <table:table-cell table:style-name="ce34" office:value-type="string" calcext:value-type="string">
            <text:p>Microarray</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14</text:p>
          </table:table-cell>
          <table:table-cell table:style-name="ce25" office:value-type="string" calcext:value-type="string">
            <text:p>R14.1</text:p>
          </table:table-cell>
          <table:table-cell table:style-name="ce25" office:value-type="string" calcext:value-type="string">
            <text:p>Acutely unwell children with a likely monogenic disorder</text:p>
          </table:table-cell>
          <table:table-cell table:style-name="ce25" office:value-type="string" calcext:value-type="string">
            <text:p>Trio gene agnostic or appropriate panels in singletons or duos</text:p>
          </table:table-cell>
          <table:table-cell table:style-name="ce25" office:value-type="string" calcext:value-type="string">
            <text:p>WGS</text:p>
          </table:table-cell>
          <table:table-cell table:style-name="ce25" office:value-type="string" calcext:value-type="string">
            <text:p>Core</text:p>
          </table:table-cell>
          <table:table-cell table:style-name="ce30" office:value-type="string" calcext:value-type="string">
            <text:p><text:span text:style-name="T24">Core</text:span><text:span text:style-name="T25"> Multi specialty</text:span></text:p>
          </table:table-cell>
          <table:table-cell table:style-name="ce30" office:value-type="string" calcext:value-type="string">
            <text:p>Specialist test group updated to Multi specialty</text:p>
          </table:table-cell>
          <table:table-cell table:style-name="ce61" office:value-type="string" calcext:value-type="string">
            <text:p>No</text:p>
          </table:table-cell>
          <table:table-cell table:number-columns-repeated="4" table:style-name="ce114" office:value-type="string" calcext:value-type="string">
            <text:p>South West GLH - Royal Devon and Exeter FT</text:p>
          </table:table-cell>
          <table:table-cell table:style-name="ce506" office:value-type="string" calcext:value-type="string">
            <text:p>South West GLH - Royal Devon and Exeter FT</text:p>
          </table:table-cell>
          <table:table-cell table:number-columns-repeated="2" table:style-name="ce11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184</text:p>
          </table:table-cell>
          <table:table-cell table:style-name="ce34" office:value-type="string" calcext:value-type="string">
            <text:p>R184.1</text:p>
          </table:table-cell>
          <table:table-cell table:style-name="ce34" office:value-type="string" calcext:value-type="string">
            <text:p>Cystic fibrosis diagnostic test</text:p>
          </table:table-cell>
          <table:table-cell table:style-name="ce34" office:value-type="string" calcext:value-type="string">
            <text:p><text:span text:style-name="T5">CFTR </text:span><text:span text:style-name="T19">(1318)</text:span></text:p>
          </table:table-cell>
          <table:table-cell table:style-name="ce34" office:value-type="string" calcext:value-type="string">
            <text:p>Targeted variant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184</text:p>
          </table:table-cell>
          <table:table-cell table:style-name="ce34" office:value-type="string" calcext:value-type="string">
            <text:p>R184.2</text:p>
          </table:table-cell>
          <table:table-cell table:style-name="ce34" office:value-type="string" calcext:value-type="string">
            <text:p>Cystic fibrosis diagnostic test</text:p>
          </table:table-cell>
          <table:table-cell table:style-name="ce34" office:value-type="string" calcext:value-type="string">
            <text:p><text:span text:style-name="T5">CFTR </text:span><text:span text:style-name="T19">(1318)</text:span></text:p>
          </table:table-cell>
          <table:table-cell table:style-name="ce34" office:value-type="string" calcext:value-type="string">
            <text:p>Single gene sequencing &gt;=10 amplicons</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184</text:p>
          </table:table-cell>
          <table:table-cell table:style-name="ce34" office:value-type="string" calcext:value-type="string">
            <text:p>R184.3</text:p>
          </table:table-cell>
          <table:table-cell table:style-name="ce34" office:value-type="string" calcext:value-type="string">
            <text:p>Cystic fibrosis diagnostic test</text:p>
          </table:table-cell>
          <table:table-cell table:style-name="ce34" office:value-type="string" calcext:value-type="string">
            <text:p><text:span text:style-name="T5">CFTR </text:span><text:span text:style-name="T19">(1318)</text:span></text:p>
          </table:table-cell>
          <table:table-cell table:style-name="ce34" office:value-type="string" calcext:value-type="string">
            <text:p>MLPA or equivalent</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185</text:p>
          </table:table-cell>
          <table:table-cell table:style-name="ce25" office:value-type="string" calcext:value-type="string">
            <text:p>R185.1</text:p>
          </table:table-cell>
          <table:table-cell table:style-name="ce25" office:value-type="string" calcext:value-type="string">
            <text:p>Cystic fibrosis carrier testing</text:p>
          </table:table-cell>
          <table:table-cell table:style-name="ce25" office:value-type="string" calcext:value-type="string">
            <text:p>CFTR</text:p>
          </table:table-cell>
          <table:table-cell table:style-name="ce25" office:value-type="string" calcext:value-type="string">
            <text:p>Targeted variant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199</text:p>
          </table:table-cell>
          <table:table-cell table:style-name="ce34" office:value-type="string" calcext:value-type="string">
            <text:p>R199.1</text:p>
          </table:table-cell>
          <table:table-cell table:style-name="ce34" office:value-type="string" calcext:value-type="string">
            <text:p>Congenital anomalies of the kidney and urinary tract - familial</text:p>
          </table:table-cell>
          <table:table-cell table:style-name="ce34" office:value-type="string" calcext:value-type="string">
            <text:p>Genomewide</text:p>
          </table:table-cell>
          <table:table-cell table:style-name="ce34" office:value-type="string" calcext:value-type="string">
            <text:p>Microarray</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07</text:p>
          </table:table-cell>
          <table:table-cell table:style-name="ce25" office:value-type="string" calcext:value-type="string">
            <text:p>R207.1</text:p>
          </table:table-cell>
          <table:table-cell table:style-name="ce25" office:value-type="string" calcext:value-type="string">
            <text:p>Inherited ovarian cancer (without breast cancer)</text:p>
          </table:table-cell>
          <table:table-cell table:style-name="ce25" office:value-type="string" calcext:value-type="string">
            <text:p>Inherited ovarian cancer (without breast cancer) (143)</text:p>
          </table:table-cell>
          <table:table-cell table:style-name="ce25" office:value-type="string" calcext:value-type="string">
            <text:p>Small panel</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07</text:p>
          </table:table-cell>
          <table:table-cell table:style-name="ce25" office:value-type="string" calcext:value-type="string">
            <text:p>R207.2</text:p>
          </table:table-cell>
          <table:table-cell table:style-name="ce25" office:value-type="string" calcext:value-type="string">
            <text:p>Inherited ovarian cancer (without breast cancer)</text:p>
          </table:table-cell>
          <table:table-cell table:style-name="ce25" office:value-type="string" calcext:value-type="string">
            <text:p>Inherited ovarian cancer (without breast cancer) (143)</text:p>
          </table:table-cell>
          <table:table-cell table:style-name="ce25" office:value-type="string" calcext:value-type="string">
            <text:p>MLPA or equivalent</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5"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08</text:p>
          </table:table-cell>
          <table:table-cell table:style-name="ce34" office:value-type="string" calcext:value-type="string">
            <text:p>R208.1</text:p>
          </table:table-cell>
          <table:table-cell table:style-name="ce34" office:value-type="string" calcext:value-type="string">
            <text:p>Inherited breast cancer and ovarian cancer</text:p>
          </table:table-cell>
          <table:table-cell table:style-name="ce29" office:value-type="string" calcext:value-type="string">
            <text:p>Inherited breast cancer and ovarian cancer (635)</text:p>
          </table:table-cell>
          <table:table-cell table:style-name="ce34" office:value-type="string" calcext:value-type="string">
            <text:p>Small panel</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08</text:p>
          </table:table-cell>
          <table:table-cell table:style-name="ce34" office:value-type="string" calcext:value-type="string">
            <text:p>R208.2</text:p>
          </table:table-cell>
          <table:table-cell table:style-name="ce34" office:value-type="string" calcext:value-type="string">
            <text:p>Inherited breast cancer and ovarian cancer</text:p>
          </table:table-cell>
          <table:table-cell table:style-name="ce34" office:value-type="string" calcext:value-type="string">
            <text:p>BRCA1;BRCA2;PALB2; ATM; CHEK2; RAD51C; RAD51D</text:p>
          </table:table-cell>
          <table:table-cell table:style-name="ce34" office:value-type="string" calcext:value-type="string">
            <text:p>MLPA or equivalent</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1</text:p>
          </table:table-cell>
          <table:table-cell table:style-name="ce25" office:value-type="string" calcext:value-type="string">
            <text:p>R21.1</text:p>
          </table:table-cell>
          <table:table-cell table:style-name="ce25" office:value-type="string" calcext:value-type="string">
            <text:p>Fetal anomalies with a likely genetic cause</text:p>
          </table:table-cell>
          <table:table-cell table:style-name="ce25" office:value-type="string" calcext:value-type="string">
            <text:p>Genomewide</text:p>
          </table:table-cell>
          <table:table-cell table:style-name="ce25" office:value-type="string" calcext:value-type="string">
            <text:p>Common aneuploidy testing</text:p>
          </table:table-cell>
          <table:table-cell table:style-name="ce44" office:value-type="string" calcext:value-type="string">
            <text:p><text:span text:style-name="T24">Core</text:span><text:span text:style-name="T25"> Specialist</text:span></text:p>
          </table:table-cell>
          <table:table-cell table:style-name="ce30" office:value-type="string" calcext:value-type="string">
            <text:p><text:span text:style-name="T24">Core </text:span><text:span text:style-name="T25">Prenatal</text:span></text:p>
          </table:table-cell>
          <table:table-cell table:style-name="ce30" office:value-type="string" calcext:value-type="string">
            <text:p>Specialist test group updated to prenatal</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1</text:p>
          </table:table-cell>
          <table:table-cell table:style-name="ce25" office:value-type="string" calcext:value-type="string">
            <text:p>R21.2</text:p>
          </table:table-cell>
          <table:table-cell table:style-name="ce25" office:value-type="string" calcext:value-type="string">
            <text:p>Fetal anomalies with a likely genetic cause</text:p>
          </table:table-cell>
          <table:table-cell table:style-name="ce25" office:value-type="string" calcext:value-type="string">
            <text:p>Fetal anomalies (478)</text:p>
          </table:table-cell>
          <table:table-cell table:style-name="ce25" office:value-type="string" calcext:value-type="string">
            <text:p>WES or Large Panel</text:p>
          </table:table-cell>
          <table:table-cell table:style-name="ce44" office:value-type="string" calcext:value-type="string">
            <text:p><text:span text:style-name="T24">Core</text:span><text:span text:style-name="T25"> Specialist</text:span></text:p>
          </table:table-cell>
          <table:table-cell table:style-name="ce30" office:value-type="string" calcext:value-type="string">
            <text:p><text:span text:style-name="T24">Core </text:span><text:span text:style-name="T25">Prenatal</text:span></text:p>
          </table:table-cell>
          <table:table-cell table:style-name="ce30" office:value-type="string" calcext:value-type="string">
            <text:p>Specialist test group updated to prenatal</text:p>
          </table:table-cell>
          <table:table-cell table:style-name="ce61" office:value-type="string" calcext:value-type="string">
            <text:p>No</text:p>
          </table:table-cell>
          <table:table-cell table:number-columns-repeated="2" table:style-name="ce115" office:value-type="string" calcext:value-type="string">
            <text:p>Central and South GLH - Birmingham Women's and Children's FT</text:p>
          </table:table-cell>
          <table:table-cell table:style-name="ce146" office:value-type="string" calcext:value-type="string">
            <text:p>North Thames GLH - Great Ormond Street FT </text:p>
          </table:table-cell>
          <table:table-cell table:style-name="ce398" office:value-type="string" calcext:value-type="string">
            <text:p>Central and South GLH - Birmingham Women's and Children's FT</text:p>
          </table:table-cell>
          <table:table-cell table:style-name="ce146" office:value-type="string" calcext:value-type="string">
            <text:p>North Thames GLH - Great Ormond Street FT </text:p>
          </table:table-cell>
          <table:table-cell table:style-name="ce576" office:value-type="string" calcext:value-type="string">
            <text:p>North Thames GLH - Great Ormond Street FT </text:p>
          </table:table-cell>
          <table:table-cell table:style-name="ce146"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1</text:p>
          </table:table-cell>
          <table:table-cell table:style-name="ce25" office:value-type="string" calcext:value-type="string">
            <text:p>R21.3</text:p>
          </table:table-cell>
          <table:table-cell table:style-name="ce25" office:value-type="string" calcext:value-type="string">
            <text:p>Fetal anomalies with a likely genetic cause</text:p>
          </table:table-cell>
          <table:table-cell table:style-name="ce25" office:value-type="string" calcext:value-type="string">
            <text:p>Genomewide</text:p>
          </table:table-cell>
          <table:table-cell table:style-name="ce25" office:value-type="string" calcext:value-type="string">
            <text:p>Microarray</text:p>
          </table:table-cell>
          <table:table-cell table:style-name="ce44" office:value-type="string" calcext:value-type="string">
            <text:p><text:span text:style-name="T24">Core</text:span><text:span text:style-name="T25"> Specialist</text:span></text:p>
          </table:table-cell>
          <table:table-cell table:style-name="ce30" office:value-type="string" calcext:value-type="string">
            <text:p><text:span text:style-name="T24">Core </text:span><text:span text:style-name="T25">Prenatal</text:span></text:p>
          </table:table-cell>
          <table:table-cell table:style-name="ce30" office:value-type="string" calcext:value-type="string">
            <text:p>Specialist test group updated to prenatal</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1</text:p>
          </table:table-cell>
          <table:table-cell table:style-name="ce25" office:value-type="string" calcext:value-type="string">
            <text:p>R21.4</text:p>
          </table:table-cell>
          <table:table-cell table:style-name="ce25" office:value-type="string" calcext:value-type="string">
            <text:p>Fetal anomalies with a likely genetic cause</text:p>
          </table:table-cell>
          <table:table-cell table:style-name="ce25" office:value-type="string" calcext:value-type="string">
            <text:p>Fetal anomalies (478)</text:p>
          </table:table-cell>
          <table:table-cell table:style-name="ce25" office:value-type="string" calcext:value-type="string">
            <text:p>Exon level CNV detection by MLPA or equivalent</text:p>
          </table:table-cell>
          <table:table-cell table:style-name="ce44" office:value-type="string" calcext:value-type="string">
            <text:p><text:span text:style-name="T24">Core</text:span><text:span text:style-name="T25"> Specialist</text:span></text:p>
          </table:table-cell>
          <table:table-cell table:style-name="ce30" office:value-type="string" calcext:value-type="string">
            <text:p><text:span text:style-name="T24">Core </text:span><text:span text:style-name="T25">Prenatal</text:span></text:p>
          </table:table-cell>
          <table:table-cell table:style-name="ce30" office:value-type="string" calcext:value-type="string">
            <text:p>Specialist test group updated to prenatal</text:p>
          </table:table-cell>
          <table:table-cell table:style-name="ce61" office:value-type="string" calcext:value-type="string">
            <text:p>No</text:p>
          </table:table-cell>
          <table:table-cell table:number-columns-repeated="2" table:style-name="ce116" office:value-type="string" calcext:value-type="string">
            <text:p>Central and South GLH - Birmingham Women's and Children's FT</text:p>
          </table:table-cell>
          <table:table-cell table:style-name="ce146" office:value-type="string" calcext:value-type="string">
            <text:p>North Thames GLH - Great Ormond Street FT </text:p>
          </table:table-cell>
          <table:table-cell table:style-name="ce399" office:value-type="string" calcext:value-type="string">
            <text:p>Central and South GLH - Birmingham Women's and Children's FT</text:p>
          </table:table-cell>
          <table:table-cell table:style-name="ce146" office:value-type="string" calcext:value-type="string">
            <text:p>North Thames GLH - Great Ormond Street FT </text:p>
          </table:table-cell>
          <table:table-cell table:style-name="ce576" office:value-type="string" calcext:value-type="string">
            <text:p>North Thames GLH - Great Ormond Street FT </text:p>
          </table:table-cell>
          <table:table-cell table:style-name="ce146"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10</text:p>
          </table:table-cell>
          <table:table-cell table:style-name="ce34" office:value-type="string" calcext:value-type="string">
            <text:p>R210.2</text:p>
          </table:table-cell>
          <table:table-cell table:style-name="ce34" office:value-type="string" calcext:value-type="string">
            <text:p>Inherited MMR deficiency (Lynch syndrome)</text:p>
          </table:table-cell>
          <table:table-cell table:style-name="ce34" office:value-type="string" calcext:value-type="string">
            <text:p>Inherited MMR deficiency (Lynch syndrome) (503)</text:p>
          </table:table-cell>
          <table:table-cell table:style-name="ce34" office:value-type="string" calcext:value-type="string">
            <text:p>Small panel</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10</text:p>
          </table:table-cell>
          <table:table-cell table:style-name="ce34" office:value-type="string" calcext:value-type="string">
            <text:p>R210.4</text:p>
          </table:table-cell>
          <table:table-cell table:style-name="ce34" office:value-type="string" calcext:value-type="string">
            <text:p>Inherited MMR deficiency (Lynch syndrome)</text:p>
          </table:table-cell>
          <table:table-cell table:style-name="ce34" office:value-type="string" calcext:value-type="string">
            <text:p>MLH1 hypermethylation</text:p>
          </table:table-cell>
          <table:table-cell table:style-name="ce34" office:value-type="string" calcext:value-type="string">
            <text:p>Methylation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10</text:p>
          </table:table-cell>
          <table:table-cell table:style-name="ce34" office:value-type="string" calcext:value-type="string">
            <text:p>R210.5</text:p>
          </table:table-cell>
          <table:table-cell table:style-name="ce34" office:value-type="string" calcext:value-type="string">
            <text:p>Inherited MMR deficiency (Lynch syndrome)</text:p>
          </table:table-cell>
          <table:table-cell table:style-name="ce34" office:value-type="string" calcext:value-type="string">
            <text:p>MLH1;MSH2;MSH6;PMS2</text:p>
          </table:table-cell>
          <table:table-cell table:style-name="ce34" office:value-type="string" calcext:value-type="string">
            <text:p>MLPA or equivalent</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5" office:value-type="string" calcext:value-type="string">
            <text:p>R211</text:p>
          </table:table-cell>
          <table:table-cell table:style-name="ce35" office:value-type="string" calcext:value-type="string">
            <text:p>R211.1</text:p>
          </table:table-cell>
          <table:table-cell table:style-name="ce43" office:value-type="string" calcext:value-type="string">
            <text:p>Inherited polyposis and early onset colorectal cancer - germline testing</text:p>
          </table:table-cell>
          <table:table-cell table:style-name="ce35" office:value-type="string" calcext:value-type="string">
            <text:p>Inherited polyposis (504)</text:p>
          </table:table-cell>
          <table:table-cell table:style-name="ce35" office:value-type="string" calcext:value-type="string">
            <text:p>Small panel</text:p>
          </table:table-cell>
          <table:table-cell table:number-columns-repeated="2" table:style-name="ce3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5" office:value-type="string" calcext:value-type="string">
            <text:p>R211</text:p>
          </table:table-cell>
          <table:table-cell table:style-name="ce35" office:value-type="string" calcext:value-type="string">
            <text:p>R211.2</text:p>
          </table:table-cell>
          <table:table-cell table:style-name="ce43" office:value-type="string" calcext:value-type="string">
            <text:p>Inherited polyposis and early onset colorectal cancer - germline testing</text:p>
          </table:table-cell>
          <table:table-cell table:style-name="ce43" office:value-type="string" calcext:value-type="string">
            <text:p>Inherited polyposis (504)</text:p>
          </table:table-cell>
          <table:table-cell table:style-name="ce43" office:value-type="string" calcext:value-type="string">
            <text:p>Exon level CNV detection by MLPA or equivalent</text:p>
          </table:table-cell>
          <table:table-cell table:number-columns-repeated="2" table:style-name="ce3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2</text:p>
          </table:table-cell>
          <table:table-cell table:style-name="ce34" office:value-type="string" calcext:value-type="string">
            <text:p>R22.1</text:p>
          </table:table-cell>
          <table:table-cell table:style-name="ce34" office:value-type="string" calcext:value-type="string">
            <text:p>Fetus with a likely chromosomal abnormality</text:p>
          </table:table-cell>
          <table:table-cell table:style-name="ce34" office:value-type="string" calcext:value-type="string">
            <text:p>Genomewide</text:p>
          </table:table-cell>
          <table:table-cell table:style-name="ce34" office:value-type="string" calcext:value-type="string">
            <text:p>Common aneuploidy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2</text:p>
          </table:table-cell>
          <table:table-cell table:style-name="ce34" office:value-type="string" calcext:value-type="string">
            <text:p>R22.2</text:p>
          </table:table-cell>
          <table:table-cell table:style-name="ce34" office:value-type="string" calcext:value-type="string">
            <text:p>Fetus with a likely chromosomal abnormality</text:p>
          </table:table-cell>
          <table:table-cell table:style-name="ce34" office:value-type="string" calcext:value-type="string">
            <text:p>Genomewide</text:p>
          </table:table-cell>
          <table:table-cell table:style-name="ce34" office:value-type="string" calcext:value-type="string">
            <text:p>Microarray</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4</text:p>
          </table:table-cell>
          <table:table-cell table:style-name="ce25" office:value-type="string" calcext:value-type="string">
            <text:p>R24.1</text:p>
          </table:table-cell>
          <table:table-cell table:style-name="ce25" office:value-type="string" calcext:value-type="string">
            <text:p>Achondroplasia</text:p>
          </table:table-cell>
          <table:table-cell table:style-name="ce25" office:value-type="string" calcext:value-type="string">
            <text:p>FGFR3 c.1138</text:p>
          </table:table-cell>
          <table:table-cell table:style-name="ce25" office:value-type="string" calcext:value-type="string">
            <text:p>Targeted variant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5</text:p>
          </table:table-cell>
          <table:table-cell table:style-name="ce34" office:value-type="string" calcext:value-type="string">
            <text:p>R25.1</text:p>
          </table:table-cell>
          <table:table-cell table:style-name="ce34" office:value-type="string" calcext:value-type="string">
            <text:p>Thanatophoric dysplasia</text:p>
          </table:table-cell>
          <table:table-cell table:style-name="ce34" office:value-type="string" calcext:value-type="string">
            <text:p><text:span text:style-name="T5">FGFR3 </text:span><text:span text:style-name="T19">(1398)</text:span></text:p>
          </table:table-cell>
          <table:table-cell table:style-name="ce34" office:value-type="string" calcext:value-type="string">
            <text:p>Single gene sequencing &gt;=10 amplicons</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52</text:p>
          </table:table-cell>
          <table:table-cell table:style-name="ce25" office:value-type="string" calcext:value-type="string">
            <text:p>R252.1</text:p>
          </table:table-cell>
          <table:table-cell table:style-name="ce25" office:value-type="string" calcext:value-type="string">
            <text:p>SMA carrier testing at population risk for partners of known carriers</text:p>
          </table:table-cell>
          <table:table-cell table:style-name="ce25" office:value-type="string" calcext:value-type="string">
            <text:p>SMN1</text:p>
          </table:table-cell>
          <table:table-cell table:style-name="ce25" office:value-type="string" calcext:value-type="string">
            <text:p>MLPA or equivalent</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6</text:p>
          </table:table-cell>
          <table:table-cell table:style-name="ce34" office:value-type="string" calcext:value-type="string">
            <text:p>R26.1</text:p>
          </table:table-cell>
          <table:table-cell table:style-name="ce34" office:value-type="string" calcext:value-type="string">
            <text:p>Likely common aneuploidy</text:p>
          </table:table-cell>
          <table:table-cell table:style-name="ce34" office:value-type="string" calcext:value-type="string">
            <text:p>Genomewide</text:p>
          </table:table-cell>
          <table:table-cell table:style-name="ce34" office:value-type="string" calcext:value-type="string">
            <text:p>Common aneuploidy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64</text:p>
          </table:table-cell>
          <table:table-cell table:style-name="ce25" office:value-type="string" calcext:value-type="string">
            <text:p>R264.1</text:p>
          </table:table-cell>
          <table:table-cell table:style-name="ce25" office:value-type="string" calcext:value-type="string">
            <text:p>Identity testing</text:p>
          </table:table-cell>
          <table:table-cell table:style-name="ce25" office:value-type="string" calcext:value-type="string">
            <text:p>Other</text:p>
          </table:table-cell>
          <table:table-cell table:style-name="ce25" office:value-type="string" calcext:value-type="string">
            <text:p>Identity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65</text:p>
          </table:table-cell>
          <table:table-cell table:style-name="ce34" office:value-type="string" calcext:value-type="string">
            <text:p>R265.1</text:p>
          </table:table-cell>
          <table:table-cell table:style-name="ce34" office:value-type="string" calcext:value-type="string">
            <text:p>Chromosomal mosaicism - karyotype</text:p>
          </table:table-cell>
          <table:table-cell table:style-name="ce34" office:value-type="string" calcext:value-type="string">
            <text:p>Genomewide</text:p>
          </table:table-cell>
          <table:table-cell table:style-name="ce34" office:value-type="string" calcext:value-type="string">
            <text:p>Karyotype</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7</text:p>
          </table:table-cell>
          <table:table-cell table:style-name="ce25" office:value-type="string" calcext:value-type="string">
            <text:p>R27.2</text:p>
          </table:table-cell>
          <table:table-cell table:style-name="ce44" office:value-type="string" calcext:value-type="string">
            <text:p><text:span text:style-name="T14">Paediatric disorders</text:span></text:p>
          </table:table-cell>
          <table:table-cell table:style-name="ce25" office:value-type="string" calcext:value-type="string">
            <text:p>Genomewide</text:p>
          </table:table-cell>
          <table:table-cell table:style-name="ce25" office:value-type="string" calcext:value-type="string">
            <text:p>Microarray</text:p>
          </table:table-cell>
          <table:table-cell table:number-columns-repeated="2" table:style-name="ce25" office:value-type="string" calcext:value-type="string">
            <text:p>Core</text:p>
          </table:table-cell>
          <table:table-cell table:style-name="ce30" office:value-type="string" calcext:value-type="string">
            <text:p>Clinical indication name changed to Paediatric disorders </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7</text:p>
          </table:table-cell>
          <table:table-cell table:style-name="ce25" office:value-type="string" calcext:value-type="string">
            <text:p>R27.3</text:p>
          </table:table-cell>
          <table:table-cell table:style-name="ce30" office:value-type="string" calcext:value-type="string">
            <text:p><text:span text:style-name="T14">Paediatric disorders </text:span></text:p>
          </table:table-cell>
          <table:table-cell table:style-name="ce25" office:value-type="string" calcext:value-type="string">
            <text:p>Paediatric disorders (486)</text:p>
          </table:table-cell>
          <table:table-cell table:style-name="ce25" office:value-type="string" calcext:value-type="string">
            <text:p>WGS</text:p>
          </table:table-cell>
          <table:table-cell table:number-columns-repeated="2" table:style-name="ce25" office:value-type="string" calcext:value-type="string">
            <text:p>Core</text:p>
          </table:table-cell>
          <table:table-cell table:style-name="ce30" office:value-type="string" calcext:value-type="string">
            <text:p>Clinical indication name changed to Paediatric disorders </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8</text:p>
          </table:table-cell>
          <table:table-cell table:style-name="ce34" office:value-type="string" calcext:value-type="string">
            <text:p>R28.1</text:p>
          </table:table-cell>
          <table:table-cell table:style-name="ce34" office:value-type="string" calcext:value-type="string">
            <text:p>Congenital malformation and dysmorphism syndromes – microarray only</text:p>
          </table:table-cell>
          <table:table-cell table:style-name="ce34" office:value-type="string" calcext:value-type="string">
            <text:p>Genomewide</text:p>
          </table:table-cell>
          <table:table-cell table:style-name="ce34" office:value-type="string" calcext:value-type="string">
            <text:p>Microarray</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9</text:p>
          </table:table-cell>
          <table:table-cell table:style-name="ce25" office:value-type="string" calcext:value-type="string">
            <text:p>R29.2</text:p>
          </table:table-cell>
          <table:table-cell table:style-name="ce25" office:value-type="string" calcext:value-type="string">
            <text:p>Intellectual disability</text:p>
          </table:table-cell>
          <table:table-cell table:style-name="ce25" office:value-type="string" calcext:value-type="string">
            <text:p>Genomewide</text:p>
          </table:table-cell>
          <table:table-cell table:style-name="ce25" office:value-type="string" calcext:value-type="string">
            <text:p>Microarray</text:p>
          </table:table-cell>
          <table:table-cell table:number-columns-repeated="2" table:style-name="ce25" office:value-type="string" calcext:value-type="string">
            <text:p>Core</text:p>
          </table:table-cell>
          <table:table-cell table:style-name="ce30" office:value-type="string" calcext:value-type="string">
            <text:p>Clinical indication name changed to Intellectual disability</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9</text:p>
          </table:table-cell>
          <table:table-cell table:style-name="ce25" office:value-type="string" calcext:value-type="string">
            <text:p>R29.4</text:p>
          </table:table-cell>
          <table:table-cell table:style-name="ce25" office:value-type="string" calcext:value-type="string">
            <text:p>Intellectual disability</text:p>
          </table:table-cell>
          <table:table-cell table:style-name="ce25" office:value-type="string" calcext:value-type="string">
            <text:p>Intellectual disability (285)</text:p>
          </table:table-cell>
          <table:table-cell table:style-name="ce25" office:value-type="string" calcext:value-type="string">
            <text:p>WGS</text:p>
          </table:table-cell>
          <table:table-cell table:number-columns-repeated="2" table:style-name="ce25" office:value-type="string" calcext:value-type="string">
            <text:p>Core</text:p>
          </table:table-cell>
          <table:table-cell table:style-name="ce30" office:value-type="string" calcext:value-type="string">
            <text:p>Clinical indication name changed to Intellectual disability</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97</text:p>
          </table:table-cell>
          <table:table-cell table:style-name="ce34" office:value-type="string" calcext:value-type="string">
            <text:p>R297.1</text:p>
          </table:table-cell>
          <table:table-cell table:style-name="ce34" office:value-type="string" calcext:value-type="string">
            <text:p>Possible structural chromosomal rearrangement - karyotype</text:p>
          </table:table-cell>
          <table:table-cell table:style-name="ce34" office:value-type="string" calcext:value-type="string">
            <text:p>As determined by indication</text:p>
          </table:table-cell>
          <table:table-cell table:style-name="ce34" office:value-type="string" calcext:value-type="string">
            <text:p>Karyotype</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98</text:p>
          </table:table-cell>
          <table:table-cell table:style-name="ce25" office:value-type="string" calcext:value-type="string">
            <text:p>R298.1</text:p>
          </table:table-cell>
          <table:table-cell table:style-name="ce25" office:value-type="string" calcext:value-type="string">
            <text:p>Possible structural or mosaic chromosomal abnormality - FISH</text:p>
          </table:table-cell>
          <table:table-cell table:style-name="ce25" office:value-type="string" calcext:value-type="string">
            <text:p>As determined by indication</text:p>
          </table:table-cell>
          <table:table-cell table:style-name="ce25" office:value-type="string" calcext:value-type="string">
            <text:p>FISH</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314</text:p>
          </table:table-cell>
          <table:table-cell table:style-name="ce34" office:value-type="string" calcext:value-type="string">
            <text:p>R314.1</text:p>
          </table:table-cell>
          <table:table-cell table:style-name="ce34" office:value-type="string" calcext:value-type="string">
            <text:p>Ambiguous genitalia presenting neonatally</text:p>
          </table:table-cell>
          <table:table-cell table:style-name="ce34" office:value-type="string" calcext:value-type="string">
            <text:p>Sex chromosomes</text:p>
          </table:table-cell>
          <table:table-cell table:style-name="ce34" office:value-type="string" calcext:value-type="string">
            <text:p>Common aneuploidy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314</text:p>
          </table:table-cell>
          <table:table-cell table:style-name="ce34" office:value-type="string" calcext:value-type="string">
            <text:p>R314.2</text:p>
          </table:table-cell>
          <table:table-cell table:style-name="ce34" office:value-type="string" calcext:value-type="string">
            <text:p>Ambiguous genitalia presenting neonatally</text:p>
          </table:table-cell>
          <table:table-cell table:style-name="ce34" office:value-type="string" calcext:value-type="string">
            <text:p>Sex chromosomes</text:p>
          </table:table-cell>
          <table:table-cell table:style-name="ce34" office:value-type="string" calcext:value-type="string">
            <text:p>Karyotype</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318</text:p>
          </table:table-cell>
          <table:table-cell table:style-name="ce25" office:value-type="string" calcext:value-type="string">
            <text:p>R318.1</text:p>
          </table:table-cell>
          <table:table-cell table:style-name="ce25" office:value-type="string" calcext:value-type="string">
            <text:p>Recurrent miscarriage with products of conception available for testing</text:p>
          </table:table-cell>
          <table:table-cell table:style-name="ce25" office:value-type="string" calcext:value-type="string">
            <text:p>Genomewide</text:p>
          </table:table-cell>
          <table:table-cell table:style-name="ce25" office:value-type="string" calcext:value-type="string">
            <text:p>Common aneuploidy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318</text:p>
          </table:table-cell>
          <table:table-cell table:style-name="ce25" office:value-type="string" calcext:value-type="string">
            <text:p>R318.2</text:p>
          </table:table-cell>
          <table:table-cell table:style-name="ce25" office:value-type="string" calcext:value-type="string">
            <text:p>Recurrent miscarriage with products of conception available for testing</text:p>
          </table:table-cell>
          <table:table-cell table:style-name="ce25" office:value-type="string" calcext:value-type="string">
            <text:p>Genomewide</text:p>
          </table:table-cell>
          <table:table-cell table:style-name="ce25" office:value-type="string" calcext:value-type="string">
            <text:p>Microarray</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320</text:p>
          </table:table-cell>
          <table:table-cell table:style-name="ce34" office:value-type="string" calcext:value-type="string">
            <text:p>R320.1</text:p>
          </table:table-cell>
          <table:table-cell table:style-name="ce34" office:value-type="string" calcext:value-type="string">
            <text:p>Invasive prenatal diagnosis requiring fetal sexing</text:p>
          </table:table-cell>
          <table:table-cell table:style-name="ce34" office:value-type="string" calcext:value-type="string">
            <text:p>Other</text:p>
          </table:table-cell>
          <table:table-cell table:style-name="ce34" office:value-type="string" calcext:value-type="string">
            <text:p>Common aneuploidy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322</text:p>
          </table:table-cell>
          <table:table-cell table:style-name="ce25" office:value-type="string" calcext:value-type="string">
            <text:p>R322.1</text:p>
          </table:table-cell>
          <table:table-cell table:style-name="ce25" office:value-type="string" calcext:value-type="string">
            <text:p>Skin fibroblasts to be cultured and stored</text:p>
          </table:table-cell>
          <table:table-cell table:style-name="ce25" office:value-type="string" calcext:value-type="string">
            <text:p>No target identified at this stage</text:p>
          </table:table-cell>
          <table:table-cell table:style-name="ce25" office:value-type="string" calcext:value-type="string">
            <text:p>Other</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343</text:p>
          </table:table-cell>
          <table:table-cell table:style-name="ce34" office:value-type="string" calcext:value-type="string">
            <text:p>R343.1</text:p>
          </table:table-cell>
          <table:table-cell table:style-name="ce34" office:value-type="string" calcext:value-type="string">
            <text:p>Chromosomal mosaicism - microarray</text:p>
          </table:table-cell>
          <table:table-cell table:style-name="ce34" office:value-type="string" calcext:value-type="string">
            <text:p>Genomewide</text:p>
          </table:table-cell>
          <table:table-cell table:style-name="ce34" office:value-type="string" calcext:value-type="string">
            <text:p>Microarray</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346</text:p>
          </table:table-cell>
          <table:table-cell table:style-name="ce25" office:value-type="string" calcext:value-type="string">
            <text:p>R346.1</text:p>
          </table:table-cell>
          <table:table-cell table:style-name="ce25" office:value-type="string" calcext:value-type="string">
            <text:p>DNA to be stored</text:p>
          </table:table-cell>
          <table:table-cell table:style-name="ce25" office:value-type="string" calcext:value-type="string">
            <text:p>No target identified at this stage</text:p>
          </table:table-cell>
          <table:table-cell table:style-name="ce25" office:value-type="string" calcext:value-type="string">
            <text:p>Other</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373</text:p>
          </table:table-cell>
          <table:table-cell table:style-name="ce34" office:value-type="string" calcext:value-type="string">
            <text:p>R373.1</text:p>
          </table:table-cell>
          <table:table-cell table:style-name="ce34" office:value-type="string" calcext:value-type="string">
            <text:p>RNA to be stored</text:p>
          </table:table-cell>
          <table:table-cell table:style-name="ce34" office:value-type="string" calcext:value-type="string">
            <text:p>No target identified at this stage</text:p>
          </table:table-cell>
          <table:table-cell table:style-name="ce34" office:value-type="string" calcext:value-type="string">
            <text:p>Other</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374</text:p>
          </table:table-cell>
          <table:table-cell table:style-name="ce25" office:value-type="string" calcext:value-type="string">
            <text:p>R374.1</text:p>
          </table:table-cell>
          <table:table-cell table:style-name="ce25" office:value-type="string" calcext:value-type="string">
            <text:p>Other sample to be stored</text:p>
          </table:table-cell>
          <table:table-cell table:style-name="ce25" office:value-type="string" calcext:value-type="string">
            <text:p>No target identified at this stage</text:p>
          </table:table-cell>
          <table:table-cell table:style-name="ce25" office:value-type="string" calcext:value-type="string">
            <text:p>Other</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377</text:p>
          </table:table-cell>
          <table:table-cell table:style-name="ce34" office:value-type="string" calcext:value-type="string">
            <text:p>R377.1</text:p>
          </table:table-cell>
          <table:table-cell table:style-name="ce34" office:value-type="string" calcext:value-type="string">
            <text:p>Intellectual disability – microarray only</text:p>
          </table:table-cell>
          <table:table-cell table:style-name="ce34" office:value-type="string" calcext:value-type="string">
            <text:p>Genomewide</text:p>
          </table:table-cell>
          <table:table-cell table:style-name="ce34" office:value-type="string" calcext:value-type="string">
            <text:p>Microarray</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382</text:p>
          </table:table-cell>
          <table:table-cell table:style-name="ce25" office:value-type="string" calcext:value-type="string">
            <text:p>R382.1</text:p>
          </table:table-cell>
          <table:table-cell table:style-name="ce25" office:value-type="string" calcext:value-type="string">
            <text:p>Hypochondroplasia</text:p>
          </table:table-cell>
          <table:table-cell table:style-name="ce25" office:value-type="string" calcext:value-type="string">
            <text:p>FGFR3 c.1620</text:p>
          </table:table-cell>
          <table:table-cell table:style-name="ce25" office:value-type="string" calcext:value-type="string">
            <text:p>Targeted variant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401</text:p>
          </table:table-cell>
          <table:table-cell table:style-name="ce34" office:value-type="string" calcext:value-type="string">
            <text:p>R401.1</text:p>
          </table:table-cell>
          <table:table-cell table:style-name="ce34" office:value-type="string" calcext:value-type="string">
            <text:p>Common aneuploidy testing - prenatal</text:p>
          </table:table-cell>
          <table:table-cell table:style-name="ce34" office:value-type="string" calcext:value-type="string">
            <text:p>Genomewide</text:p>
          </table:table-cell>
          <table:table-cell table:style-name="ce34" office:value-type="string" calcext:value-type="string">
            <text:p>Common aneuploidy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02</text:p>
          </table:table-cell>
          <table:table-cell table:style-name="ce25" office:value-type="string" calcext:value-type="string">
            <text:p>R402.1</text:p>
          </table:table-cell>
          <table:table-cell table:style-name="ce25" office:value-type="string" calcext:value-type="string">
            <text:p>Premature ovarian insufficiency</text:p>
          </table:table-cell>
          <table:table-cell table:style-name="ce25" office:value-type="string" calcext:value-type="string">
            <text:p>Genomewide</text:p>
          </table:table-cell>
          <table:table-cell table:style-name="ce25" office:value-type="string" calcext:value-type="string">
            <text:p>Karyotype or equivalent</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02</text:p>
          </table:table-cell>
          <table:table-cell table:style-name="ce25" office:value-type="string" calcext:value-type="string">
            <text:p>R402.2</text:p>
          </table:table-cell>
          <table:table-cell table:style-name="ce25" office:value-type="string" calcext:value-type="string">
            <text:p>Premature ovarian insufficiency</text:p>
          </table:table-cell>
          <table:table-cell table:style-name="ce25" office:value-type="string" calcext:value-type="string">
            <text:p>FMR1 STR</text:p>
          </table:table-cell>
          <table:table-cell table:style-name="ce25" office:value-type="string" calcext:value-type="string">
            <text:p>STR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411</text:p>
          </table:table-cell>
          <table:table-cell table:style-name="ce34" office:value-type="string" calcext:value-type="string">
            <text:p>R411.1</text:p>
          </table:table-cell>
          <table:table-cell table:style-name="ce34" office:value-type="string" calcext:value-type="string">
            <text:p>Y chromosome microdeletion </text:p>
          </table:table-cell>
          <table:table-cell table:style-name="ce34" office:value-type="string" calcext:value-type="string">
            <text:p>Y chromosome AZF regions</text:p>
          </table:table-cell>
          <table:table-cell table:style-name="ce34" office:value-type="string" calcext:value-type="string">
            <text:p>Targeted variant testing or equivalent</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14</text:p>
          </table:table-cell>
          <table:table-cell table:style-name="ce25" office:value-type="string" calcext:value-type="string">
            <text:p>R414.1</text:p>
          </table:table-cell>
          <table:table-cell table:style-name="ce25" office:value-type="string" calcext:value-type="string">
            <text:p>APC associated Polyposis </text:p>
          </table:table-cell>
          <table:table-cell table:style-name="ce25" office:value-type="string" calcext:value-type="string">
            <text:p><text:span text:style-name="T5">APC </text:span><text:span text:style-name="T19">(1212)</text:span></text:p>
          </table:table-cell>
          <table:table-cell table:style-name="ce25" office:value-type="string" calcext:value-type="string">
            <text:p>Single gene sequencing &gt;=10 amplicons</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14</text:p>
          </table:table-cell>
          <table:table-cell table:style-name="ce25" office:value-type="string" calcext:value-type="string">
            <text:p>R414.2</text:p>
          </table:table-cell>
          <table:table-cell table:style-name="ce25" office:value-type="string" calcext:value-type="string">
            <text:p>APC associated Polyposis </text:p>
          </table:table-cell>
          <table:table-cell table:style-name="ce25" office:value-type="string" calcext:value-type="string">
            <text:p><text:span text:style-name="T5">APC </text:span><text:span text:style-name="T19">(1212)</text:span></text:p>
          </table:table-cell>
          <table:table-cell table:style-name="ce25" office:value-type="string" calcext:value-type="string">
            <text:p>MLPA or equivalent</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428</text:p>
          </table:table-cell>
          <table:table-cell table:style-name="ce34" office:value-type="string" calcext:value-type="string">
            <text:p>R428.1</text:p>
          </table:table-cell>
          <table:table-cell table:style-name="ce34" office:value-type="string" calcext:value-type="string">
            <text:p>Patient receiving solid organ transplantation (only in cases where passenger lymphocyte syndrome is suspected)</text:p>
          </table:table-cell>
          <table:table-cell table:style-name="ce34" office:value-type="string" calcext:value-type="string">
            <text:p>Relevant gene(s) or loci</text:p>
          </table:table-cell>
          <table:table-cell table:style-name="ce34" office:value-type="string" calcext:value-type="string">
            <text:p>STR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428</text:p>
          </table:table-cell>
          <table:table-cell table:style-name="ce34" office:value-type="string" calcext:value-type="string">
            <text:p>R428.2</text:p>
          </table:table-cell>
          <table:table-cell table:style-name="ce34" office:value-type="string" calcext:value-type="string">
            <text:p>Patient receiving solid organ transplantation (only in cases where passenger lymphocyte syndrome is suspected)</text:p>
          </table:table-cell>
          <table:table-cell table:style-name="ce34" office:value-type="string" calcext:value-type="string">
            <text:p>Sex chromosomes</text:p>
          </table:table-cell>
          <table:table-cell table:style-name="ce34" office:value-type="string" calcext:value-type="string">
            <text:p>FISH</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30</text:p>
          </table:table-cell>
          <table:table-cell table:style-name="ce25" office:value-type="string" calcext:value-type="string">
            <text:p>R430.1</text:p>
          </table:table-cell>
          <table:table-cell table:style-name="ce25" office:value-type="string" calcext:value-type="string">
            <text:p>Inherited prostate cancer</text:p>
          </table:table-cell>
          <table:table-cell table:style-name="ce30" office:value-type="string" calcext:value-type="string">
            <text:p>Inherited prostate cancer (1223)</text:p>
          </table:table-cell>
          <table:table-cell table:style-name="ce25" office:value-type="string" calcext:value-type="string">
            <text:p>Small panel</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30</text:p>
          </table:table-cell>
          <table:table-cell table:style-name="ce25" office:value-type="string" calcext:value-type="string">
            <text:p>R430.2</text:p>
          </table:table-cell>
          <table:table-cell table:style-name="ce25" office:value-type="string" calcext:value-type="string">
            <text:p>Inherited prostate cancer</text:p>
          </table:table-cell>
          <table:table-cell table:style-name="ce30" office:value-type="string" calcext:value-type="string">
            <text:p>Inherited prostate cancer (1223)</text:p>
          </table:table-cell>
          <table:table-cell table:style-name="ce25" office:value-type="string" calcext:value-type="string">
            <text:p>Exon level CNV detection by MLPA or equivalent</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44</text:p>
          </table:table-cell>
          <table:table-cell table:style-name="ce25" office:value-type="string" calcext:value-type="string">
            <text:p>R444.1</text:p>
          </table:table-cell>
          <table:table-cell table:style-name="ce25" office:value-type="string" calcext:value-type="string">
            <text:p>NICE approved PARP inhibitor treatment </text:p>
          </table:table-cell>
          <table:table-cell table:style-name="ce25" office:value-type="string" calcext:value-type="string">
            <text:p>Breast cancer: BRCA1; BRCA2; PALB2; RAD51C; RAD51D; ATM; CHEK2 </text:p>
          </table:table-cell>
          <table:table-cell table:style-name="ce25" office:value-type="string" calcext:value-type="string">
            <text:p>Small panel</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6"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30" table:number-columns-repeated="10"/>
          <table:table-cell table:number-columns-repeated="38"/>
        </table:table-row>
        <table:table-row table:style-name="ro1">
          <table:table-cell table:style-name="ce13" office:value-type="string" calcext:value-type="string">
            <text:p>R444</text:p>
          </table:table-cell>
          <table:table-cell table:style-name="ce25" office:value-type="string" calcext:value-type="string">
            <text:p>R444.2</text:p>
          </table:table-cell>
          <table:table-cell table:style-name="ce25" office:value-type="string" calcext:value-type="string">
            <text:p>NICE approved PARP inhibitor treatment </text:p>
          </table:table-cell>
          <table:table-cell table:style-name="ce25" office:value-type="string" calcext:value-type="string">
            <text:p>Prostate cancer: BRCA1, BRCA2</text:p>
          </table:table-cell>
          <table:table-cell table:style-name="ce25" office:value-type="string" calcext:value-type="string">
            <text:p>Small panel </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6" office:value-type="string" calcext:value-type="string">
            <text:p>No </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30" table:number-columns-repeated="10"/>
          <table:table-cell table:number-columns-repeated="38"/>
        </table:table-row>
        <table:table-row table:style-name="ro1">
          <table:table-cell table:style-name="ce13" office:value-type="string" calcext:value-type="string">
            <text:p>R444</text:p>
          </table:table-cell>
          <table:table-cell table:style-name="ce25" office:value-type="string" calcext:value-type="string">
            <text:p>R444.3</text:p>
          </table:table-cell>
          <table:table-cell table:style-name="ce25" office:value-type="string" calcext:value-type="string">
            <text:p>NICE approved PARP inhibitor treatment </text:p>
          </table:table-cell>
          <table:table-cell table:style-name="ce25" office:value-type="string" calcext:value-type="string">
            <text:p>As dictated by relevant test ID</text:p>
          </table:table-cell>
          <table:table-cell table:style-name="ce25" office:value-type="string" calcext:value-type="string">
            <text:p>Exon level CNV detection by MLPA or equivalent</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6"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30" table:number-columns-repeated="10"/>
          <table:table-cell table:number-columns-repeated="38"/>
        </table:table-row>
        <table:table-row table:style-name="ro1">
          <table:table-cell table:style-name="ce14" office:value-type="string" calcext:value-type="string">
            <text:p>R47</text:p>
          </table:table-cell>
          <table:table-cell table:style-name="ce34" office:value-type="string" calcext:value-type="string">
            <text:p>R47.1</text:p>
          </table:table-cell>
          <table:table-cell table:style-name="ce34" office:value-type="string" calcext:value-type="string">
            <text:p>Angelman syndrome</text:p>
          </table:table-cell>
          <table:table-cell table:style-name="ce34" office:value-type="string" calcext:value-type="string">
            <text:p>AS/PWS critical region</text:p>
          </table:table-cell>
          <table:table-cell table:style-name="ce34" office:value-type="string" calcext:value-type="string">
            <text:p>Methylation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47</text:p>
          </table:table-cell>
          <table:table-cell table:style-name="ce34" office:value-type="string" calcext:value-type="string">
            <text:p>R47.2</text:p>
          </table:table-cell>
          <table:table-cell table:style-name="ce34" office:value-type="string" calcext:value-type="string">
            <text:p>Angelman syndrome</text:p>
          </table:table-cell>
          <table:table-cell table:style-name="ce34" office:value-type="string" calcext:value-type="string">
            <text:p>AS/PWS critical region</text:p>
          </table:table-cell>
          <table:table-cell table:style-name="ce34" office:value-type="string" calcext:value-type="string">
            <text:p>MLPA or equivalent</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8</text:p>
          </table:table-cell>
          <table:table-cell table:style-name="ce25" office:value-type="string" calcext:value-type="string">
            <text:p>R48.1</text:p>
          </table:table-cell>
          <table:table-cell table:style-name="ce25" office:value-type="string" calcext:value-type="string">
            <text:p>Prader-Willi syndrome</text:p>
          </table:table-cell>
          <table:table-cell table:style-name="ce25" office:value-type="string" calcext:value-type="string">
            <text:p>AS/PWS critical region</text:p>
          </table:table-cell>
          <table:table-cell table:style-name="ce25" office:value-type="string" calcext:value-type="string">
            <text:p>Methylation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8</text:p>
          </table:table-cell>
          <table:table-cell table:style-name="ce25" office:value-type="string" calcext:value-type="string">
            <text:p>R48.2</text:p>
          </table:table-cell>
          <table:table-cell table:style-name="ce25" office:value-type="string" calcext:value-type="string">
            <text:p>Prader-Willi syndrome</text:p>
          </table:table-cell>
          <table:table-cell table:style-name="ce25" office:value-type="string" calcext:value-type="string">
            <text:p>AS/PWS critical region</text:p>
          </table:table-cell>
          <table:table-cell table:style-name="ce25" office:value-type="string" calcext:value-type="string">
            <text:p>MLPA or equivalent</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53</text:p>
          </table:table-cell>
          <table:table-cell table:style-name="ce34" office:value-type="string" calcext:value-type="string">
            <text:p>R53.1</text:p>
          </table:table-cell>
          <table:table-cell table:style-name="ce34" office:value-type="string" calcext:value-type="string">
            <text:p>Fragile X</text:p>
          </table:table-cell>
          <table:table-cell table:style-name="ce34" office:value-type="string" calcext:value-type="string">
            <text:p>FMR1 STR</text:p>
          </table:table-cell>
          <table:table-cell table:style-name="ce34" office:value-type="string" calcext:value-type="string">
            <text:p>STR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65</text:p>
          </table:table-cell>
          <table:table-cell table:style-name="ce25" office:value-type="string" calcext:value-type="string">
            <text:p>R65.1</text:p>
          </table:table-cell>
          <table:table-cell table:style-name="ce25" office:value-type="string" calcext:value-type="string">
            <text:p>Aminoglycoside exposure posing risk to hearing</text:p>
          </table:table-cell>
          <table:table-cell table:style-name="ce25" office:value-type="string" calcext:value-type="string">
            <text:p>MT-RNR1 1555A&gt;G</text:p>
          </table:table-cell>
          <table:table-cell table:style-name="ce25" office:value-type="string" calcext:value-type="string">
            <text:p>Targeted variant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68</text:p>
          </table:table-cell>
          <table:table-cell table:style-name="ce34" office:value-type="string" calcext:value-type="string">
            <text:p>R68.1</text:p>
          </table:table-cell>
          <table:table-cell table:style-name="ce34" office:value-type="string" calcext:value-type="string">
            <text:p>Huntington disease</text:p>
          </table:table-cell>
          <table:table-cell table:style-name="ce34" office:value-type="string" calcext:value-type="string">
            <text:p>HTT STR</text:p>
          </table:table-cell>
          <table:table-cell table:style-name="ce34" office:value-type="string" calcext:value-type="string">
            <text:p>STR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705" table:number-columns-repeated="10"/>
          <table:table-cell table:number-columns-repeated="38"/>
        </table:table-row>
        <table:table-row table:style-name="ro1">
          <table:table-cell table:style-name="ce13" office:value-type="string" calcext:value-type="string">
            <text:p>R69</text:p>
          </table:table-cell>
          <table:table-cell table:style-name="ce25" office:value-type="string" calcext:value-type="string">
            <text:p>R69.1</text:p>
          </table:table-cell>
          <table:table-cell table:style-name="ce25" office:value-type="string" calcext:value-type="string">
            <text:p><text:span text:style-name="T5">Hypotonic infant</text:span><text:span text:style-name="T15"> </text:span></text:p>
          </table:table-cell>
          <table:table-cell table:style-name="ce25" office:value-type="string" calcext:value-type="string">
            <text:p>SNRPN DMR</text:p>
          </table:table-cell>
          <table:table-cell table:style-name="ce25" office:value-type="string" calcext:value-type="string">
            <text:p>Methylation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41" table:number-columns-repeated="10"/>
          <table:table-cell table:number-columns-repeated="38"/>
        </table:table-row>
        <table:table-row table:style-name="ro1">
          <table:table-cell table:style-name="ce13" office:value-type="string" calcext:value-type="string">
            <text:p>R69</text:p>
          </table:table-cell>
          <table:table-cell table:style-name="ce25" office:value-type="string" calcext:value-type="string">
            <text:p>R69.3</text:p>
          </table:table-cell>
          <table:table-cell table:style-name="ce25" office:value-type="string" calcext:value-type="string">
            <text:p><text:span text:style-name="T5">Hypotonic infant</text:span><text:span text:style-name="T15"> </text:span></text:p>
          </table:table-cell>
          <table:table-cell table:style-name="ce25" office:value-type="string" calcext:value-type="string">
            <text:p>Genomewide</text:p>
          </table:table-cell>
          <table:table-cell table:style-name="ce25" office:value-type="string" calcext:value-type="string">
            <text:p>Microarray</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46" table:number-columns-repeated="10"/>
          <table:table-cell table:number-columns-repeated="38"/>
        </table:table-row>
        <table:table-row table:style-name="ro7">
          <table:table-cell table:style-name="ce13" office:value-type="string" calcext:value-type="string">
            <text:p>R69</text:p>
          </table:table-cell>
          <table:table-cell table:style-name="ce25" office:value-type="string" calcext:value-type="string">
            <text:p>R69.5</text:p>
          </table:table-cell>
          <table:table-cell table:style-name="ce25" office:value-type="string" calcext:value-type="string">
            <text:p><text:span text:style-name="T5">Hypotonic infant</text:span><text:span text:style-name="T15"> </text:span></text:p>
          </table:table-cell>
          <table:table-cell table:style-name="ce25" office:value-type="string" calcext:value-type="string">
            <text:p>Hypotonic infant (490)</text:p>
          </table:table-cell>
          <table:table-cell table:style-name="ce25" office:value-type="string" calcext:value-type="string">
            <text:p>WGS</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7">
          <table:table-cell table:style-name="ce13" office:value-type="string" calcext:value-type="string">
            <text:p>R69</text:p>
          </table:table-cell>
          <table:table-cell table:style-name="ce25" office:value-type="string" calcext:value-type="string">
            <text:p>R69.6</text:p>
          </table:table-cell>
          <table:table-cell table:style-name="ce25" office:value-type="string" calcext:value-type="string">
            <text:p>Hypotonic infant </text:p>
          </table:table-cell>
          <table:table-cell table:style-name="ce25" office:value-type="string" calcext:value-type="string">
            <text:p>Hypotonic infant (490)</text:p>
          </table:table-cell>
          <table:table-cell table:style-name="ce25" office:value-type="string" calcext:value-type="string">
            <text:p>Confirmatory STR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70</text:p>
          </table:table-cell>
          <table:table-cell table:style-name="ce34" office:value-type="string" calcext:value-type="string">
            <text:p>R70.1</text:p>
          </table:table-cell>
          <table:table-cell table:style-name="ce34" office:value-type="string" calcext:value-type="string">
            <text:p>Spinal muscular atrophy type 1 diagnostic test</text:p>
          </table:table-cell>
          <table:table-cell table:style-name="ce34" office:value-type="string" calcext:value-type="string">
            <text:p>SMN1; SMN2</text:p>
          </table:table-cell>
          <table:table-cell table:style-name="ce34" office:value-type="string" calcext:value-type="string">
            <text:p>MLPA or equivalent</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72</text:p>
          </table:table-cell>
          <table:table-cell table:style-name="ce25" office:value-type="string" calcext:value-type="string">
            <text:p>R72.1</text:p>
          </table:table-cell>
          <table:table-cell table:style-name="ce25" office:value-type="string" calcext:value-type="string">
            <text:p>Myotonic dystrophy type 1</text:p>
          </table:table-cell>
          <table:table-cell table:style-name="ce25" office:value-type="string" calcext:value-type="string">
            <text:p>DMPK STR</text:p>
          </table:table-cell>
          <table:table-cell table:style-name="ce25" office:value-type="string" calcext:value-type="string">
            <text:p>STR testing</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77</text:p>
          </table:table-cell>
          <table:table-cell table:style-name="ce34" office:value-type="string" calcext:value-type="string">
            <text:p>R77.1</text:p>
          </table:table-cell>
          <table:table-cell table:style-name="ce34" office:value-type="string" calcext:value-type="string">
            <text:p>Hereditary neuropathy - PMP22 copy number</text:p>
          </table:table-cell>
          <table:table-cell table:style-name="ce34" office:value-type="string" calcext:value-type="string">
            <text:p>PMP22</text:p>
          </table:table-cell>
          <table:table-cell table:style-name="ce34" office:value-type="string" calcext:value-type="string">
            <text:p>MLPA or equivalent</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89</text:p>
          </table:table-cell>
          <table:table-cell table:style-name="ce25" office:value-type="string" calcext:value-type="string">
            <text:p>R89.2</text:p>
          </table:table-cell>
          <table:table-cell table:style-name="ce25" office:value-type="string" calcext:value-type="string">
            <text:p>Ultra-rare and atypical monogenic disorders</text:p>
          </table:table-cell>
          <table:table-cell table:style-name="ce25" office:value-type="string" calcext:value-type="string">
            <text:p>Genomewide</text:p>
          </table:table-cell>
          <table:table-cell table:style-name="ce25" office:value-type="string" calcext:value-type="string">
            <text:p>Microarray</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89</text:p>
          </table:table-cell>
          <table:table-cell table:style-name="ce25" office:value-type="string" calcext:value-type="string">
            <text:p>R89.3</text:p>
          </table:table-cell>
          <table:table-cell table:style-name="ce25" office:value-type="string" calcext:value-type="string">
            <text:p>Ultra-rare and atypical monogenic disorders</text:p>
          </table:table-cell>
          <table:table-cell table:style-name="ce25" office:value-type="string" calcext:value-type="string">
            <text:p>Relevant panel(s) in PanelApp</text:p>
          </table:table-cell>
          <table:table-cell table:style-name="ce25" office:value-type="string" calcext:value-type="string">
            <text:p>WGS</text:p>
          </table:table-cell>
          <table:table-cell table:number-columns-repeated="2" table:style-name="ce25" office:value-type="string" calcext:value-type="string">
            <text:p>Core</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95</text:p>
          </table:table-cell>
          <table:table-cell table:style-name="ce34" office:value-type="string" calcext:value-type="string">
            <text:p>R95.1</text:p>
          </table:table-cell>
          <table:table-cell table:style-name="ce34" office:value-type="string" calcext:value-type="string">
            <text:p>Iron overload - hereditary haemochromatosis testing</text:p>
          </table:table-cell>
          <table:table-cell table:style-name="ce34" office:value-type="string" calcext:value-type="string">
            <text:p>HFE common variants</text:p>
          </table:table-cell>
          <table:table-cell table:style-name="ce34" office:value-type="string" calcext:value-type="string">
            <text:p>Targeted variant testing</text:p>
          </table:table-cell>
          <table:table-cell table:number-columns-repeated="2" table:style-name="ce34" office:value-type="string" calcext:value-type="string">
            <text:p>Core</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111</text:p>
          </table:table-cell>
          <table:table-cell table:style-name="ce25" office:value-type="string" calcext:value-type="string">
            <text:p>R111.1</text:p>
          </table:table-cell>
          <table:table-cell table:style-name="ce25" office:value-type="string" calcext:value-type="string">
            <text:p>X-inactivation testing</text:p>
          </table:table-cell>
          <table:table-cell table:style-name="ce25" office:value-type="string" calcext:value-type="string">
            <text:p>Other</text:p>
          </table:table-cell>
          <table:table-cell table:style-name="ce25" office:value-type="string" calcext:value-type="string">
            <text:p>X-inactivation testing</text:p>
          </table:table-cell>
          <table:table-cell table:number-columns-repeated="2" table:style-name="ce25" office:value-type="string" calcext:value-type="string">
            <text:p>Core/Specialised</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40</text:p>
          </table:table-cell>
          <table:table-cell table:style-name="ce34" office:value-type="string" calcext:value-type="string">
            <text:p>R240.1</text:p>
          </table:table-cell>
          <table:table-cell table:style-name="ce34" office:value-type="string" calcext:value-type="string">
            <text:p>Diagnostic testing for known mutation(s)</text:p>
          </table:table-cell>
          <table:table-cell table:style-name="ce34" office:value-type="string" calcext:value-type="string">
            <text:p>Specific Target</text:p>
          </table:table-cell>
          <table:table-cell table:style-name="ce34" office:value-type="string" calcext:value-type="string">
            <text:p>Targeted variant testing</text:p>
          </table:table-cell>
          <table:table-cell table:number-columns-repeated="2" table:style-name="ce34" office:value-type="string" calcext:value-type="string">
            <text:p>Core/Specialised</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42</text:p>
          </table:table-cell>
          <table:table-cell table:style-name="ce25" office:value-type="string" calcext:value-type="string">
            <text:p>R242.1</text:p>
          </table:table-cell>
          <table:table-cell table:style-name="ce25" office:value-type="string" calcext:value-type="string">
            <text:p>Predictive testing for known familial mutation(s)</text:p>
          </table:table-cell>
          <table:table-cell table:style-name="ce25" office:value-type="string" calcext:value-type="string">
            <text:p>Specific Target</text:p>
          </table:table-cell>
          <table:table-cell table:style-name="ce25" office:value-type="string" calcext:value-type="string">
            <text:p>Targeted variant testing</text:p>
          </table:table-cell>
          <table:table-cell table:number-columns-repeated="2" table:style-name="ce25" office:value-type="string" calcext:value-type="string">
            <text:p>Core/Specialised</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44</text:p>
          </table:table-cell>
          <table:table-cell table:style-name="ce34" office:value-type="string" calcext:value-type="string">
            <text:p>R244.1</text:p>
          </table:table-cell>
          <table:table-cell table:style-name="ce34" office:value-type="string" calcext:value-type="string">
            <text:p>Carrier testing for known familial mutation(s)</text:p>
          </table:table-cell>
          <table:table-cell table:style-name="ce34" office:value-type="string" calcext:value-type="string">
            <text:p>Specific Target</text:p>
          </table:table-cell>
          <table:table-cell table:style-name="ce34" office:value-type="string" calcext:value-type="string">
            <text:p>Targeted variant testing</text:p>
          </table:table-cell>
          <table:table-cell table:number-columns-repeated="2" table:style-name="ce34" office:value-type="string" calcext:value-type="string">
            <text:p>Core/Specialised</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46</text:p>
          </table:table-cell>
          <table:table-cell table:style-name="ce25" office:value-type="string" calcext:value-type="string">
            <text:p>R246.1</text:p>
          </table:table-cell>
          <table:table-cell table:style-name="ce25" office:value-type="string" calcext:value-type="string">
            <text:p>Carrier testing at population risk for partners of known carriers of nationally agreed autosomal recessive disorders</text:p>
          </table:table-cell>
          <table:table-cell table:style-name="ce25" office:value-type="string" calcext:value-type="string">
            <text:p>Relevant single gene</text:p>
          </table:table-cell>
          <table:table-cell table:style-name="ce25" office:value-type="string" calcext:value-type="string">
            <text:p>Single gene sequencing &gt;=10 amplicons</text:p>
          </table:table-cell>
          <table:table-cell table:number-columns-repeated="2" table:style-name="ce25" office:value-type="string" calcext:value-type="string">
            <text:p>Core/Specialised</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263</text:p>
          </table:table-cell>
          <table:table-cell table:style-name="ce34" office:value-type="string" calcext:value-type="string">
            <text:p>R263.1</text:p>
          </table:table-cell>
          <table:table-cell table:style-name="ce34" office:value-type="string" calcext:value-type="string">
            <text:p>Confirmation of uniparental disomy</text:p>
          </table:table-cell>
          <table:table-cell table:style-name="ce34" office:value-type="string" calcext:value-type="string">
            <text:p>As relevant to clinical setting</text:p>
          </table:table-cell>
          <table:table-cell table:style-name="ce34" office:value-type="string" calcext:value-type="string">
            <text:p>UPD testing</text:p>
          </table:table-cell>
          <table:table-cell table:number-columns-repeated="2" table:style-name="ce34" office:value-type="string" calcext:value-type="string">
            <text:p>Core/Specialised</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296</text:p>
          </table:table-cell>
          <table:table-cell table:style-name="ce25" office:value-type="string" calcext:value-type="string">
            <text:p>R296.1</text:p>
          </table:table-cell>
          <table:table-cell table:style-name="ce25" office:value-type="string" calcext:value-type="string">
            <text:p>RNA analysis of variants</text:p>
          </table:table-cell>
          <table:table-cell table:style-name="ce25" office:value-type="string" calcext:value-type="string">
            <text:p>As dictated by variant under investigation</text:p>
          </table:table-cell>
          <table:table-cell table:style-name="ce25" office:value-type="string" calcext:value-type="string">
            <text:p>Other</text:p>
          </table:table-cell>
          <table:table-cell table:number-columns-repeated="2" table:style-name="ce25" office:value-type="string" calcext:value-type="string">
            <text:p>Core/Specialised</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321</text:p>
          </table:table-cell>
          <table:table-cell table:style-name="ce34" office:value-type="string" calcext:value-type="string">
            <text:p>R321.1</text:p>
          </table:table-cell>
          <table:table-cell table:style-name="ce34" office:value-type="string" calcext:value-type="string">
            <text:p>Maternal cell contamination testing</text:p>
          </table:table-cell>
          <table:table-cell table:style-name="ce34" office:value-type="string" calcext:value-type="string">
            <text:p>Genomewide</text:p>
          </table:table-cell>
          <table:table-cell table:style-name="ce34" office:value-type="string" calcext:value-type="string">
            <text:p>Identity testing</text:p>
          </table:table-cell>
          <table:table-cell table:number-columns-repeated="2" table:style-name="ce34" office:value-type="string" calcext:value-type="string">
            <text:p>Core/Specialised</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370</text:p>
          </table:table-cell>
          <table:table-cell table:style-name="ce25" office:value-type="string" calcext:value-type="string">
            <text:p>R370.1</text:p>
          </table:table-cell>
          <table:table-cell table:style-name="ce25" office:value-type="string" calcext:value-type="string">
            <text:p>Validation test</text:p>
          </table:table-cell>
          <table:table-cell table:style-name="ce25" office:value-type="string" calcext:value-type="string">
            <text:p>Specific Target</text:p>
          </table:table-cell>
          <table:table-cell table:style-name="ce25" office:value-type="string" calcext:value-type="string">
            <text:p>Targeted variant testing</text:p>
          </table:table-cell>
          <table:table-cell table:number-columns-repeated="2" table:style-name="ce25" office:value-type="string" calcext:value-type="string">
            <text:p>Core/Specialised</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375</text:p>
          </table:table-cell>
          <table:table-cell table:style-name="ce34" office:value-type="string" calcext:value-type="string">
            <text:p>R375.1</text:p>
          </table:table-cell>
          <table:table-cell table:style-name="ce34" office:value-type="string" calcext:value-type="string">
            <text:p>Family follow-up testing to aid variant interpretation</text:p>
          </table:table-cell>
          <table:table-cell table:style-name="ce34" office:value-type="string" calcext:value-type="string">
            <text:p>Specific Target</text:p>
          </table:table-cell>
          <table:table-cell table:style-name="ce34" office:value-type="string" calcext:value-type="string">
            <text:p>Targeted variant testing</text:p>
          </table:table-cell>
          <table:table-cell table:number-columns-repeated="2" table:style-name="ce34" office:value-type="string" calcext:value-type="string">
            <text:p>Core/Specialised</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387</text:p>
          </table:table-cell>
          <table:table-cell table:style-name="ce25" office:value-type="string" calcext:value-type="string">
            <text:p>R387.1</text:p>
          </table:table-cell>
          <table:table-cell table:style-name="ce25" office:value-type="string" calcext:value-type="string">
            <text:p>Reanalysis of existing data</text:p>
          </table:table-cell>
          <table:table-cell table:style-name="ce25" office:value-type="string" calcext:value-type="string">
            <text:p>As per updated indication</text:p>
          </table:table-cell>
          <table:table-cell table:style-name="ce25" office:value-type="string" calcext:value-type="string">
            <text:p>Other</text:p>
          </table:table-cell>
          <table:table-cell table:number-columns-repeated="2" table:style-name="ce25" office:value-type="string" calcext:value-type="string">
            <text:p>Core/Specialised</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407</text:p>
          </table:table-cell>
          <table:table-cell table:style-name="ce34" office:value-type="string" calcext:value-type="string">
            <text:p>R407.1</text:p>
          </table:table-cell>
          <table:table-cell table:style-name="ce34" office:value-type="string" calcext:value-type="string">
            <text:p>Patient undergoing Allogeneic Haematopoietic Stem Cell transplantation </text:p>
          </table:table-cell>
          <table:table-cell table:style-name="ce34" office:value-type="string" calcext:value-type="string">
            <text:p>Relevant gene(s) or loci</text:p>
          </table:table-cell>
          <table:table-cell table:style-name="ce34" office:value-type="string" calcext:value-type="string">
            <text:p>STR testing</text:p>
          </table:table-cell>
          <table:table-cell table:number-columns-repeated="2" table:style-name="ce34" office:value-type="string" calcext:value-type="string">
            <text:p>Core/Specialised</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09</text:p>
          </table:table-cell>
          <table:table-cell table:style-name="ce25" office:value-type="string" calcext:value-type="string">
            <text:p>R409.1</text:p>
          </table:table-cell>
          <table:table-cell table:style-name="ce25" office:value-type="string" calcext:value-type="string">
            <text:p>Linkage testing for other recognisable Mendelian disorders</text:p>
          </table:table-cell>
          <table:table-cell table:style-name="ce25" office:value-type="string" calcext:value-type="string">
            <text:p>Relevant gene(s) or loci</text:p>
          </table:table-cell>
          <table:table-cell table:style-name="ce25" office:value-type="string" calcext:value-type="string">
            <text:p>Linkage analysis</text:p>
          </table:table-cell>
          <table:table-cell table:number-columns-repeated="2" table:style-name="ce25" office:value-type="string" calcext:value-type="string">
            <text:p>Core/Specialised</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442</text:p>
          </table:table-cell>
          <table:table-cell table:style-name="ce34" office:value-type="string" calcext:value-type="string">
            <text:p>R442.1</text:p>
          </table:table-cell>
          <table:table-cell table:style-name="ce34" office:value-type="string" calcext:value-type="string">
            <text:p>Variant re-interpretation</text:p>
          </table:table-cell>
          <table:table-cell table:style-name="ce34" office:value-type="string" calcext:value-type="string">
            <text:p>Specific Target</text:p>
          </table:table-cell>
          <table:table-cell table:style-name="ce34" office:value-type="string" calcext:value-type="string">
            <text:p>Targeted variant testing</text:p>
          </table:table-cell>
          <table:table-cell table:number-columns-repeated="2" table:style-name="ce34" office:value-type="string" calcext:value-type="string">
            <text:p>Core/Specialised</text:p>
          </table:table-cell>
          <table:table-cell table:style-name="ce34"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13" office:value-type="string" calcext:value-type="string">
            <text:p>R443</text:p>
          </table:table-cell>
          <table:table-cell table:style-name="ce25" office:value-type="string" calcext:value-type="string">
            <text:p>R443.1</text:p>
          </table:table-cell>
          <table:table-cell table:style-name="ce25" office:value-type="string" calcext:value-type="string">
            <text:p>Confirmation test</text:p>
          </table:table-cell>
          <table:table-cell table:style-name="ce25" office:value-type="string" calcext:value-type="string">
            <text:p>Specific Target</text:p>
          </table:table-cell>
          <table:table-cell table:style-name="ce25" office:value-type="string" calcext:value-type="string">
            <text:p>Targeted variant testing</text:p>
          </table:table-cell>
          <table:table-cell table:number-columns-repeated="2" table:style-name="ce25" office:value-type="string" calcext:value-type="string">
            <text:p>Core/Specialised</text:p>
          </table:table-cell>
          <table:table-cell table:style-name="ce25" office:value-type="string" calcext:value-type="string">
            <text:p>No change</text:p>
          </table:table-cell>
          <table:table-cell table:style-name="ce67" office:value-type="string" calcext:value-type="string">
            <text:p>No</text:p>
          </table:table-cell>
          <table:table-cell table:style-name="ce117" office:value-type="string" calcext:value-type="string">
            <text:p>North East &amp; Yorkshire GLH</text:p>
          </table:table-cell>
          <table:table-cell table:style-name="ce117" office:value-type="string" calcext:value-type="string">
            <text:p>North West GLH</text:p>
          </table:table-cell>
          <table:table-cell table:style-name="ce117" office:value-type="string" calcext:value-type="string">
            <text:p>East GLH</text:p>
          </table:table-cell>
          <table:table-cell table:style-name="ce117" office:value-type="string" calcext:value-type="string">
            <text:p>Central and South GLH</text:p>
          </table:table-cell>
          <table:table-cell table:style-name="ce117" office:value-type="string" calcext:value-type="string">
            <text:p>South West GLH</text:p>
          </table:table-cell>
          <table:table-cell table:style-name="ce117" office:value-type="string" calcext:value-type="string">
            <text:p>North Thames GLH</text:p>
          </table:table-cell>
          <table:table-cell table:style-name="ce117" office:value-type="string" calcext:value-type="string">
            <text:p>South East GLH</text:p>
          </table:table-cell>
          <table:table-cell table:style-name="ce25" table:number-columns-repeated="10"/>
          <table:table-cell table:number-columns-repeated="38"/>
        </table:table-row>
        <table:table-row table:style-name="ro1">
          <table:table-cell table:style-name="ce14" office:value-type="string" calcext:value-type="string">
            <text:p>R110</text:p>
          </table:table-cell>
          <table:table-cell table:style-name="ce34" office:value-type="string" calcext:value-type="string">
            <text:p>R110.1</text:p>
          </table:table-cell>
          <table:table-cell table:style-name="ce34" office:value-type="string" calcext:value-type="string">
            <text:p>Segmental overgrowth disorders - Deep sequencing</text:p>
          </table:table-cell>
          <table:table-cell table:style-name="ce34" office:value-type="string" calcext:value-type="string">
            <text:p>Segmental overgrowth disorders (98)</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110</text:p>
          </table:table-cell>
          <table:table-cell table:style-name="ce34" office:value-type="string" calcext:value-type="string">
            <text:p>R110.2</text:p>
          </table:table-cell>
          <table:table-cell table:style-name="ce34" office:value-type="string" calcext:value-type="string">
            <text:p>Segmental overgrowth disorders - Deep sequencing</text:p>
          </table:table-cell>
          <table:table-cell table:style-name="ce34" office:value-type="string" calcext:value-type="string">
            <text:p>Segmental overgrowth disorders (98)</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63</text:p>
          </table:table-cell>
          <table:table-cell table:style-name="ce25" office:value-type="string" calcext:value-type="string">
            <text:p>R163.1</text:p>
          </table:table-cell>
          <table:table-cell table:style-name="ce25" office:value-type="string" calcext:value-type="string">
            <text:p>Ectodermal dysplasia</text:p>
          </table:table-cell>
          <table:table-cell table:style-name="ce25" office:value-type="string" calcext:value-type="string">
            <text:p>Ectodermal dysplasia (553)</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style-name="ce102" office:value-type="string" calcext:value-type="string">
            <text:p>South East GLH - Guy's &amp; St Thomas' FT</text:p>
          </table:table-cell>
          <table:table-cell table:style-name="ce102" office:value-type="string" calcext:value-type="string">
            <text:p>South East GLH - Guy's &amp; St Thomas' FT </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163</text:p>
          </table:table-cell>
          <table:table-cell table:style-name="ce25" office:value-type="string" calcext:value-type="string">
            <text:p>R163.2</text:p>
          </table:table-cell>
          <table:table-cell table:style-name="ce25" office:value-type="string" calcext:value-type="string">
            <text:p>Ectodermal dysplasia</text:p>
          </table:table-cell>
          <table:table-cell table:style-name="ce25" office:value-type="string" calcext:value-type="string">
            <text:p>Ectodermal dysplasia (553)</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style-name="ce102" office:value-type="string" calcext:value-type="string">
            <text:p>South East GLH - Guy's &amp; St Thomas' FT</text:p>
          </table:table-cell>
          <table:table-cell table:style-name="ce102" office:value-type="string" calcext:value-type="string">
            <text:p>South East GLH - Guy's &amp; St Thomas' FT </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164</text:p>
          </table:table-cell>
          <table:table-cell table:style-name="ce34" office:value-type="string" calcext:value-type="string">
            <text:p>R164.1</text:p>
          </table:table-cell>
          <table:table-cell table:style-name="ce34" office:value-type="string" calcext:value-type="string">
            <text:p>Epidermolysis bullosa and congenital skin fragility</text:p>
          </table:table-cell>
          <table:table-cell table:style-name="ce34" office:value-type="string" calcext:value-type="string">
            <text:p>Epidermolysis bullosa and congenital skin fragility (554)</text:p>
          </table:table-cell>
          <table:table-cell table:style-name="ce34" office:value-type="string" calcext:value-type="string">
            <text:p>WES or Medium Panel</text:p>
          </table:table-cell>
          <table:table-cell table:style-name="ce34" office:value-type="string" calcext:value-type="string">
            <text:p>Highly Specialised</text:p>
          </table:table-cell>
          <table:table-cell table:style-name="ce34"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6" table:style-name="ce102" office:value-type="string" calcext:value-type="string">
            <text:p>South East GLH - Guy's &amp; St Thomas' FT </text:p>
          </table:table-cell>
          <table:table-cell table:style-name="ce152" office:value-type="string" calcext:value-type="string">
            <text:p>South East GLH - Guy's &amp; St Thomas' FT </text:p>
          </table:table-cell>
          <table:table-cell table:style-name="ce25" table:number-columns-repeated="10"/>
          <table:table-cell table:number-columns-repeated="38"/>
        </table:table-row>
        <table:table-row table:style-name="ro1">
          <table:table-cell table:style-name="ce14" office:value-type="string" calcext:value-type="string">
            <text:p>R164</text:p>
          </table:table-cell>
          <table:table-cell table:style-name="ce34" office:value-type="string" calcext:value-type="string">
            <text:p>R164.2</text:p>
          </table:table-cell>
          <table:table-cell table:style-name="ce34" office:value-type="string" calcext:value-type="string">
            <text:p>Epidermolysis bullosa and congenital skin fragility</text:p>
          </table:table-cell>
          <table:table-cell table:style-name="ce34" office:value-type="string" calcext:value-type="string">
            <text:p>Epidermolysis bullosa and congenital skin fragility (554)</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6" table:style-name="ce102" office:value-type="string" calcext:value-type="string">
            <text:p>South East GLH - Guy's &amp; St Thomas' FT </text:p>
          </table:table-cell>
          <table:table-cell table:style-name="ce152" office:value-type="string" calcext:value-type="string">
            <text:p>South East GLH - Guy's &amp; St Thomas' FT </text:p>
          </table:table-cell>
          <table:table-cell table:style-name="ce25" table:number-columns-repeated="10"/>
          <table:table-cell table:number-columns-repeated="38"/>
        </table:table-row>
        <table:table-row table:style-name="ro1">
          <table:table-cell table:style-name="ce13" office:value-type="string" calcext:value-type="string">
            <text:p>R165</text:p>
          </table:table-cell>
          <table:table-cell table:style-name="ce25" office:value-type="string" calcext:value-type="string">
            <text:p>R165.1</text:p>
          </table:table-cell>
          <table:table-cell table:style-name="ce25" office:value-type="string" calcext:value-type="string">
            <text:p>Ichthyosis and erythrokeratoderma</text:p>
          </table:table-cell>
          <table:table-cell table:style-name="ce25" office:value-type="string" calcext:value-type="string">
            <text:p>Ichthyosis and erythrokeratoderma (555)</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 </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 </text:p>
          </table:table-cell>
          <table:table-cell table:style-name="ce25" table:number-columns-repeated="10"/>
          <table:table-cell table:number-columns-repeated="38"/>
        </table:table-row>
        <table:table-row table:style-name="ro1">
          <table:table-cell table:style-name="ce13" office:value-type="string" calcext:value-type="string">
            <text:p>R165</text:p>
          </table:table-cell>
          <table:table-cell table:style-name="ce25" office:value-type="string" calcext:value-type="string">
            <text:p>R165.2</text:p>
          </table:table-cell>
          <table:table-cell table:style-name="ce25" office:value-type="string" calcext:value-type="string">
            <text:p>Ichthyosis and erythrokeratoderma</text:p>
          </table:table-cell>
          <table:table-cell table:style-name="ce25" office:value-type="string" calcext:value-type="string">
            <text:p>Ichthyosis and erythrokeratoderma (555)</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 </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 </text:p>
          </table:table-cell>
          <table:table-cell table:style-name="ce25" table:number-columns-repeated="10"/>
          <table:table-cell table:number-columns-repeated="38"/>
        </table:table-row>
        <table:table-row table:style-name="ro1">
          <table:table-cell table:style-name="ce14" office:value-type="string" calcext:value-type="string">
            <text:p>R166</text:p>
          </table:table-cell>
          <table:table-cell table:style-name="ce34" office:value-type="string" calcext:value-type="string">
            <text:p>R166.1</text:p>
          </table:table-cell>
          <table:table-cell table:style-name="ce34" office:value-type="string" calcext:value-type="string">
            <text:p>Palmoplantar keratodermas</text:p>
          </table:table-cell>
          <table:table-cell table:style-name="ce34" office:value-type="string" calcext:value-type="string">
            <text:p>Palmoplantar keratodermas (556)</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style-name="ce102" office:value-type="string" calcext:value-type="string">
            <text:p>South East GLH - Guy's &amp; St Thomas' FT</text:p>
          </table:table-cell>
          <table:table-cell table:style-name="ce102" office:value-type="string" calcext:value-type="string">
            <text:p>South East GLH - Guy's &amp; St Thomas' FT </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 </text:p>
          </table:table-cell>
          <table:table-cell table:style-name="ce25" table:number-columns-repeated="10"/>
          <table:table-cell table:number-columns-repeated="38"/>
        </table:table-row>
        <table:table-row table:style-name="ro1">
          <table:table-cell table:style-name="ce16" office:value-type="string" calcext:value-type="string">
            <text:p>R166</text:p>
          </table:table-cell>
          <table:table-cell table:style-name="ce36" office:value-type="string" calcext:value-type="string">
            <text:p>R166.2</text:p>
          </table:table-cell>
          <table:table-cell table:style-name="ce36" office:value-type="string" calcext:value-type="string">
            <text:p>Palmoplantar keratodermas</text:p>
          </table:table-cell>
          <table:table-cell table:style-name="ce36" office:value-type="string" calcext:value-type="string">
            <text:p>Palmoplantar keratodermas (556)</text:p>
          </table:table-cell>
          <table:table-cell table:style-name="ce36" office:value-type="string" calcext:value-type="string">
            <text:p>Exon level CNV detection by MLPA or equivalent</text:p>
          </table:table-cell>
          <table:table-cell table:style-name="ce36" office:value-type="string" calcext:value-type="string">
            <text:p>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style-name="ce102" office:value-type="string" calcext:value-type="string">
            <text:p>South East GLH - Guy's &amp; St Thomas' FT</text:p>
          </table:table-cell>
          <table:table-cell table:style-name="ce102" office:value-type="string" calcext:value-type="string">
            <text:p>South East GLH - Guy's &amp; St Thomas' FT </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 </text:p>
          </table:table-cell>
          <table:table-cell table:style-name="ce25" table:number-columns-repeated="10"/>
          <table:table-cell table:number-columns-repeated="38"/>
        </table:table-row>
        <table:table-row table:style-name="ro1">
          <table:table-cell table:style-name="ce12" office:value-type="string" calcext:value-type="string">
            <text:p>R167</text:p>
          </table:table-cell>
          <table:table-cell table:style-name="ce33" office:value-type="string" calcext:value-type="string">
            <text:p>R167.1</text:p>
          </table:table-cell>
          <table:table-cell table:style-name="ce33" office:value-type="string" calcext:value-type="string">
            <text:p>Autosomal recessive primary hypertrophic osteoarthropathy</text:p>
          </table:table-cell>
          <table:table-cell table:style-name="ce33" office:value-type="string" calcext:value-type="string">
            <text:p>Autosomal recessive primary hypertrophic osteoarthropathy (557)</text:p>
          </table:table-cell>
          <table:table-cell table:style-name="ce25"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 </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 </text:p>
          </table:table-cell>
          <table:table-cell table:style-name="ce25" table:number-columns-repeated="10"/>
          <table:table-cell table:number-columns-repeated="38"/>
        </table:table-row>
        <table:table-row table:style-name="ro1">
          <table:table-cell table:style-name="ce12" office:value-type="string" calcext:value-type="string">
            <text:p>R167</text:p>
          </table:table-cell>
          <table:table-cell table:style-name="ce33" office:value-type="string" calcext:value-type="string">
            <text:p>R167.2</text:p>
          </table:table-cell>
          <table:table-cell table:style-name="ce33" office:value-type="string" calcext:value-type="string">
            <text:p>Autosomal recessive primary hypertrophic osteoarthropathy</text:p>
          </table:table-cell>
          <table:table-cell table:style-name="ce33" office:value-type="string" calcext:value-type="string">
            <text:p>Autosomal recessive primary hypertrophic osteoarthropathy (557)</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 </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 </text:p>
          </table:table-cell>
          <table:table-cell table:style-name="ce25" table:number-columns-repeated="10"/>
          <table:table-cell table:number-columns-repeated="38"/>
        </table:table-row>
        <table:table-row table:style-name="ro1">
          <table:table-cell table:style-name="ce16" office:value-type="string" calcext:value-type="string">
            <text:p>R227</text:p>
          </table:table-cell>
          <table:table-cell table:style-name="ce36" office:value-type="string" calcext:value-type="string">
            <text:p>R227.1</text:p>
          </table:table-cell>
          <table:table-cell table:style-name="ce36" office:value-type="string" calcext:value-type="string">
            <text:p>Xeroderma pigmentosum, Trichothiodystrophy or Cockayne syndrome</text:p>
          </table:table-cell>
          <table:table-cell table:style-name="ce36" office:value-type="string" calcext:value-type="string">
            <text:p>Xeroderma pigmentosum, Trichothiodystrophy or Cockayne syndrome (77)</text:p>
          </table:table-cell>
          <table:table-cell table:style-name="ce36" office:value-type="string" calcext:value-type="string">
            <text:p>Small panel</text:p>
          </table:table-cell>
          <table:table-cell table:style-name="ce36" office:value-type="string" calcext:value-type="string">
            <text:p>Highly 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6" table:style-name="ce102"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227</text:p>
          </table:table-cell>
          <table:table-cell table:style-name="ce36" office:value-type="string" calcext:value-type="string">
            <text:p>R227.2</text:p>
          </table:table-cell>
          <table:table-cell table:style-name="ce36" office:value-type="string" calcext:value-type="string">
            <text:p>Xeroderma pigmentosum, Trichothiodystrophy or Cockayne syndrome</text:p>
          </table:table-cell>
          <table:table-cell table:style-name="ce36" office:value-type="string" calcext:value-type="string">
            <text:p>Genomewide</text:p>
          </table:table-cell>
          <table:table-cell table:style-name="ce34" office:value-type="string" calcext:value-type="string">
            <text:p>DNA repair defect testing</text:p>
          </table:table-cell>
          <table:table-cell table:style-name="ce36" office:value-type="string" calcext:value-type="string">
            <text:p>Highly 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02" office:value-type="string" calcext:value-type="string">
            <text:p>South East GLH - Sendaway</text:p>
            <text:p>Prof Lehman, Genome Research Centre, University of Sussex</text:p>
          </table:table-cell>
          <table:table-cell table:style-name="ce102" office:value-type="string" calcext:value-type="string">
            <text:p>South East GLH - Sendaway</text:p>
            <text:p>Prof Lehman, Genome Research Centre, University of Sussex</text:p>
          </table:table-cell>
          <table:table-cell table:style-name="ce102" office:value-type="string" calcext:value-type="string">
            <text:p>South East GLH - Sendaway</text:p>
            <text:p>Prof Lehman, Genome Research Centre, University of Sussex</text:p>
          </table:table-cell>
          <table:table-cell table:style-name="ce102" office:value-type="string" calcext:value-type="string">
            <text:p>South East GLH - Sendaway</text:p>
            <text:p>Prof Lehman, Genome Research Centre, University of Sussex</text:p>
          </table:table-cell>
          <table:table-cell table:style-name="ce102" office:value-type="string" calcext:value-type="string">
            <text:p>South East GLH - Sendaway</text:p>
            <text:p>Prof Lehman, Genome Research Centre, University of Sussex</text:p>
          </table:table-cell>
          <table:table-cell table:style-name="ce102" office:value-type="string" calcext:value-type="string">
            <text:p>South East GLH - Sendaway</text:p>
            <text:p>Prof Lehman, Genome Research Centre, University of Sussex</text:p>
          </table:table-cell>
          <table:table-cell table:style-name="ce152" office:value-type="string" calcext:value-type="string">
            <text:p>South East GLH - Sendaway</text:p>
            <text:p>Prof Lehman, Genome Research Centre, University of Sussex</text:p>
          </table:table-cell>
          <table:table-cell table:style-name="ce25" table:number-columns-repeated="10"/>
          <table:table-cell table:number-columns-repeated="38"/>
        </table:table-row>
        <table:table-row table:style-name="ro1">
          <table:table-cell table:style-name="ce16" office:value-type="string" calcext:value-type="string">
            <text:p>R227</text:p>
          </table:table-cell>
          <table:table-cell table:style-name="ce36" office:value-type="string" calcext:value-type="string">
            <text:p>R227.3</text:p>
          </table:table-cell>
          <table:table-cell table:style-name="ce36" office:value-type="string" calcext:value-type="string">
            <text:p>Xeroderma pigmentosum, Trichothiodystrophy or Cockayne syndrome</text:p>
          </table:table-cell>
          <table:table-cell table:style-name="ce36" office:value-type="string" calcext:value-type="string">
            <text:p>Xeroderma pigmentosum, Trichothiodystrophy or Cockayne syndrome (77)</text:p>
          </table:table-cell>
          <table:table-cell table:style-name="ce36" office:value-type="string" calcext:value-type="string">
            <text:p>Exon level CNV detection by MLPA or equivalent</text:p>
          </table:table-cell>
          <table:table-cell table:style-name="ce36" office:value-type="string" calcext:value-type="string">
            <text:p>Highly 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6" table:style-name="ce102"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230</text:p>
          </table:table-cell>
          <table:table-cell table:style-name="ce33" office:value-type="string" calcext:value-type="string">
            <text:p>R230.1</text:p>
          </table:table-cell>
          <table:table-cell table:style-name="ce33" office:value-type="string" calcext:value-type="string">
            <text:p>Multiple monogenic benign skin tumours</text:p>
          </table:table-cell>
          <table:table-cell table:style-name="ce33" office:value-type="string" calcext:value-type="string">
            <text:p>Multiple monogenic benign skin tumours (558)</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230</text:p>
          </table:table-cell>
          <table:table-cell table:style-name="ce33" office:value-type="string" calcext:value-type="string">
            <text:p>R230.2</text:p>
          </table:table-cell>
          <table:table-cell table:style-name="ce33" office:value-type="string" calcext:value-type="string">
            <text:p>Multiple monogenic benign skin tumours</text:p>
          </table:table-cell>
          <table:table-cell table:style-name="ce33" office:value-type="string" calcext:value-type="string">
            <text:p>FLC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236</text:p>
          </table:table-cell>
          <table:table-cell table:style-name="ce36" office:value-type="string" calcext:value-type="string">
            <text:p>R236.1</text:p>
          </table:table-cell>
          <table:table-cell table:style-name="ce36" office:value-type="string" calcext:value-type="string">
            <text:p>Pigmentary skin disorders</text:p>
          </table:table-cell>
          <table:table-cell table:style-name="ce36" office:value-type="string" calcext:value-type="string">
            <text:p>Pigmentary skin disorders (559)</text:p>
          </table:table-cell>
          <table:table-cell table:style-name="ce34" office:value-type="string" calcext:value-type="string">
            <text:p>WES or Large panel</text:p>
          </table:table-cell>
          <table:table-cell table:style-name="ce36" office:value-type="string" calcext:value-type="string">
            <text:p>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236</text:p>
          </table:table-cell>
          <table:table-cell table:style-name="ce36" office:value-type="string" calcext:value-type="string">
            <text:p>R236.2</text:p>
          </table:table-cell>
          <table:table-cell table:style-name="ce36" office:value-type="string" calcext:value-type="string">
            <text:p>Pigmentary skin disorders</text:p>
          </table:table-cell>
          <table:table-cell table:style-name="ce36" office:value-type="string" calcext:value-type="string">
            <text:p>SPRED1</text:p>
          </table:table-cell>
          <table:table-cell table:style-name="ce34" office:value-type="string" calcext:value-type="string">
            <text:p>MLPA or equivalent</text:p>
          </table:table-cell>
          <table:table-cell table:style-name="ce36" office:value-type="string" calcext:value-type="string">
            <text:p>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7">
          <table:table-cell table:style-name="ce12" office:value-type="string" calcext:value-type="string">
            <text:p>R237</text:p>
          </table:table-cell>
          <table:table-cell table:style-name="ce33" office:value-type="string" calcext:value-type="string">
            <text:p>R237.1</text:p>
          </table:table-cell>
          <table:table-cell table:style-name="ce33" office:value-type="string" calcext:value-type="string">
            <text:p>Cutaneous photosensitivity with a likely genetic cause</text:p>
          </table:table-cell>
          <table:table-cell table:style-name="ce33" office:value-type="string" calcext:value-type="string">
            <text:p>Cutaneous photosensitivity with a likely genetic cause (560)</text:p>
          </table:table-cell>
          <table:table-cell table:style-name="ce25"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7">
          <table:table-cell table:style-name="ce12" office:value-type="string" calcext:value-type="string">
            <text:p>R237</text:p>
          </table:table-cell>
          <table:table-cell table:style-name="ce33" office:value-type="string" calcext:value-type="string">
            <text:p>R237.2</text:p>
          </table:table-cell>
          <table:table-cell table:style-name="ce33" office:value-type="string" calcext:value-type="string">
            <text:p>Cutaneous photosensitivity with a likely genetic cause</text:p>
          </table:table-cell>
          <table:table-cell table:style-name="ce33" office:value-type="string" calcext:value-type="string">
            <text:p>Cutaneous photosensitivity with a likely genetic cause (560)</text:p>
          </table:table-cell>
          <table:table-cell table:style-name="ce25"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239</text:p>
          </table:table-cell>
          <table:table-cell table:style-name="ce36" office:value-type="string" calcext:value-type="string">
            <text:p>R239.1</text:p>
          </table:table-cell>
          <table:table-cell table:style-name="ce36" office:value-type="string" calcext:value-type="string">
            <text:p>Incontinentia pigmenti</text:p>
          </table:table-cell>
          <table:table-cell table:style-name="ce36" office:value-type="string" calcext:value-type="string">
            <text:p><text:span text:style-name="T5">IKBKG</text:span><text:span text:style-name="T19"> (1347)</text:span></text:p>
          </table:table-cell>
          <table:table-cell table:style-name="ce36" office:value-type="string" calcext:value-type="string">
            <text:p>Single gene sequencing &gt;=10 amplicons</text:p>
          </table:table-cell>
          <table:table-cell table:style-name="ce36" office:value-type="string" calcext:value-type="string">
            <text:p>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6" table:style-name="ce102"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255</text:p>
          </table:table-cell>
          <table:table-cell table:style-name="ce33" office:value-type="string" calcext:value-type="string">
            <text:p>R255.1</text:p>
          </table:table-cell>
          <table:table-cell table:style-name="ce33" office:value-type="string" calcext:value-type="string">
            <text:p>Epidermodysplasia verruciformis</text:p>
          </table:table-cell>
          <table:table-cell table:style-name="ce33" office:value-type="string" calcext:value-type="string">
            <text:p>Epidermodysplasia verruciformis (562)</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255</text:p>
          </table:table-cell>
          <table:table-cell table:style-name="ce33" office:value-type="string" calcext:value-type="string">
            <text:p>R255.2</text:p>
          </table:table-cell>
          <table:table-cell table:style-name="ce33" office:value-type="string" calcext:value-type="string">
            <text:p>Epidermodysplasia verruciformis</text:p>
          </table:table-cell>
          <table:table-cell table:style-name="ce33" office:value-type="string" calcext:value-type="string">
            <text:p>Epidermodysplasia verruciformis (562)</text:p>
          </table:table-cell>
          <table:table-cell table:style-name="ce25"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326</text:p>
          </table:table-cell>
          <table:table-cell table:style-name="ce36" office:value-type="string" calcext:value-type="string">
            <text:p>R326.1</text:p>
          </table:table-cell>
          <table:table-cell table:style-name="ce36" office:value-type="string" calcext:value-type="string">
            <text:p>Vascular skin disorders</text:p>
          </table:table-cell>
          <table:table-cell table:style-name="ce36" office:value-type="string" calcext:value-type="string">
            <text:p>Vascular skin disorders (563)</text:p>
          </table:table-cell>
          <table:table-cell table:style-name="ce36" office:value-type="string" calcext:value-type="string">
            <text:p>WES or Medium panel</text:p>
          </table:table-cell>
          <table:table-cell table:style-name="ce36" office:value-type="string" calcext:value-type="string">
            <text:p>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326</text:p>
          </table:table-cell>
          <table:table-cell table:style-name="ce36" office:value-type="string" calcext:value-type="string">
            <text:p>R326.2</text:p>
          </table:table-cell>
          <table:table-cell table:style-name="ce36" office:value-type="string" calcext:value-type="string">
            <text:p>Vascular skin disorders</text:p>
          </table:table-cell>
          <table:table-cell table:style-name="ce36" office:value-type="string" calcext:value-type="string">
            <text:p>Vascular skin disorders (563)</text:p>
          </table:table-cell>
          <table:table-cell table:style-name="ce34" office:value-type="string" calcext:value-type="string">
            <text:p>Exon level CNV detection by MLPA or equivalent</text:p>
          </table:table-cell>
          <table:table-cell table:style-name="ce36" office:value-type="string" calcext:value-type="string">
            <text:p>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North Thames GLH - Great Ormond Street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327</text:p>
          </table:table-cell>
          <table:table-cell table:style-name="ce33" office:value-type="string" calcext:value-type="string">
            <text:p>R327.1</text:p>
          </table:table-cell>
          <table:table-cell table:style-name="ce33" office:value-type="string" calcext:value-type="string">
            <text:p>Mosaic skin disorders - deep sequencing</text:p>
          </table:table-cell>
          <table:table-cell table:style-name="ce33" office:value-type="string" calcext:value-type="string">
            <text:p>Mosaic skin disorders - deep sequencing (564)</text:p>
          </table:table-cell>
          <table:table-cell table:style-name="ce25" office:value-type="string" calcext:value-type="string">
            <text:p>Medium panel</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2" office:value-type="string" calcext:value-type="string">
            <text:p>R327</text:p>
          </table:table-cell>
          <table:table-cell table:style-name="ce33" office:value-type="string" calcext:value-type="string">
            <text:p>R327.2</text:p>
          </table:table-cell>
          <table:table-cell table:style-name="ce33" office:value-type="string" calcext:value-type="string">
            <text:p>Mosaic skin disorders - deep sequencing</text:p>
          </table:table-cell>
          <table:table-cell table:style-name="ce33" office:value-type="string" calcext:value-type="string">
            <text:p>Mosaic skin disorders - deep sequencing (564)</text:p>
          </table:table-cell>
          <table:table-cell table:style-name="ce25"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69" office:value-type="string" calcext:value-type="string">
            <text:p>Yes</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6" office:value-type="string" calcext:value-type="string">
            <text:p>R332</text:p>
          </table:table-cell>
          <table:table-cell table:style-name="ce36" office:value-type="string" calcext:value-type="string">
            <text:p>R332.1</text:p>
          </table:table-cell>
          <table:table-cell table:style-name="ce36" office:value-type="string" calcext:value-type="string">
            <text:p>Rare genetic inflammatory skin disorders</text:p>
          </table:table-cell>
          <table:table-cell table:style-name="ce36" office:value-type="string" calcext:value-type="string">
            <text:p>Rare genetic inflammatory skin disorders (565)</text:p>
          </table:table-cell>
          <table:table-cell table:style-name="ce36" office:value-type="string" calcext:value-type="string">
            <text:p>WES or Medium panel</text:p>
          </table:table-cell>
          <table:table-cell table:style-name="ce36" office:value-type="string" calcext:value-type="string">
            <text:p>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69" office:value-type="string" calcext:value-type="string">
            <text:p>No</text:p>
          </table:table-cell>
          <table:table-cell table:number-columns-repeated="3" table:style-name="ce120" office:value-type="string" calcext:value-type="string">
            <text:p>North Thames GLH - Great Ormond Street FT </text:p>
          </table:table-cell>
          <table:table-cell table:number-columns-repeated="2" table:style-name="ce120" office:value-type="string" calcext:value-type="string">
            <text:p>South East GLH - Guy's &amp; St Thomas' FT</text:p>
          </table:table-cell>
          <table:table-cell table:style-name="ce595" office:value-type="string" calcext:value-type="string">
            <text:p>North Thames GLH - Great Ormond Street FT </text:p>
          </table:table-cell>
          <table:table-cell table:style-name="ce595"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332</text:p>
          </table:table-cell>
          <table:table-cell table:style-name="ce36" office:value-type="string" calcext:value-type="string">
            <text:p>R332.2</text:p>
          </table:table-cell>
          <table:table-cell table:style-name="ce36" office:value-type="string" calcext:value-type="string">
            <text:p>Rare genetic inflammatory skin disorders</text:p>
          </table:table-cell>
          <table:table-cell table:style-name="ce36" office:value-type="string" calcext:value-type="string">
            <text:p>Rare genetic inflammatory skin disorders (565)</text:p>
          </table:table-cell>
          <table:table-cell table:style-name="ce36" office:value-type="string" calcext:value-type="string">
            <text:p>Exon level CNV detection by MLPA or equivalent</text:p>
          </table:table-cell>
          <table:table-cell table:style-name="ce36" office:value-type="string" calcext:value-type="string">
            <text:p>Specialised</text:p>
          </table:table-cell>
          <table:table-cell table:style-name="ce36" office:value-type="string" calcext:value-type="string">
            <text:p>Dermatology</text:p>
          </table:table-cell>
          <table:table-cell table:style-name="ce34" office:value-type="string" calcext:value-type="string">
            <text:p>No change</text:p>
          </table:table-cell>
          <table:table-cell table:style-name="ce69" office:value-type="string" calcext:value-type="string">
            <text:p>No</text:p>
          </table:table-cell>
          <table:table-cell table:number-columns-repeated="3" table:style-name="ce120" office:value-type="string" calcext:value-type="string">
            <text:p>North Thames GLH - Great Ormond Street FT </text:p>
          </table:table-cell>
          <table:table-cell table:number-columns-repeated="2" table:style-name="ce120" office:value-type="string" calcext:value-type="string">
            <text:p>South East GLH - Guy's &amp; St Thomas' FT</text:p>
          </table:table-cell>
          <table:table-cell table:style-name="ce595" office:value-type="string" calcext:value-type="string">
            <text:p>North Thames GLH - Great Ormond Street FT </text:p>
          </table:table-cell>
          <table:table-cell table:style-name="ce595" office:value-type="string" calcext:value-type="string">
            <text:p>South East GLH - Guy's &amp; St Thomas' FT</text:p>
          </table:table-cell>
          <table:table-cell table:style-name="ce25" table:number-columns-repeated="10"/>
          <table:table-cell table:number-columns-repeated="38"/>
        </table:table-row>
        <table:table-row table:style-name="ro10">
          <table:table-cell table:style-name="ce12" office:value-type="string" calcext:value-type="string">
            <text:p>R424</text:p>
          </table:table-cell>
          <table:table-cell table:style-name="ce33" office:value-type="string" calcext:value-type="string">
            <text:p>R424.1</text:p>
          </table:table-cell>
          <table:table-cell table:style-name="ce33" office:value-type="string" calcext:value-type="string">
            <text:p>Subcutaneous panniculitis T-cell lymphoma (SPTCL)</text:p>
          </table:table-cell>
          <table:table-cell table:style-name="ce33" office:value-type="string" calcext:value-type="string">
            <text:p><text:span text:style-name="T5">HAVCR2</text:span><text:span text:style-name="T19"> (1394)</text:span></text:p>
          </table:table-cell>
          <table:table-cell table:style-name="ce25" office:value-type="string" calcext:value-type="string">
            <text:p>Single gene sequencing &lt;10 amplicons</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25" office:value-type="string" calcext:value-type="string">
            <text:p>No change</text:p>
          </table:table-cell>
          <table:table-cell table:style-name="ce70" office:value-type="string" calcext:value-type="string">
            <text:p>No</text:p>
          </table:table-cell>
          <table:table-cell table:number-columns-repeated="2" table:style-name="ce121" office:value-type="string" calcext:value-type="string">
            <text:p>North Thames GLH - Great Ormond Street FT </text:p>
          </table:table-cell>
          <table:table-cell table:style-name="ce314" office:value-type="string" calcext:value-type="string">
            <text:p>North Thames GLH - Great Ormond Street FT </text:p>
          </table:table-cell>
          <table:table-cell table:style-name="ce314" office:value-type="string" calcext:value-type="string">
            <text:p>South East GLH - Guy's &amp; St Thomas' FT</text:p>
          </table:table-cell>
          <table:table-cell table:style-name="ce121" office:value-type="string" calcext:value-type="string">
            <text:p>South East GLH - Guy's &amp; St Thomas' F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0">
          <table:table-cell table:style-name="ce16" office:value-type="string" calcext:value-type="string">
            <text:p>R106</text:p>
          </table:table-cell>
          <table:table-cell table:style-name="ce36" office:value-type="string" calcext:value-type="string">
            <text:p>R106.1</text:p>
          </table:table-cell>
          <table:table-cell table:style-name="ce36" office:value-type="string" calcext:value-type="string">
            <text:p>Alstrom syndrome</text:p>
          </table:table-cell>
          <table:table-cell table:style-name="ce36" office:value-type="string" calcext:value-type="string">
            <text:p><text:span text:style-name="T5">ALMS1 </text:span><text:span text:style-name="T19">(1210)</text:span></text:p>
          </table:table-cell>
          <table:table-cell table:style-name="ce36" office:value-type="string" calcext:value-type="string">
            <text:p>Single gene sequencing &gt;=10 amplicons</text:p>
          </table:table-cell>
          <table:table-cell table:style-name="ce36" office:value-type="string" calcext:value-type="string">
            <text:p>Highly Specialised</text:p>
          </table:table-cell>
          <table:table-cell table:style-name="ce36"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22" office:value-type="string" calcext:value-type="string">
            <text:p>Central and South GLH - Birmingham Women's and Children's FT</text:p>
          </table:table-cell>
          <table:table-cell table:style-name="ce315" office:value-type="string" calcext:value-type="string">
            <text:p>East GLH - Cambridge University FT </text:p>
          </table:table-cell>
          <table:table-cell table:style-name="ce400" office:value-type="string" calcext:value-type="string">
            <text:p>Central and South GLH - Birmingham Women's and Children's FT</text:p>
          </table:table-cell>
          <table:table-cell table:style-name="ce510" office:value-type="string" calcext:value-type="string">
            <text:p>Central and South GLH - Birmingham Women's and Children's FT</text:p>
          </table:table-cell>
          <table:table-cell table:number-columns-repeated="2" table:style-name="ce597"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141</text:p>
          </table:table-cell>
          <table:table-cell table:style-name="ce25" office:value-type="string" calcext:value-type="string">
            <text:p>R141.1</text:p>
          </table:table-cell>
          <table:table-cell table:style-name="ce25" office:value-type="string" calcext:value-type="string">
            <text:p>Monogenic diabetes</text:p>
          </table:table-cell>
          <table:table-cell table:style-name="ce25" office:value-type="string" calcext:value-type="string">
            <text:p>Monogenic diabetes (472)</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23" office:value-type="string" calcext:value-type="string">
            <text:p>South West GLH - Royal Devon and Exeter FT</text:p>
            <text:p>(National)</text:p>
            <text:p>Need full blood sample not just DNA</text:p>
          </table:table-cell>
          <table:table-cell table:style-name="ce123" office:value-type="string" calcext:value-type="string">
            <text:p>South West GLH - Royal Devon and Exeter FT</text:p>
            <text:p>(National)</text:p>
            <text:p>Need full blood sample not just DNA</text:p>
          </table:table-cell>
          <table:table-cell table:style-name="ce316" office:value-type="string" calcext:value-type="string">
            <text:p>South West GLH - Royal Devon and Exeter FT</text:p>
            <text:p>(National)</text:p>
            <text:p>Need full blood sample not just DNA</text:p>
          </table:table-cell>
          <table:table-cell table:style-name="ce401" office:value-type="string" calcext:value-type="string">
            <text:p>South West GLH - Royal Devon and Exeter FT</text:p>
            <text:p>(National)</text:p>
            <text:p>Need full blood sample not just DNA</text:p>
          </table:table-cell>
          <table:table-cell table:style-name="ce400" office:value-type="string" calcext:value-type="string">
            <text:p>South West GLH - Royal Devon and Exeter FT</text:p>
            <text:p>(National)</text:p>
            <text:p>Need full blood sample not just DNA</text:p>
          </table:table-cell>
          <table:table-cell table:style-name="ce598" office:value-type="string" calcext:value-type="string">
            <text:p>South West GLH - Royal Devon and Exeter FT</text:p>
            <text:p>(National)</text:p>
            <text:p>Need full blood sample not just DNA</text:p>
          </table:table-cell>
          <table:table-cell table:style-name="ce598" office:value-type="string" calcext:value-type="string">
            <text:p>South West GLH - Royal Devon and Exeter FT</text:p>
            <text:p>(National)</text:p>
            <text:p>Need full blood sample not just DNA</text:p>
          </table:table-cell>
          <table:table-cell table:style-name="ce25" table:number-columns-repeated="10"/>
          <table:table-cell table:number-columns-repeated="38"/>
        </table:table-row>
        <table:table-row table:style-name="ro1">
          <table:table-cell table:style-name="ce13" office:value-type="string" calcext:value-type="string">
            <text:p>R141</text:p>
          </table:table-cell>
          <table:table-cell table:style-name="ce25" office:value-type="string" calcext:value-type="string">
            <text:p>R141.2</text:p>
          </table:table-cell>
          <table:table-cell table:style-name="ce25" office:value-type="string" calcext:value-type="string">
            <text:p>Monogenic diabetes</text:p>
          </table:table-cell>
          <table:table-cell table:style-name="ce25" office:value-type="string" calcext:value-type="string">
            <text:p>GCK;HNF1A;HNF4A;HNF1B</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23" office:value-type="string" calcext:value-type="string">
            <text:p>South West GLH - Royal Devon and Exeter FT</text:p>
            <text:p>(National)</text:p>
            <text:p>Need full blood sample not just DNA</text:p>
          </table:table-cell>
          <table:table-cell table:style-name="ce123" office:value-type="string" calcext:value-type="string">
            <text:p>South West GLH - Royal Devon and Exeter FT</text:p>
            <text:p>(National)</text:p>
            <text:p>Need full blood sample not just DNA</text:p>
          </table:table-cell>
          <table:table-cell table:style-name="ce316" office:value-type="string" calcext:value-type="string">
            <text:p>South West GLH - Royal Devon and Exeter FT</text:p>
            <text:p>(National)</text:p>
            <text:p>Need full blood sample not just DNA</text:p>
          </table:table-cell>
          <table:table-cell table:style-name="ce401" office:value-type="string" calcext:value-type="string">
            <text:p>South West GLH - Royal Devon and Exeter FT</text:p>
            <text:p>(National)</text:p>
            <text:p>Need full blood sample not just DNA</text:p>
          </table:table-cell>
          <table:table-cell table:style-name="ce400" office:value-type="string" calcext:value-type="string">
            <text:p>South West GLH - Royal Devon and Exeter FT</text:p>
            <text:p>(National)</text:p>
            <text:p>Need full blood sample not just DNA</text:p>
          </table:table-cell>
          <table:table-cell table:style-name="ce598" office:value-type="string" calcext:value-type="string">
            <text:p>South West GLH - Royal Devon and Exeter FT</text:p>
            <text:p>(National)</text:p>
            <text:p>Need full blood sample not just DNA</text:p>
          </table:table-cell>
          <table:table-cell table:style-name="ce598" office:value-type="string" calcext:value-type="string">
            <text:p>South West GLH - Royal Devon and Exeter FT</text:p>
            <text:p>(National)</text:p>
            <text:p>Need full blood sample not just DNA</text:p>
          </table:table-cell>
          <table:table-cell table:style-name="ce25" table:number-columns-repeated="10"/>
          <table:table-cell table:number-columns-repeated="38"/>
        </table:table-row>
        <table:table-row table:style-name="ro1">
          <table:table-cell table:style-name="ce14" office:value-type="string" calcext:value-type="string">
            <text:p>R142</text:p>
          </table:table-cell>
          <table:table-cell table:style-name="ce34" office:value-type="string" calcext:value-type="string">
            <text:p>R142.1</text:p>
          </table:table-cell>
          <table:table-cell table:style-name="ce34" office:value-type="string" calcext:value-type="string">
            <text:p>Glucokinase-related fasting hyperglycaemia</text:p>
          </table:table-cell>
          <table:table-cell table:style-name="ce34" office:value-type="string" calcext:value-type="string">
            <text:p><text:span text:style-name="T5">GCK </text:span><text:span text:style-name="T19">(1338)</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23" office:value-type="string" calcext:value-type="string">
            <text:p>South West GLH - Royal Devon and Exeter FT</text:p>
            <text:p>(National)</text:p>
            <text:p>Need full blood sample not just DNA</text:p>
          </table:table-cell>
          <table:table-cell table:style-name="ce123" office:value-type="string" calcext:value-type="string">
            <text:p>South West GLH - Royal Devon and Exeter FT</text:p>
            <text:p>(National)</text:p>
            <text:p>Need full blood sample not just DNA</text:p>
          </table:table-cell>
          <table:table-cell table:style-name="ce316" office:value-type="string" calcext:value-type="string">
            <text:p>South West GLH - Royal Devon and Exeter FT</text:p>
            <text:p>(National)</text:p>
            <text:p>Need full blood sample not just DNA</text:p>
          </table:table-cell>
          <table:table-cell table:style-name="ce401" office:value-type="string" calcext:value-type="string">
            <text:p>South West GLH - Royal Devon and Exeter FT</text:p>
            <text:p>(National)</text:p>
            <text:p>Need full blood sample not just DNA</text:p>
          </table:table-cell>
          <table:table-cell table:style-name="ce400" office:value-type="string" calcext:value-type="string">
            <text:p>South West GLH - Royal Devon and Exeter FT</text:p>
            <text:p>(National)</text:p>
            <text:p>Need full blood sample not just DNA</text:p>
          </table:table-cell>
          <table:table-cell table:style-name="ce598" office:value-type="string" calcext:value-type="string">
            <text:p>South West GLH - Royal Devon and Exeter FT</text:p>
            <text:p>(National)</text:p>
            <text:p>Need full blood sample not just DNA</text:p>
          </table:table-cell>
          <table:table-cell table:style-name="ce598" office:value-type="string" calcext:value-type="string">
            <text:p>South West GLH - Royal Devon and Exeter FT</text:p>
            <text:p>(National)</text:p>
            <text:p>Need full blood sample not just DNA</text:p>
          </table:table-cell>
          <table:table-cell table:style-name="ce25" table:number-columns-repeated="10"/>
          <table:table-cell table:number-columns-repeated="38"/>
        </table:table-row>
        <table:table-row table:style-name="ro1">
          <table:table-cell table:style-name="ce13" office:value-type="string" calcext:value-type="string">
            <text:p>R143</text:p>
          </table:table-cell>
          <table:table-cell table:style-name="ce25" office:value-type="string" calcext:value-type="string">
            <text:p>R143.1</text:p>
          </table:table-cell>
          <table:table-cell table:style-name="ce25" office:value-type="string" calcext:value-type="string">
            <text:p>Neonatal diabetes</text:p>
          </table:table-cell>
          <table:table-cell table:style-name="ce25" office:value-type="string" calcext:value-type="string">
            <text:p><text:span text:style-name="T5">ABCC8; KCNJ11 </text:span><text:span text:style-name="T19">(1369)</text:span></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23" office:value-type="string" calcext:value-type="string">
            <text:p>South West GLH - Royal Devon and Exeter FT</text:p>
            <text:p>(National)</text:p>
            <text:p>Need full blood sample not just DNA</text:p>
          </table:table-cell>
          <table:table-cell table:style-name="ce123" office:value-type="string" calcext:value-type="string">
            <text:p>South West GLH - Royal Devon and Exeter FT</text:p>
            <text:p>(National)</text:p>
            <text:p>Need full blood sample not just DNA</text:p>
          </table:table-cell>
          <table:table-cell table:style-name="ce316" office:value-type="string" calcext:value-type="string">
            <text:p>South West GLH - Royal Devon and Exeter FT</text:p>
            <text:p>(National)</text:p>
            <text:p>Need full blood sample not just DNA</text:p>
          </table:table-cell>
          <table:table-cell table:style-name="ce401" office:value-type="string" calcext:value-type="string">
            <text:p>South West GLH - Royal Devon and Exeter FT</text:p>
            <text:p>(National)</text:p>
            <text:p>Need full blood sample not just DNA</text:p>
          </table:table-cell>
          <table:table-cell table:style-name="ce400" office:value-type="string" calcext:value-type="string">
            <text:p>South West GLH - Royal Devon and Exeter FT</text:p>
            <text:p>(National)</text:p>
            <text:p>Need full blood sample not just DNA</text:p>
          </table:table-cell>
          <table:table-cell table:style-name="ce598" office:value-type="string" calcext:value-type="string">
            <text:p>South West GLH - Royal Devon and Exeter FT</text:p>
            <text:p>(National)</text:p>
            <text:p>Need full blood sample not just DNA</text:p>
          </table:table-cell>
          <table:table-cell table:style-name="ce598" office:value-type="string" calcext:value-type="string">
            <text:p>South West GLH - Royal Devon and Exeter FT</text:p>
            <text:p>(National)</text:p>
            <text:p>Need full blood sample not just DNA</text:p>
          </table:table-cell>
          <table:table-cell table:style-name="ce25" table:number-columns-repeated="10"/>
          <table:table-cell table:number-columns-repeated="38"/>
        </table:table-row>
        <table:table-row table:style-name="ro1">
          <table:table-cell table:style-name="ce13" office:value-type="string" calcext:value-type="string">
            <text:p>R143</text:p>
          </table:table-cell>
          <table:table-cell table:style-name="ce25" office:value-type="string" calcext:value-type="string">
            <text:p>R143.3</text:p>
          </table:table-cell>
          <table:table-cell table:style-name="ce25" office:value-type="string" calcext:value-type="string">
            <text:p>Neonatal diabetes</text:p>
          </table:table-cell>
          <table:table-cell table:style-name="ce25" office:value-type="string" calcext:value-type="string">
            <text:p>6q24</text:p>
          </table:table-cell>
          <table:table-cell table:style-name="ce25" office:value-type="string" calcext:value-type="string">
            <text:p>Methylation testing</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23" office:value-type="string" calcext:value-type="string">
            <text:p>South West GLH - Royal Devon and Exeter FT</text:p>
            <text:p>(National)</text:p>
            <text:p>Need full blood sample not just DNA</text:p>
          </table:table-cell>
          <table:table-cell table:style-name="ce123" office:value-type="string" calcext:value-type="string">
            <text:p>South West GLH - Royal Devon and Exeter FT</text:p>
            <text:p>(National)</text:p>
            <text:p>Need full blood sample not just DNA</text:p>
          </table:table-cell>
          <table:table-cell table:style-name="ce316" office:value-type="string" calcext:value-type="string">
            <text:p>South West GLH - Royal Devon and Exeter FT</text:p>
            <text:p>(National)</text:p>
            <text:p>Need full blood sample not just DNA</text:p>
          </table:table-cell>
          <table:table-cell table:style-name="ce401" office:value-type="string" calcext:value-type="string">
            <text:p>South West GLH - Royal Devon and Exeter FT</text:p>
            <text:p>(National)</text:p>
            <text:p>Need full blood sample not just DNA</text:p>
          </table:table-cell>
          <table:table-cell table:style-name="ce400" office:value-type="string" calcext:value-type="string">
            <text:p>South West GLH - Royal Devon and Exeter FT</text:p>
            <text:p>(National)</text:p>
            <text:p>Need full blood sample not just DNA</text:p>
          </table:table-cell>
          <table:table-cell table:style-name="ce598" office:value-type="string" calcext:value-type="string">
            <text:p>South West GLH - Royal Devon and Exeter FT</text:p>
            <text:p>(National)</text:p>
            <text:p>Need full blood sample not just DNA</text:p>
          </table:table-cell>
          <table:table-cell table:style-name="ce598" office:value-type="string" calcext:value-type="string">
            <text:p>South West GLH - Royal Devon and Exeter FT</text:p>
            <text:p>(National)</text:p>
            <text:p>Need full blood sample not just DNA</text:p>
          </table:table-cell>
          <table:table-cell table:style-name="ce25" table:number-columns-repeated="10"/>
          <table:table-cell table:number-columns-repeated="38"/>
        </table:table-row>
        <table:table-row table:style-name="ro1">
          <table:table-cell table:style-name="ce13" office:value-type="string" calcext:value-type="string">
            <text:p>R143</text:p>
          </table:table-cell>
          <table:table-cell table:style-name="ce25" office:value-type="string" calcext:value-type="string">
            <text:p>R143.4</text:p>
          </table:table-cell>
          <table:table-cell table:style-name="ce25" office:value-type="string" calcext:value-type="string">
            <text:p>Neonatal diabetes</text:p>
          </table:table-cell>
          <table:table-cell table:style-name="ce25" office:value-type="string" calcext:value-type="string">
            <text:p><text:span text:style-name="T17">Neonatal diabetes </text:span><text:span text:style-name="T16">(293)</text:span></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24" office:value-type="string" calcext:value-type="string">
            <text:p><text:span text:style-name="T5">South West GLH - Royal Devon and Exeter FT</text:span></text:p>
            <text:p><text:span text:style-name="T5">(National)</text:span></text:p>
            <text:p><text:span text:style-name="T5">Need full blood sample not just DNA</text:span></text:p>
          </table:table-cell>
          <table:table-cell table:style-name="ce124" office:value-type="string" calcext:value-type="string">
            <text:p><text:span text:style-name="T5">South West GLH - Royal Devon and Exeter FT</text:span></text:p>
            <text:p><text:span text:style-name="T5">(National)</text:span></text:p>
            <text:p><text:span text:style-name="T5">Need full blood sample not just DNA</text:span></text:p>
          </table:table-cell>
          <table:table-cell table:style-name="ce316" office:value-type="string" calcext:value-type="string">
            <text:p><text:span text:style-name="T5">South West GLH - Royal Devon and Exeter FT</text:span></text:p>
            <text:p><text:span text:style-name="T5">(National)</text:span></text:p>
            <text:p><text:span text:style-name="T5">Need full blood sample not just DNA</text:span></text:p>
          </table:table-cell>
          <table:table-cell table:style-name="ce401" office:value-type="string" calcext:value-type="string">
            <text:p><text:span text:style-name="T5">South West GLH - Royal Devon and Exeter FT</text:span></text:p>
            <text:p><text:span text:style-name="T5">(National)</text:span></text:p>
            <text:p><text:span text:style-name="T5">Need full blood sample not just DNA</text:span></text:p>
          </table:table-cell>
          <table:table-cell table:style-name="ce400" office:value-type="string" calcext:value-type="string">
            <text:p><text:span text:style-name="T5">South West GLH - Royal Devon and Exeter FT</text:span></text:p>
            <text:p><text:span text:style-name="T5">(National)</text:span></text:p>
            <text:p><text:span text:style-name="T5">Need full blood sample not just DNA</text:span></text:p>
          </table:table-cell>
          <table:table-cell table:style-name="ce124" office:value-type="string" calcext:value-type="string">
            <text:p><text:span text:style-name="T5">South West GLH - Royal Devon and Exeter FT</text:span></text:p>
            <text:p><text:span text:style-name="T5">(National)</text:span></text:p>
            <text:p><text:span text:style-name="T5">Need full blood sample not just DNA</text:span></text:p>
          </table:table-cell>
          <table:table-cell table:style-name="ce124" office:value-type="string" calcext:value-type="string">
            <text:p><text:span text:style-name="T5">South West GLH - Royal Devon and Exeter FT</text:span></text:p>
            <text:p><text:span text:style-name="T5">(National)</text:span></text:p>
            <text:p><text:span text:style-name="T5">Need full blood sample not just DNA</text:span></text:p>
          </table:table-cell>
          <table:table-cell table:style-name="ce25" table:number-columns-repeated="10"/>
          <table:table-cell table:number-columns-repeated="38"/>
        </table:table-row>
        <table:table-row table:style-name="ro1">
          <table:table-cell table:style-name="ce14" office:value-type="string" calcext:value-type="string">
            <text:p>R144</text:p>
          </table:table-cell>
          <table:table-cell table:style-name="ce34" office:value-type="string" calcext:value-type="string">
            <text:p>R144.1</text:p>
          </table:table-cell>
          <table:table-cell table:style-name="ce34" office:value-type="string" calcext:value-type="string">
            <text:p>Congenital hyperinsulinism</text:p>
          </table:table-cell>
          <table:table-cell table:style-name="ce34" office:value-type="string" calcext:value-type="string">
            <text:p>ABCC8;KCNJ11</text:p>
          </table:table-cell>
          <table:table-cell table:style-name="ce34" office:value-type="string" calcext:value-type="string">
            <text:p>Small panel</text:p>
          </table:table-cell>
          <table:table-cell table:style-name="ce34" office:value-type="string" calcext:value-type="string">
            <text:p>Highly 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24" office:value-type="string" calcext:value-type="string">
            <text:p>South West GLH - Royal Devon and Exeter FT</text:p>
            <text:p>(National)</text:p>
            <text:p>Need full blood sample not just DNA</text:p>
          </table:table-cell>
          <table:table-cell table:style-name="ce124" office:value-type="string" calcext:value-type="string">
            <text:p>South West GLH - Royal Devon and Exeter FT</text:p>
            <text:p>(National)</text:p>
            <text:p>Need full blood sample not just DNA</text:p>
          </table:table-cell>
          <table:table-cell table:style-name="ce316" office:value-type="string" calcext:value-type="string">
            <text:p>South West GLH - Royal Devon and Exeter FT</text:p>
            <text:p>(National)</text:p>
            <text:p>Need full blood sample not just DNA</text:p>
          </table:table-cell>
          <table:table-cell table:style-name="ce401" office:value-type="string" calcext:value-type="string">
            <text:p>South West GLH - Royal Devon and Exeter FT</text:p>
            <text:p>(National)</text:p>
            <text:p>Need full blood sample not just DNA</text:p>
          </table:table-cell>
          <table:table-cell table:style-name="ce400" office:value-type="string" calcext:value-type="string">
            <text:p>South West GLH - Royal Devon and Exeter FT</text:p>
            <text:p>(National)</text:p>
            <text:p>Need full blood sample not just DNA</text:p>
          </table:table-cell>
          <table:table-cell table:style-name="ce124" office:value-type="string" calcext:value-type="string">
            <text:p>South West GLH - Royal Devon and Exeter FT</text:p>
            <text:p>(National)</text:p>
            <text:p>Need full blood sample not just DNA</text:p>
          </table:table-cell>
          <table:table-cell table:style-name="ce124" office:value-type="string" calcext:value-type="string">
            <text:p>South West GLH - Royal Devon and Exeter FT</text:p>
            <text:p>(National)</text:p>
            <text:p>Need full blood sample not just DNA</text:p>
          </table:table-cell>
          <table:table-cell table:style-name="ce25" table:number-columns-repeated="10"/>
          <table:table-cell table:number-columns-repeated="38"/>
        </table:table-row>
        <table:table-row table:style-name="ro1">
          <table:table-cell table:style-name="ce14" office:value-type="string" calcext:value-type="string">
            <text:p>R144</text:p>
          </table:table-cell>
          <table:table-cell table:style-name="ce34" office:value-type="string" calcext:value-type="string">
            <text:p>R144.2</text:p>
          </table:table-cell>
          <table:table-cell table:style-name="ce34" office:value-type="string" calcext:value-type="string">
            <text:p>Congenital hyperinsulinism</text:p>
          </table:table-cell>
          <table:table-cell table:style-name="ce34" office:value-type="string" calcext:value-type="string">
            <text:p>Congenital hyperinsulinism (308)</text:p>
          </table:table-cell>
          <table:table-cell table:style-name="ce34" office:value-type="string" calcext:value-type="string">
            <text:p>Small panel</text:p>
          </table:table-cell>
          <table:table-cell table:style-name="ce34" office:value-type="string" calcext:value-type="string">
            <text:p>Highly 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24" office:value-type="string" calcext:value-type="string">
            <text:p>South West GLH - Royal Devon and Exeter FT</text:p>
            <text:p>(National)</text:p>
            <text:p>Need full blood sample not just DNA</text:p>
          </table:table-cell>
          <table:table-cell table:style-name="ce124" office:value-type="string" calcext:value-type="string">
            <text:p>South West GLH - Royal Devon and Exeter FT</text:p>
            <text:p>(National)</text:p>
            <text:p>Need full blood sample not just DNA</text:p>
          </table:table-cell>
          <table:table-cell table:style-name="ce316" office:value-type="string" calcext:value-type="string">
            <text:p>South West GLH - Royal Devon and Exeter FT</text:p>
            <text:p>(National)</text:p>
            <text:p>Need full blood sample not just DNA</text:p>
          </table:table-cell>
          <table:table-cell table:style-name="ce124" office:value-type="string" calcext:value-type="string">
            <text:p>South West GLH - Royal Devon and Exeter FT</text:p>
            <text:p>(National)</text:p>
            <text:p>Need full blood sample not just DNA</text:p>
          </table:table-cell>
          <table:table-cell table:style-name="ce228" office:value-type="string" calcext:value-type="string">
            <text:p>South West GLH - Royal Devon and Exeter FT</text:p>
            <text:p>(National)</text:p>
            <text:p>Need full blood sample not just DNA</text:p>
          </table:table-cell>
          <table:table-cell table:style-name="ce124" office:value-type="string" calcext:value-type="string">
            <text:p>South West GLH - Royal Devon and Exeter FT</text:p>
            <text:p>(National)</text:p>
            <text:p>Need full blood sample not just DNA</text:p>
          </table:table-cell>
          <table:table-cell table:style-name="ce124" office:value-type="string" calcext:value-type="string">
            <text:p>South West GLH - Royal Devon and Exeter FT</text:p>
            <text:p>(National)</text:p>
            <text:p>Need full blood sample not just DNA</text:p>
          </table:table-cell>
          <table:table-cell table:style-name="ce25" table:number-columns-repeated="10"/>
          <table:table-cell table:number-columns-repeated="38"/>
        </table:table-row>
        <table:table-row table:style-name="ro1">
          <table:table-cell table:style-name="ce14" office:value-type="string" calcext:value-type="string">
            <text:p>R144</text:p>
          </table:table-cell>
          <table:table-cell table:style-name="ce34" office:value-type="string" calcext:value-type="string">
            <text:p>R144.3</text:p>
          </table:table-cell>
          <table:table-cell table:style-name="ce34" office:value-type="string" calcext:value-type="string">
            <text:p>Congenital hyperinsulinism</text:p>
          </table:table-cell>
          <table:table-cell table:style-name="ce34" office:value-type="string" calcext:value-type="string">
            <text:p>Congenital hyperinsulinism (308)</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24" office:value-type="string" calcext:value-type="string">
            <text:p>South West GLH - Royal Devon and Exeter FT</text:p>
            <text:p>(National)</text:p>
            <text:p>Need full blood sample not just DNA</text:p>
          </table:table-cell>
          <table:table-cell table:style-name="ce124" office:value-type="string" calcext:value-type="string">
            <text:p>South West GLH - Royal Devon and Exeter FT</text:p>
            <text:p>(National)</text:p>
            <text:p>Need full blood sample not just DNA</text:p>
          </table:table-cell>
          <table:table-cell table:style-name="ce316" office:value-type="string" calcext:value-type="string">
            <text:p>South West GLH - Royal Devon and Exeter FT</text:p>
            <text:p>(National)</text:p>
            <text:p>Need full blood sample not just DNA</text:p>
          </table:table-cell>
          <table:table-cell table:style-name="ce403" office:value-type="string" calcext:value-type="string">
            <text:p>South West GLH - Royal Devon and Exeter FT</text:p>
            <text:p>(National)</text:p>
            <text:p>Need full blood sample not just DNA</text:p>
          </table:table-cell>
          <table:table-cell table:style-name="ce512" office:value-type="string" calcext:value-type="string">
            <text:p>South West GLH - Royal Devon and Exeter FT</text:p>
            <text:p>(National)</text:p>
            <text:p>Need full blood sample not just DNA</text:p>
          </table:table-cell>
          <table:table-cell table:style-name="ce600" office:value-type="string" calcext:value-type="string">
            <text:p>South West GLH - Royal Devon and Exeter FT</text:p>
            <text:p>(National)</text:p>
            <text:p>Need full blood sample not just DNA</text:p>
          </table:table-cell>
          <table:table-cell table:style-name="ce600" office:value-type="string" calcext:value-type="string">
            <text:p>South West GLH - Royal Devon and Exeter FT</text:p>
            <text:p>(National)</text:p>
            <text:p>Need full blood sample not just DNA</text:p>
          </table:table-cell>
          <table:table-cell table:style-name="ce25" table:number-columns-repeated="10"/>
          <table:table-cell table:number-columns-repeated="38"/>
        </table:table-row>
        <table:table-row table:style-name="ro1">
          <table:table-cell table:style-name="ce13" office:value-type="string" calcext:value-type="string">
            <text:p>R145</text:p>
          </table:table-cell>
          <table:table-cell table:style-name="ce25" office:value-type="string" calcext:value-type="string">
            <text:p>R145.1</text:p>
          </table:table-cell>
          <table:table-cell table:style-name="ce25" office:value-type="string" calcext:value-type="string">
            <text:p>Congenital hypothyroidism</text:p>
          </table:table-cell>
          <table:table-cell table:style-name="ce25" office:value-type="string" calcext:value-type="string">
            <text:p>Congenital hypothyroidism (31)</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02" office:value-type="string" calcext:value-type="string">
            <text:p>East GLH - Cambridge University FT </text:p>
          </table:table-cell>
          <table:table-cell table:style-name="ce315" office:value-type="string" calcext:value-type="string">
            <text:p>East GLH - Cambridge University FT </text:p>
          </table:table-cell>
          <table:table-cell table:style-name="ce403" office:value-type="string" calcext:value-type="string">
            <text:p>South West GLH - Royal Devon and Exeter FT</text:p>
          </table:table-cell>
          <table:table-cell table:style-name="ce512" office:value-type="string" calcext:value-type="string">
            <text:p>South West GLH - Royal Devon and Exeter FT</text:p>
          </table:table-cell>
          <table:table-cell table:number-columns-repeated="2" table:style-name="ce601"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3" office:value-type="string" calcext:value-type="string">
            <text:p>R145</text:p>
          </table:table-cell>
          <table:table-cell table:style-name="ce25" office:value-type="string" calcext:value-type="string">
            <text:p>R145.2</text:p>
          </table:table-cell>
          <table:table-cell table:style-name="ce25" office:value-type="string" calcext:value-type="string">
            <text:p>Congenital hypothyroidism</text:p>
          </table:table-cell>
          <table:table-cell table:style-name="ce25" office:value-type="string" calcext:value-type="string">
            <text:p>Congenital hypothyroidism (31)</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02" office:value-type="string" calcext:value-type="string">
            <text:p>East GLH - Cambridge University FT </text:p>
          </table:table-cell>
          <table:table-cell table:style-name="ce317" office:value-type="string" calcext:value-type="string">
            <text:p>East GLH - Cambridge University FT </text:p>
          </table:table-cell>
          <table:table-cell table:style-name="ce265" office:value-type="string" calcext:value-type="string">
            <text:p>South West GLH - Royal Devon and Exeter FT</text:p>
          </table:table-cell>
          <table:table-cell table:style-name="ce512" office:value-type="string" calcext:value-type="string">
            <text:p>South West GLH - Royal Devon and Exeter FT</text:p>
          </table:table-cell>
          <table:table-cell table:number-columns-repeated="2" table:style-name="ce601"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146</text:p>
          </table:table-cell>
          <table:table-cell table:style-name="ce34" office:value-type="string" calcext:value-type="string">
            <text:p>R146.1</text:p>
          </table:table-cell>
          <table:table-cell table:style-name="ce34" office:value-type="string" calcext:value-type="string">
            <text:p>Disorders of sex development</text:p>
          </table:table-cell>
          <table:table-cell table:style-name="ce34" office:value-type="string" calcext:value-type="string">
            <text:p>Genomewide</text:p>
          </table:table-cell>
          <table:table-cell table:style-name="ce34" office:value-type="string" calcext:value-type="string">
            <text:p>Microarray</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Central and South GLH - Birmingham Women's and Children's FT</text:p>
          </table:table-cell>
          <table:table-cell table:style-name="ce263" office:value-type="string" calcext:value-type="string">
            <text:p>Central and South GLH - Birmingham Women's and Children's FT</text:p>
          </table:table-cell>
          <table:table-cell table:style-name="ce318" office:value-type="string" calcext:value-type="string">
            <text:p>East GLH - Cambridge University FT </text:p>
          </table:table-cell>
          <table:table-cell table:style-name="ce318" office:value-type="string" calcext:value-type="string">
            <text:p>Central and South GLH - Birmingham Women's and Children's FT </text:p>
          </table:table-cell>
          <table:table-cell table:style-name="ce512" office:value-type="string" calcext:value-type="string">
            <text:p>South West GLH - North Bristol Trust</text:p>
          </table:table-cell>
          <table:table-cell table:number-columns-repeated="2" table:style-name="ce600"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4" office:value-type="string" calcext:value-type="string">
            <text:p>R146</text:p>
          </table:table-cell>
          <table:table-cell table:style-name="ce34" office:value-type="string" calcext:value-type="string">
            <text:p>R146.2</text:p>
          </table:table-cell>
          <table:table-cell table:style-name="ce34" office:value-type="string" calcext:value-type="string">
            <text:p>Disorders of sex development</text:p>
          </table:table-cell>
          <table:table-cell table:style-name="ce34" office:value-type="string" calcext:value-type="string">
            <text:p>Disorders of sex development (9)</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Central and South GLH - Birmingham Women's and Children's FT</text:p>
          </table:table-cell>
          <table:table-cell table:style-name="ce264" office:value-type="string" calcext:value-type="string">
            <text:p>Central and South GLH - Birmingham Women's and Children's FT </text:p>
          </table:table-cell>
          <table:table-cell table:style-name="ce318" office:value-type="string" calcext:value-type="string">
            <text:p>East GLH - Cambridge University FT </text:p>
          </table:table-cell>
          <table:table-cell table:style-name="ce318" office:value-type="string" calcext:value-type="string">
            <text:p>Central and South GLH - Birmingham Women's and Children's FT </text:p>
          </table:table-cell>
          <table:table-cell table:style-name="ce512" office:value-type="string" calcext:value-type="string">
            <text:p>South West GLH - Royal Devon and Exeter FT <text:s/></text:p>
          </table:table-cell>
          <table:table-cell table:number-columns-repeated="2" table:style-name="ce600"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4" office:value-type="string" calcext:value-type="string">
            <text:p>R146</text:p>
          </table:table-cell>
          <table:table-cell table:style-name="ce34" office:value-type="string" calcext:value-type="string">
            <text:p>R146.3</text:p>
          </table:table-cell>
          <table:table-cell table:style-name="ce34" office:value-type="string" calcext:value-type="string">
            <text:p>Disorders of sex development</text:p>
          </table:table-cell>
          <table:table-cell table:style-name="ce34" office:value-type="string" calcext:value-type="string">
            <text:p>Disorders of sex development (9)</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style-name="ce127" office:value-type="string" calcext:value-type="string">
            <text:p>Central and South GLH - Birmingham Women's and Children's FT</text:p>
          </table:table-cell>
          <table:table-cell table:style-name="ce128" office:value-type="string" calcext:value-type="string">
            <text:p>Central and South GLH - Birmingham Women's and Children's FT </text:p>
          </table:table-cell>
          <table:table-cell table:style-name="ce319" office:value-type="string" calcext:value-type="string">
            <text:p>East GLH - Cambridge University FT </text:p>
          </table:table-cell>
          <table:table-cell table:style-name="ce404" office:value-type="string" calcext:value-type="string">
            <text:p>Central and South GLH - Birmingham Women's and Children's FT </text:p>
          </table:table-cell>
          <table:table-cell table:style-name="ce512" office:value-type="string" calcext:value-type="string">
            <text:p>South West GLH - Royal Devon and Exeter FT <text:s/></text:p>
          </table:table-cell>
          <table:table-cell table:number-columns-repeated="2" table:style-name="ce600"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3" office:value-type="string" calcext:value-type="string">
            <text:p>R147</text:p>
          </table:table-cell>
          <table:table-cell table:style-name="ce25" office:value-type="string" calcext:value-type="string">
            <text:p>R147.1</text:p>
          </table:table-cell>
          <table:table-cell table:style-name="ce25" office:value-type="string" calcext:value-type="string">
            <text:p>Growth failure in early childhood</text:p>
          </table:table-cell>
          <table:table-cell table:style-name="ce25" office:value-type="string" calcext:value-type="string">
            <text:p>Growth failure in early childhood (473)</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28" office:value-type="string" calcext:value-type="string">
            <text:p>Central and South GLH - Salisbury FT + Birmingham Women's and Children's FT</text:p>
          </table:table-cell>
          <table:table-cell table:style-name="ce319" office:value-type="string" calcext:value-type="string">
            <text:p>East GLH - Cambridge University FT </text:p>
          </table:table-cell>
          <table:table-cell table:style-name="ce404" office:value-type="string" calcext:value-type="string">
            <text:p>Central and South GLH - Salisbury FT + Birmingham Women's and Children's FT</text:p>
          </table:table-cell>
          <table:table-cell table:style-name="ce512" office:value-type="string" calcext:value-type="string">
            <text:p>South West GLH - Royal Devon and Exeter FT <text:s/></text:p>
          </table:table-cell>
          <table:table-cell table:number-columns-repeated="2" table:style-name="ce600"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3" office:value-type="string" calcext:value-type="string">
            <text:p>R147</text:p>
          </table:table-cell>
          <table:table-cell table:style-name="ce25" office:value-type="string" calcext:value-type="string">
            <text:p>R147.2</text:p>
          </table:table-cell>
          <table:table-cell table:style-name="ce25" office:value-type="string" calcext:value-type="string">
            <text:p>Growth failure in early childhood</text:p>
          </table:table-cell>
          <table:table-cell table:style-name="ce25" office:value-type="string" calcext:value-type="string">
            <text:p>11p15 imprinted growth regulatory region and UPD7 growth regulatory critical region</text:p>
          </table:table-cell>
          <table:table-cell table:style-name="ce25" office:value-type="string" calcext:value-type="string">
            <text:p>Methylation testing</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28" office:value-type="string" calcext:value-type="string">
            <text:p>Central and South GLH - Salisbury FT + Birmingham Women's and Children's FT</text:p>
          </table:table-cell>
          <table:table-cell table:style-name="ce404" office:value-type="string" calcext:value-type="string">
            <text:p>Central and South GLH - Salisbury FT + Birmingham Women's and Children's FT</text:p>
          </table:table-cell>
          <table:table-cell table:style-name="ce512" office:value-type="string" calcext:value-type="string">
            <text:p>South West GLH - Royal Devon and Exeter FT <text:s/></text:p>
          </table:table-cell>
          <table:table-cell table:number-columns-repeated="2" table:style-name="ce600"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3" office:value-type="string" calcext:value-type="string">
            <text:p>R147</text:p>
          </table:table-cell>
          <table:table-cell table:style-name="ce25" office:value-type="string" calcext:value-type="string">
            <text:p>R147.3</text:p>
          </table:table-cell>
          <table:table-cell table:style-name="ce25" office:value-type="string" calcext:value-type="string">
            <text:p>Growth failure in early childhood</text:p>
          </table:table-cell>
          <table:table-cell table:style-name="ce25" office:value-type="string" calcext:value-type="string">
            <text:p>Genomewide</text:p>
          </table:table-cell>
          <table:table-cell table:style-name="ce25" office:value-type="string" calcext:value-type="string">
            <text:p>Microarray</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28" office:value-type="string" calcext:value-type="string">
            <text:p>Central and South GLH - Salisbury FT + Birmingham Women's and Children's FT</text:p>
          </table:table-cell>
          <table:table-cell table:style-name="ce319" office:value-type="string" calcext:value-type="string">
            <text:p>East GLH - Cambridge University FT </text:p>
          </table:table-cell>
          <table:table-cell table:style-name="ce404" office:value-type="string" calcext:value-type="string">
            <text:p>Central and South GLH - Salisbury FT + Birmingham Women's and Children's FT</text:p>
          </table:table-cell>
          <table:table-cell table:style-name="ce512" office:value-type="string" calcext:value-type="string">
            <text:p>South West GLH - North Bristol Trust</text:p>
          </table:table-cell>
          <table:table-cell table:number-columns-repeated="2" table:style-name="ce600"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3" office:value-type="string" calcext:value-type="string">
            <text:p>R147</text:p>
          </table:table-cell>
          <table:table-cell table:style-name="ce25" office:value-type="string" calcext:value-type="string">
            <text:p>R147.4</text:p>
          </table:table-cell>
          <table:table-cell table:style-name="ce25" office:value-type="string" calcext:value-type="string">
            <text:p>Growth failure in early childhood</text:p>
          </table:table-cell>
          <table:table-cell table:style-name="ce25" office:value-type="string" calcext:value-type="string">
            <text:p>Growth failure in early childhood (473)</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28" office:value-type="string" calcext:value-type="string">
            <text:p>Central and South GLH - Salisbury FT + Birmingham Women's and Children's FT</text:p>
          </table:table-cell>
          <table:table-cell table:style-name="ce319" office:value-type="string" calcext:value-type="string">
            <text:p>East GLH - Cambridge University FT </text:p>
          </table:table-cell>
          <table:table-cell table:style-name="ce317" office:value-type="string" calcext:value-type="string">
            <text:p>Central and South GLH - Salisbury FT + Birmingham Women's and Children's FT</text:p>
          </table:table-cell>
          <table:table-cell table:style-name="ce317" office:value-type="string" calcext:value-type="string">
            <text:p>South West GLH - North Bristol Trust</text:p>
          </table:table-cell>
          <table:table-cell table:number-columns-repeated="2" table:style-name="ce600"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4" office:value-type="string" calcext:value-type="string">
            <text:p>R148</text:p>
          </table:table-cell>
          <table:table-cell table:style-name="ce34" office:value-type="string" calcext:value-type="string">
            <text:p>R148.1</text:p>
          </table:table-cell>
          <table:table-cell table:style-name="ce34" office:value-type="string" calcext:value-type="string">
            <text:p>Hypogonadotropic hypogonadism</text:p>
          </table:table-cell>
          <table:table-cell table:style-name="ce34" office:value-type="string" calcext:value-type="string">
            <text:p>Hypogonadotropic hypogonadism idiopathic (650)</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27" office:value-type="string" calcext:value-type="string">
            <text:p>Central and South GLH - Salisbury FT</text:p>
          </table:table-cell>
          <table:table-cell table:style-name="ce319" office:value-type="string" calcext:value-type="string">
            <text:p>East GLH - Cambridge University FT </text:p>
          </table:table-cell>
          <table:table-cell table:style-name="ce405" office:value-type="string" calcext:value-type="string">
            <text:p>Central and South GLH - Salisbury FT</text:p>
          </table:table-cell>
          <table:table-cell table:style-name="ce317" office:value-type="string" calcext:value-type="string">
            <text:p>South West GLH - Royal Devon and Exeter FT</text:p>
          </table:table-cell>
          <table:table-cell table:number-columns-repeated="2" table:style-name="ce600"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148</text:p>
          </table:table-cell>
          <table:table-cell table:style-name="ce34" office:value-type="string" calcext:value-type="string">
            <text:p>R148.2</text:p>
          </table:table-cell>
          <table:table-cell table:style-name="ce34" office:value-type="string" calcext:value-type="string">
            <text:p>Hypogonadotropic hypogonadism</text:p>
          </table:table-cell>
          <table:table-cell table:style-name="ce34" office:value-type="string" calcext:value-type="string">
            <text:p>Hypogonadotropic hypogonadism idiopathic (650)</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27" office:value-type="string" calcext:value-type="string">
            <text:p>Central and South GLH - Salisbury FT</text:p>
          </table:table-cell>
          <table:table-cell table:style-name="ce319" office:value-type="string" calcext:value-type="string">
            <text:p>East GLH - Cambridge University FT </text:p>
          </table:table-cell>
          <table:table-cell table:style-name="ce405" office:value-type="string" calcext:value-type="string">
            <text:p>Central and South GLH - Salisbury FT</text:p>
          </table:table-cell>
          <table:table-cell table:style-name="ce317" office:value-type="string" calcext:value-type="string">
            <text:p>South West GLH - Royal Devon and Exeter FT</text:p>
          </table:table-cell>
          <table:table-cell table:number-columns-repeated="2" table:style-name="ce600"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3" office:value-type="string" calcext:value-type="string">
            <text:p>R149</text:p>
          </table:table-cell>
          <table:table-cell table:style-name="ce25" office:value-type="string" calcext:value-type="string">
            <text:p>R149.1</text:p>
          </table:table-cell>
          <table:table-cell table:style-name="ce25" office:value-type="string" calcext:value-type="string">
            <text:p>Severe early-onset obesity</text:p>
          </table:table-cell>
          <table:table-cell table:style-name="ce25" office:value-type="string" calcext:value-type="string">
            <text:p>Severe early-onset obesity (130)</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2" table:style-name="ce127" office:value-type="string" calcext:value-type="string">
            <text:p>East GLH - Cambridge University FT </text:p>
          </table:table-cell>
          <table:table-cell table:style-name="ce320" office:value-type="string" calcext:value-type="string">
            <text:p>East GLH - Cambridge University FT </text:p>
          </table:table-cell>
          <table:table-cell table:number-columns-repeated="2" table:style-name="ce142" office:value-type="string" calcext:value-type="string">
            <text:p>East GLH - Cambridge University FT </text:p>
          </table:table-cell>
          <table:table-cell table:number-columns-repeated="2" table:style-name="ce601" office:value-type="string" calcext:value-type="string">
            <text:p>East GLH - Cambridge University FT </text:p>
          </table:table-cell>
          <table:table-cell table:style-name="ce25" table:number-columns-repeated="10"/>
          <table:table-cell table:number-columns-repeated="38"/>
        </table:table-row>
        <table:table-row table:style-name="ro1">
          <table:table-cell table:style-name="ce13" office:value-type="string" calcext:value-type="string">
            <text:p>R149</text:p>
          </table:table-cell>
          <table:table-cell table:style-name="ce25" office:value-type="string" calcext:value-type="string">
            <text:p>R149.2</text:p>
          </table:table-cell>
          <table:table-cell table:style-name="ce25" office:value-type="string" calcext:value-type="string">
            <text:p>Severe early-onset obesity</text:p>
          </table:table-cell>
          <table:table-cell table:style-name="ce25" office:value-type="string" calcext:value-type="string">
            <text:p>Severe early-onset obesity (130)</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2" table:style-name="ce127" office:value-type="string" calcext:value-type="string">
            <text:p>East GLH - Cambridge University FT </text:p>
          </table:table-cell>
          <table:table-cell table:style-name="ce320" office:value-type="string" calcext:value-type="string">
            <text:p>East GLH - Cambridge University FT </text:p>
          </table:table-cell>
          <table:table-cell table:number-columns-repeated="2" table:style-name="ce142" office:value-type="string" calcext:value-type="string">
            <text:p>East GLH - Cambridge University FT </text:p>
          </table:table-cell>
          <table:table-cell table:number-columns-repeated="2" table:style-name="ce601" office:value-type="string" calcext:value-type="string">
            <text:p>East GLH - Cambridge University FT </text:p>
          </table:table-cell>
          <table:table-cell table:style-name="ce25" table:number-columns-repeated="10"/>
          <table:table-cell table:number-columns-repeated="38"/>
        </table:table-row>
        <table:table-row table:style-name="ro1">
          <table:table-cell table:style-name="ce14" office:value-type="string" calcext:value-type="string">
            <text:p>R150</text:p>
          </table:table-cell>
          <table:table-cell table:style-name="ce34" office:value-type="string" calcext:value-type="string">
            <text:p>R150.1</text:p>
          </table:table-cell>
          <table:table-cell table:style-name="ce34" office:value-type="string" calcext:value-type="string">
            <text:p>Congenital adrenal hypoplasia</text:p>
          </table:table-cell>
          <table:table-cell table:style-name="ce34" office:value-type="string" calcext:value-type="string">
            <text:p>Congenital adrenal hypoplasia (145)</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Central and South GLH - Birmingham Women's and Children's FT</text:p>
          </table:table-cell>
          <table:table-cell table:style-name="ce228" office:value-type="string" calcext:value-type="string">
            <text:p>Central and South GLH - Birmingham Women's and Children's FT</text:p>
          </table:table-cell>
          <table:table-cell table:style-name="ce228" office:value-type="string" calcext:value-type="string">
            <text:p>South West GLH - Royal Devon and Exeter FT <text:s/></text:p>
          </table:table-cell>
          <table:table-cell table:number-columns-repeated="2" table:style-name="ce124"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4" office:value-type="string" calcext:value-type="string">
            <text:p>R150</text:p>
          </table:table-cell>
          <table:table-cell table:style-name="ce34" office:value-type="string" calcext:value-type="string">
            <text:p>R150.2</text:p>
          </table:table-cell>
          <table:table-cell table:style-name="ce34" office:value-type="string" calcext:value-type="string">
            <text:p>Congenital adrenal hypoplasia</text:p>
          </table:table-cell>
          <table:table-cell table:style-name="ce34" office:value-type="string" calcext:value-type="string">
            <text:p>Congenital adrenal hypoplasia (145)</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Central and South GLH - Birmingham Women's and Children's FT</text:p>
          </table:table-cell>
          <table:table-cell table:style-name="ce228" office:value-type="string" calcext:value-type="string">
            <text:p>Central and South GLH - Birmingham Women's and Children's FT</text:p>
          </table:table-cell>
          <table:table-cell table:style-name="ce228" office:value-type="string" calcext:value-type="string">
            <text:p>South West GLH - Royal Devon and Exeter FT <text:s/></text:p>
          </table:table-cell>
          <table:table-cell table:number-columns-repeated="2" table:style-name="ce124"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2" office:value-type="string" calcext:value-type="string">
            <text:p>R151</text:p>
          </table:table-cell>
          <table:table-cell table:style-name="ce33" office:value-type="string" calcext:value-type="string">
            <text:p>R151.1</text:p>
          </table:table-cell>
          <table:table-cell table:style-name="ce33" office:value-type="string" calcext:value-type="string">
            <text:p>Familial hyperparathyroidism or Hypocalciuric hypercalcaemia</text:p>
          </table:table-cell>
          <table:table-cell table:style-name="ce33" office:value-type="string" calcext:value-type="string">
            <text:p>Familial hyperparathyroidism (480)</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0" office:value-type="string" calcext:value-type="string">
            <text:p>Panelapp panel ID 481 has been retired </text:p>
          </table:table-cell>
          <table:table-cell table:style-name="ce58" office:value-type="string" calcext:value-type="string">
            <text:p>No</text:p>
          </table:table-cell>
          <table:table-cell table:number-columns-repeated="2" table:style-name="ce102" office:value-type="string" calcext:value-type="string">
            <text:p>Central and South GLH - Oxford University FT</text:p>
          </table:table-cell>
          <table:table-cell table:style-name="ce228" office:value-type="string" calcext:value-type="string">
            <text:p>East GLH - Cambridge University FT </text:p>
          </table:table-cell>
          <table:table-cell table:style-name="ce152" office:value-type="string" calcext:value-type="string">
            <text:p>Central and South GLH - Oxford University FT</text:p>
          </table:table-cell>
          <table:table-cell table:style-name="ce228" office:value-type="string" calcext:value-type="string">
            <text:p>South West GLH - Royal Devon and Exeter FT</text:p>
          </table:table-cell>
          <table:table-cell table:number-columns-repeated="2" table:style-name="ce12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2" office:value-type="string" calcext:value-type="string">
            <text:p>R151</text:p>
          </table:table-cell>
          <table:table-cell table:style-name="ce33" office:value-type="string" calcext:value-type="string">
            <text:p>R151.2</text:p>
          </table:table-cell>
          <table:table-cell table:style-name="ce33" office:value-type="string" calcext:value-type="string">
            <text:p>Familial hyperparathyroidism or Hypocalciuric hypercalcaemia</text:p>
          </table:table-cell>
          <table:table-cell table:style-name="ce33" office:value-type="string" calcext:value-type="string">
            <text:p>Familial hyperparathyroidism (480)</text:p>
          </table:table-cell>
          <table:table-cell table:style-name="ce25"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0" office:value-type="string" calcext:value-type="string">
            <text:p>Panelapp panel ID 481 has been retired </text:p>
          </table:table-cell>
          <table:table-cell table:style-name="ce58" office:value-type="string" calcext:value-type="string">
            <text:p>No</text:p>
          </table:table-cell>
          <table:table-cell table:number-columns-repeated="2" table:style-name="ce102" office:value-type="string" calcext:value-type="string">
            <text:p>Central and South GLH - Oxford University FT</text:p>
          </table:table-cell>
          <table:table-cell table:style-name="ce228" office:value-type="string" calcext:value-type="string">
            <text:p>East GLH - Cambridge University FT </text:p>
          </table:table-cell>
          <table:table-cell table:style-name="ce152" office:value-type="string" calcext:value-type="string">
            <text:p>Central and South GLH - Oxford University FT</text:p>
          </table:table-cell>
          <table:table-cell table:style-name="ce228" office:value-type="string" calcext:value-type="string">
            <text:p>South West GLH - Royal Devon and Exeter FT</text:p>
          </table:table-cell>
          <table:table-cell table:number-columns-repeated="2" table:style-name="ce12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6" office:value-type="string" calcext:value-type="string">
            <text:p>R153</text:p>
          </table:table-cell>
          <table:table-cell table:style-name="ce36" office:value-type="string" calcext:value-type="string">
            <text:p>R153.1</text:p>
          </table:table-cell>
          <table:table-cell table:style-name="ce36" office:value-type="string" calcext:value-type="string">
            <text:p>Familial hypoparathyroidism</text:p>
          </table:table-cell>
          <table:table-cell table:style-name="ce36" office:value-type="string" calcext:value-type="string">
            <text:p>Familial hypoparathyroidism (312)</text:p>
          </table:table-cell>
          <table:table-cell table:style-name="ce36" office:value-type="string" calcext:value-type="string">
            <text:p>Small panel</text:p>
          </table:table-cell>
          <table:table-cell table:style-name="ce36" office:value-type="string" calcext:value-type="string">
            <text:p>Specialised</text:p>
          </table:table-cell>
          <table:table-cell table:style-name="ce36"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30" office:value-type="string" calcext:value-type="string">
            <text:p>Central and South GLH - Oxford University FT</text:p>
          </table:table-cell>
          <table:table-cell table:style-name="ce196" office:value-type="string" calcext:value-type="string">
            <text:p>East GLH - Cambridge University FT </text:p>
          </table:table-cell>
          <table:table-cell table:style-name="ce152" office:value-type="string" calcext:value-type="string">
            <text:p>Central and South GLH - Oxford University FT</text:p>
          </table:table-cell>
          <table:table-cell table:style-name="ce513" office:value-type="string" calcext:value-type="string">
            <text:p>South West GLH - Royal Devon and Exeter FT</text:p>
          </table:table-cell>
          <table:table-cell table:number-columns-repeated="2" table:style-name="ce603"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6" office:value-type="string" calcext:value-type="string">
            <text:p>R153</text:p>
          </table:table-cell>
          <table:table-cell table:style-name="ce36" office:value-type="string" calcext:value-type="string">
            <text:p>R153.2</text:p>
          </table:table-cell>
          <table:table-cell table:style-name="ce36" office:value-type="string" calcext:value-type="string">
            <text:p>Familial hypoparathyroidism</text:p>
          </table:table-cell>
          <table:table-cell table:style-name="ce36" office:value-type="string" calcext:value-type="string">
            <text:p>GATA3</text:p>
          </table:table-cell>
          <table:table-cell table:style-name="ce36" office:value-type="string" calcext:value-type="string">
            <text:p>MLPA or equivalent</text:p>
          </table:table-cell>
          <table:table-cell table:style-name="ce36" office:value-type="string" calcext:value-type="string">
            <text:p>Specialised</text:p>
          </table:table-cell>
          <table:table-cell table:style-name="ce36"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30" office:value-type="string" calcext:value-type="string">
            <text:p>Central and South GLH - Oxford University FT</text:p>
          </table:table-cell>
          <table:table-cell table:style-name="ce196" office:value-type="string" calcext:value-type="string">
            <text:p>East GLH - Cambridge University FT </text:p>
          </table:table-cell>
          <table:table-cell table:style-name="ce152" office:value-type="string" calcext:value-type="string">
            <text:p>Central and South GLH - Oxford University FT</text:p>
          </table:table-cell>
          <table:table-cell table:style-name="ce513" office:value-type="string" calcext:value-type="string">
            <text:p>South West GLH - Royal Devon and Exeter FT</text:p>
          </table:table-cell>
          <table:table-cell table:number-columns-repeated="2" table:style-name="ce603"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2" office:value-type="string" calcext:value-type="string">
            <text:p>R154</text:p>
          </table:table-cell>
          <table:table-cell table:style-name="ce33" office:value-type="string" calcext:value-type="string">
            <text:p>R154.1</text:p>
          </table:table-cell>
          <table:table-cell table:style-name="ce33" office:value-type="string" calcext:value-type="string">
            <text:p>Hypophosphataemia or rickets</text:p>
          </table:table-cell>
          <table:table-cell table:style-name="ce33" office:value-type="string" calcext:value-type="string">
            <text:p>Hypophosphataemia or rickets (482)</text:p>
          </table:table-cell>
          <table:table-cell table:style-name="ce25"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31" office:value-type="string" calcext:value-type="string">
            <text:p>East GLH - Cambridge University FT </text:p>
          </table:table-cell>
          <table:table-cell table:style-name="ce322" office:value-type="string" calcext:value-type="string">
            <text:p>East GLH - Cambridge University FT </text:p>
          </table:table-cell>
          <table:table-cell table:style-name="ce131" office:value-type="string" calcext:value-type="string">
            <text:p>South West GLH - Royal Devon and Exeter FT</text:p>
          </table:table-cell>
          <table:table-cell table:style-name="ce513" office:value-type="string" calcext:value-type="string">
            <text:p>South West GLH - Royal Devon and Exeter FT</text:p>
          </table:table-cell>
          <table:table-cell table:number-columns-repeated="2" table:style-name="ce603"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2" office:value-type="string" calcext:value-type="string">
            <text:p>R154</text:p>
          </table:table-cell>
          <table:table-cell table:style-name="ce33" office:value-type="string" calcext:value-type="string">
            <text:p>R154.2</text:p>
          </table:table-cell>
          <table:table-cell table:style-name="ce33" office:value-type="string" calcext:value-type="string">
            <text:p>Hypophosphataemia or rickets</text:p>
          </table:table-cell>
          <table:table-cell table:style-name="ce33" office:value-type="string" calcext:value-type="string">
            <text:p>Hypophosphataemia or rickets (482)</text:p>
          </table:table-cell>
          <table:table-cell table:style-name="ce25"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31" office:value-type="string" calcext:value-type="string">
            <text:p>East GLH - Cambridge University FT </text:p>
          </table:table-cell>
          <table:table-cell table:style-name="ce322" office:value-type="string" calcext:value-type="string">
            <text:p>East GLH - Cambridge University FT </text:p>
          </table:table-cell>
          <table:table-cell table:style-name="ce131" office:value-type="string" calcext:value-type="string">
            <text:p>South West GLH - Royal Devon and Exeter FT</text:p>
          </table:table-cell>
          <table:table-cell table:style-name="ce513" office:value-type="string" calcext:value-type="string">
            <text:p>South West GLH - Royal Devon and Exeter FT</text:p>
          </table:table-cell>
          <table:table-cell table:number-columns-repeated="2" table:style-name="ce603"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6" office:value-type="string" calcext:value-type="string">
            <text:p>R156</text:p>
          </table:table-cell>
          <table:table-cell table:style-name="ce36" office:value-type="string" calcext:value-type="string">
            <text:p>R156.1</text:p>
          </table:table-cell>
          <table:table-cell table:style-name="ce36" office:value-type="string" calcext:value-type="string">
            <text:p>Carney complex</text:p>
          </table:table-cell>
          <table:table-cell table:style-name="ce36" office:value-type="string" calcext:value-type="string">
            <text:p><text:span text:style-name="T5">PRKAR1A</text:span><text:span text:style-name="T19"> (1313)</text:span></text:p>
          </table:table-cell>
          <table:table-cell table:style-name="ce36" office:value-type="string" calcext:value-type="string">
            <text:p>Single gene sequencing &gt;=10 amplicons</text:p>
          </table:table-cell>
          <table:table-cell table:style-name="ce36" office:value-type="string" calcext:value-type="string">
            <text:p>Specialised</text:p>
          </table:table-cell>
          <table:table-cell table:style-name="ce36"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32" office:value-type="string" calcext:value-type="string">
            <text:p>Central and South GLH - Oxford University FT</text:p>
          </table:table-cell>
          <table:table-cell table:style-name="ce322" office:value-type="string" calcext:value-type="string">
            <text:p>East GLH - Cambridge University FT </text:p>
          </table:table-cell>
          <table:table-cell table:style-name="ce408" office:value-type="string" calcext:value-type="string">
            <text:p>Central and South GLH - Oxford University FT</text:p>
          </table:table-cell>
          <table:table-cell table:style-name="ce513" office:value-type="string" calcext:value-type="string">
            <text:p>South West GLH - Royal Devon and Exeter FT</text:p>
          </table:table-cell>
          <table:table-cell table:number-columns-repeated="2" table:style-name="ce603"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2" office:value-type="string" calcext:value-type="string">
            <text:p>R157</text:p>
          </table:table-cell>
          <table:table-cell table:style-name="ce33" office:value-type="string" calcext:value-type="string">
            <text:p>R157.1</text:p>
          </table:table-cell>
          <table:table-cell table:style-name="ce33" office:value-type="string" calcext:value-type="string">
            <text:p>IPEX - Immunodysregulation Polyendocrinopathy and Enteropathy, X-Linked</text:p>
          </table:table-cell>
          <table:table-cell table:style-name="ce33" office:value-type="string" calcext:value-type="string">
            <text:p><text:span text:style-name="T5">FOXP3 </text:span><text:span text:style-name="T19">(1350)</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31" office:value-type="string" calcext:value-type="string">
            <text:p>East GLH - Cambridge University FT </text:p>
          </table:table-cell>
          <table:table-cell table:style-name="ce322" office:value-type="string" calcext:value-type="string">
            <text:p>East GLH - Cambridge University FT </text:p>
          </table:table-cell>
          <table:table-cell table:style-name="ce131" office:value-type="string" calcext:value-type="string">
            <text:p>South West GLH - Royal Devon and Exeter FT</text:p>
          </table:table-cell>
          <table:table-cell table:style-name="ce513" office:value-type="string" calcext:value-type="string">
            <text:p>South West GLH - Royal Devon and Exeter FT</text:p>
          </table:table-cell>
          <table:table-cell table:number-columns-repeated="2" table:style-name="ce603"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6" office:value-type="string" calcext:value-type="string">
            <text:p>R158</text:p>
          </table:table-cell>
          <table:table-cell table:style-name="ce36" office:value-type="string" calcext:value-type="string">
            <text:p>R158.1</text:p>
          </table:table-cell>
          <table:table-cell table:style-name="ce36" office:value-type="string" calcext:value-type="string">
            <text:p>Lipodystrophy - childhood onset</text:p>
          </table:table-cell>
          <table:table-cell table:style-name="ce36" office:value-type="string" calcext:value-type="string">
            <text:p>Lipodystrophy - childhood onset (546)</text:p>
          </table:table-cell>
          <table:table-cell table:style-name="ce34" office:value-type="string" calcext:value-type="string">
            <text:p>Small panel</text:p>
          </table:table-cell>
          <table:table-cell table:style-name="ce36" office:value-type="string" calcext:value-type="string">
            <text:p>Highly Specialised</text:p>
          </table:table-cell>
          <table:table-cell table:style-name="ce36"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31" office:value-type="string" calcext:value-type="string">
            <text:p>East GLH - Cambridge University FT </text:p>
          </table:table-cell>
          <table:table-cell table:style-name="ce322" office:value-type="string" calcext:value-type="string">
            <text:p>East GLH - Cambridge University FT </text:p>
          </table:table-cell>
          <table:table-cell table:style-name="ce131" office:value-type="string" calcext:value-type="string">
            <text:p>South West GLH - Royal Devon and Exeter FT</text:p>
          </table:table-cell>
          <table:table-cell table:style-name="ce513" office:value-type="string" calcext:value-type="string">
            <text:p>South West GLH - Royal Devon and Exeter FT</text:p>
          </table:table-cell>
          <table:table-cell table:number-columns-repeated="2" table:style-name="ce603"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6" office:value-type="string" calcext:value-type="string">
            <text:p>R158</text:p>
          </table:table-cell>
          <table:table-cell table:style-name="ce36" office:value-type="string" calcext:value-type="string">
            <text:p>R158.2</text:p>
          </table:table-cell>
          <table:table-cell table:style-name="ce36" office:value-type="string" calcext:value-type="string">
            <text:p>Lipodystrophy - childhood onset</text:p>
          </table:table-cell>
          <table:table-cell table:style-name="ce36" office:value-type="string" calcext:value-type="string">
            <text:p>Lipodystrophy - childhood onset (546)</text:p>
          </table:table-cell>
          <table:table-cell table:style-name="ce36" office:value-type="string" calcext:value-type="string">
            <text:p>Exon level CNV detection by MLPA or equivalent</text:p>
          </table:table-cell>
          <table:table-cell table:style-name="ce36" office:value-type="string" calcext:value-type="string">
            <text:p>Highly Specialised</text:p>
          </table:table-cell>
          <table:table-cell table:style-name="ce36"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East GLH - Cambridge University FT </text:p>
          </table:table-cell>
          <table:table-cell table:style-name="ce228" office:value-type="string" calcext:value-type="string">
            <text:p>East GLH - Cambridge University FT </text:p>
          </table:table-cell>
          <table:table-cell table:style-name="ce124" office:value-type="string" calcext:value-type="string">
            <text:p>South West GLH - Royal Devon and Exeter FT</text:p>
          </table:table-cell>
          <table:table-cell table:style-name="ce228" office:value-type="string" calcext:value-type="string">
            <text:p>South West GLH - Royal Devon and Exeter FT</text:p>
          </table:table-cell>
          <table:table-cell table:number-columns-repeated="2" table:style-name="ce12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2" office:value-type="string" calcext:value-type="string">
            <text:p>R159</text:p>
          </table:table-cell>
          <table:table-cell table:style-name="ce33" office:value-type="string" calcext:value-type="string">
            <text:p>R159.1</text:p>
          </table:table-cell>
          <table:table-cell table:style-name="ce33" office:value-type="string" calcext:value-type="string">
            <text:p>Pituitary hormone deficiency</text:p>
          </table:table-cell>
          <table:table-cell table:style-name="ce33" office:value-type="string" calcext:value-type="string">
            <text:p>Pituitary hormone deficiency (483)</text:p>
          </table:table-cell>
          <table:table-cell table:style-name="ce25"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Birmingham Women's and Children's FT &amp; Oxford University FT</text:p>
          </table:table-cell>
          <table:table-cell table:style-name="ce324" office:value-type="string" calcext:value-type="string">
            <text:p>East GLH - Cambridge University FT </text:p>
          </table:table-cell>
          <table:table-cell table:style-name="ce228" office:value-type="string" calcext:value-type="string">
            <text:p>Central and South GLH - Birmingham Women's and Children's FT &amp; Oxford University FT</text:p>
          </table:table-cell>
          <table:table-cell table:style-name="ce228" office:value-type="string" calcext:value-type="string">
            <text:p>South West GLH - Royal Devon and Exeter FT</text:p>
          </table:table-cell>
          <table:table-cell table:number-columns-repeated="2" table:style-name="ce124" office:value-type="string" calcext:value-type="string">
            <text:p>South West GLH - Royal Devon and Exeter FT</text:p>
          </table:table-cell>
          <table:table-cell table:style-name="ce35" table:number-columns-repeated="10"/>
          <table:table-cell table:number-columns-repeated="38"/>
        </table:table-row>
        <table:table-row table:style-name="ro1">
          <table:table-cell table:style-name="ce12" office:value-type="string" calcext:value-type="string">
            <text:p>R159</text:p>
          </table:table-cell>
          <table:table-cell table:style-name="ce33" office:value-type="string" calcext:value-type="string">
            <text:p>R159.2</text:p>
          </table:table-cell>
          <table:table-cell table:style-name="ce33" office:value-type="string" calcext:value-type="string">
            <text:p>Pituitary hormone deficiency</text:p>
          </table:table-cell>
          <table:table-cell table:style-name="ce33" office:value-type="string" calcext:value-type="string">
            <text:p>Pituitary hormone deficiency (483)</text:p>
          </table:table-cell>
          <table:table-cell table:style-name="ce47"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style-name="ce134" office:value-type="string" calcext:value-type="string">
            <text:p>Central and South GLH - Birmingham Women's and Children's FT &amp; Oxford University FT</text:p>
          </table:table-cell>
          <table:table-cell table:style-name="ce265" office:value-type="string" calcext:value-type="string">
            <text:p>Central and South GLH - Birmingham Women's and Children's FT &amp; Oxford University FT</text:p>
          </table:table-cell>
          <table:table-cell table:style-name="ce324" office:value-type="string" calcext:value-type="string">
            <text:p>East GLH - Cambridge University FT </text:p>
          </table:table-cell>
          <table:table-cell table:style-name="ce411" office:value-type="string" calcext:value-type="string">
            <text:p>Central and South GLH - Birmingham Women's and Children's FT &amp; Oxford University FT</text:p>
          </table:table-cell>
          <table:table-cell table:style-name="ce411" office:value-type="string" calcext:value-type="string">
            <text:p>South West GLH - Royal Devon and Exeter FT</text:p>
          </table:table-cell>
          <table:table-cell table:number-columns-repeated="2" table:style-name="ce412"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6" office:value-type="string" calcext:value-type="string">
            <text:p>R160</text:p>
          </table:table-cell>
          <table:table-cell table:style-name="ce36" office:value-type="string" calcext:value-type="string">
            <text:p>R160.1</text:p>
          </table:table-cell>
          <table:table-cell table:style-name="ce36" office:value-type="string" calcext:value-type="string">
            <text:p>Primary pigmented nodular adrenocortical disease</text:p>
          </table:table-cell>
          <table:table-cell table:style-name="ce36" office:value-type="string" calcext:value-type="string">
            <text:p>Primary pigmented nodular adrenocortical disease (566)</text:p>
          </table:table-cell>
          <table:table-cell table:style-name="ce34" office:value-type="string" calcext:value-type="string">
            <text:p>Small panel</text:p>
          </table:table-cell>
          <table:table-cell table:style-name="ce36" office:value-type="string" calcext:value-type="string">
            <text:p>Specialised</text:p>
          </table:table-cell>
          <table:table-cell table:style-name="ce36"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34" office:value-type="string" calcext:value-type="string">
            <text:p>South West GLH - Royal Devon and Exeter FT <text:s/></text:p>
          </table:table-cell>
          <table:table-cell table:style-name="ce265" office:value-type="string" calcext:value-type="string">
            <text:p>South West GLH - Royal Devon and Exeter FT <text:s/></text:p>
          </table:table-cell>
          <table:table-cell table:style-name="ce324" office:value-type="string" calcext:value-type="string">
            <text:p>East GLH - Cambridge University FT </text:p>
          </table:table-cell>
          <table:table-cell table:style-name="ce412" office:value-type="string" calcext:value-type="string">
            <text:p>South West GLH - Royal Devon and Exeter FT <text:s/></text:p>
          </table:table-cell>
          <table:table-cell table:style-name="ce411" office:value-type="string" calcext:value-type="string">
            <text:p>South West GLH - Royal Devon and Exeter FT</text:p>
          </table:table-cell>
          <table:table-cell table:number-columns-repeated="2" table:style-name="ce412"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6" office:value-type="string" calcext:value-type="string">
            <text:p>R160</text:p>
          </table:table-cell>
          <table:table-cell table:style-name="ce36" office:value-type="string" calcext:value-type="string">
            <text:p>R160.2</text:p>
          </table:table-cell>
          <table:table-cell table:style-name="ce36" office:value-type="string" calcext:value-type="string">
            <text:p>Primary pigmented nodular adrenocortical disease</text:p>
          </table:table-cell>
          <table:table-cell table:style-name="ce36" office:value-type="string" calcext:value-type="string">
            <text:p>Primary pigmented nodular adrenocortical disease (566)</text:p>
          </table:table-cell>
          <table:table-cell table:style-name="ce36" office:value-type="string" calcext:value-type="string">
            <text:p>Exon level CNV detection by MLPA or equivalent</text:p>
          </table:table-cell>
          <table:table-cell table:style-name="ce36" office:value-type="string" calcext:value-type="string">
            <text:p>Specialised</text:p>
          </table:table-cell>
          <table:table-cell table:style-name="ce36"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34" office:value-type="string" calcext:value-type="string">
            <text:p>South West GLH - Royal Devon and Exeter FT <text:s/></text:p>
          </table:table-cell>
          <table:table-cell table:style-name="ce265" office:value-type="string" calcext:value-type="string">
            <text:p>South West GLH - Royal Devon and Exeter FT <text:s/></text:p>
          </table:table-cell>
          <table:table-cell table:style-name="ce324" office:value-type="string" calcext:value-type="string">
            <text:p>East GLH - Cambridge University FT </text:p>
          </table:table-cell>
          <table:table-cell table:style-name="ce124" office:value-type="string" calcext:value-type="string">
            <text:p>South West GLH - Royal Devon and Exeter FT <text:s/></text:p>
          </table:table-cell>
          <table:table-cell table:style-name="ce228" office:value-type="string" calcext:value-type="string">
            <text:p>South West GLH - Royal Devon and Exeter FT</text:p>
          </table:table-cell>
          <table:table-cell table:number-columns-repeated="2" table:style-name="ce124"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2" office:value-type="string" calcext:value-type="string">
            <text:p>R162</text:p>
          </table:table-cell>
          <table:table-cell table:style-name="ce33" office:value-type="string" calcext:value-type="string">
            <text:p>R162.1</text:p>
          </table:table-cell>
          <table:table-cell table:style-name="ce33" office:value-type="string" calcext:value-type="string">
            <text:p>Familial tumoral calcinosis</text:p>
          </table:table-cell>
          <table:table-cell table:style-name="ce33" office:value-type="string" calcext:value-type="string">
            <text:p>Familial tumoral calcinosis (552)</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24" office:value-type="string" calcext:value-type="string">
            <text:p>South West GLH - Royal Devon and Exeter FT</text:p>
          </table:table-cell>
          <table:table-cell table:style-name="ce265" office:value-type="string" calcext:value-type="string">
            <text:p>South West GLH - Royal Devon and Exeter FT <text:s/></text:p>
          </table:table-cell>
          <table:table-cell table:number-columns-repeated="2" table:style-name="ce124" office:value-type="string" calcext:value-type="string">
            <text:p>South West GLH - Royal Devon and Exeter FT</text:p>
          </table:table-cell>
          <table:table-cell table:style-name="ce228" office:value-type="string" calcext:value-type="string">
            <text:p>South West GLH - Royal Devon and Exeter FT</text:p>
            <text:p>(National)</text:p>
          </table:table-cell>
          <table:table-cell table:number-columns-repeated="2" table:style-name="ce12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2" office:value-type="string" calcext:value-type="string">
            <text:p>R162</text:p>
          </table:table-cell>
          <table:table-cell table:style-name="ce33" office:value-type="string" calcext:value-type="string">
            <text:p>R162.2</text:p>
          </table:table-cell>
          <table:table-cell table:style-name="ce33" office:value-type="string" calcext:value-type="string">
            <text:p>Familial tumoral calcinosis</text:p>
          </table:table-cell>
          <table:table-cell table:style-name="ce33" office:value-type="string" calcext:value-type="string">
            <text:p>Familial tumoral calcinosis (552)</text:p>
          </table:table-cell>
          <table:table-cell table:style-name="ce25"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24" office:value-type="string" calcext:value-type="string">
            <text:p>South West GLH - Royal Devon and Exeter FT</text:p>
          </table:table-cell>
          <table:table-cell table:style-name="ce124" office:value-type="string" calcext:value-type="string">
            <text:p>South West GLH - Royal Devon and Exeter FT <text:s/></text:p>
          </table:table-cell>
          <table:table-cell table:number-columns-repeated="2" table:style-name="ce124" office:value-type="string" calcext:value-type="string">
            <text:p>South West GLH - Royal Devon and Exeter FT</text:p>
          </table:table-cell>
          <table:table-cell table:style-name="ce228" office:value-type="string" calcext:value-type="string">
            <text:p>South West GLH - Royal Devon and Exeter FT</text:p>
            <text:p>(National)</text:p>
          </table:table-cell>
          <table:table-cell table:number-columns-repeated="2" table:style-name="ce12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6" office:value-type="string" calcext:value-type="string">
            <text:p>R180</text:p>
          </table:table-cell>
          <table:table-cell table:style-name="ce36" office:value-type="string" calcext:value-type="string">
            <text:p>R180.1</text:p>
          </table:table-cell>
          <table:table-cell table:style-name="ce36" office:value-type="string" calcext:value-type="string">
            <text:p>Congenital adrenal hyperplasia diagnostic test</text:p>
          </table:table-cell>
          <table:table-cell table:style-name="ce36" office:value-type="string" calcext:value-type="string">
            <text:p><text:span text:style-name="T5">CYP21A2 </text:span><text:span text:style-name="T19">(1317)</text:span></text:p>
          </table:table-cell>
          <table:table-cell table:style-name="ce36" office:value-type="string" calcext:value-type="string">
            <text:p>Single gene sequencing &gt;=10 amplicons</text:p>
          </table:table-cell>
          <table:table-cell table:style-name="ce36" office:value-type="string" calcext:value-type="string">
            <text:p>Specialised</text:p>
          </table:table-cell>
          <table:table-cell table:style-name="ce36"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Birmingham Women's and Children's FT</text:p>
          </table:table-cell>
          <table:table-cell table:style-name="ce325" office:value-type="string" calcext:value-type="string">
            <text:p>South West GLH - Royal Devon and Exeter FT <text:s/></text:p>
          </table:table-cell>
          <table:table-cell table:style-name="ce228" office:value-type="string" calcext:value-type="string">
            <text:p>Central and South GLH - Birmingham Women's and Children's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4" office:value-type="string" calcext:value-type="string">
            <text:p>R180</text:p>
          </table:table-cell>
          <table:table-cell table:style-name="ce34" office:value-type="string" calcext:value-type="string">
            <text:p>R180.2</text:p>
          </table:table-cell>
          <table:table-cell table:style-name="ce34" office:value-type="string" calcext:value-type="string">
            <text:p>Congenital adrenal hyperplasia diagnostic test</text:p>
          </table:table-cell>
          <table:table-cell table:style-name="ce36" office:value-type="string" calcext:value-type="string">
            <text:p><text:span text:style-name="T5">CYP21A2 </text:span><text:span text:style-name="T19">(1317)</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Birmingham Women's and Children's FT</text:p>
          </table:table-cell>
          <table:table-cell table:style-name="ce325" office:value-type="string" calcext:value-type="string">
            <text:p>South West GLH - Royal Devon and Exeter FT <text:s/></text:p>
          </table:table-cell>
          <table:table-cell table:style-name="ce228" office:value-type="string" calcext:value-type="string">
            <text:p>Central and South GLH - Birmingham Women's and Children's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3" office:value-type="string" calcext:value-type="string">
            <text:p>R181</text:p>
          </table:table-cell>
          <table:table-cell table:style-name="ce25" office:value-type="string" calcext:value-type="string">
            <text:p>R181.1</text:p>
          </table:table-cell>
          <table:table-cell table:style-name="ce25" office:value-type="string" calcext:value-type="string">
            <text:p>Congenital adrenal hyperplasia carrier testing</text:p>
          </table:table-cell>
          <table:table-cell table:style-name="ce25" office:value-type="string" calcext:value-type="string">
            <text:p>CYP21A2</text:p>
          </table:table-cell>
          <table:table-cell table:style-name="ce25" office:value-type="string" calcext:value-type="string">
            <text:p>Targeted variant testing</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Birmingham Women's and Children's FT</text:p>
          </table:table-cell>
          <table:table-cell table:style-name="ce325" office:value-type="string" calcext:value-type="string">
            <text:p>South West GLH - Royal Devon and Exeter FT <text:s/></text:p>
          </table:table-cell>
          <table:table-cell table:style-name="ce228" office:value-type="string" calcext:value-type="string">
            <text:p>Central and South GLH - Birmingham Women's and Children's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3" office:value-type="string" calcext:value-type="string">
            <text:p>R181</text:p>
          </table:table-cell>
          <table:table-cell table:style-name="ce25" office:value-type="string" calcext:value-type="string">
            <text:p>R181.2</text:p>
          </table:table-cell>
          <table:table-cell table:style-name="ce25" office:value-type="string" calcext:value-type="string">
            <text:p>Congenital adrenal hyperplasia carrier testing</text:p>
          </table:table-cell>
          <table:table-cell table:style-name="ce25" office:value-type="string" calcext:value-type="string">
            <text:p>CYP21A2</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Birmingham Women's and Children's FT</text:p>
          </table:table-cell>
          <table:table-cell table:style-name="ce325" office:value-type="string" calcext:value-type="string">
            <text:p>South West GLH - Royal Devon and Exeter FT <text:s/></text:p>
          </table:table-cell>
          <table:table-cell table:style-name="ce228" office:value-type="string" calcext:value-type="string">
            <text:p>Central and South GLH - Birmingham Women's and Children's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4" office:value-type="string" calcext:value-type="string">
            <text:p>R182</text:p>
          </table:table-cell>
          <table:table-cell table:style-name="ce34" office:value-type="string" calcext:value-type="string">
            <text:p>R182.1</text:p>
          </table:table-cell>
          <table:table-cell table:style-name="ce34" office:value-type="string" calcext:value-type="string">
            <text:p>Hyperthyroidism</text:p>
          </table:table-cell>
          <table:table-cell table:style-name="ce34" office:value-type="string" calcext:value-type="string">
            <text:p>Hyperthyroidism (236)</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37" office:value-type="string" calcext:value-type="string">
            <text:p>East GLH - Cambridge University FT </text:p>
          </table:table-cell>
          <table:table-cell table:style-name="ce326" office:value-type="string" calcext:value-type="string">
            <text:p>East GLH - Cambridge University FT </text:p>
          </table:table-cell>
          <table:table-cell table:style-name="ce415" office:value-type="string" calcext:value-type="string">
            <text:p>South West GLH - Royal Devon and Exeter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182</text:p>
          </table:table-cell>
          <table:table-cell table:style-name="ce34" office:value-type="string" calcext:value-type="string">
            <text:p>R182.2</text:p>
          </table:table-cell>
          <table:table-cell table:style-name="ce34" office:value-type="string" calcext:value-type="string">
            <text:p>Hyperthyroidism</text:p>
          </table:table-cell>
          <table:table-cell table:style-name="ce34" office:value-type="string" calcext:value-type="string">
            <text:p>Hyperthyroidism (236)</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37" office:value-type="string" calcext:value-type="string">
            <text:p>East GLH - Cambridge University FT </text:p>
          </table:table-cell>
          <table:table-cell table:style-name="ce326" office:value-type="string" calcext:value-type="string">
            <text:p>East GLH - Cambridge University FT </text:p>
          </table:table-cell>
          <table:table-cell table:style-name="ce415" office:value-type="string" calcext:value-type="string">
            <text:p>South West GLH - Royal Devon and Exeter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3" office:value-type="string" calcext:value-type="string">
            <text:p>R183</text:p>
          </table:table-cell>
          <table:table-cell table:style-name="ce25" office:value-type="string" calcext:value-type="string">
            <text:p>R183.1</text:p>
          </table:table-cell>
          <table:table-cell table:style-name="ce25" office:value-type="string" calcext:value-type="string">
            <text:p>Glucocorticoid-remediable aldosteronism (GRA)</text:p>
          </table:table-cell>
          <table:table-cell table:style-name="ce25" office:value-type="string" calcext:value-type="string">
            <text:p>CYP11B1/CYP11B2 gene fusion</text:p>
          </table:table-cell>
          <table:table-cell table:style-name="ce25" office:value-type="string" calcext:value-type="string">
            <text:p>Targeted variant testing</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2" table:style-name="ce102" office:value-type="string" calcext:value-type="string">
            <text:p>East GLH - Cambridge University FT </text:p>
          </table:table-cell>
          <table:table-cell table:style-name="ce327" office:value-type="string" calcext:value-type="string">
            <text:p>East GLH - Cambridge University FT </text:p>
          </table:table-cell>
          <table:table-cell table:style-name="ce102" office:value-type="string" calcext:value-type="string">
            <text:p>East GLH - Cambridge University FT </text:p>
          </table:table-cell>
          <table:table-cell table:number-columns-repeated="3" table:style-name="ce516" office:value-type="string" calcext:value-type="string">
            <text:p>East GLH - Cambridge University FT </text:p>
          </table:table-cell>
          <table:table-cell table:style-name="ce25" table:number-columns-repeated="10"/>
          <table:table-cell table:number-columns-repeated="38"/>
        </table:table-row>
        <table:table-row table:style-name="ro1">
          <table:table-cell table:style-name="ce14" office:value-type="string" calcext:value-type="string">
            <text:p>R217</text:p>
          </table:table-cell>
          <table:table-cell table:style-name="ce34" office:value-type="string" calcext:value-type="string">
            <text:p>R217.1</text:p>
          </table:table-cell>
          <table:table-cell table:style-name="ce34" office:value-type="string" calcext:value-type="string">
            <text:p>Endocrine neoplasia</text:p>
          </table:table-cell>
          <table:table-cell table:style-name="ce34" office:value-type="string" calcext:value-type="string">
            <text:p>Endocrine neoplasms (648)</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39" office:value-type="string" calcext:value-type="string">
            <text:p>Central and South GLH - Birmingham Women's and Children's FT &amp; Oxford University FT</text:p>
          </table:table-cell>
          <table:table-cell table:style-name="ce326" office:value-type="string" calcext:value-type="string">
            <text:p>East GLH - Cambridge University FT </text:p>
          </table:table-cell>
          <table:table-cell table:style-name="ce417" office:value-type="string" calcext:value-type="string">
            <text:p>Central and South GLH - Birmingham Women's and Children's FT &amp; Oxford University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217</text:p>
          </table:table-cell>
          <table:table-cell table:style-name="ce34" office:value-type="string" calcext:value-type="string">
            <text:p>R217.2</text:p>
          </table:table-cell>
          <table:table-cell table:style-name="ce34" office:value-type="string" calcext:value-type="string">
            <text:p>Endocrine neoplasia</text:p>
          </table:table-cell>
          <table:table-cell table:style-name="ce34" office:value-type="string" calcext:value-type="string">
            <text:p>MEN1;AIP;CDKN1B;CDC73</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Birmingham Women's and Children's FT &amp; Oxford University FT</text:p>
          </table:table-cell>
          <table:table-cell table:style-name="ce326" office:value-type="string" calcext:value-type="string">
            <text:p>East GLH - Cambridge University FT </text:p>
          </table:table-cell>
          <table:table-cell table:style-name="ce228" office:value-type="string" calcext:value-type="string">
            <text:p>Central and South GLH - Birmingham Women's and Children's FT &amp; Oxford University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3" office:value-type="string" calcext:value-type="string">
            <text:p>R218</text:p>
          </table:table-cell>
          <table:table-cell table:style-name="ce25" office:value-type="string" calcext:value-type="string">
            <text:p>R218.1</text:p>
          </table:table-cell>
          <table:table-cell table:style-name="ce25" office:value-type="string" calcext:value-type="string">
            <text:p>Multiple endocrine neoplasia type 2</text:p>
          </table:table-cell>
          <table:table-cell table:style-name="ce25" office:value-type="string" calcext:value-type="string">
            <text:p><text:span text:style-name="T5">RET </text:span><text:span text:style-name="T19">(1366)</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Birmingham Women's and Children's FT &amp; Oxford University FT</text:p>
          </table:table-cell>
          <table:table-cell table:style-name="ce326" office:value-type="string" calcext:value-type="string">
            <text:p>East GLH - Cambridge University FT </text:p>
          </table:table-cell>
          <table:table-cell table:style-name="ce228" office:value-type="string" calcext:value-type="string">
            <text:p>Central and South GLH - Birmingham Women's and Children's FT &amp; Oxford University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223</text:p>
          </table:table-cell>
          <table:table-cell table:style-name="ce34" office:value-type="string" calcext:value-type="string">
            <text:p>R223.1</text:p>
          </table:table-cell>
          <table:table-cell table:style-name="ce34" office:value-type="string" calcext:value-type="string">
            <text:p>Inherited phaeochromocytoma and paraganglioma excluding NF1</text:p>
          </table:table-cell>
          <table:table-cell table:style-name="ce34" office:value-type="string" calcext:value-type="string">
            <text:p>Inherited phaeochromocytoma and paraganglioma excluding NF1 (649)</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Birmingham Women's and Children's FT &amp; Oxford University FT</text:p>
          </table:table-cell>
          <table:table-cell table:style-name="ce326" office:value-type="string" calcext:value-type="string">
            <text:p>East GLH - Cambridge University FT </text:p>
          </table:table-cell>
          <table:table-cell table:style-name="ce228" office:value-type="string" calcext:value-type="string">
            <text:p>Central and South GLH - Birmingham Women's and Children's FT &amp; Oxford University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223</text:p>
          </table:table-cell>
          <table:table-cell table:style-name="ce34" office:value-type="string" calcext:value-type="string">
            <text:p>R223.2</text:p>
          </table:table-cell>
          <table:table-cell table:style-name="ce34" office:value-type="string" calcext:value-type="string">
            <text:p>Inherited phaeochromocytoma and paraganglioma excluding NF1</text:p>
          </table:table-cell>
          <table:table-cell table:style-name="ce34" office:value-type="string" calcext:value-type="string">
            <text:p>SDHB;SDHC;SDHD</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Birmingham Women's and Children's FT &amp; Oxford University FT</text:p>
          </table:table-cell>
          <table:table-cell table:style-name="ce326" office:value-type="string" calcext:value-type="string">
            <text:p>East GLH - Cambridge University FT </text:p>
          </table:table-cell>
          <table:table-cell table:style-name="ce228" office:value-type="string" calcext:value-type="string">
            <text:p>Central and South GLH - Birmingham Women's and Children's FT &amp; Oxford University FT</text:p>
          </table:table-cell>
          <table:table-cell table:style-name="ce515" office:value-type="string" calcext:value-type="string">
            <text:p>South West GLH - Royal Devon and Exeter FT</text:p>
          </table:table-cell>
          <table:table-cell table:number-columns-repeated="2" table:style-name="ce60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3" office:value-type="string" calcext:value-type="string">
            <text:p>R226</text:p>
          </table:table-cell>
          <table:table-cell table:style-name="ce25" office:value-type="string" calcext:value-type="string">
            <text:p>R226.1</text:p>
          </table:table-cell>
          <table:table-cell table:style-name="ce25" office:value-type="string" calcext:value-type="string">
            <text:p>Inherited parathyroid cancer</text:p>
          </table:table-cell>
          <table:table-cell table:style-name="ce25" office:value-type="string" calcext:value-type="string">
            <text:p><text:span text:style-name="T5">CDC73</text:span><text:span text:style-name="T19"> (1348)</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Birmingham Women's and Children's FT &amp; Oxford University FT</text:p>
          </table:table-cell>
          <table:table-cell table:style-name="ce326" office:value-type="string" calcext:value-type="string">
            <text:p>East GLH - Cambridge University FT </text:p>
          </table:table-cell>
          <table:table-cell table:style-name="ce228" office:value-type="string" calcext:value-type="string">
            <text:p>Central and South GLH - Birmingham Women's and Children's FT &amp; Oxford University FT</text:p>
          </table:table-cell>
          <table:table-cell table:style-name="ce517" office:value-type="string" calcext:value-type="string">
            <text:p>South West GLH - Royal Devon and Exeter FT</text:p>
          </table:table-cell>
          <table:table-cell table:style-name="ce605" office:value-type="string" calcext:value-type="string">
            <text:p>South West GLH - Royal Devon and Exeter FT</text:p>
          </table:table-cell>
          <table:table-cell table:style-name="ce667"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267</text:p>
          </table:table-cell>
          <table:table-cell table:style-name="ce34" office:value-type="string" calcext:value-type="string">
            <text:p>R267.1</text:p>
          </table:table-cell>
          <table:table-cell table:style-name="ce34" office:value-type="string" calcext:value-type="string">
            <text:p>Temple syndrome - maternal uniparental disomy 14</text:p>
          </table:table-cell>
          <table:table-cell table:style-name="ce34" office:value-type="string" calcext:value-type="string">
            <text:p>UPD14 critical region</text:p>
          </table:table-cell>
          <table:table-cell table:style-name="ce34" office:value-type="string" calcext:value-type="string">
            <text:p>Methylation testing</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2" table:style-name="ce102" office:value-type="string" calcext:value-type="string">
            <text:p>Central and South GLH - Salisbury FT</text:p>
          </table:table-cell>
          <table:table-cell table:style-name="ce328" office:value-type="string" calcext:value-type="string">
            <text:p>Central and South GLH - Salisbury FT</text:p>
          </table:table-cell>
          <table:table-cell table:style-name="ce152" office:value-type="string" calcext:value-type="string">
            <text:p>Central and South GLH - Salisbury FT</text:p>
          </table:table-cell>
          <table:table-cell table:number-columns-repeated="2" table:style-name="ce518" office:value-type="string" calcext:value-type="string">
            <text:p>Central and South GLH - Salisbury FT</text:p>
          </table:table-cell>
          <table:table-cell table:style-name="ce668"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3" office:value-type="string" calcext:value-type="string">
            <text:p>R268</text:p>
          </table:table-cell>
          <table:table-cell table:style-name="ce25" office:value-type="string" calcext:value-type="string">
            <text:p>R268.1</text:p>
          </table:table-cell>
          <table:table-cell table:style-name="ce25" office:value-type="string" calcext:value-type="string">
            <text:p>Kagami-Ogata syndrome - paternal uniparental disomy 14</text:p>
          </table:table-cell>
          <table:table-cell table:style-name="ce25" office:value-type="string" calcext:value-type="string">
            <text:p>UPD14 critical region</text:p>
          </table:table-cell>
          <table:table-cell table:style-name="ce25" office:value-type="string" calcext:value-type="string">
            <text:p>Methylation testing</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2" table:style-name="ce102" office:value-type="string" calcext:value-type="string">
            <text:p>Central and South GLH - Salisbury FT</text:p>
          </table:table-cell>
          <table:table-cell table:style-name="ce328" office:value-type="string" calcext:value-type="string">
            <text:p>Central and South GLH - Salisbury FT</text:p>
          </table:table-cell>
          <table:table-cell table:style-name="ce152" office:value-type="string" calcext:value-type="string">
            <text:p>Central and South GLH - Salisbury FT</text:p>
          </table:table-cell>
          <table:table-cell table:number-columns-repeated="2" table:style-name="ce518" office:value-type="string" calcext:value-type="string">
            <text:p>Central and South GLH - Salisbury FT</text:p>
          </table:table-cell>
          <table:table-cell table:style-name="ce668"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8" office:value-type="string" calcext:value-type="string">
            <text:p>R293</text:p>
          </table:table-cell>
          <table:table-cell table:style-name="ce38" office:value-type="string" calcext:value-type="string">
            <text:p>R293.1</text:p>
          </table:table-cell>
          <table:table-cell table:style-name="ce38" office:value-type="string" calcext:value-type="string">
            <text:p>Albright hereditary osteodystrophy, pseudohypoparathyroidism, pseudopseudohypoparathyroidism, acrodysostosis and osteoma cutis</text:p>
          </table:table-cell>
          <table:table-cell table:style-name="ce38" office:value-type="string" calcext:value-type="string">
            <text:p><text:span text:style-name="T16">GNAS;PRKAR1A; </text:span><text:span text:style-name="T18">PDE4D </text:span><text:span text:style-name="T20">(1209)</text:span></text:p>
          </table:table-cell>
          <table:table-cell table:style-name="ce48" office:value-type="string" calcext:value-type="string">
            <text:p>Small panel</text:p>
          </table:table-cell>
          <table:table-cell table:style-name="ce38" office:value-type="string" calcext:value-type="string">
            <text:p>Specialised</text:p>
          </table:table-cell>
          <table:table-cell table:style-name="ce38"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East GLH - Cambridge University FT </text:p>
          </table:table-cell>
          <table:table-cell table:style-name="ce326" office:value-type="string" calcext:value-type="string">
            <text:p>East GLH - Cambridge University FT </text:p>
          </table:table-cell>
          <table:table-cell table:style-name="ce152" office:value-type="string" calcext:value-type="string">
            <text:p>Central and South GLH - Salisbury FT</text:p>
          </table:table-cell>
          <table:table-cell table:number-columns-repeated="2" table:style-name="ce518" office:value-type="string" calcext:value-type="string">
            <text:p>Central and South GLH - Salisbury FT</text:p>
          </table:table-cell>
          <table:table-cell table:style-name="ce668"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8" office:value-type="string" calcext:value-type="string">
            <text:p>R293</text:p>
          </table:table-cell>
          <table:table-cell table:style-name="ce38" office:value-type="string" calcext:value-type="string">
            <text:p>R293.2</text:p>
          </table:table-cell>
          <table:table-cell table:style-name="ce38" office:value-type="string" calcext:value-type="string">
            <text:p>Albright hereditary osteodystrophy, pseudohypoparathyroidism, pseudopseudohypoparathyroidism, acrodysostosis and osteoma cutis</text:p>
          </table:table-cell>
          <table:table-cell table:style-name="ce38" office:value-type="string" calcext:value-type="string">
            <text:p>GNAS DMRs</text:p>
          </table:table-cell>
          <table:table-cell table:style-name="ce38" office:value-type="string" calcext:value-type="string">
            <text:p>Methylation testing</text:p>
          </table:table-cell>
          <table:table-cell table:style-name="ce38" office:value-type="string" calcext:value-type="string">
            <text:p>Specialised</text:p>
          </table:table-cell>
          <table:table-cell table:style-name="ce38"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2" table:style-name="ce102" office:value-type="string" calcext:value-type="string">
            <text:p>Central and South GLH - Salisbury FT</text:p>
          </table:table-cell>
          <table:table-cell table:style-name="ce328" office:value-type="string" calcext:value-type="string">
            <text:p>Central and South GLH - Salisbury FT</text:p>
          </table:table-cell>
          <table:table-cell table:style-name="ce152" office:value-type="string" calcext:value-type="string">
            <text:p>Central and South GLH - Salisbury FT</text:p>
          </table:table-cell>
          <table:table-cell table:number-columns-repeated="2" table:style-name="ce518" office:value-type="string" calcext:value-type="string">
            <text:p>Central and South GLH - Salisbury FT</text:p>
          </table:table-cell>
          <table:table-cell table:style-name="ce668"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8" office:value-type="string" calcext:value-type="string">
            <text:p>R293</text:p>
          </table:table-cell>
          <table:table-cell table:style-name="ce38" office:value-type="string" calcext:value-type="string">
            <text:p>R293.3</text:p>
          </table:table-cell>
          <table:table-cell table:style-name="ce38" office:value-type="string" calcext:value-type="string">
            <text:p>Albright hereditary osteodystrophy, pseudohypoparathyroidism, pseudopseudohypoparathyroidism, acrodysostosis and osteoma cutis</text:p>
          </table:table-cell>
          <table:table-cell table:style-name="ce38" office:value-type="string" calcext:value-type="string">
            <text:p>STX16</text:p>
          </table:table-cell>
          <table:table-cell table:style-name="ce38" office:value-type="string" calcext:value-type="string">
            <text:p>MLPA or equivalent</text:p>
          </table:table-cell>
          <table:table-cell table:style-name="ce38" office:value-type="string" calcext:value-type="string">
            <text:p>Specialised</text:p>
          </table:table-cell>
          <table:table-cell table:style-name="ce38"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3" table:style-name="ce142" office:value-type="string" calcext:value-type="string">
            <text:p>Central and South GLH - Salisbury FT</text:p>
          </table:table-cell>
          <table:table-cell table:style-name="ce405" office:value-type="string" calcext:value-type="string">
            <text:p>Central and South GLH - Salisbury FT</text:p>
          </table:table-cell>
          <table:table-cell table:number-columns-repeated="2" table:style-name="ce142" office:value-type="string" calcext:value-type="string">
            <text:p>Central and South GLH - Salisbury FT</text:p>
          </table:table-cell>
          <table:table-cell table:style-name="ce668"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3" office:value-type="string" calcext:value-type="string">
            <text:p>R319</text:p>
          </table:table-cell>
          <table:table-cell table:style-name="ce25" office:value-type="string" calcext:value-type="string">
            <text:p>R319.1</text:p>
          </table:table-cell>
          <table:table-cell table:style-name="ce25" office:value-type="string" calcext:value-type="string">
            <text:p>Calcium-sensing receptor phenotypes</text:p>
          </table:table-cell>
          <table:table-cell table:style-name="ce25" office:value-type="string" calcext:value-type="string">
            <text:p><text:span text:style-name="T5">CASR </text:span><text:span text:style-name="T19">(1312)</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42" office:value-type="string" calcext:value-type="string">
            <text:p>Central and South GLH - Oxford University FT</text:p>
          </table:table-cell>
          <table:table-cell table:style-name="ce265" office:value-type="string" calcext:value-type="string">
            <text:p>South West GLH - Royal Devon and Exeter FT</text:p>
          </table:table-cell>
          <table:table-cell table:style-name="ce405" office:value-type="string" calcext:value-type="string">
            <text:p>Central and South GLH - Oxford University FT</text:p>
          </table:table-cell>
          <table:table-cell table:style-name="ce317" office:value-type="string" calcext:value-type="string">
            <text:p>South West GLH - Royal Devon and Exeter FT</text:p>
          </table:table-cell>
          <table:table-cell table:style-name="ce265" office:value-type="string" calcext:value-type="string">
            <text:p>South West GLH - Royal Devon and Exeter FT</text:p>
          </table:table-cell>
          <table:table-cell table:style-name="ce667"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329</text:p>
          </table:table-cell>
          <table:table-cell table:style-name="ce34" office:value-type="string" calcext:value-type="string">
            <text:p>R329.1</text:p>
          </table:table-cell>
          <table:table-cell table:style-name="ce34" office:value-type="string" calcext:value-type="string">
            <text:p>Familial dysalbuminaemic hyperthyroxinaemia</text:p>
          </table:table-cell>
          <table:table-cell table:style-name="ce34" office:value-type="string" calcext:value-type="string">
            <text:p><text:span text:style-name="T5">ALB </text:span><text:span text:style-name="T19">(1333)</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2" table:style-name="ce143" office:value-type="string" calcext:value-type="string">
            <text:p>East GLH - Cambridge University FT </text:p>
          </table:table-cell>
          <table:table-cell table:style-name="ce329" office:value-type="string" calcext:value-type="string">
            <text:p>East GLH - Cambridge University FT </text:p>
          </table:table-cell>
          <table:table-cell table:number-columns-repeated="4" table:style-name="ce143" office:value-type="string" calcext:value-type="string">
            <text:p>East GLH - Cambridge University FT </text:p>
          </table:table-cell>
          <table:table-cell table:style-name="ce25" table:number-columns-repeated="10"/>
          <table:table-cell table:number-columns-repeated="38"/>
        </table:table-row>
        <table:table-row table:style-name="ro1">
          <table:table-cell table:style-name="ce13" office:value-type="string" calcext:value-type="string">
            <text:p>R344</text:p>
          </table:table-cell>
          <table:table-cell table:style-name="ce25" office:value-type="string" calcext:value-type="string">
            <text:p>R344.1</text:p>
          </table:table-cell>
          <table:table-cell table:style-name="ce25" office:value-type="string" calcext:value-type="string">
            <text:p>Primary hyperaldosteronism - KCNJ5</text:p>
          </table:table-cell>
          <table:table-cell table:style-name="ce25" office:value-type="string" calcext:value-type="string">
            <text:p><text:span text:style-name="T5">KCNJ5 </text:span><text:span text:style-name="T19">(1380)</text:span></text:p>
          </table:table-cell>
          <table:table-cell table:style-name="ce25" office:value-type="string" calcext:value-type="string">
            <text:p>Single gene sequencing &lt;10 amplicons</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2" table:style-name="ce130" office:value-type="string" calcext:value-type="string">
            <text:p>East GLH - Cambridge University FT </text:p>
          </table:table-cell>
          <table:table-cell table:style-name="ce330" office:value-type="string" calcext:value-type="string">
            <text:p>East GLH - Cambridge University FT </text:p>
            <text:p>(national)</text:p>
          </table:table-cell>
          <table:table-cell table:style-name="ce420" office:value-type="string" calcext:value-type="string">
            <text:p>East GLH - Cambridge University FT </text:p>
          </table:table-cell>
          <table:table-cell table:number-columns-repeated="3" table:style-name="ce519" office:value-type="string" calcext:value-type="string">
            <text:p>East GLH - Cambridge University FT </text:p>
          </table:table-cell>
          <table:table-cell table:style-name="ce25" table:number-columns-repeated="10"/>
          <table:table-cell table:number-columns-repeated="38"/>
        </table:table-row>
        <table:table-row table:style-name="ro1">
          <table:table-cell table:style-name="ce14" office:value-type="string" calcext:value-type="string">
            <text:p>R388</text:p>
          </table:table-cell>
          <table:table-cell table:style-name="ce34" office:value-type="string" calcext:value-type="string">
            <text:p>R388.1</text:p>
          </table:table-cell>
          <table:table-cell table:style-name="ce34" office:value-type="string" calcext:value-type="string">
            <text:p>Linkage testing for congenital adrenal hyperplasia</text:p>
          </table:table-cell>
          <table:table-cell table:style-name="ce34" office:value-type="string" calcext:value-type="string">
            <text:p>CYP21A2</text:p>
          </table:table-cell>
          <table:table-cell table:style-name="ce34" office:value-type="string" calcext:value-type="string">
            <text:p>Linkage analysis</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44" office:value-type="string" calcext:value-type="string">
            <text:p>Central and South GLH - Birmingham Women's and Children's FT</text:p>
          </table:table-cell>
          <table:table-cell table:style-name="ce331" office:value-type="string" calcext:value-type="string">
            <text:p>South West GLH - Royal Devon and Exeter FT <text:s/></text:p>
          </table:table-cell>
          <table:table-cell table:style-name="ce421" office:value-type="string" calcext:value-type="string">
            <text:p>Central and South GLH - Birmingham Women's and Children's FT</text:p>
          </table:table-cell>
          <table:table-cell table:style-name="ce520" office:value-type="string" calcext:value-type="string">
            <text:p>South West GLH - Royal Devon and Exeter FT</text:p>
          </table:table-cell>
          <table:table-cell table:number-columns-repeated="2" table:style-name="ce606"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3" office:value-type="string" calcext:value-type="string">
            <text:p>R417</text:p>
          </table:table-cell>
          <table:table-cell table:style-name="ce25" office:value-type="string" calcext:value-type="string">
            <text:p>R417.1</text:p>
          </table:table-cell>
          <table:table-cell table:style-name="ce25" office:value-type="string" calcext:value-type="string">
            <text:p>Multi Locus Imprinting Disorder (MLID)</text:p>
          </table:table-cell>
          <table:table-cell table:style-name="ce25" office:value-type="string" calcext:value-type="string">
            <text:p>Multi Locus imprinted genes on chromosomes: 6, 7, 11, 14, 15, 19, 20. (PLAGL1, GRB10, MEST, H19, KCNQ1, GTL2, SNRPN, PEG3, GNAS)</text:p>
          </table:table-cell>
          <table:table-cell table:style-name="ce25" office:value-type="string" calcext:value-type="string">
            <text:p>MLPA</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103" office:value-type="string" calcext:value-type="string">
            <text:p>No</text:p>
          </table:table-cell>
          <table:table-cell table:number-columns-repeated="2" table:style-name="ce121" office:value-type="string" calcext:value-type="string">
            <text:p>Central and South GLH - Salisbury FT</text:p>
          </table:table-cell>
          <table:table-cell table:style-name="ce332" office:value-type="string" calcext:value-type="string">
            <text:p>Central and South GLH - Salisbury FT</text:p>
          </table:table-cell>
          <table:table-cell table:style-name="ce152" office:value-type="string" calcext:value-type="string">
            <text:p>Central and South GLH - Salisbury FT</text:p>
          </table:table-cell>
          <table:table-cell table:style-name="ce520" office:value-type="string" calcext:value-type="string">
            <text:p>South West GLH - Royal Devon and Exeter FT</text:p>
            <text:p>(National)</text:p>
          </table:table-cell>
          <table:table-cell table:style-name="ce607" office:value-type="string" calcext:value-type="string">
            <text:p>South West GLH - Royal Devon and Exeter FT</text:p>
            <text:p>(National)</text:p>
          </table:table-cell>
          <table:table-cell table:style-name="ce607" office:value-type="string" calcext:value-type="string">
            <text:p>South West GLH - Royal Devon and Exeter FT</text:p>
            <text:p>(National)</text:p>
          </table:table-cell>
          <table:table-cell table:style-name="ce25" table:number-columns-repeated="10"/>
          <table:table-cell table:number-columns-repeated="38"/>
        </table:table-row>
        <table:table-row table:style-name="ro1">
          <table:table-cell table:style-name="ce13" office:value-type="string" calcext:value-type="string">
            <text:p>R417</text:p>
          </table:table-cell>
          <table:table-cell table:style-name="ce25" office:value-type="string" calcext:value-type="string">
            <text:p>R417.2</text:p>
          </table:table-cell>
          <table:table-cell table:style-name="ce25" office:value-type="string" calcext:value-type="string">
            <text:p>Multi Locus Imprinting Disorder (MLID)</text:p>
          </table:table-cell>
          <table:table-cell table:style-name="ce30" office:value-type="string" calcext:value-type="string">
            <text:p>Multi locus imprinting disorders (1109)</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30" office:value-type="string" calcext:value-type="string">
            <text:p>Typo corrected</text:p>
          </table:table-cell>
          <table:table-cell table:style-name="ce103" office:value-type="string" calcext:value-type="string">
            <text:p>No</text:p>
          </table:table-cell>
          <table:table-cell table:number-columns-repeated="2" table:style-name="ce121" office:value-type="string" calcext:value-type="string">
            <text:p>Central and South GLH - Salisbury FT</text:p>
          </table:table-cell>
          <table:table-cell table:style-name="ce332" office:value-type="string" calcext:value-type="string">
            <text:p>Central and South GLH - Salisbury FT</text:p>
          </table:table-cell>
          <table:table-cell table:style-name="ce152" office:value-type="string" calcext:value-type="string">
            <text:p>Central and South GLH - Salisbury FT</text:p>
          </table:table-cell>
          <table:table-cell table:style-name="ce520" office:value-type="string" calcext:value-type="string">
            <text:p>South West GLH - Royal Devon and Exeter FT</text:p>
            <text:p>(National)</text:p>
          </table:table-cell>
          <table:table-cell table:style-name="ce607" office:value-type="string" calcext:value-type="string">
            <text:p>South West GLH - Royal Devon and Exeter FT</text:p>
            <text:p>(National)</text:p>
          </table:table-cell>
          <table:table-cell table:style-name="ce607" office:value-type="string" calcext:value-type="string">
            <text:p>South West GLH - Royal Devon and Exeter FT</text:p>
            <text:p>(National)</text:p>
          </table:table-cell>
          <table:table-cell table:style-name="ce30" table:number-columns-repeated="10"/>
          <table:table-cell table:number-columns-repeated="38"/>
        </table:table-row>
        <table:table-row table:style-name="ro1">
          <table:table-cell table:style-name="ce14" office:value-type="string" calcext:value-type="string">
            <text:p>R440</text:p>
          </table:table-cell>
          <table:table-cell table:style-name="ce34" office:value-type="string" calcext:value-type="string">
            <text:p>R440.1</text:p>
          </table:table-cell>
          <table:table-cell table:style-name="ce34" office:value-type="string" calcext:value-type="string">
            <text:p>Hereditary isolated diabetes insipidus</text:p>
          </table:table-cell>
          <table:table-cell table:style-name="ce34" office:value-type="string" calcext:value-type="string">
            <text:p>AVP; AVPR2; AQP2</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73" office:value-type="string" calcext:value-type="string">
            <text:p>Yes to April 2024</text:p>
          </table:table-cell>
          <table:table-cell table:style-name="ce146" office:value-type="string" calcext:value-type="string">
            <text:p>From April 2023: South West GLH - Royal Devon and Exeter FT</text:p>
            <text:p>From April 2024: East GLH - Cambridge University FT</text:p>
          </table:table-cell>
          <table:table-cell table:style-name="ce146" office:value-type="string" calcext:value-type="string">
            <text:p>From April 2023: South West GLH - Royal Devon and Exeter FT</text:p>
            <text:p>From April 2024: East GLH - Cambridge University FT</text:p>
          </table:table-cell>
          <table:table-cell table:style-name="ce146" office:value-type="string" calcext:value-type="string">
            <text:p>From April 2023: South West GLH - Royal Devon and Exeter FT</text:p>
            <text:p>From April 2024: East GLH - Cambridge University FT</text:p>
          </table:table-cell>
          <table:table-cell table:style-name="ce102" office:value-type="string" calcext:value-type="string">
            <text:p>South West GLH - Royal Devon and Exeter FT</text:p>
          </table:table-cell>
          <table:table-cell table:style-name="ce152" office:value-type="string" calcext:value-type="string">
            <text:p>South West GLH - Royal Devon and Exeter FT</text:p>
          </table:table-cell>
          <table:table-cell table:number-columns-repeated="2" table:style-name="ce102"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440</text:p>
          </table:table-cell>
          <table:table-cell table:style-name="ce34" office:value-type="string" calcext:value-type="string">
            <text:p>R440.2</text:p>
          </table:table-cell>
          <table:table-cell table:style-name="ce34" office:value-type="string" calcext:value-type="string">
            <text:p>Hereditary isolated diabetes insipidus</text:p>
          </table:table-cell>
          <table:table-cell table:style-name="ce34" office:value-type="string" calcext:value-type="string">
            <text:p>AVP; AVPR2; AQP2</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73" office:value-type="string" calcext:value-type="string">
            <text:p>Yes to April 2024</text:p>
          </table:table-cell>
          <table:table-cell table:style-name="ce146" office:value-type="string" calcext:value-type="string">
            <text:p>From April 2023: South West GLH - Royal Devon and Exeter FT</text:p>
            <text:p>From April 2024: East GLH - Cambridge University FT</text:p>
          </table:table-cell>
          <table:table-cell table:style-name="ce146" office:value-type="string" calcext:value-type="string">
            <text:p>From April 2023: South West GLH - Royal Devon and Exeter FT</text:p>
            <text:p>From April 2024: East GLH - Cambridge University FT</text:p>
          </table:table-cell>
          <table:table-cell table:style-name="ce146" office:value-type="string" calcext:value-type="string">
            <text:p>From April 2023: South West GLH - Royal Devon and Exeter FT</text:p>
            <text:p>From April 2024: East GLH - Cambridge University FT</text:p>
          </table:table-cell>
          <table:table-cell table:style-name="ce102" office:value-type="string" calcext:value-type="string">
            <text:p>South West GLH - Royal Devon and Exeter FT</text:p>
          </table:table-cell>
          <table:table-cell table:style-name="ce152" office:value-type="string" calcext:value-type="string">
            <text:p>South West GLH - Royal Devon and Exeter FT</text:p>
          </table:table-cell>
          <table:table-cell table:number-columns-repeated="2" table:style-name="ce102"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3" office:value-type="string" calcext:value-type="string">
            <text:p>R49</text:p>
          </table:table-cell>
          <table:table-cell table:style-name="ce25" office:value-type="string" calcext:value-type="string">
            <text:p>R49.1</text:p>
          </table:table-cell>
          <table:table-cell table:style-name="ce25" office:value-type="string" calcext:value-type="string">
            <text:p>Beckwith-Wiedemann syndrome</text:p>
          </table:table-cell>
          <table:table-cell table:style-name="ce25" office:value-type="string" calcext:value-type="string">
            <text:p>11p15 imprinted growth regulatory region</text:p>
          </table:table-cell>
          <table:table-cell table:style-name="ce25" office:value-type="string" calcext:value-type="string">
            <text:p>Methylation testing</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47" office:value-type="string" calcext:value-type="string">
            <text:p>Central and South GLH - Salisbury FT + Birmingham Women's and Children's FT</text:p>
          </table:table-cell>
          <table:table-cell table:style-name="ce424" office:value-type="string" calcext:value-type="string">
            <text:p>Central and South GLH - Salisbury FT + Birmingham Women's and Children's FT</text:p>
          </table:table-cell>
          <table:table-cell table:style-name="ce424" office:value-type="string" calcext:value-type="string">
            <text:p>South West GLH - Royal Devon and Exeter FT <text:s/></text:p>
          </table:table-cell>
          <table:table-cell table:number-columns-repeated="2" table:style-name="ce147"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3" office:value-type="string" calcext:value-type="string">
            <text:p>R49</text:p>
          </table:table-cell>
          <table:table-cell table:style-name="ce25" office:value-type="string" calcext:value-type="string">
            <text:p>R49.2</text:p>
          </table:table-cell>
          <table:table-cell table:style-name="ce25" office:value-type="string" calcext:value-type="string">
            <text:p>Beckwith-Wiedemann syndrome</text:p>
          </table:table-cell>
          <table:table-cell table:style-name="ce25" office:value-type="string" calcext:value-type="string">
            <text:p>11p15 imprinted growth regulatory regio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47" office:value-type="string" calcext:value-type="string">
            <text:p>Central and South GLH - Salisbury FT + Birmingham Women's and Children's FT</text:p>
          </table:table-cell>
          <table:table-cell table:style-name="ce424" office:value-type="string" calcext:value-type="string">
            <text:p>Central and South GLH - Salisbury FT + Birmingham Women's and Children's FT</text:p>
          </table:table-cell>
          <table:table-cell table:style-name="ce424" office:value-type="string" calcext:value-type="string">
            <text:p>South West GLH - Royal Devon and Exeter FT <text:s/></text:p>
          </table:table-cell>
          <table:table-cell table:number-columns-repeated="2" table:style-name="ce147"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3" office:value-type="string" calcext:value-type="string">
            <text:p>R49</text:p>
          </table:table-cell>
          <table:table-cell table:style-name="ce25" office:value-type="string" calcext:value-type="string">
            <text:p>R49.3</text:p>
          </table:table-cell>
          <table:table-cell table:style-name="ce25" office:value-type="string" calcext:value-type="string">
            <text:p>Beckwith-Wiedemann syndrome</text:p>
          </table:table-cell>
          <table:table-cell table:style-name="ce25" office:value-type="string" calcext:value-type="string">
            <text:p><text:span text:style-name="T5">CDKN1C </text:span><text:span text:style-name="T19">(1309)</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Endocrin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24" office:value-type="string" calcext:value-type="string">
            <text:p>Central and South GLH - Salisbury FT + Birmingham Women's and Children's FT</text:p>
          </table:table-cell>
          <table:table-cell table:style-name="ce228" office:value-type="string" calcext:value-type="string">
            <text:p>East GLH - Cambridge University FT </text:p>
          </table:table-cell>
          <table:table-cell table:style-name="ce228" office:value-type="string" calcext:value-type="string">
            <text:p>Central and South GLH - Salisbury FT + Birmingham Women's and Children's FT</text:p>
          </table:table-cell>
          <table:table-cell table:style-name="ce317" office:value-type="string" calcext:value-type="string">
            <text:p>South West GLH - Royal Devon and Exeter FT <text:s/></text:p>
          </table:table-cell>
          <table:table-cell table:number-columns-repeated="2" table:style-name="ce265"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4" office:value-type="string" calcext:value-type="string">
            <text:p>R50</text:p>
          </table:table-cell>
          <table:table-cell table:style-name="ce34" office:value-type="string" calcext:value-type="string">
            <text:p>R50.1</text:p>
          </table:table-cell>
          <table:table-cell table:style-name="ce34" office:value-type="string" calcext:value-type="string">
            <text:p>Isolated hemihypertrophy or macroglossia</text:p>
          </table:table-cell>
          <table:table-cell table:style-name="ce34" office:value-type="string" calcext:value-type="string">
            <text:p>11p15 imprinted growth regulatory region</text:p>
          </table:table-cell>
          <table:table-cell table:style-name="ce34" office:value-type="string" calcext:value-type="string">
            <text:p>Methylation testing</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3" table:style-name="ce124" office:value-type="string" calcext:value-type="string">
            <text:p>Central and South GLH - Salisbury FT + Birmingham Women's and Children's FT</text:p>
          </table:table-cell>
          <table:table-cell table:style-name="ce228" office:value-type="string" calcext:value-type="string">
            <text:p>Central and South GLH - Salisbury FT + Birmingham Women's and Children's FT</text:p>
          </table:table-cell>
          <table:table-cell table:style-name="ce317" office:value-type="string" calcext:value-type="string">
            <text:p>South West GLH - Royal Devon and Exeter FT <text:s/></text:p>
          </table:table-cell>
          <table:table-cell table:number-columns-repeated="2" table:style-name="ce265"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4" office:value-type="string" calcext:value-type="string">
            <text:p>R50</text:p>
          </table:table-cell>
          <table:table-cell table:style-name="ce34" office:value-type="string" calcext:value-type="string">
            <text:p>R50.2</text:p>
          </table:table-cell>
          <table:table-cell table:style-name="ce34" office:value-type="string" calcext:value-type="string">
            <text:p>Isolated hemihypertrophy or macroglossia</text:p>
          </table:table-cell>
          <table:table-cell table:style-name="ce34" office:value-type="string" calcext:value-type="string">
            <text:p>11p15 imprinted growth regulatory regio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Endocrin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3" table:style-name="ce149" office:value-type="string" calcext:value-type="string">
            <text:p>Central and South GLH - Salisbury FT + Birmingham Women's and Children's FT</text:p>
          </table:table-cell>
          <table:table-cell table:style-name="ce425" office:value-type="string" calcext:value-type="string">
            <text:p>Central and South GLH - Salisbury FT + Birmingham Women's and Children's FT</text:p>
          </table:table-cell>
          <table:table-cell table:style-name="ce522" office:value-type="string" calcext:value-type="string">
            <text:p>South West GLH - Royal Devon and Exeter FT <text:s/></text:p>
          </table:table-cell>
          <table:table-cell table:number-columns-repeated="2" table:style-name="ce608" office:value-type="string" calcext:value-type="string">
            <text:p>South West GLH - Royal Devon and Exeter FT <text:s/></text:p>
          </table:table-cell>
          <table:table-cell table:style-name="ce25" table:number-columns-repeated="10"/>
          <table:table-cell table:number-columns-repeated="38"/>
        </table:table-row>
        <table:table-row table:style-name="ro1">
          <table:table-cell table:style-name="ce13" office:value-type="string" calcext:value-type="string">
            <text:p>R168</text:p>
          </table:table-cell>
          <table:table-cell table:style-name="ce25" office:value-type="string" calcext:value-type="string">
            <text:p>R168.1</text:p>
          </table:table-cell>
          <table:table-cell table:style-name="ce25" office:value-type="string" calcext:value-type="string">
            <text:p>Non-acute porphyrias</text:p>
          </table:table-cell>
          <table:table-cell table:style-name="ce25" office:value-type="string" calcext:value-type="string">
            <text:p>Non-acute porphyrias (513)</text:p>
          </table:table-cell>
          <table:table-cell table:style-name="ce25" office:value-type="string" calcext:value-type="string">
            <text:p>Small panel</text:p>
          </table:table-cell>
          <table:table-cell table:style-name="ce25" office:value-type="string" calcext:value-type="string">
            <text:p><text:span text:style-name="T24">Highly specialised/</text:span><text:span text:style-name="T26">Specialised</text:span></text:p>
          </table:table-cell>
          <table:table-cell table:style-name="ce25" office:value-type="string" calcext:value-type="string">
            <text:p>Gastrohepatology</text:p>
          </table:table-cell>
          <table:table-cell table:style-name="ce30" office:value-type="string" calcext:value-type="string">
            <text:p>Comissioning category 'specialised' only </text:p>
          </table:table-cell>
          <table:table-cell table:style-name="ce58" office:value-type="string" calcext:value-type="string">
            <text:p>Yes</text:p>
          </table:table-cell>
          <table:table-cell table:number-columns-repeated="4" table:style-name="ce150" office:value-type="string" calcext:value-type="string">
            <text:p>South East GLH - King's College FT</text:p>
          </table:table-cell>
          <table:table-cell table:number-columns-repeated="2" table:style-name="ce523" office:value-type="string" calcext:value-type="string">
            <text:p>South East GLH - King's College FT</text:p>
          </table:table-cell>
          <table:table-cell table:style-name="ce669"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168</text:p>
          </table:table-cell>
          <table:table-cell table:style-name="ce25" office:value-type="string" calcext:value-type="string">
            <text:p>R168.2</text:p>
          </table:table-cell>
          <table:table-cell table:style-name="ce25" office:value-type="string" calcext:value-type="string">
            <text:p>Non-acute porphyrias</text:p>
          </table:table-cell>
          <table:table-cell table:style-name="ce25" office:value-type="string" calcext:value-type="string">
            <text:p>Non-acute porphyrias (513)</text:p>
          </table:table-cell>
          <table:table-cell table:style-name="ce47" office:value-type="string" calcext:value-type="string">
            <text:p>Exon level CNV detection by MLPA or equivalent</text:p>
          </table:table-cell>
          <table:table-cell table:style-name="ce25" office:value-type="string" calcext:value-type="string">
            <text:p><text:span text:style-name="T24">Highly specialised/</text:span><text:span text:style-name="T26">Specialised</text:span></text:p>
          </table:table-cell>
          <table:table-cell table:style-name="ce25" office:value-type="string" calcext:value-type="string">
            <text:p>Gastrohepatology</text:p>
          </table:table-cell>
          <table:table-cell table:style-name="ce30" office:value-type="string" calcext:value-type="string">
            <text:p>Comissioning category 'specialised' only </text:p>
          </table:table-cell>
          <table:table-cell table:style-name="ce58" office:value-type="string" calcext:value-type="string">
            <text:p>Yes</text:p>
          </table:table-cell>
          <table:table-cell table:number-columns-repeated="3" table:style-name="ce102" office:value-type="string" calcext:value-type="string">
            <text:p>South East GLH - King's College FT</text:p>
          </table:table-cell>
          <table:table-cell table:style-name="ce426" office:value-type="string" calcext:value-type="string">
            <text:p>South East GLH - King's College FT</text:p>
          </table:table-cell>
          <table:table-cell table:number-columns-repeated="2" table:style-name="ce523" office:value-type="string" calcext:value-type="string">
            <text:p>South East GLH - King's College FT</text:p>
          </table:table-cell>
          <table:table-cell table:style-name="ce669"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169</text:p>
          </table:table-cell>
          <table:table-cell table:style-name="ce34" office:value-type="string" calcext:value-type="string">
            <text:p>R169.1</text:p>
          </table:table-cell>
          <table:table-cell table:style-name="ce34" office:value-type="string" calcext:value-type="string">
            <text:p>Acute intermittent porphyria</text:p>
          </table:table-cell>
          <table:table-cell table:style-name="ce34" office:value-type="string" calcext:value-type="string">
            <text:p><text:span text:style-name="T5">HMBS</text:span><text:span text:style-name="T19"> (1207)</text:span></text:p>
          </table:table-cell>
          <table:table-cell table:style-name="ce34" office:value-type="string" calcext:value-type="string">
            <text:p>Single gene sequencing &gt;=10 amplicons</text:p>
          </table:table-cell>
          <table:table-cell table:style-name="ce34" office:value-type="string" calcext:value-type="string">
            <text:p><text:span text:style-name="T5">Highly specialised</text:span><text:span text:style-name="T6">/Specialised</text:span></text:p>
          </table:table-cell>
          <table:table-cell table:style-name="ce34" office:value-type="string" calcext:value-type="string">
            <text:p>Gastrohepatology</text:p>
          </table:table-cell>
          <table:table-cell table:style-name="ce29" office:value-type="string" calcext:value-type="string">
            <text:p>Commissioning category 'Highly specialised' only</text:p>
          </table:table-cell>
          <table:table-cell table:style-name="ce58" office:value-type="string" calcext:value-type="string">
            <text:p>Yes</text:p>
          </table:table-cell>
          <table:table-cell table:number-columns-repeated="3" table:style-name="ce102" office:value-type="string" calcext:value-type="string">
            <text:p>South East GLH - King's College FT</text:p>
          </table:table-cell>
          <table:table-cell table:style-name="ce426" office:value-type="string" calcext:value-type="string">
            <text:p>South East GLH - King's College FT</text:p>
          </table:table-cell>
          <table:table-cell table:number-columns-repeated="2" table:style-name="ce523" office:value-type="string" calcext:value-type="string">
            <text:p>South East GLH - King's College FT</text:p>
          </table:table-cell>
          <table:table-cell table:style-name="ce669"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170</text:p>
          </table:table-cell>
          <table:table-cell table:style-name="ce25" office:value-type="string" calcext:value-type="string">
            <text:p>R170.1</text:p>
          </table:table-cell>
          <table:table-cell table:style-name="ce25" office:value-type="string" calcext:value-type="string">
            <text:p>Variegate porphyria</text:p>
          </table:table-cell>
          <table:table-cell table:style-name="ce25" office:value-type="string" calcext:value-type="string">
            <text:p><text:span text:style-name="T5">PPOX</text:span><text:span text:style-name="T19"> (1402)</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Gastrohepatology</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3" table:style-name="ce102" office:value-type="string" calcext:value-type="string">
            <text:p>South East GLH - King's College FT</text:p>
          </table:table-cell>
          <table:table-cell table:number-columns-repeated="3" table:style-name="ce427" office:value-type="string" calcext:value-type="string">
            <text:p>South East GLH - King's College FT</text:p>
          </table:table-cell>
          <table:table-cell table:style-name="ce67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171</text:p>
          </table:table-cell>
          <table:table-cell table:style-name="ce34" office:value-type="string" calcext:value-type="string">
            <text:p>R171.1</text:p>
          </table:table-cell>
          <table:table-cell table:style-name="ce34" office:value-type="string" calcext:value-type="string">
            <text:p>Cholestasis</text:p>
          </table:table-cell>
          <table:table-cell table:style-name="ce34" office:value-type="string" calcext:value-type="string">
            <text:p>Cholestasis (544)</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Gastrohep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427" office:value-type="string" calcext:value-type="string">
            <text:p>South East GLH - King's College FT</text:p>
          </table:table-cell>
          <table:table-cell table:style-name="ce67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171</text:p>
          </table:table-cell>
          <table:table-cell table:style-name="ce34" office:value-type="string" calcext:value-type="string">
            <text:p>R171.2</text:p>
          </table:table-cell>
          <table:table-cell table:style-name="ce34" office:value-type="string" calcext:value-type="string">
            <text:p>Cholestasis</text:p>
          </table:table-cell>
          <table:table-cell table:style-name="ce34" office:value-type="string" calcext:value-type="string">
            <text:p>Cholestasis (544)</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Gastrohep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427" office:value-type="string" calcext:value-type="string">
            <text:p>South East GLH - King's College FT</text:p>
          </table:table-cell>
          <table:table-cell table:style-name="ce67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172</text:p>
          </table:table-cell>
          <table:table-cell table:style-name="ce25" office:value-type="string" calcext:value-type="string">
            <text:p>R172.1</text:p>
          </table:table-cell>
          <table:table-cell table:style-name="ce25" office:value-type="string" calcext:value-type="string">
            <text:p>Wilson disease</text:p>
          </table:table-cell>
          <table:table-cell table:style-name="ce25" office:value-type="string" calcext:value-type="string">
            <text:p><text:span text:style-name="T5">ATP7B </text:span><text:span text:style-name="T19">(1405)</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Gastrohep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427" office:value-type="string" calcext:value-type="string">
            <text:p>South East GLH - King's College FT</text:p>
          </table:table-cell>
          <table:table-cell table:style-name="ce67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173</text:p>
          </table:table-cell>
          <table:table-cell table:style-name="ce34" office:value-type="string" calcext:value-type="string">
            <text:p>R173.1</text:p>
          </table:table-cell>
          <table:table-cell table:style-name="ce34" office:value-type="string" calcext:value-type="string">
            <text:p>Polycystic liver disease</text:p>
          </table:table-cell>
          <table:table-cell table:style-name="ce34" office:value-type="string" calcext:value-type="string">
            <text:p>Polycystic liver disease interim (653)</text:p>
          </table:table-cell>
          <table:table-cell table:style-name="ce34" office:value-type="string" calcext:value-type="string">
            <text:p>WES or Small Panel</text:p>
          </table:table-cell>
          <table:table-cell table:style-name="ce34" office:value-type="string" calcext:value-type="string">
            <text:p>Specialised</text:p>
          </table:table-cell>
          <table:table-cell table:style-name="ce34" office:value-type="string" calcext:value-type="string">
            <text:p>Gastrohep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427" office:value-type="string" calcext:value-type="string">
            <text:p>South East GLH - King's College FT</text:p>
          </table:table-cell>
          <table:table-cell table:style-name="ce67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173</text:p>
          </table:table-cell>
          <table:table-cell table:style-name="ce34" office:value-type="string" calcext:value-type="string">
            <text:p>R173.2</text:p>
          </table:table-cell>
          <table:table-cell table:style-name="ce34" office:value-type="string" calcext:value-type="string">
            <text:p>Polycystic liver disease</text:p>
          </table:table-cell>
          <table:table-cell table:style-name="ce34" office:value-type="string" calcext:value-type="string">
            <text:p>Polycystic liver disease interim (653)</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Gastrohep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427" office:value-type="string" calcext:value-type="string">
            <text:p>South East GLH - King's College FT</text:p>
          </table:table-cell>
          <table:table-cell table:style-name="ce67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175</text:p>
          </table:table-cell>
          <table:table-cell table:style-name="ce25" office:value-type="string" calcext:value-type="string">
            <text:p>R175.1</text:p>
          </table:table-cell>
          <table:table-cell table:style-name="ce25" office:value-type="string" calcext:value-type="string">
            <text:p>Pancreatitis</text:p>
          </table:table-cell>
          <table:table-cell table:style-name="ce25" office:value-type="string" calcext:value-type="string">
            <text:p>Pancreatitis (386)</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Gastrohep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427" office:value-type="string" calcext:value-type="string">
            <text:p>South East GLH - King's College FT</text:p>
          </table:table-cell>
          <table:table-cell table:style-name="ce67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5" office:value-type="string" calcext:value-type="string">
            <text:p>R175</text:p>
          </table:table-cell>
          <table:table-cell table:style-name="ce35" office:value-type="string" calcext:value-type="string">
            <text:p>R175.2</text:p>
          </table:table-cell>
          <table:table-cell table:style-name="ce35" office:value-type="string" calcext:value-type="string">
            <text:p>Pancreatitis</text:p>
          </table:table-cell>
          <table:table-cell table:style-name="ce35" office:value-type="string" calcext:value-type="string">
            <text:p>PRSS1</text:p>
          </table:table-cell>
          <table:table-cell table:style-name="ce25" office:value-type="string" calcext:value-type="string">
            <text:p>Single gene sequencing &lt;10 amplicons</text:p>
          </table:table-cell>
          <table:table-cell table:style-name="ce35" office:value-type="string" calcext:value-type="string">
            <text:p>Specialised</text:p>
          </table:table-cell>
          <table:table-cell table:style-name="ce35" office:value-type="string" calcext:value-type="string">
            <text:p>Gastrohep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427" office:value-type="string" calcext:value-type="string">
            <text:p>South East GLH - King's College FT</text:p>
          </table:table-cell>
          <table:table-cell table:style-name="ce67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175</text:p>
          </table:table-cell>
          <table:table-cell table:style-name="ce25" office:value-type="string" calcext:value-type="string">
            <text:p>R175.3</text:p>
          </table:table-cell>
          <table:table-cell table:style-name="ce25" office:value-type="string" calcext:value-type="string">
            <text:p>Pancreatitis</text:p>
          </table:table-cell>
          <table:table-cell table:style-name="ce25" office:value-type="string" calcext:value-type="string">
            <text:p>Pancreatitis (386)</text:p>
          </table:table-cell>
          <table:table-cell table:style-name="ce47"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Gastrohep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427" office:value-type="string" calcext:value-type="string">
            <text:p>South East GLH - King's College FT</text:p>
          </table:table-cell>
          <table:table-cell table:style-name="ce67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176</text:p>
          </table:table-cell>
          <table:table-cell table:style-name="ce34" office:value-type="string" calcext:value-type="string">
            <text:p>R176.1</text:p>
          </table:table-cell>
          <table:table-cell table:style-name="ce34" office:value-type="string" calcext:value-type="string">
            <text:p>Gilbert syndrome</text:p>
          </table:table-cell>
          <table:table-cell table:style-name="ce34" office:value-type="string" calcext:value-type="string">
            <text:p>UGT1A1</text:p>
          </table:table-cell>
          <table:table-cell table:style-name="ce34" office:value-type="string" calcext:value-type="string">
            <text:p>Targeted variant testing</text:p>
          </table:table-cell>
          <table:table-cell table:style-name="ce34" office:value-type="string" calcext:value-type="string">
            <text:p>Specialised</text:p>
          </table:table-cell>
          <table:table-cell table:style-name="ce34" office:value-type="string" calcext:value-type="string">
            <text:p>Gastrohep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427" office:value-type="string" calcext:value-type="string">
            <text:p>South East GLH - King's College FT</text:p>
          </table:table-cell>
          <table:table-cell table:style-name="ce67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177</text:p>
          </table:table-cell>
          <table:table-cell table:style-name="ce25" office:value-type="string" calcext:value-type="string">
            <text:p>R177.1</text:p>
          </table:table-cell>
          <table:table-cell table:style-name="ce25" office:value-type="string" calcext:value-type="string">
            <text:p>Hirschsprung disease</text:p>
          </table:table-cell>
          <table:table-cell table:style-name="ce25" office:value-type="string" calcext:value-type="string">
            <text:p><text:span text:style-name="T5">RET </text:span><text:span text:style-name="T19">(1346)</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Gastrohep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102" office:value-type="string" calcext:value-type="string">
            <text:p>South East GLH - King's College FT</text:p>
          </table:table-cell>
          <table:table-cell table:style-name="ce152"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331</text:p>
          </table:table-cell>
          <table:table-cell table:style-name="ce34" office:value-type="string" calcext:value-type="string">
            <text:p>R331.1</text:p>
          </table:table-cell>
          <table:table-cell table:style-name="ce34" office:value-type="string" calcext:value-type="string">
            <text:p>Intestinal failure or congenital diarrhoea</text:p>
          </table:table-cell>
          <table:table-cell table:style-name="ce34" office:value-type="string" calcext:value-type="string">
            <text:p>Intestinal failure or congenital diarrhoea (514)</text:p>
          </table:table-cell>
          <table:table-cell table:style-name="ce34" office:value-type="string" calcext:value-type="string">
            <text:p>WES or Small Panel</text:p>
          </table:table-cell>
          <table:table-cell table:style-name="ce34" office:value-type="string" calcext:value-type="string">
            <text:p>Specialised</text:p>
          </table:table-cell>
          <table:table-cell table:style-name="ce34" office:value-type="string" calcext:value-type="string">
            <text:p>Gastrohep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102" office:value-type="string" calcext:value-type="string">
            <text:p>South East GLH - King's College FT</text:p>
          </table:table-cell>
          <table:table-cell table:style-name="ce152"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331</text:p>
          </table:table-cell>
          <table:table-cell table:style-name="ce34" office:value-type="string" calcext:value-type="string">
            <text:p>R331.2</text:p>
          </table:table-cell>
          <table:table-cell table:style-name="ce34" office:value-type="string" calcext:value-type="string">
            <text:p>Intestinal failure or congenital diarrhoea</text:p>
          </table:table-cell>
          <table:table-cell table:style-name="ce34" office:value-type="string" calcext:value-type="string">
            <text:p>Intestinal failure or congenital diarrhoea (514)</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Gastrohepatology</text:p>
          </table:table-cell>
          <table:table-cell table:style-name="ce34" office:value-type="string" calcext:value-type="string">
            <text:p>No change</text:p>
          </table:table-cell>
          <table:table-cell table:style-name="ce74" office:value-type="string" calcext:value-type="string">
            <text:p>No</text:p>
          </table:table-cell>
          <table:table-cell table:style-name="ce152" office:value-type="string" calcext:value-type="string">
            <text:p>North East and Yorkshire GLH - Sheffield Children's FT</text:p>
          </table:table-cell>
          <table:table-cell table:style-name="ce161" office:value-type="string" calcext:value-type="string">
            <text:p>North East and Yorkshire GLH - Sheffield Children's FT</text:p>
          </table:table-cell>
          <table:table-cell table:style-name="ce102" office:value-type="string" calcext:value-type="string">
            <text:p>North East and Yorkshire GLH - Sheffield Children's FT</text:p>
          </table:table-cell>
          <table:table-cell table:number-columns-repeated="3" table:style-name="ce102" office:value-type="string" calcext:value-type="string">
            <text:p>South East GLH - King's College FT</text:p>
          </table:table-cell>
          <table:table-cell table:style-name="ce152" office:value-type="string" calcext:value-type="string">
            <text:p>South East GLH - King's College FT</text:p>
          </table:table-cell>
          <table:table-cell table:style-name="ce30" table:number-columns-repeated="10"/>
          <table:table-cell table:number-columns-repeated="38"/>
        </table:table-row>
        <table:table-row table:style-name="ro1">
          <table:table-cell table:style-name="ce19" office:value-type="string" calcext:value-type="string">
            <text:p>R438</text:p>
          </table:table-cell>
          <table:table-cell table:style-name="ce39" office:value-type="string" calcext:value-type="string">
            <text:p>R438.1</text:p>
          </table:table-cell>
          <table:table-cell table:style-name="ce39" office:value-type="string" calcext:value-type="string">
            <text:p>Paediatric pseudo-obstruction syndrome</text:p>
          </table:table-cell>
          <table:table-cell table:style-name="ce39" office:value-type="string" calcext:value-type="string">
            <text:p>Paediatric pseudo-obstruction syndrome (1217)</text:p>
          </table:table-cell>
          <table:table-cell table:style-name="ce39" office:value-type="string" calcext:value-type="string">
            <text:p>WES or Medium panel</text:p>
          </table:table-cell>
          <table:table-cell table:style-name="ce39" office:value-type="string" calcext:value-type="string">
            <text:p>Highly Specialised</text:p>
          </table:table-cell>
          <table:table-cell table:style-name="ce39" office:value-type="string" calcext:value-type="string">
            <text:p>Gastrohepatology</text:p>
          </table:table-cell>
          <table:table-cell table:style-name="ce39" office:value-type="string" calcext:value-type="string">
            <text:p>No change</text:p>
          </table:table-cell>
          <table:table-cell table:style-name="ce100" office:value-type="string" calcext:value-type="string">
            <text:p>No</text:p>
          </table:table-cell>
          <table:table-cell table:style-name="ce154" office:value-type="string" calcext:value-type="string">
            <text:p>North East and Yorkshire GLH - Sheffield Children's FT</text:p>
          </table:table-cell>
          <table:table-cell table:number-columns-repeated="2" table:style-name="ce268" office:value-type="string" calcext:value-type="string">
            <text:p>North East and Yorkshire GLH - Sheffield Children's FT</text:p>
          </table:table-cell>
          <table:table-cell table:number-columns-repeated="3" table:style-name="ce429" office:value-type="string" calcext:value-type="string">
            <text:p>South East GLH - Guys and St Thomas' FT</text:p>
          </table:table-cell>
          <table:table-cell table:style-name="ce672" office:value-type="string" calcext:value-type="string">
            <text:p>South East GLH - Guys and St Thomas' FT</text:p>
          </table:table-cell>
          <table:table-cell table:style-name="ce39" table:number-columns-repeated="10"/>
          <table:table-cell table:number-columns-repeated="38"/>
        </table:table-row>
        <table:table-row table:style-name="ro1">
          <table:table-cell table:style-name="ce20" office:value-type="string" calcext:value-type="string">
            <text:p>R438</text:p>
          </table:table-cell>
          <table:table-cell table:style-name="ce40" office:value-type="string" calcext:value-type="string">
            <text:p>R438.2</text:p>
          </table:table-cell>
          <table:table-cell table:style-name="ce40" office:value-type="string" calcext:value-type="string">
            <text:p>Paediatric pseudo-obstruction syndrome</text:p>
          </table:table-cell>
          <table:table-cell table:style-name="ce40" office:value-type="string" calcext:value-type="string">
            <text:p>Paediatric pseudo-obstruction syndrome (1217)</text:p>
          </table:table-cell>
          <table:table-cell table:style-name="ce40" office:value-type="string" calcext:value-type="string">
            <text:p>Exon level CNV detection by MLPA or equivalent</text:p>
          </table:table-cell>
          <table:table-cell table:style-name="ce40" office:value-type="string" calcext:value-type="string">
            <text:p>Highly Specialised</text:p>
          </table:table-cell>
          <table:table-cell table:style-name="ce40" office:value-type="string" calcext:value-type="string">
            <text:p>Gastrohepatology</text:p>
          </table:table-cell>
          <table:table-cell table:style-name="ce40" office:value-type="string" calcext:value-type="string">
            <text:p>No change</text:p>
          </table:table-cell>
          <table:table-cell table:style-name="ce100" office:value-type="string" calcext:value-type="string">
            <text:p>No</text:p>
          </table:table-cell>
          <table:table-cell table:style-name="ce154" office:value-type="string" calcext:value-type="string">
            <text:p>North East and Yorkshire GLH - Sheffield Children's FT</text:p>
          </table:table-cell>
          <table:table-cell table:number-columns-repeated="2" table:style-name="ce268" office:value-type="string" calcext:value-type="string">
            <text:p>North East and Yorkshire GLH - Sheffield Children's FT</text:p>
          </table:table-cell>
          <table:table-cell table:number-columns-repeated="3" table:style-name="ce430" office:value-type="string" calcext:value-type="string">
            <text:p>South East GLH - Guys and St Thomas' FT</text:p>
          </table:table-cell>
          <table:table-cell table:style-name="ce673" office:value-type="string" calcext:value-type="string">
            <text:p>South East GLH - Guys and St Thomas' FT</text:p>
          </table:table-cell>
          <table:table-cell table:style-name="ce40" table:number-columns-repeated="10"/>
          <table:table-cell table:number-columns-repeated="38"/>
        </table:table-row>
        <table:table-row table:style-name="ro1">
          <table:table-cell table:style-name="ce14" office:value-type="string" calcext:value-type="string">
            <text:p>R112</text:p>
          </table:table-cell>
          <table:table-cell table:style-name="ce34" office:value-type="string" calcext:value-type="string">
            <text:p>R112.1</text:p>
          </table:table-cell>
          <table:table-cell table:style-name="ce34" office:value-type="string" calcext:value-type="string">
            <text:p>Factor II deficiency</text:p>
          </table:table-cell>
          <table:table-cell table:style-name="ce34" office:value-type="string" calcext:value-type="string">
            <text:p><text:span text:style-name="T5">F2 </text:span><text:span text:style-name="T19">(1325)</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02"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115</text:p>
          </table:table-cell>
          <table:table-cell table:style-name="ce25" office:value-type="string" calcext:value-type="string">
            <text:p>R115.1</text:p>
          </table:table-cell>
          <table:table-cell table:style-name="ce25" office:value-type="string" calcext:value-type="string">
            <text:p>Factor V deficiency</text:p>
          </table:table-cell>
          <table:table-cell table:style-name="ce25" office:value-type="string" calcext:value-type="string">
            <text:p><text:span text:style-name="T5">F5 </text:span><text:span text:style-name="T19">(1327)</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02"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115</text:p>
          </table:table-cell>
          <table:table-cell table:style-name="ce25" office:value-type="string" calcext:value-type="string">
            <text:p>R115.2</text:p>
          </table:table-cell>
          <table:table-cell table:style-name="ce25" office:value-type="string" calcext:value-type="string">
            <text:p>Factor V deficiency</text:p>
          </table:table-cell>
          <table:table-cell table:style-name="ce25" office:value-type="string" calcext:value-type="string">
            <text:p><text:span text:style-name="T5">F5 </text:span><text:span text:style-name="T19">(1327)</text:spa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0" office:value-type="string" calcext:value-type="string">
            <text:p>South East GLH - Guy's &amp; St Thomas' FT</text:p>
          </table:table-cell>
          <table:table-cell table:style-name="ce675"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116</text:p>
          </table:table-cell>
          <table:table-cell table:style-name="ce34" office:value-type="string" calcext:value-type="string">
            <text:p>R116.1</text:p>
          </table:table-cell>
          <table:table-cell table:style-name="ce34" office:value-type="string" calcext:value-type="string">
            <text:p>Factor VII deficiency</text:p>
          </table:table-cell>
          <table:table-cell table:style-name="ce34" office:value-type="string" calcext:value-type="string">
            <text:p><text:span text:style-name="T5">F7</text:span><text:span text:style-name="T19"> (1328)</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1" office:value-type="string" calcext:value-type="string">
            <text:p>South East GLH - Guy's &amp; St Thomas' FT</text:p>
          </table:table-cell>
          <table:table-cell table:style-name="ce676"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116</text:p>
          </table:table-cell>
          <table:table-cell table:style-name="ce34" office:value-type="string" calcext:value-type="string">
            <text:p>R116.2</text:p>
          </table:table-cell>
          <table:table-cell table:style-name="ce34" office:value-type="string" calcext:value-type="string">
            <text:p>Factor VII deficiency</text:p>
          </table:table-cell>
          <table:table-cell table:style-name="ce34" office:value-type="string" calcext:value-type="string">
            <text:p><text:span text:style-name="T5">F7</text:span><text:span text:style-name="T19"> (1328)</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2" office:value-type="string" calcext:value-type="string">
            <text:p>South East GLH - Guy's &amp; St Thomas' FT</text:p>
          </table:table-cell>
          <table:table-cell table:style-name="ce677"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117</text:p>
          </table:table-cell>
          <table:table-cell table:style-name="ce25" office:value-type="string" calcext:value-type="string">
            <text:p>R117.1</text:p>
          </table:table-cell>
          <table:table-cell table:style-name="ce33" office:value-type="string" calcext:value-type="string">
            <text:p>Factor VIII deficiency</text:p>
          </table:table-cell>
          <table:table-cell table:style-name="ce33" office:value-type="string" calcext:value-type="string">
            <text:p><text:span text:style-name="T5">F8 </text:span><text:span text:style-name="T19">(1329)</text:span></text:p>
          </table:table-cell>
          <table:table-cell table:style-name="ce25" office:value-type="string" calcext:value-type="string">
            <text:p>Targeted variant testing</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2" office:value-type="string" calcext:value-type="string">
            <text:p>South East GLH - Guy's &amp; St Thomas' FT</text:p>
          </table:table-cell>
          <table:table-cell table:style-name="ce677"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117</text:p>
          </table:table-cell>
          <table:table-cell table:style-name="ce25" office:value-type="string" calcext:value-type="string">
            <text:p>R117.2</text:p>
          </table:table-cell>
          <table:table-cell table:style-name="ce33" office:value-type="string" calcext:value-type="string">
            <text:p>Factor VIII deficiency</text:p>
          </table:table-cell>
          <table:table-cell table:style-name="ce33" office:value-type="string" calcext:value-type="string">
            <text:p><text:span text:style-name="T5">F8 </text:span><text:span text:style-name="T19">(1329)</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2" office:value-type="string" calcext:value-type="string">
            <text:p>South East GLH - Guy's &amp; St Thomas' FT</text:p>
          </table:table-cell>
          <table:table-cell table:style-name="ce677"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117</text:p>
          </table:table-cell>
          <table:table-cell table:style-name="ce25" office:value-type="string" calcext:value-type="string">
            <text:p>R117.3</text:p>
          </table:table-cell>
          <table:table-cell table:style-name="ce33" office:value-type="string" calcext:value-type="string">
            <text:p>Factor VIII deficiency</text:p>
          </table:table-cell>
          <table:table-cell table:style-name="ce33" office:value-type="string" calcext:value-type="string">
            <text:p><text:span text:style-name="T5">F8 </text:span><text:span text:style-name="T19">(1329)</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2" office:value-type="string" calcext:value-type="string">
            <text:p>South East GLH - Guy's &amp; St Thomas' FT</text:p>
          </table:table-cell>
          <table:table-cell table:style-name="ce677"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118</text:p>
          </table:table-cell>
          <table:table-cell table:style-name="ce34" office:value-type="string" calcext:value-type="string">
            <text:p>R118.1</text:p>
          </table:table-cell>
          <table:table-cell table:style-name="ce36" office:value-type="string" calcext:value-type="string">
            <text:p>Factor IX deficiency</text:p>
          </table:table-cell>
          <table:table-cell table:style-name="ce36" office:value-type="string" calcext:value-type="string">
            <text:p><text:span text:style-name="T5">F9</text:span><text:span text:style-name="T19"> (1326)</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2" office:value-type="string" calcext:value-type="string">
            <text:p>South East GLH - Guy's &amp; St Thomas' FT</text:p>
          </table:table-cell>
          <table:table-cell table:style-name="ce677"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118</text:p>
          </table:table-cell>
          <table:table-cell table:style-name="ce36" office:value-type="string" calcext:value-type="string">
            <text:p>R118.2</text:p>
          </table:table-cell>
          <table:table-cell table:style-name="ce36" office:value-type="string" calcext:value-type="string">
            <text:p>Factor IX deficiency</text:p>
          </table:table-cell>
          <table:table-cell table:style-name="ce36" office:value-type="string" calcext:value-type="string">
            <text:p><text:span text:style-name="T5">F9</text:span><text:span text:style-name="T19"> (1326)</text:span></text:p>
          </table:table-cell>
          <table:table-cell table:style-name="ce34" office:value-type="string" calcext:value-type="string">
            <text:p>MLPA or equivalent</text:p>
          </table:table-cell>
          <table:table-cell table:style-name="ce36" office:value-type="string" calcext:value-type="string">
            <text:p>Specialised</text:p>
          </table:table-cell>
          <table:table-cell table:style-name="ce36"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3" office:value-type="string" calcext:value-type="string">
            <text:p>South East GLH - Guy's &amp; St Thomas' FT</text:p>
          </table:table-cell>
          <table:table-cell table:style-name="ce678"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119</text:p>
          </table:table-cell>
          <table:table-cell table:style-name="ce33" office:value-type="string" calcext:value-type="string">
            <text:p>R119.1</text:p>
          </table:table-cell>
          <table:table-cell table:style-name="ce33" office:value-type="string" calcext:value-type="string">
            <text:p>Factor X deficiency</text:p>
          </table:table-cell>
          <table:table-cell table:style-name="ce33" office:value-type="string" calcext:value-type="string">
            <text:p><text:span text:style-name="T5">F10</text:span><text:span text:style-name="T19"> (1330)</text:span></text:p>
          </table:table-cell>
          <table:table-cell table:style-name="ce33" office:value-type="string" calcext:value-type="string">
            <text:p>Single gene sequencing &lt;10 amplicons</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3" office:value-type="string" calcext:value-type="string">
            <text:p>South East GLH - Guy's &amp; St Thomas' FT</text:p>
          </table:table-cell>
          <table:table-cell table:style-name="ce678"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119</text:p>
          </table:table-cell>
          <table:table-cell table:style-name="ce33" office:value-type="string" calcext:value-type="string">
            <text:p>R119.2</text:p>
          </table:table-cell>
          <table:table-cell table:style-name="ce33" office:value-type="string" calcext:value-type="string">
            <text:p>Factor X deficiency</text:p>
          </table:table-cell>
          <table:table-cell table:style-name="ce33" office:value-type="string" calcext:value-type="string">
            <text:p><text:span text:style-name="T5">F10</text:span><text:span text:style-name="T19"> (1330)</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120</text:p>
          </table:table-cell>
          <table:table-cell table:style-name="ce36" office:value-type="string" calcext:value-type="string">
            <text:p>R120.1</text:p>
          </table:table-cell>
          <table:table-cell table:style-name="ce36" office:value-type="string" calcext:value-type="string">
            <text:p>Factor XI deficiency</text:p>
          </table:table-cell>
          <table:table-cell table:style-name="ce36" office:value-type="string" calcext:value-type="string">
            <text:p><text:span text:style-name="T5">F11 </text:span><text:span text:style-name="T19">(1331)</text:span></text:p>
          </table:table-cell>
          <table:table-cell table:style-name="ce36" office:value-type="string" calcext:value-type="string">
            <text:p>Single gene sequencing &gt;=10 amplicons</text:p>
          </table:table-cell>
          <table:table-cell table:style-name="ce36" office:value-type="string" calcext:value-type="string">
            <text:p>Specialised</text:p>
          </table:table-cell>
          <table:table-cell table:style-name="ce36"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120</text:p>
          </table:table-cell>
          <table:table-cell table:style-name="ce36" office:value-type="string" calcext:value-type="string">
            <text:p>R120.2</text:p>
          </table:table-cell>
          <table:table-cell table:style-name="ce36" office:value-type="string" calcext:value-type="string">
            <text:p>Factor XI deficiency</text:p>
          </table:table-cell>
          <table:table-cell table:style-name="ce36" office:value-type="string" calcext:value-type="string">
            <text:p><text:span text:style-name="T5">F11 </text:span><text:span text:style-name="T19">(1331)</text:span></text:p>
          </table:table-cell>
          <table:table-cell table:style-name="ce36" office:value-type="string" calcext:value-type="string">
            <text:p>MLPA or equivalent</text:p>
          </table:table-cell>
          <table:table-cell table:style-name="ce36" office:value-type="string" calcext:value-type="string">
            <text:p>Specialised</text:p>
          </table:table-cell>
          <table:table-cell table:style-name="ce36"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121</text:p>
          </table:table-cell>
          <table:table-cell table:style-name="ce33" office:value-type="string" calcext:value-type="string">
            <text:p>R121.1</text:p>
          </table:table-cell>
          <table:table-cell table:style-name="ce33" office:value-type="string" calcext:value-type="string">
            <text:p>von Willebrand disease</text:p>
          </table:table-cell>
          <table:table-cell table:style-name="ce33" office:value-type="string" calcext:value-type="string">
            <text:p><text:span text:style-name="T5">VWF </text:span><text:span text:style-name="T19">(1404)</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121</text:p>
          </table:table-cell>
          <table:table-cell table:style-name="ce33" office:value-type="string" calcext:value-type="string">
            <text:p>R121.2</text:p>
          </table:table-cell>
          <table:table-cell table:style-name="ce33" office:value-type="string" calcext:value-type="string">
            <text:p>von Willebrand disease</text:p>
          </table:table-cell>
          <table:table-cell table:style-name="ce33" office:value-type="string" calcext:value-type="string">
            <text:p><text:span text:style-name="T5">VWF </text:span><text:span text:style-name="T19">(1404)</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122</text:p>
          </table:table-cell>
          <table:table-cell table:style-name="ce36" office:value-type="string" calcext:value-type="string">
            <text:p>R122.1</text:p>
          </table:table-cell>
          <table:table-cell table:style-name="ce36" office:value-type="string" calcext:value-type="string">
            <text:p>Factor XIII deficiency</text:p>
          </table:table-cell>
          <table:table-cell table:style-name="ce36" office:value-type="string" calcext:value-type="string">
            <text:p><text:span text:style-name="T5">F13A1;F13B</text:span><text:span text:style-name="T19"> (1332)</text:span></text:p>
          </table:table-cell>
          <table:table-cell table:style-name="ce36" office:value-type="string" calcext:value-type="string">
            <text:p>Small panel</text:p>
          </table:table-cell>
          <table:table-cell table:style-name="ce36" office:value-type="string" calcext:value-type="string">
            <text:p>Specialised</text:p>
          </table:table-cell>
          <table:table-cell table:style-name="ce36"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123</text:p>
          </table:table-cell>
          <table:table-cell table:style-name="ce33" office:value-type="string" calcext:value-type="string">
            <text:p>R123.1</text:p>
          </table:table-cell>
          <table:table-cell table:style-name="ce33" office:value-type="string" calcext:value-type="string">
            <text:p>Combined vitamin K-dependent clotting factor deficiency</text:p>
          </table:table-cell>
          <table:table-cell table:style-name="ce33" office:value-type="string" calcext:value-type="string">
            <text:p><text:span text:style-name="T5">VKORC1;GGCX </text:span><text:span text:style-name="T19">(1316)</text:span></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124</text:p>
          </table:table-cell>
          <table:table-cell table:style-name="ce36" office:value-type="string" calcext:value-type="string">
            <text:p>R124.1</text:p>
          </table:table-cell>
          <table:table-cell table:style-name="ce36" office:value-type="string" calcext:value-type="string">
            <text:p>Combined factor V and VIII deficiency</text:p>
          </table:table-cell>
          <table:table-cell table:style-name="ce36" office:value-type="string" calcext:value-type="string">
            <text:p>Combined factor V and VIII deficiency (517)</text:p>
          </table:table-cell>
          <table:table-cell table:style-name="ce36" office:value-type="string" calcext:value-type="string">
            <text:p>Small panel</text:p>
          </table:table-cell>
          <table:table-cell table:style-name="ce36" office:value-type="string" calcext:value-type="string">
            <text:p>Specialised</text:p>
          </table:table-cell>
          <table:table-cell table:style-name="ce36"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124</text:p>
          </table:table-cell>
          <table:table-cell table:style-name="ce36" office:value-type="string" calcext:value-type="string">
            <text:p>R124.2</text:p>
          </table:table-cell>
          <table:table-cell table:style-name="ce36" office:value-type="string" calcext:value-type="string">
            <text:p>Combined factor V and VIII deficiency</text:p>
          </table:table-cell>
          <table:table-cell table:style-name="ce36" office:value-type="string" calcext:value-type="string">
            <text:p>Combined factor V and VIII deficiency (517)</text:p>
          </table:table-cell>
          <table:table-cell table:style-name="ce36" office:value-type="string" calcext:value-type="string">
            <text:p>Exon level CNV detection by MLPA or equivalent</text:p>
          </table:table-cell>
          <table:table-cell table:style-name="ce36" office:value-type="string" calcext:value-type="string">
            <text:p>Specialised</text:p>
          </table:table-cell>
          <table:table-cell table:style-name="ce36"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229</text:p>
          </table:table-cell>
          <table:table-cell table:style-name="ce33" office:value-type="string" calcext:value-type="string">
            <text:p>R229.1</text:p>
          </table:table-cell>
          <table:table-cell table:style-name="ce33" office:value-type="string" calcext:value-type="string">
            <text:p>Confirmed Fanconi anaemia or Bloom syndrome - mutation testing</text:p>
          </table:table-cell>
          <table:table-cell table:style-name="ce33" office:value-type="string" calcext:value-type="string">
            <text:p>Confirmed Fanconi anaemia or Bloom syndrome (508)</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229</text:p>
          </table:table-cell>
          <table:table-cell table:style-name="ce33" office:value-type="string" calcext:value-type="string">
            <text:p>R229.2</text:p>
          </table:table-cell>
          <table:table-cell table:style-name="ce33" office:value-type="string" calcext:value-type="string">
            <text:p>Confirmed Fanconi anaemia or Bloom syndrome - mutation testing</text:p>
          </table:table-cell>
          <table:table-cell table:style-name="ce33" office:value-type="string" calcext:value-type="string">
            <text:p>FANCA;FANCB;FANCD2;PALB2 </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2"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258</text:p>
          </table:table-cell>
          <table:table-cell table:style-name="ce36" office:value-type="string" calcext:value-type="string">
            <text:p>R258.1</text:p>
          </table:table-cell>
          <table:table-cell table:style-name="ce36" office:value-type="string" calcext:value-type="string">
            <text:p>Cytopenia - Fanconi breakage testing indicated</text:p>
          </table:table-cell>
          <table:table-cell table:style-name="ce36" office:value-type="string" calcext:value-type="string">
            <text:p>Fanconi breakage</text:p>
          </table:table-cell>
          <table:table-cell table:style-name="ce36" office:value-type="string" calcext:value-type="string">
            <text:p>DNA repair defect testing</text:p>
          </table:table-cell>
          <table:table-cell table:style-name="ce36" office:value-type="string" calcext:value-type="string">
            <text:p>Specialised</text:p>
          </table:table-cell>
          <table:table-cell table:style-name="ce36"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61" office:value-type="string" calcext:value-type="string">
            <text:p>North East and Yorkshire GLH - Sheffield Children's FT</text:p>
          </table:table-cell>
          <table:table-cell table:style-name="ce102" office:value-type="string" calcext:value-type="string">
            <text:p>North East and Yorkshire GLH - Sheffield Children's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258</text:p>
          </table:table-cell>
          <table:table-cell table:style-name="ce36" office:value-type="string" calcext:value-type="string">
            <text:p>R258.2</text:p>
          </table:table-cell>
          <table:table-cell table:style-name="ce36" office:value-type="string" calcext:value-type="string">
            <text:p>Cytopenia - Fanconi breakage testing indicated</text:p>
          </table:table-cell>
          <table:table-cell table:style-name="ce36" office:value-type="string" calcext:value-type="string">
            <text:p>Confirmed Fanconi anaemia or Bloom syndrome (508)</text:p>
          </table:table-cell>
          <table:table-cell table:style-name="ce36" office:value-type="string" calcext:value-type="string">
            <text:p>WES or Medium Panel</text:p>
          </table:table-cell>
          <table:table-cell table:style-name="ce36" office:value-type="string" calcext:value-type="string">
            <text:p>Specialised</text:p>
          </table:table-cell>
          <table:table-cell table:style-name="ce36"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Teaching Trus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King's College FT</text:p>
          </table:table-cell>
          <table:table-cell table:style-name="ce679"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6" office:value-type="string" calcext:value-type="string">
            <text:p>R258</text:p>
          </table:table-cell>
          <table:table-cell table:style-name="ce36" office:value-type="string" calcext:value-type="string">
            <text:p>R258.3</text:p>
          </table:table-cell>
          <table:table-cell table:style-name="ce36" office:value-type="string" calcext:value-type="string">
            <text:p>Cytopenia - Fanconi breakage testing indicated</text:p>
          </table:table-cell>
          <table:table-cell table:style-name="ce36" office:value-type="string" calcext:value-type="string">
            <text:p>Confirmed Fanconi anaemia or Bloom syndrome (508)</text:p>
          </table:table-cell>
          <table:table-cell table:style-name="ce36" office:value-type="string" calcext:value-type="string">
            <text:p>Exon level CNV detection by MLPA or equivalent</text:p>
          </table:table-cell>
          <table:table-cell table:style-name="ce36" office:value-type="string" calcext:value-type="string">
            <text:p>Specialised</text:p>
          </table:table-cell>
          <table:table-cell table:style-name="ce36"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Teaching Trust</text:p>
          </table:table-cell>
          <table:table-cell table:style-name="ce152"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King's College FT</text:p>
          </table:table-cell>
          <table:table-cell table:style-name="ce679"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2" office:value-type="string" calcext:value-type="string">
            <text:p>R259</text:p>
          </table:table-cell>
          <table:table-cell table:style-name="ce33" office:value-type="string" calcext:value-type="string">
            <text:p>R259.1</text:p>
          </table:table-cell>
          <table:table-cell table:style-name="ce33" office:value-type="string" calcext:value-type="string">
            <text:p>Nijmegen breakage syndrome</text:p>
          </table:table-cell>
          <table:table-cell table:style-name="ce33" office:value-type="string" calcext:value-type="string">
            <text:p>Nijmegen breakage</text:p>
          </table:table-cell>
          <table:table-cell table:style-name="ce33" office:value-type="string" calcext:value-type="string">
            <text:p>DNA repair defect testing</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56" office:value-type="string" calcext:value-type="string">
            <text:p>South East GLH - Guy's &amp; St Thomas' FT</text:p>
          </table:table-cell>
          <table:table-cell table:style-name="ce161" office:value-type="string" calcext:value-type="string">
            <text:p>South East GLH - Guy's &amp; St Thomas' FT</text:p>
          </table:table-cell>
          <table:table-cell table:number-columns-repeated="3" table:style-name="ce102" office:value-type="string" calcext:value-type="string">
            <text:p>South East GLH - Guy's &amp; St Thomas'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259</text:p>
          </table:table-cell>
          <table:table-cell table:style-name="ce33" office:value-type="string" calcext:value-type="string">
            <text:p>R259.2</text:p>
          </table:table-cell>
          <table:table-cell table:style-name="ce33" office:value-type="string" calcext:value-type="string">
            <text:p>Nijmegen breakage syndrome</text:p>
          </table:table-cell>
          <table:table-cell table:style-name="ce33" office:value-type="string" calcext:value-type="string">
            <text:p><text:span text:style-name="T5">NBN </text:span><text:span text:style-name="T19">(1376)</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Leeds Teaching Trust</text:p>
          </table:table-cell>
          <table:table-cell table:style-name="ce152"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6" office:value-type="string" calcext:value-type="string">
            <text:p>R260</text:p>
          </table:table-cell>
          <table:table-cell table:style-name="ce36" office:value-type="string" calcext:value-type="string">
            <text:p>R260.1</text:p>
          </table:table-cell>
          <table:table-cell table:style-name="ce36" office:value-type="string" calcext:value-type="string">
            <text:p>Fanconi anaemia or Bloom syndrome - chromosome breakage testing</text:p>
          </table:table-cell>
          <table:table-cell table:style-name="ce36" office:value-type="string" calcext:value-type="string">
            <text:p>Fanconi breakage</text:p>
          </table:table-cell>
          <table:table-cell table:style-name="ce36" office:value-type="string" calcext:value-type="string">
            <text:p>DNA repair defect testing</text:p>
          </table:table-cell>
          <table:table-cell table:style-name="ce36" office:value-type="string" calcext:value-type="string">
            <text:p>Specialised</text:p>
          </table:table-cell>
          <table:table-cell table:style-name="ce36"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61" office:value-type="string" calcext:value-type="string">
            <text:p>North East and Yorkshire GLH - Sheffield Children's FT</text:p>
          </table:table-cell>
          <table:table-cell table:style-name="ce102" office:value-type="string" calcext:value-type="string">
            <text:p>North East and Yorkshire GLH - Sheffield Children's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614" office:value-type="string" calcext:value-type="string">
            <text:p>South East GLH - Guy's &amp; St Thomas' FT</text:p>
          </table:table-cell>
          <table:table-cell table:style-name="ce679"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2" office:value-type="string" calcext:value-type="string">
            <text:p>R313</text:p>
          </table:table-cell>
          <table:table-cell table:style-name="ce33" office:value-type="string" calcext:value-type="string">
            <text:p>R313.1</text:p>
          </table:table-cell>
          <table:table-cell table:style-name="ce33" office:value-type="string" calcext:value-type="string">
            <text:p>Neutropaenia consistent with ELANE mutations</text:p>
          </table:table-cell>
          <table:table-cell table:style-name="ce33" office:value-type="string" calcext:value-type="string">
            <text:p><text:span text:style-name="T5">ELANE</text:span><text:span text:style-name="T19"> (1372)</text:span></text:p>
          </table:table-cell>
          <table:table-cell table:style-name="ce25" office:value-type="string" calcext:value-type="string">
            <text:p>Single gene sequencing &lt;10 amplicons</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Leeds Teaching Trus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King's College FT</text:p>
          </table:table-cell>
          <table:table-cell table:style-name="ce679"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338</text:p>
          </table:table-cell>
          <table:table-cell table:style-name="ce34" office:value-type="string" calcext:value-type="string">
            <text:p>R338.1</text:p>
          </table:table-cell>
          <table:table-cell table:style-name="ce34" office:value-type="string" calcext:value-type="string">
            <text:p>Monitoring for G(M)CSF escape mutations</text:p>
          </table:table-cell>
          <table:table-cell table:style-name="ce34" office:value-type="string" calcext:value-type="string">
            <text:p><text:span text:style-name="T5">CSF3R</text:span><text:span text:style-name="T19"> (1358)</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4" office:value-type="string" calcext:value-type="string">
            <text:p>South East GLH - King's College FT</text:p>
          </table:table-cell>
          <table:table-cell table:style-name="ce679"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347</text:p>
          </table:table-cell>
          <table:table-cell table:style-name="ce25" office:value-type="string" calcext:value-type="string">
            <text:p>R347.1</text:p>
          </table:table-cell>
          <table:table-cell table:style-name="ce25" office:value-type="string" calcext:value-type="string">
            <text:p>Inherited predisposition to acute myeloid leukaemia (AML)</text:p>
          </table:table-cell>
          <table:table-cell table:style-name="ce25" office:value-type="string" calcext:value-type="string">
            <text:p>Inherited predisposition to acute myeloid leukaemia (AML) (525)</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Leeds Teaching Trus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124" office:value-type="string" calcext:value-type="string">
            <text:p>Central and South GLH - Birmingham Women's and Children's FT <text:s/></text:p>
          </table:table-cell>
          <table:table-cell table:style-name="ce614" office:value-type="string" calcext:value-type="string">
            <text:p>South East GLH - King's College FT</text:p>
          </table:table-cell>
          <table:table-cell table:style-name="ce679"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347</text:p>
          </table:table-cell>
          <table:table-cell table:style-name="ce25" office:value-type="string" calcext:value-type="string">
            <text:p>R347.2</text:p>
          </table:table-cell>
          <table:table-cell table:style-name="ce25" office:value-type="string" calcext:value-type="string">
            <text:p>Inherited predisposition to acute myeloid leukaemia (AML)</text:p>
          </table:table-cell>
          <table:table-cell table:style-name="ce25" office:value-type="string" calcext:value-type="string">
            <text:p>RUNX1 21q22.12;CEBPA 19q13.11;GATA2 3q21.3;TERT 5p15.33;TERC 3q26.2</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Leeds Teaching Trus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124" office:value-type="string" calcext:value-type="string">
            <text:p>Central and South GLH - Birmingham Women's and Children's FT <text:s/></text:p>
          </table:table-cell>
          <table:table-cell table:style-name="ce615" office:value-type="string" calcext:value-type="string">
            <text:p>South East GLH - King's College FT</text:p>
          </table:table-cell>
          <table:table-cell table:style-name="ce68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361</text:p>
          </table:table-cell>
          <table:table-cell table:style-name="ce34" office:value-type="string" calcext:value-type="string">
            <text:p>R361.1</text:p>
          </table:table-cell>
          <table:table-cell table:style-name="ce34" office:value-type="string" calcext:value-type="string">
            <text:p>Haemoglobinopathy trait or carrier testing</text:p>
          </table:table-cell>
          <table:table-cell table:style-name="ce34" office:value-type="string" calcext:value-type="string">
            <text:p><text:span text:style-name="T5">HBA1;HBB</text:span><text:span text:style-name="T19"> (1342)</text:span></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5" office:value-type="string" calcext:value-type="string">
            <text:p>South East GLH - King's College FT</text:p>
          </table:table-cell>
          <table:table-cell table:style-name="ce68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361</text:p>
          </table:table-cell>
          <table:table-cell table:style-name="ce34" office:value-type="string" calcext:value-type="string">
            <text:p>R361.2</text:p>
          </table:table-cell>
          <table:table-cell table:style-name="ce34" office:value-type="string" calcext:value-type="string">
            <text:p>Haemoglobinopathy trait or carrier testing</text:p>
          </table:table-cell>
          <table:table-cell table:style-name="ce34" office:value-type="string" calcext:value-type="string">
            <text:p><text:span text:style-name="T5">HBA1;HBB</text:span><text:span text:style-name="T19"> (1342)</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5" office:value-type="string" calcext:value-type="string">
            <text:p>South East GLH - King's College FT</text:p>
          </table:table-cell>
          <table:table-cell table:style-name="ce68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362</text:p>
          </table:table-cell>
          <table:table-cell table:style-name="ce25" office:value-type="string" calcext:value-type="string">
            <text:p>R362.1</text:p>
          </table:table-cell>
          <table:table-cell table:style-name="ce25" office:value-type="string" calcext:value-type="string">
            <text:p>Carrier testing for sickle cell disease</text:p>
          </table:table-cell>
          <table:table-cell table:style-name="ce25" office:value-type="string" calcext:value-type="string">
            <text:p>HbS variant</text:p>
          </table:table-cell>
          <table:table-cell table:style-name="ce25" office:value-type="string" calcext:value-type="string">
            <text:p>Targeted variant testing</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5" office:value-type="string" calcext:value-type="string">
            <text:p>South East GLH - King's College FT</text:p>
          </table:table-cell>
          <table:table-cell table:style-name="ce680"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366</text:p>
          </table:table-cell>
          <table:table-cell table:style-name="ce34" office:value-type="string" calcext:value-type="string">
            <text:p>R366.1</text:p>
          </table:table-cell>
          <table:table-cell table:style-name="ce34" office:value-type="string" calcext:value-type="string">
            <text:p>Inherited susceptibility to acute lymphoblastoid leukaemia (ALL)</text:p>
          </table:table-cell>
          <table:table-cell table:style-name="ce34" office:value-type="string" calcext:value-type="string">
            <text:p><text:span text:style-name="T5">PAX5;ETV6 </text:span><text:span text:style-name="T19">(1349)</text:span></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Leeds Teaching Trus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124" office:value-type="string" calcext:value-type="string">
            <text:p>Central and South GLH - Birmingham Women's and Children's FT <text:s/></text:p>
          </table:table-cell>
          <table:table-cell table:style-name="ce615" office:value-type="string" calcext:value-type="string">
            <text:p>South East GLH - King's College FT</text:p>
          </table:table-cell>
          <table:table-cell table:style-name="ce680" office:value-type="string" calcext:value-type="string">
            <text:p>South East GLH - King's College FT</text:p>
          </table:table-cell>
          <table:table-cell table:style-name="ce35" table:number-columns-repeated="10"/>
          <table:table-cell table:number-columns-repeated="38"/>
        </table:table-row>
        <table:table-row table:style-name="ro1">
          <table:table-cell table:style-name="ce13" office:value-type="string" calcext:value-type="string">
            <text:p>R405</text:p>
          </table:table-cell>
          <table:table-cell table:style-name="ce25" office:value-type="string" calcext:value-type="string">
            <text:p>R405.1</text:p>
          </table:table-cell>
          <table:table-cell table:style-name="ce25" office:value-type="string" calcext:value-type="string">
            <text:p>Hereditary Erythrocytosis</text:p>
          </table:table-cell>
          <table:table-cell table:style-name="ce25" office:value-type="string" calcext:value-type="string">
            <text:p>Hereditary Erythrocytosis (157)</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6" office:value-type="string" calcext:value-type="string">
            <text:p>South East GLH - King's College FT</text:p>
          </table:table-cell>
          <table:table-cell table:style-name="ce681" office:value-type="string" calcext:value-type="string">
            <text:p>South East GLH - King's College FT</text:p>
          </table:table-cell>
          <table:table-cell table:style-name="ce35" table:number-columns-repeated="10"/>
          <table:table-cell table:number-columns-repeated="38"/>
        </table:table-row>
        <table:table-row table:style-name="ro1">
          <table:table-cell table:style-name="ce13" office:value-type="string" calcext:value-type="string">
            <text:p>R405</text:p>
          </table:table-cell>
          <table:table-cell table:style-name="ce25" office:value-type="string" calcext:value-type="string">
            <text:p>R405.2</text:p>
          </table:table-cell>
          <table:table-cell table:style-name="ce25" office:value-type="string" calcext:value-type="string">
            <text:p>Hereditary Erythrocytosis</text:p>
          </table:table-cell>
          <table:table-cell table:style-name="ce25" office:value-type="string" calcext:value-type="string">
            <text:p>Hereditary Erythrocytosis (157)</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7" office:value-type="string" calcext:value-type="string">
            <text:p>South East GLH - King's College FT</text:p>
          </table:table-cell>
          <table:table-cell table:style-name="ce682"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406</text:p>
          </table:table-cell>
          <table:table-cell table:style-name="ce34" office:value-type="string" calcext:value-type="string">
            <text:p>R406.1</text:p>
          </table:table-cell>
          <table:table-cell table:style-name="ce34" office:value-type="string" calcext:value-type="string">
            <text:p>Thrombocythaemia</text:p>
          </table:table-cell>
          <table:table-cell table:style-name="ce34" office:value-type="string" calcext:value-type="string">
            <text:p>Thrombocythaemia (945)</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7" office:value-type="string" calcext:value-type="string">
            <text:p>South East GLH - King's College FT</text:p>
          </table:table-cell>
          <table:table-cell table:style-name="ce682"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406</text:p>
          </table:table-cell>
          <table:table-cell table:style-name="ce34" office:value-type="string" calcext:value-type="string">
            <text:p>R406.2</text:p>
          </table:table-cell>
          <table:table-cell table:style-name="ce34" office:value-type="string" calcext:value-type="string">
            <text:p>Thrombocythaemia</text:p>
          </table:table-cell>
          <table:table-cell table:style-name="ce34" office:value-type="string" calcext:value-type="string">
            <text:p>Thrombocythaemia (945)</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338" office:value-type="string" calcext:value-type="string">
            <text:p>North West GLH- Manchester University FT</text:p>
          </table:table-cell>
          <table:table-cell table:style-name="ce433" office:value-type="string" calcext:value-type="string">
            <text:p>Central and South GLH - Oxford University FT</text:p>
          </table:table-cell>
          <table:table-cell table:style-name="ce338" office:value-type="string" calcext:value-type="string">
            <text:p>Central and South GLH - Oxford University FT</text:p>
          </table:table-cell>
          <table:table-cell table:style-name="ce618" office:value-type="string" calcext:value-type="string">
            <text:p>South East GLH - King's College FT</text:p>
          </table:table-cell>
          <table:table-cell table:style-name="ce683"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90</text:p>
          </table:table-cell>
          <table:table-cell table:style-name="ce25" office:value-type="string" calcext:value-type="string">
            <text:p>R90.1</text:p>
          </table:table-cell>
          <table:table-cell table:style-name="ce25" office:value-type="string" calcext:value-type="string">
            <text:p>Bleeding and platelet disorders</text:p>
          </table:table-cell>
          <table:table-cell table:style-name="ce25" office:value-type="string" calcext:value-type="string">
            <text:p>Bleeding and platelet disorders (545)</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8" office:value-type="string" calcext:value-type="string">
            <text:p>South East GLH - Guy's &amp; St Thomas' FT</text:p>
          </table:table-cell>
          <table:table-cell table:style-name="ce683"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90</text:p>
          </table:table-cell>
          <table:table-cell table:style-name="ce25" office:value-type="string" calcext:value-type="string">
            <text:p>R90.2</text:p>
          </table:table-cell>
          <table:table-cell table:style-name="ce25" office:value-type="string" calcext:value-type="string">
            <text:p>Bleeding and platelet disorders</text:p>
          </table:table-cell>
          <table:table-cell table:style-name="ce25" office:value-type="string" calcext:value-type="string">
            <text:p>F5;F11;MYH9;ENG;ACVRL1;F7;F8;F9;F10;VWF</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8" office:value-type="string" calcext:value-type="string">
            <text:p>South East GLH - Guy's &amp; St Thomas' FT</text:p>
          </table:table-cell>
          <table:table-cell table:style-name="ce683"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91</text:p>
          </table:table-cell>
          <table:table-cell table:style-name="ce34" office:value-type="string" calcext:value-type="string">
            <text:p>R91.1</text:p>
          </table:table-cell>
          <table:table-cell table:style-name="ce34" office:value-type="string" calcext:value-type="string">
            <text:p>Cytopenia - NOT Fanconi anaemia</text:p>
          </table:table-cell>
          <table:table-cell table:style-name="ce34" office:value-type="string" calcext:value-type="string">
            <text:p>Cytopenia - NOT Fanconi anaemia (519)</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Teaching Trus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9" office:value-type="string" calcext:value-type="string">
            <text:p>South East GLH - King's College FT</text:p>
          </table:table-cell>
          <table:table-cell table:style-name="ce684"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91</text:p>
          </table:table-cell>
          <table:table-cell table:style-name="ce34" office:value-type="string" calcext:value-type="string">
            <text:p>R91.2</text:p>
          </table:table-cell>
          <table:table-cell table:style-name="ce34" office:value-type="string" calcext:value-type="string">
            <text:p>Cytopenia - NOT Fanconi anaemia</text:p>
          </table:table-cell>
          <table:table-cell table:style-name="ce34" office:value-type="string" calcext:value-type="string">
            <text:p>RPL11;RPL35A;RPS17;RPS19;RPS26;RPL5;DKC1;TERT;TERC</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Teaching Trus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19" office:value-type="string" calcext:value-type="string">
            <text:p>South East GLH - King's College FT</text:p>
          </table:table-cell>
          <table:table-cell table:style-name="ce684"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92</text:p>
          </table:table-cell>
          <table:table-cell table:style-name="ce25" office:value-type="string" calcext:value-type="string">
            <text:p>R92.1</text:p>
          </table:table-cell>
          <table:table-cell table:style-name="ce25" office:value-type="string" calcext:value-type="string">
            <text:p>Rare anaemia</text:p>
          </table:table-cell>
          <table:table-cell table:style-name="ce25" office:value-type="string" calcext:value-type="string">
            <text:p>HBA1; HBA2; HBG1; HBG2; HBB; RPL11;RPL35A;RPS17;RPS19;RPS26;RPL5;PKLR </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Teaching Trus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527" office:value-type="string" calcext:value-type="string">
            <text:p>Central and South GLH - Oxford University FT</text:p>
          </table:table-cell>
          <table:table-cell table:style-name="ce619" office:value-type="string" calcext:value-type="string">
            <text:p>South East GLH - King's College FT</text:p>
          </table:table-cell>
          <table:table-cell table:style-name="ce684"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92</text:p>
          </table:table-cell>
          <table:table-cell table:style-name="ce25" office:value-type="string" calcext:value-type="string">
            <text:p>R92.2</text:p>
          </table:table-cell>
          <table:table-cell table:style-name="ce25" office:value-type="string" calcext:value-type="string">
            <text:p>Rare anaemia</text:p>
          </table:table-cell>
          <table:table-cell table:style-name="ce25" office:value-type="string" calcext:value-type="string">
            <text:p>HBA1; HBA2; HBG1; HBG2; HBB</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Teaching Trus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527" office:value-type="string" calcext:value-type="string">
            <text:p>Central and South GLH - Oxford University FT</text:p>
          </table:table-cell>
          <table:table-cell table:style-name="ce619" office:value-type="string" calcext:value-type="string">
            <text:p>South East GLH - King's College FT</text:p>
          </table:table-cell>
          <table:table-cell table:style-name="ce684"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2" office:value-type="string" calcext:value-type="string">
            <text:p>R92</text:p>
          </table:table-cell>
          <table:table-cell table:style-name="ce33" office:value-type="string" calcext:value-type="string">
            <text:p>R92.3</text:p>
          </table:table-cell>
          <table:table-cell table:style-name="ce33" office:value-type="string" calcext:value-type="string">
            <text:p>Rare anaemia</text:p>
          </table:table-cell>
          <table:table-cell table:style-name="ce33" office:value-type="string" calcext:value-type="string">
            <text:p>Rare anaemia (518)</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5" office:value-type="string" calcext:value-type="string">
            <text:p>North East and Yorkshire GLH - Sheffield Teaching Trus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527" office:value-type="string" calcext:value-type="string">
            <text:p>Central and South GLH - Oxford University FT</text:p>
          </table:table-cell>
          <table:table-cell table:style-name="ce619" office:value-type="string" calcext:value-type="string">
            <text:p>South East GLH - King's College FT</text:p>
          </table:table-cell>
          <table:table-cell table:style-name="ce684"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93</text:p>
          </table:table-cell>
          <table:table-cell table:style-name="ce34" office:value-type="string" calcext:value-type="string">
            <text:p>R93.1</text:p>
          </table:table-cell>
          <table:table-cell table:style-name="ce34" office:value-type="string" calcext:value-type="string">
            <text:p>Thalassaemia and other haemoglobinopathies</text:p>
          </table:table-cell>
          <table:table-cell table:style-name="ce34" office:value-type="string" calcext:value-type="string">
            <text:p><text:span text:style-name="T5">HBA1;HBB (13</text:span><text:span text:style-name="T19">97</text:span><text:span text:style-name="T21">)</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7"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20" office:value-type="string" calcext:value-type="string">
            <text:p>South East GLH - King's College FT</text:p>
          </table:table-cell>
          <table:table-cell table:style-name="ce685"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93</text:p>
          </table:table-cell>
          <table:table-cell table:style-name="ce34" office:value-type="string" calcext:value-type="string">
            <text:p>R93.2</text:p>
          </table:table-cell>
          <table:table-cell table:style-name="ce34" office:value-type="string" calcext:value-type="string">
            <text:p>Thalassaemia and other haemoglobinopathies</text:p>
          </table:table-cell>
          <table:table-cell table:style-name="ce34" office:value-type="string" calcext:value-type="string">
            <text:p><text:span text:style-name="T16">HBA1;HBB (13</text:span><text:span text:style-name="T17">97</text:span><text:span text:style-name="T18">)</text:span></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7"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20" office:value-type="string" calcext:value-type="string">
            <text:p>South East GLH - King's College FT</text:p>
          </table:table-cell>
          <table:table-cell table:style-name="ce685"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3" office:value-type="string" calcext:value-type="string">
            <text:p>R94</text:p>
          </table:table-cell>
          <table:table-cell table:style-name="ce25" office:value-type="string" calcext:value-type="string">
            <text:p>R94.1</text:p>
          </table:table-cell>
          <table:table-cell table:style-name="ce25" office:value-type="string" calcext:value-type="string">
            <text:p>HbSS sickle cell anaemia</text:p>
          </table:table-cell>
          <table:table-cell table:style-name="ce25" office:value-type="string" calcext:value-type="string">
            <text:p>HbS variant</text:p>
          </table:table-cell>
          <table:table-cell table:style-name="ce25" office:value-type="string" calcext:value-type="string">
            <text:p>Targeted variant testing</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7"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20" office:value-type="string" calcext:value-type="string">
            <text:p>South East GLH - King's College FT</text:p>
          </table:table-cell>
          <table:table-cell table:style-name="ce685"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96</text:p>
          </table:table-cell>
          <table:table-cell table:style-name="ce34" office:value-type="string" calcext:value-type="string">
            <text:p>R96.1</text:p>
          </table:table-cell>
          <table:table-cell table:style-name="ce34" office:value-type="string" calcext:value-type="string">
            <text:p>Iron metabolism disorders - NOT common HFE mutations</text:p>
          </table:table-cell>
          <table:table-cell table:style-name="ce34" office:value-type="string" calcext:value-type="string">
            <text:p>Iron metabolism disorders (515)</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7"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20" office:value-type="string" calcext:value-type="string">
            <text:p>South East GLH - King's College FT</text:p>
          </table:table-cell>
          <table:table-cell table:style-name="ce685" office:value-type="string" calcext:value-type="string">
            <text:p>South East GLH - King's College FT</text:p>
          </table:table-cell>
          <table:table-cell table:style-name="ce25" table:number-columns-repeated="10"/>
          <table:table-cell table:number-columns-repeated="38"/>
        </table:table-row>
        <table:table-row table:style-name="ro1">
          <table:table-cell table:style-name="ce14" office:value-type="string" calcext:value-type="string">
            <text:p>R96</text:p>
          </table:table-cell>
          <table:table-cell table:style-name="ce34" office:value-type="string" calcext:value-type="string">
            <text:p>R96.2</text:p>
          </table:table-cell>
          <table:table-cell table:style-name="ce34" office:value-type="string" calcext:value-type="string">
            <text:p>Iron metabolism disorders - NOT common HFE mutations</text:p>
          </table:table-cell>
          <table:table-cell table:style-name="ce34" office:value-type="string" calcext:value-type="string">
            <text:p>HFE;SLC40A1;TFR2;HFE2;HAMP;ATP7B</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Haemat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02" office:value-type="string" calcext:value-type="string">
            <text:p>South East GLH - King's College FT</text:p>
          </table:table-cell>
          <table:table-cell table:style-name="ce152" office:value-type="string" calcext:value-type="string">
            <text:p>South East GLH - King's College FT</text:p>
          </table:table-cell>
          <table:table-cell table:style-name="ce41" table:number-columns-repeated="10"/>
          <table:table-cell table:number-columns-repeated="38"/>
        </table:table-row>
        <table:table-row table:style-name="ro1">
          <table:table-cell table:style-name="ce13" office:value-type="string" calcext:value-type="string">
            <text:p>R97</text:p>
          </table:table-cell>
          <table:table-cell table:style-name="ce25" office:value-type="string" calcext:value-type="string">
            <text:p>R97.1</text:p>
          </table:table-cell>
          <table:table-cell table:style-name="ce25" office:value-type="string" calcext:value-type="string">
            <text:p>Thrombophilia with a likely monogenic cause</text:p>
          </table:table-cell>
          <table:table-cell table:style-name="ce25" office:value-type="string" calcext:value-type="string">
            <text:p>Thrombophilia (516)</text:p>
          </table:table-cell>
          <table:table-cell table:style-name="ce25" office:value-type="string" calcext:value-type="string">
            <text:p>WES or Small Panel</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02"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97</text:p>
          </table:table-cell>
          <table:table-cell table:style-name="ce25" office:value-type="string" calcext:value-type="string">
            <text:p>R97.2</text:p>
          </table:table-cell>
          <table:table-cell table:style-name="ce25" office:value-type="string" calcext:value-type="string">
            <text:p>Thrombophilia with a likely monogenic cause</text:p>
          </table:table-cell>
          <table:table-cell table:style-name="ce25" office:value-type="string" calcext:value-type="string">
            <text:p>PROS1;PROC;SERPINC1</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Haemat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9" office:value-type="string" calcext:value-type="string">
            <text:p>North East and Yorkshire GLH - Sheffield Children's FT</text:p>
          </table:table-cell>
          <table:table-cell table:style-name="ce159" office:value-type="string" calcext:value-type="string">
            <text:p>North West GLH - Manchester University FT</text:p>
          </table:table-cell>
          <table:table-cell table:style-name="ce130" office:value-type="string" calcext:value-type="string">
            <text:p>North West GLH- Manchester University FT</text:p>
          </table:table-cell>
          <table:table-cell table:style-name="ce177" office:value-type="string" calcext:value-type="string">
            <text:p>Central and South GLH - Oxford University FT</text:p>
          </table:table-cell>
          <table:table-cell table:style-name="ce130" office:value-type="string" calcext:value-type="string">
            <text:p>Central and South GLH - Oxford University FT</text:p>
          </table:table-cell>
          <table:table-cell table:style-name="ce130" office:value-type="string" calcext:value-type="string">
            <text:p>South East GLH - Guy's &amp; St Thomas' FT</text:p>
          </table:table-cell>
          <table:table-cell table:style-name="ce177"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15</text:p>
          </table:table-cell>
          <table:table-cell table:style-name="ce34" office:value-type="string" calcext:value-type="string">
            <text:p>R15.4</text:p>
          </table:table-cell>
          <table:table-cell table:style-name="ce34" office:value-type="string" calcext:value-type="string">
            <text:p>Primary immunodeficiency or monogenic inflammatory bowel disease</text:p>
          </table:table-cell>
          <table:table-cell table:style-name="ce34" office:value-type="string" calcext:value-type="string">
            <text:p>Primary immunodeficiency (398)</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Immunology</text:p>
          </table:table-cell>
          <table:table-cell table:style-name="ce34" office:value-type="string" calcext:value-type="string">
            <text:p>No change</text:p>
          </table:table-cell>
          <table:table-cell table:style-name="ce58" office:value-type="string" calcext:value-type="string">
            <text:p>No</text:p>
          </table:table-cell>
          <table:table-cell table:style-name="ce160" office:value-type="string" calcext:value-type="string">
            <text:p>North West GLH - Manchester University FT</text:p>
          </table:table-cell>
          <table:table-cell table:style-name="ce272" office:value-type="string" calcext:value-type="string">
            <text:p>North West GLH - Manchester University FT</text:p>
          </table:table-cell>
          <table:table-cell table:style-name="ce341" office:value-type="string" calcext:value-type="string">
            <text:p>North West GLH- Manchester University FT</text:p>
          </table:table-cell>
          <table:table-cell table:number-columns-repeated="2" table:style-name="ce341" office:value-type="string" calcext:value-type="string">
            <text:p>North Thames GLH - Great Ormond Street FT </text:p>
          </table:table-cell>
          <table:table-cell table:style-name="ce272" office:value-type="string" calcext:value-type="string">
            <text:p>North Thames GLH - Great Ormond Street FT </text:p>
          </table:table-cell>
          <table:table-cell table:style-name="ce341" office:value-type="string" calcext:value-type="string">
            <text:p>North Thames GLH - Great Ormond Street FT </text:p>
          </table:table-cell>
          <table:table-cell table:style-name="ce30" table:number-columns-repeated="10"/>
          <table:table-cell table:number-columns-repeated="38"/>
        </table:table-row>
        <table:table-row table:style-name="ro1">
          <table:table-cell table:style-name="ce14" office:value-type="string" calcext:value-type="string">
            <text:p>R15</text:p>
          </table:table-cell>
          <table:table-cell table:style-name="ce34" office:value-type="string" calcext:value-type="string">
            <text:p>R15.5</text:p>
          </table:table-cell>
          <table:table-cell table:style-name="ce34" office:value-type="string" calcext:value-type="string">
            <text:p>Primary immunodeficiency or monogenic inflammatory bowel disease</text:p>
          </table:table-cell>
          <table:table-cell table:style-name="ce34" office:value-type="string" calcext:value-type="string">
            <text:p>Primary immunodeficiency (398)</text:p>
          </table:table-cell>
          <table:table-cell table:style-name="ce34" office:value-type="string" calcext:value-type="string">
            <text:p>WES</text:p>
          </table:table-cell>
          <table:table-cell table:style-name="ce34" office:value-type="string" calcext:value-type="string">
            <text:p>Specialised</text:p>
          </table:table-cell>
          <table:table-cell table:style-name="ce34" office:value-type="string" calcext:value-type="string">
            <text:p>Immunology</text:p>
          </table:table-cell>
          <table:table-cell table:style-name="ce34" office:value-type="string" calcext:value-type="string">
            <text:p>No change</text:p>
          </table:table-cell>
          <table:table-cell table:style-name="ce103" office:value-type="string" calcext:value-type="string">
            <text:p>Yes</text:p>
          </table:table-cell>
          <table:table-cell table:number-columns-repeated="2" table:style-name="ce161" office:value-type="string" calcext:value-type="string">
            <text:p>North Thames GLH - Great Ormond Street FT </text:p>
          </table:table-cell>
          <table:table-cell table:number-columns-repeated="3" table:style-name="ce130" office:value-type="string" calcext:value-type="string">
            <text:p>North Thames GLH - Great Ormond Street FT </text:p>
          </table:table-cell>
          <table:table-cell table:style-name="ce177" office:value-type="string" calcext:value-type="string">
            <text:p>North Thames GLH - Great Ormond Street FT </text:p>
          </table:table-cell>
          <table:table-cell table:style-name="ce130"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55</text:p>
          </table:table-cell>
          <table:table-cell table:style-name="ce25" office:value-type="string" calcext:value-type="string">
            <text:p>R155.1</text:p>
          </table:table-cell>
          <table:table-cell table:style-name="ce25" office:value-type="string" calcext:value-type="string">
            <text:p>Autoimmune Polyendocrine Syndrome</text:p>
          </table:table-cell>
          <table:table-cell table:style-name="ce25" office:value-type="string" calcext:value-type="string">
            <text:p><text:span text:style-name="T5">AIRE </text:span><text:span text:style-name="T19">(1215)</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Immunology</text:p>
          </table:table-cell>
          <table:table-cell table:style-name="ce25" office:value-type="string" calcext:value-type="string">
            <text:p>No change</text:p>
          </table:table-cell>
          <table:table-cell table:style-name="ce57" office:value-type="string" calcext:value-type="string">
            <text:p>No</text:p>
          </table:table-cell>
          <table:table-cell table:style-name="ce162" office:value-type="string" calcext:value-type="string">
            <text:p>North West GLH - Manchester University FT</text:p>
          </table:table-cell>
          <table:table-cell table:style-name="ce177" office:value-type="string" calcext:value-type="string">
            <text:p>North West GLH - Manchester University FT</text:p>
          </table:table-cell>
          <table:table-cell table:style-name="ce163" office:value-type="string" calcext:value-type="string">
            <text:p>North West GLH- Manchester University FT</text:p>
          </table:table-cell>
          <table:table-cell table:number-columns-repeated="2" table:style-name="ce163" office:value-type="string" calcext:value-type="string">
            <text:p>North Thames GLH - Great Ormond Street FT </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16</text:p>
          </table:table-cell>
          <table:table-cell table:style-name="ce34" office:value-type="string" calcext:value-type="string">
            <text:p>R16.1</text:p>
          </table:table-cell>
          <table:table-cell table:style-name="ce34" office:value-type="string" calcext:value-type="string">
            <text:p>Severe combined immunodeficiency with adenosine deaminase deficiency</text:p>
          </table:table-cell>
          <table:table-cell table:style-name="ce34" office:value-type="string" calcext:value-type="string">
            <text:p><text:span text:style-name="T5">ADA </text:span><text:span text:style-name="T19">(1388)</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Immunology</text:p>
          </table:table-cell>
          <table:table-cell table:style-name="ce34" office:value-type="string" calcext:value-type="string">
            <text:p>No change</text:p>
          </table:table-cell>
          <table:table-cell table:style-name="ce57" office:value-type="string" calcext:value-type="string">
            <text:p>Yes</text:p>
          </table:table-cell>
          <table:table-cell table:number-columns-repeated="5" table:style-name="ce163" office:value-type="string" calcext:value-type="string">
            <text:p>North Thames GLH - Great Ormond Street FT </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7</text:p>
          </table:table-cell>
          <table:table-cell table:style-name="ce25" office:value-type="string" calcext:value-type="string">
            <text:p>R17.1</text:p>
          </table:table-cell>
          <table:table-cell table:style-name="ce25" office:value-type="string" calcext:value-type="string">
            <text:p>Lymphoproliferative syndrome with absent SAP expression</text:p>
          </table:table-cell>
          <table:table-cell table:style-name="ce25" office:value-type="string" calcext:value-type="string">
            <text:p><text:span text:style-name="T5">SH2D1A </text:span><text:span text:style-name="T19">(1353)</text:span></text:p>
          </table:table-cell>
          <table:table-cell table:style-name="ce25" office:value-type="string" calcext:value-type="string">
            <text:p>Single gene sequencing &lt;10 amplicons</text:p>
          </table:table-cell>
          <table:table-cell table:style-name="ce25" office:value-type="string" calcext:value-type="string">
            <text:p>Specialised</text:p>
          </table:table-cell>
          <table:table-cell table:style-name="ce25" office:value-type="string" calcext:value-type="string">
            <text:p>Immunology</text:p>
          </table:table-cell>
          <table:table-cell table:style-name="ce25" office:value-type="string" calcext:value-type="string">
            <text:p>No change</text:p>
          </table:table-cell>
          <table:table-cell table:style-name="ce57" office:value-type="string" calcext:value-type="string">
            <text:p>Yes</text:p>
          </table:table-cell>
          <table:table-cell table:number-columns-repeated="5" table:style-name="ce163" office:value-type="string" calcext:value-type="string">
            <text:p>North Thames GLH - Great Ormond Street FT </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7</text:p>
          </table:table-cell>
          <table:table-cell table:style-name="ce25" office:value-type="string" calcext:value-type="string">
            <text:p>R17.2</text:p>
          </table:table-cell>
          <table:table-cell table:style-name="ce25" office:value-type="string" calcext:value-type="string">
            <text:p>Lymphoproliferative syndrome with absent SAP expression</text:p>
          </table:table-cell>
          <table:table-cell table:style-name="ce25" office:value-type="string" calcext:value-type="string">
            <text:p><text:span text:style-name="T5">SH2D1A </text:span><text:span text:style-name="T19">(1353)</text:spa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Immunology</text:p>
          </table:table-cell>
          <table:table-cell table:style-name="ce25" office:value-type="string" calcext:value-type="string">
            <text:p>No change</text:p>
          </table:table-cell>
          <table:table-cell table:style-name="ce57" office:value-type="string" calcext:value-type="string">
            <text:p>Yes</text:p>
          </table:table-cell>
          <table:table-cell table:number-columns-repeated="5" table:style-name="ce163" office:value-type="string" calcext:value-type="string">
            <text:p>North Thames GLH - Great Ormond Street FT </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18</text:p>
          </table:table-cell>
          <table:table-cell table:style-name="ce34" office:value-type="string" calcext:value-type="string">
            <text:p>R18.1</text:p>
          </table:table-cell>
          <table:table-cell table:style-name="ce34" office:value-type="string" calcext:value-type="string">
            <text:p>Haemophagocytic syndrome with absent XIAP expression</text:p>
          </table:table-cell>
          <table:table-cell table:style-name="ce34" office:value-type="string" calcext:value-type="string">
            <text:p><text:span text:style-name="T5">XIAP </text:span><text:span text:style-name="T19">(1344)</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Immunology</text:p>
          </table:table-cell>
          <table:table-cell table:style-name="ce34" office:value-type="string" calcext:value-type="string">
            <text:p>No change</text:p>
          </table:table-cell>
          <table:table-cell table:style-name="ce57" office:value-type="string" calcext:value-type="string">
            <text:p>Yes</text:p>
          </table:table-cell>
          <table:table-cell table:number-columns-repeated="5" table:style-name="ce163" office:value-type="string" calcext:value-type="string">
            <text:p>North Thames GLH - Great Ormond Street FT </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18</text:p>
          </table:table-cell>
          <table:table-cell table:style-name="ce34" office:value-type="string" calcext:value-type="string">
            <text:p>R18.2</text:p>
          </table:table-cell>
          <table:table-cell table:style-name="ce34" office:value-type="string" calcext:value-type="string">
            <text:p>Haemophagocytic syndrome with absent XIAP expression</text:p>
          </table:table-cell>
          <table:table-cell table:style-name="ce34" office:value-type="string" calcext:value-type="string">
            <text:p><text:span text:style-name="T5">XIAP </text:span><text:span text:style-name="T19">(1344)</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Immunology</text:p>
          </table:table-cell>
          <table:table-cell table:style-name="ce34" office:value-type="string" calcext:value-type="string">
            <text:p>No change</text:p>
          </table:table-cell>
          <table:table-cell table:style-name="ce57" office:value-type="string" calcext:value-type="string">
            <text:p>Yes</text:p>
          </table:table-cell>
          <table:table-cell table:number-columns-repeated="5" table:style-name="ce163" office:value-type="string" calcext:value-type="string">
            <text:p>North Thames GLH - Great Ormond Street FT </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9</text:p>
          </table:table-cell>
          <table:table-cell table:style-name="ce25" office:value-type="string" calcext:value-type="string">
            <text:p>R19.1</text:p>
          </table:table-cell>
          <table:table-cell table:style-name="ce25" office:value-type="string" calcext:value-type="string">
            <text:p>Autoimmune lymphoproliferative syndrome with defective apoptosis</text:p>
          </table:table-cell>
          <table:table-cell table:style-name="ce25" office:value-type="string" calcext:value-type="string">
            <text:p><text:span text:style-name="T5">FAS </text:span><text:span text:style-name="T19">(1214)</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Immunology</text:p>
          </table:table-cell>
          <table:table-cell table:style-name="ce25" office:value-type="string" calcext:value-type="string">
            <text:p>No change</text:p>
          </table:table-cell>
          <table:table-cell table:style-name="ce57" office:value-type="string" calcext:value-type="string">
            <text:p>Yes</text:p>
          </table:table-cell>
          <table:table-cell table:number-columns-repeated="5" table:style-name="ce163" office:value-type="string" calcext:value-type="string">
            <text:p>North Thames GLH - Great Ormond Street FT </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0</text:p>
          </table:table-cell>
          <table:table-cell table:style-name="ce34" office:value-type="string" calcext:value-type="string">
            <text:p>R20.1</text:p>
          </table:table-cell>
          <table:table-cell table:style-name="ce34" office:value-type="string" calcext:value-type="string">
            <text:p>Wiskott-Aldrich syndrome</text:p>
          </table:table-cell>
          <table:table-cell table:style-name="ce34" office:value-type="string" calcext:value-type="string">
            <text:p><text:span text:style-name="T5">WAS </text:span><text:span text:style-name="T19">(1406)</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Immunology</text:p>
          </table:table-cell>
          <table:table-cell table:style-name="ce34" office:value-type="string" calcext:value-type="string">
            <text:p>No change</text:p>
          </table:table-cell>
          <table:table-cell table:style-name="ce57" office:value-type="string" calcext:value-type="string">
            <text:p>Yes</text:p>
          </table:table-cell>
          <table:table-cell table:number-columns-repeated="5" table:style-name="ce163" office:value-type="string" calcext:value-type="string">
            <text:p>North Thames GLH - Great Ormond Street FT </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32</text:p>
          </table:table-cell>
          <table:table-cell table:style-name="ce25" office:value-type="string" calcext:value-type="string">
            <text:p>R232.1</text:p>
          </table:table-cell>
          <table:table-cell table:style-name="ce25" office:value-type="string" calcext:value-type="string">
            <text:p>Haemophagocytic syndrome with absent perforin expression</text:p>
          </table:table-cell>
          <table:table-cell table:style-name="ce25" office:value-type="string" calcext:value-type="string">
            <text:p><text:span text:style-name="T5">PRF1 </text:span><text:span text:style-name="T19">(1343)</text:span></text:p>
          </table:table-cell>
          <table:table-cell table:style-name="ce25" office:value-type="string" calcext:value-type="string">
            <text:p>Single gene sequencing &lt;10 amplicons</text:p>
          </table:table-cell>
          <table:table-cell table:style-name="ce25" office:value-type="string" calcext:value-type="string">
            <text:p>Specialised</text:p>
          </table:table-cell>
          <table:table-cell table:style-name="ce25" office:value-type="string" calcext:value-type="string">
            <text:p>Immunology</text:p>
          </table:table-cell>
          <table:table-cell table:style-name="ce25" office:value-type="string" calcext:value-type="string">
            <text:p>No change</text:p>
          </table:table-cell>
          <table:table-cell table:style-name="ce57" office:value-type="string" calcext:value-type="string">
            <text:p>Yes</text:p>
          </table:table-cell>
          <table:table-cell table:number-columns-repeated="5" table:style-name="ce163" office:value-type="string" calcext:value-type="string">
            <text:p>North Thames GLH - Great Ormond Street FT </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33</text:p>
          </table:table-cell>
          <table:table-cell table:style-name="ce34" office:value-type="string" calcext:value-type="string">
            <text:p>R233.1</text:p>
          </table:table-cell>
          <table:table-cell table:style-name="ce34" office:value-type="string" calcext:value-type="string">
            <text:p>Agammaglobulinaemia with absent BTK expression</text:p>
          </table:table-cell>
          <table:table-cell table:style-name="ce34" office:value-type="string" calcext:value-type="string">
            <text:p><text:span text:style-name="T5">BTK </text:span><text:span text:style-name="T19">(1208)</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Immunology</text:p>
          </table:table-cell>
          <table:table-cell table:style-name="ce34" office:value-type="string" calcext:value-type="string">
            <text:p>No change</text:p>
          </table:table-cell>
          <table:table-cell table:style-name="ce57" office:value-type="string" calcext:value-type="string">
            <text:p>Yes</text:p>
          </table:table-cell>
          <table:table-cell table:number-columns-repeated="5" table:style-name="ce163" office:value-type="string" calcext:value-type="string">
            <text:p>North Thames GLH - Great Ormond Street FT </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34</text:p>
          </table:table-cell>
          <table:table-cell table:style-name="ce25" office:value-type="string" calcext:value-type="string">
            <text:p>R234.1</text:p>
          </table:table-cell>
          <table:table-cell table:style-name="ce25" office:value-type="string" calcext:value-type="string">
            <text:p>Severe combined immunodeficiency with PNP deficiency</text:p>
          </table:table-cell>
          <table:table-cell table:style-name="ce25" office:value-type="string" calcext:value-type="string">
            <text:p><text:span text:style-name="T5">PNP</text:span><text:span text:style-name="T19"> (1389)</text:span></text:p>
          </table:table-cell>
          <table:table-cell table:style-name="ce25" office:value-type="string" calcext:value-type="string">
            <text:p>Single gene sequencing &lt;10 amplicons</text:p>
          </table:table-cell>
          <table:table-cell table:style-name="ce25" office:value-type="string" calcext:value-type="string">
            <text:p>Highly Specialised</text:p>
          </table:table-cell>
          <table:table-cell table:style-name="ce25" office:value-type="string" calcext:value-type="string">
            <text:p>Immunology</text:p>
          </table:table-cell>
          <table:table-cell table:style-name="ce25" office:value-type="string" calcext:value-type="string">
            <text:p>No change</text:p>
          </table:table-cell>
          <table:table-cell table:style-name="ce57" office:value-type="string" calcext:value-type="string">
            <text:p>Yes</text:p>
          </table:table-cell>
          <table:table-cell table:number-columns-repeated="5" table:style-name="ce164" office:value-type="string" calcext:value-type="string">
            <text:p>North Thames GLH - Great Ormond Street FT </text:p>
          </table:table-cell>
          <table:table-cell table:style-name="ce170" office:value-type="string" calcext:value-type="string">
            <text:p>North Thames GLH - Great Ormond Street FT </text:p>
          </table:table-cell>
          <table:table-cell table:style-name="ce164"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35</text:p>
          </table:table-cell>
          <table:table-cell table:style-name="ce34" office:value-type="string" calcext:value-type="string">
            <text:p>R235.1</text:p>
          </table:table-cell>
          <table:table-cell table:style-name="ce34" office:value-type="string" calcext:value-type="string">
            <text:p>SCID with features of gamma chain deficiency</text:p>
          </table:table-cell>
          <table:table-cell table:style-name="ce34" office:value-type="string" calcext:value-type="string">
            <text:p><text:span text:style-name="T5">IL2RG </text:span><text:span text:style-name="T19">(1386)</text:span></text:p>
          </table:table-cell>
          <table:table-cell table:style-name="ce34" office:value-type="string" calcext:value-type="string">
            <text:p>Single gene sequencing &lt;10 amplicons</text:p>
          </table:table-cell>
          <table:table-cell table:style-name="ce34" office:value-type="string" calcext:value-type="string">
            <text:p>Highly Specialised</text:p>
          </table:table-cell>
          <table:table-cell table:style-name="ce34" office:value-type="string" calcext:value-type="string">
            <text:p>Immunology</text:p>
          </table:table-cell>
          <table:table-cell table:style-name="ce34" office:value-type="string" calcext:value-type="string">
            <text:p>No change</text:p>
          </table:table-cell>
          <table:table-cell table:style-name="ce57" office:value-type="string" calcext:value-type="string">
            <text:p>Yes</text:p>
          </table:table-cell>
          <table:table-cell table:number-columns-repeated="5" table:style-name="ce164" office:value-type="string" calcext:value-type="string">
            <text:p>North Thames GLH - Great Ormond Street FT </text:p>
          </table:table-cell>
          <table:table-cell table:style-name="ce170" office:value-type="string" calcext:value-type="string">
            <text:p>North Thames GLH - Great Ormond Street FT </text:p>
          </table:table-cell>
          <table:table-cell table:style-name="ce164"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41</text:p>
          </table:table-cell>
          <table:table-cell table:style-name="ce25" office:value-type="string" calcext:value-type="string">
            <text:p>R341.1</text:p>
          </table:table-cell>
          <table:table-cell table:style-name="ce25" office:value-type="string" calcext:value-type="string">
            <text:p>Hereditary angioedema types I and II</text:p>
          </table:table-cell>
          <table:table-cell table:style-name="ce25" office:value-type="string" calcext:value-type="string">
            <text:p><text:span text:style-name="T5">SERPING1 </text:span><text:span text:style-name="T19">(1345)</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Immunology</text:p>
          </table:table-cell>
          <table:table-cell table:style-name="ce25" office:value-type="string" calcext:value-type="string">
            <text:p>No change</text:p>
          </table:table-cell>
          <table:table-cell table:style-name="ce57" office:value-type="string" calcext:value-type="string">
            <text:p>Yes</text:p>
          </table:table-cell>
          <table:table-cell table:style-name="ce164" office:value-type="string" calcext:value-type="string">
            <text:p>North West GLH- Manchester University FT</text:p>
          </table:table-cell>
          <table:table-cell table:style-name="ce170" office:value-type="string" calcext:value-type="string">
            <text:p>North West GLH- Manchester University FT</text:p>
          </table:table-cell>
          <table:table-cell table:number-columns-repeated="5" table:style-name="ce164"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3" office:value-type="string" calcext:value-type="string">
            <text:p>R341</text:p>
          </table:table-cell>
          <table:table-cell table:style-name="ce25" office:value-type="string" calcext:value-type="string">
            <text:p>R341.2</text:p>
          </table:table-cell>
          <table:table-cell table:style-name="ce25" office:value-type="string" calcext:value-type="string">
            <text:p>Hereditary angioedema types I and II</text:p>
          </table:table-cell>
          <table:table-cell table:style-name="ce25" office:value-type="string" calcext:value-type="string">
            <text:p><text:span text:style-name="T5">SERPING1 </text:span><text:span text:style-name="T19">(1345)</text:spa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Immunology</text:p>
          </table:table-cell>
          <table:table-cell table:style-name="ce25" office:value-type="string" calcext:value-type="string">
            <text:p>No change</text:p>
          </table:table-cell>
          <table:table-cell table:style-name="ce57" office:value-type="string" calcext:value-type="string">
            <text:p>Yes</text:p>
          </table:table-cell>
          <table:table-cell table:style-name="ce164" office:value-type="string" calcext:value-type="string">
            <text:p>North West GLH- Manchester University FT</text:p>
          </table:table-cell>
          <table:table-cell table:style-name="ce170" office:value-type="string" calcext:value-type="string">
            <text:p>North West GLH- Manchester University FT</text:p>
          </table:table-cell>
          <table:table-cell table:number-columns-repeated="5" table:style-name="ce164"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4" office:value-type="string" calcext:value-type="string">
            <text:p>R368</text:p>
          </table:table-cell>
          <table:table-cell table:style-name="ce34" office:value-type="string" calcext:value-type="string">
            <text:p>R368.1</text:p>
          </table:table-cell>
          <table:table-cell table:style-name="ce34" office:value-type="string" calcext:value-type="string">
            <text:p>Hereditary angioedema type III</text:p>
          </table:table-cell>
          <table:table-cell table:style-name="ce34" office:value-type="string" calcext:value-type="string">
            <text:p>F12 hotspot</text:p>
          </table:table-cell>
          <table:table-cell table:style-name="ce34" office:value-type="string" calcext:value-type="string">
            <text:p>Targeted variant testing</text:p>
          </table:table-cell>
          <table:table-cell table:style-name="ce34" office:value-type="string" calcext:value-type="string">
            <text:p>Specialised</text:p>
          </table:table-cell>
          <table:table-cell table:style-name="ce34" office:value-type="string" calcext:value-type="string">
            <text:p>Immunology</text:p>
          </table:table-cell>
          <table:table-cell table:style-name="ce34" office:value-type="string" calcext:value-type="string">
            <text:p>No change</text:p>
          </table:table-cell>
          <table:table-cell table:style-name="ce57" office:value-type="string" calcext:value-type="string">
            <text:p>Yes</text:p>
          </table:table-cell>
          <table:table-cell table:style-name="ce164" office:value-type="string" calcext:value-type="string">
            <text:p>North West GLH- Manchester University FT</text:p>
          </table:table-cell>
          <table:table-cell table:style-name="ce170" office:value-type="string" calcext:value-type="string">
            <text:p>North West GLH- Manchester University FT</text:p>
          </table:table-cell>
          <table:table-cell table:number-columns-repeated="5" table:style-name="ce164"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3" office:value-type="string" calcext:value-type="string">
            <text:p>R413</text:p>
          </table:table-cell>
          <table:table-cell table:style-name="ce25" office:value-type="string" calcext:value-type="string">
            <text:p>R413.1</text:p>
          </table:table-cell>
          <table:table-cell table:style-name="ce25" office:value-type="string" calcext:value-type="string">
            <text:p>Autoinflammatory Disorders</text:p>
          </table:table-cell>
          <table:table-cell table:style-name="ce25" office:value-type="string" calcext:value-type="string">
            <text:p>Autoinflammatory disorders (1075)</text:p>
          </table:table-cell>
          <table:table-cell table:style-name="ce25" office:value-type="string" calcext:value-type="string">
            <text:p>WES or Medium panel</text:p>
          </table:table-cell>
          <table:table-cell table:style-name="ce25" office:value-type="string" calcext:value-type="string">
            <text:p>Highly Specialised</text:p>
          </table:table-cell>
          <table:table-cell table:style-name="ce25" office:value-type="string" calcext:value-type="string">
            <text:p>Immunology</text:p>
          </table:table-cell>
          <table:table-cell table:style-name="ce25" office:value-type="string" calcext:value-type="string">
            <text:p>No change</text:p>
          </table:table-cell>
          <table:table-cell table:style-name="ce57" office:value-type="string" calcext:value-type="string">
            <text:p>Yes</text:p>
          </table:table-cell>
          <table:table-cell table:number-columns-repeated="2" table:style-name="ce166" office:value-type="string" calcext:value-type="string">
            <text:p>North Thames GLH - Great Ormond Street FT (National Amyloidosis Centre)</text:p>
          </table:table-cell>
          <table:table-cell table:number-columns-repeated="3" table:style-name="ce164" office:value-type="string" calcext:value-type="string">
            <text:p>North Thames GLH - Great Ormond Street FT (National Amyloidosis Centre)</text:p>
          </table:table-cell>
          <table:table-cell table:style-name="ce174" office:value-type="string" calcext:value-type="string">
            <text:p>North Thames GLH - Great Ormond Street FT (National Amyloidosis Centre)</text:p>
          </table:table-cell>
          <table:table-cell table:style-name="ce163" office:value-type="string" calcext:value-type="string">
            <text:p>North Thames GLH - Great Ormond Street FT (National Amyloidosis Centre)</text:p>
          </table:table-cell>
          <table:table-cell table:style-name="ce30" table:number-columns-repeated="10"/>
          <table:table-cell table:number-columns-repeated="38"/>
        </table:table-row>
        <table:table-row table:style-name="ro1">
          <table:table-cell table:style-name="ce14" office:value-type="string" calcext:value-type="string">
            <text:p>R436</text:p>
          </table:table-cell>
          <table:table-cell table:style-name="ce34" office:value-type="string" calcext:value-type="string">
            <text:p>R436.1</text:p>
          </table:table-cell>
          <table:table-cell table:style-name="ce34" office:value-type="string" calcext:value-type="string">
            <text:p>Hereditary alpha tryptasaemia</text:p>
          </table:table-cell>
          <table:table-cell table:style-name="ce34" office:value-type="string" calcext:value-type="string">
            <text:p>TPSAB1</text:p>
          </table:table-cell>
          <table:table-cell table:style-name="ce34" office:value-type="string" calcext:value-type="string">
            <text:p>Targeted variant testing</text:p>
          </table:table-cell>
          <table:table-cell table:style-name="ce34" office:value-type="string" calcext:value-type="string">
            <text:p>Specialised</text:p>
          </table:table-cell>
          <table:table-cell table:style-name="ce34" office:value-type="string" calcext:value-type="string">
            <text:p>Immunology</text:p>
          </table:table-cell>
          <table:table-cell table:style-name="ce34" office:value-type="string" calcext:value-type="string">
            <text:p>No change</text:p>
          </table:table-cell>
          <table:table-cell table:style-name="ce57" office:value-type="string" calcext:value-type="string">
            <text:p>No</text:p>
          </table:table-cell>
          <table:table-cell table:style-name="ce121" office:value-type="string" calcext:value-type="string">
            <text:p>North West GLH - Manchester University FT</text:p>
          </table:table-cell>
          <table:table-cell table:style-name="ce152" office:value-type="string" calcext:value-type="string">
            <text:p>North West GLH - Manchester University FT</text:p>
          </table:table-cell>
          <table:table-cell table:style-name="ce121" office:value-type="string" calcext:value-type="string">
            <text:p>North West GLH - Manchester University FT</text:p>
          </table:table-cell>
          <table:table-cell table:number-columns-repeated="2" table:style-name="ce130" office:value-type="string" calcext:value-type="string">
            <text:p>North Thames GLH - Great Ormond Street FT </text:p>
          </table:table-cell>
          <table:table-cell table:style-name="ce177" office:value-type="string" calcext:value-type="string">
            <text:p>North Thames GLH - Great Ormond Street FT </text:p>
          </table:table-cell>
          <table:table-cell table:style-name="ce130"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12</text:p>
          </table:table-cell>
          <table:table-cell table:style-name="ce25" office:value-type="string" calcext:value-type="string">
            <text:p>R212.1</text:p>
          </table:table-cell>
          <table:table-cell table:style-name="ce25" office:value-type="string" calcext:value-type="string">
            <text:p>Peutz Jeghers Syndrome</text:p>
          </table:table-cell>
          <table:table-cell table:style-name="ce25" office:value-type="string" calcext:value-type="string">
            <text:p><text:span text:style-name="T5">STK11 </text:span><text:span text:style-name="T19">(1377)</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63" office:value-type="string" calcext:value-type="string">
            <text:p>North West GLH- Manchester University F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12</text:p>
          </table:table-cell>
          <table:table-cell table:style-name="ce25" office:value-type="string" calcext:value-type="string">
            <text:p>R212.2</text:p>
          </table:table-cell>
          <table:table-cell table:style-name="ce25" office:value-type="string" calcext:value-type="string">
            <text:p>Peutz Jeghers Syndrome</text:p>
          </table:table-cell>
          <table:table-cell table:style-name="ce25" office:value-type="string" calcext:value-type="string">
            <text:p><text:span text:style-name="T5">STK11 </text:span><text:span text:style-name="T19">(1377)</text:spa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21" office:value-type="string" calcext:value-type="string">
            <text:p>North West GLH - Manchester University FT</text:p>
          </table:table-cell>
          <table:table-cell table:style-name="ce152" office:value-type="string" calcext:value-type="string">
            <text:p>North West GLH - Manchester University FT</text:p>
          </table:table-cell>
          <table:table-cell table:style-name="ce164" office:value-type="string" calcext:value-type="string">
            <text:p>North West GLH- Manchester University F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13</text:p>
          </table:table-cell>
          <table:table-cell table:style-name="ce34" office:value-type="string" calcext:value-type="string">
            <text:p>R213.1</text:p>
          </table:table-cell>
          <table:table-cell table:style-name="ce34" office:value-type="string" calcext:value-type="string">
            <text:p>PTEN Hamartoma Tumor Syndrome</text:p>
          </table:table-cell>
          <table:table-cell table:style-name="ce34" office:value-type="string" calcext:value-type="string">
            <text:p><text:span text:style-name="T5">PTEN </text:span><text:span text:style-name="T19">(1382)</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7" office:value-type="string" calcext:value-type="string">
            <text:p>No</text:p>
          </table:table-cell>
          <table:table-cell table:style-name="ce170" office:value-type="string" calcext:value-type="string">
            <text:p>North East and Yorkshire GLH - Leeds Teaching Trust</text:p>
          </table:table-cell>
          <table:table-cell table:number-columns-repeated="2" table:style-name="ce164"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13</text:p>
          </table:table-cell>
          <table:table-cell table:style-name="ce34" office:value-type="string" calcext:value-type="string">
            <text:p>R213.2</text:p>
          </table:table-cell>
          <table:table-cell table:style-name="ce34" office:value-type="string" calcext:value-type="string">
            <text:p>PTEN Hamartoma Tumor Syndrome</text:p>
          </table:table-cell>
          <table:table-cell table:style-name="ce34" office:value-type="string" calcext:value-type="string">
            <text:p><text:span text:style-name="T5">PTEN </text:span><text:span text:style-name="T19">(1382)</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7" office:value-type="string" calcext:value-type="string">
            <text:p>No</text:p>
          </table:table-cell>
          <table:table-cell table:style-name="ce171" office:value-type="string" calcext:value-type="string">
            <text:p>North East and Yorkshire GLH - Leeds Teaching Trust</text:p>
          </table:table-cell>
          <table:table-cell table:style-name="ce166" office:value-type="string" calcext:value-type="string">
            <text:p>North East and Yorkshire GLH - Leeds Teaching Trust</text:p>
          </table:table-cell>
          <table:table-cell table:style-name="ce164"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9">
          <table:table-cell table:style-name="ce13" office:value-type="string" calcext:value-type="string">
            <text:p>R214</text:p>
          </table:table-cell>
          <table:table-cell table:style-name="ce25" office:value-type="string" calcext:value-type="string">
            <text:p>R214.1</text:p>
          </table:table-cell>
          <table:table-cell table:style-name="ce25" office:value-type="string" calcext:value-type="string">
            <text:p>Nevoid Basal Cell Carcinoma Syndrome or Gorlin syndrome</text:p>
          </table:table-cell>
          <table:table-cell table:style-name="ce25" office:value-type="string" calcext:value-type="string">
            <text:p><text:span text:style-name="T5">PTCH1;SUFU</text:span><text:span text:style-name="T19"> (1373)</text:span></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64" office:value-type="string" calcext:value-type="string">
            <text:p>North West GLH- Manchester University F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14</text:p>
          </table:table-cell>
          <table:table-cell table:style-name="ce25" office:value-type="string" calcext:value-type="string">
            <text:p>R214.2</text:p>
          </table:table-cell>
          <table:table-cell table:style-name="ce25" office:value-type="string" calcext:value-type="string">
            <text:p>Nevoid Basal Cell Carcinoma Syndrome or Gorlin syndrome</text:p>
          </table:table-cell>
          <table:table-cell table:style-name="ce25" office:value-type="string" calcext:value-type="string">
            <text:p>PTCH1;SUFU</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63" office:value-type="string" calcext:value-type="string">
            <text:p>North West GLH- Manchester University F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15</text:p>
          </table:table-cell>
          <table:table-cell table:style-name="ce34" office:value-type="string" calcext:value-type="string">
            <text:p>R215.1</text:p>
          </table:table-cell>
          <table:table-cell table:style-name="ce29" office:value-type="string" calcext:value-type="string">
            <text:p>Hereditary diffuse gastric cancer </text:p>
          </table:table-cell>
          <table:table-cell table:style-name="ce34" office:value-type="string" calcext:value-type="string">
            <text:p><text:span text:style-name="T5">CDH1;</text:span><text:span text:style-name="T19">CTNNA1 (1221)</text:span></text:p>
          </table:table-cell>
          <table:table-cell table:style-name="ce49" office:value-type="string" calcext:value-type="string">
            <text:p><text:span text:style-name="T14">Small panel</text:span></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29" office:value-type="string" calcext:value-type="string">
            <text:p>CTNNA1 gene addition and name change</text:p>
          </table:table-cell>
          <table:table-cell table:style-name="ce57"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63" office:value-type="string" calcext:value-type="string">
            <text:p>North West GLH- Manchester University F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15</text:p>
          </table:table-cell>
          <table:table-cell table:style-name="ce34" office:value-type="string" calcext:value-type="string">
            <text:p>R215.2</text:p>
          </table:table-cell>
          <table:table-cell table:style-name="ce29" office:value-type="string" calcext:value-type="string">
            <text:p>Hereditary diffuse gastric cancer </text:p>
          </table:table-cell>
          <table:table-cell table:style-name="ce34" office:value-type="string" calcext:value-type="string">
            <text:p><text:span text:style-name="T5">CDH1;</text:span><text:span text:style-name="T19">CTNNA1 (1221)</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7" office:value-type="string" calcext:value-type="string">
            <text:p>No</text:p>
          </table:table-cell>
          <table:table-cell table:style-name="ce121" office:value-type="string" calcext:value-type="string">
            <text:p>North West GLH - Manchester University FT</text:p>
          </table:table-cell>
          <table:table-cell table:style-name="ce152" office:value-type="string" calcext:value-type="string">
            <text:p>North West GLH - Manchester University FT</text:p>
          </table:table-cell>
          <table:table-cell table:style-name="ce163" office:value-type="string" calcext:value-type="string">
            <text:p>North West GLH- Manchester University F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16</text:p>
          </table:table-cell>
          <table:table-cell table:style-name="ce25" office:value-type="string" calcext:value-type="string">
            <text:p>R216.1</text:p>
          </table:table-cell>
          <table:table-cell table:style-name="ce25" office:value-type="string" calcext:value-type="string">
            <text:p>Li Fraumeni Syndrome</text:p>
          </table:table-cell>
          <table:table-cell table:style-name="ce30" office:value-type="string" calcext:value-type="string">
            <text:p>Li Fraumeni Syndrome (1222)</text:p>
          </table:table-cell>
          <table:table-cell table:style-name="ce25" office:value-type="string" calcext:value-type="string">
            <text:p>Small panel </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70" office:value-type="string" calcext:value-type="string">
            <text:p>North East and Yorkshire GLH - Leeds Teaching Trust</text:p>
          </table:table-cell>
          <table:table-cell table:style-name="ce164" office:value-type="string" calcext:value-type="string">
            <text:p>North East and Yorkshire GLH - Leeds Teaching Trust</text:p>
          </table:table-cell>
          <table:table-cell table:style-name="ce163"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16</text:p>
          </table:table-cell>
          <table:table-cell table:style-name="ce25" office:value-type="string" calcext:value-type="string">
            <text:p>R216.2</text:p>
          </table:table-cell>
          <table:table-cell table:style-name="ce25" office:value-type="string" calcext:value-type="string">
            <text:p>Li Fraumeni Syndrome</text:p>
          </table:table-cell>
          <table:table-cell table:style-name="ce30" office:value-type="string" calcext:value-type="string">
            <text:p>Li Fraumeni Syndrome (1222)</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71" office:value-type="string" calcext:value-type="string">
            <text:p>North East and Yorkshire GLH - Leeds Teaching Trust</text:p>
          </table:table-cell>
          <table:table-cell table:style-name="ce166" office:value-type="string" calcext:value-type="string">
            <text:p>North East and Yorkshire GLH - Leeds Teaching Trust</text:p>
          </table:table-cell>
          <table:table-cell table:style-name="ce163"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0" office:value-type="string" calcext:value-type="string">
            <text:p>North Thames GLH - Great Ormond Street FT </text:p>
          </table:table-cell>
          <table:table-cell table:style-name="ce164"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19</text:p>
          </table:table-cell>
          <table:table-cell table:style-name="ce34" office:value-type="string" calcext:value-type="string">
            <text:p>R219.1</text:p>
          </table:table-cell>
          <table:table-cell table:style-name="ce34" office:value-type="string" calcext:value-type="string">
            <text:p>Retinoblastoma</text:p>
          </table:table-cell>
          <table:table-cell table:style-name="ce34" office:value-type="string" calcext:value-type="string">
            <text:p><text:span text:style-name="T5">RB1</text:span><text:span text:style-name="T19"> (1384)</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7"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63" office:value-type="string" calcext:value-type="string">
            <text:p>North Thames GLH - Bart's Health Trust</text:p>
          </table:table-cell>
          <table:table-cell table:number-columns-repeated="2" table:style-name="ce164" office:value-type="string" calcext:value-type="string">
            <text:p>North West GLH- Manchester University FT</text:p>
          </table:table-cell>
          <table:table-cell table:style-name="ce170" office:value-type="string" calcext:value-type="string">
            <text:p>North Thames GLH - Bart's Health Trust</text:p>
          </table:table-cell>
          <table:table-cell table:style-name="ce164" office:value-type="string" calcext:value-type="string">
            <text:p>North Thames GLH - Bart's Health Trust</text:p>
          </table:table-cell>
          <table:table-cell table:style-name="ce25" table:number-columns-repeated="10"/>
          <table:table-cell table:number-columns-repeated="38"/>
        </table:table-row>
        <table:table-row table:style-name="ro1">
          <table:table-cell table:style-name="ce14" office:value-type="string" calcext:value-type="string">
            <text:p>R219</text:p>
          </table:table-cell>
          <table:table-cell table:style-name="ce34" office:value-type="string" calcext:value-type="string">
            <text:p>R219.2</text:p>
          </table:table-cell>
          <table:table-cell table:style-name="ce34" office:value-type="string" calcext:value-type="string">
            <text:p>Retinoblastoma</text:p>
          </table:table-cell>
          <table:table-cell table:style-name="ce34" office:value-type="string" calcext:value-type="string">
            <text:p><text:span text:style-name="T5">RB1</text:span><text:span text:style-name="T19"> (1384)</text:span></text:p>
          </table:table-cell>
          <table:table-cell table:style-name="ce34" office:value-type="string" calcext:value-type="string">
            <text:p>MLPA or equivalent</text:p>
          </table:table-cell>
          <table:table-cell table:style-name="ce34" office:value-type="string" calcext:value-type="string">
            <text:p>Highly 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7" office:value-type="string" calcext:value-type="string">
            <text:p>No</text:p>
          </table:table-cell>
          <table:table-cell table:style-name="ce162" office:value-type="string" calcext:value-type="string">
            <text:p>North West GLH - Manchester University FT</text:p>
          </table:table-cell>
          <table:table-cell table:style-name="ce177" office:value-type="string" calcext:value-type="string">
            <text:p>North West GLH - Manchester University FT</text:p>
          </table:table-cell>
          <table:table-cell table:style-name="ce163" office:value-type="string" calcext:value-type="string">
            <text:p>North Thames GLH - Bart's Health Trust</text:p>
          </table:table-cell>
          <table:table-cell table:number-columns-repeated="2" table:style-name="ce164" office:value-type="string" calcext:value-type="string">
            <text:p>North West GLH- Manchester University FT</text:p>
          </table:table-cell>
          <table:table-cell table:style-name="ce170" office:value-type="string" calcext:value-type="string">
            <text:p>North Thames GLH - Bart's Health Trust</text:p>
          </table:table-cell>
          <table:table-cell table:style-name="ce164" office:value-type="string" calcext:value-type="string">
            <text:p>North Thames GLH - Bart's Health Trust</text:p>
          </table:table-cell>
          <table:table-cell table:style-name="ce25" table:number-columns-repeated="10"/>
          <table:table-cell table:number-columns-repeated="38"/>
        </table:table-row>
        <table:table-row table:style-name="ro1">
          <table:table-cell table:style-name="ce21" office:value-type="string" calcext:value-type="string">
            <text:p>R220</text:p>
          </table:table-cell>
          <table:table-cell table:style-name="ce41" office:value-type="string" calcext:value-type="string">
            <text:p>R220.1</text:p>
          </table:table-cell>
          <table:table-cell table:style-name="ce41" office:value-type="string" calcext:value-type="string">
            <text:p>Wilms tumour with features suggestive of predisposition</text:p>
          </table:table-cell>
          <table:table-cell table:style-name="ce46" office:value-type="string" calcext:value-type="string">
            <text:p>Wilms tumour with features suggestive of predisposition (1108)</text:p>
          </table:table-cell>
          <table:table-cell table:style-name="ce50" office:value-type="string" calcext:value-type="string">
            <text:p>Small panel</text:p>
          </table:table-cell>
          <table:table-cell table:style-name="ce41" office:value-type="string" calcext:value-type="string">
            <text:p>Specialised</text:p>
          </table:table-cell>
          <table:table-cell table:style-name="ce41"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74" office:value-type="string" calcext:value-type="string">
            <text:p>North East and Yorkshire GLH - Leeds Teaching Trust</text:p>
          </table:table-cell>
          <table:table-cell table:number-columns-repeated="2" table:style-name="ce163"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number-columns-repeated="3" table:style-name="ce16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220</text:p>
          </table:table-cell>
          <table:table-cell table:style-name="ce25" office:value-type="string" calcext:value-type="string">
            <text:p>R220.2</text:p>
          </table:table-cell>
          <table:table-cell table:style-name="ce25" office:value-type="string" calcext:value-type="string">
            <text:p>Wilms tumour with features suggestive of predisposition</text:p>
          </table:table-cell>
          <table:table-cell table:style-name="ce25" office:value-type="string" calcext:value-type="string">
            <text:p>WT1; CDKN1C; TRIM28; REST; CTR9</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70" office:value-type="string" calcext:value-type="string">
            <text:p>North East and Yorkshire GLH - Leeds Teaching Trust</text:p>
          </table:table-cell>
          <table:table-cell table:number-columns-repeated="2" table:style-name="ce164" office:value-type="string" calcext:value-type="string">
            <text:p>North East and Yorkshire GLH - Leeds Teaching Trust</text:p>
          </table:table-cell>
          <table:table-cell table:style-name="ce174" office:value-type="string" calcext:value-type="string">
            <text:p>Central and South GLH - Birmingham Women's and Children's FT</text:p>
          </table:table-cell>
          <table:table-cell table:number-columns-repeated="3" table:style-name="ce163"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220</text:p>
          </table:table-cell>
          <table:table-cell table:style-name="ce25" office:value-type="string" calcext:value-type="string">
            <text:p>R220.3</text:p>
          </table:table-cell>
          <table:table-cell table:style-name="ce25" office:value-type="string" calcext:value-type="string">
            <text:p>Wilms tumour with features suggestive of predisposition</text:p>
          </table:table-cell>
          <table:table-cell table:style-name="ce25" office:value-type="string" calcext:value-type="string">
            <text:p>11p15 imprinted growth regulatory region</text:p>
          </table:table-cell>
          <table:table-cell table:style-name="ce25" office:value-type="string" calcext:value-type="string">
            <text:p>Methylation testing</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70" office:value-type="string" calcext:value-type="string">
            <text:p>North East and Yorkshire GLH - Leeds Teaching Trust</text:p>
          </table:table-cell>
          <table:table-cell table:number-columns-repeated="2" table:style-name="ce164" office:value-type="string" calcext:value-type="string">
            <text:p>North East and Yorkshire GLH - Leeds Teaching Trust</text:p>
          </table:table-cell>
          <table:table-cell table:style-name="ce174" office:value-type="string" calcext:value-type="string">
            <text:p>Central and South GLH - Birmingham Women's and Children's FT</text:p>
          </table:table-cell>
          <table:table-cell table:number-columns-repeated="3" table:style-name="ce163"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220</text:p>
          </table:table-cell>
          <table:table-cell table:style-name="ce25" office:value-type="string" calcext:value-type="string">
            <text:p>R220.4</text:p>
          </table:table-cell>
          <table:table-cell table:style-name="ce25" office:value-type="string" calcext:value-type="string">
            <text:p>Wilms tumour with features suggestive of predisposition</text:p>
          </table:table-cell>
          <table:table-cell table:style-name="ce25" office:value-type="string" calcext:value-type="string">
            <text:p>11p15 imprinted growth regulatory regio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70" office:value-type="string" calcext:value-type="string">
            <text:p>North East and Yorkshire GLH - Leeds Teaching Trust</text:p>
          </table:table-cell>
          <table:table-cell table:number-columns-repeated="2" table:style-name="ce164"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number-columns-repeated="3" table:style-name="ce16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224</text:p>
          </table:table-cell>
          <table:table-cell table:style-name="ce34" office:value-type="string" calcext:value-type="string">
            <text:p>R224.1</text:p>
          </table:table-cell>
          <table:table-cell table:style-name="ce34" office:value-type="string" calcext:value-type="string">
            <text:p>Inherited renal cancer</text:p>
          </table:table-cell>
          <table:table-cell table:style-name="ce34" office:value-type="string" calcext:value-type="string">
            <text:p>Inherited renal cancer (521)</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7" office:value-type="string" calcext:value-type="string">
            <text:p>No</text:p>
          </table:table-cell>
          <table:table-cell table:style-name="ce170" office:value-type="string" calcext:value-type="string">
            <text:p>North East and Yorkshire GLH - Leeds Teaching Trust</text:p>
          </table:table-cell>
          <table:table-cell table:number-columns-repeated="2" table:style-name="ce164"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0" office:value-type="string" calcext:value-type="string">
            <text:p>North Thames GLH - Great Ormond Street FT </text:p>
          </table:table-cell>
          <table:table-cell table:style-name="ce164"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24</text:p>
          </table:table-cell>
          <table:table-cell table:style-name="ce34" office:value-type="string" calcext:value-type="string">
            <text:p>R224.2</text:p>
          </table:table-cell>
          <table:table-cell table:style-name="ce34" office:value-type="string" calcext:value-type="string">
            <text:p>Inherited renal cancer</text:p>
          </table:table-cell>
          <table:table-cell table:style-name="ce34" office:value-type="string" calcext:value-type="string">
            <text:p>FLCN;VHL</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7" office:value-type="string" calcext:value-type="string">
            <text:p>No</text:p>
          </table:table-cell>
          <table:table-cell table:style-name="ce174" office:value-type="string" calcext:value-type="string">
            <text:p>North East and Yorkshire GLH - Leeds Teaching Trust</text:p>
          </table:table-cell>
          <table:table-cell table:number-columns-repeated="2" table:style-name="ce163"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25</text:p>
          </table:table-cell>
          <table:table-cell table:style-name="ce25" office:value-type="string" calcext:value-type="string">
            <text:p>R225.1</text:p>
          </table:table-cell>
          <table:table-cell table:style-name="ce25" office:value-type="string" calcext:value-type="string">
            <text:p>Von Hippel Lindau syndrome</text:p>
          </table:table-cell>
          <table:table-cell table:style-name="ce25" office:value-type="string" calcext:value-type="string">
            <text:p><text:span text:style-name="T5">VHL</text:span><text:span text:style-name="T19"> (1403)</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74" office:value-type="string" calcext:value-type="string">
            <text:p>North East and Yorkshire GLH - Leeds Teaching Trust</text:p>
          </table:table-cell>
          <table:table-cell table:number-columns-repeated="2" table:style-name="ce163"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25</text:p>
          </table:table-cell>
          <table:table-cell table:style-name="ce25" office:value-type="string" calcext:value-type="string">
            <text:p>R225.2</text:p>
          </table:table-cell>
          <table:table-cell table:style-name="ce25" office:value-type="string" calcext:value-type="string">
            <text:p>Von Hippel Lindau syndrome</text:p>
          </table:table-cell>
          <table:table-cell table:style-name="ce25" office:value-type="string" calcext:value-type="string">
            <text:p><text:span text:style-name="T5">VHL</text:span><text:span text:style-name="T19"> (1403)</text:spa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7" office:value-type="string" calcext:value-type="string">
            <text:p>No</text:p>
          </table:table-cell>
          <table:table-cell table:style-name="ce174" office:value-type="string" calcext:value-type="string">
            <text:p>North East and Yorkshire GLH - Leeds Teaching Trust</text:p>
          </table:table-cell>
          <table:table-cell table:number-columns-repeated="2" table:style-name="ce163"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style-name="ce174" office:value-type="string" calcext:value-type="string">
            <text:p>North Thames GLH - Great Ormond Street FT </text:p>
          </table:table-cell>
          <table:table-cell table:style-name="ce16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54</text:p>
          </table:table-cell>
          <table:table-cell table:style-name="ce34" office:value-type="string" calcext:value-type="string">
            <text:p>R254.1</text:p>
          </table:table-cell>
          <table:table-cell table:style-name="ce34" office:value-type="string" calcext:value-type="string">
            <text:p>Familial melanoma</text:p>
          </table:table-cell>
          <table:table-cell table:style-name="ce34" office:value-type="string" calcext:value-type="string">
            <text:p>Familial melanoma (522)</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7" office:value-type="string" calcext:value-type="string">
            <text:p>No</text:p>
          </table:table-cell>
          <table:table-cell table:style-name="ce174" office:value-type="string" calcext:value-type="string">
            <text:p>North East and Yorkshire GLH - Leeds Teaching Trust</text:p>
          </table:table-cell>
          <table:table-cell table:number-columns-repeated="2" table:style-name="ce163"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style-name="ce164" office:value-type="string" calcext:value-type="string">
            <text:p>Central and South GLH - Birmingham Women's and Children's FT</text:p>
          </table:table-cell>
          <table:table-cell table:number-columns-repeated="2" table:style-name="ce163"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254</text:p>
          </table:table-cell>
          <table:table-cell table:style-name="ce34" office:value-type="string" calcext:value-type="string">
            <text:p>R254.2</text:p>
          </table:table-cell>
          <table:table-cell table:style-name="ce34" office:value-type="string" calcext:value-type="string">
            <text:p>Familial melanoma</text:p>
          </table:table-cell>
          <table:table-cell table:style-name="ce34" office:value-type="string" calcext:value-type="string">
            <text:p>Familial melanoma (522)</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7" office:value-type="string" calcext:value-type="string">
            <text:p>No</text:p>
          </table:table-cell>
          <table:table-cell table:style-name="ce171" office:value-type="string" calcext:value-type="string">
            <text:p>North East and Yorkshire GLH - Leeds Teaching Trust</text:p>
          </table:table-cell>
          <table:table-cell table:style-name="ce166" office:value-type="string" calcext:value-type="string">
            <text:p>North East and Yorkshire GLH - Leeds Teaching Trust</text:p>
          </table:table-cell>
          <table:table-cell table:style-name="ce163" office:value-type="string" calcext:value-type="string">
            <text:p>North East and Yorkshire GLH - Leeds Teaching Trust</text:p>
          </table:table-cell>
          <table:table-cell table:style-name="ce170" office:value-type="string" calcext:value-type="string">
            <text:p>Central and South GLH - Birmingham Women's and Children's FT</text:p>
          </table:table-cell>
          <table:table-cell table:number-columns-repeated="3" table:style-name="ce16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358</text:p>
          </table:table-cell>
          <table:table-cell table:style-name="ce25" office:value-type="string" calcext:value-type="string">
            <text:p>R358.1</text:p>
          </table:table-cell>
          <table:table-cell table:style-name="ce25" office:value-type="string" calcext:value-type="string">
            <text:p>Familial rhabdoid tumours</text:p>
          </table:table-cell>
          <table:table-cell table:style-name="ce25" office:value-type="string" calcext:value-type="string">
            <text:p>Rhabdoid tumour predisposition (600)</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North West GLH- Manchester University FT</text:p>
          </table:table-cell>
          <table:table-cell table:number-columns-repeated="2"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58</text:p>
          </table:table-cell>
          <table:table-cell table:style-name="ce25" office:value-type="string" calcext:value-type="string">
            <text:p>R358.2</text:p>
          </table:table-cell>
          <table:table-cell table:style-name="ce25" office:value-type="string" calcext:value-type="string">
            <text:p>Familial rhabdoid tumours</text:p>
          </table:table-cell>
          <table:table-cell table:style-name="ce25" office:value-type="string" calcext:value-type="string">
            <text:p>Rhabdoid tumour predisposition (600)</text:p>
          </table:table-cell>
          <table:table-cell table:style-name="ce47"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North West GLH- Manchester University FT</text:p>
          </table:table-cell>
          <table:table-cell table:number-columns-repeated="2"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59</text:p>
          </table:table-cell>
          <table:table-cell table:style-name="ce34" office:value-type="string" calcext:value-type="string">
            <text:p>R359.1</text:p>
          </table:table-cell>
          <table:table-cell table:style-name="ce34" office:value-type="string" calcext:value-type="string">
            <text:p>Childhood solid tumours</text:p>
          </table:table-cell>
          <table:table-cell table:style-name="ce34" office:value-type="string" calcext:value-type="string">
            <text:p>Childhood solid tumours (243)</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North West GLH- Manchester University FT</text:p>
          </table:table-cell>
          <table:table-cell table:style-name="ce228"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359</text:p>
          </table:table-cell>
          <table:table-cell table:style-name="ce34" office:value-type="string" calcext:value-type="string">
            <text:p>R359.2</text:p>
          </table:table-cell>
          <table:table-cell table:style-name="ce34" office:value-type="string" calcext:value-type="string">
            <text:p>Childhood solid tumours</text:p>
          </table:table-cell>
          <table:table-cell table:style-name="ce34" office:value-type="string" calcext:value-type="string">
            <text:p>Childhood solid tumours (243)</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8" office:value-type="string" calcext:value-type="string">
            <text:p>No</text:p>
          </table:table-cell>
          <table:table-cell table:style-name="ce121" office:value-type="string" calcext:value-type="string">
            <text:p>North West GLH - Manchester University FT</text:p>
          </table:table-cell>
          <table:table-cell table:style-name="ce152"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228"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363</text:p>
          </table:table-cell>
          <table:table-cell table:style-name="ce25" office:value-type="string" calcext:value-type="string">
            <text:p>R363.1</text:p>
          </table:table-cell>
          <table:table-cell table:style-name="ce25" office:value-type="string" calcext:value-type="string">
            <text:p>Inherited predisposition to GIST</text:p>
          </table:table-cell>
          <table:table-cell table:style-name="ce25" office:value-type="string" calcext:value-type="string">
            <text:p>Inherited predisposition to GIST (523)</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8" office:value-type="string" calcext:value-type="string">
            <text:p>No</text:p>
          </table:table-cell>
          <table:table-cell table:style-name="ce177" office:value-type="string" calcext:value-type="string">
            <text:p>North East and Yorkshire GLH - Leeds Teaching Trust</text:p>
          </table:table-cell>
          <table:table-cell table:number-columns-repeated="2" table:style-name="ce130" office:value-type="string" calcext:value-type="string">
            <text:p>North East and Yorkshire GLH - Leeds Teaching Trust</text:p>
          </table:table-cell>
          <table:table-cell table:style-name="ce228"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363</text:p>
          </table:table-cell>
          <table:table-cell table:style-name="ce25" office:value-type="string" calcext:value-type="string">
            <text:p>R363.2</text:p>
          </table:table-cell>
          <table:table-cell table:style-name="ce25" office:value-type="string" calcext:value-type="string">
            <text:p>Inherited predisposition to GIST</text:p>
          </table:table-cell>
          <table:table-cell table:style-name="ce25" office:value-type="string" calcext:value-type="string">
            <text:p>SDHB; SDHC; SDHD</text:p>
          </table:table-cell>
          <table:table-cell table:style-name="ce25" office:value-type="string" calcext:value-type="string">
            <text:p>MLPA or equivalent</text:p>
          </table:table-cell>
          <table:table-cell table:style-name="ce25" office:value-type="string" calcext:value-type="string">
            <text:p>Specialised <text:s/></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8" office:value-type="string" calcext:value-type="string">
            <text:p>No</text:p>
          </table:table-cell>
          <table:table-cell table:style-name="ce159" office:value-type="string" calcext:value-type="string">
            <text:p>North East and Yorkshire GLH - Leeds Teaching Trust</text:p>
          </table:table-cell>
          <table:table-cell table:style-name="ce161" office:value-type="string" calcext:value-type="string">
            <text:p>North East and Yorkshire GLH - Leeds Teaching Trust</text:p>
          </table:table-cell>
          <table:table-cell table:style-name="ce102" office:value-type="string" calcext:value-type="string">
            <text:p>North East and Yorkshire GLH - Leeds Teaching Trust</text:p>
          </table:table-cell>
          <table:table-cell table:style-name="ce228"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364</text:p>
          </table:table-cell>
          <table:table-cell table:style-name="ce34" office:value-type="string" calcext:value-type="string">
            <text:p>R364.1</text:p>
          </table:table-cell>
          <table:table-cell table:style-name="ce34" office:value-type="string" calcext:value-type="string">
            <text:p>DICER1-related cancer predisposition</text:p>
          </table:table-cell>
          <table:table-cell table:style-name="ce34" office:value-type="string" calcext:value-type="string">
            <text:p><text:span text:style-name="T5">DICER1 </text:span><text:span text:style-name="T19">(1320)</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2"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228"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30" table:number-columns-repeated="10"/>
          <table:table-cell table:number-columns-repeated="38"/>
        </table:table-row>
        <table:table-row table:style-name="ro1">
          <table:table-cell table:style-name="ce14" office:value-type="string" calcext:value-type="string">
            <text:p>R364</text:p>
          </table:table-cell>
          <table:table-cell table:style-name="ce34" office:value-type="string" calcext:value-type="string">
            <text:p>R364.2</text:p>
          </table:table-cell>
          <table:table-cell table:style-name="ce34" office:value-type="string" calcext:value-type="string">
            <text:p>DICER1-related cancer predisposition</text:p>
          </table:table-cell>
          <table:table-cell table:style-name="ce34" office:value-type="string" calcext:value-type="string">
            <text:p><text:span text:style-name="T5">DICER1 </text:span><text:span text:style-name="T19">(1320)</text:span></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8" office:value-type="string" calcext:value-type="string">
            <text:p>No</text:p>
          </table:table-cell>
          <table:table-cell table:style-name="ce121" office:value-type="string" calcext:value-type="string">
            <text:p>North West GLH - Manchester University FT</text:p>
          </table:table-cell>
          <table:table-cell table:style-name="ce152"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228"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365</text:p>
          </table:table-cell>
          <table:table-cell table:style-name="ce25" office:value-type="string" calcext:value-type="string">
            <text:p>R365.1</text:p>
          </table:table-cell>
          <table:table-cell table:style-name="ce25" office:value-type="string" calcext:value-type="string">
            <text:p>Fumarate hydratase-related tumour syndromes</text:p>
          </table:table-cell>
          <table:table-cell table:style-name="ce25" office:value-type="string" calcext:value-type="string">
            <text:p><text:span text:style-name="T5">FH </text:span><text:span text:style-name="T19">(1335)</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8" office:value-type="string" calcext:value-type="string">
            <text:p>No</text:p>
          </table:table-cell>
          <table:table-cell table:style-name="ce159" office:value-type="string" calcext:value-type="string">
            <text:p>North East and Yorkshire GLH - Leeds Teaching Trust</text:p>
          </table:table-cell>
          <table:table-cell table:style-name="ce161" office:value-type="string" calcext:value-type="string">
            <text:p>North East and Yorkshire GLH - Leeds Teaching Trust</text:p>
          </table:table-cell>
          <table:table-cell table:style-name="ce102" office:value-type="string" calcext:value-type="string">
            <text:p>North East and Yorkshire GLH - Leeds Teaching Trust</text:p>
          </table:table-cell>
          <table:table-cell table:style-name="ce228"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367</text:p>
          </table:table-cell>
          <table:table-cell table:style-name="ce34" office:value-type="string" calcext:value-type="string">
            <text:p>R367.1</text:p>
          </table:table-cell>
          <table:table-cell table:style-name="ce34" office:value-type="string" calcext:value-type="string">
            <text:p>Inherited pancreatic cancer</text:p>
          </table:table-cell>
          <table:table-cell table:style-name="ce34" office:value-type="string" calcext:value-type="string">
            <text:p>Inherited pancreatic cancer (524)</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228"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367</text:p>
          </table:table-cell>
          <table:table-cell table:style-name="ce34" office:value-type="string" calcext:value-type="string">
            <text:p>R367.2</text:p>
          </table:table-cell>
          <table:table-cell table:style-name="ce34" office:value-type="string" calcext:value-type="string">
            <text:p>Inherited pancreatic cancer</text:p>
          </table:table-cell>
          <table:table-cell table:style-name="ce34" office:value-type="string" calcext:value-type="string">
            <text:p>Inherited pancreatic cancer (524)</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8" office:value-type="string" calcext:value-type="string">
            <text:p>No</text:p>
          </table:table-cell>
          <table:table-cell table:style-name="ce121" office:value-type="string" calcext:value-type="string">
            <text:p>North West GLH - Manchester University FT</text:p>
          </table:table-cell>
          <table:table-cell table:style-name="ce152"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228"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404</text:p>
          </table:table-cell>
          <table:table-cell table:style-name="ce25" office:value-type="string" calcext:value-type="string">
            <text:p>R404.1</text:p>
          </table:table-cell>
          <table:table-cell table:style-name="ce25" office:value-type="string" calcext:value-type="string">
            <text:p>Testing of unaffected individuals for inherited cancer predisposition syndromes</text:p>
          </table:table-cell>
          <table:table-cell table:style-name="ce25" office:value-type="string" calcext:value-type="string">
            <text:p>As dictated by clinical indication</text:p>
          </table:table-cell>
          <table:table-cell table:style-name="ce25" office:value-type="string" calcext:value-type="string">
            <text:p>Single gene sequencing &gt;=10 amplicons</text:p>
          </table:table-cell>
          <table:table-cell table:style-name="ce25" office:value-type="string" calcext:value-type="string">
            <text:p>Core/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30" office:value-type="string" calcext:value-type="string">
            <text:p>Core or specialist dependent on cancer of suspicion</text:p>
          </table:table-cell>
          <table:table-cell table:number-columns-repeated="4" table:style-name="ce447" office:value-type="string" calcext:value-type="string">
            <text:p>Core or specialist dependent on cancer of suspicion</text:p>
          </table:table-cell>
          <table:table-cell table:style-name="ce25" table:number-columns-repeated="10"/>
          <table:table-cell table:number-columns-repeated="38"/>
        </table:table-row>
        <table:table-row table:style-name="ro1">
          <table:table-cell table:style-name="ce13" office:value-type="string" calcext:value-type="string">
            <text:p>R404</text:p>
          </table:table-cell>
          <table:table-cell table:style-name="ce25" office:value-type="string" calcext:value-type="string">
            <text:p>R404.2</text:p>
          </table:table-cell>
          <table:table-cell table:style-name="ce25" office:value-type="string" calcext:value-type="string">
            <text:p>Testing of unaffected individuals for inherited cancer predisposition syndromes</text:p>
          </table:table-cell>
          <table:table-cell table:style-name="ce25" office:value-type="string" calcext:value-type="string">
            <text:p>As per appropriate inherited cancer indication</text:p>
          </table:table-cell>
          <table:table-cell table:style-name="ce25" office:value-type="string" calcext:value-type="string">
            <text:p>Exon level CNV detection by MLPA or equivalent</text:p>
          </table:table-cell>
          <table:table-cell table:style-name="ce25" office:value-type="string" calcext:value-type="string">
            <text:p>Core/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30" office:value-type="string" calcext:value-type="string">
            <text:p>Core or specialist dependent on cancer of suspicion</text:p>
          </table:table-cell>
          <table:table-cell table:number-columns-repeated="4" table:style-name="ce447" office:value-type="string" calcext:value-type="string">
            <text:p>Core or specialist dependent on cancer of suspicion</text:p>
          </table:table-cell>
          <table:table-cell table:style-name="ce25" table:number-columns-repeated="10"/>
          <table:table-cell table:number-columns-repeated="38"/>
        </table:table-row>
        <table:table-row table:style-name="ro1">
          <table:table-cell table:style-name="ce13" office:value-type="string" calcext:value-type="string">
            <text:p>R404</text:p>
          </table:table-cell>
          <table:table-cell table:style-name="ce25" office:value-type="string" calcext:value-type="string">
            <text:p>R404.3</text:p>
          </table:table-cell>
          <table:table-cell table:style-name="ce25" office:value-type="string" calcext:value-type="string">
            <text:p>Testing of unaffected individuals for inherited cancer predisposition syndromes</text:p>
          </table:table-cell>
          <table:table-cell table:style-name="ce25" office:value-type="string" calcext:value-type="string">
            <text:p>Relevant inherited cancer panel</text:p>
          </table:table-cell>
          <table:table-cell table:style-name="ce25" office:value-type="string" calcext:value-type="string">
            <text:p>Small panel</text:p>
          </table:table-cell>
          <table:table-cell table:style-name="ce25" office:value-type="string" calcext:value-type="string">
            <text:p>Core/Specialised</text:p>
          </table:table-cell>
          <table:table-cell table:style-name="ce25" office:value-type="string" calcext:value-type="string">
            <text:p>Inherited cancer</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02" office:value-type="string" calcext:value-type="string">
            <text:p>Core or specialist dependent on cancer of suspicion</text:p>
          </table:table-cell>
          <table:table-cell table:number-columns-repeated="4" table:style-name="ce447" office:value-type="string" calcext:value-type="string">
            <text:p>Core or specialist dependent on cancer of suspicion</text:p>
          </table:table-cell>
          <table:table-cell table:style-name="ce25" table:number-columns-repeated="10"/>
          <table:table-cell table:number-columns-repeated="38"/>
        </table:table-row>
        <table:table-row table:style-name="ro1">
          <table:table-cell table:style-name="ce14" office:value-type="string" calcext:value-type="string">
            <text:p>R422</text:p>
          </table:table-cell>
          <table:table-cell table:style-name="ce34" office:value-type="string" calcext:value-type="string">
            <text:p>R422.1</text:p>
          </table:table-cell>
          <table:table-cell table:style-name="ce34" office:value-type="string" calcext:value-type="string">
            <text:p>BAP1 associated tumour predisposition syndrome </text:p>
          </table:table-cell>
          <table:table-cell table:style-name="ce34" office:value-type="string" calcext:value-type="string">
            <text:p><text:span text:style-name="T5">BAP1 </text:span><text:span text:style-name="T19">(1216)</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Leeds Teaching Trust</text:p>
          </table:table-cell>
          <table:table-cell table:number-columns-repeated="2" table:style-name="ce102" office:value-type="string" calcext:value-type="string">
            <text:p>North East and Yorkshire GLH - Leeds Teaching Trust</text:p>
          </table:table-cell>
          <table:table-cell table:style-name="ce448" office:value-type="string" calcext:value-type="string">
            <text:p>Central and South GLH - Birmingham Women's and Children's FT</text:p>
          </table:table-cell>
          <table:table-cell table:number-columns-repeated="3" table:style-name="ce447"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422</text:p>
          </table:table-cell>
          <table:table-cell table:style-name="ce34" office:value-type="string" calcext:value-type="string">
            <text:p>R422.2</text:p>
          </table:table-cell>
          <table:table-cell table:style-name="ce34" office:value-type="string" calcext:value-type="string">
            <text:p>BAP1 associated tumour predisposition syndrome </text:p>
          </table:table-cell>
          <table:table-cell table:style-name="ce34" office:value-type="string" calcext:value-type="string">
            <text:p><text:span text:style-name="T5">BAP1 </text:span><text:span text:style-name="T19">(1216)</text:span></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Inherited cancer</text:p>
          </table:table-cell>
          <table:table-cell table:style-name="ce34" office:value-type="string" calcext:value-type="string">
            <text:p>No change</text:p>
          </table:table-cell>
          <table:table-cell table:style-name="ce69" office:value-type="string" calcext:value-type="string">
            <text:p>No</text:p>
          </table:table-cell>
          <table:table-cell table:style-name="ce177" office:value-type="string" calcext:value-type="string">
            <text:p>North East and Yorkshire GLH - Leeds Teaching Trust</text:p>
          </table:table-cell>
          <table:table-cell table:number-columns-repeated="2" table:style-name="ce130" office:value-type="string" calcext:value-type="string">
            <text:p>North East and Yorkshire GLH - Leeds Teaching Trust</text:p>
          </table:table-cell>
          <table:table-cell table:style-name="ce177" office:value-type="string" calcext:value-type="string">
            <text:p>Central and South GLH - Birmingham Women's and Children's FT</text:p>
          </table:table-cell>
          <table:table-cell table:number-columns-repeated="3" table:style-name="ce130" office:value-type="string" calcext:value-type="string">
            <text:p>Central and South GLH - Birmingham Women's and Children's FT</text:p>
          </table:table-cell>
          <table:table-cell table:style-name="ce30" table:number-columns-repeated="10"/>
          <table:table-cell table:number-columns-repeated="38"/>
        </table:table-row>
        <table:table-row table:style-name="ro1">
          <table:table-cell table:style-name="ce13" office:value-type="string" calcext:value-type="string">
            <text:p>R231</text:p>
          </table:table-cell>
          <table:table-cell table:style-name="ce25" office:value-type="string" calcext:value-type="string">
            <text:p>R231.1</text:p>
          </table:table-cell>
          <table:table-cell table:style-name="ce25" office:value-type="string" calcext:value-type="string">
            <text:p>Neuronal ceroid lipofuscinosis</text:p>
          </table:table-cell>
          <table:table-cell table:style-name="ce25" office:value-type="string" calcext:value-type="string">
            <text:p>CLN3</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449" office:value-type="string" calcext:value-type="string">
            <text:p>North Thames GLH - Great Ormond Street FT </text:p>
          </table:table-cell>
          <table:table-cell table:style-name="ce535"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31</text:p>
          </table:table-cell>
          <table:table-cell table:style-name="ce25" office:value-type="string" calcext:value-type="string">
            <text:p>R231.2</text:p>
          </table:table-cell>
          <table:table-cell table:style-name="ce25" office:value-type="string" calcext:value-type="string">
            <text:p>Neuronal ceroid lipofuscinosis</text:p>
          </table:table-cell>
          <table:table-cell table:style-name="ce25" office:value-type="string" calcext:value-type="string">
            <text:p>Neuronal ceroid lipofuscinosis (526)</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02" office:value-type="string" calcext:value-type="string">
            <text:p>North Thames GLH - Great Ormond Street FT </text:p>
          </table:table-cell>
          <table:table-cell table:style-name="ce535"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70</text:p>
          </table:table-cell>
          <table:table-cell table:style-name="ce34" office:value-type="string" calcext:value-type="string">
            <text:p>R270.1</text:p>
          </table:table-cell>
          <table:table-cell table:style-name="ce34" office:value-type="string" calcext:value-type="string">
            <text:p>Smith-Lemli-Opitz syndrome</text:p>
          </table:table-cell>
          <table:table-cell table:style-name="ce34" office:value-type="string" calcext:value-type="string">
            <text:p><text:span text:style-name="T5">DHCR7</text:span><text:span text:style-name="T19"> (1392)</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535"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70</text:p>
          </table:table-cell>
          <table:table-cell table:style-name="ce34" office:value-type="string" calcext:value-type="string">
            <text:p>R270.2</text:p>
          </table:table-cell>
          <table:table-cell table:style-name="ce34" office:value-type="string" calcext:value-type="string">
            <text:p>Smith-Lemli-Opitz syndrome</text:p>
          </table:table-cell>
          <table:table-cell table:style-name="ce34" office:value-type="string" calcext:value-type="string">
            <text:p><text:span text:style-name="T5">DHCR7</text:span><text:span text:style-name="T19"> (1392)</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71</text:p>
          </table:table-cell>
          <table:table-cell table:style-name="ce25" office:value-type="string" calcext:value-type="string">
            <text:p>R271.1</text:p>
          </table:table-cell>
          <table:table-cell table:style-name="ce25" office:value-type="string" calcext:value-type="string">
            <text:p>Neuronal ceroid lipofuscinosis type 2</text:p>
          </table:table-cell>
          <table:table-cell table:style-name="ce25" office:value-type="string" calcext:value-type="string">
            <text:p><text:span text:style-name="T5">TPP1</text:span><text:span text:style-name="T19"> (1371)</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number-columns-repeated="2"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72</text:p>
          </table:table-cell>
          <table:table-cell table:style-name="ce34" office:value-type="string" calcext:value-type="string">
            <text:p>R272.1</text:p>
          </table:table-cell>
          <table:table-cell table:style-name="ce34" office:value-type="string" calcext:value-type="string">
            <text:p>Gaucher disease</text:p>
          </table:table-cell>
          <table:table-cell table:style-name="ce34" office:value-type="string" calcext:value-type="string">
            <text:p><text:span text:style-name="T5">GBA </text:span><text:span text:style-name="T19">(1336)</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number-columns-repeated="2" table:style-name="ce102"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3" office:value-type="string" calcext:value-type="string">
            <text:p>R273</text:p>
          </table:table-cell>
          <table:table-cell table:style-name="ce25" office:value-type="string" calcext:value-type="string">
            <text:p>R273.1</text:p>
          </table:table-cell>
          <table:table-cell table:style-name="ce25" office:value-type="string" calcext:value-type="string">
            <text:p>Glycogen storage disease V</text:p>
          </table:table-cell>
          <table:table-cell table:style-name="ce25" office:value-type="string" calcext:value-type="string">
            <text:p><text:span text:style-name="T5">PYGM</text:span><text:span text:style-name="T19"> (1340)</text:span></text:p>
          </table:table-cell>
          <table:table-cell table:style-name="ce25" office:value-type="string" calcext:value-type="string">
            <text:p>Single gene sequencing &gt;=10 amplicons</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3" table:style-name="ce102" office:value-type="string" calcext:value-type="string">
            <text:p>Central and South GLH - Birmingham Women's and Children's FT</text:p>
          </table:table-cell>
          <table:table-cell table:style-name="ce152" office:value-type="string" calcext:value-type="string">
            <text:p>Central and South GLH - Birmingham Women's and Children's FT</text:p>
          </table:table-cell>
          <table:table-cell table:number-columns-repeated="3" table:style-name="ce102"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274</text:p>
          </table:table-cell>
          <table:table-cell table:style-name="ce34" office:value-type="string" calcext:value-type="string">
            <text:p>R274.1</text:p>
          </table:table-cell>
          <table:table-cell table:style-name="ce34" office:value-type="string" calcext:value-type="string">
            <text:p>Glycogen storage disease</text:p>
          </table:table-cell>
          <table:table-cell table:style-name="ce34" office:value-type="string" calcext:value-type="string">
            <text:p>Glycogen storage disease (528)</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s/>(clinical exome)</text:p>
          </table:table-cell>
          <table:table-cell table:style-name="ce102" office:value-type="string" calcext:value-type="string">
            <text:p>North Thames GLH - Great Ormond Street FT <text:s/>(clinical exome)</text:p>
          </table:table-cell>
          <table:table-cell table:style-name="ce25" table:number-columns-repeated="10"/>
          <table:table-cell table:number-columns-repeated="38"/>
        </table:table-row>
        <table:table-row table:style-name="ro1">
          <table:table-cell table:style-name="ce14" office:value-type="string" calcext:value-type="string">
            <text:p>R274</text:p>
          </table:table-cell>
          <table:table-cell table:style-name="ce34" office:value-type="string" calcext:value-type="string">
            <text:p>R274.2</text:p>
          </table:table-cell>
          <table:table-cell table:style-name="ce34" office:value-type="string" calcext:value-type="string">
            <text:p>Glycogen storage disease</text:p>
          </table:table-cell>
          <table:table-cell table:style-name="ce34" office:value-type="string" calcext:value-type="string">
            <text:p>Glycogen storage disease (528)</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s/>(clinical exome)</text:p>
          </table:table-cell>
          <table:table-cell table:style-name="ce102" office:value-type="string" calcext:value-type="string">
            <text:p>North Thames GLH - Great Ormond Street FT <text:s/>(clinical exome)</text:p>
          </table:table-cell>
          <table:table-cell table:style-name="ce25" table:number-columns-repeated="10"/>
          <table:table-cell table:number-columns-repeated="38"/>
        </table:table-row>
        <table:table-row table:style-name="ro1">
          <table:table-cell table:style-name="ce13" office:value-type="string" calcext:value-type="string">
            <text:p>R276</text:p>
          </table:table-cell>
          <table:table-cell table:style-name="ce25" office:value-type="string" calcext:value-type="string">
            <text:p>R276.1</text:p>
          </table:table-cell>
          <table:table-cell table:style-name="ce25" office:value-type="string" calcext:value-type="string">
            <text:p>Lysosomal storage disorder</text:p>
          </table:table-cell>
          <table:table-cell table:style-name="ce25" office:value-type="string" calcext:value-type="string">
            <text:p>Lysosomal storage disorder (529)</text:p>
          </table:table-cell>
          <table:table-cell table:style-name="ce25" office:value-type="string" calcext:value-type="string">
            <text:p>WES or Medium Panel</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 <text:s/>(Clinical Exome)</text:p>
          </table:table-cell>
          <table:table-cell table:style-name="ce102" office:value-type="string" calcext:value-type="string">
            <text:p>Central and South GLH - Birmingham Women's and Children's FT <text:s/>(Clinical Exome)</text:p>
          </table:table-cell>
          <table:table-cell table:style-name="ce152" office:value-type="string" calcext:value-type="string">
            <text:p>North Thames GLH - Great Ormond Street FT <text:s/>(clinical exome)</text:p>
          </table:table-cell>
          <table:table-cell table:style-name="ce102" office:value-type="string" calcext:value-type="string">
            <text:p>North Thames GLH - Great Ormond Street FT <text:s/>(clinical exome)</text:p>
          </table:table-cell>
          <table:table-cell table:style-name="ce25" table:number-columns-repeated="10"/>
          <table:table-cell table:number-columns-repeated="38"/>
        </table:table-row>
        <table:table-row table:style-name="ro1">
          <table:table-cell table:style-name="ce13" office:value-type="string" calcext:value-type="string">
            <text:p>R276</text:p>
          </table:table-cell>
          <table:table-cell table:style-name="ce25" office:value-type="string" calcext:value-type="string">
            <text:p>R276.2</text:p>
          </table:table-cell>
          <table:table-cell table:style-name="ce25" office:value-type="string" calcext:value-type="string">
            <text:p>Lysosomal storage disorder</text:p>
          </table:table-cell>
          <table:table-cell table:style-name="ce25" office:value-type="string" calcext:value-type="string">
            <text:p>Lysosomal storage disorder (529)</text:p>
          </table:table-cell>
          <table:table-cell table:style-name="ce47" office:value-type="string" calcext:value-type="string">
            <text:p>Exon level CNV detection by MLPA or equivalent</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346" office:value-type="string" calcext:value-type="string">
            <text:p>North West GLH- Manchester University FT</text:p>
          </table:table-cell>
          <table:table-cell table:style-name="ce452" office:value-type="string" calcext:value-type="string">
            <text:p>Central and South GLH - Birmingham Women's and Children's FT <text:s/>(Clinical Exome)</text:p>
          </table:table-cell>
          <table:table-cell table:style-name="ce346" office:value-type="string" calcext:value-type="string">
            <text:p>Central and South GLH - Birmingham Women's and Children's FT <text:s/>(Clinical Exome)</text:p>
          </table:table-cell>
          <table:table-cell table:style-name="ce452" office:value-type="string" calcext:value-type="string">
            <text:p>North Thames GLH - Great Ormond Street FT <text:s/>(clinical exome)</text:p>
          </table:table-cell>
          <table:table-cell table:style-name="ce346" office:value-type="string" calcext:value-type="string">
            <text:p>North Thames GLH - Great Ormond Street FT <text:s/>(clinical exome)</text:p>
          </table:table-cell>
          <table:table-cell table:style-name="ce25" table:number-columns-repeated="10"/>
          <table:table-cell table:number-columns-repeated="38"/>
        </table:table-row>
        <table:table-row table:style-name="ro1">
          <table:table-cell table:style-name="ce14" office:value-type="string" calcext:value-type="string">
            <text:p>R277</text:p>
          </table:table-cell>
          <table:table-cell table:style-name="ce34" office:value-type="string" calcext:value-type="string">
            <text:p>R277.1</text:p>
          </table:table-cell>
          <table:table-cell table:style-name="ce34" office:value-type="string" calcext:value-type="string">
            <text:p>Mucopolysaccharidosis type IH/S</text:p>
          </table:table-cell>
          <table:table-cell table:style-name="ce34" office:value-type="string" calcext:value-type="string">
            <text:p><text:span text:style-name="T5">IDUA</text:span><text:span text:style-name="T19"> (1360)</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346" office:value-type="string" calcext:value-type="string">
            <text:p>North West GLH- Manchester University FT</text:p>
          </table:table-cell>
          <table:table-cell table:number-columns-repeated="2" table:style-name="ce346" office:value-type="string" calcext:value-type="string">
            <text:p>North Thames GLH - Great Ormond Street FT </text:p>
          </table:table-cell>
          <table:table-cell table:style-name="ce452" office:value-type="string" calcext:value-type="string">
            <text:p>North Thames GLH - Great Ormond Street FT </text:p>
          </table:table-cell>
          <table:table-cell table:style-name="ce346"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78</text:p>
          </table:table-cell>
          <table:table-cell table:style-name="ce25" office:value-type="string" calcext:value-type="string">
            <text:p>R278.1</text:p>
          </table:table-cell>
          <table:table-cell table:style-name="ce25" office:value-type="string" calcext:value-type="string">
            <text:p>Mucopolysaccharidosis type II</text:p>
          </table:table-cell>
          <table:table-cell table:style-name="ce25" office:value-type="string" calcext:value-type="string">
            <text:p><text:span text:style-name="T5">IDS </text:span><text:span text:style-name="T19">(1361)</text:span></text:p>
          </table:table-cell>
          <table:table-cell table:style-name="ce25" office:value-type="string" calcext:value-type="string">
            <text:p>Single gene sequencing &gt;=10 amplicons</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Thames GLH - Great Ormond Street FT </text:p>
          </table:table-cell>
          <table:table-cell table:number-columns-repeated="2" table:style-name="ce102" office:value-type="string" calcext:value-type="string">
            <text:p>North West GLH- Manchester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78</text:p>
          </table:table-cell>
          <table:table-cell table:style-name="ce25" office:value-type="string" calcext:value-type="string">
            <text:p>R278.2</text:p>
          </table:table-cell>
          <table:table-cell table:style-name="ce25" office:value-type="string" calcext:value-type="string">
            <text:p>Mucopolysaccharidosis type II</text:p>
          </table:table-cell>
          <table:table-cell table:style-name="ce25" office:value-type="string" calcext:value-type="string">
            <text:p><text:span text:style-name="T5">IDS </text:span><text:span text:style-name="T19">(1361)</text:span></text:p>
          </table:table-cell>
          <table:table-cell table:style-name="ce25" office:value-type="string" calcext:value-type="string">
            <text:p>Targeted variant testing</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42" office:value-type="string" calcext:value-type="string">
            <text:p>North Thames GLH - Great Ormond Street FT </text:p>
          </table:table-cell>
          <table:table-cell table:number-columns-repeated="2" table:style-name="ce142" office:value-type="string" calcext:value-type="string">
            <text:p>North West GLH- Manchester University FT</text:p>
          </table:table-cell>
          <table:table-cell table:style-name="ce405" office:value-type="string" calcext:value-type="string">
            <text:p>North Thames GLH - Great Ormond Street FT </text:p>
          </table:table-cell>
          <table:table-cell table:style-name="ce14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80</text:p>
          </table:table-cell>
          <table:table-cell table:style-name="ce34" office:value-type="string" calcext:value-type="string">
            <text:p>R280.1</text:p>
          </table:table-cell>
          <table:table-cell table:style-name="ce34" office:value-type="string" calcext:value-type="string">
            <text:p>Krabbe disease – GALC deficiency</text:p>
          </table:table-cell>
          <table:table-cell table:style-name="ce34" office:value-type="string" calcext:value-type="string">
            <text:p><text:span text:style-name="T5">GALC</text:span><text:span text:style-name="T19"> (1351)</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280</text:p>
          </table:table-cell>
          <table:table-cell table:style-name="ce34" office:value-type="string" calcext:value-type="string">
            <text:p>R280.2</text:p>
          </table:table-cell>
          <table:table-cell table:style-name="ce34" office:value-type="string" calcext:value-type="string">
            <text:p>Krabbe disease – GALC deficiency</text:p>
          </table:table-cell>
          <table:table-cell table:style-name="ce34" office:value-type="string" calcext:value-type="string">
            <text:p><text:span text:style-name="T5">GALC</text:span><text:span text:style-name="T19"> (1351)</text:span></text:p>
          </table:table-cell>
          <table:table-cell table:style-name="ce34" office:value-type="string" calcext:value-type="string">
            <text:p>MLPA or equivalent</text:p>
          </table:table-cell>
          <table:table-cell table:style-name="ce34" office:value-type="string" calcext:value-type="string">
            <text:p>Highly 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281</text:p>
          </table:table-cell>
          <table:table-cell table:style-name="ce25" office:value-type="string" calcext:value-type="string">
            <text:p>R281.1</text:p>
          </table:table-cell>
          <table:table-cell table:style-name="ce25" office:value-type="string" calcext:value-type="string">
            <text:p>Krabbe disease - Saposin A deficiency</text:p>
          </table:table-cell>
          <table:table-cell table:style-name="ce25" office:value-type="string" calcext:value-type="string">
            <text:p><text:span text:style-name="T5">PSAP </text:span><text:span text:style-name="T19">(1352)</text:span></text:p>
          </table:table-cell>
          <table:table-cell table:style-name="ce25" office:value-type="string" calcext:value-type="string">
            <text:p>Single gene sequencing &gt;=10 amplicons</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282</text:p>
          </table:table-cell>
          <table:table-cell table:style-name="ce34" office:value-type="string" calcext:value-type="string">
            <text:p>R282.1</text:p>
          </table:table-cell>
          <table:table-cell table:style-name="ce34" office:value-type="string" calcext:value-type="string">
            <text:p>Niemann-Pick disease type A or B</text:p>
          </table:table-cell>
          <table:table-cell table:style-name="ce34" office:value-type="string" calcext:value-type="string">
            <text:p><text:span text:style-name="T5">SMPD1 </text:span><text:span text:style-name="T19">(1375)</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283</text:p>
          </table:table-cell>
          <table:table-cell table:style-name="ce25" office:value-type="string" calcext:value-type="string">
            <text:p>R283.1</text:p>
          </table:table-cell>
          <table:table-cell table:style-name="ce25" office:value-type="string" calcext:value-type="string">
            <text:p>Phenylketonuria</text:p>
          </table:table-cell>
          <table:table-cell table:style-name="ce25" office:value-type="string" calcext:value-type="string">
            <text:p><text:span text:style-name="T5">PAH</text:span><text:span text:style-name="T19"> (1378)</text:span></text:p>
          </table:table-cell>
          <table:table-cell table:style-name="ce25" office:value-type="string" calcext:value-type="string">
            <text:p>Single gene sequencing &gt;=10 amplicons</text:p>
          </table:table-cell>
          <table:table-cell table:style-name="ce25" office:value-type="string" calcext:value-type="string">
            <text:p>Specialised <text:s/></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4" table:style-name="ce124" office:value-type="string" calcext:value-type="string">
            <text:p>South West GLH - North Bristol Trust</text:p>
          </table:table-cell>
          <table:table-cell table:style-name="ce228" office:value-type="string" calcext:value-type="string">
            <text:p>South West GLH - North Bristol Trust</text:p>
          </table:table-cell>
          <table:table-cell table:number-columns-repeated="2" table:style-name="ce124"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3" office:value-type="string" calcext:value-type="string">
            <text:p>R283</text:p>
          </table:table-cell>
          <table:table-cell table:style-name="ce25" office:value-type="string" calcext:value-type="string">
            <text:p>R283.2</text:p>
          </table:table-cell>
          <table:table-cell table:style-name="ce25" office:value-type="string" calcext:value-type="string">
            <text:p>Phenylketonuria</text:p>
          </table:table-cell>
          <table:table-cell table:style-name="ce25" office:value-type="string" calcext:value-type="string">
            <text:p><text:span text:style-name="T5">PAH</text:span><text:span text:style-name="T19"> (1378)</text:spa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4" table:style-name="ce124" office:value-type="string" calcext:value-type="string">
            <text:p>South West GLH - North Bristol Trust</text:p>
          </table:table-cell>
          <table:table-cell table:style-name="ce228" office:value-type="string" calcext:value-type="string">
            <text:p>South West GLH - North Bristol Trust</text:p>
          </table:table-cell>
          <table:table-cell table:number-columns-repeated="2" table:style-name="ce124"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4" office:value-type="string" calcext:value-type="string">
            <text:p>R285</text:p>
          </table:table-cell>
          <table:table-cell table:style-name="ce34" office:value-type="string" calcext:value-type="string">
            <text:p>R285.1</text:p>
          </table:table-cell>
          <table:table-cell table:style-name="ce34" office:value-type="string" calcext:value-type="string">
            <text:p>Sandhoff disease</text:p>
          </table:table-cell>
          <table:table-cell table:style-name="ce34" office:value-type="string" calcext:value-type="string">
            <text:p><text:span text:style-name="T5">HEXB</text:span><text:span text:style-name="T19"> (1385)</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Yes</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number-columns-repeated="5" table:style-name="ce102"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3" office:value-type="string" calcext:value-type="string">
            <text:p>R286</text:p>
          </table:table-cell>
          <table:table-cell table:style-name="ce25" office:value-type="string" calcext:value-type="string">
            <text:p>R286.1</text:p>
          </table:table-cell>
          <table:table-cell table:style-name="ce25" office:value-type="string" calcext:value-type="string">
            <text:p>Tay-Sachs disease</text:p>
          </table:table-cell>
          <table:table-cell table:style-name="ce25" office:value-type="string" calcext:value-type="string">
            <text:p><text:span text:style-name="T5">HEXA </text:span><text:span text:style-name="T19">(1396)</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Yes</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number-columns-repeated="5" table:style-name="ce102"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4" office:value-type="string" calcext:value-type="string">
            <text:p>R287</text:p>
          </table:table-cell>
          <table:table-cell table:style-name="ce34" office:value-type="string" calcext:value-type="string">
            <text:p>R287.1</text:p>
          </table:table-cell>
          <table:table-cell table:style-name="ce34" office:value-type="string" calcext:value-type="string">
            <text:p>Mucopolysaccharidosis type IVA</text:p>
          </table:table-cell>
          <table:table-cell table:style-name="ce34" office:value-type="string" calcext:value-type="string">
            <text:p><text:span text:style-name="T5">GALNS </text:span><text:span text:style-name="T19">(1364)</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288</text:p>
          </table:table-cell>
          <table:table-cell table:style-name="ce25" office:value-type="string" calcext:value-type="string">
            <text:p>R288.1</text:p>
          </table:table-cell>
          <table:table-cell table:style-name="ce25" office:value-type="string" calcext:value-type="string">
            <text:p>GM1 Gangliosidosis and Mucopolysaccharidosis Type IVB</text:p>
          </table:table-cell>
          <table:table-cell table:style-name="ce25" office:value-type="string" calcext:value-type="string">
            <text:p><text:span text:style-name="T5">GLB1 </text:span><text:span text:style-name="T19">(1341)</text:span></text:p>
          </table:table-cell>
          <table:table-cell table:style-name="ce25" office:value-type="string" calcext:value-type="string">
            <text:p>Single gene sequencing &gt;=10 amplicons</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Yes</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number-columns-repeated="5" table:style-name="ce102"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4" office:value-type="string" calcext:value-type="string">
            <text:p>R289</text:p>
          </table:table-cell>
          <table:table-cell table:style-name="ce34" office:value-type="string" calcext:value-type="string">
            <text:p>R289.1</text:p>
          </table:table-cell>
          <table:table-cell table:style-name="ce34" office:value-type="string" calcext:value-type="string">
            <text:p>Mucolipidosis II and III Alpha/Beta</text:p>
          </table:table-cell>
          <table:table-cell table:style-name="ce34" office:value-type="string" calcext:value-type="string">
            <text:p><text:span text:style-name="T5">GNPTAB </text:span><text:span text:style-name="T19">(1359)</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number-columns-repeated="3" table:style-name="ce124"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290</text:p>
          </table:table-cell>
          <table:table-cell table:style-name="ce25" office:value-type="string" calcext:value-type="string">
            <text:p>R290.1</text:p>
          </table:table-cell>
          <table:table-cell table:style-name="ce25" office:value-type="string" calcext:value-type="string">
            <text:p>Mucopolysaccharidosis type VI</text:p>
          </table:table-cell>
          <table:table-cell table:style-name="ce25" office:value-type="string" calcext:value-type="string">
            <text:p><text:span text:style-name="T5">ARSB</text:span><text:span text:style-name="T19"> (1365)</text:span></text:p>
          </table:table-cell>
          <table:table-cell table:style-name="ce25" office:value-type="string" calcext:value-type="string">
            <text:p>Single gene sequencing &gt;=10 amplicons</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number-columns-repeated="3" table:style-name="ce539"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291</text:p>
          </table:table-cell>
          <table:table-cell table:style-name="ce34" office:value-type="string" calcext:value-type="string">
            <text:p>R291.1</text:p>
          </table:table-cell>
          <table:table-cell table:style-name="ce34" office:value-type="string" calcext:value-type="string">
            <text:p>Mucopolysaccharidosis type IIIA</text:p>
          </table:table-cell>
          <table:table-cell table:style-name="ce34" office:value-type="string" calcext:value-type="string">
            <text:p><text:span text:style-name="T5">SGSH</text:span><text:span text:style-name="T19"> (1362)</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02" office:value-type="string" calcext:value-type="string">
            <text:p>North Thames GLH - Great Ormond Street FT </text:p>
          </table:table-cell>
          <table:table-cell table:style-name="ce540" office:value-type="string" calcext:value-type="string">
            <text:p>North Thames GLH - Great Ormond Street FT </text:p>
          </table:table-cell>
          <table:table-cell table:style-name="ce623" office:value-type="string" calcext:value-type="string">
            <text:p>North Thames GLH - Great Ormond Street FT </text:p>
          </table:table-cell>
          <table:table-cell table:style-name="ce540"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92</text:p>
          </table:table-cell>
          <table:table-cell table:style-name="ce25" office:value-type="string" calcext:value-type="string">
            <text:p>R292.1</text:p>
          </table:table-cell>
          <table:table-cell table:style-name="ce25" office:value-type="string" calcext:value-type="string">
            <text:p>Mucopolysaccharidosis type IIIB</text:p>
          </table:table-cell>
          <table:table-cell table:style-name="ce25" office:value-type="string" calcext:value-type="string">
            <text:p><text:span text:style-name="T5">NAGLU </text:span><text:span text:style-name="T19">(1363)</text:span></text:p>
          </table:table-cell>
          <table:table-cell table:style-name="ce25" office:value-type="string" calcext:value-type="string">
            <text:p>Single gene sequencing &gt;=10 amplicons</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02" office:value-type="string" calcext:value-type="string">
            <text:p>North Thames GLH - Great Ormond Street FT </text:p>
          </table:table-cell>
          <table:table-cell table:style-name="ce540" office:value-type="string" calcext:value-type="string">
            <text:p>North Thames GLH - Great Ormond Street FT </text:p>
          </table:table-cell>
          <table:table-cell table:style-name="ce623" office:value-type="string" calcext:value-type="string">
            <text:p>North Thames GLH - Great Ormond Street FT </text:p>
          </table:table-cell>
          <table:table-cell table:style-name="ce540"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23</text:p>
          </table:table-cell>
          <table:table-cell table:style-name="ce34" office:value-type="string" calcext:value-type="string">
            <text:p>R323.1</text:p>
          </table:table-cell>
          <table:table-cell table:style-name="ce34" office:value-type="string" calcext:value-type="string">
            <text:p>Sitosterolaemia</text:p>
          </table:table-cell>
          <table:table-cell table:style-name="ce34" office:value-type="string" calcext:value-type="string">
            <text:p><text:span text:style-name="T5">ABCG5;ABCG8</text:span><text:span text:style-name="T19"> (1391)</text:span></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6" table:style-name="ce124" office:value-type="string" calcext:value-type="string">
            <text:p><text:s/>South East GLH - Guy's &amp; St Thomas' FT</text:p>
          </table:table-cell>
          <table:table-cell table:style-name="ce228" office:value-type="string" calcext:value-type="string">
            <text:p><text:s/>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324</text:p>
          </table:table-cell>
          <table:table-cell table:style-name="ce25" office:value-type="string" calcext:value-type="string">
            <text:p>R324.1</text:p>
          </table:table-cell>
          <table:table-cell table:style-name="ce25" office:value-type="string" calcext:value-type="string">
            <text:p>Familial Chylomicronaemia Syndrome (FCS)</text:p>
          </table:table-cell>
          <table:table-cell table:style-name="ce25" office:value-type="string" calcext:value-type="string">
            <text:p>Lipoprotein lipase deficiency (527)</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4" table:style-name="ce124" office:value-type="string" calcext:value-type="string">
            <text:p>South West GLH - North Bristol Trust</text:p>
          </table:table-cell>
          <table:table-cell table:style-name="ce228" office:value-type="string" calcext:value-type="string">
            <text:p>South West GLH - North Bristol Trust</text:p>
          </table:table-cell>
          <table:table-cell table:number-columns-repeated="2" table:style-name="ce124"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22" office:value-type="string" calcext:value-type="string">
            <text:p>R324</text:p>
          </table:table-cell>
          <table:table-cell table:style-name="ce25" office:value-type="string" calcext:value-type="string">
            <text:p>R324.2</text:p>
          </table:table-cell>
          <table:table-cell table:style-name="ce25" office:value-type="string" calcext:value-type="string">
            <text:p>Familial Chylomicronaemia Syndrome (FCS)</text:p>
          </table:table-cell>
          <table:table-cell table:style-name="ce25" office:value-type="string" calcext:value-type="string">
            <text:p>Lipoprotein lipase deficiency (527)</text:p>
          </table:table-cell>
          <table:table-cell table:style-name="ce47"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4" table:style-name="ce124" office:value-type="string" calcext:value-type="string">
            <text:p>South West GLH - North Bristol Trust</text:p>
          </table:table-cell>
          <table:table-cell table:style-name="ce542" office:value-type="string" calcext:value-type="string">
            <text:p>South West GLH - North Bristol Trust</text:p>
          </table:table-cell>
          <table:table-cell table:number-columns-repeated="2" table:style-name="ce624"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4" office:value-type="string" calcext:value-type="string">
            <text:p>R325</text:p>
          </table:table-cell>
          <table:table-cell table:style-name="ce34" office:value-type="string" calcext:value-type="string">
            <text:p>R325.1</text:p>
          </table:table-cell>
          <table:table-cell table:style-name="ce34" office:value-type="string" calcext:value-type="string">
            <text:p>Lysosomal acid lipase deficiency</text:p>
          </table:table-cell>
          <table:table-cell table:style-name="ce34" office:value-type="string" calcext:value-type="string">
            <text:p><text:span text:style-name="T5">LIPA </text:span><text:span text:style-name="T19">(1354)</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Yes</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number-columns-repeated="2" table:style-name="ce102" office:value-type="string" calcext:value-type="string">
            <text:p>North West GLH- Manchester University FT</text:p>
          </table:table-cell>
          <table:table-cell table:number-columns-repeated="3" table:style-name="ce543"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3" office:value-type="string" calcext:value-type="string">
            <text:p>R334</text:p>
          </table:table-cell>
          <table:table-cell table:style-name="ce25" office:value-type="string" calcext:value-type="string">
            <text:p>R334.1</text:p>
          </table:table-cell>
          <table:table-cell table:style-name="ce25" office:value-type="string" calcext:value-type="string">
            <text:p>Cystinosis</text:p>
          </table:table-cell>
          <table:table-cell table:style-name="ce25" office:value-type="string" calcext:value-type="string">
            <text:p><text:span text:style-name="T5">CTNS </text:span><text:span text:style-name="T19">(1319)</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02" office:value-type="string" calcext:value-type="string">
            <text:p>North Thames GLH - Great Ormond Street FT </text:p>
          </table:table-cell>
          <table:table-cell table:style-name="ce543"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54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34</text:p>
          </table:table-cell>
          <table:table-cell table:style-name="ce25" office:value-type="string" calcext:value-type="string">
            <text:p>R334.2</text:p>
          </table:table-cell>
          <table:table-cell table:style-name="ce25" office:value-type="string" calcext:value-type="string">
            <text:p>Cystinosis</text:p>
          </table:table-cell>
          <table:table-cell table:style-name="ce25" office:value-type="string" calcext:value-type="string">
            <text:p><text:span text:style-name="T5">CTNS </text:span><text:span text:style-name="T19">(1319)</text:spa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number-columns-repeated="2"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35</text:p>
          </table:table-cell>
          <table:table-cell table:style-name="ce34" office:value-type="string" calcext:value-type="string">
            <text:p>R335.1</text:p>
          </table:table-cell>
          <table:table-cell table:style-name="ce34" office:value-type="string" calcext:value-type="string">
            <text:p>Fabry disease</text:p>
          </table:table-cell>
          <table:table-cell table:style-name="ce34" office:value-type="string" calcext:value-type="string">
            <text:p><text:span text:style-name="T5">GLA</text:span><text:span text:style-name="T19"> (1323)</text:span></text:p>
          </table:table-cell>
          <table:table-cell table:style-name="ce34" office:value-type="string" calcext:value-type="string">
            <text:p>Single gene sequencing &lt;10 amplicons</text:p>
          </table:table-cell>
          <table:table-cell table:style-name="ce34" office:value-type="string" calcext:value-type="string">
            <text:p>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35</text:p>
          </table:table-cell>
          <table:table-cell table:style-name="ce34" office:value-type="string" calcext:value-type="string">
            <text:p>R335.2</text:p>
          </table:table-cell>
          <table:table-cell table:style-name="ce34" office:value-type="string" calcext:value-type="string">
            <text:p>Fabry disease</text:p>
          </table:table-cell>
          <table:table-cell table:style-name="ce34" office:value-type="string" calcext:value-type="string">
            <text:p><text:span text:style-name="T5">GLA</text:span><text:span text:style-name="T19"> (1323)</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544" office:value-type="string" calcext:value-type="string">
            <text:p>Central and South GLH - Birmingham Women's and Children's FT</text:p>
          </table:table-cell>
          <table:table-cell table:style-name="ce626" office:value-type="string" calcext:value-type="string">
            <text:p>North Thames GLH - Great Ormond Street FT </text:p>
          </table:table-cell>
          <table:table-cell table:style-name="ce544"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80</text:p>
          </table:table-cell>
          <table:table-cell table:style-name="ce25" office:value-type="string" calcext:value-type="string">
            <text:p>R380.1</text:p>
          </table:table-cell>
          <table:table-cell table:style-name="ce25" office:value-type="string" calcext:value-type="string">
            <text:p>Niemann Pick disease type C</text:p>
          </table:table-cell>
          <table:table-cell table:style-name="ce25" office:value-type="string" calcext:value-type="string">
            <text:p><text:span text:style-name="T5">NPC1;NPC2</text:span><text:span text:style-name="T19"> (1374)</text:span></text:p>
          </table:table-cell>
          <table:table-cell table:style-name="ce25" office:value-type="string" calcext:value-type="string">
            <text:p>Small panel</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number-columns-repeated="3" table:style-name="ce102"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380</text:p>
          </table:table-cell>
          <table:table-cell table:style-name="ce25" office:value-type="string" calcext:value-type="string">
            <text:p>R380.2</text:p>
          </table:table-cell>
          <table:table-cell table:style-name="ce25" office:value-type="string" calcext:value-type="string">
            <text:p>Niemann Pick disease type C</text:p>
          </table:table-cell>
          <table:table-cell table:style-name="ce25" office:value-type="string" calcext:value-type="string">
            <text:p><text:span text:style-name="T5">NPC1;NPC2</text:span><text:span text:style-name="T19"> (1374)</text:span></text:p>
          </table:table-cell>
          <table:table-cell table:style-name="ce25" office:value-type="string" calcext:value-type="string">
            <text:p>MLPA or equivalent</text:p>
          </table:table-cell>
          <table:table-cell table:style-name="ce25" office:value-type="string" calcext:value-type="string">
            <text:p>Highly Specialised</text:p>
          </table:table-cell>
          <table:table-cell table:style-name="ce25" office:value-type="string" calcext:value-type="string">
            <text:p>Metabolic</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351"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number-columns-repeated="3" table:style-name="ce102"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4" office:value-type="string" calcext:value-type="string">
            <text:p>R98</text:p>
          </table:table-cell>
          <table:table-cell table:style-name="ce34" office:value-type="string" calcext:value-type="string">
            <text:p>R98.2</text:p>
          </table:table-cell>
          <table:table-cell table:style-name="ce34" office:value-type="string" calcext:value-type="string">
            <text:p>Likely inborn error of metabolism</text:p>
          </table:table-cell>
          <table:table-cell table:style-name="ce34" office:value-type="string" calcext:value-type="string">
            <text:p>Inborn errors of metabolism (467)</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7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text:p>
          </table:table-cell>
          <table:table-cell table:style-name="ce102" office:value-type="string" calcext:value-type="string">
            <text:p>North Thames GLH - Great Ormond Street FT</text:p>
          </table:table-cell>
          <table:table-cell table:style-name="ce25" table:number-columns-repeated="10"/>
          <table:table-cell table:number-columns-repeated="38"/>
        </table:table-row>
        <table:table-row table:style-name="ro1">
          <table:table-cell table:style-name="ce14" office:value-type="string" calcext:value-type="string">
            <text:p>R98</text:p>
          </table:table-cell>
          <table:table-cell table:style-name="ce34" office:value-type="string" calcext:value-type="string">
            <text:p>R98.3</text:p>
          </table:table-cell>
          <table:table-cell table:style-name="ce34" office:value-type="string" calcext:value-type="string">
            <text:p>Likely inborn error of metabolism</text:p>
          </table:table-cell>
          <table:table-cell table:style-name="ce34" office:value-type="string" calcext:value-type="string">
            <text:p>Inborn errors of metabolism (467)</text:p>
          </table:table-cell>
          <table:table-cell table:style-name="ce34" office:value-type="string" calcext:value-type="string">
            <text:p>WES</text:p>
          </table:table-cell>
          <table:table-cell table:style-name="ce34" office:value-type="string" calcext:value-type="string">
            <text:p>Specialised</text:p>
          </table:table-cell>
          <table:table-cell table:style-name="ce34" office:value-type="string" calcext:value-type="string">
            <text:p>Metabolic</text:p>
          </table:table-cell>
          <table:table-cell table:style-name="ce34" office:value-type="string" calcext:value-type="string">
            <text:p>No change</text:p>
          </table:table-cell>
          <table:table-cell table:style-name="ce79" office:value-type="string" calcext:value-type="string">
            <text:p>Yes</text:p>
          </table:table-cell>
          <table:table-cell table:style-name="ce102" office:value-type="string" calcext:value-type="string">
            <text:p>From April 2023: Central and South GLH - Birmingham Women's and Children's FT</text:p>
          </table:table-cell>
          <table:table-cell table:number-columns-repeated="2" table:style-name="ce102" office:value-type="string" calcext:value-type="string">
            <text:p>Central and South GLH - Birmingham Women's and Children's FT</text:p>
          </table:table-cell>
          <table:table-cell table:style-name="ce152" office:value-type="string" calcext:value-type="string">
            <text:p>Central and South GLH - Birmingham Women's and Children's FT</text:p>
          </table:table-cell>
          <table:table-cell table:number-columns-repeated="3" table:style-name="ce102"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299</text:p>
          </table:table-cell>
          <table:table-cell table:style-name="ce25" office:value-type="string" calcext:value-type="string">
            <text:p>R299.1</text:p>
          </table:table-cell>
          <table:table-cell table:style-name="ce25" office:value-type="string" calcext:value-type="string">
            <text:p>Possible mitochondrial disorder - mitochondrial DNA rearrangement testing</text:p>
          </table:table-cell>
          <table:table-cell table:style-name="ce25" office:value-type="string" calcext:value-type="string">
            <text:p>Mitochondrial genome</text:p>
          </table:table-cell>
          <table:table-cell table:style-name="ce25" office:value-type="string" calcext:value-type="string">
            <text:p>Other</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6"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3"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99</text:p>
          </table:table-cell>
          <table:table-cell table:style-name="ce25" office:value-type="string" calcext:value-type="string">
            <text:p>R299.2</text:p>
          </table:table-cell>
          <table:table-cell table:style-name="ce25" office:value-type="string" calcext:value-type="string">
            <text:p>Possible mitochondrial disorder - mitochondrial DNA rearrangement testing</text:p>
          </table:table-cell>
          <table:table-cell table:style-name="ce25" office:value-type="string" calcext:value-type="string">
            <text:p>Heteroplasmy assessment - mitochondrial genome</text:p>
          </table:table-cell>
          <table:table-cell table:style-name="ce25" office:value-type="string" calcext:value-type="string">
            <text:p>Other</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103" office:value-type="string" calcext:value-type="string">
            <text:p>No</text:p>
          </table:table-cell>
          <table:table-cell table:style-name="ce186"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3"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86"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99</text:p>
          </table:table-cell>
          <table:table-cell table:style-name="ce25" office:value-type="string" calcext:value-type="string">
            <text:p>R299.3</text:p>
          </table:table-cell>
          <table:table-cell table:style-name="ce25" office:value-type="string" calcext:value-type="string">
            <text:p>Possible mitochondrial disorder - mitochondrial DNA rearrangement testing</text:p>
          </table:table-cell>
          <table:table-cell table:style-name="ce25" office:value-type="string" calcext:value-type="string">
            <text:p>Breakpoint mapping - mitochondrial genome</text:p>
          </table:table-cell>
          <table:table-cell table:style-name="ce25" office:value-type="string" calcext:value-type="string">
            <text:p>Other</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103" office:value-type="string" calcext:value-type="string">
            <text:p>No</text:p>
          </table:table-cell>
          <table:table-cell table:style-name="ce186"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3"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86"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00</text:p>
          </table:table-cell>
          <table:table-cell table:style-name="ce34" office:value-type="string" calcext:value-type="string">
            <text:p>R300.1</text:p>
          </table:table-cell>
          <table:table-cell table:style-name="ce34" office:value-type="string" calcext:value-type="string">
            <text:p>Possible mitochondrial disorder - whole mitochondrial genome sequencing</text:p>
          </table:table-cell>
          <table:table-cell table:style-name="ce34" office:value-type="string" calcext:value-type="string">
            <text:p>Mitochondrial genome</text:p>
          </table:table-cell>
          <table:table-cell table:style-name="ce34" office:value-type="string" calcext:value-type="string">
            <text:p>Other</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4" office:value-type="string" calcext:value-type="string">
            <text:p>North East and Yorkshire GLH - Newcastle upon Tyne FT Mitochondrial Diagnostic Laboratory</text:p>
          </table:table-cell>
          <table:table-cell table:style-name="ce187" office:value-type="string" calcext:value-type="string">
            <text:p>Central and South GLH - Oxford University FT</text:p>
          </table:table-cell>
          <table:table-cell table:style-name="ce354" office:value-type="string" calcext:value-type="string">
            <text:p>Central and South GLH - Oxford University FT</text:p>
          </table:table-cell>
          <table:table-cell table:style-name="ce187" office:value-type="string" calcext:value-type="string">
            <text:p>North Thames GLH - Great Ormond Street FT </text:p>
          </table:table-cell>
          <table:table-cell table:style-name="ce354"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01</text:p>
          </table:table-cell>
          <table:table-cell table:style-name="ce25" office:value-type="string" calcext:value-type="string">
            <text:p>R301.1</text:p>
          </table:table-cell>
          <table:table-cell table:style-name="ce25" office:value-type="string" calcext:value-type="string">
            <text:p>Possible mitochondrial disorder - mitochondrial DNA depletion testing</text:p>
          </table:table-cell>
          <table:table-cell table:style-name="ce25" office:value-type="string" calcext:value-type="string">
            <text:p>Mitochondrial genome</text:p>
          </table:table-cell>
          <table:table-cell table:style-name="ce25" office:value-type="string" calcext:value-type="string">
            <text:p>Other</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102"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15</text:p>
          </table:table-cell>
          <table:table-cell table:style-name="ce34" office:value-type="string" calcext:value-type="string">
            <text:p>R315.1</text:p>
          </table:table-cell>
          <table:table-cell table:style-name="ce34" office:value-type="string" calcext:value-type="string">
            <text:p>POLG-related disorder</text:p>
          </table:table-cell>
          <table:table-cell table:style-name="ce34" office:value-type="string" calcext:value-type="string">
            <text:p>Common POLG mutations</text:p>
          </table:table-cell>
          <table:table-cell table:style-name="ce34" office:value-type="string" calcext:value-type="string">
            <text:p>Targeted variant testing</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number-columns-repeated="2" table:style-name="ce631"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4" office:value-type="string" calcext:value-type="string">
            <text:p>R315</text:p>
          </table:table-cell>
          <table:table-cell table:style-name="ce34" office:value-type="string" calcext:value-type="string">
            <text:p>R315.2</text:p>
          </table:table-cell>
          <table:table-cell table:style-name="ce34" office:value-type="string" calcext:value-type="string">
            <text:p>POLG-related disorder</text:p>
          </table:table-cell>
          <table:table-cell table:style-name="ce34" office:value-type="string" calcext:value-type="string">
            <text:p><text:span text:style-name="T5">POLG </text:span><text:span text:style-name="T19">(1379)</text:span></text:p>
          </table:table-cell>
          <table:table-cell table:style-name="ce34" office:value-type="string" calcext:value-type="string">
            <text:p>Single gene sequencing &gt;=10 amplicons</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number-columns-repeated="2" table:style-name="ce631"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3" office:value-type="string" calcext:value-type="string">
            <text:p>R316</text:p>
          </table:table-cell>
          <table:table-cell table:style-name="ce25" office:value-type="string" calcext:value-type="string">
            <text:p>R316.1</text:p>
          </table:table-cell>
          <table:table-cell table:style-name="ce25" office:value-type="string" calcext:value-type="string">
            <text:p>Pyruvate dehydrogenase (PDH) deficiency</text:p>
          </table:table-cell>
          <table:table-cell table:style-name="ce25" office:value-type="string" calcext:value-type="string">
            <text:p>Pyruvate dehydrogenase (PDH) deficiency (531)</text:p>
          </table:table-cell>
          <table:table-cell table:style-name="ce25" office:value-type="string" calcext:value-type="string">
            <text:p>WES or Medium panel</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number-columns-repeated="2" table:style-name="ce632"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3" office:value-type="string" calcext:value-type="string">
            <text:p>R316</text:p>
          </table:table-cell>
          <table:table-cell table:style-name="ce25" office:value-type="string" calcext:value-type="string">
            <text:p>R316.2</text:p>
          </table:table-cell>
          <table:table-cell table:style-name="ce25" office:value-type="string" calcext:value-type="string">
            <text:p>Pyruvate dehydrogenase (PDH) deficiency</text:p>
          </table:table-cell>
          <table:table-cell table:style-name="ce25" office:value-type="string" calcext:value-type="string">
            <text:p>Pyruvate dehydrogenase (PDH) deficiency (531)</text:p>
          </table:table-cell>
          <table:table-cell table:style-name="ce25" office:value-type="string" calcext:value-type="string">
            <text:p>Exon level CNV detection by MLPA or equivalent</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number-columns-repeated="2" table:style-name="ce632"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4" office:value-type="string" calcext:value-type="string">
            <text:p>R317</text:p>
          </table:table-cell>
          <table:table-cell table:style-name="ce34" office:value-type="string" calcext:value-type="string">
            <text:p>R317.1</text:p>
          </table:table-cell>
          <table:table-cell table:style-name="ce34" office:value-type="string" calcext:value-type="string">
            <text:p>Mitochondrial liver disease, including transient infantile liver failure</text:p>
          </table:table-cell>
          <table:table-cell table:style-name="ce34" office:value-type="string" calcext:value-type="string">
            <text:p>Mitochondrial liver disease (532)</text:p>
          </table:table-cell>
          <table:table-cell table:style-name="ce34" office:value-type="string" calcext:value-type="string">
            <text:p>Small panel</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number-columns-repeated="2" table:style-name="ce632"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4" office:value-type="string" calcext:value-type="string">
            <text:p>R317</text:p>
          </table:table-cell>
          <table:table-cell table:style-name="ce34" office:value-type="string" calcext:value-type="string">
            <text:p>R317.2</text:p>
          </table:table-cell>
          <table:table-cell table:style-name="ce34" office:value-type="string" calcext:value-type="string">
            <text:p>Mitochondrial liver disease, including transient infantile liver failure</text:p>
          </table:table-cell>
          <table:table-cell table:style-name="ce34" office:value-type="string" calcext:value-type="string">
            <text:p>Mitochondrial liver disease (532)</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number-columns-repeated="2" table:style-name="ce632"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3" office:value-type="string" calcext:value-type="string">
            <text:p>R350</text:p>
          </table:table-cell>
          <table:table-cell table:style-name="ce25" office:value-type="string" calcext:value-type="string">
            <text:p>R350.1</text:p>
          </table:table-cell>
          <table:table-cell table:style-name="ce25" office:value-type="string" calcext:value-type="string">
            <text:p>MERRF syndrome</text:p>
          </table:table-cell>
          <table:table-cell table:style-name="ce25" office:value-type="string" calcext:value-type="string">
            <text:p>Common MERRF mutations</text:p>
          </table:table-cell>
          <table:table-cell table:style-name="ce25" office:value-type="string" calcext:value-type="string">
            <text:p>Targeted variant testing</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4" office:value-type="string" calcext:value-type="string">
            <text:p>North Thames GLH - Great Ormond Street FT </text:p>
          </table:table-cell>
          <table:table-cell table:style-name="ce63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51</text:p>
          </table:table-cell>
          <table:table-cell table:style-name="ce34" office:value-type="string" calcext:value-type="string">
            <text:p>R351.1</text:p>
          </table:table-cell>
          <table:table-cell table:style-name="ce34" office:value-type="string" calcext:value-type="string">
            <text:p>NARP syndrome or maternally inherited Leigh syndrome</text:p>
          </table:table-cell>
          <table:table-cell table:style-name="ce34" office:value-type="string" calcext:value-type="string">
            <text:p><text:span text:style-name="T5">MT-ATP6;MT-ND6</text:span><text:span text:style-name="T19"> (1368)</text:span></text:p>
          </table:table-cell>
          <table:table-cell table:style-name="ce34" office:value-type="string" calcext:value-type="string">
            <text:p>Small panel</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4" office:value-type="string" calcext:value-type="string">
            <text:p>North Thames GLH - Great Ormond Street FT </text:p>
          </table:table-cell>
          <table:table-cell table:style-name="ce63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51</text:p>
          </table:table-cell>
          <table:table-cell table:style-name="ce34" office:value-type="string" calcext:value-type="string">
            <text:p>R351.2</text:p>
          </table:table-cell>
          <table:table-cell table:style-name="ce34" office:value-type="string" calcext:value-type="string">
            <text:p>NARP syndrome or maternally inherited Leigh syndrome</text:p>
          </table:table-cell>
          <table:table-cell table:style-name="ce34" office:value-type="string" calcext:value-type="string">
            <text:p>m.8993T&gt;C/G</text:p>
          </table:table-cell>
          <table:table-cell table:style-name="ce34" office:value-type="string" calcext:value-type="string">
            <text:p>Targeted variant testing</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52</text:p>
          </table:table-cell>
          <table:table-cell table:style-name="ce25" office:value-type="string" calcext:value-type="string">
            <text:p>R352.1</text:p>
          </table:table-cell>
          <table:table-cell table:style-name="ce25" office:value-type="string" calcext:value-type="string">
            <text:p>Mitochondrial DNA maintenance disorder</text:p>
          </table:table-cell>
          <table:table-cell table:style-name="ce25" office:value-type="string" calcext:value-type="string">
            <text:p>Mitochondrial DNA maintenance disorder (533)</text:p>
          </table:table-cell>
          <table:table-cell table:style-name="ce25" office:value-type="string" calcext:value-type="string">
            <text:p>WES or Medium Panel</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52</text:p>
          </table:table-cell>
          <table:table-cell table:style-name="ce25" office:value-type="string" calcext:value-type="string">
            <text:p>R352.2</text:p>
          </table:table-cell>
          <table:table-cell table:style-name="ce25" office:value-type="string" calcext:value-type="string">
            <text:p>Mitochondrial DNA maintenance disorder</text:p>
          </table:table-cell>
          <table:table-cell table:style-name="ce25" office:value-type="string" calcext:value-type="string">
            <text:p>Mitochondrial DNA maintenance disorder (533)</text:p>
          </table:table-cell>
          <table:table-cell table:style-name="ce25" office:value-type="string" calcext:value-type="string">
            <text:p>Exon level CNV detection by MLPA or equivalent</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53</text:p>
          </table:table-cell>
          <table:table-cell table:style-name="ce34" office:value-type="string" calcext:value-type="string">
            <text:p>R353.1</text:p>
          </table:table-cell>
          <table:table-cell table:style-name="ce34" office:value-type="string" calcext:value-type="string">
            <text:p>Mitochondrial disorder with complex I deficiency</text:p>
          </table:table-cell>
          <table:table-cell table:style-name="ce34" office:value-type="string" calcext:value-type="string">
            <text:p>Mitochondrial disorder with complex I deficiency (534)</text:p>
          </table:table-cell>
          <table:table-cell table:style-name="ce34" office:value-type="string" calcext:value-type="string">
            <text:p>WES or Medium Panel</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53</text:p>
          </table:table-cell>
          <table:table-cell table:style-name="ce34" office:value-type="string" calcext:value-type="string">
            <text:p>R353.2</text:p>
          </table:table-cell>
          <table:table-cell table:style-name="ce34" office:value-type="string" calcext:value-type="string">
            <text:p>Mitochondrial disorder with complex I deficiency</text:p>
          </table:table-cell>
          <table:table-cell table:style-name="ce34" office:value-type="string" calcext:value-type="string">
            <text:p>Mitochondrial disorder with complex I deficiency (534)</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54</text:p>
          </table:table-cell>
          <table:table-cell table:style-name="ce25" office:value-type="string" calcext:value-type="string">
            <text:p>R354.1</text:p>
          </table:table-cell>
          <table:table-cell table:style-name="ce25" office:value-type="string" calcext:value-type="string">
            <text:p>Mitochondrial disorder with complex II deficiency</text:p>
          </table:table-cell>
          <table:table-cell table:style-name="ce25" office:value-type="string" calcext:value-type="string">
            <text:p>Mitochondrial disorder with complex II deficiency (535)</text:p>
          </table:table-cell>
          <table:table-cell table:style-name="ce25" office:value-type="string" calcext:value-type="string">
            <text:p>WES or Small Panel</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54</text:p>
          </table:table-cell>
          <table:table-cell table:style-name="ce25" office:value-type="string" calcext:value-type="string">
            <text:p>R354.2</text:p>
          </table:table-cell>
          <table:table-cell table:style-name="ce25" office:value-type="string" calcext:value-type="string">
            <text:p>Mitochondrial disorder with complex II deficiency</text:p>
          </table:table-cell>
          <table:table-cell table:style-name="ce25" office:value-type="string" calcext:value-type="string">
            <text:p>Mitochondrial disorder with complex II deficiency (535)</text:p>
          </table:table-cell>
          <table:table-cell table:style-name="ce25" office:value-type="string" calcext:value-type="string">
            <text:p>Exon level CNV detection by MLPA or equivalent</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55</text:p>
          </table:table-cell>
          <table:table-cell table:style-name="ce34" office:value-type="string" calcext:value-type="string">
            <text:p>R355.1</text:p>
          </table:table-cell>
          <table:table-cell table:style-name="ce34" office:value-type="string" calcext:value-type="string">
            <text:p>Mitochondrial disorder with complex III deficiency</text:p>
          </table:table-cell>
          <table:table-cell table:style-name="ce34" office:value-type="string" calcext:value-type="string">
            <text:p>Mitochondrial disorder with complex III deficiency (536)</text:p>
          </table:table-cell>
          <table:table-cell table:style-name="ce34" office:value-type="string" calcext:value-type="string">
            <text:p>WES or Small Panel</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55</text:p>
          </table:table-cell>
          <table:table-cell table:style-name="ce34" office:value-type="string" calcext:value-type="string">
            <text:p>R355.2</text:p>
          </table:table-cell>
          <table:table-cell table:style-name="ce34" office:value-type="string" calcext:value-type="string">
            <text:p>Mitochondrial disorder with complex III deficiency</text:p>
          </table:table-cell>
          <table:table-cell table:style-name="ce34" office:value-type="string" calcext:value-type="string">
            <text:p>Mitochondrial disorder with complex III deficiency (536)</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56</text:p>
          </table:table-cell>
          <table:table-cell table:style-name="ce25" office:value-type="string" calcext:value-type="string">
            <text:p>R356.1</text:p>
          </table:table-cell>
          <table:table-cell table:style-name="ce25" office:value-type="string" calcext:value-type="string">
            <text:p>Mitochondrial disorder with complex IV deficiency</text:p>
          </table:table-cell>
          <table:table-cell table:style-name="ce25" office:value-type="string" calcext:value-type="string">
            <text:p>Mitochondrial disorder with complex IV deficiency (537)</text:p>
          </table:table-cell>
          <table:table-cell table:style-name="ce25" office:value-type="string" calcext:value-type="string">
            <text:p>WES or Small Panel</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56</text:p>
          </table:table-cell>
          <table:table-cell table:style-name="ce25" office:value-type="string" calcext:value-type="string">
            <text:p>R356.2</text:p>
          </table:table-cell>
          <table:table-cell table:style-name="ce25" office:value-type="string" calcext:value-type="string">
            <text:p>Mitochondrial disorder with complex IV deficiency</text:p>
          </table:table-cell>
          <table:table-cell table:style-name="ce25" office:value-type="string" calcext:value-type="string">
            <text:p>Mitochondrial disorder with complex IV deficiency (537)</text:p>
          </table:table-cell>
          <table:table-cell table:style-name="ce25" office:value-type="string" calcext:value-type="string">
            <text:p>Exon level CNV detection by MLPA or equivalent</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57</text:p>
          </table:table-cell>
          <table:table-cell table:style-name="ce34" office:value-type="string" calcext:value-type="string">
            <text:p>R357.1</text:p>
          </table:table-cell>
          <table:table-cell table:style-name="ce34" office:value-type="string" calcext:value-type="string">
            <text:p>Mitochondrial disorder with complex V deficiency</text:p>
          </table:table-cell>
          <table:table-cell table:style-name="ce34" office:value-type="string" calcext:value-type="string">
            <text:p>Mitochondrial disorder with complex V deficiency (538)</text:p>
          </table:table-cell>
          <table:table-cell table:style-name="ce34" office:value-type="string" calcext:value-type="string">
            <text:p>WES or Small Panel</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57</text:p>
          </table:table-cell>
          <table:table-cell table:style-name="ce34" office:value-type="string" calcext:value-type="string">
            <text:p>R357.2</text:p>
          </table:table-cell>
          <table:table-cell table:style-name="ce34" office:value-type="string" calcext:value-type="string">
            <text:p>Mitochondrial disorder with complex V deficiency</text:p>
          </table:table-cell>
          <table:table-cell table:style-name="ce34" office:value-type="string" calcext:value-type="string">
            <text:p>Mitochondrial disorder with complex V deficiency (538)</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94</text:p>
          </table:table-cell>
          <table:table-cell table:style-name="ce25" office:value-type="string" calcext:value-type="string">
            <text:p>R394.1</text:p>
          </table:table-cell>
          <table:table-cell table:style-name="ce25" office:value-type="string" calcext:value-type="string">
            <text:p>Mitochondrial neurogastrointestinal encephalopathy</text:p>
          </table:table-cell>
          <table:table-cell table:style-name="ce25" office:value-type="string" calcext:value-type="string">
            <text:p><text:span text:style-name="T5">TYMP </text:span><text:span text:style-name="T19">(1357)</text:span></text:p>
          </table:table-cell>
          <table:table-cell table:style-name="ce25" office:value-type="string" calcext:value-type="string">
            <text:p>Single gene sequencing &gt;=10 amplicons</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number-columns-repeated="2" table:style-name="ce631"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4" office:value-type="string" calcext:value-type="string">
            <text:p>R395</text:p>
          </table:table-cell>
          <table:table-cell table:style-name="ce34" office:value-type="string" calcext:value-type="string">
            <text:p>R395.1</text:p>
          </table:table-cell>
          <table:table-cell table:style-name="ce34" office:value-type="string" calcext:value-type="string">
            <text:p>Thiamine metabolism dysfunction syndrome 2</text:p>
          </table:table-cell>
          <table:table-cell table:style-name="ce34" office:value-type="string" calcext:value-type="string">
            <text:p><text:span text:style-name="T5">SLC19A3</text:span><text:span text:style-name="T19"> (1399)</text:span></text:p>
          </table:table-cell>
          <table:table-cell table:style-name="ce34" office:value-type="string" calcext:value-type="string">
            <text:p>Single gene sequencing &lt;10 amplicons</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number-columns-repeated="2" table:style-name="ce631"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3" office:value-type="string" calcext:value-type="string">
            <text:p>R396</text:p>
          </table:table-cell>
          <table:table-cell table:style-name="ce25" office:value-type="string" calcext:value-type="string">
            <text:p>R396.1</text:p>
          </table:table-cell>
          <table:table-cell table:style-name="ce25" office:value-type="string" calcext:value-type="string">
            <text:p>Mitochondrial Complex V deficiency, TMEM70 type</text:p>
          </table:table-cell>
          <table:table-cell table:style-name="ce25" office:value-type="string" calcext:value-type="string">
            <text:p><text:span text:style-name="T5">TMEM70 </text:span><text:span text:style-name="T19">(1356)</text:span></text:p>
          </table:table-cell>
          <table:table-cell table:style-name="ce25" office:value-type="string" calcext:value-type="string">
            <text:p>Single gene sequencing &lt;10 amplicons</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number-columns-repeated="2" table:style-name="ce631"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4" office:value-type="string" calcext:value-type="string">
            <text:p>R397</text:p>
          </table:table-cell>
          <table:table-cell table:style-name="ce34" office:value-type="string" calcext:value-type="string">
            <text:p>R397.1</text:p>
          </table:table-cell>
          <table:table-cell table:style-name="ce34" office:value-type="string" calcext:value-type="string">
            <text:p>Maternally inherited cardiomyopathy</text:p>
          </table:table-cell>
          <table:table-cell table:style-name="ce34" office:value-type="string" calcext:value-type="string">
            <text:p>m.4300A&gt;G</text:p>
          </table:table-cell>
          <table:table-cell table:style-name="ce34" office:value-type="string" calcext:value-type="string">
            <text:p>Targeted variant testing</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42</text:p>
          </table:table-cell>
          <table:table-cell table:style-name="ce25" office:value-type="string" calcext:value-type="string">
            <text:p>R42.1</text:p>
          </table:table-cell>
          <table:table-cell table:style-name="ce25" office:value-type="string" calcext:value-type="string">
            <text:p>Leber hereditary optic neuropathy</text:p>
          </table:table-cell>
          <table:table-cell table:style-name="ce25" office:value-type="string" calcext:value-type="string">
            <text:p>Three common LHON variants</text:p>
          </table:table-cell>
          <table:table-cell table:style-name="ce25" office:value-type="string" calcext:value-type="string">
            <text:p>Targeted variant testing</text:p>
          </table:table-cell>
          <table:table-cell table:style-name="ce25" office:value-type="string" calcext:value-type="string">
            <text:p>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6" office:value-type="string" calcext:value-type="string">
            <text:p>North East and Yorkshire GLH - Newcastle upon Tyne FT Mitochondrial Diagnostic Laboratory</text:p>
          </table:table-cell>
          <table:table-cell table:style-name="ce356"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42</text:p>
          </table:table-cell>
          <table:table-cell table:style-name="ce25" office:value-type="string" calcext:value-type="string">
            <text:p>R42.2</text:p>
          </table:table-cell>
          <table:table-cell table:style-name="ce25" office:value-type="string" calcext:value-type="string">
            <text:p>Leber hereditary optic neuropathy</text:p>
          </table:table-cell>
          <table:table-cell table:style-name="ce25" office:value-type="string" calcext:value-type="string">
            <text:p>Mitochondrial genome</text:p>
          </table:table-cell>
          <table:table-cell table:style-name="ce25" office:value-type="string" calcext:value-type="string">
            <text:p>Other</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3" table:style-name="ce190" office:value-type="string" calcext:value-type="string">
            <text:p>Sample sent to North East and Yorkshire GLH - Newcastle upon Tyne FT Mitochondrial Diagnostic Laboratory &amp; forwarded to North West GLH- Manchester University FT as required.</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63</text:p>
          </table:table-cell>
          <table:table-cell table:style-name="ce34" office:value-type="string" calcext:value-type="string">
            <text:p>R63.1</text:p>
          </table:table-cell>
          <table:table-cell table:style-name="ce34" office:value-type="string" calcext:value-type="string">
            <text:p>Possible mitochondrial disorder - nuclear genes</text:p>
          </table:table-cell>
          <table:table-cell table:style-name="ce34" office:value-type="string" calcext:value-type="string">
            <text:p>Possible mitochondrial disorder - nuclear genes (539)</text:p>
          </table:table-cell>
          <table:table-cell table:style-name="ce34" office:value-type="string" calcext:value-type="string">
            <text:p>WES or Large Panel</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91" office:value-type="string" calcext:value-type="string">
            <text:p>North East and Yorkshire GLH - Newcastle upon Tyne FT Mitochondrial Diagnostic Laboratory</text:p>
          </table:table-cell>
          <table:table-cell table:style-name="ce287" office:value-type="string" calcext:value-type="string">
            <text:p>North East and Yorkshire GLH - Newcastle upon Tyne FT Mitochondrial Diagnostic Laboratory</text:p>
          </table:table-cell>
          <table:table-cell table:style-name="ce190"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635" office:value-type="string" calcext:value-type="string">
            <text:p>North Thames GLH - Great Ormond Street FT </text:p>
          </table:table-cell>
          <table:table-cell table:style-name="ce63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63</text:p>
          </table:table-cell>
          <table:table-cell table:style-name="ce34" office:value-type="string" calcext:value-type="string">
            <text:p>R63.2</text:p>
          </table:table-cell>
          <table:table-cell table:style-name="ce34" office:value-type="string" calcext:value-type="string">
            <text:p>Possible mitochondrial disorder - nuclear genes</text:p>
          </table:table-cell>
          <table:table-cell table:style-name="ce34" office:value-type="string" calcext:value-type="string">
            <text:p>Possible mitochondrial disorder - nuclear genes (539)</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Mitochondrial</text:p>
          </table:table-cell>
          <table:table-cell table:style-name="ce34" office:value-type="string" calcext:value-type="string">
            <text:p>No change</text:p>
          </table:table-cell>
          <table:table-cell table:style-name="ce58" office:value-type="string" calcext:value-type="string">
            <text:p>No</text:p>
          </table:table-cell>
          <table:table-cell table:style-name="ce177" office:value-type="string" calcext:value-type="string">
            <text:p>North East and Yorkshire GLH - Newcastle upon Tyne FT Mitochondrial Diagnostic Laboratory</text:p>
          </table:table-cell>
          <table:table-cell table:style-name="ce287" office:value-type="string" calcext:value-type="string">
            <text:p>North East and Yorkshire GLH - Newcastle upon Tyne FT Mitochondrial Diagnostic Laboratory</text:p>
          </table:table-cell>
          <table:table-cell table:style-name="ce130"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64</text:p>
          </table:table-cell>
          <table:table-cell table:style-name="ce25" office:value-type="string" calcext:value-type="string">
            <text:p>R64.1</text:p>
          </table:table-cell>
          <table:table-cell table:style-name="ce25" office:value-type="string" calcext:value-type="string">
            <text:p>MELAS or MIDD</text:p>
          </table:table-cell>
          <table:table-cell table:style-name="ce25" office:value-type="string" calcext:value-type="string">
            <text:p>MTTL1 3243A&gt;G</text:p>
          </table:table-cell>
          <table:table-cell table:style-name="ce25" office:value-type="string" calcext:value-type="string">
            <text:p>Targeted variant testing</text:p>
          </table:table-cell>
          <table:table-cell table:style-name="ce25" office:value-type="string" calcext:value-type="string">
            <text:p>Highly Specialised</text:p>
          </table:table-cell>
          <table:table-cell table:style-name="ce25" office:value-type="string" calcext:value-type="string">
            <text:p>Mitochondrial</text:p>
          </table:table-cell>
          <table:table-cell table:style-name="ce25" office:value-type="string" calcext:value-type="string">
            <text:p>No change</text:p>
          </table:table-cell>
          <table:table-cell table:style-name="ce58" office:value-type="string" calcext:value-type="string">
            <text:p>No</text:p>
          </table:table-cell>
          <table:table-cell table:style-name="ce177" office:value-type="string" calcext:value-type="string">
            <text:p>North East and Yorkshire GLH - Newcastle upon Tyne FT Mitochondrial Diagnostic Laboratory</text:p>
          </table:table-cell>
          <table:table-cell table:style-name="ce287" office:value-type="string" calcext:value-type="string">
            <text:p>North East and Yorkshire GLH - Newcastle upon Tyne FT Mitochondrial Diagnostic Laboratory</text:p>
          </table:table-cell>
          <table:table-cell table:style-name="ce130" office:value-type="string" calcext:value-type="string">
            <text:p>North East and Yorkshire GLH - Newcastle upon Tyne FT Mitochondrial Diagnostic Laboratory</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100</text:p>
          </table:table-cell>
          <table:table-cell table:style-name="ce34" office:value-type="string" calcext:value-type="string">
            <text:p>R100.2</text:p>
          </table:table-cell>
          <table:table-cell table:style-name="ce34" office:value-type="string" calcext:value-type="string">
            <text:p>Rare syndromic craniosynostosis or isolated multisuture synostosis</text:p>
          </table:table-cell>
          <table:table-cell table:style-name="ce34" office:value-type="string" calcext:value-type="string">
            <text:p>Genomewide</text:p>
          </table:table-cell>
          <table:table-cell table:style-name="ce34" office:value-type="string" calcext:value-type="string">
            <text:p>Microarray</text:p>
          </table:table-cell>
          <table:table-cell table:style-name="ce34" office:value-type="string" calcext:value-type="string">
            <text:p>Highly 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30" office:value-type="string" calcext:value-type="string">
            <text:p>Central and South GLH - Oxford University FT</text:p>
          </table:table-cell>
          <table:table-cell table:style-name="ce130" office:value-type="string" calcext:value-type="string">
            <text:p>North Thames GLH - Great Ormond Street FT </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100</text:p>
          </table:table-cell>
          <table:table-cell table:style-name="ce34" office:value-type="string" calcext:value-type="string">
            <text:p>R100.3</text:p>
          </table:table-cell>
          <table:table-cell table:style-name="ce34" office:value-type="string" calcext:value-type="string">
            <text:p>Rare syndromic craniosynostosis or isolated multisuture synostosis</text:p>
          </table:table-cell>
          <table:table-cell table:style-name="ce34" office:value-type="string" calcext:value-type="string">
            <text:p>Craniosynostosis (168)</text:p>
          </table:table-cell>
          <table:table-cell table:style-name="ce34" office:value-type="string" calcext:value-type="string">
            <text:p>WGS</text:p>
          </table:table-cell>
          <table:table-cell table:style-name="ce34" office:value-type="string" calcext:value-type="string">
            <text:p>Highly 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78" office:value-type="string" calcext:value-type="string">
            <text:p>No</text:p>
          </table:table-cell>
          <table:table-cell table:number-columns-repeated="2" table:style-name="ce130" office:value-type="string" calcext:value-type="string">
            <text:p>Central and South GLH - Oxford University FT</text:p>
          </table:table-cell>
          <table:table-cell table:style-name="ce130" office:value-type="string" calcext:value-type="string">
            <text:p>North Thames GLH - Great Ormond Street FT </text:p>
          </table:table-cell>
          <table:table-cell table:style-name="ce177" office:value-type="string" calcext:value-type="string">
            <text:p>Central and South GLH - Oxford University FT</text:p>
          </table:table-cell>
          <table:table-cell table:style-name="ce130" office:value-type="string" calcext:value-type="string">
            <text:p>Central and South GLH - Oxford University FT</text:p>
          </table:table-cell>
          <table:table-cell table:style-name="ce177" office:value-type="string" calcext:value-type="string">
            <text:p>North Thames GLH - Great Ormond Street FT </text:p>
          </table:table-cell>
          <table:table-cell table:style-name="ce130"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01</text:p>
          </table:table-cell>
          <table:table-cell table:style-name="ce25" office:value-type="string" calcext:value-type="string">
            <text:p>R101.1</text:p>
          </table:table-cell>
          <table:table-cell table:style-name="ce25" office:value-type="string" calcext:value-type="string">
            <text:p>Ehlers Danlos syndrome with a likely monogenic cause</text:p>
          </table:table-cell>
          <table:table-cell table:style-name="ce25" office:value-type="string" calcext:value-type="string">
            <text:p>Ehlers Danlos syndromes (53)</text:p>
          </table:table-cell>
          <table:table-cell table:style-name="ce25" office:value-type="string" calcext:value-type="string">
            <text:p>WES or Medium Panel</text:p>
          </table:table-cell>
          <table:table-cell table:style-name="ce25" office:value-type="string" calcext:value-type="string">
            <text:p>Highly Specialised</text:p>
          </table:table-cell>
          <table:table-cell table:style-name="ce25" office:value-type="string" calcext:value-type="string">
            <text:p>Musculoskeletal</text:p>
          </table:table-cell>
          <table:table-cell table:style-name="ce25" office:value-type="string" calcext:value-type="string">
            <text:p>No change</text:p>
          </table:table-cell>
          <table:table-cell table:style-name="ce58" office:value-type="string" calcext:value-type="string">
            <text:p>Yes</text:p>
          </table:table-cell>
          <table:table-cell table:style-name="ce152" office:value-type="string" calcext:value-type="string">
            <text:p>North East and Yorkshire GLH - Sheffield Children's FT </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25" table:number-columns-repeated="10"/>
          <table:table-cell table:number-columns-repeated="38"/>
        </table:table-row>
        <table:table-row table:style-name="ro1">
          <table:table-cell table:style-name="ce13" office:value-type="string" calcext:value-type="string">
            <text:p>R101</text:p>
          </table:table-cell>
          <table:table-cell table:style-name="ce25" office:value-type="string" calcext:value-type="string">
            <text:p>R101.2</text:p>
          </table:table-cell>
          <table:table-cell table:style-name="ce25" office:value-type="string" calcext:value-type="string">
            <text:p>Ehlers Danlos syndrome with a likely monogenic cause</text:p>
          </table:table-cell>
          <table:table-cell table:style-name="ce25" office:value-type="string" calcext:value-type="string">
            <text:p>Ehlers Danlos syndromes (53)</text:p>
          </table:table-cell>
          <table:table-cell table:style-name="ce25" office:value-type="string" calcext:value-type="string">
            <text:p>Exon level CNV detection by MLPA or equivalent</text:p>
          </table:table-cell>
          <table:table-cell table:style-name="ce25" office:value-type="string" calcext:value-type="string">
            <text:p>Highly Specialised</text:p>
          </table:table-cell>
          <table:table-cell table:style-name="ce25" office:value-type="string" calcext:value-type="string">
            <text:p>Musculoskeletal</text:p>
          </table:table-cell>
          <table:table-cell table:style-name="ce25" office:value-type="string" calcext:value-type="string">
            <text:p>No change</text:p>
          </table:table-cell>
          <table:table-cell table:style-name="ce58" office:value-type="string" calcext:value-type="string">
            <text:p>Yes</text:p>
          </table:table-cell>
          <table:table-cell table:style-name="ce152" office:value-type="string" calcext:value-type="string">
            <text:p>North East and Yorkshire GLH - Sheffield Children's FT </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25" table:number-columns-repeated="10"/>
          <table:table-cell table:number-columns-repeated="38"/>
        </table:table-row>
        <table:table-row table:style-name="ro1">
          <table:table-cell table:style-name="ce14" office:value-type="string" calcext:value-type="string">
            <text:p>R102</text:p>
          </table:table-cell>
          <table:table-cell table:style-name="ce34" office:value-type="string" calcext:value-type="string">
            <text:p>R102.1</text:p>
          </table:table-cell>
          <table:table-cell table:style-name="ce34" office:value-type="string" calcext:value-type="string">
            <text:p>Osteogenesis imperfecta</text:p>
          </table:table-cell>
          <table:table-cell table:style-name="ce34" office:value-type="string" calcext:value-type="string">
            <text:p>Osteogenesis imperfecta (196)</text:p>
          </table:table-cell>
          <table:table-cell table:style-name="ce34" office:value-type="string" calcext:value-type="string">
            <text:p>WES or Medium Panel</text:p>
          </table:table-cell>
          <table:table-cell table:style-name="ce34" office:value-type="string" calcext:value-type="string">
            <text:p>Highly 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58" office:value-type="string" calcext:value-type="string">
            <text:p>Yes</text:p>
          </table:table-cell>
          <table:table-cell table:style-name="ce152" office:value-type="string" calcext:value-type="string">
            <text:p>North East and Yorkshire GLH - Sheffield Children's FT </text:p>
            <text:p>(National)</text:p>
          </table:table-cell>
          <table:table-cell table:style-name="ce102" office:value-type="string" calcext:value-type="string">
            <text:p>North East and Yorkshire GLH - Sheffield Children's FT</text:p>
            <text:p>(National)</text:p>
          </table:table-cell>
          <table:table-cell table:style-name="ce130"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30" office:value-type="string" calcext:value-type="string">
            <text:p>North East and Yorkshire GLH - Sheffield Children's FT</text:p>
            <text:p>(National)</text:p>
          </table:table-cell>
          <table:table-cell table:style-name="ce130" office:value-type="string" calcext:value-type="string">
            <text:p>North East and Yorkshire GLH - Sheffield Children's FT</text:p>
            <text:p>(National)</text:p>
          </table:table-cell>
          <table:table-cell table:style-name="ce25" table:number-columns-repeated="10"/>
          <table:table-cell table:number-columns-repeated="38"/>
        </table:table-row>
        <table:table-row table:style-name="ro1">
          <table:table-cell table:style-name="ce14" office:value-type="string" calcext:value-type="string">
            <text:p>R102</text:p>
          </table:table-cell>
          <table:table-cell table:style-name="ce34" office:value-type="string" calcext:value-type="string">
            <text:p>R102.2</text:p>
          </table:table-cell>
          <table:table-cell table:style-name="ce34" office:value-type="string" calcext:value-type="string">
            <text:p>Osteogenesis imperfecta</text:p>
          </table:table-cell>
          <table:table-cell table:style-name="ce34" office:value-type="string" calcext:value-type="string">
            <text:p>Osteogenesis imperfecta (196)</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58" office:value-type="string" calcext:value-type="string">
            <text:p>Yes</text:p>
          </table:table-cell>
          <table:table-cell table:style-name="ce152" office:value-type="string" calcext:value-type="string">
            <text:p>North East and Yorkshire GLH - Sheffield Children's FT </text:p>
            <text:p>(National)</text:p>
          </table:table-cell>
          <table:table-cell table:style-name="ce102" office:value-type="string" calcext:value-type="string">
            <text:p>North East and Yorkshire GLH - Sheffield Children's FT</text:p>
            <text:p>(National)</text:p>
          </table:table-cell>
          <table:table-cell table:style-name="ce130"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02" office:value-type="string" calcext:value-type="string">
            <text:p>North East and Yorkshire GLH - Sheffield Children's FT</text:p>
            <text:p>(National)</text:p>
          </table:table-cell>
          <table:table-cell table:style-name="ce130" office:value-type="string" calcext:value-type="string">
            <text:p>North East and Yorkshire GLH - Sheffield Children's FT</text:p>
            <text:p>(National)</text:p>
          </table:table-cell>
          <table:table-cell table:style-name="ce130" office:value-type="string" calcext:value-type="string">
            <text:p>North East and Yorkshire GLH - Sheffield Children's FT</text:p>
            <text:p>(National)</text:p>
          </table:table-cell>
          <table:table-cell table:style-name="ce25" table:number-columns-repeated="10"/>
          <table:table-cell table:number-columns-repeated="38"/>
        </table:table-row>
        <table:table-row table:style-name="ro1">
          <table:table-cell table:style-name="ce13" office:value-type="string" calcext:value-type="string">
            <text:p>R104</text:p>
          </table:table-cell>
          <table:table-cell table:style-name="ce25" office:value-type="string" calcext:value-type="string">
            <text:p>R104.3</text:p>
          </table:table-cell>
          <table:table-cell table:style-name="ce25" office:value-type="string" calcext:value-type="string">
            <text:p>Skeletal dysplasia</text:p>
          </table:table-cell>
          <table:table-cell table:style-name="ce25" office:value-type="string" calcext:value-type="string">
            <text:p>Skeletal dysplasia (309)</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Musculoskeletal</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Leeds Teaching Trust</text:p>
          </table:table-cell>
          <table:table-cell table:style-name="ce102" office:value-type="string" calcext:value-type="string">
            <text:p>North East and Yorkshire GLH - Leeds Teaching Trust</text:p>
          </table:table-cell>
          <table:table-cell table:style-name="ce130" office:value-type="string" calcext:value-type="string">
            <text:p>North East and Yorkshire GLH - Leeds Teaching Trus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77" office:value-type="string" calcext:value-type="string">
            <text:p>North Thames GLH - Great Ormond Street FT </text:p>
          </table:table-cell>
          <table:table-cell table:style-name="ce130"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04</text:p>
          </table:table-cell>
          <table:table-cell table:style-name="ce25" office:value-type="string" calcext:value-type="string">
            <text:p>R104.4</text:p>
          </table:table-cell>
          <table:table-cell table:style-name="ce25" office:value-type="string" calcext:value-type="string">
            <text:p>Skeletal dysplasia</text:p>
          </table:table-cell>
          <table:table-cell table:style-name="ce25" office:value-type="string" calcext:value-type="string">
            <text:p>Osteopetrosis (943)</text:p>
          </table:table-cell>
          <table:table-cell table:style-name="ce25" office:value-type="string" calcext:value-type="string">
            <text:p>WES or Large Panel</text:p>
          </table:table-cell>
          <table:table-cell table:style-name="ce25" office:value-type="string" calcext:value-type="string">
            <text:p>Specialised</text:p>
          </table:table-cell>
          <table:table-cell table:style-name="ce25" office:value-type="string" calcext:value-type="string">
            <text:p>Musculoskeletal</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2" table:style-name="ce193" office:value-type="string" calcext:value-type="string">
            <text:p>South West GLH - North Bristol Trust</text:p>
          </table:table-cell>
          <table:table-cell table:style-name="ce357" office:value-type="string" calcext:value-type="string">
            <text:p>South West GLH - North Bristol Trust</text:p>
          </table:table-cell>
          <table:table-cell table:style-name="ce193" office:value-type="string" calcext:value-type="string">
            <text:p>South West GLH - North Bristol Trust</text:p>
          </table:table-cell>
          <table:table-cell table:style-name="ce551" office:value-type="string" calcext:value-type="string">
            <text:p>South West GLH - North Bristol Trust</text:p>
          </table:table-cell>
          <table:table-cell table:number-columns-repeated="2" table:style-name="ce357"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4" office:value-type="string" calcext:value-type="string">
            <text:p>R23</text:p>
          </table:table-cell>
          <table:table-cell table:style-name="ce34" office:value-type="string" calcext:value-type="string">
            <text:p>R23.1</text:p>
          </table:table-cell>
          <table:table-cell table:style-name="ce34" office:value-type="string" calcext:value-type="string">
            <text:p>Apert syndrome</text:p>
          </table:table-cell>
          <table:table-cell table:style-name="ce34" office:value-type="string" calcext:value-type="string">
            <text:p>FGFR2 c.755 and c.758</text:p>
          </table:table-cell>
          <table:table-cell table:style-name="ce34" office:value-type="string" calcext:value-type="string">
            <text:p>Targeted variant testing</text:p>
          </table:table-cell>
          <table:table-cell table:style-name="ce34" office:value-type="string" calcext:value-type="string">
            <text:p>Highly 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02" office:value-type="string" calcext:value-type="string">
            <text:p>Central and South GLH - Oxford University FT</text:p>
          </table:table-cell>
          <table:table-cell table:style-name="ce130" office:value-type="string" calcext:value-type="string">
            <text:p>North Thames GLH - Great Ormond Street FT </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77" office:value-type="string" calcext:value-type="string">
            <text:p>North Thames GLH - Great Ormond Street FT </text:p>
          </table:table-cell>
          <table:table-cell table:style-name="ce130"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84</text:p>
          </table:table-cell>
          <table:table-cell table:style-name="ce25" office:value-type="string" calcext:value-type="string">
            <text:p>R284.1</text:p>
          </table:table-cell>
          <table:table-cell table:style-name="ce25" office:value-type="string" calcext:value-type="string">
            <text:p>Van der Woude syndrome</text:p>
          </table:table-cell>
          <table:table-cell table:style-name="ce25" office:value-type="string" calcext:value-type="string">
            <text:p><text:span text:style-name="T5">IRF6 </text:span><text:span text:style-name="T19">(1401)</text:span></text:p>
          </table:table-cell>
          <table:table-cell table:style-name="ce25" office:value-type="string" calcext:value-type="string">
            <text:p>Single gene sequencing &lt;10 amplicons</text:p>
          </table:table-cell>
          <table:table-cell table:style-name="ce25" office:value-type="string" calcext:value-type="string">
            <text:p>Specialised</text:p>
          </table:table-cell>
          <table:table-cell table:style-name="ce25" office:value-type="string" calcext:value-type="string">
            <text:p>Musculoskeletal</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5" table:style-name="ce130" office:value-type="string" calcext:value-type="string">
            <text:p>North Thames GLH - Great Ormond Street FT </text:p>
          </table:table-cell>
          <table:table-cell table:style-name="ce177" office:value-type="string" calcext:value-type="string">
            <text:p>North Thames GLH - Great Ormond Street FT </text:p>
            <text:p>(national) </text:p>
          </table:table-cell>
          <table:table-cell table:style-name="ce130"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40</text:p>
          </table:table-cell>
          <table:table-cell table:style-name="ce34" office:value-type="string" calcext:value-type="string">
            <text:p>R340.1</text:p>
          </table:table-cell>
          <table:table-cell table:style-name="ce34" office:value-type="string" calcext:value-type="string">
            <text:p>Amelogenesis imperfecta</text:p>
          </table:table-cell>
          <table:table-cell table:style-name="ce34" office:value-type="string" calcext:value-type="string">
            <text:p>Amelogenesis imperfecta (269)</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58" office:value-type="string" calcext:value-type="string">
            <text:p>Yes</text:p>
          </table:table-cell>
          <table:table-cell table:style-name="ce177" office:value-type="string" calcext:value-type="string">
            <text:p>North East and Yorkshire GLH - Leeds Teaching Trust</text:p>
          </table:table-cell>
          <table:table-cell table:number-columns-repeated="6" table:style-name="ce130" office:value-type="string" calcext:value-type="string">
            <text:p>North East and Yorkshire GLH - Leeds Teaching Trust</text:p>
          </table:table-cell>
          <table:table-cell table:style-name="ce25" table:number-columns-repeated="10"/>
          <table:table-cell table:number-columns-repeated="38"/>
        </table:table-row>
        <table:table-row table:style-name="ro1">
          <table:table-cell table:style-name="ce14" office:value-type="string" calcext:value-type="string">
            <text:p>R340</text:p>
          </table:table-cell>
          <table:table-cell table:style-name="ce34" office:value-type="string" calcext:value-type="string">
            <text:p>R340.2</text:p>
          </table:table-cell>
          <table:table-cell table:style-name="ce34" office:value-type="string" calcext:value-type="string">
            <text:p>Amelogenesis imperfecta</text:p>
          </table:table-cell>
          <table:table-cell table:style-name="ce34" office:value-type="string" calcext:value-type="string">
            <text:p>Amelogenesis imperfecta (269)</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58" office:value-type="string" calcext:value-type="string">
            <text:p>Yes</text:p>
          </table:table-cell>
          <table:table-cell table:style-name="ce152" office:value-type="string" calcext:value-type="string">
            <text:p>North East and Yorkshire GLH - Leeds Teaching Trust</text:p>
          </table:table-cell>
          <table:table-cell table:style-name="ce102" office:value-type="string" calcext:value-type="string">
            <text:p>North East and Yorkshire GLH - Leeds Teaching Trust</text:p>
          </table:table-cell>
          <table:table-cell table:style-name="ce130" office:value-type="string" calcext:value-type="string">
            <text:p>North East and Yorkshire GLH - Leeds Teaching Trust</text:p>
          </table:table-cell>
          <table:table-cell table:number-columns-repeated="2" table:style-name="ce102" office:value-type="string" calcext:value-type="string">
            <text:p>North East and Yorkshire GLH - Leeds Teaching Trust</text:p>
          </table:table-cell>
          <table:table-cell table:number-columns-repeated="2" table:style-name="ce130" office:value-type="string" calcext:value-type="string">
            <text:p>North East and Yorkshire GLH - Leeds Teaching Trust</text:p>
          </table:table-cell>
          <table:table-cell table:style-name="ce25" table:number-columns-repeated="10"/>
          <table:table-cell table:number-columns-repeated="38"/>
        </table:table-row>
        <table:table-row table:style-name="ro1">
          <table:table-cell table:style-name="ce13" office:value-type="string" calcext:value-type="string">
            <text:p>R390</text:p>
          </table:table-cell>
          <table:table-cell table:style-name="ce25" office:value-type="string" calcext:value-type="string">
            <text:p>R390.1</text:p>
          </table:table-cell>
          <table:table-cell table:style-name="ce25" office:value-type="string" calcext:value-type="string">
            <text:p>Multiple exostoses</text:p>
          </table:table-cell>
          <table:table-cell table:style-name="ce25" office:value-type="string" calcext:value-type="string">
            <text:p><text:span text:style-name="T5">EXT1;EXT2</text:span><text:span text:style-name="T19"> (1367)</text:span></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Musculoskeletal</text:p>
          </table:table-cell>
          <table:table-cell table:style-name="ce25" office:value-type="string" calcext:value-type="string">
            <text:p>No change</text:p>
          </table:table-cell>
          <table:table-cell table:style-name="ce58" office:value-type="string" calcext:value-type="string">
            <text:p>No</text:p>
          </table:table-cell>
          <table:table-cell table:style-name="ce177" office:value-type="string" calcext:value-type="string">
            <text:p>North East and Yorkshire GLH - Sheffield Children's FT</text:p>
          </table:table-cell>
          <table:table-cell table:number-columns-repeated="2" table:style-name="ce130" office:value-type="string" calcext:value-type="string">
            <text:p>North East and Yorkshire GLH - Sheffield Children's FT</text:p>
          </table:table-cell>
          <table:table-cell table:style-name="ce177" office:value-type="string" calcext:value-type="string">
            <text:p>Central and South GLH - Oxford University FT</text:p>
          </table:table-cell>
          <table:table-cell table:number-columns-repeated="3" table:style-name="ce130"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3" office:value-type="string" calcext:value-type="string">
            <text:p>R390</text:p>
          </table:table-cell>
          <table:table-cell table:style-name="ce25" office:value-type="string" calcext:value-type="string">
            <text:p>R390.2</text:p>
          </table:table-cell>
          <table:table-cell table:style-name="ce25" office:value-type="string" calcext:value-type="string">
            <text:p>Multiple exostoses</text:p>
          </table:table-cell>
          <table:table-cell table:style-name="ce25" office:value-type="string" calcext:value-type="string">
            <text:p><text:span text:style-name="T5">EXT1;EXT2</text:span><text:span text:style-name="T19"> (1367)</text:spa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Musculoskeletal</text:p>
          </table:table-cell>
          <table:table-cell table:style-name="ce25" office:value-type="string" calcext:value-type="string">
            <text:p>No change</text:p>
          </table:table-cell>
          <table:table-cell table:style-name="ce58" office:value-type="string" calcext:value-type="string">
            <text:p>No</text:p>
          </table:table-cell>
          <table:table-cell table:style-name="ce177" office:value-type="string" calcext:value-type="string">
            <text:p>North East and Yorkshire GLH - Sheffield Children's FT</text:p>
          </table:table-cell>
          <table:table-cell table:number-columns-repeated="2" table:style-name="ce130" office:value-type="string" calcext:value-type="string">
            <text:p>North East and Yorkshire GLH - Sheffield Children's FT</text:p>
          </table:table-cell>
          <table:table-cell table:style-name="ce177" office:value-type="string" calcext:value-type="string">
            <text:p>Central and South GLH - Oxford University FT</text:p>
          </table:table-cell>
          <table:table-cell table:number-columns-repeated="3" table:style-name="ce130"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4" office:value-type="string" calcext:value-type="string">
            <text:p>R415</text:p>
          </table:table-cell>
          <table:table-cell table:style-name="ce34" office:value-type="string" calcext:value-type="string">
            <text:p>R415.1</text:p>
          </table:table-cell>
          <table:table-cell table:style-name="ce34" office:value-type="string" calcext:value-type="string">
            <text:p>Cleidocranial Dysplasia </text:p>
          </table:table-cell>
          <table:table-cell table:style-name="ce34" office:value-type="string" calcext:value-type="string">
            <text:p><text:span text:style-name="T5">RUNX2</text:span><text:span text:style-name="T19"> (1315)</text:span></text:p>
          </table:table-cell>
          <table:table-cell table:style-name="ce34" office:value-type="string" calcext:value-type="string">
            <text:p>Single gene sequencing &lt;10 amplicons</text:p>
          </table:table-cell>
          <table:table-cell table:style-name="ce34" office:value-type="string" calcext:value-type="string">
            <text:p>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103" office:value-type="string" calcext:value-type="string">
            <text:p>Yes</text:p>
          </table:table-cell>
          <table:table-cell table:number-columns-repeated="3" table:style-name="ce162" office:value-type="string" calcext:value-type="string">
            <text:p>Central and South GLH - Oxford University FT</text:p>
          </table:table-cell>
          <table:table-cell table:style-name="ce177" office:value-type="string" calcext:value-type="string">
            <text:p>Central and South GLH - Oxford University FT</text:p>
          </table:table-cell>
          <table:table-cell table:number-columns-repeated="3" table:style-name="ce162"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4" office:value-type="string" calcext:value-type="string">
            <text:p>R415</text:p>
          </table:table-cell>
          <table:table-cell table:style-name="ce34" office:value-type="string" calcext:value-type="string">
            <text:p>R415.2</text:p>
          </table:table-cell>
          <table:table-cell table:style-name="ce34" office:value-type="string" calcext:value-type="string">
            <text:p>Cleidocranial Dysplasia </text:p>
          </table:table-cell>
          <table:table-cell table:style-name="ce34" office:value-type="string" calcext:value-type="string">
            <text:p><text:span text:style-name="T5">RUNX2</text:span><text:span text:style-name="T19"> (1315)</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103" office:value-type="string" calcext:value-type="string">
            <text:p>Yes</text:p>
          </table:table-cell>
          <table:table-cell table:number-columns-repeated="3" table:style-name="ce162" office:value-type="string" calcext:value-type="string">
            <text:p>Central and South GLH - Oxford University FT</text:p>
          </table:table-cell>
          <table:table-cell table:style-name="ce177" office:value-type="string" calcext:value-type="string">
            <text:p>Central and South GLH - Oxford University FT</text:p>
          </table:table-cell>
          <table:table-cell table:number-columns-repeated="3" table:style-name="ce162"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3" office:value-type="string" calcext:value-type="string">
            <text:p>R416</text:p>
          </table:table-cell>
          <table:table-cell table:style-name="ce25" office:value-type="string" calcext:value-type="string">
            <text:p>R416.1</text:p>
          </table:table-cell>
          <table:table-cell table:style-name="ce25" office:value-type="string" calcext:value-type="string">
            <text:p>Syndromic and non syndromic craniosynostosis involving midline sutures</text:p>
          </table:table-cell>
          <table:table-cell table:style-name="ce25" office:value-type="string" calcext:value-type="string">
            <text:p><text:span text:style-name="T5">SMAD6 </text:span><text:span text:style-name="T19">(1395)</text:span></text:p>
          </table:table-cell>
          <table:table-cell table:style-name="ce25" office:value-type="string" calcext:value-type="string">
            <text:p>Single gene sequencing &lt;10 amplicons</text:p>
          </table:table-cell>
          <table:table-cell table:style-name="ce25" office:value-type="string" calcext:value-type="string">
            <text:p>Highly Specialised</text:p>
          </table:table-cell>
          <table:table-cell table:style-name="ce25" office:value-type="string" calcext:value-type="string">
            <text:p>Musculoskeletal</text:p>
          </table:table-cell>
          <table:table-cell table:style-name="ce25" office:value-type="string" calcext:value-type="string">
            <text:p>No change</text:p>
          </table:table-cell>
          <table:table-cell table:style-name="ce103" office:value-type="string" calcext:value-type="string">
            <text:p>No</text:p>
          </table:table-cell>
          <table:table-cell table:number-columns-repeated="2" table:style-name="ce162" office:value-type="string" calcext:value-type="string">
            <text:p>Central and South GLH - Oxford University FT</text:p>
          </table:table-cell>
          <table:table-cell table:style-name="ce162" office:value-type="string" calcext:value-type="string">
            <text:p>North Thames GLH - Great Ormond Street FT </text:p>
          </table:table-cell>
          <table:table-cell table:style-name="ce152" office:value-type="string" calcext:value-type="string">
            <text:p>Central and South GLH - Oxford University FT</text:p>
          </table:table-cell>
          <table:table-cell table:style-name="ce121"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21"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52</text:p>
          </table:table-cell>
          <table:table-cell table:style-name="ce34" office:value-type="string" calcext:value-type="string">
            <text:p>R52.1</text:p>
          </table:table-cell>
          <table:table-cell table:style-name="ce34" office:value-type="string" calcext:value-type="string">
            <text:p>Short stature - SHOX deficiency</text:p>
          </table:table-cell>
          <table:table-cell table:style-name="ce34" office:value-type="string" calcext:value-type="string">
            <text:p><text:span text:style-name="T5">SHOX</text:span><text:span text:style-name="T19"> (1390)</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103" office:value-type="string" calcext:value-type="string">
            <text:p>No</text:p>
          </table:table-cell>
          <table:table-cell table:style-name="ce177" office:value-type="string" calcext:value-type="string">
            <text:p>North East and Yorkshire GLH - Sheffield Children's FT</text:p>
          </table:table-cell>
          <table:table-cell table:number-columns-repeated="2" table:style-name="ce162" office:value-type="string" calcext:value-type="string">
            <text:p>North East and Yorkshire GLH - Sheffield Children's FT</text:p>
          </table:table-cell>
          <table:table-cell table:style-name="ce152" office:value-type="string" calcext:value-type="string">
            <text:p>Central and South GLH - Oxford University FT</text:p>
          </table:table-cell>
          <table:table-cell table:number-columns-repeated="3" table:style-name="ce121"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4" office:value-type="string" calcext:value-type="string">
            <text:p>R52</text:p>
          </table:table-cell>
          <table:table-cell table:style-name="ce34" office:value-type="string" calcext:value-type="string">
            <text:p>R52.2</text:p>
          </table:table-cell>
          <table:table-cell table:style-name="ce34" office:value-type="string" calcext:value-type="string">
            <text:p>Short stature - SHOX deficiency</text:p>
          </table:table-cell>
          <table:table-cell table:style-name="ce34" office:value-type="string" calcext:value-type="string">
            <text:p><text:span text:style-name="T5">SHOX</text:span><text:span text:style-name="T19"> (1390)</text:span></text:p>
          </table:table-cell>
          <table:table-cell table:style-name="ce34" office:value-type="string" calcext:value-type="string">
            <text:p>Single gene sequencing &lt;10 amplicons</text:p>
          </table:table-cell>
          <table:table-cell table:style-name="ce34" office:value-type="string" calcext:value-type="string">
            <text:p>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103" office:value-type="string" calcext:value-type="string">
            <text:p>No</text:p>
          </table:table-cell>
          <table:table-cell table:style-name="ce177" office:value-type="string" calcext:value-type="string">
            <text:p>North East and Yorkshire GLH - Sheffield Children's FT</text:p>
          </table:table-cell>
          <table:table-cell table:number-columns-repeated="2" table:style-name="ce162" office:value-type="string" calcext:value-type="string">
            <text:p>North East and Yorkshire GLH - Sheffield Children's FT</text:p>
          </table:table-cell>
          <table:table-cell table:style-name="ce177" office:value-type="string" calcext:value-type="string">
            <text:p>Central and South GLH - Oxford University FT</text:p>
          </table:table-cell>
          <table:table-cell table:style-name="ce162" office:value-type="string" calcext:value-type="string">
            <text:p>Central and South GLH - Oxford University FT</text:p>
          </table:table-cell>
          <table:table-cell table:style-name="ce121" office:value-type="string" calcext:value-type="string">
            <text:p>Central and South GLH - Oxford University FT</text:p>
          </table:table-cell>
          <table:table-cell table:style-name="ce162"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3" office:value-type="string" calcext:value-type="string">
            <text:p>R99</text:p>
          </table:table-cell>
          <table:table-cell table:style-name="ce25" office:value-type="string" calcext:value-type="string">
            <text:p>R99.1</text:p>
          </table:table-cell>
          <table:table-cell table:style-name="ce25" office:value-type="string" calcext:value-type="string">
            <text:p>Common craniosynostosis syndromes</text:p>
          </table:table-cell>
          <table:table-cell table:style-name="ce25" office:value-type="string" calcext:value-type="string">
            <text:p>Common craniosynostosis syndromes (507)</text:p>
          </table:table-cell>
          <table:table-cell table:style-name="ce25" office:value-type="string" calcext:value-type="string">
            <text:p>Small panel</text:p>
          </table:table-cell>
          <table:table-cell table:style-name="ce25" office:value-type="string" calcext:value-type="string">
            <text:p>Highly Specialised</text:p>
          </table:table-cell>
          <table:table-cell table:style-name="ce25" office:value-type="string" calcext:value-type="string">
            <text:p>Musculoskeletal</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30" office:value-type="string" calcext:value-type="string">
            <text:p>Central and South GLH - Oxford University FT</text:p>
          </table:table-cell>
          <table:table-cell table:style-name="ce102" office:value-type="string" calcext:value-type="string">
            <text:p>North Thames GLH - Great Ormond Street FT </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99</text:p>
          </table:table-cell>
          <table:table-cell table:style-name="ce34" office:value-type="string" calcext:value-type="string">
            <text:p>R99.2</text:p>
          </table:table-cell>
          <table:table-cell table:style-name="ce34" office:value-type="string" calcext:value-type="string">
            <text:p>Common craniosynostosis syndromes</text:p>
          </table:table-cell>
          <table:table-cell table:style-name="ce34" office:value-type="string" calcext:value-type="string">
            <text:p>Common craniosynostosis syndromes (507)</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Musculoskeletal</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30" office:value-type="string" calcext:value-type="string">
            <text:p>Central and South GLH - Oxford University FT</text:p>
          </table:table-cell>
          <table:table-cell table:style-name="ce130" office:value-type="string" calcext:value-type="string">
            <text:p>North Thames GLH - Great Ormond Street FT </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09</text:p>
          </table:table-cell>
          <table:table-cell table:style-name="ce25" office:value-type="string" calcext:value-type="string">
            <text:p>R109.3</text:p>
          </table:table-cell>
          <table:table-cell table:style-name="ce25" office:value-type="string" calcext:value-type="string">
            <text:p>Childhood onset leukodystrophy</text:p>
          </table:table-cell>
          <table:table-cell table:style-name="ce25" office:value-type="string" calcext:value-type="string">
            <text:p>White matter disorders - childhood onset (496)</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style-name="ce177" office:value-type="string" calcext:value-type="string">
            <text:p>North East and Yorkshire GLH - Leeds Teaching Trust</text:p>
          </table:table-cell>
          <table:table-cell table:style-name="ce177" office:value-type="string" calcext:value-type="string">
            <text:p>North West GLH - Manchester University FT</text:p>
          </table:table-cell>
          <table:table-cell table:style-name="ce177" office:value-type="string" calcext:value-type="string">
            <text:p>East GLH - Cambridge University FT </text:p>
          </table:table-cell>
          <table:table-cell table:style-name="ce152" office:value-type="string" calcext:value-type="string">
            <text:p>Central and South GLH - Birmingham Women's and Children's F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8" office:value-type="string" calcext:value-type="string">
            <text:p>R221</text:p>
          </table:table-cell>
          <table:table-cell table:style-name="ce38" office:value-type="string" calcext:value-type="string">
            <text:p>R221.1</text:p>
          </table:table-cell>
          <table:table-cell table:style-name="ce38" office:value-type="string" calcext:value-type="string">
            <text:p>Familial tumours of the nervous system</text:p>
          </table:table-cell>
          <table:table-cell table:style-name="ce38" office:value-type="string" calcext:value-type="string">
            <text:p><text:span text:style-name="T16">NF2; SMARCB1; LZTFL1; SMARCE1; SUFU; DGCR8 </text:span><text:span text:style-name="T17">(1334)</text:span></text:p>
          </table:table-cell>
          <table:table-cell table:style-name="ce48" office:value-type="string" calcext:value-type="string">
            <text:p>Small panel</text:p>
          </table:table-cell>
          <table:table-cell table:style-name="ce38" office:value-type="string" calcext:value-type="string">
            <text:p><text:span text:style-name="T5">Highly Specialised</text:span><text:span text:style-name="T6">/Specialised</text:span></text:p>
          </table:table-cell>
          <table:table-cell table:style-name="ce38" office:value-type="string" calcext:value-type="string">
            <text:p>Neurology</text:p>
          </table:table-cell>
          <table:table-cell table:style-name="ce29" office:value-type="string" calcext:value-type="string">
            <text:p>Commissioning category 'Highly specialised' only</text:p>
          </table:table-cell>
          <table:table-cell table:style-name="ce58" office:value-type="string" calcext:value-type="string">
            <text:p>Yes</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North West GLH- Manchester University FT</text:p>
          </table:table-cell>
          <table:table-cell table:number-columns-repeated="4" table:style-name="ce102"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23" office:value-type="string" calcext:value-type="string">
            <text:p>R221</text:p>
          </table:table-cell>
          <table:table-cell table:style-name="ce42" office:value-type="string" calcext:value-type="string">
            <text:p>R221.2</text:p>
          </table:table-cell>
          <table:table-cell table:style-name="ce38" office:value-type="string" calcext:value-type="string">
            <text:p>Familial tumours of the nervous system</text:p>
          </table:table-cell>
          <table:table-cell table:style-name="ce38" office:value-type="string" calcext:value-type="string">
            <text:p><text:span text:style-name="T16">NF2; SMARCB1; LZTFL1; SMARCE1; SUFU; DGCR8 </text:span><text:span text:style-name="T17">(1334)</text:span></text:p>
          </table:table-cell>
          <table:table-cell table:style-name="ce42" office:value-type="string" calcext:value-type="string">
            <text:p>MLPA or equivalent</text:p>
          </table:table-cell>
          <table:table-cell table:style-name="ce38" office:value-type="string" calcext:value-type="string">
            <text:p><text:span text:style-name="T5">Highly Specialised</text:span><text:span text:style-name="T6">/Specialised</text:span></text:p>
          </table:table-cell>
          <table:table-cell table:style-name="ce42" office:value-type="string" calcext:value-type="string">
            <text:p>Neurology</text:p>
          </table:table-cell>
          <table:table-cell table:style-name="ce29" office:value-type="string" calcext:value-type="string">
            <text:p>Commissioning category 'Highly specialised' only</text:p>
          </table:table-cell>
          <table:table-cell table:style-name="ce58" office:value-type="string" calcext:value-type="string">
            <text:p>Yes</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30" office:value-type="string" calcext:value-type="string">
            <text:p>North West GLH- Manchester University FT</text:p>
          </table:table-cell>
          <table:table-cell table:number-columns-repeated="4" table:style-name="ce102"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3" office:value-type="string" calcext:value-type="string">
            <text:p>R222</text:p>
          </table:table-cell>
          <table:table-cell table:style-name="ce25" office:value-type="string" calcext:value-type="string">
            <text:p>R222.1</text:p>
          </table:table-cell>
          <table:table-cell table:style-name="ce25" office:value-type="string" calcext:value-type="string">
            <text:p>Neurofibromatosis type 1</text:p>
          </table:table-cell>
          <table:table-cell table:style-name="ce25" office:value-type="string" calcext:value-type="string">
            <text:p><text:span text:style-name="T5">NF1; SPRED1</text:span><text:span text:style-name="T19"> (1370)</text:span></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96" office:value-type="string" calcext:value-type="string">
            <text:p>North East and Yorkshire GLH - Leeds Teaching Trust</text:p>
          </table:table-cell>
          <table:table-cell table:style-name="ce159" office:value-type="string" calcext:value-type="string">
            <text:p>North West GLH - Manchester University FT</text:p>
          </table:table-cell>
          <table:table-cell table:style-name="ce130" office:value-type="string" calcext:value-type="string">
            <text:p>Central and South GLH - Salisbury FT</text:p>
          </table:table-cell>
          <table:table-cell table:style-name="ce152" office:value-type="string" calcext:value-type="string">
            <text:p>Central and South GLH - Salisbury FT</text:p>
          </table:table-cell>
          <table:table-cell table:style-name="ce102" office:value-type="string" calcext:value-type="string">
            <text:p>North West GLH- Manchester University FT</text:p>
          </table:table-cell>
          <table:table-cell table:number-columns-repeated="2" table:style-name="ce102"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3" office:value-type="string" calcext:value-type="string">
            <text:p>R222</text:p>
          </table:table-cell>
          <table:table-cell table:style-name="ce25" office:value-type="string" calcext:value-type="string">
            <text:p>R222.2</text:p>
          </table:table-cell>
          <table:table-cell table:style-name="ce25" office:value-type="string" calcext:value-type="string">
            <text:p>Neurofibromatosis type 1</text:p>
          </table:table-cell>
          <table:table-cell table:style-name="ce25" office:value-type="string" calcext:value-type="string">
            <text:p><text:span text:style-name="T5">NF1; SPRED1</text:span><text:span text:style-name="T19"> (1370)</text:spa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96" office:value-type="string" calcext:value-type="string">
            <text:p>North East and Yorkshire GLH - Leeds Teaching Trust</text:p>
          </table:table-cell>
          <table:table-cell table:style-name="ce159" office:value-type="string" calcext:value-type="string">
            <text:p>North West GLH - Manchester University FT</text:p>
          </table:table-cell>
          <table:table-cell table:style-name="ce130" office:value-type="string" calcext:value-type="string">
            <text:p>Central and South GLH - Salisbury FT</text:p>
          </table:table-cell>
          <table:table-cell table:style-name="ce152" office:value-type="string" calcext:value-type="string">
            <text:p>Central and South GLH - Salisbury FT</text:p>
          </table:table-cell>
          <table:table-cell table:style-name="ce102" office:value-type="string" calcext:value-type="string">
            <text:p>North West GLH- Manchester University FT</text:p>
          </table:table-cell>
          <table:table-cell table:number-columns-repeated="2" table:style-name="ce102"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4" office:value-type="string" calcext:value-type="string">
            <text:p>R228</text:p>
          </table:table-cell>
          <table:table-cell table:style-name="ce34" office:value-type="string" calcext:value-type="string">
            <text:p>R228.1</text:p>
          </table:table-cell>
          <table:table-cell table:style-name="ce34" office:value-type="string" calcext:value-type="string">
            <text:p>Tuberous sclerosis</text:p>
          </table:table-cell>
          <table:table-cell table:style-name="ce34" office:value-type="string" calcext:value-type="string">
            <text:p><text:span text:style-name="T5">TSC1;TSC2 </text:span><text:span text:style-name="T19">(1400)</text:span></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style-name="ce196" office:value-type="string" calcext:value-type="string">
            <text:p>North East and Yorkshire GLH - Leeds Teaching Trust</text:p>
          </table:table-cell>
          <table:table-cell table:style-name="ce144" office:value-type="string" calcext:value-type="string">
            <text:p>North East and Yorkshire GLH - Leeds Teaching Trust</text:p>
          </table:table-cell>
          <table:table-cell table:style-name="ce196" office:value-type="string" calcext:value-type="string">
            <text:p>East GLH - Cambridge University FT </text:p>
          </table:table-cell>
          <table:table-cell table:style-name="ce228" office:value-type="string" calcext:value-type="string">
            <text:p>Central and South GLH - Birmingham Women's and Children's FT</text:p>
          </table:table-cell>
          <table:table-cell table:style-name="ce228" office:value-type="string" calcext:value-type="string">
            <text:p>South West GLH - North Bristol Trust</text:p>
          </table:table-cell>
          <table:table-cell table:number-columns-repeated="2" table:style-name="ce124" office:value-type="string" calcext:value-type="string">
            <text:p>East GLH - Cambridge University FT </text:p>
          </table:table-cell>
          <table:table-cell table:style-name="ce25" table:number-columns-repeated="10"/>
          <table:table-cell table:number-columns-repeated="38"/>
        </table:table-row>
        <table:table-row table:style-name="ro1">
          <table:table-cell table:style-name="ce14" office:value-type="string" calcext:value-type="string">
            <text:p>R228</text:p>
          </table:table-cell>
          <table:table-cell table:style-name="ce34" office:value-type="string" calcext:value-type="string">
            <text:p>R228.2</text:p>
          </table:table-cell>
          <table:table-cell table:style-name="ce34" office:value-type="string" calcext:value-type="string">
            <text:p>Tuberous sclerosis</text:p>
          </table:table-cell>
          <table:table-cell table:style-name="ce34" office:value-type="string" calcext:value-type="string">
            <text:p><text:span text:style-name="T5">TSC1;TSC2 </text:span><text:span text:style-name="T19">(1400)</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style-name="ce196" office:value-type="string" calcext:value-type="string">
            <text:p>North East and Yorkshire GLH - Leeds Teaching Trust </text:p>
          </table:table-cell>
          <table:table-cell table:style-name="ce144" office:value-type="string" calcext:value-type="string">
            <text:p>North East and Yorkshire GLH - Leeds Teaching Trust</text:p>
          </table:table-cell>
          <table:table-cell table:style-name="ce196" office:value-type="string" calcext:value-type="string">
            <text:p>East GLH - Cambridge University FT </text:p>
          </table:table-cell>
          <table:table-cell table:style-name="ce228" office:value-type="string" calcext:value-type="string">
            <text:p>Central and South GLH - Birmingham Women's and Children's FT</text:p>
          </table:table-cell>
          <table:table-cell table:style-name="ce228" office:value-type="string" calcext:value-type="string">
            <text:p>South West GLH - North Bristol Trust</text:p>
          </table:table-cell>
          <table:table-cell table:number-columns-repeated="2" table:style-name="ce124" office:value-type="string" calcext:value-type="string">
            <text:p>East GLH - Cambridge University FT </text:p>
          </table:table-cell>
          <table:table-cell table:style-name="ce25" table:number-columns-repeated="10"/>
          <table:table-cell table:number-columns-repeated="38"/>
        </table:table-row>
        <table:table-row table:style-name="ro1">
          <table:table-cell table:style-name="ce14" office:value-type="string" calcext:value-type="string">
            <text:p>R228</text:p>
          </table:table-cell>
          <table:table-cell table:style-name="ce34" office:value-type="string" calcext:value-type="string">
            <text:p>R228.3</text:p>
          </table:table-cell>
          <table:table-cell table:style-name="ce34" office:value-type="string" calcext:value-type="string">
            <text:p>Tuberous sclerosis</text:p>
          </table:table-cell>
          <table:table-cell table:style-name="ce34" office:value-type="string" calcext:value-type="string">
            <text:p><text:span text:style-name="T5">TSC1;TSC2 </text:span><text:span text:style-name="T19">(1400)</text:span></text:p>
          </table:table-cell>
          <table:table-cell table:style-name="ce34" office:value-type="string" calcext:value-type="string">
            <text:p>Small panel - deep sequencing</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100" office:value-type="string" calcext:value-type="string">
            <text:p>No </text:p>
          </table:table-cell>
          <table:table-cell table:number-columns-repeated="2" table:style-name="ce144" office:value-type="string" calcext:value-type="string">
            <text:p>South West GLH - North Bristol Trust</text:p>
          </table:table-cell>
          <table:table-cell table:style-name="ce359" office:value-type="string" calcext:value-type="string">
            <text:p>East GLH - Cambridge University FT</text:p>
          </table:table-cell>
          <table:table-cell table:style-name="ce144" office:value-type="string" calcext:value-type="string">
            <text:p>South West GLH - North Bristol Trust</text:p>
          </table:table-cell>
          <table:table-cell table:style-name="ce196" office:value-type="string" calcext:value-type="string">
            <text:p>South West GLH - North Bristol Trust</text:p>
          </table:table-cell>
          <table:table-cell table:number-columns-repeated="2" table:style-name="ce639" office:value-type="string" calcext:value-type="string">
            <text:p>East GLH - Cambridge University FT</text:p>
          </table:table-cell>
          <table:table-cell table:style-name="ce25" table:number-columns-repeated="10"/>
          <table:table-cell table:number-columns-repeated="38"/>
        </table:table-row>
        <table:table-row table:style-name="ro1">
          <table:table-cell table:style-name="ce13" office:value-type="string" calcext:value-type="string">
            <text:p>R294</text:p>
          </table:table-cell>
          <table:table-cell table:style-name="ce25" office:value-type="string" calcext:value-type="string">
            <text:p>R294.1</text:p>
          </table:table-cell>
          <table:table-cell table:style-name="ce25" office:value-type="string" calcext:value-type="string">
            <text:p>Ataxia telangiectasia - DNA repair testing</text:p>
          </table:table-cell>
          <table:table-cell table:style-name="ce25" office:value-type="string" calcext:value-type="string">
            <text:p>Genomewide</text:p>
          </table:table-cell>
          <table:table-cell table:style-name="ce25" office:value-type="string" calcext:value-type="string">
            <text:p>DNA repair defect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3" table:style-name="ce144" office:value-type="string" calcext:value-type="string">
            <text:p>South East GLH - Guy's &amp; St Thomas' FT</text:p>
          </table:table-cell>
          <table:table-cell table:number-columns-repeated="3" table:style-name="ce124" office:value-type="string" calcext:value-type="string">
            <text:p>South East GLH - Guy's &amp; St Thomas' FT</text:p>
          </table:table-cell>
          <table:table-cell table:style-name="ce228"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295</text:p>
          </table:table-cell>
          <table:table-cell table:style-name="ce34" office:value-type="string" calcext:value-type="string">
            <text:p>R295.1</text:p>
          </table:table-cell>
          <table:table-cell table:style-name="ce34" office:value-type="string" calcext:value-type="string">
            <text:p>Ataxia telangiectasia - mutation testing</text:p>
          </table:table-cell>
          <table:table-cell table:style-name="ce34" office:value-type="string" calcext:value-type="string">
            <text:p><text:span text:style-name="T5">ATM </text:span><text:span text:style-name="T19">(1213)</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96" office:value-type="string" calcext:value-type="string">
            <text:p>North East and Yorkshire GLH - Sheffield Children's FT</text:p>
          </table:table-cell>
          <table:table-cell table:number-columns-repeated="2" table:style-name="ce144" office:value-type="string" calcext:value-type="string">
            <text:p>North East and Yorkshire GLH - Sheffield Children's FT</text:p>
          </table:table-cell>
          <table:table-cell table:number-columns-repeated="4" table:style-name="ce124" office:value-type="string" calcext:value-type="string">
            <text:p>North East and Yorkshire GLH - Sheffield Children's FT</text:p>
          </table:table-cell>
          <table:table-cell table:style-name="ce25" table:number-columns-repeated="10"/>
          <table:table-cell table:number-columns-repeated="38"/>
        </table:table-row>
        <table:table-row table:style-name="ro1">
          <table:table-cell table:style-name="ce13" office:value-type="string" calcext:value-type="string">
            <text:p>R336</text:p>
          </table:table-cell>
          <table:table-cell table:style-name="ce25" office:value-type="string" calcext:value-type="string">
            <text:p>R336.1</text:p>
          </table:table-cell>
          <table:table-cell table:style-name="ce25" office:value-type="string" calcext:value-type="string">
            <text:p>Cerebral vascular malformations</text:p>
          </table:table-cell>
          <table:table-cell table:style-name="ce25" office:value-type="string" calcext:value-type="string">
            <text:p>Cerebral vascular malformations (147)</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96" office:value-type="string" calcext:value-type="string">
            <text:p>North East and Yorkshire GLH - Leeds Teaching Trust</text:p>
          </table:table-cell>
          <table:table-cell table:number-columns-repeated="2" table:style-name="ce144" office:value-type="string" calcext:value-type="string">
            <text:p>North East and Yorkshire GLH - Leeds Teaching Trust</text:p>
          </table:table-cell>
          <table:table-cell table:number-columns-repeated="4" table:style-name="ce124" office:value-type="string" calcext:value-type="string">
            <text:p>North East and Yorkshire GLH - Leeds Teaching Trust</text:p>
          </table:table-cell>
          <table:table-cell table:style-name="ce25" table:number-columns-repeated="10"/>
          <table:table-cell table:number-columns-repeated="38"/>
        </table:table-row>
        <table:table-row table:style-name="ro1">
          <table:table-cell table:style-name="ce13" office:value-type="string" calcext:value-type="string">
            <text:p>R336</text:p>
          </table:table-cell>
          <table:table-cell table:style-name="ce25" office:value-type="string" calcext:value-type="string">
            <text:p>R336.2</text:p>
          </table:table-cell>
          <table:table-cell table:style-name="ce25" office:value-type="string" calcext:value-type="string">
            <text:p>Cerebral vascular malformations</text:p>
          </table:table-cell>
          <table:table-cell table:style-name="ce25" office:value-type="string" calcext:value-type="string">
            <text:p>Cerebral vascular malformations (147)</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96" office:value-type="string" calcext:value-type="string">
            <text:p>North East and Yorkshire GLH - Leeds Teaching Trust</text:p>
          </table:table-cell>
          <table:table-cell table:number-columns-repeated="2" table:style-name="ce144" office:value-type="string" calcext:value-type="string">
            <text:p>North East and Yorkshire GLH - Leeds Teaching Trust</text:p>
          </table:table-cell>
          <table:table-cell table:number-columns-repeated="4" table:style-name="ce124" office:value-type="string" calcext:value-type="string">
            <text:p>North East and Yorkshire GLH - Leeds Teaching Trust</text:p>
          </table:table-cell>
          <table:table-cell table:style-name="ce25" table:number-columns-repeated="10"/>
          <table:table-cell table:number-columns-repeated="38"/>
        </table:table-row>
        <table:table-row table:style-name="ro1">
          <table:table-cell table:style-name="ce14" office:value-type="string" calcext:value-type="string">
            <text:p>R337</text:p>
          </table:table-cell>
          <table:table-cell table:style-name="ce34" office:value-type="string" calcext:value-type="string">
            <text:p>R337.1</text:p>
          </table:table-cell>
          <table:table-cell table:style-name="ce34" office:value-type="string" calcext:value-type="string">
            <text:p>CADASIL</text:p>
          </table:table-cell>
          <table:table-cell table:style-name="ce34" office:value-type="string" calcext:value-type="string">
            <text:p><text:span text:style-name="T5">NOTCH3</text:span><text:span text:style-name="T19"> (1311)</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style-name="ce196" office:value-type="string" calcext:value-type="string">
            <text:p>North East and Yorkshire GLH - Sheffield Children's FT</text:p>
          </table:table-cell>
          <table:table-cell table:style-name="ce177" office:value-type="string" calcext:value-type="string">
            <text:p>North West GLH - Manchester University FT</text:p>
          </table:table-cell>
          <table:table-cell table:style-name="ce196" office:value-type="string" calcext:value-type="string">
            <text:p>East GLH - Cambridge University FT </text:p>
          </table:table-cell>
          <table:table-cell table:style-name="ce228" office:value-type="string" calcext:value-type="string">
            <text:p>Central and South GLH - Birmingham Women's and Children's FT</text:p>
          </table:table-cell>
          <table:table-cell table:style-name="ce196" office:value-type="string" calcext:value-type="string">
            <text:p>South West GLH - Royal Devon and Exeter FT</text:p>
          </table:table-cell>
          <table:table-cell table:style-name="ce228"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345</text:p>
          </table:table-cell>
          <table:table-cell table:style-name="ce25" office:value-type="string" calcext:value-type="string">
            <text:p>R345.1</text:p>
          </table:table-cell>
          <table:table-cell table:style-name="ce25" office:value-type="string" calcext:value-type="string">
            <text:p>Facioscapulohumeral muscular dystrophy - extended testing</text:p>
          </table:table-cell>
          <table:table-cell table:style-name="ce25" office:value-type="string" calcext:value-type="string">
            <text:p>DUX4</text:p>
          </table:table-cell>
          <table:table-cell table:style-name="ce25" office:value-type="string" calcext:value-type="string">
            <text:p>Methylation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97" office:value-type="string" calcext:value-type="string">
            <text:p>South West GLH - North Bristol Trust</text:p>
          </table:table-cell>
          <table:table-cell table:style-name="ce130" office:value-type="string" calcext:value-type="string">
            <text:p>South West GLH - North Bristol Trust</text:p>
          </table:table-cell>
          <table:table-cell table:style-name="ce360" office:value-type="string" calcext:value-type="string">
            <text:p>South West GLH - North Bristol Trust</text:p>
          </table:table-cell>
          <table:table-cell table:style-name="ce102" office:value-type="string" calcext:value-type="string">
            <text:p>South West GLH - North Bristol Trust</text:p>
          </table:table-cell>
          <table:table-cell table:style-name="ce554" office:value-type="string" calcext:value-type="string">
            <text:p>South West GLH - North Bristol Trust</text:p>
          </table:table-cell>
          <table:table-cell table:style-name="ce642" office:value-type="string" calcext:value-type="string">
            <text:p>South West GLH - North Bristol Trust</text:p>
          </table:table-cell>
          <table:table-cell table:style-name="ce102"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3" office:value-type="string" calcext:value-type="string">
            <text:p>R345</text:p>
          </table:table-cell>
          <table:table-cell table:style-name="ce25" office:value-type="string" calcext:value-type="string">
            <text:p>R345.2</text:p>
          </table:table-cell>
          <table:table-cell table:style-name="ce25" office:value-type="string" calcext:value-type="string">
            <text:p>Facioscapulohumeral muscular dystrophy - extended testing</text:p>
          </table:table-cell>
          <table:table-cell table:style-name="ce25" office:value-type="string" calcext:value-type="string">
            <text:p><text:span text:style-name="T5">SMCHD1</text:span><text:span text:style-name="T19"> (1324)</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97" office:value-type="string" calcext:value-type="string">
            <text:p>South West GLH - North Bristol Trust</text:p>
          </table:table-cell>
          <table:table-cell table:style-name="ce291" office:value-type="string" calcext:value-type="string">
            <text:p>South West GLH - North Bristol Trust</text:p>
          </table:table-cell>
          <table:table-cell table:number-columns-repeated="2"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style-name="ce642" office:value-type="string" calcext:value-type="string">
            <text:p>South West GLH - North Bristol Trust</text:p>
          </table:table-cell>
          <table:table-cell table:style-name="ce102"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3" office:value-type="string" calcext:value-type="string">
            <text:p>R345</text:p>
          </table:table-cell>
          <table:table-cell table:style-name="ce25" office:value-type="string" calcext:value-type="string">
            <text:p>R345.3</text:p>
          </table:table-cell>
          <table:table-cell table:style-name="ce25" office:value-type="string" calcext:value-type="string">
            <text:p>Facioscapulohumeral muscular dystrophy - extended testing</text:p>
          </table:table-cell>
          <table:table-cell table:style-name="ce25" office:value-type="string" calcext:value-type="string">
            <text:p>4q</text:p>
          </table:table-cell>
          <table:table-cell table:style-name="ce25" office:value-type="string" calcext:value-type="string">
            <text:p>Other</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97" office:value-type="string" calcext:value-type="string">
            <text:p>South West GLH - North Bristol Trust</text:p>
          </table:table-cell>
          <table:table-cell table:style-name="ce291" office:value-type="string" calcext:value-type="string">
            <text:p>South West GLH - North Bristol Trust</text:p>
          </table:table-cell>
          <table:table-cell table:number-columns-repeated="2" table:style-name="ce362" office:value-type="string" calcext:value-type="string">
            <text:p>South West GLH - North Bristol Trust</text:p>
          </table:table-cell>
          <table:table-cell table:style-name="ce556" office:value-type="string" calcext:value-type="string">
            <text:p>South West GLH - North Bristol Trust</text:p>
          </table:table-cell>
          <table:table-cell table:style-name="ce642" office:value-type="string" calcext:value-type="string">
            <text:p>South West GLH - North Bristol Trust</text:p>
          </table:table-cell>
          <table:table-cell table:style-name="ce190"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4" office:value-type="string" calcext:value-type="string">
            <text:p>R371</text:p>
          </table:table-cell>
          <table:table-cell table:style-name="ce34" office:value-type="string" calcext:value-type="string">
            <text:p>R371.1</text:p>
          </table:table-cell>
          <table:table-cell table:style-name="ce34" office:value-type="string" calcext:value-type="string">
            <text:p>Malignant hyperthermia</text:p>
          </table:table-cell>
          <table:table-cell table:style-name="ce29" office:value-type="string" calcext:value-type="string">
            <text:p>Malignant hyperthermia (1076)</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98" office:value-type="string" calcext:value-type="string">
            <text:p>North East and Yorkshire GLH - Leeds Teaching Trust</text:p>
          </table:table-cell>
          <table:table-cell table:style-name="ce292" office:value-type="string" calcext:value-type="string">
            <text:p>North East and Yorkshire GLH - Leeds Teaching Trust</text:p>
          </table:table-cell>
          <table:table-cell table:number-columns-repeated="3" table:style-name="ce363" office:value-type="string" calcext:value-type="string">
            <text:p>North East and Yorkshire GLH - Leeds Teaching Trust</text:p>
          </table:table-cell>
          <table:table-cell table:style-name="ce643" office:value-type="string" calcext:value-type="string">
            <text:p>North East and Yorkshire GLH - Leeds Teaching Trust</text:p>
          </table:table-cell>
          <table:table-cell table:style-name="ce693" office:value-type="string" calcext:value-type="string">
            <text:p>North East and Yorkshire GLH - Leeds Teaching Trust</text:p>
          </table:table-cell>
          <table:table-cell table:style-name="ce25" table:number-columns-repeated="10"/>
          <table:table-cell table:number-columns-repeated="38"/>
        </table:table-row>
        <table:table-row table:style-name="ro1">
          <table:table-cell table:style-name="ce14" office:value-type="string" calcext:value-type="string">
            <text:p>R371</text:p>
          </table:table-cell>
          <table:table-cell table:style-name="ce34" office:value-type="string" calcext:value-type="string">
            <text:p>R371.2</text:p>
          </table:table-cell>
          <table:table-cell table:style-name="ce34" office:value-type="string" calcext:value-type="string">
            <text:p>Malignant hyperthermia</text:p>
          </table:table-cell>
          <table:table-cell table:style-name="ce29" office:value-type="string" calcext:value-type="string">
            <text:p>Malignant hyperthermia (1076)</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98" office:value-type="string" calcext:value-type="string">
            <text:p>North East and Yorkshire GLH - Leeds Teaching Trust</text:p>
          </table:table-cell>
          <table:table-cell table:style-name="ce292" office:value-type="string" calcext:value-type="string">
            <text:p>North East and Yorkshire GLH - Leeds Teaching Trust</text:p>
          </table:table-cell>
          <table:table-cell table:number-columns-repeated="3" table:style-name="ce363" office:value-type="string" calcext:value-type="string">
            <text:p>North East and Yorkshire GLH - Leeds Teaching Trust</text:p>
          </table:table-cell>
          <table:table-cell table:style-name="ce643" office:value-type="string" calcext:value-type="string">
            <text:p>North East and Yorkshire GLH - Leeds Teaching Trust</text:p>
          </table:table-cell>
          <table:table-cell table:style-name="ce693" office:value-type="string" calcext:value-type="string">
            <text:p>North East and Yorkshire GLH - Leeds Teaching Trust</text:p>
          </table:table-cell>
          <table:table-cell table:style-name="ce25" table:number-columns-repeated="10"/>
          <table:table-cell table:number-columns-repeated="38"/>
        </table:table-row>
        <table:table-row table:style-name="ro1">
          <table:table-cell table:style-name="ce13" office:value-type="string" calcext:value-type="string">
            <text:p>R376</text:p>
          </table:table-cell>
          <table:table-cell table:style-name="ce25" office:value-type="string" calcext:value-type="string">
            <text:p>R376.1</text:p>
          </table:table-cell>
          <table:table-cell table:style-name="ce25" office:value-type="string" calcext:value-type="string">
            <text:p>Segmental or atypical neurofibromatosis type 1 testing</text:p>
          </table:table-cell>
          <table:table-cell table:style-name="ce25" office:value-type="string" calcext:value-type="string">
            <text:p><text:span text:style-name="T5">NF1</text:span><text:span text:style-name="T19"> (1387)</text:span></text:p>
          </table:table-cell>
          <table:table-cell table:style-name="ce25" office:value-type="string" calcext:value-type="string">
            <text:p>Single gene sequencing &gt;=10 amplicons</text:p>
          </table:table-cell>
          <table:table-cell table:style-name="ce25" office:value-type="string" calcext:value-type="string">
            <text:p>Highly 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number-columns-repeated="3" table:style-name="ce362" office:value-type="string" calcext:value-type="string">
            <text:p>North West GLH- Manchester University FT</text:p>
          </table:table-cell>
          <table:table-cell table:style-name="ce642" office:value-type="string" calcext:value-type="string">
            <text:p>North West GLH- Manchester University FT</text:p>
          </table:table-cell>
          <table:table-cell table:style-name="ce190"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3" office:value-type="string" calcext:value-type="string">
            <text:p>R376</text:p>
          </table:table-cell>
          <table:table-cell table:style-name="ce25" office:value-type="string" calcext:value-type="string">
            <text:p>R376.2</text:p>
          </table:table-cell>
          <table:table-cell table:style-name="ce25" office:value-type="string" calcext:value-type="string">
            <text:p>Segmental or atypical neurofibromatosis type 1 testing</text:p>
          </table:table-cell>
          <table:table-cell table:style-name="ce25" office:value-type="string" calcext:value-type="string">
            <text:p><text:span text:style-name="T5">NF1</text:span><text:span text:style-name="T19"> (1387)</text:span></text:p>
          </table:table-cell>
          <table:table-cell table:style-name="ce25" office:value-type="string" calcext:value-type="string">
            <text:p>MLPA or equivalent</text:p>
          </table:table-cell>
          <table:table-cell table:style-name="ce25" office:value-type="string" calcext:value-type="string">
            <text:p>Highly 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8" office:value-type="string" calcext:value-type="string">
            <text:p>North West GLH - Manchester University FT</text:p>
          </table:table-cell>
          <table:table-cell table:style-name="ce159" office:value-type="string" calcext:value-type="string">
            <text:p>North West GLH - Manchester University FT</text:p>
          </table:table-cell>
          <table:table-cell table:number-columns-repeated="5" table:style-name="ce102" office:value-type="string" calcext:value-type="string">
            <text:p>North West GLH- Manchester University FT</text:p>
          </table:table-cell>
          <table:table-cell table:style-name="ce25" table:number-columns-repeated="10"/>
          <table:table-cell table:number-columns-repeated="38"/>
        </table:table-row>
        <table:table-row table:style-name="ro1">
          <table:table-cell table:style-name="ce14" office:value-type="string" calcext:value-type="string">
            <text:p>R378</text:p>
          </table:table-cell>
          <table:table-cell table:style-name="ce34" office:value-type="string" calcext:value-type="string">
            <text:p>R378.1</text:p>
          </table:table-cell>
          <table:table-cell table:style-name="ce34" office:value-type="string" calcext:value-type="string">
            <text:p>Linkage testing for Duchenne or Becker muscular dystrophy</text:p>
          </table:table-cell>
          <table:table-cell table:style-name="ce34" office:value-type="string" calcext:value-type="string">
            <text:p>Dystrophin</text:p>
          </table:table-cell>
          <table:table-cell table:style-name="ce34" office:value-type="string" calcext:value-type="string">
            <text:p>Other</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99" office:value-type="string" calcext:value-type="string">
            <text:p>South East GLH - Guy's &amp; St Thomas' FT</text:p>
          </table:table-cell>
          <table:table-cell table:style-name="ce199" office:value-type="string" calcext:value-type="string">
            <text:p>Central and South GLH - Oxford University FT</text:p>
          </table:table-cell>
          <table:table-cell table:style-name="ce200" office:value-type="string" calcext:value-type="string">
            <text:p>Central and South GLH - Oxford University FT</text:p>
          </table:table-cell>
          <table:table-cell table:style-name="ce199" office:value-type="string" calcext:value-type="string">
            <text:p>Central and South GLH - Oxford University FT</text:p>
          </table:table-cell>
          <table:table-cell table:style-name="ce199" office:value-type="string" calcext:value-type="string">
            <text:p>South East GLH - Guy's &amp; St Thomas' FT</text:p>
          </table:table-cell>
          <table:table-cell table:style-name="ce200"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381</text:p>
          </table:table-cell>
          <table:table-cell table:style-name="ce25" office:value-type="string" calcext:value-type="string">
            <text:p>R381.2</text:p>
          </table:table-cell>
          <table:table-cell table:style-name="ce25" office:value-type="string" calcext:value-type="string">
            <text:p>Other rare neuromuscular disorders</text:p>
          </table:table-cell>
          <table:table-cell table:style-name="ce25" office:value-type="string" calcext:value-type="string">
            <text:p>Neuromuscular disorders (465)</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style-name="ce200" office:value-type="string" calcext:value-type="string">
            <text:p>North East and Yorkshire GLH - Newcastle upon Tyne FT </text:p>
          </table:table-cell>
          <table:table-cell table:style-name="ce200" office:value-type="string" calcext:value-type="string">
            <text:p>North West GLH - Manchester University FT</text:p>
          </table:table-cell>
          <table:table-cell table:style-name="ce200" office:value-type="string" calcext:value-type="string">
            <text:p>East GLH - Cambridge University FT </text:p>
          </table:table-cell>
          <table:table-cell table:style-name="ce200" office:value-type="string" calcext:value-type="string">
            <text:p>Central and South GLH - Birmingham Women's and Children's FT</text:p>
          </table:table-cell>
          <table:table-cell table:style-name="ce200" office:value-type="string" calcext:value-type="string">
            <text:p>South West GLH - North Bristol Trust</text:p>
          </table:table-cell>
          <table:table-cell table:style-name="ce200" office:value-type="string" calcext:value-type="string">
            <text:p>North Thames GLH - Great Ormond Street FT </text:p>
          </table:table-cell>
          <table:table-cell table:style-name="ce200"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381</text:p>
          </table:table-cell>
          <table:table-cell table:style-name="ce25" office:value-type="string" calcext:value-type="string">
            <text:p>R381.4</text:p>
          </table:table-cell>
          <table:table-cell table:style-name="ce25" office:value-type="string" calcext:value-type="string">
            <text:p>Other rare neuromuscular disorders</text:p>
          </table:table-cell>
          <table:table-cell table:style-name="ce25" office:value-type="string" calcext:value-type="string">
            <text:p>Neuromuscular disorders (465)</text:p>
          </table:table-cell>
          <table:table-cell table:style-name="ce25" office:value-type="string" calcext:value-type="string">
            <text:p>Confirmatory 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number-columns-repeated="7" table:style-name="ce199" office:value-type="string" calcext:value-type="string">
            <text:p>See separate STR mapping document</text:p>
          </table:table-cell>
          <table:table-cell table:style-name="ce25" table:number-columns-repeated="10"/>
          <table:table-cell table:number-columns-repeated="38"/>
        </table:table-row>
        <table:table-row table:style-name="ro1">
          <table:table-cell table:style-name="ce14" office:value-type="string" calcext:value-type="string">
            <text:p>R383</text:p>
          </table:table-cell>
          <table:table-cell table:style-name="ce34" office:value-type="string" calcext:value-type="string">
            <text:p>R383.1</text:p>
          </table:table-cell>
          <table:table-cell table:style-name="ce34" office:value-type="string" calcext:value-type="string">
            <text:p>Linkage testing for Huntington disease</text:p>
          </table:table-cell>
          <table:table-cell table:style-name="ce34" office:value-type="string" calcext:value-type="string">
            <text:p>HTT</text:p>
          </table:table-cell>
          <table:table-cell table:style-name="ce34" office:value-type="string" calcext:value-type="string">
            <text:p>Other</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30" office:value-type="string" calcext:value-type="string">
            <text:p>South East GLH - Guy's &amp; St Thomas' FT</text:p>
          </table:table-cell>
          <table:table-cell table:style-name="ce130" office:value-type="string" calcext:value-type="string">
            <text:p>Central and South GLH - Oxford University FT</text:p>
          </table:table-cell>
          <table:table-cell table:style-name="ce152" office:value-type="string" calcext:value-type="string">
            <text:p>Central and South GLH - Oxford University FT</text:p>
          </table:table-cell>
          <table:table-cell table:style-name="ce557" office:value-type="string" calcext:value-type="string">
            <text:p>Central and South GLH - Oxford University FT</text:p>
          </table:table-cell>
          <table:table-cell table:style-name="ce102" office:value-type="string" calcext:value-type="string">
            <text:p>South East GLH - Guy's &amp; St Thomas' FT</text:p>
          </table:table-cell>
          <table:table-cell table:style-name="ce694"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410</text:p>
          </table:table-cell>
          <table:table-cell table:style-name="ce25" office:value-type="string" calcext:value-type="string">
            <text:p>R410.1</text:p>
          </table:table-cell>
          <table:table-cell table:style-name="ce25" office:value-type="string" calcext:value-type="string">
            <text:p>Myotonic dystrophy type 2 (DM2)</text:p>
          </table:table-cell>
          <table:table-cell table:style-name="ce25" office:value-type="string" calcext:value-type="string">
            <text:p>CNBP (ZNF9) STR</text:p>
          </table:table-cell>
          <table:table-cell table:style-name="ce25" office:value-type="string" calcext:value-type="string">
            <text:p>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77" office:value-type="string" calcext:value-type="string">
            <text:p>North East and Yorkshire GLH - Newcastle upon Tyne FT </text:p>
          </table:table-cell>
          <table:table-cell table:style-name="ce177" office:value-type="string" calcext:value-type="string">
            <text:p>North West GLH - Manchester University FT</text:p>
          </table:table-cell>
          <table:table-cell table:style-name="ce130" office:value-type="string" calcext:value-type="string">
            <text:p>North East and Yorkshire GLH - Newcastle upon Tyne FT </text:p>
          </table:table-cell>
          <table:table-cell table:style-name="ce177" office:value-type="string" calcext:value-type="string">
            <text:p>Central and South GLH - Oxford University FT</text:p>
          </table:table-cell>
          <table:table-cell table:style-name="ce557" office:value-type="string" calcext:value-type="string">
            <text:p>Central and South GLH - Oxford University FT</text:p>
          </table:table-cell>
          <table:table-cell table:style-name="ce130" office:value-type="string" calcext:value-type="string">
            <text:p>South East GLH - Guy's &amp; St Thomas' FT</text:p>
          </table:table-cell>
          <table:table-cell table:style-name="ce177"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419</text:p>
          </table:table-cell>
          <table:table-cell table:style-name="ce34" office:value-type="string" calcext:value-type="string">
            <text:p>R419.1</text:p>
          </table:table-cell>
          <table:table-cell table:style-name="ce34" office:value-type="string" calcext:value-type="string">
            <text:p>Acute Rhabdomyolysis </text:p>
          </table:table-cell>
          <table:table-cell table:style-name="ce34" office:value-type="string" calcext:value-type="string">
            <text:p>Acute Rhabdomyolysis (1141)</text:p>
          </table:table-cell>
          <table:table-cell table:style-name="ce34" office:value-type="string" calcext:value-type="string">
            <text:p>Medium panel</text:p>
          </table:table-cell>
          <table:table-cell table:style-name="ce34" office:value-type="string" calcext:value-type="string">
            <text:p>Highly 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103" office:value-type="string" calcext:value-type="string">
            <text:p>No</text:p>
          </table:table-cell>
          <table:table-cell table:style-name="ce177" office:value-type="string" calcext:value-type="string">
            <text:p>North East and Yorkshire GLH - Sheffield Children's FT</text:p>
          </table:table-cell>
          <table:table-cell table:number-columns-repeated="2" table:style-name="ce162" office:value-type="string" calcext:value-type="string">
            <text:p>North East and Yorkshire GLH - Sheffield Children's FT</text:p>
          </table:table-cell>
          <table:table-cell table:style-name="ce177" office:value-type="string" calcext:value-type="string">
            <text:p>Central and South GLH - Birmingham Women's and Children's FT </text:p>
          </table:table-cell>
          <table:table-cell table:style-name="ce558" office:value-type="string" calcext:value-type="string">
            <text:p>Central and South GLH - Birmingham Women's and Children's FT </text:p>
          </table:table-cell>
          <table:table-cell table:number-columns-repeated="2" table:style-name="ce162" office:value-type="string" calcext:value-type="string">
            <text:p>Central and South GLH - Birmingham Women's and Children's FT </text:p>
          </table:table-cell>
          <table:table-cell table:style-name="ce25" table:number-columns-repeated="10"/>
          <table:table-cell table:number-columns-repeated="38"/>
        </table:table-row>
        <table:table-row table:style-name="ro1">
          <table:table-cell table:style-name="ce14" office:value-type="string" calcext:value-type="string">
            <text:p>R419</text:p>
          </table:table-cell>
          <table:table-cell table:style-name="ce34" office:value-type="string" calcext:value-type="string">
            <text:p>R419.2</text:p>
          </table:table-cell>
          <table:table-cell table:style-name="ce34" office:value-type="string" calcext:value-type="string">
            <text:p>Acute Rhabdomyolysis </text:p>
          </table:table-cell>
          <table:table-cell table:style-name="ce34" office:value-type="string" calcext:value-type="string">
            <text:p>Acute Rhabdomyolysis (1141)</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103"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21" office:value-type="string" calcext:value-type="string">
            <text:p>North East and Yorkshire GLH - Sheffield Children's FT</text:p>
          </table:table-cell>
          <table:table-cell table:style-name="ce152" office:value-type="string" calcext:value-type="string">
            <text:p>Central and South GLH - Birmingham Women's and Children's FT </text:p>
          </table:table-cell>
          <table:table-cell table:number-columns-repeated="3" table:style-name="ce121" office:value-type="string" calcext:value-type="string">
            <text:p>Central and South GLH - Birmingham Women's and Children's FT </text:p>
          </table:table-cell>
          <table:table-cell table:style-name="ce25" table:number-columns-repeated="10"/>
          <table:table-cell table:number-columns-repeated="38"/>
        </table:table-row>
        <table:table-row table:style-name="ro1">
          <table:table-cell table:style-name="ce24" office:value-type="string" calcext:value-type="string">
            <text:p>R429</text:p>
          </table:table-cell>
          <table:table-cell table:style-name="ce29" office:value-type="string" calcext:value-type="string">
            <text:p>R429.1</text:p>
          </table:table-cell>
          <table:table-cell table:style-name="ce29" office:value-type="string" calcext:value-type="string">
            <text:p>Mosaic brain disorders - Deep sequencing</text:p>
          </table:table-cell>
          <table:table-cell table:style-name="ce29" office:value-type="string" calcext:value-type="string">
            <text:p>Mosaic brain disorders - Deep sequencing (1218)</text:p>
          </table:table-cell>
          <table:table-cell table:style-name="ce29" office:value-type="string" calcext:value-type="string">
            <text:p>Medium panel</text:p>
          </table:table-cell>
          <table:table-cell table:style-name="ce29" office:value-type="string" calcext:value-type="string">
            <text:p>Specialised </text:p>
          </table:table-cell>
          <table:table-cell table:style-name="ce29" office:value-type="string" calcext:value-type="string">
            <text:p>Neurology</text:p>
          </table:table-cell>
          <table:table-cell table:style-name="ce29" office:value-type="string" calcext:value-type="string">
            <text:p>New clincial indication </text:p>
          </table:table-cell>
          <table:table-cell table:style-name="ce84" office:value-type="string" calcext:value-type="string">
            <text:p>Yes </text:p>
          </table:table-cell>
          <table:table-cell table:style-name="ce146" office:value-type="string" calcext:value-type="string">
            <text:p>North Thames GLH - Great Ormond Street Hospital </text:p>
          </table:table-cell>
          <table:table-cell table:number-columns-repeated="4" table:style-name="ce146" office:value-type="string" calcext:value-type="string">
            <text:p>North Thames GLH - Great Ormond Street FT </text:p>
          </table:table-cell>
          <table:table-cell table:style-name="ce576" office:value-type="string" calcext:value-type="string">
            <text:p>North Thames GLH - Great Ormond Street FT </text:p>
          </table:table-cell>
          <table:table-cell table:style-name="ce146" office:value-type="string" calcext:value-type="string">
            <text:p>North Thames GLH - Great Ormond Street FT </text:p>
          </table:table-cell>
          <table:table-cell table:style-name="ce30" table:number-columns-repeated="10"/>
          <table:table-cell table:number-columns-repeated="38"/>
        </table:table-row>
        <table:table-row table:style-name="ro1">
          <table:table-cell table:style-name="ce24" office:value-type="string" calcext:value-type="string">
            <text:p>R429</text:p>
          </table:table-cell>
          <table:table-cell table:style-name="ce29" office:value-type="string" calcext:value-type="string">
            <text:p>R429.2</text:p>
          </table:table-cell>
          <table:table-cell table:style-name="ce29" office:value-type="string" calcext:value-type="string">
            <text:p>Mosaic brain disorders - Deep sequencing</text:p>
          </table:table-cell>
          <table:table-cell table:style-name="ce29" office:value-type="string" calcext:value-type="string">
            <text:p>Mosaic brain disorders - Deep sequencing (1218)</text:p>
          </table:table-cell>
          <table:table-cell table:style-name="ce29" office:value-type="string" calcext:value-type="string">
            <text:p>Exon level CNV detection by MLPA or equivalent</text:p>
          </table:table-cell>
          <table:table-cell table:style-name="ce29" office:value-type="string" calcext:value-type="string">
            <text:p>Specialised</text:p>
          </table:table-cell>
          <table:table-cell table:style-name="ce29" office:value-type="string" calcext:value-type="string">
            <text:p>Neurology</text:p>
          </table:table-cell>
          <table:table-cell table:style-name="ce29" office:value-type="string" calcext:value-type="string">
            <text:p>New clincial indication </text:p>
          </table:table-cell>
          <table:table-cell table:style-name="ce84" office:value-type="string" calcext:value-type="string">
            <text:p>Yes </text:p>
          </table:table-cell>
          <table:table-cell table:number-columns-repeated="5" table:style-name="ce146" office:value-type="string" calcext:value-type="string">
            <text:p>North Thames GLH - Great Ormond Street FT </text:p>
          </table:table-cell>
          <table:table-cell table:style-name="ce576" office:value-type="string" calcext:value-type="string">
            <text:p>North Thames GLH - Great Ormond Street FT </text:p>
          </table:table-cell>
          <table:table-cell table:style-name="ce146" office:value-type="string" calcext:value-type="string">
            <text:p>North Thames GLH - Great Ormond Street FT </text:p>
          </table:table-cell>
          <table:table-cell table:style-name="ce30" table:number-columns-repeated="10"/>
          <table:table-cell table:number-columns-repeated="38"/>
        </table:table-row>
        <table:table-row table:style-name="ro1">
          <table:table-cell table:style-name="ce13" office:value-type="string" calcext:value-type="string">
            <text:p>R54</text:p>
          </table:table-cell>
          <table:table-cell table:style-name="ce25" office:value-type="string" calcext:value-type="string">
            <text:p>R54.3</text:p>
          </table:table-cell>
          <table:table-cell table:style-name="ce25" office:value-type="string" calcext:value-type="string">
            <text:p>Hereditary ataxia with onset in adulthood</text:p>
          </table:table-cell>
          <table:table-cell table:style-name="ce25" office:value-type="string" calcext:value-type="string">
            <text:p>Hereditary ataxia - adult onset (466)</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style-name="ce203" office:value-type="string" calcext:value-type="string">
            <text:p>North East and Yorkshire GLH - Sheffield Children's FT</text:p>
          </table:table-cell>
          <table:table-cell table:style-name="ce203" office:value-type="string" calcext:value-type="string">
            <text:p>North West GLH - Manchester University FT</text:p>
          </table:table-cell>
          <table:table-cell table:style-name="ce203" office:value-type="string" calcext:value-type="string">
            <text:p>East GLH - Cambridge University FT </text:p>
          </table:table-cell>
          <table:table-cell table:style-name="ce203" office:value-type="string" calcext:value-type="string">
            <text:p>Central and South GLH - Oxford University FT</text:p>
          </table:table-cell>
          <table:table-cell table:style-name="ce203" office:value-type="string" calcext:value-type="string">
            <text:p>South West GLH - North Bristol Trust</text:p>
          </table:table-cell>
          <table:table-cell table:style-name="ce203"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30" table:number-columns-repeated="10"/>
          <table:table-cell table:number-columns-repeated="38"/>
        </table:table-row>
        <table:table-row table:style-name="ro1">
          <table:table-cell table:style-name="ce22" office:value-type="string" calcext:value-type="string">
            <text:p>R54</text:p>
          </table:table-cell>
          <table:table-cell table:style-name="ce25" office:value-type="string" calcext:value-type="string">
            <text:p>R54.4</text:p>
          </table:table-cell>
          <table:table-cell table:style-name="ce25" office:value-type="string" calcext:value-type="string">
            <text:p>Hereditary ataxia with onset in adulthood</text:p>
          </table:table-cell>
          <table:table-cell table:style-name="ce25" office:value-type="string" calcext:value-type="string">
            <text:p>RFC1 STR</text:p>
          </table:table-cell>
          <table:table-cell table:style-name="ce25" office:value-type="string" calcext:value-type="string">
            <text:p>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style-name="ce204" office:value-type="string" calcext:value-type="string">
            <text:p>North West GLH - Manchester University FT</text:p>
          </table:table-cell>
          <table:table-cell table:style-name="ce294" office:value-type="string" calcext:value-type="string">
            <text:p>North West GLH - Manchester University FT</text:p>
          </table:table-cell>
          <table:table-cell table:style-name="ce204" office:value-type="string" calcext:value-type="string">
            <text:p>North Thames GLH - Great Ormond Street FT </text:p>
          </table:table-cell>
          <table:table-cell table:style-name="ce294" office:value-type="string" calcext:value-type="string">
            <text:p><text:span text:style-name="T5">Central and South GLH - </text:span><text:span text:style-name="T6">Oxford University FT </text:span><text:span text:style-name="T26">Birmingham Women's and Children's FT</text:span></text:p>
          </table:table-cell>
          <table:table-cell table:style-name="ce204" office:value-type="string" calcext:value-type="string">
            <text:p>North Thames GLH - Great Ormond Street FT </text:p>
          </table:table-cell>
          <table:table-cell table:style-name="ce294" office:value-type="string" calcext:value-type="string">
            <text:p>North Thames GLH - Great Ormond Street FT </text:p>
          </table:table-cell>
          <table:table-cell table:style-name="ce204"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54</text:p>
          </table:table-cell>
          <table:table-cell table:style-name="ce25" office:value-type="string" calcext:value-type="string">
            <text:p>R54.5</text:p>
          </table:table-cell>
          <table:table-cell table:style-name="ce25" office:value-type="string" calcext:value-type="string">
            <text:p>Hereditary ataxia with onset in adulthood</text:p>
          </table:table-cell>
          <table:table-cell table:style-name="ce47" office:value-type="string" calcext:value-type="string">
            <text:p>Hereditary ataxia - adult onset (466)</text:p>
          </table:table-cell>
          <table:table-cell table:style-name="ce25" office:value-type="string" calcext:value-type="string">
            <text:p>Confirmatory 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number-columns-repeated="7" table:style-name="ce205" office:value-type="string" calcext:value-type="string">
            <text:p>See separate STR mapping document</text:p>
          </table:table-cell>
          <table:table-cell table:style-name="ce706" table:number-columns-repeated="10"/>
          <table:table-cell table:number-columns-repeated="38"/>
        </table:table-row>
        <table:table-row table:style-name="ro1">
          <table:table-cell table:style-name="ce14" office:value-type="string" calcext:value-type="string">
            <text:p>R55</text:p>
          </table:table-cell>
          <table:table-cell table:style-name="ce34" office:value-type="string" calcext:value-type="string">
            <text:p>R55.4</text:p>
          </table:table-cell>
          <table:table-cell table:style-name="ce34" office:value-type="string" calcext:value-type="string">
            <text:p>Hereditary ataxia with onset in childhood</text:p>
          </table:table-cell>
          <table:table-cell table:style-name="ce34" office:value-type="string" calcext:value-type="string">
            <text:p>Hereditary ataxia and cerebellar anomalies - childhood onset (488)</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78" office:value-type="string" calcext:value-type="string">
            <text:p>No</text:p>
          </table:table-cell>
          <table:table-cell table:style-name="ce206" office:value-type="string" calcext:value-type="string">
            <text:p>North East and Yorkshire GLH - Sheffield Children's FT</text:p>
          </table:table-cell>
          <table:table-cell table:style-name="ce206" office:value-type="string" calcext:value-type="string">
            <text:p>North West GLH - Manchester University FT</text:p>
          </table:table-cell>
          <table:table-cell table:style-name="ce206" office:value-type="string" calcext:value-type="string">
            <text:p>East GLH - Cambridge University FT </text:p>
          </table:table-cell>
          <table:table-cell table:style-name="ce206" office:value-type="string" calcext:value-type="string">
            <text:p>Central and South GLH - Oxford University FT</text:p>
          </table:table-cell>
          <table:table-cell table:style-name="ce206" office:value-type="string" calcext:value-type="string">
            <text:p>South West GLH - North Bristol Trust</text:p>
          </table:table-cell>
          <table:table-cell table:style-name="ce206" office:value-type="string" calcext:value-type="string">
            <text:p>North Thames GLH - Great Ormond Street FT </text:p>
          </table:table-cell>
          <table:table-cell table:style-name="ce696" office:value-type="string" calcext:value-type="string">
            <text:p>North Thames GLH - Great Ormond Street FT </text:p>
          </table:table-cell>
          <table:table-cell table:style-name="ce30" table:number-columns-repeated="10"/>
          <table:table-cell table:number-columns-repeated="38"/>
        </table:table-row>
        <table:table-row table:style-name="ro1">
          <table:table-cell table:style-name="ce14" office:value-type="string" calcext:value-type="string">
            <text:p>R55</text:p>
          </table:table-cell>
          <table:table-cell table:style-name="ce34" office:value-type="string" calcext:value-type="string">
            <text:p>R55.5</text:p>
          </table:table-cell>
          <table:table-cell table:style-name="ce34" office:value-type="string" calcext:value-type="string">
            <text:p>Hereditary ataxia with onset in childhood</text:p>
          </table:table-cell>
          <table:table-cell table:style-name="ce34" office:value-type="string" calcext:value-type="string">
            <text:p>Hereditary ataxia and cerebellar anomalies - childhood onset (488)</text:p>
          </table:table-cell>
          <table:table-cell table:style-name="ce34" office:value-type="string" calcext:value-type="string">
            <text:p>Confirmatory STR testing</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78" office:value-type="string" calcext:value-type="string">
            <text:p>No</text:p>
          </table:table-cell>
          <table:table-cell table:number-columns-repeated="7" table:style-name="ce207" office:value-type="string" calcext:value-type="string">
            <text:p>See separate STR mapping document</text:p>
          </table:table-cell>
          <table:table-cell table:style-name="ce706" table:number-columns-repeated="10"/>
          <table:table-cell table:number-columns-repeated="38"/>
        </table:table-row>
        <table:table-row table:style-name="ro1">
          <table:table-cell table:style-name="ce13" office:value-type="string" calcext:value-type="string">
            <text:p>R56</text:p>
          </table:table-cell>
          <table:table-cell table:style-name="ce25" office:value-type="string" calcext:value-type="string">
            <text:p>R56.3</text:p>
          </table:table-cell>
          <table:table-cell table:style-name="ce25" office:value-type="string" calcext:value-type="string">
            <text:p>Adult onset dystonia, chorea or related movement disorder</text:p>
          </table:table-cell>
          <table:table-cell table:style-name="ce25" office:value-type="string" calcext:value-type="string">
            <text:p>Adult onset movement disorder (540)</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208" office:value-type="string" calcext:value-type="string">
            <text:p>North East and Yorkshire GLH - Sheffield Children's FT</text:p>
          </table:table-cell>
          <table:table-cell table:style-name="ce208" office:value-type="string" calcext:value-type="string">
            <text:p>North West GLH - Manchester University FT</text:p>
          </table:table-cell>
          <table:table-cell table:style-name="ce208" office:value-type="string" calcext:value-type="string">
            <text:p>East GLH - Cambridge University FT </text:p>
          </table:table-cell>
          <table:table-cell table:style-name="ce208" office:value-type="string" calcext:value-type="string">
            <text:p>Central and South GLH - Birmingham Women's and Children's FT</text:p>
          </table:table-cell>
          <table:table-cell table:style-name="ce208" office:value-type="string" calcext:value-type="string">
            <text:p>South West GLH - North Bristol Trust</text:p>
          </table:table-cell>
          <table:table-cell table:style-name="ce208" office:value-type="string" calcext:value-type="string">
            <text:p>North Thames GLH - Great Ormond Street FT </text:p>
          </table:table-cell>
          <table:table-cell table:style-name="ce208" office:value-type="string" calcext:value-type="string">
            <text:p>South East GLH - Guy's &amp; St Thomas' FT</text:p>
          </table:table-cell>
          <table:table-cell table:style-name="ce30" table:number-columns-repeated="10"/>
          <table:table-cell table:number-columns-repeated="38"/>
        </table:table-row>
        <table:table-row table:style-name="ro1">
          <table:table-cell table:style-name="ce13" office:value-type="string" calcext:value-type="string">
            <text:p>R56</text:p>
          </table:table-cell>
          <table:table-cell table:style-name="ce25" office:value-type="string" calcext:value-type="string">
            <text:p>R56.4</text:p>
          </table:table-cell>
          <table:table-cell table:style-name="ce25" office:value-type="string" calcext:value-type="string">
            <text:p>Adult onset dystonia, chorea or related movement disorder</text:p>
          </table:table-cell>
          <table:table-cell table:style-name="ce47" office:value-type="string" calcext:value-type="string">
            <text:p>Adult onset movement disorder (540)</text:p>
          </table:table-cell>
          <table:table-cell table:style-name="ce25" office:value-type="string" calcext:value-type="string">
            <text:p>Confirmatory 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7" table:style-name="ce209" office:value-type="string" calcext:value-type="string">
            <text:p>See separate STR mapping document</text:p>
          </table:table-cell>
          <table:table-cell table:style-name="ce706" table:number-columns-repeated="10"/>
          <table:table-cell table:number-columns-repeated="38"/>
        </table:table-row>
        <table:table-row table:style-name="ro1">
          <table:table-cell table:style-name="ce14" office:value-type="string" calcext:value-type="string">
            <text:p>R57</text:p>
          </table:table-cell>
          <table:table-cell table:style-name="ce34" office:value-type="string" calcext:value-type="string">
            <text:p>R57.5</text:p>
          </table:table-cell>
          <table:table-cell table:style-name="ce34" office:value-type="string" calcext:value-type="string">
            <text:p>Childhood onset dystonia, chorea or related movement disorder</text:p>
          </table:table-cell>
          <table:table-cell table:style-name="ce34" office:value-type="string" calcext:value-type="string">
            <text:p>Childhood onset dystonia or chorea or related movement disorder (847)</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style-name="ce210" office:value-type="string" calcext:value-type="string">
            <text:p>North East and Yorkshire GLH - Sheffield Children's FT</text:p>
          </table:table-cell>
          <table:table-cell table:style-name="ce210" office:value-type="string" calcext:value-type="string">
            <text:p>North West GLH - Manchester University FT</text:p>
          </table:table-cell>
          <table:table-cell table:style-name="ce210" office:value-type="string" calcext:value-type="string">
            <text:p>East GLH - Cambridge University FT </text:p>
          </table:table-cell>
          <table:table-cell table:style-name="ce210" office:value-type="string" calcext:value-type="string">
            <text:p>Central and South GLH - Birmingham Women's and Children's FT</text:p>
          </table:table-cell>
          <table:table-cell table:style-name="ce210" office:value-type="string" calcext:value-type="string">
            <text:p>South West GLH - North Bristol Trust</text:p>
          </table:table-cell>
          <table:table-cell table:style-name="ce210" office:value-type="string" calcext:value-type="string">
            <text:p>North Thames GLH - Great Ormond Street FT </text:p>
          </table:table-cell>
          <table:table-cell table:style-name="ce210" office:value-type="string" calcext:value-type="string">
            <text:p>South East GLH - Guy's &amp; St Thomas' FT</text:p>
          </table:table-cell>
          <table:table-cell table:style-name="ce30" table:number-columns-repeated="10"/>
          <table:table-cell table:number-columns-repeated="38"/>
        </table:table-row>
        <table:table-row table:style-name="ro1">
          <table:table-cell table:style-name="ce14" office:value-type="string" calcext:value-type="string">
            <text:p>R57</text:p>
          </table:table-cell>
          <table:table-cell table:style-name="ce34" office:value-type="string" calcext:value-type="string">
            <text:p>R57.6</text:p>
          </table:table-cell>
          <table:table-cell table:style-name="ce34" office:value-type="string" calcext:value-type="string">
            <text:p>Childhood onset dystonia, chorea or related movement disorder</text:p>
          </table:table-cell>
          <table:table-cell table:style-name="ce34" office:value-type="string" calcext:value-type="string">
            <text:p>Childhood onset dystonia or chorea or related movement disorder (847)</text:p>
          </table:table-cell>
          <table:table-cell table:style-name="ce34" office:value-type="string" calcext:value-type="string">
            <text:p>Confirmatory STR testing</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7" table:style-name="ce102" office:value-type="string" calcext:value-type="string">
            <text:p>See separate STR mapping document</text:p>
          </table:table-cell>
          <table:table-cell table:style-name="ce706" table:number-columns-repeated="10"/>
          <table:table-cell table:number-columns-repeated="38"/>
        </table:table-row>
        <table:table-row table:style-name="ro1">
          <table:table-cell table:style-name="ce13" office:value-type="string" calcext:value-type="string">
            <text:p>R58</text:p>
          </table:table-cell>
          <table:table-cell table:style-name="ce25" office:value-type="string" calcext:value-type="string">
            <text:p>R58.4</text:p>
          </table:table-cell>
          <table:table-cell table:style-name="ce25" office:value-type="string" calcext:value-type="string">
            <text:p>Adult onset neurodegenerative disorder</text:p>
          </table:table-cell>
          <table:table-cell table:style-name="ce25" office:value-type="string" calcext:value-type="string">
            <text:p>Neurodegenerative disorders - adult onset (474)</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212" office:value-type="string" calcext:value-type="string">
            <text:p>North East and Yorkshire GLH - Sheffield Children's FT</text:p>
          </table:table-cell>
          <table:table-cell table:style-name="ce212" office:value-type="string" calcext:value-type="string">
            <text:p>North West GLH - Manchester University FT</text:p>
          </table:table-cell>
          <table:table-cell table:style-name="ce212" office:value-type="string" calcext:value-type="string">
            <text:p>East GLH - Cambridge University FT </text:p>
          </table:table-cell>
          <table:table-cell table:style-name="ce212" office:value-type="string" calcext:value-type="string">
            <text:p>Central and South GLH - Oxford University FT</text:p>
          </table:table-cell>
          <table:table-cell table:style-name="ce212" office:value-type="string" calcext:value-type="string">
            <text:p>South West GLH - North Bristol Trust</text:p>
          </table:table-cell>
          <table:table-cell table:style-name="ce212" office:value-type="string" calcext:value-type="string">
            <text:p>North Thames GLH - Great Ormond Street FT </text:p>
          </table:table-cell>
          <table:table-cell table:style-name="ce212" office:value-type="string" calcext:value-type="string">
            <text:p>South East GLH - Guy's &amp; St Thomas' FT</text:p>
          </table:table-cell>
          <table:table-cell table:style-name="ce30" table:number-columns-repeated="10"/>
          <table:table-cell table:number-columns-repeated="38"/>
        </table:table-row>
        <table:table-row table:style-name="ro1">
          <table:table-cell table:style-name="ce13" office:value-type="string" calcext:value-type="string">
            <text:p>R58</text:p>
          </table:table-cell>
          <table:table-cell table:style-name="ce25" office:value-type="string" calcext:value-type="string">
            <text:p>R58.5</text:p>
          </table:table-cell>
          <table:table-cell table:style-name="ce25" office:value-type="string" calcext:value-type="string">
            <text:p>Adult onset neurodegenerative disorder</text:p>
          </table:table-cell>
          <table:table-cell table:style-name="ce47" office:value-type="string" calcext:value-type="string">
            <text:p>Neurodegenerative disorders - adult onset (474) STR</text:p>
          </table:table-cell>
          <table:table-cell table:style-name="ce25" office:value-type="string" calcext:value-type="string">
            <text:p>Confirmatory 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213" office:value-type="string" calcext:value-type="string">
            <text:p>See separate STR mapping document</text:p>
          </table:table-cell>
          <table:table-cell table:number-columns-repeated="6" table:style-name="ce102" office:value-type="string" calcext:value-type="string">
            <text:p>See separate STR mapping document</text:p>
          </table:table-cell>
          <table:table-cell table:style-name="ce25" table:number-columns-repeated="10"/>
          <table:table-cell table:number-columns-repeated="38"/>
        </table:table-row>
        <table:table-row table:style-name="ro1">
          <table:table-cell table:style-name="ce14" office:value-type="string" calcext:value-type="string">
            <text:p>R59</text:p>
          </table:table-cell>
          <table:table-cell table:style-name="ce34" office:value-type="string" calcext:value-type="string">
            <text:p>R59.2</text:p>
          </table:table-cell>
          <table:table-cell table:style-name="ce34" office:value-type="string" calcext:value-type="string">
            <text:p>Early onset or syndromic epilepsy</text:p>
          </table:table-cell>
          <table:table-cell table:style-name="ce34" office:value-type="string" calcext:value-type="string">
            <text:p>Genomewide</text:p>
          </table:table-cell>
          <table:table-cell table:style-name="ce34" office:value-type="string" calcext:value-type="string">
            <text:p>Microarray</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Liverpool Women's FT</text:p>
          </table:table-cell>
          <table:table-cell table:style-name="ce152" office:value-type="string" calcext:value-type="string">
            <text:p>North West GLH - Liverpool Women's FT</text:p>
          </table:table-cell>
          <table:table-cell table:style-name="ce152" office:value-type="string" calcext:value-type="string">
            <text:p>East GLH - Cambridge University FT </text:p>
          </table:table-cell>
          <table:table-cell table:style-name="ce152" office:value-type="string" calcext:value-type="string">
            <text:p>Central and South GLH - Oxford University FT &amp; Salisbury FT (Wessex) analysis/interpretation</text:p>
          </table:table-cell>
          <table:table-cell table:style-name="ce228"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59</text:p>
          </table:table-cell>
          <table:table-cell table:style-name="ce34" office:value-type="string" calcext:value-type="string">
            <text:p>R59.3</text:p>
          </table:table-cell>
          <table:table-cell table:style-name="ce34" office:value-type="string" calcext:value-type="string">
            <text:p>Early onset or syndromic epilepsy</text:p>
          </table:table-cell>
          <table:table-cell table:style-name="ce34" office:value-type="string" calcext:value-type="string">
            <text:p>Epilepsy - early onset or syndromic (402)</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78" office:value-type="string" calcext:value-type="string">
            <text:p>No</text:p>
          </table:table-cell>
          <table:table-cell table:style-name="ce152" office:value-type="string" calcext:value-type="string">
            <text:p>North East and Yorkshire GLH - Sheffield Children's FT</text:p>
          </table:table-cell>
          <table:table-cell table:style-name="ce152" office:value-type="string" calcext:value-type="string">
            <text:p>North West GLH - Liverpool Women's FT</text:p>
          </table:table-cell>
          <table:table-cell table:style-name="ce152" office:value-type="string" calcext:value-type="string">
            <text:p>East GLH - Cambridge University FT </text:p>
          </table:table-cell>
          <table:table-cell table:style-name="ce152" office:value-type="string" calcext:value-type="string">
            <text:p>Central and South GLH - Oxford University FT &amp; Salisbury FT </text:p>
          </table:table-cell>
          <table:table-cell table:style-name="ce560"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44" table:number-columns-repeated="10"/>
          <table:table-cell table:number-columns-repeated="38"/>
        </table:table-row>
        <table:table-row table:style-name="ro1">
          <table:table-cell table:style-name="ce13" office:value-type="string" calcext:value-type="string">
            <text:p>R60</text:p>
          </table:table-cell>
          <table:table-cell table:style-name="ce25" office:value-type="string" calcext:value-type="string">
            <text:p>R60.3</text:p>
          </table:table-cell>
          <table:table-cell table:style-name="ce25" office:value-type="string" calcext:value-type="string">
            <text:p>Adult onset hereditary spastic paraplegia</text:p>
          </table:table-cell>
          <table:table-cell table:style-name="ce25" office:value-type="string" calcext:value-type="string">
            <text:p>Hereditary spastic paraplegia - adult onset (567)</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216" office:value-type="string" calcext:value-type="string">
            <text:p>North East and Yorkshire GLH - Sheffield Children's FT</text:p>
          </table:table-cell>
          <table:table-cell table:style-name="ce216" office:value-type="string" calcext:value-type="string">
            <text:p>North West GLH - Manchester University FT</text:p>
          </table:table-cell>
          <table:table-cell table:style-name="ce216" office:value-type="string" calcext:value-type="string">
            <text:p>East GLH - Cambridge University FT </text:p>
          </table:table-cell>
          <table:table-cell table:style-name="ce216" office:value-type="string" calcext:value-type="string">
            <text:p>Central and South GLH - Birmingham Women's and Children's FT</text:p>
          </table:table-cell>
          <table:table-cell table:style-name="ce216" office:value-type="string" calcext:value-type="string">
            <text:p>South West GLH - North Bristol Trust</text:p>
          </table:table-cell>
          <table:table-cell table:style-name="ce216" office:value-type="string" calcext:value-type="string">
            <text:p>North Thames GLH - Great Ormond Street FT </text:p>
          </table:table-cell>
          <table:table-cell table:style-name="ce216" office:value-type="string" calcext:value-type="string">
            <text:p>South East GLH - Guy's &amp; St Thomas' FT</text:p>
          </table:table-cell>
          <table:table-cell table:style-name="ce30" table:number-columns-repeated="10"/>
          <table:table-cell table:number-columns-repeated="38"/>
        </table:table-row>
        <table:table-row table:style-name="ro1">
          <table:table-cell table:style-name="ce13" office:value-type="string" calcext:value-type="string">
            <text:p>R60</text:p>
          </table:table-cell>
          <table:table-cell table:style-name="ce25" office:value-type="string" calcext:value-type="string">
            <text:p>R60.4</text:p>
          </table:table-cell>
          <table:table-cell table:style-name="ce25" office:value-type="string" calcext:value-type="string">
            <text:p>Adult onset hereditary spastic paraplegia</text:p>
          </table:table-cell>
          <table:table-cell table:style-name="ce47" office:value-type="string" calcext:value-type="string">
            <text:p>Hereditary spastic paraplegia - adult onset (567) </text:p>
          </table:table-cell>
          <table:table-cell table:style-name="ce25" office:value-type="string" calcext:value-type="string">
            <text:p>Confirmatory 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2" office:value-type="string" calcext:value-type="string">
            <text:p>See separate STR mapping document</text:p>
          </table:table-cell>
          <table:table-cell table:number-columns-repeated="2" table:style-name="ce296" office:value-type="string" calcext:value-type="string">
            <text:p>See separate STR mapping document</text:p>
          </table:table-cell>
          <table:table-cell table:style-name="ce102" office:value-type="string" calcext:value-type="string">
            <text:p>See separate STR mapping document</text:p>
          </table:table-cell>
          <table:table-cell table:style-name="ce130" office:value-type="string" calcext:value-type="string">
            <text:p>See separate STR mapping document</text:p>
          </table:table-cell>
          <table:table-cell table:number-columns-repeated="2" table:style-name="ce646" office:value-type="string" calcext:value-type="string">
            <text:p>See separate STR mapping document</text:p>
          </table:table-cell>
          <table:table-cell table:style-name="ce706" table:number-columns-repeated="10"/>
          <table:table-cell table:number-columns-repeated="38"/>
        </table:table-row>
        <table:table-row table:style-name="ro1">
          <table:table-cell table:style-name="ce14" office:value-type="string" calcext:value-type="string">
            <text:p>R61</text:p>
          </table:table-cell>
          <table:table-cell table:style-name="ce34" office:value-type="string" calcext:value-type="string">
            <text:p>R61.4</text:p>
          </table:table-cell>
          <table:table-cell table:style-name="ce34" office:value-type="string" calcext:value-type="string">
            <text:p>Childhood onset hereditary spastic paraplegia</text:p>
          </table:table-cell>
          <table:table-cell table:style-name="ce34" office:value-type="string" calcext:value-type="string">
            <text:p>Hereditary spastic paraplegia - Childhood onset (568)</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78" office:value-type="string" calcext:value-type="string">
            <text:p>No</text:p>
          </table:table-cell>
          <table:table-cell table:style-name="ce218" office:value-type="string" calcext:value-type="string">
            <text:p>North East and Yorkshire GLH - Sheffield Children's FT</text:p>
          </table:table-cell>
          <table:table-cell table:style-name="ce218" office:value-type="string" calcext:value-type="string">
            <text:p>North West GLH - Manchester University FT</text:p>
          </table:table-cell>
          <table:table-cell table:style-name="ce218" office:value-type="string" calcext:value-type="string">
            <text:p>East GLH - Cambridge University FT </text:p>
          </table:table-cell>
          <table:table-cell table:style-name="ce218" office:value-type="string" calcext:value-type="string">
            <text:p>Central and South GLH - Birmingham Women's and Children's FT</text:p>
          </table:table-cell>
          <table:table-cell table:style-name="ce218" office:value-type="string" calcext:value-type="string">
            <text:p>South West GLH - North Bristol Trust</text:p>
          </table:table-cell>
          <table:table-cell table:style-name="ce218" office:value-type="string" calcext:value-type="string">
            <text:p>North Thames GLH - Great Ormond Street FT </text:p>
          </table:table-cell>
          <table:table-cell table:style-name="ce218" office:value-type="string" calcext:value-type="string">
            <text:p>South East GLH - Guy's &amp; St Thomas' FT</text:p>
          </table:table-cell>
          <table:table-cell table:style-name="ce30" table:number-columns-repeated="10"/>
          <table:table-cell table:number-columns-repeated="38"/>
        </table:table-row>
        <table:table-row table:style-name="ro1">
          <table:table-cell table:style-name="ce14" office:value-type="string" calcext:value-type="string">
            <text:p>R61</text:p>
          </table:table-cell>
          <table:table-cell table:style-name="ce34" office:value-type="string" calcext:value-type="string">
            <text:p>R61.5</text:p>
          </table:table-cell>
          <table:table-cell table:style-name="ce34" office:value-type="string" calcext:value-type="string">
            <text:p>Childhood onset hereditary spastic paraplegia</text:p>
          </table:table-cell>
          <table:table-cell table:style-name="ce34" office:value-type="string" calcext:value-type="string">
            <text:p>Hereditary spastic paraplegia - Childhood onset (568)</text:p>
          </table:table-cell>
          <table:table-cell table:style-name="ce34" office:value-type="string" calcext:value-type="string">
            <text:p>Confirmatory STR testing</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78" office:value-type="string" calcext:value-type="string">
            <text:p>No</text:p>
          </table:table-cell>
          <table:table-cell table:number-columns-repeated="2" table:style-name="ce219" office:value-type="string" calcext:value-type="string">
            <text:p>See separate STR mapping document</text:p>
          </table:table-cell>
          <table:table-cell table:style-name="ce367" office:value-type="string" calcext:value-type="string">
            <text:p>See separate STR mapping document</text:p>
          </table:table-cell>
          <table:table-cell table:style-name="ce484" office:value-type="string" calcext:value-type="string">
            <text:p>See separate STR mapping document</text:p>
          </table:table-cell>
          <table:table-cell table:number-columns-repeated="2" table:style-name="ce561" office:value-type="string" calcext:value-type="string">
            <text:p>See separate STR mapping document</text:p>
          </table:table-cell>
          <table:table-cell table:style-name="ce697" office:value-type="string" calcext:value-type="string">
            <text:p>See separate STR mapping document</text:p>
          </table:table-cell>
          <table:table-cell table:style-name="ce25" table:number-columns-repeated="10"/>
          <table:table-cell table:number-columns-repeated="38"/>
        </table:table-row>
        <table:table-row table:style-name="ro1">
          <table:table-cell table:style-name="ce13" office:value-type="string" calcext:value-type="string">
            <text:p>R62</text:p>
          </table:table-cell>
          <table:table-cell table:style-name="ce25" office:value-type="string" calcext:value-type="string">
            <text:p>R62.2</text:p>
          </table:table-cell>
          <table:table-cell table:style-name="ce25" office:value-type="string" calcext:value-type="string">
            <text:p>Adult onset leukodystrophy</text:p>
          </table:table-cell>
          <table:table-cell table:style-name="ce25" office:value-type="string" calcext:value-type="string">
            <text:p>White matter disorders - adult onset (579)</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220" office:value-type="string" calcext:value-type="string">
            <text:p>North East and Yorkshire GLH - Leeds Teaching Trust</text:p>
          </table:table-cell>
          <table:table-cell table:style-name="ce220" office:value-type="string" calcext:value-type="string">
            <text:p>North West GLH - Manchester University FT</text:p>
          </table:table-cell>
          <table:table-cell table:style-name="ce368" office:value-type="string" calcext:value-type="string">
            <text:p>East GLH - Cambridge University FT </text:p>
          </table:table-cell>
          <table:table-cell table:style-name="ce485" office:value-type="string" calcext:value-type="string">
            <text:p>Central and South GLH - Birmingham Women's and Children's FT</text:p>
          </table:table-cell>
          <table:table-cell table:style-name="ce562" office:value-type="string" calcext:value-type="string">
            <text:p>South West GLH - North Bristol Trust</text:p>
          </table:table-cell>
          <table:table-cell table:style-name="ce647" office:value-type="string" calcext:value-type="string">
            <text:p>North Thames GLH - Great Ormond Street FT </text:p>
          </table:table-cell>
          <table:table-cell table:style-name="ce698"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66</text:p>
          </table:table-cell>
          <table:table-cell table:style-name="ce34" office:value-type="string" calcext:value-type="string">
            <text:p>R66.1</text:p>
          </table:table-cell>
          <table:table-cell table:style-name="ce34" office:value-type="string" calcext:value-type="string">
            <text:p>Paroxysmal central nervous system disorders</text:p>
          </table:table-cell>
          <table:table-cell table:style-name="ce34" office:value-type="string" calcext:value-type="string">
            <text:p>Paroxysmal central nervous system disorders (541)</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style-name="ce220" office:value-type="string" calcext:value-type="string">
            <text:p>North East and Yorkshire GLH - Sheffield Children's FT</text:p>
          </table:table-cell>
          <table:table-cell table:style-name="ce219" office:value-type="string" calcext:value-type="string">
            <text:p>North East and Yorkshire GLH - Sheffield Children's FT</text:p>
          </table:table-cell>
          <table:table-cell table:style-name="ce368" office:value-type="string" calcext:value-type="string">
            <text:p>East GLH - Cambridge University FT </text:p>
          </table:table-cell>
          <table:table-cell table:style-name="ce485" office:value-type="string" calcext:value-type="string">
            <text:p>Central and South GLH - Oxford University FT</text:p>
          </table:table-cell>
          <table:table-cell table:style-name="ce562" office:value-type="string" calcext:value-type="string">
            <text:p>South West GLH - North Bristol Trust</text:p>
          </table:table-cell>
          <table:table-cell table:style-name="ce647" office:value-type="string" calcext:value-type="string">
            <text:p>North Thames GLH - Great Ormond Street FT <text:s/></text:p>
          </table:table-cell>
          <table:table-cell table:style-name="ce698"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66</text:p>
          </table:table-cell>
          <table:table-cell table:style-name="ce34" office:value-type="string" calcext:value-type="string">
            <text:p>R66.2</text:p>
          </table:table-cell>
          <table:table-cell table:style-name="ce34" office:value-type="string" calcext:value-type="string">
            <text:p>Paroxysmal central nervous system disorders</text:p>
          </table:table-cell>
          <table:table-cell table:style-name="ce34" office:value-type="string" calcext:value-type="string">
            <text:p>Paroxysmal central nervous system disorders (541)</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style-name="ce130" office:value-type="string" calcext:value-type="string">
            <text:p>North East and Yorkshire GLH - Sheffield Children's FT</text:p>
          </table:table-cell>
          <table:table-cell table:style-name="ce368" office:value-type="string" calcext:value-type="string">
            <text:p>East GLH - Cambridge University FT </text:p>
          </table:table-cell>
          <table:table-cell table:style-name="ce152" office:value-type="string" calcext:value-type="string">
            <text:p>Central and South GLH - Oxford University FT</text:p>
          </table:table-cell>
          <table:table-cell table:style-name="ce562" office:value-type="string" calcext:value-type="string">
            <text:p>South West GLH - North Bristol Trust</text:p>
          </table:table-cell>
          <table:table-cell table:style-name="ce647" office:value-type="string" calcext:value-type="string">
            <text:p>North Thames GLH - Great Ormond Street FT <text:s/></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71</text:p>
          </table:table-cell>
          <table:table-cell table:style-name="ce25" office:value-type="string" calcext:value-type="string">
            <text:p>R71.1</text:p>
          </table:table-cell>
          <table:table-cell table:style-name="ce25" office:value-type="string" calcext:value-type="string">
            <text:p>Spinal muscular atrophy type 1 rare mutation testing</text:p>
          </table:table-cell>
          <table:table-cell table:style-name="ce25" office:value-type="string" calcext:value-type="string">
            <text:p><text:span text:style-name="T5">SMN1 </text:span><text:span text:style-name="T19">(1393)</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style-name="ce130" office:value-type="string" calcext:value-type="string">
            <text:p>North East and Yorkshire GLH - Sheffield Children's FT</text:p>
          </table:table-cell>
          <table:table-cell table:style-name="ce102" office:value-type="string" calcext:value-type="string">
            <text:p>North East and Yorkshire GLH - Sheffield Children's FT</text:p>
          </table:table-cell>
          <table:table-cell table:style-name="ce102" office:value-type="string" calcext:value-type="string">
            <text:p>South East GLH - Guy's &amp; St Thomas' FT </text:p>
          </table:table-cell>
          <table:table-cell table:number-columns-repeated="2" table:style-name="ce102"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41" table:number-columns-repeated="10"/>
          <table:table-cell table:number-columns-repeated="38"/>
        </table:table-row>
        <table:table-row table:style-name="ro1">
          <table:table-cell table:style-name="ce13" office:value-type="string" calcext:value-type="string">
            <text:p>R73</text:p>
          </table:table-cell>
          <table:table-cell table:style-name="ce25" office:value-type="string" calcext:value-type="string">
            <text:p>R73.1</text:p>
          </table:table-cell>
          <table:table-cell table:style-name="ce25" office:value-type="string" calcext:value-type="string">
            <text:p>Duchenne or Becker muscular dystrophy</text:p>
          </table:table-cell>
          <table:table-cell table:style-name="ce25" office:value-type="string" calcext:value-type="string">
            <text:p><text:span text:style-name="T5">DMD </text:span><text:span text:style-name="T19">(1321)</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Newcastle upon Tyne FT </text:p>
          </table:table-cell>
          <table:table-cell table:style-name="ce152"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Oxford University FT</text:p>
          </table:table-cell>
          <table:table-cell table:style-name="ce152" office:value-type="string" calcext:value-type="string">
            <text:p>South West GLH - North Bristol Trust</text:p>
          </table:table-cell>
          <table:table-cell table:style-name="ce102"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35" table:number-columns-repeated="10"/>
          <table:table-cell table:number-columns-repeated="38"/>
        </table:table-row>
        <table:table-row table:style-name="ro1">
          <table:table-cell table:style-name="ce13" office:value-type="string" calcext:value-type="string">
            <text:p>R73</text:p>
          </table:table-cell>
          <table:table-cell table:style-name="ce25" office:value-type="string" calcext:value-type="string">
            <text:p>R73.2</text:p>
          </table:table-cell>
          <table:table-cell table:style-name="ce25" office:value-type="string" calcext:value-type="string">
            <text:p>Duchenne or Becker muscular dystrophy</text:p>
          </table:table-cell>
          <table:table-cell table:style-name="ce25" office:value-type="string" calcext:value-type="string">
            <text:p><text:span text:style-name="T5">DMD </text:span><text:span text:style-name="T19">(1321)</text:span></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Newcastle upon Tyne FT </text:p>
          </table:table-cell>
          <table:table-cell table:style-name="ce152" office:value-type="string" calcext:value-type="string">
            <text:p>North West GLH - Liverpool Women's FT</text:p>
          </table:table-cell>
          <table:table-cell table:style-name="ce152" office:value-type="string" calcext:value-type="string">
            <text:p>East Midlands and East of England GLH - Nottingham University Trust</text:p>
          </table:table-cell>
          <table:table-cell table:style-name="ce152" office:value-type="string" calcext:value-type="string">
            <text:p>Central and South GLH - Oxford University F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s/></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74</text:p>
          </table:table-cell>
          <table:table-cell table:style-name="ce34" office:value-type="string" calcext:value-type="string">
            <text:p>R74.1</text:p>
          </table:table-cell>
          <table:table-cell table:style-name="ce34" office:value-type="string" calcext:value-type="string">
            <text:p>Facioscapulohumeral muscular dystrophy</text:p>
          </table:table-cell>
          <table:table-cell table:style-name="ce34" office:value-type="string" calcext:value-type="string">
            <text:p>DUX4</text:p>
          </table:table-cell>
          <table:table-cell table:style-name="ce34" office:value-type="string" calcext:value-type="string">
            <text:p>Other</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02" office:value-type="string" calcext:value-type="string">
            <text:p>South West GLH - North Bristol Trust</text:p>
          </table:table-cell>
          <table:table-cell table:style-name="ce130" office:value-type="string" calcext:value-type="string">
            <text:p>South West GLH - North Bristol Trust</text:p>
          </table:table-cell>
          <table:table-cell table:number-columns-repeated="2"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number-columns-repeated="2" table:style-name="ce102"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3" office:value-type="string" calcext:value-type="string">
            <text:p>R75</text:p>
          </table:table-cell>
          <table:table-cell table:style-name="ce25" office:value-type="string" calcext:value-type="string">
            <text:p>R75.1</text:p>
          </table:table-cell>
          <table:table-cell table:style-name="ce25" office:value-type="string" calcext:value-type="string">
            <text:p>Oculopharyngeal muscular dystrophy</text:p>
          </table:table-cell>
          <table:table-cell table:style-name="ce25" office:value-type="string" calcext:value-type="string">
            <text:p>PABPN1 STR</text:p>
          </table:table-cell>
          <table:table-cell table:style-name="ce25" office:value-type="string" calcext:value-type="string">
            <text:p>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style-name="ce130" office:value-type="string" calcext:value-type="string">
            <text:p>North West GLH - Liverpool Women's FT</text:p>
          </table:table-cell>
          <table:table-cell table:style-name="ce177" office:value-type="string" calcext:value-type="string">
            <text:p>North West GLH - Manchester University FT</text:p>
          </table:table-cell>
          <table:table-cell table:style-name="ce130" office:value-type="string" calcext:value-type="string">
            <text:p>Central and South GLH - Salisbury FT</text:p>
          </table:table-cell>
          <table:table-cell table:style-name="ce152" office:value-type="string" calcext:value-type="string">
            <text:p>Central and South GLH - Salisbury FT</text:p>
          </table:table-cell>
          <table:table-cell table:number-columns-repeated="3" table:style-name="ce102"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4" office:value-type="string" calcext:value-type="string">
            <text:p>R76</text:p>
          </table:table-cell>
          <table:table-cell table:style-name="ce34" office:value-type="string" calcext:value-type="string">
            <text:p>R76.1</text:p>
          </table:table-cell>
          <table:table-cell table:style-name="ce34" office:value-type="string" calcext:value-type="string">
            <text:p>Skeletal muscle channelopathy</text:p>
          </table:table-cell>
          <table:table-cell table:style-name="ce34" office:value-type="string" calcext:value-type="string">
            <text:p>Skeletal muscle channelopathy <text:s/>(542)</text:p>
          </table:table-cell>
          <table:table-cell table:style-name="ce34" office:value-type="string" calcext:value-type="string">
            <text:p>Small panel</text:p>
          </table:table-cell>
          <table:table-cell table:style-name="ce34" office:value-type="string" calcext:value-type="string">
            <text:p>Highly 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02" office:value-type="string" calcext:value-type="string">
            <text:p>North Thames GLH - Great Ormond Street FT </text:p>
          </table:table-cell>
          <table:table-cell table:style-name="ce130" office:value-type="string" calcext:value-type="string">
            <text:p>North Thames GLH - Great Ormond Street FT </text:p>
          </table:table-cell>
          <table:table-cell table:number-columns-repeated="3"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76</text:p>
          </table:table-cell>
          <table:table-cell table:style-name="ce34" office:value-type="string" calcext:value-type="string">
            <text:p>R76.2</text:p>
          </table:table-cell>
          <table:table-cell table:style-name="ce34" office:value-type="string" calcext:value-type="string">
            <text:p>Skeletal muscle channelopathy</text:p>
          </table:table-cell>
          <table:table-cell table:style-name="ce34" office:value-type="string" calcext:value-type="string">
            <text:p>Skeletal muscle channelopathy <text:s/>(542)</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3" table:style-name="ce130" office:value-type="string" calcext:value-type="string">
            <text:p>North Thames GLH - Great Ormond Street FT </text:p>
          </table:table-cell>
          <table:table-cell table:number-columns-repeated="2"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44" table:number-columns-repeated="10"/>
          <table:table-cell table:number-columns-repeated="38"/>
        </table:table-row>
        <table:table-row table:style-name="ro1">
          <table:table-cell table:style-name="ce13" office:value-type="string" calcext:value-type="string">
            <text:p>R78</text:p>
          </table:table-cell>
          <table:table-cell table:style-name="ce25" office:value-type="string" calcext:value-type="string">
            <text:p>R78.4</text:p>
          </table:table-cell>
          <table:table-cell table:style-name="ce25" office:value-type="string" calcext:value-type="string">
            <text:p>Hereditary neuropathy or pain disorder </text:p>
          </table:table-cell>
          <table:table-cell table:style-name="ce25" office:value-type="string" calcext:value-type="string">
            <text:p>Hereditary neuropathy NOT PMP22 copy number (846)</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224" office:value-type="string" calcext:value-type="string">
            <text:p>North East and Yorkshire GLH - Sheffield Children's FT</text:p>
          </table:table-cell>
          <table:table-cell table:style-name="ce224" office:value-type="string" calcext:value-type="string">
            <text:p>North West GLH - Manchester University FT</text:p>
          </table:table-cell>
          <table:table-cell table:style-name="ce224" office:value-type="string" calcext:value-type="string">
            <text:p>East GLH - Cambridge University FT </text:p>
          </table:table-cell>
          <table:table-cell table:style-name="ce224" office:value-type="string" calcext:value-type="string">
            <text:p>Central and South GLH - Birmingham Women's and Children's FT</text:p>
          </table:table-cell>
          <table:table-cell table:style-name="ce563" office:value-type="string" calcext:value-type="string">
            <text:p>South West GLH - North Bristol Trust</text:p>
          </table:table-cell>
          <table:table-cell table:style-name="ce224" office:value-type="string" calcext:value-type="string">
            <text:p>North Thames GLH - Great Ormond Street FT <text:s/></text:p>
          </table:table-cell>
          <table:table-cell table:style-name="ce563" office:value-type="string" calcext:value-type="string">
            <text:p>South East GLH - Guy's &amp; St Thomas' FT</text:p>
          </table:table-cell>
          <table:table-cell table:style-name="ce30" table:number-columns-repeated="10"/>
          <table:table-cell table:number-columns-repeated="38"/>
        </table:table-row>
        <table:table-row table:style-name="ro1">
          <table:table-cell table:style-name="ce13" office:value-type="string" calcext:value-type="string">
            <text:p>R78</text:p>
          </table:table-cell>
          <table:table-cell table:style-name="ce25" office:value-type="string" calcext:value-type="string">
            <text:p>R78.5</text:p>
          </table:table-cell>
          <table:table-cell table:style-name="ce25" office:value-type="string" calcext:value-type="string">
            <text:p>Hereditary neuropathy or pain disorder </text:p>
          </table:table-cell>
          <table:table-cell table:style-name="ce25" office:value-type="string" calcext:value-type="string">
            <text:p>RFC1 STR</text:p>
          </table:table-cell>
          <table:table-cell table:style-name="ce25" office:value-type="string" calcext:value-type="string">
            <text:p>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225" office:value-type="string" calcext:value-type="string">
            <text:p>North West GLH - Manchester University FT</text:p>
          </table:table-cell>
          <table:table-cell table:style-name="ce298" office:value-type="string" calcext:value-type="string">
            <text:p>North West GLH - Manchester University FT</text:p>
          </table:table-cell>
          <table:table-cell table:style-name="ce225" office:value-type="string" calcext:value-type="string">
            <text:p>North Thames GLH - Great Ormond Street FT </text:p>
          </table:table-cell>
          <table:table-cell table:style-name="ce489" office:value-type="string" calcext:value-type="string">
            <text:p><text:span text:style-name="T5">Central and South GLH - </text:span><text:span text:style-name="T6">Oxford  University FT</text:span><text:span text:style-name="T26"> </text:span><text:span text:style-name="T27">Birmingham Women's and Children's FT</text:span></text:p>
          </table:table-cell>
          <table:table-cell table:style-name="ce225" office:value-type="string" calcext:value-type="string">
            <text:p>North Thames GLH - Great Ormond Street FT </text:p>
          </table:table-cell>
          <table:table-cell table:style-name="ce298" office:value-type="string" calcext:value-type="string">
            <text:p>North Thames GLH - Great Ormond Street FT </text:p>
          </table:table-cell>
          <table:table-cell table:style-name="ce225"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78</text:p>
          </table:table-cell>
          <table:table-cell table:style-name="ce25" office:value-type="string" calcext:value-type="string">
            <text:p>R78.6</text:p>
          </table:table-cell>
          <table:table-cell table:style-name="ce25" office:value-type="string" calcext:value-type="string">
            <text:p>Hereditary neuropathy or pain disorder </text:p>
          </table:table-cell>
          <table:table-cell table:style-name="ce25" office:value-type="string" calcext:value-type="string">
            <text:p>Hereditary neuropathy NOT PMP22 copy number (846)</text:p>
          </table:table-cell>
          <table:table-cell table:style-name="ce25" office:value-type="string" calcext:value-type="string">
            <text:p>Confirmatory 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30" office:value-type="string" calcext:value-type="string">
            <text:p>See separate STR mapping document</text:p>
          </table:table-cell>
          <table:table-cell table:number-columns-repeated="2" table:style-name="ce102" office:value-type="string" calcext:value-type="string">
            <text:p>See separate STR mapping document</text:p>
          </table:table-cell>
          <table:table-cell table:style-name="ce130" office:value-type="string" calcext:value-type="string">
            <text:p>See separate STR mapping document</text:p>
          </table:table-cell>
          <table:table-cell table:number-columns-repeated="2" table:style-name="ce102" office:value-type="string" calcext:value-type="string">
            <text:p>See separate STR mapping document</text:p>
          </table:table-cell>
          <table:table-cell table:style-name="ce25" table:number-columns-repeated="10"/>
          <table:table-cell table:number-columns-repeated="38"/>
        </table:table-row>
        <table:table-row table:style-name="ro1">
          <table:table-cell table:style-name="ce14" office:value-type="string" calcext:value-type="string">
            <text:p>R79</text:p>
          </table:table-cell>
          <table:table-cell table:style-name="ce34" office:value-type="string" calcext:value-type="string">
            <text:p>R79.1</text:p>
          </table:table-cell>
          <table:table-cell table:style-name="ce34" office:value-type="string" calcext:value-type="string">
            <text:p>Congenital muscular dystrophy</text:p>
          </table:table-cell>
          <table:table-cell table:style-name="ce34" office:value-type="string" calcext:value-type="string">
            <text:p>Congenital muscular dystrophy (207)</text:p>
          </table:table-cell>
          <table:table-cell table:style-name="ce34" office:value-type="string" calcext:value-type="string">
            <text:p>WES or Medium Panel</text:p>
          </table:table-cell>
          <table:table-cell table:style-name="ce34" office:value-type="string" calcext:value-type="string">
            <text:p>Highly 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3" table:style-name="ce130" office:value-type="string" calcext:value-type="string">
            <text:p>South East GLH - Guy's &amp; St Thomas' FT</text:p>
          </table:table-cell>
          <table:table-cell table:style-name="ce102" office:value-type="string" calcext:value-type="string">
            <text:p>South East GLH - Guy's &amp; St Thomas' FT</text:p>
          </table:table-cell>
          <table:table-cell table:style-name="ce124" office:value-type="string" calcext:value-type="string">
            <text:p>South East GLH - Guy's &amp; St Thomas' FT</text:p>
          </table:table-cell>
          <table:table-cell table:style-name="ce102"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79</text:p>
          </table:table-cell>
          <table:table-cell table:style-name="ce34" office:value-type="string" calcext:value-type="string">
            <text:p>R79.2</text:p>
          </table:table-cell>
          <table:table-cell table:style-name="ce34" office:value-type="string" calcext:value-type="string">
            <text:p>Congenital muscular dystrophy</text:p>
          </table:table-cell>
          <table:table-cell table:style-name="ce34" office:value-type="string" calcext:value-type="string">
            <text:p>Congenital muscular dystrophy (207)</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02" office:value-type="string" calcext:value-type="string">
            <text:p>South East GLH - Guy's &amp; St Thomas' FT</text:p>
          </table:table-cell>
          <table:table-cell table:style-name="ce130" office:value-type="string" calcext:value-type="string">
            <text:p>South East GLH - Guy's &amp; St Thomas' FT</text:p>
          </table:table-cell>
          <table:table-cell table:number-columns-repeated="2" table:style-name="ce102" office:value-type="string" calcext:value-type="string">
            <text:p>South East GLH - Guy's &amp; St Thomas' FT</text:p>
          </table:table-cell>
          <table:table-cell table:style-name="ce124" office:value-type="string" calcext:value-type="string">
            <text:p>South East GLH - Guy's &amp; St Thomas' FT</text:p>
          </table:table-cell>
          <table:table-cell table:style-name="ce102"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80</text:p>
          </table:table-cell>
          <table:table-cell table:style-name="ce25" office:value-type="string" calcext:value-type="string">
            <text:p>R80.1</text:p>
          </table:table-cell>
          <table:table-cell table:style-name="ce25" office:value-type="string" calcext:value-type="string">
            <text:p>Congenital myaesthenic syndrome</text:p>
          </table:table-cell>
          <table:table-cell table:style-name="ce25" office:value-type="string" calcext:value-type="string">
            <text:p>Congenital myaesthenic syndrome (232)</text:p>
          </table:table-cell>
          <table:table-cell table:style-name="ce25" office:value-type="string" calcext:value-type="string">
            <text:p>WES or Medium Panel</text:p>
          </table:table-cell>
          <table:table-cell table:style-name="ce25" office:value-type="string" calcext:value-type="string">
            <text:p>Highly Specialised</text:p>
          </table:table-cell>
          <table:table-cell table:style-name="ce25" office:value-type="string" calcext:value-type="string">
            <text:p>Neurology</text:p>
          </table:table-cell>
          <table:table-cell table:style-name="ce47" office:value-type="string" calcext:value-type="string">
            <text:p>No change </text:p>
          </table:table-cell>
          <table:table-cell table:style-name="ce58" office:value-type="string" calcext:value-type="string">
            <text:p>Yes</text:p>
          </table:table-cell>
          <table:table-cell table:style-name="ce102" office:value-type="string" calcext:value-type="string">
            <text:p>Central and South GLH - Oxford University FT</text:p>
          </table:table-cell>
          <table:table-cell table:style-name="ce130"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Central and South GLH - Oxford University FT</text:p>
          </table:table-cell>
          <table:table-cell table:number-columns-repeated="3" table:style-name="ce102"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3" office:value-type="string" calcext:value-type="string">
            <text:p>R80</text:p>
          </table:table-cell>
          <table:table-cell table:style-name="ce25" office:value-type="string" calcext:value-type="string">
            <text:p>R80.2</text:p>
          </table:table-cell>
          <table:table-cell table:style-name="ce25" office:value-type="string" calcext:value-type="string">
            <text:p>Congenital myaesthenic syndrome</text:p>
          </table:table-cell>
          <table:table-cell table:style-name="ce25" office:value-type="string" calcext:value-type="string">
            <text:p>Congenital myaesthenic syndrome (232)</text:p>
          </table:table-cell>
          <table:table-cell table:style-name="ce47" office:value-type="string" calcext:value-type="string">
            <text:p>Exon level CNV detection by MLPA or equivalent</text:p>
          </table:table-cell>
          <table:table-cell table:style-name="ce25" office:value-type="string" calcext:value-type="string">
            <text:p>Highly 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Yes</text:p>
          </table:table-cell>
          <table:table-cell table:style-name="ce102" office:value-type="string" calcext:value-type="string">
            <text:p>Central and South GLH - Oxford University FT</text:p>
          </table:table-cell>
          <table:table-cell table:style-name="ce130"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Central and South GLH - Oxford University FT</text:p>
          </table:table-cell>
          <table:table-cell table:number-columns-repeated="3" table:style-name="ce102" office:value-type="string" calcext:value-type="string">
            <text:p>Central and South GLH - Oxford University FT</text:p>
          </table:table-cell>
          <table:table-cell table:style-name="ce25" table:number-columns-repeated="10"/>
          <table:table-cell table:number-columns-repeated="38"/>
        </table:table-row>
        <table:table-row table:style-name="ro1">
          <table:table-cell table:style-name="ce14" office:value-type="string" calcext:value-type="string">
            <text:p>R81</text:p>
          </table:table-cell>
          <table:table-cell table:style-name="ce34" office:value-type="string" calcext:value-type="string">
            <text:p>R81.1</text:p>
          </table:table-cell>
          <table:table-cell table:style-name="ce34" office:value-type="string" calcext:value-type="string">
            <text:p>Congenital myopathy</text:p>
          </table:table-cell>
          <table:table-cell table:style-name="ce34" office:value-type="string" calcext:value-type="string">
            <text:p>Congenital myopathy (225)</text:p>
          </table:table-cell>
          <table:table-cell table:style-name="ce34" office:value-type="string" calcext:value-type="string">
            <text:p>WES or Medium Panel</text:p>
          </table:table-cell>
          <table:table-cell table:style-name="ce34" office:value-type="string" calcext:value-type="string">
            <text:p>Highly 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02" office:value-type="string" calcext:value-type="string">
            <text:p>South East GLH - Guy's &amp; St Thomas' FT</text:p>
          </table:table-cell>
          <table:table-cell table:style-name="ce130" office:value-type="string" calcext:value-type="string">
            <text:p>South East GLH - Guy's &amp; St Thomas' FT</text:p>
          </table:table-cell>
          <table:table-cell table:number-columns-repeated="3" table:style-name="ce102" office:value-type="string" calcext:value-type="string">
            <text:p>South East GLH - Guy's &amp; St Thomas' FT</text:p>
          </table:table-cell>
          <table:table-cell table:style-name="ce130"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81</text:p>
          </table:table-cell>
          <table:table-cell table:style-name="ce34" office:value-type="string" calcext:value-type="string">
            <text:p>R81.2</text:p>
          </table:table-cell>
          <table:table-cell table:style-name="ce34" office:value-type="string" calcext:value-type="string">
            <text:p>Congenital myopathy</text:p>
          </table:table-cell>
          <table:table-cell table:style-name="ce34" office:value-type="string" calcext:value-type="string">
            <text:p>Congenital myopathy (225)</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Yes</text:p>
          </table:table-cell>
          <table:table-cell table:style-name="ce102" office:value-type="string" calcext:value-type="string">
            <text:p>South East GLH - Guy's &amp; St Thomas' FT</text:p>
          </table:table-cell>
          <table:table-cell table:style-name="ce130" office:value-type="string" calcext:value-type="string">
            <text:p>South East GLH - Guy's &amp; St Thomas' FT</text:p>
          </table:table-cell>
          <table:table-cell table:number-columns-repeated="3" table:style-name="ce102" office:value-type="string" calcext:value-type="string">
            <text:p>South East GLH - Guy's &amp; St Thomas' FT</text:p>
          </table:table-cell>
          <table:table-cell table:style-name="ce130" office:value-type="string" calcext:value-type="string">
            <text:p>South East GLH - Guy's &amp; St Thomas'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82</text:p>
          </table:table-cell>
          <table:table-cell table:style-name="ce25" office:value-type="string" calcext:value-type="string">
            <text:p>R82.1</text:p>
          </table:table-cell>
          <table:table-cell table:style-name="ce25" office:value-type="string" calcext:value-type="string">
            <text:p>Limb girdle muscular dystrophies, myofibrillar myopathies and distal myopathies</text:p>
          </table:table-cell>
          <table:table-cell table:style-name="ce25" office:value-type="string" calcext:value-type="string">
            <text:p>Limb girdle muscular dystrophies, myofibrillar myopathies and distal myopathies (185)</text:p>
          </table:table-cell>
          <table:table-cell table:style-name="ce25" office:value-type="string" calcext:value-type="string">
            <text:p>WES or Medium Panel</text:p>
          </table:table-cell>
          <table:table-cell table:style-name="ce25" office:value-type="string" calcext:value-type="string">
            <text:p>Highly 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Yes</text:p>
          </table:table-cell>
          <table:table-cell table:style-name="ce228" office:value-type="string" calcext:value-type="string">
            <text:p>North East and Yorkshire GLH - Newcastle upon Tyne FT </text:p>
          </table:table-cell>
          <table:table-cell table:style-name="ce130" office:value-type="string" calcext:value-type="string">
            <text:p>North East and Yorkshire GLH - Newcastle upon Tyne FT </text:p>
          </table:table-cell>
          <table:table-cell table:number-columns-repeated="3" table:style-name="ce124" office:value-type="string" calcext:value-type="string">
            <text:p>North East and Yorkshire GLH - Newcastle upon Tyne FT </text:p>
          </table:table-cell>
          <table:table-cell table:number-columns-repeated="2" table:style-name="ce144" office:value-type="string" calcext:value-type="string">
            <text:p>North East and Yorkshire GLH - Newcastle upon Tyne FT </text:p>
          </table:table-cell>
          <table:table-cell table:style-name="ce25" table:number-columns-repeated="10"/>
          <table:table-cell table:number-columns-repeated="38"/>
        </table:table-row>
        <table:table-row table:style-name="ro1">
          <table:table-cell table:style-name="ce13" office:value-type="string" calcext:value-type="string">
            <text:p>R82</text:p>
          </table:table-cell>
          <table:table-cell table:style-name="ce25" office:value-type="string" calcext:value-type="string">
            <text:p>R82.2</text:p>
          </table:table-cell>
          <table:table-cell table:style-name="ce25" office:value-type="string" calcext:value-type="string">
            <text:p>Limb girdle muscular dystrophies, myofibrillar myopathies and distal myopathies</text:p>
          </table:table-cell>
          <table:table-cell table:style-name="ce25" office:value-type="string" calcext:value-type="string">
            <text:p>Limb girdle muscular dystrophies, myofibrillar myopathies and distal myopathies (185)</text:p>
          </table:table-cell>
          <table:table-cell table:style-name="ce47" office:value-type="string" calcext:value-type="string">
            <text:p>Exon level CNV detection by MLPA or equivalent</text:p>
          </table:table-cell>
          <table:table-cell table:style-name="ce25" office:value-type="string" calcext:value-type="string">
            <text:p>Highly 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Yes</text:p>
          </table:table-cell>
          <table:table-cell table:style-name="ce228" office:value-type="string" calcext:value-type="string">
            <text:p>North East and Yorkshire GLH - Newcastle upon Tyne FT </text:p>
          </table:table-cell>
          <table:table-cell table:style-name="ce130" office:value-type="string" calcext:value-type="string">
            <text:p>North East and Yorkshire GLH - Newcastle upon Tyne FT </text:p>
          </table:table-cell>
          <table:table-cell table:style-name="ce144" office:value-type="string" calcext:value-type="string">
            <text:p>North East and Yorkshire GLH - Newcastle upon Tyne FT </text:p>
          </table:table-cell>
          <table:table-cell table:number-columns-repeated="4" table:style-name="ce124" office:value-type="string" calcext:value-type="string">
            <text:p>North East and Yorkshire GLH - Newcastle upon Tyne FT </text:p>
          </table:table-cell>
          <table:table-cell table:style-name="ce25" table:number-columns-repeated="10"/>
          <table:table-cell table:number-columns-repeated="38"/>
        </table:table-row>
        <table:table-row table:style-name="ro1">
          <table:table-cell table:style-name="ce14" office:value-type="string" calcext:value-type="string">
            <text:p>R83</text:p>
          </table:table-cell>
          <table:table-cell table:style-name="ce34" office:value-type="string" calcext:value-type="string">
            <text:p>R83.2</text:p>
          </table:table-cell>
          <table:table-cell table:style-name="ce34" office:value-type="string" calcext:value-type="string">
            <text:p>Arthrogryposis</text:p>
          </table:table-cell>
          <table:table-cell table:style-name="ce34" office:value-type="string" calcext:value-type="string">
            <text:p>Genomewide</text:p>
          </table:table-cell>
          <table:table-cell table:style-name="ce34" office:value-type="string" calcext:value-type="string">
            <text:p>Microarray</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Leeds Teaching Trust</text:p>
          </table:table-cell>
          <table:table-cell table:style-name="ce177"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Birmingham Women's and Children's F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83</text:p>
          </table:table-cell>
          <table:table-cell table:style-name="ce34" office:value-type="string" calcext:value-type="string">
            <text:p>R83.3</text:p>
          </table:table-cell>
          <table:table-cell table:style-name="ce34" office:value-type="string" calcext:value-type="string">
            <text:p>Arthrogryposis</text:p>
          </table:table-cell>
          <table:table-cell table:style-name="ce34" office:value-type="string" calcext:value-type="string">
            <text:p>Arthrogryposis (258)</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78" office:value-type="string" calcext:value-type="string">
            <text:p>No</text:p>
          </table:table-cell>
          <table:table-cell table:style-name="ce152" office:value-type="string" calcext:value-type="string">
            <text:p>North East and Yorkshire GLH - Leeds Teaching Trust</text:p>
          </table:table-cell>
          <table:table-cell table:style-name="ce177"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Birmingham Women's and Children's F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84</text:p>
          </table:table-cell>
          <table:table-cell table:style-name="ce25" office:value-type="string" calcext:value-type="string">
            <text:p>R84.2</text:p>
          </table:table-cell>
          <table:table-cell table:style-name="ce25" office:value-type="string" calcext:value-type="string">
            <text:p>Cerebellar anomalies</text:p>
          </table:table-cell>
          <table:table-cell table:style-name="ce25" office:value-type="string" calcext:value-type="string">
            <text:p>Genomewide</text:p>
          </table:table-cell>
          <table:table-cell table:style-name="ce25" office:value-type="string" calcext:value-type="string">
            <text:p>Microarray</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style-name="ce177"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Birmingham Women's and Children's FT wet work &amp; Oxford University FT analysis/interpretation</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44" table:number-columns-repeated="10"/>
          <table:table-cell table:number-columns-repeated="38"/>
        </table:table-row>
        <table:table-row table:style-name="ro1">
          <table:table-cell table:style-name="ce13" office:value-type="string" calcext:value-type="string">
            <text:p>R84</text:p>
          </table:table-cell>
          <table:table-cell table:style-name="ce25" office:value-type="string" calcext:value-type="string">
            <text:p>R84.4</text:p>
          </table:table-cell>
          <table:table-cell table:style-name="ce25" office:value-type="string" calcext:value-type="string">
            <text:p>Cerebellar anomalies</text:p>
          </table:table-cell>
          <table:table-cell table:style-name="ce25" office:value-type="string" calcext:value-type="string">
            <text:p>Hereditary ataxia and cerebellar anomalies - childhood onset (488)</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style-name="ce231" office:value-type="string" calcext:value-type="string">
            <text:p>North East and Yorkshire GLH - Sheffield Children's FT</text:p>
          </table:table-cell>
          <table:table-cell table:style-name="ce231" office:value-type="string" calcext:value-type="string">
            <text:p>North West GLH - Manchester University FT</text:p>
          </table:table-cell>
          <table:table-cell table:style-name="ce231" office:value-type="string" calcext:value-type="string">
            <text:p>East GLH - Cambridge University FT </text:p>
          </table:table-cell>
          <table:table-cell table:style-name="ce231" office:value-type="string" calcext:value-type="string">
            <text:p>Central and South GLH - Oxford University FT</text:p>
          </table:table-cell>
          <table:table-cell table:style-name="ce231" office:value-type="string" calcext:value-type="string">
            <text:p>South West GLH - North Bristol Trust</text:p>
          </table:table-cell>
          <table:table-cell table:style-name="ce231" office:value-type="string" calcext:value-type="string">
            <text:p>North Thames GLH - Great Ormond Street FT </text:p>
          </table:table-cell>
          <table:table-cell table:style-name="ce231" office:value-type="string" calcext:value-type="string">
            <text:p>South East GLH - Guy's &amp; St Thomas' FT</text:p>
          </table:table-cell>
          <table:table-cell table:style-name="ce30" table:number-columns-repeated="10"/>
          <table:table-cell table:number-columns-repeated="38"/>
        </table:table-row>
        <table:table-row table:style-name="ro1">
          <table:table-cell table:style-name="ce13" office:value-type="string" calcext:value-type="string">
            <text:p>R84</text:p>
          </table:table-cell>
          <table:table-cell table:style-name="ce25" office:value-type="string" calcext:value-type="string">
            <text:p>R84.5</text:p>
          </table:table-cell>
          <table:table-cell table:style-name="ce25" office:value-type="string" calcext:value-type="string">
            <text:p>Cerebellar anomalies</text:p>
          </table:table-cell>
          <table:table-cell table:style-name="ce25" office:value-type="string" calcext:value-type="string">
            <text:p>Hereditary ataxia and cerebellar anomalies - childhood onset (488)</text:p>
          </table:table-cell>
          <table:table-cell table:style-name="ce25" office:value-type="string" calcext:value-type="string">
            <text:p>STR testing</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style-name="ce102" office:value-type="string" calcext:value-type="string">
            <text:p>See separate STR mapping document</text:p>
          </table:table-cell>
          <table:table-cell table:style-name="ce130" office:value-type="string" calcext:value-type="string">
            <text:p>See separate STR mapping document</text:p>
          </table:table-cell>
          <table:table-cell table:number-columns-repeated="5" table:style-name="ce102" office:value-type="string" calcext:value-type="string">
            <text:p>See separate STR mapping document</text:p>
          </table:table-cell>
          <table:table-cell table:style-name="ce25" table:number-columns-repeated="10"/>
          <table:table-cell table:number-columns-repeated="38"/>
        </table:table-row>
        <table:table-row table:style-name="ro1">
          <table:table-cell table:style-name="ce14" office:value-type="string" calcext:value-type="string">
            <text:p>R85</text:p>
          </table:table-cell>
          <table:table-cell table:style-name="ce34" office:value-type="string" calcext:value-type="string">
            <text:p>R85.2</text:p>
          </table:table-cell>
          <table:table-cell table:style-name="ce34" office:value-type="string" calcext:value-type="string">
            <text:p>Holoprosencephaly - NOT chromosomal</text:p>
          </table:table-cell>
          <table:table-cell table:style-name="ce34" office:value-type="string" calcext:value-type="string">
            <text:p>Holoprosencephaly (78)</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78" office:value-type="string" calcext:value-type="string">
            <text:p>No</text:p>
          </table:table-cell>
          <table:table-cell table:style-name="ce152" office:value-type="string" calcext:value-type="string">
            <text:p>North East and Yorkshire GLH - Leeds Teaching Trust</text:p>
          </table:table-cell>
          <table:table-cell table:style-name="ce177"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Birmingham Women's and Children's F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86</text:p>
          </table:table-cell>
          <table:table-cell table:style-name="ce25" office:value-type="string" calcext:value-type="string">
            <text:p>R86.2</text:p>
          </table:table-cell>
          <table:table-cell table:style-name="ce25" office:value-type="string" calcext:value-type="string">
            <text:p>Hydrocephalus</text:p>
          </table:table-cell>
          <table:table-cell table:style-name="ce25" office:value-type="string" calcext:value-type="string">
            <text:p>Genomewide</text:p>
          </table:table-cell>
          <table:table-cell table:style-name="ce25" office:value-type="string" calcext:value-type="string">
            <text:p>Microarray</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Leeds Teaching Trust</text:p>
          </table:table-cell>
          <table:table-cell table:style-name="ce177"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Birmingham Women's and Children's F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86</text:p>
          </table:table-cell>
          <table:table-cell table:style-name="ce25" office:value-type="string" calcext:value-type="string">
            <text:p>R86.3</text:p>
          </table:table-cell>
          <table:table-cell table:style-name="ce25" office:value-type="string" calcext:value-type="string">
            <text:p>Hydrocephalus</text:p>
          </table:table-cell>
          <table:table-cell table:style-name="ce25" office:value-type="string" calcext:value-type="string">
            <text:p>Hydrocephalus (179)</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style-name="ce152" office:value-type="string" calcext:value-type="string">
            <text:p>North East and Yorkshire GLH - Leeds Teaching Trust</text:p>
          </table:table-cell>
          <table:table-cell table:style-name="ce177"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Birmingham Women's and Children's F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87</text:p>
          </table:table-cell>
          <table:table-cell table:style-name="ce34" office:value-type="string" calcext:value-type="string">
            <text:p>R87.2</text:p>
          </table:table-cell>
          <table:table-cell table:style-name="ce34" office:value-type="string" calcext:value-type="string">
            <text:p>Cerebral malformation</text:p>
          </table:table-cell>
          <table:table-cell table:style-name="ce34" office:value-type="string" calcext:value-type="string">
            <text:p>Genomewide</text:p>
          </table:table-cell>
          <table:table-cell table:style-name="ce34" office:value-type="string" calcext:value-type="string">
            <text:p>Microarray</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Leeds Teaching Trust</text:p>
          </table:table-cell>
          <table:table-cell table:style-name="ce177"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Birmingham Women's and Children's FT wet work &amp; Oxford University FT analysis/interpretation</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4" office:value-type="string" calcext:value-type="string">
            <text:p>R87</text:p>
          </table:table-cell>
          <table:table-cell table:style-name="ce34" office:value-type="string" calcext:value-type="string">
            <text:p>R87.3</text:p>
          </table:table-cell>
          <table:table-cell table:style-name="ce34" office:value-type="string" calcext:value-type="string">
            <text:p>Cerebral malformation</text:p>
          </table:table-cell>
          <table:table-cell table:style-name="ce34" office:value-type="string" calcext:value-type="string">
            <text:p>Cerebral malformations (491)</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Neurology</text:p>
          </table:table-cell>
          <table:table-cell table:style-name="ce34" office:value-type="string" calcext:value-type="string">
            <text:p>No change</text:p>
          </table:table-cell>
          <table:table-cell table:style-name="ce78" office:value-type="string" calcext:value-type="string">
            <text:p>No</text:p>
          </table:table-cell>
          <table:table-cell table:style-name="ce152" office:value-type="string" calcext:value-type="string">
            <text:p>North East and Yorkshire GLH - Leeds Teaching Trust</text:p>
          </table:table-cell>
          <table:table-cell table:style-name="ce152"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Oxford University F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13" office:value-type="string" calcext:value-type="string">
            <text:p>R88</text:p>
          </table:table-cell>
          <table:table-cell table:style-name="ce25" office:value-type="string" calcext:value-type="string">
            <text:p>R88.2</text:p>
          </table:table-cell>
          <table:table-cell table:style-name="ce25" office:value-type="string" calcext:value-type="string">
            <text:p>Severe microcephaly</text:p>
          </table:table-cell>
          <table:table-cell table:style-name="ce25" office:value-type="string" calcext:value-type="string">
            <text:p>Genomewide</text:p>
          </table:table-cell>
          <table:table-cell table:style-name="ce25" office:value-type="string" calcext:value-type="string">
            <text:p>Microarray</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Leeds Teaching Trust</text:p>
          </table:table-cell>
          <table:table-cell table:style-name="ce152"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Birmingham Women's and Children's F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25" table:number-columns-repeated="10"/>
          <table:table-cell table:number-columns-repeated="38"/>
        </table:table-row>
        <table:table-row table:style-name="ro1">
          <table:table-cell table:style-name="ce25" office:value-type="string" calcext:value-type="string">
            <text:p>R88</text:p>
          </table:table-cell>
          <table:table-cell table:style-name="ce25" office:value-type="string" calcext:value-type="string">
            <text:p>R88.3</text:p>
          </table:table-cell>
          <table:table-cell table:style-name="ce25" office:value-type="string" calcext:value-type="string">
            <text:p>Severe microcephaly</text:p>
          </table:table-cell>
          <table:table-cell table:style-name="ce25" office:value-type="string" calcext:value-type="string">
            <text:p>Severe microcephaly (162)</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Neurology</text:p>
          </table:table-cell>
          <table:table-cell table:style-name="ce25" office:value-type="string" calcext:value-type="string">
            <text:p>No change</text:p>
          </table:table-cell>
          <table:table-cell table:style-name="ce78" office:value-type="string" calcext:value-type="string">
            <text:p>No</text:p>
          </table:table-cell>
          <table:table-cell table:style-name="ce152" office:value-type="string" calcext:value-type="string">
            <text:p>North East and Yorkshire GLH - Leeds Teaching Trust</text:p>
          </table:table-cell>
          <table:table-cell table:style-name="ce152" office:value-type="string" calcext:value-type="string">
            <text:p>North West GLH - Manchester University FT</text:p>
          </table:table-cell>
          <table:table-cell table:style-name="ce152" office:value-type="string" calcext:value-type="string">
            <text:p>East GLH - Cambridge University FT </text:p>
          </table:table-cell>
          <table:table-cell table:style-name="ce152" office:value-type="string" calcext:value-type="string">
            <text:p>Central and South GLH - Birmingham Women's and Children's F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52" office:value-type="string" calcext:value-type="string">
            <text:p>South East GLH - Guy's &amp; St Thomas' FT</text:p>
          </table:table-cell>
          <table:table-cell table:style-name="ce30" table:number-columns-repeated="10"/>
          <table:table-cell table:number-columns-repeated="38"/>
        </table:table-row>
        <table:table-row table:style-name="ro1">
          <table:table-cell table:style-name="ce14" office:value-type="string" calcext:value-type="string">
            <text:p>R249</text:p>
          </table:table-cell>
          <table:table-cell table:style-name="ce34" office:value-type="string" calcext:value-type="string">
            <text:p>R249.1</text:p>
          </table:table-cell>
          <table:table-cell table:style-name="ce34" office:value-type="string" calcext:value-type="string">
            <text:p>NIPD using paternal exclusion testing for very rare conditions where familial mutation is known</text:p>
          </table:table-cell>
          <table:table-cell table:style-name="ce34" office:value-type="string" calcext:value-type="string">
            <text:p>As per tested relative</text:p>
          </table:table-cell>
          <table:table-cell table:style-name="ce34" office:value-type="string" calcext:value-type="string">
            <text:p>NIPD</text:p>
          </table:table-cell>
          <table:table-cell table:style-name="ce34" office:value-type="string" calcext:value-type="string">
            <text:p>Specialised</text:p>
          </table:table-cell>
          <table:table-cell table:style-name="ce29" office:value-type="string" calcext:value-type="string">
            <text:p><text:span text:style-name="T24">NIPD</text:span><text:span text:style-name="T25"> Prenatal</text:span></text:p>
          </table:table-cell>
          <table:table-cell table:style-name="ce29" office:value-type="string" calcext:value-type="string">
            <text:p>Specialist test group updated to Prenatal</text:p>
          </table:table-cell>
          <table:table-cell table:style-name="ce58" office:value-type="string" calcext:value-type="string">
            <text:p>No</text:p>
          </table:table-cell>
          <table:table-cell table:number-columns-repeated="2" table:style-name="ce102" office:value-type="string" calcext:value-type="string">
            <text:p>Central and South GLH - Birmingham Women's and Children's FT</text:p>
          </table:table-cell>
          <table:table-cell table:style-name="ce102" office:value-type="string" calcext:value-type="string">
            <text:p>North Thames GLH - Great Ormond Street FT </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50</text:p>
          </table:table-cell>
          <table:table-cell table:style-name="ce25" office:value-type="string" calcext:value-type="string">
            <text:p>R250.1</text:p>
          </table:table-cell>
          <table:table-cell table:style-name="ce25" office:value-type="string" calcext:value-type="string">
            <text:p>NIPD for congenital adrenal hyperplasia - CYP21A2 haplotype testing</text:p>
          </table:table-cell>
          <table:table-cell table:style-name="ce25" office:value-type="string" calcext:value-type="string">
            <text:p>CYP21A2</text:p>
          </table:table-cell>
          <table:table-cell table:style-name="ce25" office:value-type="string" calcext:value-type="string">
            <text:p>NIPD</text:p>
          </table:table-cell>
          <table:table-cell table:style-name="ce25" office:value-type="string" calcext:value-type="string">
            <text:p>Specialised</text:p>
          </table:table-cell>
          <table:table-cell table:style-name="ce44" office:value-type="string" calcext:value-type="string">
            <text:p><text:span text:style-name="T24">NIPD </text:span><text:span text:style-name="T25">Prenatal</text:span></text:p>
          </table:table-cell>
          <table:table-cell table:style-name="ce30" office:value-type="string" calcext:value-type="string">
            <text:p>Specialist test group updated to Prenatal </text:p>
          </table:table-cell>
          <table:table-cell table:style-name="ce58" office:value-type="string" calcext:value-type="string">
            <text:p>No</text:p>
          </table:table-cell>
          <table:table-cell table:number-columns-repeated="2" table:style-name="ce102" office:value-type="string" calcext:value-type="string">
            <text:p>Central and South GLH - Birmingham Women's and Children's FT</text:p>
          </table:table-cell>
          <table:table-cell table:style-name="ce102" office:value-type="string" calcext:value-type="string">
            <text:p>North Thames GLH - Great Ormond Street FT </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51</text:p>
          </table:table-cell>
          <table:table-cell table:style-name="ce34" office:value-type="string" calcext:value-type="string">
            <text:p>R251.1</text:p>
          </table:table-cell>
          <table:table-cell table:style-name="ce34" office:value-type="string" calcext:value-type="string">
            <text:p>Non-invasive prenatal sexing</text:p>
          </table:table-cell>
          <table:table-cell table:style-name="ce34" office:value-type="string" calcext:value-type="string">
            <text:p>Other</text:p>
          </table:table-cell>
          <table:table-cell table:style-name="ce34" office:value-type="string" calcext:value-type="string">
            <text:p>NIPD</text:p>
          </table:table-cell>
          <table:table-cell table:style-name="ce34" office:value-type="string" calcext:value-type="string">
            <text:p>Specialised</text:p>
          </table:table-cell>
          <table:table-cell table:style-name="ce29" office:value-type="string" calcext:value-type="string">
            <text:p><text:span text:style-name="T24">NIPD</text:span><text:span text:style-name="T25"> Prenatal</text:span></text:p>
          </table:table-cell>
          <table:table-cell table:style-name="ce29" office:value-type="string" calcext:value-type="string">
            <text:p>Specialist test group updated to Prenatal</text:p>
          </table:table-cell>
          <table:table-cell table:style-name="ce58" office:value-type="string" calcext:value-type="string">
            <text:p>No</text:p>
          </table:table-cell>
          <table:table-cell table:number-columns-repeated="2" table:style-name="ce102" office:value-type="string" calcext:value-type="string">
            <text:p>Central and South GLH - Birmingham Women's and Children's FT</text:p>
          </table:table-cell>
          <table:table-cell table:style-name="ce102" office:value-type="string" calcext:value-type="string">
            <text:p>North Thames GLH - Great Ormond Street FT </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04</text:p>
          </table:table-cell>
          <table:table-cell table:style-name="ce25" office:value-type="string" calcext:value-type="string">
            <text:p>R304.1</text:p>
          </table:table-cell>
          <table:table-cell table:style-name="ce25" office:value-type="string" calcext:value-type="string">
            <text:p>NIPD for cystic fibrosis - haplotype testing</text:p>
          </table:table-cell>
          <table:table-cell table:style-name="ce25" office:value-type="string" calcext:value-type="string">
            <text:p>CFTR</text:p>
          </table:table-cell>
          <table:table-cell table:style-name="ce25" office:value-type="string" calcext:value-type="string">
            <text:p>NIPD</text:p>
          </table:table-cell>
          <table:table-cell table:style-name="ce25" office:value-type="string" calcext:value-type="string">
            <text:p>Specialised</text:p>
          </table:table-cell>
          <table:table-cell table:style-name="ce44" office:value-type="string" calcext:value-type="string">
            <text:p><text:span text:style-name="T24">NIPD </text:span><text:span text:style-name="T25">Prenatal</text:span></text:p>
          </table:table-cell>
          <table:table-cell table:style-name="ce30" office:value-type="string" calcext:value-type="string">
            <text:p>Specialist test group updated to Prenatal </text:p>
          </table:table-cell>
          <table:table-cell table:style-name="ce58" office:value-type="string" calcext:value-type="string">
            <text:p>No</text:p>
          </table:table-cell>
          <table:table-cell table:number-columns-repeated="2" table:style-name="ce102" office:value-type="string" calcext:value-type="string">
            <text:p>Central and South GLH - Birmingham Women's and Children's FT</text:p>
          </table:table-cell>
          <table:table-cell table:style-name="ce102" office:value-type="string" calcext:value-type="string">
            <text:p>North Thames GLH - Great Ormond Street FT </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05</text:p>
          </table:table-cell>
          <table:table-cell table:style-name="ce34" office:value-type="string" calcext:value-type="string">
            <text:p>R305.1</text:p>
          </table:table-cell>
          <table:table-cell table:style-name="ce34" office:value-type="string" calcext:value-type="string">
            <text:p>NIPD for cystic fibrosis - mutation testing</text:p>
          </table:table-cell>
          <table:table-cell table:style-name="ce34" office:value-type="string" calcext:value-type="string">
            <text:p>CFTR</text:p>
          </table:table-cell>
          <table:table-cell table:style-name="ce34" office:value-type="string" calcext:value-type="string">
            <text:p>NIPD</text:p>
          </table:table-cell>
          <table:table-cell table:style-name="ce34" office:value-type="string" calcext:value-type="string">
            <text:p>Specialised</text:p>
          </table:table-cell>
          <table:table-cell table:style-name="ce29" office:value-type="string" calcext:value-type="string">
            <text:p><text:span text:style-name="T24">NIPD</text:span><text:span text:style-name="T25"> Prenatal</text:span></text:p>
          </table:table-cell>
          <table:table-cell table:style-name="ce29" office:value-type="string" calcext:value-type="string">
            <text:p>Specialist test group updated to Prenatal</text:p>
          </table:table-cell>
          <table:table-cell table:style-name="ce58" office:value-type="string" calcext:value-type="string">
            <text:p>Yes</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06</text:p>
          </table:table-cell>
          <table:table-cell table:style-name="ce25" office:value-type="string" calcext:value-type="string">
            <text:p>R306.1</text:p>
          </table:table-cell>
          <table:table-cell table:style-name="ce25" office:value-type="string" calcext:value-type="string">
            <text:p>NIPD for Apert syndrome - mutation testing</text:p>
          </table:table-cell>
          <table:table-cell table:style-name="ce25" office:value-type="string" calcext:value-type="string">
            <text:p>FGFR2</text:p>
          </table:table-cell>
          <table:table-cell table:style-name="ce25" office:value-type="string" calcext:value-type="string">
            <text:p>NIPD</text:p>
          </table:table-cell>
          <table:table-cell table:style-name="ce25" office:value-type="string" calcext:value-type="string">
            <text:p>Specialised</text:p>
          </table:table-cell>
          <table:table-cell table:style-name="ce44" office:value-type="string" calcext:value-type="string">
            <text:p><text:span text:style-name="T24">NIPD </text:span><text:span text:style-name="T25">Prenatal</text:span></text:p>
          </table:table-cell>
          <table:table-cell table:style-name="ce30" office:value-type="string" calcext:value-type="string">
            <text:p>Specialist test group updated to Prenatal </text:p>
          </table:table-cell>
          <table:table-cell table:style-name="ce58" office:value-type="string" calcext:value-type="string">
            <text:p>Yes</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07</text:p>
          </table:table-cell>
          <table:table-cell table:style-name="ce34" office:value-type="string" calcext:value-type="string">
            <text:p>R307.1</text:p>
          </table:table-cell>
          <table:table-cell table:style-name="ce34" office:value-type="string" calcext:value-type="string">
            <text:p>NIPD for Crouzon syndrome with acanthosis nigricans - mutation testing</text:p>
          </table:table-cell>
          <table:table-cell table:style-name="ce34" office:value-type="string" calcext:value-type="string">
            <text:p>FGFR3</text:p>
          </table:table-cell>
          <table:table-cell table:style-name="ce34" office:value-type="string" calcext:value-type="string">
            <text:p>NIPD</text:p>
          </table:table-cell>
          <table:table-cell table:style-name="ce34" office:value-type="string" calcext:value-type="string">
            <text:p>Specialised</text:p>
          </table:table-cell>
          <table:table-cell table:style-name="ce29" office:value-type="string" calcext:value-type="string">
            <text:p><text:span text:style-name="T24">NIPD</text:span><text:span text:style-name="T25"> Prenatal</text:span></text:p>
          </table:table-cell>
          <table:table-cell table:style-name="ce29" office:value-type="string" calcext:value-type="string">
            <text:p>Specialist test group updated to Prenatal</text:p>
          </table:table-cell>
          <table:table-cell table:style-name="ce58" office:value-type="string" calcext:value-type="string">
            <text:p>Yes</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08</text:p>
          </table:table-cell>
          <table:table-cell table:style-name="ce25" office:value-type="string" calcext:value-type="string">
            <text:p>R308.1</text:p>
          </table:table-cell>
          <table:table-cell table:style-name="ce25" office:value-type="string" calcext:value-type="string">
            <text:p>NIPD for FGFR2-related craniosynostosis syndromes - mutation testing</text:p>
          </table:table-cell>
          <table:table-cell table:style-name="ce25" office:value-type="string" calcext:value-type="string">
            <text:p>FGFR2</text:p>
          </table:table-cell>
          <table:table-cell table:style-name="ce25" office:value-type="string" calcext:value-type="string">
            <text:p>NIPD</text:p>
          </table:table-cell>
          <table:table-cell table:style-name="ce25" office:value-type="string" calcext:value-type="string">
            <text:p>Specialised</text:p>
          </table:table-cell>
          <table:table-cell table:style-name="ce44" office:value-type="string" calcext:value-type="string">
            <text:p><text:span text:style-name="T24">NIPD </text:span><text:span text:style-name="T25">Prenatal</text:span></text:p>
          </table:table-cell>
          <table:table-cell table:style-name="ce30" office:value-type="string" calcext:value-type="string">
            <text:p>Specialist test group updated to Prenatal </text:p>
          </table:table-cell>
          <table:table-cell table:style-name="ce58" office:value-type="string" calcext:value-type="string">
            <text:p>Yes</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09</text:p>
          </table:table-cell>
          <table:table-cell table:style-name="ce34" office:value-type="string" calcext:value-type="string">
            <text:p>R309.1</text:p>
          </table:table-cell>
          <table:table-cell table:style-name="ce34" office:value-type="string" calcext:value-type="string">
            <text:p>NIPD for FGFR3-related skeletal dysplasias - mutation testing</text:p>
          </table:table-cell>
          <table:table-cell table:style-name="ce34" office:value-type="string" calcext:value-type="string">
            <text:p>FGFR3</text:p>
          </table:table-cell>
          <table:table-cell table:style-name="ce34" office:value-type="string" calcext:value-type="string">
            <text:p>NIPD</text:p>
          </table:table-cell>
          <table:table-cell table:style-name="ce34" office:value-type="string" calcext:value-type="string">
            <text:p>Specialised</text:p>
          </table:table-cell>
          <table:table-cell table:style-name="ce29" office:value-type="string" calcext:value-type="string">
            <text:p><text:span text:style-name="T24">NIPD</text:span><text:span text:style-name="T25"> Prenatal</text:span></text:p>
          </table:table-cell>
          <table:table-cell table:style-name="ce29" office:value-type="string" calcext:value-type="string">
            <text:p>Specialist test group updated to Prenatal</text:p>
          </table:table-cell>
          <table:table-cell table:style-name="ce58" office:value-type="string" calcext:value-type="string">
            <text:p>No</text:p>
          </table:table-cell>
          <table:table-cell table:number-columns-repeated="2" table:style-name="ce102" office:value-type="string" calcext:value-type="string">
            <text:p>Central and South GLH - Birmingham Women's and Children's FT</text:p>
          </table:table-cell>
          <table:table-cell table:style-name="ce102" office:value-type="string" calcext:value-type="string">
            <text:p>North Thames GLH - Great Ormond Street FT </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10</text:p>
          </table:table-cell>
          <table:table-cell table:style-name="ce25" office:value-type="string" calcext:value-type="string">
            <text:p>R310.1</text:p>
          </table:table-cell>
          <table:table-cell table:style-name="ce25" office:value-type="string" calcext:value-type="string">
            <text:p>NIPD for Duchenne and Becker muscular dystrophy - haplotype testing</text:p>
          </table:table-cell>
          <table:table-cell table:style-name="ce25" office:value-type="string" calcext:value-type="string">
            <text:p>Dystrophin</text:p>
          </table:table-cell>
          <table:table-cell table:style-name="ce25" office:value-type="string" calcext:value-type="string">
            <text:p>NIPD</text:p>
          </table:table-cell>
          <table:table-cell table:style-name="ce25" office:value-type="string" calcext:value-type="string">
            <text:p>Specialised</text:p>
          </table:table-cell>
          <table:table-cell table:style-name="ce44" office:value-type="string" calcext:value-type="string">
            <text:p><text:span text:style-name="T24">NIPD </text:span><text:span text:style-name="T25">Prenatal</text:span></text:p>
          </table:table-cell>
          <table:table-cell table:style-name="ce30" office:value-type="string" calcext:value-type="string">
            <text:p>Specialist test group updated to Prenatal </text:p>
          </table:table-cell>
          <table:table-cell table:style-name="ce58" office:value-type="string" calcext:value-type="string">
            <text:p>No</text:p>
          </table:table-cell>
          <table:table-cell table:number-columns-repeated="2" table:style-name="ce102" office:value-type="string" calcext:value-type="string">
            <text:p>Central and South GLH - Birmingham Women's and Children's FT</text:p>
          </table:table-cell>
          <table:table-cell table:style-name="ce102" office:value-type="string" calcext:value-type="string">
            <text:p>North Thames GLH - Great Ormond Street FT </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11</text:p>
          </table:table-cell>
          <table:table-cell table:style-name="ce34" office:value-type="string" calcext:value-type="string">
            <text:p>R311.1</text:p>
          </table:table-cell>
          <table:table-cell table:style-name="ce34" office:value-type="string" calcext:value-type="string">
            <text:p>NIPD for spinal muscular atrophy - mutation testing</text:p>
          </table:table-cell>
          <table:table-cell table:style-name="ce34" office:value-type="string" calcext:value-type="string">
            <text:p>SMN1</text:p>
          </table:table-cell>
          <table:table-cell table:style-name="ce34" office:value-type="string" calcext:value-type="string">
            <text:p>NIPD</text:p>
          </table:table-cell>
          <table:table-cell table:style-name="ce34" office:value-type="string" calcext:value-type="string">
            <text:p>Specialised</text:p>
          </table:table-cell>
          <table:table-cell table:style-name="ce29" office:value-type="string" calcext:value-type="string">
            <text:p><text:span text:style-name="T24">NIPD</text:span><text:span text:style-name="T25"> Prenatal</text:span></text:p>
          </table:table-cell>
          <table:table-cell table:style-name="ce29" office:value-type="string" calcext:value-type="string">
            <text:p>Specialist test group updated to Prenatal</text:p>
          </table:table-cell>
          <table:table-cell table:style-name="ce58" office:value-type="string" calcext:value-type="string">
            <text:p>No</text:p>
          </table:table-cell>
          <table:table-cell table:number-columns-repeated="2" table:style-name="ce102" office:value-type="string" calcext:value-type="string">
            <text:p>Central and South GLH - Birmingham Women's and Children's FT</text:p>
          </table:table-cell>
          <table:table-cell table:style-name="ce102" office:value-type="string" calcext:value-type="string">
            <text:p>North Thames GLH - Great Ormond Street FT </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89</text:p>
          </table:table-cell>
          <table:table-cell table:style-name="ce25" office:value-type="string" calcext:value-type="string">
            <text:p>R389.1</text:p>
          </table:table-cell>
          <table:table-cell table:style-name="ce25" office:value-type="string" calcext:value-type="string">
            <text:p>NIPD - pre-pregnancy test work-up</text:p>
          </table:table-cell>
          <table:table-cell table:style-name="ce25" office:value-type="string" calcext:value-type="string">
            <text:p>As per familial diagnosis</text:p>
          </table:table-cell>
          <table:table-cell table:style-name="ce25" office:value-type="string" calcext:value-type="string">
            <text:p>NIPD</text:p>
          </table:table-cell>
          <table:table-cell table:style-name="ce25" office:value-type="string" calcext:value-type="string">
            <text:p>Specialised</text:p>
          </table:table-cell>
          <table:table-cell table:style-name="ce44" office:value-type="string" calcext:value-type="string">
            <text:p><text:span text:style-name="T24">NIPD </text:span><text:span text:style-name="T25">Prenatal</text:span></text:p>
          </table:table-cell>
          <table:table-cell table:style-name="ce30" office:value-type="string" calcext:value-type="string">
            <text:p>Specialist test group updated to Prenatal </text:p>
          </table:table-cell>
          <table:table-cell table:style-name="ce92" office:value-type="string" calcext:value-type="string">
            <text:p>No</text:p>
          </table:table-cell>
          <table:table-cell table:number-columns-repeated="2" table:style-name="ce102" office:value-type="string" calcext:value-type="string">
            <text:p>Central and South GLH - Birmingham Women's and Children's FT</text:p>
          </table:table-cell>
          <table:table-cell table:style-name="ce102" office:value-type="string" calcext:value-type="string">
            <text:p>North Thames GLH - Great Ormond Street FT </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423</text:p>
          </table:table-cell>
          <table:table-cell table:style-name="ce34" office:value-type="string" calcext:value-type="string">
            <text:p>R423.1</text:p>
          </table:table-cell>
          <table:table-cell table:style-name="ce34" office:value-type="string" calcext:value-type="string">
            <text:p>NIPD for Retinoblastoma</text:p>
          </table:table-cell>
          <table:table-cell table:style-name="ce34" office:value-type="string" calcext:value-type="string">
            <text:p>RB1</text:p>
          </table:table-cell>
          <table:table-cell table:style-name="ce34" office:value-type="string" calcext:value-type="string">
            <text:p>NIPD</text:p>
          </table:table-cell>
          <table:table-cell table:style-name="ce34" office:value-type="string" calcext:value-type="string">
            <text:p>Specialised</text:p>
          </table:table-cell>
          <table:table-cell table:style-name="ce29" office:value-type="string" calcext:value-type="string">
            <text:p><text:span text:style-name="T24">NIPD</text:span><text:span text:style-name="T25"> Prenatal</text:span></text:p>
          </table:table-cell>
          <table:table-cell table:style-name="ce29" office:value-type="string" calcext:value-type="string">
            <text:p>Specialist test group updated to Prenatal</text:p>
          </table:table-cell>
          <table:table-cell table:style-name="ce58" office:value-type="string" calcext:value-type="string">
            <text:p>Yes</text:p>
          </table:table-cell>
          <table:table-cell table:number-columns-repeated="3" table:style-name="ce102" office:value-type="string" calcext:value-type="string">
            <text:p>Central and South GLH - Birmingham Women's and Children's FT</text:p>
          </table:table-cell>
          <table:table-cell table:style-name="ce152" office:value-type="string" calcext:value-type="string">
            <text:p>Central and South GLH - Birmingham Women's and Children's FT</text:p>
          </table:table-cell>
          <table:table-cell table:number-columns-repeated="3" table:style-name="ce102"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13" office:value-type="string" calcext:value-type="string">
            <text:p>R433</text:p>
          </table:table-cell>
          <table:table-cell table:style-name="ce25" office:value-type="string" calcext:value-type="string">
            <text:p>R433.1</text:p>
          </table:table-cell>
          <table:table-cell table:style-name="ce25" office:value-type="string" calcext:value-type="string">
            <text:p><text:span text:style-name="T16">NIPD for Monogenic diabetes, subtype glucokin</text:span><text:span text:style-name="T17">a</text:span><text:span text:style-name="T16">s</text:span><text:span text:style-name="T18">e</text:span></text:p>
          </table:table-cell>
          <table:table-cell table:style-name="ce25" office:value-type="string" calcext:value-type="string">
            <text:p>GCK</text:p>
          </table:table-cell>
          <table:table-cell table:style-name="ce25" office:value-type="string" calcext:value-type="string">
            <text:p>NIPD</text:p>
          </table:table-cell>
          <table:table-cell table:style-name="ce25" office:value-type="string" calcext:value-type="string">
            <text:p>Specialised </text:p>
          </table:table-cell>
          <table:table-cell table:style-name="ce44" office:value-type="string" calcext:value-type="string">
            <text:p><text:span text:style-name="T24">NIPD </text:span><text:span text:style-name="T25">Prenatal</text:span></text:p>
          </table:table-cell>
          <table:table-cell table:style-name="ce30" office:value-type="string" calcext:value-type="string">
            <text:p>Typo corrected, specialist test group changed to prenatal</text:p>
          </table:table-cell>
          <table:table-cell table:style-name="ce61" office:value-type="string" calcext:value-type="string">
            <text:p>Yes</text:p>
          </table:table-cell>
          <table:table-cell table:style-name="ce65" office:value-type="string" calcext:value-type="string">
            <text:p>South West GLH - Royal Devon and Exeter FT <text:s/></text:p>
          </table:table-cell>
          <table:table-cell table:style-name="ce265" office:value-type="string" calcext:value-type="string">
            <text:p>South West GLH - Royal Devon and Exeter FT <text:s/></text:p>
          </table:table-cell>
          <table:table-cell table:number-columns-repeated="2" table:style-name="ce65" office:value-type="string" calcext:value-type="string">
            <text:p>South West GLH - Royal Devon and Exeter FT</text:p>
          </table:table-cell>
          <table:table-cell table:style-name="ce113" office:value-type="string" calcext:value-type="string">
            <text:p>South West GLH - Royal Devon and Exeter FT</text:p>
          </table:table-cell>
          <table:table-cell table:number-columns-repeated="2" table:style-name="ce65"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26" office:value-type="string" calcext:value-type="string">
            <text:p>R445</text:p>
          </table:table-cell>
          <table:table-cell table:style-name="ce30" office:value-type="string" calcext:value-type="string">
            <text:p>R445.1</text:p>
          </table:table-cell>
          <table:table-cell table:style-name="ce30" office:value-type="string" calcext:value-type="string">
            <text:p>Common aneuploidy testing - NIPT</text:p>
          </table:table-cell>
          <table:table-cell table:style-name="ce30" office:value-type="string" calcext:value-type="string">
            <text:p>Genomewide</text:p>
          </table:table-cell>
          <table:table-cell table:style-name="ce30" office:value-type="string" calcext:value-type="string">
            <text:p>NIPT</text:p>
          </table:table-cell>
          <table:table-cell table:style-name="ce30" office:value-type="string" calcext:value-type="string">
            <text:p>Specialised</text:p>
          </table:table-cell>
          <table:table-cell table:style-name="ce52" office:value-type="string" calcext:value-type="string">
            <text:p>Prenatal</text:p>
          </table:table-cell>
          <table:table-cell table:style-name="ce30" office:value-type="string" calcext:value-type="string">
            <text:p>New clinical indication </text:p>
          </table:table-cell>
          <table:table-cell table:style-name="ce93" office:value-type="string" calcext:value-type="string">
            <text:p>No</text:p>
          </table:table-cell>
          <table:table-cell table:number-columns-repeated="3" table:style-name="ce239" office:value-type="string" calcext:value-type="string">
            <text:p>As per FASP routing</text:p>
          </table:table-cell>
          <table:table-cell table:style-name="ce258" office:value-type="string" calcext:value-type="string">
            <text:p>Central and South GLH </text:p>
          </table:table-cell>
          <table:table-cell table:style-name="ce239" office:value-type="string" calcext:value-type="string">
            <text:p>As per FASP routing</text:p>
          </table:table-cell>
          <table:table-cell table:style-name="ce258" office:value-type="string" calcext:value-type="string">
            <text:p>North Thames GLH </text:p>
          </table:table-cell>
          <table:table-cell table:style-name="ce258" office:value-type="string" calcext:value-type="string">
            <text:p>South East GLH</text:p>
          </table:table-cell>
          <table:table-cell table:style-name="ce30" table:number-columns-repeated="10"/>
          <table:table-cell table:number-columns-repeated="38"/>
        </table:table-row>
        <table:table-row table:style-name="ro1">
          <table:table-cell table:style-name="ce14" office:value-type="string" calcext:value-type="string">
            <text:p>R107</text:p>
          </table:table-cell>
          <table:table-cell table:style-name="ce34" office:value-type="string" calcext:value-type="string">
            <text:p>R107.1</text:p>
          </table:table-cell>
          <table:table-cell table:style-name="ce34" office:value-type="string" calcext:value-type="string">
            <text:p>Bardet Biedl syndrome</text:p>
          </table:table-cell>
          <table:table-cell table:style-name="ce34" office:value-type="string" calcext:value-type="string">
            <text:p>Bardet Biedl syndrome (543)</text:p>
          </table:table-cell>
          <table:table-cell table:style-name="ce34" office:value-type="string" calcext:value-type="string">
            <text:p>WES or Large Panel</text:p>
          </table:table-cell>
          <table:table-cell table:style-name="ce34" office:value-type="string" calcext:value-type="string">
            <text:p>Highly 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number-columns-repeated="2"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107</text:p>
          </table:table-cell>
          <table:table-cell table:style-name="ce34" office:value-type="string" calcext:value-type="string">
            <text:p>R107.2</text:p>
          </table:table-cell>
          <table:table-cell table:style-name="ce34" office:value-type="string" calcext:value-type="string">
            <text:p>Bardet Biedl syndrome</text:p>
          </table:table-cell>
          <table:table-cell table:style-name="ce34" office:value-type="string" calcext:value-type="string">
            <text:p>Bardet Biedl syndrome (543)</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number-columns-repeated="2"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62</text:p>
          </table:table-cell>
          <table:table-cell table:style-name="ce25" office:value-type="string" calcext:value-type="string">
            <text:p>R262.1</text:p>
          </table:table-cell>
          <table:table-cell table:style-name="ce25" office:value-type="string" calcext:value-type="string">
            <text:p>Corneal dystrophy</text:p>
          </table:table-cell>
          <table:table-cell table:style-name="ce25" office:value-type="string" calcext:value-type="string">
            <text:p>Corneal dystrophies (658)</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Ophthalm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62</text:p>
          </table:table-cell>
          <table:table-cell table:style-name="ce25" office:value-type="string" calcext:value-type="string">
            <text:p>R262.2</text:p>
          </table:table-cell>
          <table:table-cell table:style-name="ce25" office:value-type="string" calcext:value-type="string">
            <text:p>Corneal dystrophy</text:p>
          </table:table-cell>
          <table:table-cell table:style-name="ce25" office:value-type="string" calcext:value-type="string">
            <text:p>Corneal dystrophies (658)</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Ophthalm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1 </text:p>
          </table:table-cell>
          <table:table-cell table:style-name="ce34" office:value-type="string" calcext:value-type="string">
            <text:p>R31.3</text:p>
          </table:table-cell>
          <table:table-cell table:style-name="ce34" office:value-type="string" calcext:value-type="string">
            <text:p>Bilateral congenital or childhood onset cataracts</text:p>
          </table:table-cell>
          <table:table-cell table:style-name="ce34" office:value-type="string" calcext:value-type="string">
            <text:p>Cataracts (230)</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2</text:p>
          </table:table-cell>
          <table:table-cell table:style-name="ce25" office:value-type="string" calcext:value-type="string">
            <text:p>R32.2</text:p>
          </table:table-cell>
          <table:table-cell table:style-name="ce25" office:value-type="string" calcext:value-type="string">
            <text:p>Retinal disorders</text:p>
          </table:table-cell>
          <table:table-cell table:style-name="ce25" office:value-type="string" calcext:value-type="string">
            <text:p>Retinal disorders (307)</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Ophthalm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3</text:p>
          </table:table-cell>
          <table:table-cell table:style-name="ce34" office:value-type="string" calcext:value-type="string">
            <text:p>R33.1</text:p>
          </table:table-cell>
          <table:table-cell table:style-name="ce34" office:value-type="string" calcext:value-type="string">
            <text:p>Possible X-linked retinitis pigmentosa</text:p>
          </table:table-cell>
          <table:table-cell table:style-name="ce34" office:value-type="string" calcext:value-type="string">
            <text:p>RPGR exon ORF15</text:p>
          </table:table-cell>
          <table:table-cell table:style-name="ce34" office:value-type="string" calcext:value-type="string">
            <text:p>Targeted variant testing</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6</text:p>
          </table:table-cell>
          <table:table-cell table:style-name="ce25" office:value-type="string" calcext:value-type="string">
            <text:p>R36.2</text:p>
          </table:table-cell>
          <table:table-cell table:style-name="ce25" office:value-type="string" calcext:value-type="string">
            <text:p>Structural eye disease</text:p>
          </table:table-cell>
          <table:table-cell table:style-name="ce25" office:value-type="string" calcext:value-type="string">
            <text:p>Structural eye disease (509)</text:p>
          </table:table-cell>
          <table:table-cell table:style-name="ce25" office:value-type="string" calcext:value-type="string">
            <text:p>WGS</text:p>
          </table:table-cell>
          <table:table-cell table:style-name="ce25" office:value-type="string" calcext:value-type="string">
            <text:p>Specialised</text:p>
          </table:table-cell>
          <table:table-cell table:style-name="ce25" office:value-type="string" calcext:value-type="string">
            <text:p>Ophthalm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8</text:p>
          </table:table-cell>
          <table:table-cell table:style-name="ce34" office:value-type="string" calcext:value-type="string">
            <text:p>R38.1</text:p>
          </table:table-cell>
          <table:table-cell table:style-name="ce34" office:value-type="string" calcext:value-type="string">
            <text:p>Sporadic aniridia</text:p>
          </table:table-cell>
          <table:table-cell table:style-name="ce34" office:value-type="string" calcext:value-type="string">
            <text:p>PAX6;WT1</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38</text:p>
          </table:table-cell>
          <table:table-cell table:style-name="ce34" office:value-type="string" calcext:value-type="string">
            <text:p>R38.2</text:p>
          </table:table-cell>
          <table:table-cell table:style-name="ce34" office:value-type="string" calcext:value-type="string">
            <text:p>Sporadic aniridia</text:p>
          </table:table-cell>
          <table:table-cell table:style-name="ce34" office:value-type="string" calcext:value-type="string">
            <text:p>Aniridia (510)</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9</text:p>
          </table:table-cell>
          <table:table-cell table:style-name="ce25" office:value-type="string" calcext:value-type="string">
            <text:p>R39.1</text:p>
          </table:table-cell>
          <table:table-cell table:style-name="ce25" office:value-type="string" calcext:value-type="string">
            <text:p>Albinism or congenital nystagmus</text:p>
          </table:table-cell>
          <table:table-cell table:style-name="ce25" office:value-type="string" calcext:value-type="string">
            <text:p>Albinism or congenital nystagmus (511)</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Ophthalm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9</text:p>
          </table:table-cell>
          <table:table-cell table:style-name="ce25" office:value-type="string" calcext:value-type="string">
            <text:p>R39.2</text:p>
          </table:table-cell>
          <table:table-cell table:style-name="ce25" office:value-type="string" calcext:value-type="string">
            <text:p>Albinism or congenital nystagmus</text:p>
          </table:table-cell>
          <table:table-cell table:style-name="ce25" office:value-type="string" calcext:value-type="string">
            <text:p>Albinism or congenital nystagmus (511)</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Ophthalm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41</text:p>
          </table:table-cell>
          <table:table-cell table:style-name="ce34" office:value-type="string" calcext:value-type="string">
            <text:p>R41.1</text:p>
          </table:table-cell>
          <table:table-cell table:style-name="ce34" office:value-type="string" calcext:value-type="string">
            <text:p>Optic neuropathy</text:p>
          </table:table-cell>
          <table:table-cell table:style-name="ce34" office:value-type="string" calcext:value-type="string">
            <text:p>Optic neuropathy (186)</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41</text:p>
          </table:table-cell>
          <table:table-cell table:style-name="ce34" office:value-type="string" calcext:value-type="string">
            <text:p>R41.2</text:p>
          </table:table-cell>
          <table:table-cell table:style-name="ce34" office:value-type="string" calcext:value-type="string">
            <text:p>Optic neuropathy</text:p>
          </table:table-cell>
          <table:table-cell table:style-name="ce34" office:value-type="string" calcext:value-type="string">
            <text:p>Optic neuropathy (186)</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41</text:p>
          </table:table-cell>
          <table:table-cell table:style-name="ce34" office:value-type="string" calcext:value-type="string">
            <text:p>R41.3</text:p>
          </table:table-cell>
          <table:table-cell table:style-name="ce34" office:value-type="string" calcext:value-type="string">
            <text:p>Optic neuropathy</text:p>
          </table:table-cell>
          <table:table-cell table:style-name="ce34" office:value-type="string" calcext:value-type="string">
            <text:p>Three common LHON variants</text:p>
          </table:table-cell>
          <table:table-cell table:style-name="ce34" office:value-type="string" calcext:value-type="string">
            <text:p>Targeted variant testing</text:p>
          </table:table-cell>
          <table:table-cell table:style-name="ce34" office:value-type="string" calcext:value-type="string">
            <text:p>Specialised <text:s/></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02" office:value-type="string" calcext:value-type="string">
            <text:p>North West GLH- Manchester University FT</text:p>
          </table:table-cell>
          <table:table-cell table:style-name="ce152" office:value-type="string" calcext:value-type="string">
            <text:p>Central and South GLH - Oxford University FT</text:p>
          </table:table-cell>
          <table:table-cell table:style-name="ce102" office:value-type="string" calcext:value-type="string">
            <text:p>Central and South GLH - Oxford University F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420</text:p>
          </table:table-cell>
          <table:table-cell table:style-name="ce25" office:value-type="string" calcext:value-type="string">
            <text:p>R420.1</text:p>
          </table:table-cell>
          <table:table-cell table:style-name="ce25" office:value-type="string" calcext:value-type="string">
            <text:p>Pseudoxanthoma elasticum </text:p>
          </table:table-cell>
          <table:table-cell table:style-name="ce25" office:value-type="string" calcext:value-type="string">
            <text:p><text:span text:style-name="T5">ABCC6, ENPP1 </text:span><text:span text:style-name="T19">(1381)</text:span></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Ophthalmology</text:p>
          </table:table-cell>
          <table:table-cell table:style-name="ce25" office:value-type="string" calcext:value-type="string">
            <text:p>No change</text:p>
          </table:table-cell>
          <table:table-cell table:style-name="ce103" office:value-type="string" calcext:value-type="string">
            <text:p>Yes</text:p>
          </table:table-cell>
          <table:table-cell table:style-name="ce241" office:value-type="string" calcext:value-type="string">
            <text:p>South West GLH - Royal Devon and Exeter FT</text:p>
          </table:table-cell>
          <table:table-cell table:style-name="ce265" office:value-type="string" calcext:value-type="string">
            <text:p>South West GLH - Royal Devon and Exeter FT <text:s/></text:p>
          </table:table-cell>
          <table:table-cell table:number-columns-repeated="2" table:style-name="ce241" office:value-type="string" calcext:value-type="string">
            <text:p>South West GLH - Royal Devon and Exeter FT</text:p>
          </table:table-cell>
          <table:table-cell table:style-name="ce228" office:value-type="string" calcext:value-type="string">
            <text:p>South West GLH - Royal Devon and Exeter FT</text:p>
          </table:table-cell>
          <table:table-cell table:number-columns-repeated="2" table:style-name="ce241"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3" office:value-type="string" calcext:value-type="string">
            <text:p>R420</text:p>
          </table:table-cell>
          <table:table-cell table:style-name="ce25" office:value-type="string" calcext:value-type="string">
            <text:p>R420.2</text:p>
          </table:table-cell>
          <table:table-cell table:style-name="ce25" office:value-type="string" calcext:value-type="string">
            <text:p>Pseudoxanthoma elasticum </text:p>
          </table:table-cell>
          <table:table-cell table:style-name="ce25" office:value-type="string" calcext:value-type="string">
            <text:p><text:span text:style-name="T5">ABCC6, ENPP1 </text:span><text:span text:style-name="T19">(1381)</text:span></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Ophthalmology</text:p>
          </table:table-cell>
          <table:table-cell table:style-name="ce25" office:value-type="string" calcext:value-type="string">
            <text:p>No change</text:p>
          </table:table-cell>
          <table:table-cell table:style-name="ce103" office:value-type="string" calcext:value-type="string">
            <text:p>Yes</text:p>
          </table:table-cell>
          <table:table-cell table:style-name="ce241" office:value-type="string" calcext:value-type="string">
            <text:p>South West GLH - Royal Devon and Exeter FT</text:p>
          </table:table-cell>
          <table:table-cell table:style-name="ce265" office:value-type="string" calcext:value-type="string">
            <text:p>South West GLH - Royal Devon and Exeter FT <text:s/></text:p>
          </table:table-cell>
          <table:table-cell table:number-columns-repeated="2" table:style-name="ce241" office:value-type="string" calcext:value-type="string">
            <text:p>South West GLH - Royal Devon and Exeter FT</text:p>
          </table:table-cell>
          <table:table-cell table:style-name="ce228" office:value-type="string" calcext:value-type="string">
            <text:p>South West GLH - Royal Devon and Exeter FT</text:p>
          </table:table-cell>
          <table:table-cell table:number-columns-repeated="2" table:style-name="ce241"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43</text:p>
          </table:table-cell>
          <table:table-cell table:style-name="ce34" office:value-type="string" calcext:value-type="string">
            <text:p>R43.1</text:p>
          </table:table-cell>
          <table:table-cell table:style-name="ce34" office:value-type="string" calcext:value-type="string">
            <text:p>Blepharophimosis ptosis and epicanthus inversus</text:p>
          </table:table-cell>
          <table:table-cell table:style-name="ce34" office:value-type="string" calcext:value-type="string">
            <text:p><text:span text:style-name="T5">FOXL2</text:span><text:span text:style-name="T19"> (1310)</text:span></text:p>
          </table:table-cell>
          <table:table-cell table:style-name="ce34" office:value-type="string" calcext:value-type="string">
            <text:p>Single gene sequencing &lt;10 amplicons</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103" office:value-type="string" calcext:value-type="string">
            <text:p>No</text:p>
          </table:table-cell>
          <table:table-cell table:number-columns-repeated="3" table:style-name="ce121" office:value-type="string" calcext:value-type="string">
            <text:p>Central and South GLH - Salisbury FT</text:p>
          </table:table-cell>
          <table:table-cell table:style-name="ce152" office:value-type="string" calcext:value-type="string">
            <text:p>Central and South GLH - Salisbury FT</text:p>
          </table:table-cell>
          <table:table-cell table:number-columns-repeated="3" table:style-name="ce121"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4" office:value-type="string" calcext:value-type="string">
            <text:p>R43</text:p>
          </table:table-cell>
          <table:table-cell table:style-name="ce34" office:value-type="string" calcext:value-type="string">
            <text:p>R43.2</text:p>
          </table:table-cell>
          <table:table-cell table:style-name="ce34" office:value-type="string" calcext:value-type="string">
            <text:p>Blepharophimosis ptosis and epicanthus inversus</text:p>
          </table:table-cell>
          <table:table-cell table:style-name="ce34" office:value-type="string" calcext:value-type="string">
            <text:p><text:span text:style-name="T5">FOXL2</text:span><text:span text:style-name="T19"> (1310)</text:span></text:p>
          </table:table-cell>
          <table:table-cell table:style-name="ce34" office:value-type="string" calcext:value-type="string">
            <text:p>MLPA or equivalent</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103" office:value-type="string" calcext:value-type="string">
            <text:p>No</text:p>
          </table:table-cell>
          <table:table-cell table:number-columns-repeated="3" table:style-name="ce121" office:value-type="string" calcext:value-type="string">
            <text:p>Central and South GLH - Salisbury FT</text:p>
          </table:table-cell>
          <table:table-cell table:style-name="ce152" office:value-type="string" calcext:value-type="string">
            <text:p>Central and South GLH - Salisbury FT</text:p>
          </table:table-cell>
          <table:table-cell table:number-columns-repeated="3" table:style-name="ce121"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4" office:value-type="string" calcext:value-type="string">
            <text:p>R43</text:p>
          </table:table-cell>
          <table:table-cell table:style-name="ce34" office:value-type="string" calcext:value-type="string">
            <text:p>R43.3</text:p>
          </table:table-cell>
          <table:table-cell table:style-name="ce34" office:value-type="string" calcext:value-type="string">
            <text:p>Blepharophimosis ptosis and epicanthus inversus</text:p>
          </table:table-cell>
          <table:table-cell table:style-name="ce34" office:value-type="string" calcext:value-type="string">
            <text:p>FOXL2 STR (1310)</text:p>
          </table:table-cell>
          <table:table-cell table:style-name="ce34" office:value-type="string" calcext:value-type="string">
            <text:p>STR testing</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103" office:value-type="string" calcext:value-type="string">
            <text:p>No</text:p>
          </table:table-cell>
          <table:table-cell table:number-columns-repeated="3" table:style-name="ce121" office:value-type="string" calcext:value-type="string">
            <text:p>Central and South GLH - Salisbury FT</text:p>
          </table:table-cell>
          <table:table-cell table:style-name="ce152" office:value-type="string" calcext:value-type="string">
            <text:p>Central and South GLH - Salisbury FT</text:p>
          </table:table-cell>
          <table:table-cell table:number-columns-repeated="3" table:style-name="ce121" office:value-type="string" calcext:value-type="string">
            <text:p>Central and South GLH - Salisbury FT</text:p>
          </table:table-cell>
          <table:table-cell table:style-name="ce25" table:number-columns-repeated="10"/>
          <table:table-cell table:number-columns-repeated="38"/>
        </table:table-row>
        <table:table-row table:style-name="ro1">
          <table:table-cell table:style-name="ce13" office:value-type="string" calcext:value-type="string">
            <text:p>R45</text:p>
          </table:table-cell>
          <table:table-cell table:style-name="ce25" office:value-type="string" calcext:value-type="string">
            <text:p>R45.1</text:p>
          </table:table-cell>
          <table:table-cell table:style-name="ce25" office:value-type="string" calcext:value-type="string">
            <text:p>Stickler syndrome</text:p>
          </table:table-cell>
          <table:table-cell table:style-name="ce25" office:value-type="string" calcext:value-type="string">
            <text:p>Stickler syndrome (3)</text:p>
          </table:table-cell>
          <table:table-cell table:style-name="ce25" office:value-type="string" calcext:value-type="string">
            <text:p>Small panel</text:p>
          </table:table-cell>
          <table:table-cell table:style-name="ce25" office:value-type="string" calcext:value-type="string">
            <text:p>Highly Specialised</text:p>
          </table:table-cell>
          <table:table-cell table:style-name="ce25" office:value-type="string" calcext:value-type="string">
            <text:p>Ophthalm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77" office:value-type="string" calcext:value-type="string">
            <text:p>East GLH - Cambridge University FT </text:p>
          </table:table-cell>
          <table:table-cell table:number-columns-repeated="4" table:style-name="ce130" office:value-type="string" calcext:value-type="string">
            <text:p>East GLH - Cambridge University FT </text:p>
          </table:table-cell>
          <table:table-cell table:style-name="ce25" table:number-columns-repeated="10"/>
          <table:table-cell table:number-columns-repeated="38"/>
        </table:table-row>
        <table:table-row table:style-name="ro1">
          <table:table-cell table:style-name="ce13" office:value-type="string" calcext:value-type="string">
            <text:p>R45</text:p>
          </table:table-cell>
          <table:table-cell table:style-name="ce25" office:value-type="string" calcext:value-type="string">
            <text:p>R45.2</text:p>
          </table:table-cell>
          <table:table-cell table:style-name="ce25" office:value-type="string" calcext:value-type="string">
            <text:p>Stickler syndrome</text:p>
          </table:table-cell>
          <table:table-cell table:style-name="ce25" office:value-type="string" calcext:value-type="string">
            <text:p>COL2A1;COL11A1</text:p>
          </table:table-cell>
          <table:table-cell table:style-name="ce25" office:value-type="string" calcext:value-type="string">
            <text:p>MLPA or equivalent</text:p>
          </table:table-cell>
          <table:table-cell table:style-name="ce25" office:value-type="string" calcext:value-type="string">
            <text:p>Highly Specialised</text:p>
          </table:table-cell>
          <table:table-cell table:style-name="ce25" office:value-type="string" calcext:value-type="string">
            <text:p>Ophthalmology</text:p>
          </table:table-cell>
          <table:table-cell table:style-name="ce25" office:value-type="string" calcext:value-type="string">
            <text:p>No change</text:p>
          </table:table-cell>
          <table:table-cell table:style-name="ce58" office:value-type="string" calcext:value-type="string">
            <text:p>No</text:p>
          </table:table-cell>
          <table:table-cell table:style-name="ce102" office:value-type="string" calcext:value-type="string">
            <text:p>North West GLH - Manchester University FT</text:p>
          </table:table-cell>
          <table:table-cell table:style-name="ce159" office:value-type="string" calcext:value-type="string">
            <text:p>North West GLH - Manchester University FT</text:p>
          </table:table-cell>
          <table:table-cell table:style-name="ce177" office:value-type="string" calcext:value-type="string">
            <text:p>East GLH - Cambridge University FT </text:p>
          </table:table-cell>
          <table:table-cell table:number-columns-repeated="4" table:style-name="ce130" office:value-type="string" calcext:value-type="string">
            <text:p>East GLH - Cambridge University FT </text:p>
          </table:table-cell>
          <table:table-cell table:style-name="ce25" table:number-columns-repeated="10"/>
          <table:table-cell table:number-columns-repeated="38"/>
        </table:table-row>
        <table:table-row table:style-name="ro1">
          <table:table-cell table:style-name="ce14" office:value-type="string" calcext:value-type="string">
            <text:p>R46</text:p>
          </table:table-cell>
          <table:table-cell table:style-name="ce34" office:value-type="string" calcext:value-type="string">
            <text:p>R46.1</text:p>
          </table:table-cell>
          <table:table-cell table:style-name="ce34" office:value-type="string" calcext:value-type="string">
            <text:p>Congenital fibrosis of the extraocular muscles</text:p>
          </table:table-cell>
          <table:table-cell table:style-name="ce34" office:value-type="string" calcext:value-type="string">
            <text:p>Congenital fibrosis of the extraocular muscles (512)</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5" table:style-name="ce244" office:value-type="string" calcext:value-type="string">
            <text:p>North Thames GLH - Great Ormond Street FT </text:p>
          </table:table-cell>
          <table:table-cell table:style-name="ce658"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46</text:p>
          </table:table-cell>
          <table:table-cell table:style-name="ce34" office:value-type="string" calcext:value-type="string">
            <text:p>R46.2</text:p>
          </table:table-cell>
          <table:table-cell table:style-name="ce34" office:value-type="string" calcext:value-type="string">
            <text:p>Congenital fibrosis of the extraocular muscles</text:p>
          </table:table-cell>
          <table:table-cell table:style-name="ce34" office:value-type="string" calcext:value-type="string">
            <text:p>Congenital fibrosis of the extraocular muscles (512)</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Ophthalmolog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5" table:style-name="ce244" office:value-type="string" calcext:value-type="string">
            <text:p>North Thames GLH - Great Ormond Street FT </text:p>
          </table:table-cell>
          <table:table-cell table:style-name="ce658"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312</text:p>
          </table:table-cell>
          <table:table-cell table:style-name="ce25" office:value-type="string" calcext:value-type="string">
            <text:p>R312.1</text:p>
          </table:table-cell>
          <table:table-cell table:style-name="ce25" office:value-type="string" calcext:value-type="string">
            <text:p>Parental sequencing for lethal autosomal recessive disorders</text:p>
          </table:table-cell>
          <table:table-cell table:style-name="ce25" office:value-type="string" calcext:value-type="string">
            <text:p>Relevant panel(s) in PanelApp</text:p>
          </table:table-cell>
          <table:table-cell table:style-name="ce25" office:value-type="string" calcext:value-type="string">
            <text:p><text:span text:style-name="T16">WES or Large p</text:span><text:span text:style-name="T17">a</text:span><text:span text:style-name="T18">nel</text:span></text:p>
          </table:table-cell>
          <table:table-cell table:style-name="ce25" office:value-type="string" calcext:value-type="string">
            <text:p>Specialised</text:p>
          </table:table-cell>
          <table:table-cell table:style-name="ce25" office:value-type="string" calcext:value-type="string">
            <text:p>Other</text:p>
          </table:table-cell>
          <table:table-cell table:style-name="ce30" office:value-type="string" calcext:value-type="string">
            <text:p>Typo corrected</text:p>
          </table:table-cell>
          <table:table-cell table:style-name="ce96" office:value-type="string" calcext:value-type="string">
            <text:p>Yes</text:p>
          </table:table-cell>
          <table:table-cell table:number-columns-repeated="2" table:style-name="ce245" office:value-type="string" calcext:value-type="string">
            <text:p>South West GLH - Royal Devon and Exeter FT <text:s/></text:p>
          </table:table-cell>
          <table:table-cell table:number-columns-repeated="2" table:style-name="ce124" office:value-type="string" calcext:value-type="string">
            <text:p>South West GLH - Royal Devon and Exeter FT</text:p>
          </table:table-cell>
          <table:table-cell table:style-name="ce228" office:value-type="string" calcext:value-type="string">
            <text:p>South West GLH - Royal Devon and Exeter FT</text:p>
          </table:table-cell>
          <table:table-cell table:number-columns-repeated="2" table:style-name="ce12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3" office:value-type="string" calcext:value-type="string">
            <text:p>R312</text:p>
          </table:table-cell>
          <table:table-cell table:style-name="ce25" office:value-type="string" calcext:value-type="string">
            <text:p>R312.2</text:p>
          </table:table-cell>
          <table:table-cell table:style-name="ce25" office:value-type="string" calcext:value-type="string">
            <text:p>Parental sequencing for lethal autosomal recessive disorders</text:p>
          </table:table-cell>
          <table:table-cell table:style-name="ce25" office:value-type="string" calcext:value-type="string">
            <text:p>Relevant panel(s) in PanelApp</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Other</text:p>
          </table:table-cell>
          <table:table-cell table:style-name="ce25" office:value-type="string" calcext:value-type="string">
            <text:p>No change</text:p>
          </table:table-cell>
          <table:table-cell table:style-name="ce78" office:value-type="string" calcext:value-type="string">
            <text:p>Yes</text:p>
          </table:table-cell>
          <table:table-cell table:number-columns-repeated="2" table:style-name="ce245" office:value-type="string" calcext:value-type="string">
            <text:p>South West GLH - Royal Devon and Exeter FT <text:s/></text:p>
          </table:table-cell>
          <table:table-cell table:number-columns-repeated="2" table:style-name="ce124" office:value-type="string" calcext:value-type="string">
            <text:p>South West GLH - Royal Devon and Exeter FT</text:p>
          </table:table-cell>
          <table:table-cell table:style-name="ce228" office:value-type="string" calcext:value-type="string">
            <text:p>South West GLH - Royal Devon and Exeter FT</text:p>
          </table:table-cell>
          <table:table-cell table:number-columns-repeated="2" table:style-name="ce124" office:value-type="string" calcext:value-type="string">
            <text:p>South West GLH - Royal Devon and Exeter FT</text:p>
          </table:table-cell>
          <table:table-cell table:style-name="ce25" table:number-columns-repeated="10"/>
          <table:table-cell table:number-columns-repeated="38"/>
        </table:table-row>
        <table:table-row table:style-name="ro1">
          <table:table-cell table:style-name="ce14" office:value-type="string" calcext:value-type="string">
            <text:p>R193</text:p>
          </table:table-cell>
          <table:table-cell table:style-name="ce34" office:value-type="string" calcext:value-type="string">
            <text:p>R193.4</text:p>
          </table:table-cell>
          <table:table-cell table:style-name="ce34" office:value-type="string" calcext:value-type="string">
            <text:p>Cystic renal disease</text:p>
          </table:table-cell>
          <table:table-cell table:style-name="ce34" office:value-type="string" calcext:value-type="string">
            <text:p>Cystic renal disease (487)</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Renal</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2" table:style-name="ce102" office:value-type="string" calcext:value-type="string">
            <text:p>South West GLH - North Bristol Trust</text:p>
          </table:table-cell>
          <table:table-cell table:style-name="ce102" office:value-type="string" calcext:value-type="string">
            <text:p>North Thames GLH - Great Ormond Street FT </text:p>
          </table:table-cell>
          <table:table-cell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94</text:p>
          </table:table-cell>
          <table:table-cell table:style-name="ce25" office:value-type="string" calcext:value-type="string">
            <text:p>R194.1</text:p>
          </table:table-cell>
          <table:table-cell table:style-name="ce25" office:value-type="string" calcext:value-type="string">
            <text:p>Haematuria</text:p>
          </table:table-cell>
          <table:table-cell table:style-name="ce25" office:value-type="string" calcext:value-type="string">
            <text:p>Haematuria (99)</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Renal</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02" office:value-type="string" calcext:value-type="string">
            <text:p>South West GLH - North Bristol Trust</text:p>
          </table:table-cell>
          <table:table-cell table:style-name="ce102" office:value-type="string" calcext:value-type="string">
            <text:p>North Thames GLH - Great Ormond Street FT </text:p>
          </table:table-cell>
          <table:table-cell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94</text:p>
          </table:table-cell>
          <table:table-cell table:style-name="ce25" office:value-type="string" calcext:value-type="string">
            <text:p>R194.2</text:p>
          </table:table-cell>
          <table:table-cell table:style-name="ce25" office:value-type="string" calcext:value-type="string">
            <text:p>Haematuria</text:p>
          </table:table-cell>
          <table:table-cell table:style-name="ce25" office:value-type="string" calcext:value-type="string">
            <text:p>Haematuria (99)</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Renal</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02" office:value-type="string" calcext:value-type="string">
            <text:p>South West GLH - North Bristol Trust</text:p>
          </table:table-cell>
          <table:table-cell table:style-name="ce102" office:value-type="string" calcext:value-type="string">
            <text:p>North Thames GLH - Great Ormond Street FT </text:p>
          </table:table-cell>
          <table:table-cell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195</text:p>
          </table:table-cell>
          <table:table-cell table:style-name="ce34" office:value-type="string" calcext:value-type="string">
            <text:p>R195.1</text:p>
          </table:table-cell>
          <table:table-cell table:style-name="ce34" office:value-type="string" calcext:value-type="string">
            <text:p>Proteinuric renal disease</text:p>
          </table:table-cell>
          <table:table-cell table:style-name="ce34" office:value-type="string" calcext:value-type="string">
            <text:p>Proteinuric renal disease (106)</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Renal</text:p>
          </table:table-cell>
          <table:table-cell table:style-name="ce34" office:value-type="string" calcext:value-type="string">
            <text:p>No change</text:p>
          </table:table-cell>
          <table:table-cell table:style-name="ce103" office:value-type="string" calcext:value-type="string">
            <text:p>Yes</text:p>
          </table:table-cell>
          <table:table-cell table:number-columns-repeated="4" table:style-name="ce121" office:value-type="string" calcext:value-type="string">
            <text:p>South West GLH - North Bristol Trust</text:p>
          </table:table-cell>
          <table:table-cell table:style-name="ce152" office:value-type="string" calcext:value-type="string">
            <text:p>South West GLH - North Bristol Trust</text:p>
          </table:table-cell>
          <table:table-cell table:number-columns-repeated="2" table:style-name="ce121"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4" office:value-type="string" calcext:value-type="string">
            <text:p>R195</text:p>
          </table:table-cell>
          <table:table-cell table:style-name="ce34" office:value-type="string" calcext:value-type="string">
            <text:p>R195.2</text:p>
          </table:table-cell>
          <table:table-cell table:style-name="ce34" office:value-type="string" calcext:value-type="string">
            <text:p>Proteinuric renal disease</text:p>
          </table:table-cell>
          <table:table-cell table:style-name="ce34" office:value-type="string" calcext:value-type="string">
            <text:p>Proteinuric renal disease (106)</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Renal</text:p>
          </table:table-cell>
          <table:table-cell table:style-name="ce34" office:value-type="string" calcext:value-type="string">
            <text:p>No change</text:p>
          </table:table-cell>
          <table:table-cell table:style-name="ce103" office:value-type="string" calcext:value-type="string">
            <text:p>Yes</text:p>
          </table:table-cell>
          <table:table-cell table:number-columns-repeated="4" table:style-name="ce121" office:value-type="string" calcext:value-type="string">
            <text:p>South West GLH - North Bristol Trust</text:p>
          </table:table-cell>
          <table:table-cell table:style-name="ce152" office:value-type="string" calcext:value-type="string">
            <text:p>South West GLH - North Bristol Trust</text:p>
          </table:table-cell>
          <table:table-cell table:number-columns-repeated="2" table:style-name="ce121"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3" office:value-type="string" calcext:value-type="string">
            <text:p>R196</text:p>
          </table:table-cell>
          <table:table-cell table:style-name="ce25" office:value-type="string" calcext:value-type="string">
            <text:p>R196.1</text:p>
          </table:table-cell>
          <table:table-cell table:style-name="ce25" office:value-type="string" calcext:value-type="string">
            <text:p>CFHR5 nephropathy</text:p>
          </table:table-cell>
          <table:table-cell table:style-name="ce25" office:value-type="string" calcext:value-type="string">
            <text:p>CFHR5</text:p>
          </table:table-cell>
          <table:table-cell table:style-name="ce25" office:value-type="string" calcext:value-type="string">
            <text:p>MLPA or equivalent</text:p>
          </table:table-cell>
          <table:table-cell table:style-name="ce25" office:value-type="string" calcext:value-type="string">
            <text:p>Specialised</text:p>
          </table:table-cell>
          <table:table-cell table:style-name="ce25" office:value-type="string" calcext:value-type="string">
            <text:p>Renal</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197</text:p>
          </table:table-cell>
          <table:table-cell table:style-name="ce34" office:value-type="string" calcext:value-type="string">
            <text:p>R197.1</text:p>
          </table:table-cell>
          <table:table-cell table:style-name="ce34" office:value-type="string" calcext:value-type="string">
            <text:p>Membranoproliferative glomerulonephritis including C3 glomerulopathy</text:p>
          </table:table-cell>
          <table:table-cell table:style-name="ce34" office:value-type="string" calcext:value-type="string">
            <text:p>Membranoproliferative glomerulonephritis (83)</text:p>
          </table:table-cell>
          <table:table-cell table:style-name="ce34" office:value-type="string" calcext:value-type="string">
            <text:p>Small panel</text:p>
          </table:table-cell>
          <table:table-cell table:style-name="ce34" office:value-type="string" calcext:value-type="string">
            <text:p>Highly Specialised</text:p>
          </table:table-cell>
          <table:table-cell table:style-name="ce34" office:value-type="string" calcext:value-type="string">
            <text:p>Renal</text:p>
          </table:table-cell>
          <table:table-cell table:style-name="ce34" office:value-type="string" calcext:value-type="string">
            <text:p>No change</text:p>
          </table:table-cell>
          <table:table-cell table:style-name="ce58" office:value-type="string" calcext:value-type="string">
            <text:p>Yes</text:p>
          </table:table-cell>
          <table:table-cell table:style-name="ce152" office:value-type="string" calcext:value-type="string">
            <text:p>North East and Yorkshire GLH - Newcastle upon Tyne FT </text:p>
          </table:table-cell>
          <table:table-cell table:number-columns-repeated="6" table:style-name="ce102" office:value-type="string" calcext:value-type="string">
            <text:p>North East and Yorkshire GLH - Newcastle upon Tyne FT </text:p>
          </table:table-cell>
          <table:table-cell table:style-name="ce25" table:number-columns-repeated="10"/>
          <table:table-cell table:number-columns-repeated="38"/>
        </table:table-row>
        <table:table-row table:style-name="ro1">
          <table:table-cell table:style-name="ce14" office:value-type="string" calcext:value-type="string">
            <text:p>R197</text:p>
          </table:table-cell>
          <table:table-cell table:style-name="ce34" office:value-type="string" calcext:value-type="string">
            <text:p>R197.2</text:p>
          </table:table-cell>
          <table:table-cell table:style-name="ce34" office:value-type="string" calcext:value-type="string">
            <text:p>Membranoproliferative glomerulonephritis including C3 glomerulopathy</text:p>
          </table:table-cell>
          <table:table-cell table:style-name="ce29" office:value-type="string" calcext:value-type="string">
            <text:p>Membranoproliferative glomerulonephritis (83)</text:p>
          </table:table-cell>
          <table:table-cell table:style-name="ce34" office:value-type="string" calcext:value-type="string">
            <text:p>MLPA or equivalent</text:p>
          </table:table-cell>
          <table:table-cell table:style-name="ce34" office:value-type="string" calcext:value-type="string">
            <text:p>Highly Specialised</text:p>
          </table:table-cell>
          <table:table-cell table:style-name="ce34" office:value-type="string" calcext:value-type="string">
            <text:p>Renal</text:p>
          </table:table-cell>
          <table:table-cell table:style-name="ce29" office:value-type="string" calcext:value-type="string">
            <text:p>Amended to equal panel (83)</text:p>
          </table:table-cell>
          <table:table-cell table:style-name="ce58" office:value-type="string" calcext:value-type="string">
            <text:p>Yes</text:p>
          </table:table-cell>
          <table:table-cell table:style-name="ce152" office:value-type="string" calcext:value-type="string">
            <text:p>North East and Yorkshire GLH - Newcastle upon Tyne FT </text:p>
          </table:table-cell>
          <table:table-cell table:number-columns-repeated="6" table:style-name="ce102" office:value-type="string" calcext:value-type="string">
            <text:p>North East and Yorkshire GLH - Newcastle upon Tyne FT </text:p>
          </table:table-cell>
          <table:table-cell table:style-name="ce25" table:number-columns-repeated="10"/>
          <table:table-cell table:number-columns-repeated="38"/>
        </table:table-row>
        <table:table-row table:style-name="ro1">
          <table:table-cell table:style-name="ce13" office:value-type="string" calcext:value-type="string">
            <text:p>R198</text:p>
          </table:table-cell>
          <table:table-cell table:style-name="ce25" office:value-type="string" calcext:value-type="string">
            <text:p>R198.1</text:p>
          </table:table-cell>
          <table:table-cell table:style-name="ce25" office:value-type="string" calcext:value-type="string">
            <text:p>Renal tubulopathies</text:p>
          </table:table-cell>
          <table:table-cell table:style-name="ce25" office:value-type="string" calcext:value-type="string">
            <text:p>Renal tubulopathies (292)</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Renal</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198</text:p>
          </table:table-cell>
          <table:table-cell table:style-name="ce25" office:value-type="string" calcext:value-type="string">
            <text:p>R198.2</text:p>
          </table:table-cell>
          <table:table-cell table:style-name="ce25" office:value-type="string" calcext:value-type="string">
            <text:p>Renal tubulopathies</text:p>
          </table:table-cell>
          <table:table-cell table:style-name="ce25" office:value-type="string" calcext:value-type="string">
            <text:p>Renal tubulopathies (292)</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Renal</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5" table:style-name="ce102" office:value-type="string" calcext:value-type="string">
            <text:p>North Thames GLH - Great Ormond Street FT </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01</text:p>
          </table:table-cell>
          <table:table-cell table:style-name="ce34" office:value-type="string" calcext:value-type="string">
            <text:p>R201.1</text:p>
          </table:table-cell>
          <table:table-cell table:style-name="ce34" office:value-type="string" calcext:value-type="string">
            <text:p>Atypical haemolytic uraemic syndrome</text:p>
          </table:table-cell>
          <table:table-cell table:style-name="ce34" office:value-type="string" calcext:value-type="string">
            <text:p>Atypical haemolytic uraemic syndrome (139)</text:p>
          </table:table-cell>
          <table:table-cell table:style-name="ce34" office:value-type="string" calcext:value-type="string">
            <text:p>Small panel</text:p>
          </table:table-cell>
          <table:table-cell table:style-name="ce34" office:value-type="string" calcext:value-type="string">
            <text:p>Highly Specialised</text:p>
          </table:table-cell>
          <table:table-cell table:style-name="ce34" office:value-type="string" calcext:value-type="string">
            <text:p>Renal</text:p>
          </table:table-cell>
          <table:table-cell table:style-name="ce34" office:value-type="string" calcext:value-type="string">
            <text:p>No change</text:p>
          </table:table-cell>
          <table:table-cell table:style-name="ce58" office:value-type="string" calcext:value-type="string">
            <text:p>Yes</text:p>
          </table:table-cell>
          <table:table-cell table:style-name="ce152" office:value-type="string" calcext:value-type="string">
            <text:p>North East and Yorkshire GLH - Newcastle upon Tyne FT </text:p>
          </table:table-cell>
          <table:table-cell table:number-columns-repeated="6" table:style-name="ce102" office:value-type="string" calcext:value-type="string">
            <text:p>North East and Yorkshire GLH - Newcastle upon Tyne FT </text:p>
          </table:table-cell>
          <table:table-cell table:style-name="ce25" table:number-columns-repeated="10"/>
          <table:table-cell table:number-columns-repeated="38"/>
        </table:table-row>
        <table:table-row table:style-name="ro1">
          <table:table-cell table:style-name="ce14" office:value-type="string" calcext:value-type="string">
            <text:p>R201</text:p>
          </table:table-cell>
          <table:table-cell table:style-name="ce34" office:value-type="string" calcext:value-type="string">
            <text:p>R201.3</text:p>
          </table:table-cell>
          <table:table-cell table:style-name="ce34" office:value-type="string" calcext:value-type="string">
            <text:p>Atypical haemolytic uraemic syndrome</text:p>
          </table:table-cell>
          <table:table-cell table:style-name="ce34" office:value-type="string" calcext:value-type="string">
            <text:p>CFH; CFHR1; CFHR3; CD46; CFI</text:p>
          </table:table-cell>
          <table:table-cell table:style-name="ce34" office:value-type="string" calcext:value-type="string">
            <text:p>MLPA or equivalent</text:p>
          </table:table-cell>
          <table:table-cell table:style-name="ce34" office:value-type="string" calcext:value-type="string">
            <text:p>Highly Specialised </text:p>
          </table:table-cell>
          <table:table-cell table:style-name="ce34" office:value-type="string" calcext:value-type="string">
            <text:p>Renal</text:p>
          </table:table-cell>
          <table:table-cell table:style-name="ce34" office:value-type="string" calcext:value-type="string">
            <text:p>No change</text:p>
          </table:table-cell>
          <table:table-cell table:style-name="ce58" office:value-type="string" calcext:value-type="string">
            <text:p>Yes</text:p>
          </table:table-cell>
          <table:table-cell table:style-name="ce152" office:value-type="string" calcext:value-type="string">
            <text:p>North East and Yorkshire GLH - Newcastle upon Tyne FT </text:p>
          </table:table-cell>
          <table:table-cell table:number-columns-repeated="6" table:style-name="ce102" office:value-type="string" calcext:value-type="string">
            <text:p>North East and Yorkshire GLH - Newcastle upon Tyne FT </text:p>
          </table:table-cell>
          <table:table-cell table:style-name="ce25" table:number-columns-repeated="10"/>
          <table:table-cell table:number-columns-repeated="38"/>
        </table:table-row>
        <table:table-row table:style-name="ro1">
          <table:table-cell table:style-name="ce13" office:value-type="string" calcext:value-type="string">
            <text:p>R202</text:p>
          </table:table-cell>
          <table:table-cell table:style-name="ce25" office:value-type="string" calcext:value-type="string">
            <text:p>R202.1</text:p>
          </table:table-cell>
          <table:table-cell table:style-name="ce25" office:value-type="string" calcext:value-type="string">
            <text:p>Tubulointerstitial kidney disease</text:p>
          </table:table-cell>
          <table:table-cell table:style-name="ce25" office:value-type="string" calcext:value-type="string">
            <text:p>Tubulointerstitial kidney disease (548)</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Renal</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4"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number-columns-repeated="2" table:style-name="ce102"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3" office:value-type="string" calcext:value-type="string">
            <text:p>R202</text:p>
          </table:table-cell>
          <table:table-cell table:style-name="ce25" office:value-type="string" calcext:value-type="string">
            <text:p>R202.2</text:p>
          </table:table-cell>
          <table:table-cell table:style-name="ce25" office:value-type="string" calcext:value-type="string">
            <text:p>Tubulointerstitial kidney disease</text:p>
          </table:table-cell>
          <table:table-cell table:style-name="ce25" office:value-type="string" calcext:value-type="string">
            <text:p>Tubulointerstitial kidney disease (548)</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Renal</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4"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number-columns-repeated="2" table:style-name="ce102"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14" office:value-type="string" calcext:value-type="string">
            <text:p>R204</text:p>
          </table:table-cell>
          <table:table-cell table:style-name="ce34" office:value-type="string" calcext:value-type="string">
            <text:p>R204.1</text:p>
          </table:table-cell>
          <table:table-cell table:style-name="ce34" office:value-type="string" calcext:value-type="string">
            <text:p>Hereditary Systemic Amyloidosis </text:p>
          </table:table-cell>
          <table:table-cell table:style-name="ce34" office:value-type="string" calcext:value-type="string">
            <text:p>Amyloidosis (502)</text:p>
          </table:table-cell>
          <table:table-cell table:style-name="ce34" office:value-type="string" calcext:value-type="string">
            <text:p>Small panel</text:p>
          </table:table-cell>
          <table:table-cell table:style-name="ce34" office:value-type="string" calcext:value-type="string">
            <text:p>Highly Specialised</text:p>
          </table:table-cell>
          <table:table-cell table:style-name="ce34" office:value-type="string" calcext:value-type="string">
            <text:p>Renal</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5" table:style-name="ce102" office:value-type="string" calcext:value-type="string">
            <text:p>North Thames GLH - Royal Free FT National Amyloidosis Centre</text:p>
          </table:table-cell>
          <table:table-cell table:style-name="ce152" office:value-type="string" calcext:value-type="string">
            <text:p>North Thames GLH - Royal Free FT National Amyloidosis Centre</text:p>
          </table:table-cell>
          <table:table-cell table:style-name="ce102" office:value-type="string" calcext:value-type="string">
            <text:p>North Thames GLH - Royal Free FT National Amyloidosis Centre</text:p>
          </table:table-cell>
          <table:table-cell table:style-name="ce25" table:number-columns-repeated="10"/>
          <table:table-cell table:number-columns-repeated="38"/>
        </table:table-row>
        <table:table-row table:style-name="ro1">
          <table:table-cell table:style-name="ce14" office:value-type="string" calcext:value-type="string">
            <text:p>R204</text:p>
          </table:table-cell>
          <table:table-cell table:style-name="ce34" office:value-type="string" calcext:value-type="string">
            <text:p>R204.2</text:p>
          </table:table-cell>
          <table:table-cell table:style-name="ce34" office:value-type="string" calcext:value-type="string">
            <text:p>Hereditary Systemic Amyloidosis </text:p>
          </table:table-cell>
          <table:table-cell table:style-name="ce34" office:value-type="string" calcext:value-type="string">
            <text:p>Amyloidosis (502)</text:p>
          </table:table-cell>
          <table:table-cell table:style-name="ce34" office:value-type="string" calcext:value-type="string">
            <text:p>Exon level CNV detection by MLPA or equivalent</text:p>
          </table:table-cell>
          <table:table-cell table:style-name="ce34" office:value-type="string" calcext:value-type="string">
            <text:p>Highly Specialised</text:p>
          </table:table-cell>
          <table:table-cell table:style-name="ce34" office:value-type="string" calcext:value-type="string">
            <text:p>Renal</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5" table:style-name="ce102" office:value-type="string" calcext:value-type="string">
            <text:p>North Thames GLH - Royal Free FT National Amyloidosis Centre</text:p>
          </table:table-cell>
          <table:table-cell table:style-name="ce152" office:value-type="string" calcext:value-type="string">
            <text:p>North Thames GLH - Royal Free FT National Amyloidosis Centre</text:p>
          </table:table-cell>
          <table:table-cell table:style-name="ce102" office:value-type="string" calcext:value-type="string">
            <text:p>North Thames GLH - Royal Free FT National Amyloidosis Centre</text:p>
          </table:table-cell>
          <table:table-cell table:style-name="ce25" table:number-columns-repeated="10"/>
          <table:table-cell table:number-columns-repeated="38"/>
        </table:table-row>
        <table:table-row table:style-name="ro1">
          <table:table-cell table:style-name="ce13" office:value-type="string" calcext:value-type="string">
            <text:p>R256</text:p>
          </table:table-cell>
          <table:table-cell table:style-name="ce25" office:value-type="string" calcext:value-type="string">
            <text:p>R256.1</text:p>
          </table:table-cell>
          <table:table-cell table:style-name="ce25" office:value-type="string" calcext:value-type="string">
            <text:p>Nephrocalcinosis or nephrolithiasis</text:p>
          </table:table-cell>
          <table:table-cell table:style-name="ce25" office:value-type="string" calcext:value-type="string">
            <text:p>Nephrocalcinosis or nephrolithiasis (149)</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Renal</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02" office:value-type="string" calcext:value-type="string">
            <text:p>South West GLH - North Bristol Trust</text:p>
          </table:table-cell>
          <table:table-cell table:style-name="ce102" office:value-type="string" calcext:value-type="string">
            <text:p>North Thames GLH - Great Ormond Street FT </text:p>
          </table:table-cell>
          <table:table-cell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3" office:value-type="string" calcext:value-type="string">
            <text:p>R256</text:p>
          </table:table-cell>
          <table:table-cell table:style-name="ce25" office:value-type="string" calcext:value-type="string">
            <text:p>R256.2</text:p>
          </table:table-cell>
          <table:table-cell table:style-name="ce25" office:value-type="string" calcext:value-type="string">
            <text:p>Nephrocalcinosis or nephrolithiasis</text:p>
          </table:table-cell>
          <table:table-cell table:style-name="ce25" office:value-type="string" calcext:value-type="string">
            <text:p>Nephrocalcinosis or nephrolithiasis (149)</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Renal</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2" table:style-name="ce102" office:value-type="string" calcext:value-type="string">
            <text:p>South West GLH - North Bristol Trust</text:p>
          </table:table-cell>
          <table:table-cell table:style-name="ce102" office:value-type="string" calcext:value-type="string">
            <text:p>North Thames GLH - Great Ormond Street FT </text:p>
          </table:table-cell>
          <table:table-cell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57</text:p>
          </table:table-cell>
          <table:table-cell table:style-name="ce34" office:value-type="string" calcext:value-type="string">
            <text:p>R257.2</text:p>
          </table:table-cell>
          <table:table-cell table:style-name="ce34" office:value-type="string" calcext:value-type="string">
            <text:p>Unexplained young onset end-stage renal disease</text:p>
          </table:table-cell>
          <table:table-cell table:style-name="ce34" office:value-type="string" calcext:value-type="string">
            <text:p><text:span text:style-name="T5">Unexplained young</text:span><text:span text:style-name="T22"> </text:span><text:span text:style-name="T23">onset end-stage renal disease (678)</text:span></text:p>
          </table:table-cell>
          <table:table-cell table:style-name="ce34" office:value-type="string" calcext:value-type="string">
            <text:p>WGS</text:p>
          </table:table-cell>
          <table:table-cell table:style-name="ce34" office:value-type="string" calcext:value-type="string">
            <text:p>Specialised</text:p>
          </table:table-cell>
          <table:table-cell table:style-name="ce34" office:value-type="string" calcext:value-type="string">
            <text:p>Renal</text:p>
          </table:table-cell>
          <table:table-cell table:style-name="ce34" office:value-type="string" calcext:value-type="string">
            <text:p>No change</text:p>
          </table:table-cell>
          <table:table-cell table:style-name="ce58" office:value-type="string" calcext:value-type="string">
            <text:p>No</text:p>
          </table:table-cell>
          <table:table-cell table:number-columns-repeated="2" table:style-name="ce102" office:value-type="string" calcext:value-type="string">
            <text:p>South West GLH - North Bristol Trust</text:p>
          </table:table-cell>
          <table:table-cell table:style-name="ce102" office:value-type="string" calcext:value-type="string">
            <text:p>North Thames GLH - Great Ormond Street FT </text:p>
          </table:table-cell>
          <table:table-cell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style-name="ce152" office:value-type="string" calcext:value-type="string">
            <text:p>North Thames GLH - Great Ormond Street FT </text:p>
          </table:table-cell>
          <table:table-cell table:style-name="ce102"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14" office:value-type="string" calcext:value-type="string">
            <text:p>R257</text:p>
          </table:table-cell>
          <table:table-cell table:style-name="ce34" office:value-type="string" calcext:value-type="string">
            <text:p>R257.3</text:p>
          </table:table-cell>
          <table:table-cell table:style-name="ce34" office:value-type="string" calcext:value-type="string">
            <text:p>Unexplained young onset end-stage renal disease</text:p>
          </table:table-cell>
          <table:table-cell table:style-name="ce34" office:value-type="string" calcext:value-type="string">
            <text:p><text:span text:style-name="T5">Unexplained young</text:span><text:span text:style-name="T22"> </text:span><text:span text:style-name="T23">onset end-stage renal disease (678)</text:span></text:p>
          </table:table-cell>
          <table:table-cell table:style-name="ce34" office:value-type="string" calcext:value-type="string">
            <text:p>WES</text:p>
          </table:table-cell>
          <table:table-cell table:style-name="ce34" office:value-type="string" calcext:value-type="string">
            <text:p>Specialised</text:p>
          </table:table-cell>
          <table:table-cell table:style-name="ce34" office:value-type="string" calcext:value-type="string">
            <text:p>Renal</text:p>
          </table:table-cell>
          <table:table-cell table:style-name="ce34" office:value-type="string" calcext:value-type="string">
            <text:p>No change</text:p>
          </table:table-cell>
          <table:table-cell table:style-name="ce58" office:value-type="string" calcext:value-type="string">
            <text:p>Yes </text:p>
          </table:table-cell>
          <table:table-cell table:number-columns-repeated="4"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number-columns-repeated="2" table:style-name="ce102" office:value-type="string" calcext:value-type="string">
            <text:p>South West GLH - North Bristol Trust</text:p>
          </table:table-cell>
          <table:table-cell table:style-name="ce25" table:number-columns-repeated="10"/>
          <table:table-cell table:number-columns-repeated="38"/>
        </table:table-row>
        <table:table-row table:style-name="ro1">
          <table:table-cell table:style-name="ce24" office:value-type="string" calcext:value-type="string">
            <text:p>R446</text:p>
          </table:table-cell>
          <table:table-cell table:style-name="ce29" office:value-type="string" calcext:value-type="string">
            <text:p>R446.1</text:p>
          </table:table-cell>
          <table:table-cell table:style-name="ce29" office:value-type="string" calcext:value-type="string">
            <text:p>APOL1 kidney donor testing</text:p>
          </table:table-cell>
          <table:table-cell table:style-name="ce29" office:value-type="string" calcext:value-type="string">
            <text:p>APOL1</text:p>
          </table:table-cell>
          <table:table-cell table:style-name="ce29" office:value-type="string" calcext:value-type="string">
            <text:p>Single gene sequencing &gt;=10 amplicons</text:p>
          </table:table-cell>
          <table:table-cell table:style-name="ce29" office:value-type="string" calcext:value-type="string">
            <text:p>Specialised</text:p>
          </table:table-cell>
          <table:table-cell table:style-name="ce29" office:value-type="string" calcext:value-type="string">
            <text:p>Renal</text:p>
          </table:table-cell>
          <table:table-cell table:style-name="ce29" office:value-type="string" calcext:value-type="string">
            <text:p>New clinical indication </text:p>
          </table:table-cell>
          <table:table-cell table:style-name="ce100" office:value-type="string" calcext:value-type="string">
            <text:p>Yes - To April 2024</text:p>
          </table:table-cell>
          <table:table-cell table:number-columns-repeated="4" table:style-name="ce146" office:value-type="string" calcext:value-type="string">
            <text:p>South West GLH - North Bristol Trust</text:p>
          </table:table-cell>
          <table:table-cell table:style-name="ce576" office:value-type="string" calcext:value-type="string">
            <text:p>South West GLH - North Bristol Trust</text:p>
          </table:table-cell>
          <table:table-cell table:number-columns-repeated="2" table:style-name="ce146" office:value-type="string" calcext:value-type="string">
            <text:p>South West GLH - North Bristol Trust</text:p>
          </table:table-cell>
          <table:table-cell table:style-name="ce30" table:number-columns-repeated="10"/>
          <table:table-cell table:number-columns-repeated="38"/>
        </table:table-row>
        <table:table-row table:style-name="ro1">
          <table:table-cell table:style-name="ce13" office:value-type="string" calcext:value-type="string">
            <text:p>R139</text:p>
          </table:table-cell>
          <table:table-cell table:style-name="ce25" office:value-type="string" calcext:value-type="string">
            <text:p>R139.1</text:p>
          </table:table-cell>
          <table:table-cell table:style-name="ce25" office:value-type="string" calcext:value-type="string">
            <text:p>Laterality disorders and isomerism</text:p>
          </table:table-cell>
          <table:table-cell table:style-name="ce25" office:value-type="string" calcext:value-type="string">
            <text:p>Laterality disorders and isomerism (549)</text:p>
          </table:table-cell>
          <table:table-cell table:style-name="ce25" office:value-type="string" calcext:value-type="string">
            <text:p>WES or Medium Panel</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2" table:style-name="ce102" office:value-type="string" calcext:value-type="string">
            <text:p>South East GLH - Royal Brompton and Harefield FT </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39</text:p>
          </table:table-cell>
          <table:table-cell table:style-name="ce25" office:value-type="string" calcext:value-type="string">
            <text:p>R139.2</text:p>
          </table:table-cell>
          <table:table-cell table:style-name="ce25" office:value-type="string" calcext:value-type="string">
            <text:p>Laterality disorders and isomerism</text:p>
          </table:table-cell>
          <table:table-cell table:style-name="ce25" office:value-type="string" calcext:value-type="string">
            <text:p>Laterality disorders and isomerism (549)</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2" table:style-name="ce102" office:value-type="string" calcext:value-type="string">
            <text:p>South East GLH - Royal Brompton and Harefield FT </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86</text:p>
          </table:table-cell>
          <table:table-cell table:style-name="ce34" office:value-type="string" calcext:value-type="string">
            <text:p>R186.1</text:p>
          </table:table-cell>
          <table:table-cell table:style-name="ce34" office:value-type="string" calcext:value-type="string">
            <text:p>Hereditary haemorrhagic telangiectasia</text:p>
          </table:table-cell>
          <table:table-cell table:style-name="ce34" office:value-type="string" calcext:value-type="string">
            <text:p>Hereditary haemorrhagic telangiectasia (123)</text:p>
          </table:table-cell>
          <table:table-cell table:style-name="ce34" office:value-type="string" calcext:value-type="string">
            <text:p>Small panel</text:p>
          </table:table-cell>
          <table:table-cell table:style-name="ce34" office:value-type="string" calcext:value-type="string">
            <text:p>Specialised</text:p>
          </table:table-cell>
          <table:table-cell table:style-name="ce34" office:value-type="string" calcext:value-type="string">
            <text:p>Respirator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2" table:style-name="ce102" office:value-type="string" calcext:value-type="string">
            <text:p>South East GLH - Royal Brompton and Harefield FT </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86</text:p>
          </table:table-cell>
          <table:table-cell table:style-name="ce34" office:value-type="string" calcext:value-type="string">
            <text:p>R186.2</text:p>
          </table:table-cell>
          <table:table-cell table:style-name="ce34" office:value-type="string" calcext:value-type="string">
            <text:p>Hereditary haemorrhagic telangiectasia</text:p>
          </table:table-cell>
          <table:table-cell table:style-name="ce34" office:value-type="string" calcext:value-type="string">
            <text:p>Hereditary haemorrhagic telangiectasia (123)</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Respirator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2" table:style-name="ce102" office:value-type="string" calcext:value-type="string">
            <text:p>South East GLH - Royal Brompton and Harefield FT </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88</text:p>
          </table:table-cell>
          <table:table-cell table:style-name="ce25" office:value-type="string" calcext:value-type="string">
            <text:p>R188.1</text:p>
          </table:table-cell>
          <table:table-cell table:style-name="ce25" office:value-type="string" calcext:value-type="string">
            <text:p>Pulmonary arterial hypertension</text:p>
          </table:table-cell>
          <table:table-cell table:style-name="ce25" office:value-type="string" calcext:value-type="string">
            <text:p>Pulmonary arterial hypertension (193)</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2" table:style-name="ce102" office:value-type="string" calcext:value-type="string">
            <text:p>South East GLH - Royal Brompton and Harefield FT </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88</text:p>
          </table:table-cell>
          <table:table-cell table:style-name="ce25" office:value-type="string" calcext:value-type="string">
            <text:p>R188.2</text:p>
          </table:table-cell>
          <table:table-cell table:style-name="ce25" office:value-type="string" calcext:value-type="string">
            <text:p>Pulmonary arterial hypertension</text:p>
          </table:table-cell>
          <table:table-cell table:style-name="ce44" office:value-type="string" calcext:value-type="string">
            <text:p><text:span text:style-name="T14">Pulmonary arterial hypertension (193)</text:span></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2" table:style-name="ce102" office:value-type="string" calcext:value-type="string">
            <text:p>South East GLH - Royal Brompton and Harefield FT </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89</text:p>
          </table:table-cell>
          <table:table-cell table:style-name="ce34" office:value-type="string" calcext:value-type="string">
            <text:p>R189.1</text:p>
          </table:table-cell>
          <table:table-cell table:style-name="ce34" office:value-type="string" calcext:value-type="string">
            <text:p>Respiratory ciliopathies including non-CF bronchiectasis</text:p>
          </table:table-cell>
          <table:table-cell table:style-name="ce34" office:value-type="string" calcext:value-type="string">
            <text:p>Respiratory ciliopathies including non-CF bronchiectasis (550)</text:p>
          </table:table-cell>
          <table:table-cell table:style-name="ce34" office:value-type="string" calcext:value-type="string">
            <text:p>WES or Medium Panel</text:p>
          </table:table-cell>
          <table:table-cell table:style-name="ce34" office:value-type="string" calcext:value-type="string">
            <text:p>Specialised</text:p>
          </table:table-cell>
          <table:table-cell table:style-name="ce34" office:value-type="string" calcext:value-type="string">
            <text:p>Respirator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style-name="ce152" office:value-type="string" calcext:value-type="string">
            <text:p>Central and South GLH - Salisbury FT</text:p>
          </table:table-cell>
          <table:table-cell table:style-name="ce102" office:value-type="string" calcext:value-type="string">
            <text:p>Central and South GLH - Salisbury F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89</text:p>
          </table:table-cell>
          <table:table-cell table:style-name="ce34" office:value-type="string" calcext:value-type="string">
            <text:p>R189.2</text:p>
          </table:table-cell>
          <table:table-cell table:style-name="ce34" office:value-type="string" calcext:value-type="string">
            <text:p>Respiratory ciliopathies including non-CF bronchiectasis</text:p>
          </table:table-cell>
          <table:table-cell table:style-name="ce34" office:value-type="string" calcext:value-type="string">
            <text:p>Respiratory ciliopathies including non-CF bronchiectasis (550)</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Respirator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style-name="ce152" office:value-type="string" calcext:value-type="string">
            <text:p>Central and South GLH - Salisbury FT</text:p>
          </table:table-cell>
          <table:table-cell table:style-name="ce102" office:value-type="string" calcext:value-type="string">
            <text:p>Central and South GLH - Salisbury F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90</text:p>
          </table:table-cell>
          <table:table-cell table:style-name="ce25" office:value-type="string" calcext:value-type="string">
            <text:p>R190.1</text:p>
          </table:table-cell>
          <table:table-cell table:style-name="ce25" office:value-type="string" calcext:value-type="string">
            <text:p>Pneumothorax - familial</text:p>
          </table:table-cell>
          <table:table-cell table:style-name="ce25" office:value-type="string" calcext:value-type="string">
            <text:p>Pneumothorax - familial (105)</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90</text:p>
          </table:table-cell>
          <table:table-cell table:style-name="ce25" office:value-type="string" calcext:value-type="string">
            <text:p>R190.2</text:p>
          </table:table-cell>
          <table:table-cell table:style-name="ce25" office:value-type="string" calcext:value-type="string">
            <text:p>Pneumothorax - familial</text:p>
          </table:table-cell>
          <table:table-cell table:style-name="ce25" office:value-type="string" calcext:value-type="string">
            <text:p>Pneumothorax - familial (105)</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Leeds Teaching Trust</text:p>
          </table:table-cell>
          <table:table-cell table:number-columns-repeated="2" table:style-name="ce102" office:value-type="string" calcext:value-type="string">
            <text:p>North East and Yorkshire GLH - Leeds Teaching Trus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191</text:p>
          </table:table-cell>
          <table:table-cell table:style-name="ce34" office:value-type="string" calcext:value-type="string">
            <text:p>R191.1</text:p>
          </table:table-cell>
          <table:table-cell table:style-name="ce34" office:value-type="string" calcext:value-type="string">
            <text:p>Alpha-1-antitrypsin deficiency</text:p>
          </table:table-cell>
          <table:table-cell table:style-name="ce34" office:value-type="string" calcext:value-type="string">
            <text:p>SERPINA1 common mutations</text:p>
          </table:table-cell>
          <table:table-cell table:style-name="ce34" office:value-type="string" calcext:value-type="string">
            <text:p>Targeted variant testing</text:p>
          </table:table-cell>
          <table:table-cell table:style-name="ce34" office:value-type="string" calcext:value-type="string">
            <text:p>Specialised</text:p>
          </table:table-cell>
          <table:table-cell table:style-name="ce34" office:value-type="string" calcext:value-type="string">
            <text:p>Respirator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Newcastle upon Tyne FT </text:p>
          </table:table-cell>
          <table:table-cell table:number-columns-repeated="2" table:style-name="ce102" office:value-type="string" calcext:value-type="string">
            <text:p>North East and Yorkshire GLH - Newcastle upon Tyne FT </text:p>
          </table:table-cell>
          <table:table-cell table:style-name="ce152" office:value-type="string" calcext:value-type="string">
            <text:p>Central and South GLH - Salisbury FT</text:p>
          </table:table-cell>
          <table:table-cell table:number-columns-repeated="2" table:style-name="ce102" office:value-type="string" calcext:value-type="string">
            <text:p>Central and South GLH - Salisbury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92</text:p>
          </table:table-cell>
          <table:table-cell table:style-name="ce25" office:value-type="string" calcext:value-type="string">
            <text:p>R192.1</text:p>
          </table:table-cell>
          <table:table-cell table:style-name="ce25" office:value-type="string" calcext:value-type="string">
            <text:p>Surfactant deficiency</text:p>
          </table:table-cell>
          <table:table-cell table:style-name="ce25" office:value-type="string" calcext:value-type="string">
            <text:p>Surfactant deficiency (551)</text:p>
          </table:table-cell>
          <table:table-cell table:style-name="ce25" office:value-type="string" calcext:value-type="string">
            <text:p>Small panel</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192</text:p>
          </table:table-cell>
          <table:table-cell table:style-name="ce25" office:value-type="string" calcext:value-type="string">
            <text:p>R192.2</text:p>
          </table:table-cell>
          <table:table-cell table:style-name="ce25" office:value-type="string" calcext:value-type="string">
            <text:p>Surfactant deficiency</text:p>
          </table:table-cell>
          <table:table-cell table:style-name="ce25" office:value-type="string" calcext:value-type="string">
            <text:p>Surfactant deficiency (551)</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number-columns-repeated="3"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330</text:p>
          </table:table-cell>
          <table:table-cell table:style-name="ce34" office:value-type="string" calcext:value-type="string">
            <text:p>R330.1</text:p>
          </table:table-cell>
          <table:table-cell table:style-name="ce34" office:value-type="string" calcext:value-type="string">
            <text:p>Alveolar capillary dysplasia with misalignment of pulmonary veins</text:p>
          </table:table-cell>
          <table:table-cell table:style-name="ce34" office:value-type="string" calcext:value-type="string">
            <text:p><text:span text:style-name="T5">FOXF1 </text:span><text:span text:style-name="T19">(1211)</text:span></text:p>
          </table:table-cell>
          <table:table-cell table:style-name="ce34" office:value-type="string" calcext:value-type="string">
            <text:p>Single gene sequencing &gt;=10 amplicons</text:p>
          </table:table-cell>
          <table:table-cell table:style-name="ce34" office:value-type="string" calcext:value-type="string">
            <text:p>Specialised</text:p>
          </table:table-cell>
          <table:table-cell table:style-name="ce34" office:value-type="string" calcext:value-type="string">
            <text:p>Respirator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6"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4" office:value-type="string" calcext:value-type="string">
            <text:p>R330</text:p>
          </table:table-cell>
          <table:table-cell table:style-name="ce34" office:value-type="string" calcext:value-type="string">
            <text:p>R330.2</text:p>
          </table:table-cell>
          <table:table-cell table:style-name="ce34" office:value-type="string" calcext:value-type="string">
            <text:p>Alveolar capillary dysplasia with misalignment of pulmonary veins</text:p>
          </table:table-cell>
          <table:table-cell table:style-name="ce34" office:value-type="string" calcext:value-type="string">
            <text:p><text:span text:style-name="T5">FOXF1 </text:span><text:span text:style-name="T19">(1211)</text:span></text:p>
          </table:table-cell>
          <table:table-cell table:style-name="ce34" office:value-type="string" calcext:value-type="string">
            <text:p>Exon level CNV detection by MLPA or equivalent</text:p>
          </table:table-cell>
          <table:table-cell table:style-name="ce34" office:value-type="string" calcext:value-type="string">
            <text:p>Specialised</text:p>
          </table:table-cell>
          <table:table-cell table:style-name="ce34" office:value-type="string" calcext:value-type="string">
            <text:p>Respiratory</text:p>
          </table:table-cell>
          <table:table-cell table:style-name="ce34" office:value-type="string" calcext:value-type="string">
            <text:p>No change</text:p>
          </table:table-cell>
          <table:table-cell table:style-name="ce58" office:value-type="string" calcext:value-type="string">
            <text:p>Yes</text:p>
          </table:table-cell>
          <table:table-cell table:number-columns-repeated="6"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333</text:p>
          </table:table-cell>
          <table:table-cell table:style-name="ce25" office:value-type="string" calcext:value-type="string">
            <text:p>R333.1</text:p>
          </table:table-cell>
          <table:table-cell table:style-name="ce25" office:value-type="string" calcext:value-type="string">
            <text:p>Central congenital hypoventilation</text:p>
          </table:table-cell>
          <table:table-cell table:style-name="ce25" office:value-type="string" calcext:value-type="string">
            <text:p>PHOX2B STR (1314)</text:p>
          </table:table-cell>
          <table:table-cell table:style-name="ce25" office:value-type="string" calcext:value-type="string">
            <text:p>STR testing</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78" office:value-type="string" calcext:value-type="string">
            <text:p>No</text:p>
          </table:table-cell>
          <table:table-cell table:number-columns-repeated="4"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333</text:p>
          </table:table-cell>
          <table:table-cell table:style-name="ce25" office:value-type="string" calcext:value-type="string">
            <text:p>R333.2</text:p>
          </table:table-cell>
          <table:table-cell table:style-name="ce25" office:value-type="string" calcext:value-type="string">
            <text:p>Central congenital hypoventilation</text:p>
          </table:table-cell>
          <table:table-cell table:style-name="ce25" office:value-type="string" calcext:value-type="string">
            <text:p><text:span text:style-name="T5">PHOX2B </text:span><text:span text:style-name="T19">(1314)</text:span></text:p>
          </table:table-cell>
          <table:table-cell table:style-name="ce25" office:value-type="string" calcext:value-type="string">
            <text:p>Single gene sequencing &gt;=10 amplicons</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4"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333</text:p>
          </table:table-cell>
          <table:table-cell table:style-name="ce25" office:value-type="string" calcext:value-type="string">
            <text:p>R333.3</text:p>
          </table:table-cell>
          <table:table-cell table:style-name="ce25" office:value-type="string" calcext:value-type="string">
            <text:p>Central congenital hypoventilation</text:p>
          </table:table-cell>
          <table:table-cell table:style-name="ce25" office:value-type="string" calcext:value-type="string">
            <text:p><text:span text:style-name="T5">PHOX2B </text:span><text:span text:style-name="T19">(1314)</text:span></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No</text:p>
          </table:table-cell>
          <table:table-cell table:number-columns-repeated="4" table:style-name="ce102" office:value-type="string" calcext:value-type="string">
            <text:p>South West GLH - North Bristol Trust</text:p>
          </table:table-cell>
          <table:table-cell table:style-name="ce152" office:value-type="string" calcext:value-type="string">
            <text:p>South West GLH - North Bristol Trus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26" office:value-type="string" calcext:value-type="string">
            <text:p>R434</text:p>
          </table:table-cell>
          <table:table-cell table:style-name="ce30" office:value-type="string" calcext:value-type="string">
            <text:p>R434.1</text:p>
          </table:table-cell>
          <table:table-cell table:style-name="ce30" office:value-type="string" calcext:value-type="string">
            <text:p>Recurrent episodic apnoea</text:p>
          </table:table-cell>
          <table:table-cell table:style-name="ce30" office:value-type="string" calcext:value-type="string">
            <text:p>Recurrent episodic apnoea (1219)</text:p>
          </table:table-cell>
          <table:table-cell table:style-name="ce30" office:value-type="string" calcext:value-type="string">
            <text:p>Small panel</text:p>
          </table:table-cell>
          <table:table-cell table:style-name="ce30" office:value-type="string" calcext:value-type="string">
            <text:p>Specialised</text:p>
          </table:table-cell>
          <table:table-cell table:style-name="ce30" office:value-type="string" calcext:value-type="string">
            <text:p>Respiratory</text:p>
          </table:table-cell>
          <table:table-cell table:style-name="ce30" office:value-type="string" calcext:value-type="string">
            <text:p>New clinical indication </text:p>
          </table:table-cell>
          <table:table-cell table:style-name="ce101" office:value-type="string" calcext:value-type="string">
            <text:p>Yes </text:p>
          </table:table-cell>
          <table:table-cell table:number-columns-repeated="4" table:style-name="ce146" office:value-type="string" calcext:value-type="string">
            <text:p>South West GLH - North Bristol Trust</text:p>
          </table:table-cell>
          <table:table-cell table:style-name="ce576" office:value-type="string" calcext:value-type="string">
            <text:p>South West GLH - North Bristol Trust</text:p>
          </table:table-cell>
          <table:table-cell table:number-columns-repeated="2" table:style-name="ce146" office:value-type="string" calcext:value-type="string">
            <text:p>South West GLH - North Bristol Trust</text:p>
          </table:table-cell>
          <table:table-cell table:style-name="ce30" table:number-columns-repeated="10"/>
          <table:table-cell table:number-columns-repeated="38"/>
        </table:table-row>
        <table:table-row table:style-name="ro1">
          <table:table-cell table:style-name="ce26" office:value-type="string" calcext:value-type="string">
            <text:p>R434</text:p>
          </table:table-cell>
          <table:table-cell table:style-name="ce30" office:value-type="string" calcext:value-type="string">
            <text:p>R434.2</text:p>
          </table:table-cell>
          <table:table-cell table:style-name="ce30" office:value-type="string" calcext:value-type="string">
            <text:p>Recurrent episodic apnoea</text:p>
          </table:table-cell>
          <table:table-cell table:style-name="ce30" office:value-type="string" calcext:value-type="string">
            <text:p>PHOX2B</text:p>
          </table:table-cell>
          <table:table-cell table:style-name="ce30" office:value-type="string" calcext:value-type="string">
            <text:p>STR testing</text:p>
          </table:table-cell>
          <table:table-cell table:style-name="ce30" office:value-type="string" calcext:value-type="string">
            <text:p>Specialised</text:p>
          </table:table-cell>
          <table:table-cell table:style-name="ce30" office:value-type="string" calcext:value-type="string">
            <text:p>Respiratory</text:p>
          </table:table-cell>
          <table:table-cell table:style-name="ce30" office:value-type="string" calcext:value-type="string">
            <text:p>New clinical indication</text:p>
          </table:table-cell>
          <table:table-cell table:style-name="ce101" office:value-type="string" calcext:value-type="string">
            <text:p>Yes</text:p>
          </table:table-cell>
          <table:table-cell table:number-columns-repeated="4" table:style-name="ce146" office:value-type="string" calcext:value-type="string">
            <text:p>South West GLH - North Bristol Trust</text:p>
          </table:table-cell>
          <table:table-cell table:style-name="ce576" office:value-type="string" calcext:value-type="string">
            <text:p>South West GLH - North Bristol Trust</text:p>
          </table:table-cell>
          <table:table-cell table:number-columns-repeated="2" table:style-name="ce146" office:value-type="string" calcext:value-type="string">
            <text:p>South West GLH - North Bristol Trust</text:p>
          </table:table-cell>
          <table:table-cell table:style-name="ce30" table:number-columns-repeated="10"/>
          <table:table-cell table:number-columns-repeated="38"/>
        </table:table-row>
        <table:table-row table:style-name="ro1">
          <table:table-cell table:style-name="ce27" office:value-type="string" calcext:value-type="string">
            <text:p>R421</text:p>
          </table:table-cell>
          <table:table-cell table:style-name="ce28" office:value-type="string" calcext:value-type="string">
            <text:p>R421.1</text:p>
          </table:table-cell>
          <table:table-cell table:style-name="ce28" office:value-type="string" calcext:value-type="string">
            <text:p>Pulmonary Fibrosis, Familial </text:p>
          </table:table-cell>
          <table:table-cell table:style-name="ce28" office:value-type="string" calcext:value-type="string">
            <text:p>Pulmonary Fibrosis, Familial (1174)</text:p>
          </table:table-cell>
          <table:table-cell table:style-name="ce28" office:value-type="string" calcext:value-type="string">
            <text:p>Medium panel</text:p>
          </table:table-cell>
          <table:table-cell table:style-name="ce28" office:value-type="string" calcext:value-type="string">
            <text:p>Specialised</text:p>
          </table:table-cell>
          <table:table-cell table:style-name="ce28" office:value-type="string" calcext:value-type="string">
            <text:p>Respirator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27" office:value-type="string" calcext:value-type="string">
            <text:p>R421</text:p>
          </table:table-cell>
          <table:table-cell table:style-name="ce28" office:value-type="string" calcext:value-type="string">
            <text:p>R421.2</text:p>
          </table:table-cell>
          <table:table-cell table:style-name="ce28" office:value-type="string" calcext:value-type="string">
            <text:p>Pulmonary Fibrosis, Familial </text:p>
          </table:table-cell>
          <table:table-cell table:style-name="ce28" office:value-type="string" calcext:value-type="string">
            <text:p>Pulmonary Fibrosis, Familial (1174)</text:p>
          </table:table-cell>
          <table:table-cell table:style-name="ce28" office:value-type="string" calcext:value-type="string">
            <text:p>Exon level CNV detection by MLPA or equivalent</text:p>
          </table:table-cell>
          <table:table-cell table:style-name="ce28" office:value-type="string" calcext:value-type="string">
            <text:p>Specialised</text:p>
          </table:table-cell>
          <table:table-cell table:style-name="ce28" office:value-type="string" calcext:value-type="string">
            <text:p>Respiratory</text:p>
          </table:table-cell>
          <table:table-cell table:style-name="ce34" office:value-type="string" calcext:value-type="string">
            <text:p>No change</text:p>
          </table:table-cell>
          <table:table-cell table:style-name="ce5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102" office:value-type="string" calcext:value-type="string">
            <text:p>North East and Yorkshire GLH - Sheffield Children's FT</text:p>
          </table:table-cell>
          <table:table-cell table:style-name="ce152"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426</text:p>
          </table:table-cell>
          <table:table-cell table:style-name="ce25" office:value-type="string" calcext:value-type="string">
            <text:p>R426.1</text:p>
          </table:table-cell>
          <table:table-cell table:style-name="ce25" office:value-type="string" calcext:value-type="string">
            <text:p>Pulmonary alveolar microlithiasis</text:p>
          </table:table-cell>
          <table:table-cell table:style-name="ce25" office:value-type="string" calcext:value-type="string">
            <text:p><text:span text:style-name="T5">SLC34A2 </text:span><text:span text:style-name="T19">(1383)</text:span></text:p>
          </table:table-cell>
          <table:table-cell table:style-name="ce25" office:value-type="string" calcext:value-type="string">
            <text:p>Single gene sequencing &gt;=10 amplicons </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6"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13" office:value-type="string" calcext:value-type="string">
            <text:p>R426</text:p>
          </table:table-cell>
          <table:table-cell table:style-name="ce25" office:value-type="string" calcext:value-type="string">
            <text:p>R426.2</text:p>
          </table:table-cell>
          <table:table-cell table:style-name="ce25" office:value-type="string" calcext:value-type="string">
            <text:p>Pulmonary alveolar microlithiasis</text:p>
          </table:table-cell>
          <table:table-cell table:style-name="ce25" office:value-type="string" calcext:value-type="string">
            <text:p><text:span text:style-name="T5">SLC34A2 </text:span><text:span text:style-name="T19">(1383)</text:span></text:p>
          </table:table-cell>
          <table:table-cell table:style-name="ce25" office:value-type="string" calcext:value-type="string">
            <text:p>Exon level CNV detection by MLPA or equivalent</text:p>
          </table:table-cell>
          <table:table-cell table:style-name="ce25" office:value-type="string" calcext:value-type="string">
            <text:p>Specialised</text:p>
          </table:table-cell>
          <table:table-cell table:style-name="ce25" office:value-type="string" calcext:value-type="string">
            <text:p>Respiratory</text:p>
          </table:table-cell>
          <table:table-cell table:style-name="ce25" office:value-type="string" calcext:value-type="string">
            <text:p>No change</text:p>
          </table:table-cell>
          <table:table-cell table:style-name="ce58" office:value-type="string" calcext:value-type="string">
            <text:p>Yes</text:p>
          </table:table-cell>
          <table:table-cell table:number-columns-repeated="6" table:style-name="ce102" office:value-type="string" calcext:value-type="string">
            <text:p>South East GLH - Royal Brompton and Harefield FT</text:p>
          </table:table-cell>
          <table:table-cell table:style-name="ce152" office:value-type="string" calcext:value-type="string">
            <text:p>South East GLH - Royal Brompton and Harefield FT</text:p>
          </table:table-cell>
          <table:table-cell table:style-name="ce25" table:number-columns-repeated="10"/>
          <table:table-cell table:number-columns-repeated="38"/>
        </table:table-row>
        <table:table-row table:style-name="ro1">
          <table:table-cell table:style-name="ce27" office:value-type="string" calcext:value-type="string">
            <text:p>R105</text:p>
          </table:table-cell>
          <table:table-cell table:style-name="ce28" office:value-type="string" calcext:value-type="string">
            <text:p>R105.1</text:p>
          </table:table-cell>
          <table:table-cell table:style-name="ce28" office:value-type="string" calcext:value-type="string">
            <text:p>MCADD - Medium-chain acyl-CoA dehydrogenase deficiency – common variant</text:p>
          </table:table-cell>
          <table:table-cell table:style-name="ce28" office:value-type="string" calcext:value-type="string">
            <text:p>ACADM common pathogenic variants</text:p>
          </table:table-cell>
          <table:table-cell table:style-name="ce28" office:value-type="string" calcext:value-type="string">
            <text:p>Targeted variant testing</text:p>
          </table:table-cell>
          <table:table-cell table:style-name="ce28" office:value-type="string" calcext:value-type="string">
            <text:p>Newborn screening programme</text:p>
          </table:table-cell>
          <table:table-cell table:style-name="ce28" office:value-type="string" calcext:value-type="string">
            <text:p>Screening</text:p>
          </table:table-cell>
          <table:table-cell table:style-name="ce34" office:value-type="string" calcext:value-type="string">
            <text:p>No change</text:p>
          </table:table-cell>
          <table:table-cell table:number-columns-repeated="8" table:style-name="ce102" office:value-type="string" calcext:value-type="string">
            <text:p>TBC</text:p>
          </table:table-cell>
          <table:table-cell table:style-name="ce25" table:number-columns-repeated="10"/>
          <table:table-cell table:number-columns-repeated="38"/>
        </table:table-row>
        <table:table-row table:style-name="ro1">
          <table:table-cell table:style-name="ce13" office:value-type="string" calcext:value-type="string">
            <text:p>R253</text:p>
          </table:table-cell>
          <table:table-cell table:style-name="ce25" office:value-type="string" calcext:value-type="string">
            <text:p>R253.1</text:p>
          </table:table-cell>
          <table:table-cell table:style-name="ce25" office:value-type="string" calcext:value-type="string">
            <text:p>Cystic fibrosis newborn screening follow-up</text:p>
          </table:table-cell>
          <table:table-cell table:style-name="ce25" office:value-type="string" calcext:value-type="string">
            <text:p>CFTR 4 commonest mutations</text:p>
          </table:table-cell>
          <table:table-cell table:style-name="ce25" office:value-type="string" calcext:value-type="string">
            <text:p>Targeted variant testing</text:p>
          </table:table-cell>
          <table:table-cell table:style-name="ce25" office:value-type="string" calcext:value-type="string">
            <text:p>Newborn screening programme</text:p>
          </table:table-cell>
          <table:table-cell table:style-name="ce25" office:value-type="string" calcext:value-type="string">
            <text:p>Screening</text:p>
          </table:table-cell>
          <table:table-cell table:style-name="ce25" office:value-type="string" calcext:value-type="string">
            <text:p>No change</text:p>
          </table:table-cell>
          <table:table-cell table:number-columns-repeated="8" table:style-name="ce102" office:value-type="string" calcext:value-type="string">
            <text:p>TBC</text:p>
          </table:table-cell>
          <table:table-cell table:style-name="ce25" table:number-columns-repeated="10"/>
          <table:table-cell table:number-columns-repeated="38"/>
        </table:table-row>
        <table:table-row table:style-name="ro1">
          <table:table-cell table:style-name="ce27" office:value-type="string" calcext:value-type="string">
            <text:p>R275</text:p>
          </table:table-cell>
          <table:table-cell table:style-name="ce28" office:value-type="string" calcext:value-type="string">
            <text:p>R275.1</text:p>
          </table:table-cell>
          <table:table-cell table:style-name="ce28" office:value-type="string" calcext:value-type="string">
            <text:p>Glutaric acidaemia I</text:p>
          </table:table-cell>
          <table:table-cell table:style-name="ce28" office:value-type="string" calcext:value-type="string">
            <text:p><text:span text:style-name="T5">GCDH</text:span><text:span text:style-name="T19"> (1339)</text:span></text:p>
          </table:table-cell>
          <table:table-cell table:style-name="ce28" office:value-type="string" calcext:value-type="string">
            <text:p>Single gene sequencing &gt;=10 amplicons</text:p>
          </table:table-cell>
          <table:table-cell table:style-name="ce28" office:value-type="string" calcext:value-type="string">
            <text:p>Newborn screening programme</text:p>
          </table:table-cell>
          <table:table-cell table:style-name="ce28" office:value-type="string" calcext:value-type="string">
            <text:p>Screening</text:p>
          </table:table-cell>
          <table:table-cell table:style-name="ce34" office:value-type="string" calcext:value-type="string">
            <text:p>No change</text:p>
          </table:table-cell>
          <table:table-cell table:number-columns-repeated="8" table:style-name="ce102" office:value-type="string" calcext:value-type="string">
            <text:p>TBC</text:p>
          </table:table-cell>
          <table:table-cell table:style-name="ce25" table:number-columns-repeated="10"/>
          <table:table-cell table:number-columns-repeated="38"/>
        </table:table-row>
        <table:table-row table:style-name="ro1">
          <table:table-cell table:style-name="ce13" office:value-type="string" calcext:value-type="string">
            <text:p>R279</text:p>
          </table:table-cell>
          <table:table-cell table:style-name="ce25" office:value-type="string" calcext:value-type="string">
            <text:p>R279.1</text:p>
          </table:table-cell>
          <table:table-cell table:style-name="ce25" office:value-type="string" calcext:value-type="string">
            <text:p>Isovaleric acidaemia</text:p>
          </table:table-cell>
          <table:table-cell table:style-name="ce25" office:value-type="string" calcext:value-type="string">
            <text:p>IVD common pseudodeficiency variant</text:p>
          </table:table-cell>
          <table:table-cell table:style-name="ce25" office:value-type="string" calcext:value-type="string">
            <text:p>Targeted variant testing</text:p>
          </table:table-cell>
          <table:table-cell table:style-name="ce25" office:value-type="string" calcext:value-type="string">
            <text:p>Newborn screening programme</text:p>
          </table:table-cell>
          <table:table-cell table:style-name="ce25" office:value-type="string" calcext:value-type="string">
            <text:p>Screening</text:p>
          </table:table-cell>
          <table:table-cell table:style-name="ce25" office:value-type="string" calcext:value-type="string">
            <text:p>No change</text:p>
          </table:table-cell>
          <table:table-cell table:number-columns-repeated="8" table:style-name="ce102" office:value-type="string" calcext:value-type="string">
            <text:p>TBC</text:p>
          </table:table-cell>
          <table:table-cell table:style-name="ce25" table:number-columns-repeated="10"/>
          <table:table-cell table:number-columns-repeated="38"/>
        </table:table-row>
        <table:table-row table:style-name="ro1">
          <table:table-cell table:style-name="ce27" office:value-type="string" calcext:value-type="string">
            <text:p>R372</text:p>
          </table:table-cell>
          <table:table-cell table:style-name="ce28" office:value-type="string" calcext:value-type="string">
            <text:p>R372.1</text:p>
          </table:table-cell>
          <table:table-cell table:style-name="ce28" office:value-type="string" calcext:value-type="string">
            <text:p>Newborn screening for sickle cell disease in a transfused baby</text:p>
          </table:table-cell>
          <table:table-cell table:style-name="ce28" office:value-type="string" calcext:value-type="string">
            <text:p>HbS variant</text:p>
          </table:table-cell>
          <table:table-cell table:style-name="ce28" office:value-type="string" calcext:value-type="string">
            <text:p>Targeted variant testing</text:p>
          </table:table-cell>
          <table:table-cell table:style-name="ce28" office:value-type="string" calcext:value-type="string">
            <text:p>Newborn screening programme</text:p>
          </table:table-cell>
          <table:table-cell table:style-name="ce28" office:value-type="string" calcext:value-type="string">
            <text:p>Screening</text:p>
          </table:table-cell>
          <table:table-cell table:style-name="ce34" office:value-type="string" calcext:value-type="string">
            <text:p>No change</text:p>
          </table:table-cell>
          <table:table-cell table:number-columns-repeated="8" table:style-name="ce102" office:value-type="string" calcext:value-type="string">
            <text:p>TBC</text:p>
          </table:table-cell>
          <table:table-cell table:style-name="ce25" table:number-columns-repeated="10"/>
          <table:table-cell table:number-columns-repeated="38"/>
        </table:table-row>
        <table:table-row table:style-name="ro1">
          <table:table-cell table:style-name="ce13" office:value-type="string" calcext:value-type="string">
            <text:p>R403</text:p>
          </table:table-cell>
          <table:table-cell table:style-name="ce25" office:value-type="string" calcext:value-type="string">
            <text:p>R403.1</text:p>
          </table:table-cell>
          <table:table-cell table:style-name="ce25" office:value-type="string" calcext:value-type="string">
            <text:p>MCADD - Medium-chain acyl-CoA dehydrogenase deficiency – full ACADM sequencing</text:p>
          </table:table-cell>
          <table:table-cell table:style-name="ce25" office:value-type="string" calcext:value-type="string">
            <text:p><text:span text:style-name="T5">ACADM</text:span><text:span text:style-name="T19"> (1355)</text:span></text:p>
          </table:table-cell>
          <table:table-cell table:style-name="ce25" office:value-type="string" calcext:value-type="string">
            <text:p>Single gene sequencing &lt;10 amplicons</text:p>
          </table:table-cell>
          <table:table-cell table:style-name="ce25" office:value-type="string" calcext:value-type="string">
            <text:p>Core</text:p>
          </table:table-cell>
          <table:table-cell table:style-name="ce25" office:value-type="string" calcext:value-type="string">
            <text:p>Screening</text:p>
          </table:table-cell>
          <table:table-cell table:style-name="ce25" office:value-type="string" calcext:value-type="string">
            <text:p>No change</text:p>
          </table:table-cell>
          <table:table-cell table:style-name="ce61" office:value-type="string" calcext:value-type="string">
            <text:p>No</text:p>
          </table:table-cell>
          <table:table-cell table:style-name="ce113" office:value-type="string" calcext:value-type="string">
            <text:p>North East &amp; Yorkshire GLH</text:p>
          </table:table-cell>
          <table:table-cell table:style-name="ce113" office:value-type="string" calcext:value-type="string">
            <text:p>North West GLH</text:p>
          </table:table-cell>
          <table:table-cell table:style-name="ce113" office:value-type="string" calcext:value-type="string">
            <text:p>East GLH</text:p>
          </table:table-cell>
          <table:table-cell table:style-name="ce113" office:value-type="string" calcext:value-type="string">
            <text:p>Central and South GLH</text:p>
          </table:table-cell>
          <table:table-cell table:style-name="ce113" office:value-type="string" calcext:value-type="string">
            <text:p>South West GLH</text:p>
          </table:table-cell>
          <table:table-cell table:style-name="ce113" office:value-type="string" calcext:value-type="string">
            <text:p>North Thames GLH</text:p>
          </table:table-cell>
          <table:table-cell table:style-name="ce113" office:value-type="string" calcext:value-type="string">
            <text:p>South East GLH</text:p>
          </table:table-cell>
          <table:table-cell table:style-name="ce25" table:number-columns-repeated="10"/>
          <table:table-cell table:number-columns-repeated="38"/>
        </table:table-row>
        <table:table-row table:style-name="ro1">
          <table:table-cell table:style-name="ce28" office:value-type="string" calcext:value-type="string">
            <text:p>R412</text:p>
          </table:table-cell>
          <table:table-cell table:style-name="ce28" office:value-type="string" calcext:value-type="string">
            <text:p>R412.1</text:p>
          </table:table-cell>
          <table:table-cell table:style-name="ce28" office:value-type="string" calcext:value-type="string">
            <text:p>Fetal anomalies with a likely genetic cause - non urgent</text:p>
          </table:table-cell>
          <table:table-cell table:style-name="ce28" office:value-type="string" calcext:value-type="string">
            <text:p>Fetal anomalies (478)</text:p>
          </table:table-cell>
          <table:table-cell table:style-name="ce28" office:value-type="string" calcext:value-type="string">
            <text:p>WES or Large Panel</text:p>
          </table:table-cell>
          <table:table-cell table:style-name="ce28" office:value-type="string" calcext:value-type="string">
            <text:p>Specialised</text:p>
          </table:table-cell>
          <table:table-cell table:style-name="ce53" office:value-type="string" calcext:value-type="string">
            <text:p><text:span text:style-name="T24">Core </text:span><text:span text:style-name="T25">Prenatal</text:span></text:p>
          </table:table-cell>
          <table:table-cell table:style-name="ce29" office:value-type="string" calcext:value-type="string">
            <text:p>Specialist test group updated to prenatal</text:p>
          </table:table-cell>
          <table:table-cell table:style-name="ce103" office:value-type="string" calcext:value-type="string">
            <text:p>No </text:p>
          </table:table-cell>
          <table:table-cell table:style-name="ce256"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383" office:value-type="string" calcext:value-type="string">
            <text:p>North Thames GLH - Great Ormond Street FT </text:p>
          </table:table-cell>
          <table:table-cell table:style-name="ce502" office:value-type="string" calcext:value-type="string">
            <text:p>Central and South GLH - Birmingham Women's and Children's FT</text:p>
          </table:table-cell>
          <table:table-cell table:style-name="ce383" office:value-type="string" calcext:value-type="string">
            <text:p>North Thames GLH - Great Ormond Street FT </text:p>
          </table:table-cell>
          <table:table-cell table:style-name="ce502" office:value-type="string" calcext:value-type="string">
            <text:p>North Thames GLH - Great Ormond Street FT </text:p>
          </table:table-cell>
          <table:table-cell table:style-name="ce38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28" office:value-type="string" calcext:value-type="string">
            <text:p>R412</text:p>
          </table:table-cell>
          <table:table-cell table:style-name="ce28" office:value-type="string" calcext:value-type="string">
            <text:p>R412.2</text:p>
          </table:table-cell>
          <table:table-cell table:style-name="ce28" office:value-type="string" calcext:value-type="string">
            <text:p>Fetal anomalies with a likely genetic cause - non urgent</text:p>
          </table:table-cell>
          <table:table-cell table:style-name="ce28" office:value-type="string" calcext:value-type="string">
            <text:p>Fetal anomalies (478)</text:p>
          </table:table-cell>
          <table:table-cell table:style-name="ce28" office:value-type="string" calcext:value-type="string">
            <text:p>Exon level CNV detection by MLPA or equivalent</text:p>
          </table:table-cell>
          <table:table-cell table:style-name="ce28" office:value-type="string" calcext:value-type="string">
            <text:p>Specialised</text:p>
          </table:table-cell>
          <table:table-cell table:style-name="ce53" office:value-type="string" calcext:value-type="string">
            <text:p><text:span text:style-name="T24">Core </text:span><text:span text:style-name="T25">Prenatal</text:span></text:p>
          </table:table-cell>
          <table:table-cell table:style-name="ce29" office:value-type="string" calcext:value-type="string">
            <text:p>Specialist test group updated to prenatal</text:p>
          </table:table-cell>
          <table:table-cell table:style-name="ce103" office:value-type="string" calcext:value-type="string">
            <text:p>No</text:p>
          </table:table-cell>
          <table:table-cell table:style-name="ce256" office:value-type="string" calcext:value-type="string">
            <text:p>Central and South GLH - Birmingham Women's and Children's FT</text:p>
          </table:table-cell>
          <table:table-cell table:style-name="ce102" office:value-type="string" calcext:value-type="string">
            <text:p>Central and South GLH - Birmingham Women's and Children's FT</text:p>
          </table:table-cell>
          <table:table-cell table:style-name="ce383" office:value-type="string" calcext:value-type="string">
            <text:p>North Thames GLH - Great Ormond Street FT </text:p>
          </table:table-cell>
          <table:table-cell table:style-name="ce502" office:value-type="string" calcext:value-type="string">
            <text:p>Central and South GLH - Birmingham Women's and Children's FT</text:p>
          </table:table-cell>
          <table:table-cell table:style-name="ce383" office:value-type="string" calcext:value-type="string">
            <text:p>North Thames GLH - Great Ormond Street FT </text:p>
          </table:table-cell>
          <table:table-cell table:style-name="ce502" office:value-type="string" calcext:value-type="string">
            <text:p>North Thames GLH - Great Ormond Street FT </text:p>
          </table:table-cell>
          <table:table-cell table:style-name="ce383" office:value-type="string" calcext:value-type="string">
            <text:p>North Thames GLH - Great Ormond Street FT </text:p>
          </table:table-cell>
          <table:table-cell table:style-name="ce25" table:number-columns-repeated="10"/>
          <table:table-cell table:number-columns-repeated="38"/>
        </table:table-row>
        <table:table-row table:style-name="ro1">
          <table:table-cell table:style-name="ce25" office:value-type="string" calcext:value-type="string">
            <text:p>R441</text:p>
          </table:table-cell>
          <table:table-cell table:style-name="ce25" office:value-type="string" calcext:value-type="string">
            <text:p>R441.1</text:p>
          </table:table-cell>
          <table:table-cell table:style-name="ce25" office:value-type="string" calcext:value-type="string">
            <text:p>Unexplained death in infancy and sudden unexplained death in childhood <text:s/></text:p>
          </table:table-cell>
          <table:table-cell table:style-name="ce25" office:value-type="string" calcext:value-type="string">
            <text:p>Unexplained death in infancy and sudden unexplained death in childhood (1220)</text:p>
          </table:table-cell>
          <table:table-cell table:style-name="ce25" office:value-type="string" calcext:value-type="string">
            <text:p>WGS</text:p>
          </table:table-cell>
          <table:table-cell table:style-name="ce25" office:value-type="string" calcext:value-type="string">
            <text:p>Specialised </text:p>
          </table:table-cell>
          <table:table-cell table:style-name="ce44" office:value-type="string" calcext:value-type="string">
            <text:p><text:span text:style-name="T24">Specialised </text:span><text:span text:style-name="T25">Multi specialty</text:span></text:p>
          </table:table-cell>
          <table:table-cell table:style-name="ce30" office:value-type="string" calcext:value-type="string">
            <text:p>Specialist test group updated to Multi specialty</text:p>
          </table:table-cell>
          <table:table-cell table:style-name="ce104" office:value-type="string" calcext:value-type="string">
            <text:p>No</text:p>
          </table:table-cell>
          <table:table-cell table:style-name="ce257" office:value-type="string" calcext:value-type="string">
            <text:p>North West GLH - Manchester University FT</text:p>
          </table:table-cell>
          <table:table-cell table:style-name="ce304"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503" office:value-type="string" calcext:value-type="string">
            <text:p>Central and South GLH - Birmingham Women's and Children's FT</text:p>
          </table:table-cell>
          <table:table-cell table:number-columns-repeated="3" table:style-name="ce578" office:value-type="string" calcext:value-type="string">
            <text:p>Central and South GLH - Birmingham Women's and Children's FT</text:p>
          </table:table-cell>
          <table:table-cell table:style-name="ce25" table:number-columns-repeated="10"/>
          <table:table-cell table:number-columns-repeated="38"/>
        </table:table-row>
        <table:table-row table:style-name="ro1">
          <table:table-cell table:style-name="ce29" office:value-type="string" calcext:value-type="string">
            <text:p>R447</text:p>
          </table:table-cell>
          <table:table-cell table:style-name="ce29" office:value-type="string" calcext:value-type="string">
            <text:p>R447.1</text:p>
          </table:table-cell>
          <table:table-cell table:style-name="ce29" office:value-type="string" calcext:value-type="string">
            <text:p>Diagnostic discovery - validation/confirmation of findings <text:s/></text:p>
          </table:table-cell>
          <table:table-cell table:style-name="ce29" office:value-type="string" calcext:value-type="string">
            <text:p>Specific Target</text:p>
          </table:table-cell>
          <table:table-cell table:style-name="ce29" office:value-type="string" calcext:value-type="string">
            <text:p>Targeted variant testing</text:p>
          </table:table-cell>
          <table:table-cell table:number-columns-repeated="2" table:style-name="ce29" office:value-type="string" calcext:value-type="string">
            <text:p>Core</text:p>
          </table:table-cell>
          <table:table-cell table:style-name="ce29" office:value-type="string" calcext:value-type="string">
            <text:p>New clinical indication</text:p>
          </table:table-cell>
          <table:table-cell table:style-name="ce105" office:value-type="string" calcext:value-type="string">
            <text:p>No</text:p>
          </table:table-cell>
          <table:table-cell table:style-name="ce258" office:value-type="string" calcext:value-type="string">
            <text:p>North East &amp; Yorkshire GLH</text:p>
          </table:table-cell>
          <table:table-cell table:style-name="ce258" office:value-type="string" calcext:value-type="string">
            <text:p>North West GLH</text:p>
          </table:table-cell>
          <table:table-cell table:style-name="ce258" office:value-type="string" calcext:value-type="string">
            <text:p>East GLH</text:p>
          </table:table-cell>
          <table:table-cell table:style-name="ce258" office:value-type="string" calcext:value-type="string">
            <text:p>Central and South GLH</text:p>
          </table:table-cell>
          <table:table-cell table:style-name="ce258" office:value-type="string" calcext:value-type="string">
            <text:p>South West GLH</text:p>
          </table:table-cell>
          <table:table-cell table:style-name="ce258" office:value-type="string" calcext:value-type="string">
            <text:p>North Thames GLH</text:p>
          </table:table-cell>
          <table:table-cell table:style-name="ce258" office:value-type="string" calcext:value-type="string">
            <text:p>South East GLH</text:p>
          </table:table-cell>
          <table:table-cell table:style-name="ce30" table:number-columns-repeated="10"/>
          <table:table-cell table:number-columns-repeated="38"/>
        </table:table-row>
        <table:table-row table:style-name="ro1">
          <table:table-cell table:style-name="ce29" office:value-type="string" calcext:value-type="string">
            <text:p>R448</text:p>
          </table:table-cell>
          <table:table-cell table:style-name="ce29" office:value-type="string" calcext:value-type="string">
            <text:p>R448.1</text:p>
          </table:table-cell>
          <table:table-cell table:style-name="ce29" office:value-type="string" calcext:value-type="string">
            <text:p>Prenatal testing</text:p>
          </table:table-cell>
          <table:table-cell table:style-name="ce29" office:value-type="string" calcext:value-type="string">
            <text:p>Specific Target</text:p>
          </table:table-cell>
          <table:table-cell table:style-name="ce29" office:value-type="string" calcext:value-type="string">
            <text:p>Targeted variant testing</text:p>
          </table:table-cell>
          <table:table-cell table:number-columns-repeated="2" table:style-name="ce29" office:value-type="string" calcext:value-type="string">
            <text:p>Core</text:p>
          </table:table-cell>
          <table:table-cell table:style-name="ce29" office:value-type="string" calcext:value-type="string">
            <text:p>New clinical indication</text:p>
          </table:table-cell>
          <table:table-cell table:style-name="ce105" office:value-type="string" calcext:value-type="string">
            <text:p>No</text:p>
          </table:table-cell>
          <table:table-cell table:style-name="ce258" office:value-type="string" calcext:value-type="string">
            <text:p>North East &amp; Yorkshire GLH</text:p>
          </table:table-cell>
          <table:table-cell table:style-name="ce258" office:value-type="string" calcext:value-type="string">
            <text:p>North West GLH</text:p>
          </table:table-cell>
          <table:table-cell table:style-name="ce258" office:value-type="string" calcext:value-type="string">
            <text:p>East GLH</text:p>
          </table:table-cell>
          <table:table-cell table:style-name="ce258" office:value-type="string" calcext:value-type="string">
            <text:p>Central and South GLH</text:p>
          </table:table-cell>
          <table:table-cell table:style-name="ce258" office:value-type="string" calcext:value-type="string">
            <text:p>South West GLH</text:p>
          </table:table-cell>
          <table:table-cell table:style-name="ce258" office:value-type="string" calcext:value-type="string">
            <text:p>North Thames GLH</text:p>
          </table:table-cell>
          <table:table-cell table:style-name="ce258" office:value-type="string" calcext:value-type="string">
            <text:p>South East GLH</text:p>
          </table:table-cell>
          <table:table-cell table:style-name="ce30" table:number-columns-repeated="10"/>
          <table:table-cell table:number-columns-repeated="38"/>
        </table:table-row>
        <table:table-row table:style-name="ro1">
          <table:table-cell table:style-name="ce30" office:value-type="string" calcext:value-type="string">
            <text:p>R431</text:p>
          </table:table-cell>
          <table:table-cell table:style-name="ce30" office:value-type="string" calcext:value-type="string">
            <text:p>R431.1</text:p>
          </table:table-cell>
          <table:table-cell table:style-name="ce30" office:value-type="string" calcext:value-type="string">
            <text:p>Genome-wide DNA Methylation Profiling to Aid Variant Interpretation</text:p>
          </table:table-cell>
          <table:table-cell table:style-name="ce30" office:value-type="string" calcext:value-type="string">
            <text:p>Genomewide</text:p>
          </table:table-cell>
          <table:table-cell table:style-name="ce30" office:value-type="string" calcext:value-type="string">
            <text:p>Methylation testing</text:p>
          </table:table-cell>
          <table:table-cell table:style-name="ce30" office:value-type="string" calcext:value-type="string">
            <text:p>Specialised</text:p>
          </table:table-cell>
          <table:table-cell table:style-name="ce30" office:value-type="string" calcext:value-type="string">
            <text:p>Multi specialty</text:p>
          </table:table-cell>
          <table:table-cell table:style-name="ce30" office:value-type="string" calcext:value-type="string">
            <text:p>New clinical indication</text:p>
          </table:table-cell>
          <table:table-cell table:style-name="ce106" office:value-type="string" calcext:value-type="string">
            <text:p>Yes</text:p>
          </table:table-cell>
          <table:table-cell table:style-name="ce259" office:value-type="string" calcext:value-type="string">
            <text:p>North West GLH - Manchester University FT</text:p>
          </table:table-cell>
          <table:table-cell table:style-name="ce305" office:value-type="string" calcext:value-type="string">
            <text:p>North West GLH - Manchester University FT</text:p>
          </table:table-cell>
          <table:table-cell table:number-columns-repeated="5" table:style-name="ce259" office:value-type="string" calcext:value-type="string">
            <text:p>North West GLH - Manchester University FT</text:p>
          </table:table-cell>
          <table:table-cell table:style-name="ce30" table:number-columns-repeated="10"/>
          <table:table-cell table:number-columns-repeated="38"/>
        </table:table-row>
        <table:table-row table:style-name="ro1" table:number-rows-repeated="370">
          <table:table-cell table:style-name="ce25" table:number-columns-repeated="26"/>
          <table:table-cell table:number-columns-repeated="38"/>
        </table:table-row>
        <table:table-row table:style-name="ro7" table:number-rows-repeated="1047575">
          <table:table-cell table:number-columns-repeated="64"/>
        </table:table-row>
        <table:table-row table:style-name="ro7">
          <table:table-cell table:number-columns-repeated="64"/>
        </table:table-row>
        <table:named-expressions>
          <table:named-range table:name="_Hlk43473525" table:base-cell-address="$'Explanatory note '.$A$1" table:cell-range-address="$'R&amp;ID indications'.$C$20"/>
          <table:named-range table:name="_xlnm._FilterDatabase" table:base-cell-address="$'Explanatory note '.$A$1" table:cell-range-address="$'R&amp;ID indications'.$A$2:.$P$630"/>
        </table:named-expressions>
        <calcext:conditional-formats>
          <calcext:conditional-format calcext:target-range-address="'R&amp;ID indications'.A3:'R&amp;ID indications'.G3 'R&amp;ID indications'.A135:'R&amp;ID indications'.D156 'R&amp;ID indications'.A182:'R&amp;ID indications'.B198 'R&amp;ID indications'.A256:'R&amp;ID indications'.B275 'R&amp;ID indications'.A293:'R&amp;ID indications'.G293 'R&amp;ID indications'.C182:'R&amp;ID indications'.D197 'R&amp;ID indications'.C198:'R&amp;ID indications'.G198 'R&amp;ID indications'.C252:'R&amp;ID indications'.D253 'R&amp;ID indications'.C254:'R&amp;ID indications'.G254 'R&amp;ID indications'.C255:'R&amp;ID indications'.D275 'R&amp;ID indications'.E135:'R&amp;ID indications'.G135 'R&amp;ID indications'.E137:'R&amp;ID indications'.G138 'R&amp;ID indications'.E140:'R&amp;ID indications'.G142 'R&amp;ID indications'.E147:'R&amp;ID indications'.F148 'R&amp;ID indications'.E150:'R&amp;ID indications'.E150 'R&amp;ID indications'.E154:'R&amp;ID indications'.G155 'R&amp;ID indications'.E182:'R&amp;ID indications'.G182 'R&amp;ID indications'.E184:'R&amp;ID indications'.G185 'R&amp;ID indications'.E188:'R&amp;ID indications'.G189 'R&amp;ID indications'.E191:'R&amp;ID indications'.G191 'R&amp;ID indications'.E195:'R&amp;ID indications'.E196 'R&amp;ID indications'.E257:'R&amp;ID indications'.G274 'R&amp;ID indications'.F136:'R&amp;ID indications'.G136 'R&amp;ID indications'.F143:'R&amp;ID indications'.G146 'R&amp;ID indications'.F149:'R&amp;ID indications'.F149 'R&amp;ID indications'.F150:'R&amp;ID indications'.G153 'R&amp;ID indications'.F156:'R&amp;ID indications'.G156 'R&amp;ID indications'.F183:'R&amp;ID indications'.G183 'R&amp;ID indications'.F186:'R&amp;ID indications'.G187 'R&amp;ID indications'.F190:'R&amp;ID indications'.G190 'R&amp;ID indications'.F192:'R&amp;ID indications'.G197 'R&amp;ID indications'.F252:'R&amp;ID indications'.G252 'R&amp;ID indications'.F256:'R&amp;ID indications'.G256 'R&amp;ID indications'.F275:'R&amp;ID indications'.G275 'R&amp;ID indications'.G147:'R&amp;ID indications'.G149 'R&amp;ID indications'.A157:'R&amp;ID indications'.G157 'R&amp;ID indications'.D199:'R&amp;ID indications'.D199 'R&amp;ID indications'.F139:'R&amp;ID indications'.G139 'R&amp;ID indications'.I3:'R&amp;ID indications'.I21 'R&amp;ID indications'.I23:'R&amp;ID indications'.I31 'R&amp;ID indications'.I156:'R&amp;ID indications'.I356 'R&amp;ID indications'.I358:'R&amp;ID indications'.I396 'R&amp;ID indications'.I526:'R&amp;ID indications'.J526 'R&amp;ID indications'.I545:'R&amp;ID indications'.I545 'R&amp;ID indications'.I398:'R&amp;ID indications'.I514 'R&amp;ID indications'.I521:'R&amp;ID indications'.I525 'R&amp;ID indications'.I548:'R&amp;ID indications'.I571 'R&amp;ID indications'.I573:'R&amp;ID indications'.I614 'R&amp;ID indications'.I615:'R&amp;ID indications'.P623 'R&amp;ID indications'.I515:'R&amp;ID indications'.J521 'R&amp;ID indications'.I529:'R&amp;ID indications'.J529 'R&amp;ID indications'.I625:'R&amp;ID indications'.I626 'R&amp;ID indications'.I125:'R&amp;ID indications'.P152 'R&amp;ID indications'.J168:'R&amp;ID indications'.J170 'R&amp;ID indications'.J196:'R&amp;ID indications'.J196 'R&amp;ID indications'.J197:'R&amp;ID indications'.L197 'R&amp;ID indications'.L196:'R&amp;ID indications'.L196 'R&amp;ID indications'.J298:'R&amp;ID indications'.J300 'R&amp;ID indications'.J302:'R&amp;ID indications'.K302 'R&amp;ID indications'.J320:'R&amp;ID indications'.K320 'R&amp;ID indications'.J323:'R&amp;ID indications'.K330 'R&amp;ID indications'.J341:'R&amp;ID indications'.K344 'R&amp;ID indications'.J347:'R&amp;ID indications'.L349 'R&amp;ID indications'.J455:'R&amp;ID indications'.J456 'R&amp;ID indications'.J313:'R&amp;ID indications'.J316 'R&amp;ID indications'.K316:'R&amp;ID indications'.K316 'R&amp;ID indications'.L316:'R&amp;ID indications'.P317 'R&amp;ID indications'.J402:'R&amp;ID indications'.J402 'R&amp;ID indications'.L402:'R&amp;ID indications'.L402 'R&amp;ID indications'.J435:'R&amp;ID indications'.J439 'R&amp;ID indications'.J497:'R&amp;ID indications'.J497 'R&amp;ID indications'.J502:'R&amp;ID indications'.J506 'R&amp;ID indications'.J508:'R&amp;ID indications'.J508 'R&amp;ID indications'.J514:'R&amp;ID indications'.J514 'R&amp;ID indications'.J521:'R&amp;ID indications'.J523 'R&amp;ID indications'.J525:'R&amp;ID indications'.J525 'R&amp;ID indications'.J527:'R&amp;ID indications'.J528 'R&amp;ID indications'.J548:'R&amp;ID indications'.J564 'R&amp;ID indications'.J593:'R&amp;ID indications'.J603 'R&amp;ID indications'.J4:'R&amp;ID indications'.K21 'R&amp;ID indications'.J23:'R&amp;ID indications'.K29 'R&amp;ID indications'.J156:'R&amp;ID indications'.K156 'R&amp;ID indications'.J163:'R&amp;ID indications'.K167 'R&amp;ID indications'.J191:'R&amp;ID indications'.K192 'R&amp;ID indications'.J198:'R&amp;ID indications'.K201 'R&amp;ID indications'.J204:'R&amp;ID indications'.K204 'R&amp;ID indications'.J206:'R&amp;ID indications'.K214 'R&amp;ID indications'.J220:'R&amp;ID indications'.K221 'R&amp;ID indications'.J317:'R&amp;ID indications'.K317 'R&amp;ID indications'.J440:'R&amp;ID indications'.K441 'R&amp;ID indications'.J444:'R&amp;ID indications'.K444 'R&amp;ID indications'.J494:'R&amp;ID indications'.K495 'R&amp;ID indications'.J530:'R&amp;ID indications'.K531 'R&amp;ID indications'.J3:'R&amp;ID indications'.L3 'R&amp;ID indications'.J30:'R&amp;ID indications'.L31 'R&amp;ID indications'.J230:'R&amp;ID indications'.L242 'R&amp;ID indications'.J318:'R&amp;ID indications'.L319 'R&amp;ID indications'.J321:'R&amp;ID indications'.L322 'R&amp;ID indications'.L323:'R&amp;ID indications'.L324 'R&amp;ID indications'.J333:'R&amp;ID indications'.L336 'R&amp;ID indications'.J345:'R&amp;ID indications'.L345 'R&amp;ID indications'.J355:'R&amp;ID indications'.L356 'R&amp;ID indications'.J226:'R&amp;ID indications'.M227 'R&amp;ID indications'.J565:'R&amp;ID indications'.N567 'R&amp;ID indications'.J604:'R&amp;ID indications'.N612 'R&amp;ID indications'.J613:'R&amp;ID indications'.P614 'R&amp;ID indications'.J153:'R&amp;ID indications'.P153 'R&amp;ID indications'.J180:'R&amp;ID indications'.P183 'R&amp;ID indications'.J222:'R&amp;ID indications'.P223 'R&amp;ID indications'.J243:'R&amp;ID indications'.P244 'R&amp;ID indications'.J350:'R&amp;ID indications'.P352 'R&amp;ID indications'.J358:'R&amp;ID indications'.L364 'R&amp;ID indications'.J365:'R&amp;ID indications'.K375 'R&amp;ID indications'.J378:'R&amp;ID indications'.K397 'R&amp;ID indications'.J472:'R&amp;ID indications'.K473 'R&amp;ID indications'.K455:'R&amp;ID indications'.K458 'R&amp;ID indications'.J376:'R&amp;ID indications'.P377 'R&amp;ID indications'.J480:'R&amp;ID indications'.P482 'R&amp;ID indications'.J491:'R&amp;ID indications'.P491 'R&amp;ID indications'.J532:'R&amp;ID indications'.P545 'R&amp;ID indications'.J574:'R&amp;ID indications'.P592 'R&amp;ID indications'.K168:'R&amp;ID indications'.K168 'R&amp;ID indications'.K437:'R&amp;ID indications'.K439 'R&amp;ID indications'.K493:'R&amp;ID indications'.K493 'R&amp;ID indications'.J568:'R&amp;ID indications'.K569 'R&amp;ID indications'.K548:'R&amp;ID indications'.K562 'R&amp;ID indications'.K625:'R&amp;ID indications'.K626 'R&amp;ID indications'.K247:'R&amp;ID indications'.L273 'R&amp;ID indications'.K274:'R&amp;ID indications'.K300 'R&amp;ID indications'.K504:'R&amp;ID indications'.L505 'R&amp;ID indications'.K595:'R&amp;ID indications'.N603 'R&amp;ID indications'.K313:'R&amp;ID indications'.P315 'R&amp;ID indications'.K435:'R&amp;ID indications'.P436 'R&amp;ID indications'.K593:'R&amp;ID indications'.P594 'R&amp;ID indications'.L4:'R&amp;ID indications'.L4 'R&amp;ID indications'.L46:'R&amp;ID indications'.L46 'R&amp;ID indications'.L48:'R&amp;ID indications'.L48 'R&amp;ID indications'.L191:'R&amp;ID indications'.L191 'R&amp;ID indications'.L274:'R&amp;ID indications'.L282 'R&amp;ID indications'.L284:'R&amp;ID indications'.L285 'R&amp;ID indications'.L287:'R&amp;ID indications'.L287 'R&amp;ID indications'.L289:'R&amp;ID indications'.L299 'R&amp;ID indications'.L365:'R&amp;ID indications'.L367 'R&amp;ID indications'.L378:'R&amp;ID indications'.L394 'R&amp;ID indications'.L396:'R&amp;ID indications'.L397 'R&amp;ID indications'.L506:'R&amp;ID indications'.L506 'R&amp;ID indications'.L508:'R&amp;ID indications'.L508 'R&amp;ID indications'.L512:'R&amp;ID indications'.L512 'R&amp;ID indications'.L514:'R&amp;ID indications'.M514 'R&amp;ID indications'.L515:'R&amp;ID indications'.L517 'R&amp;ID indications'.L522:'R&amp;ID indications'.M522 'R&amp;ID indications'.L523:'R&amp;ID indications'.N523 'R&amp;ID indications'.N515:'R&amp;ID indications'.O516 'R&amp;ID indications'.L519:'R&amp;ID indications'.L519 'R&amp;ID indications'.L521:'R&amp;ID indications'.L521 'R&amp;ID indications'.I527:'R&amp;ID indications'.I543 'R&amp;ID indications'.L525:'R&amp;ID indications'.L527 'R&amp;ID indications'.L528:'R&amp;ID indications'.M528 'R&amp;ID indications'.P525:'R&amp;ID indications'.P528 'R&amp;ID indications'.L529:'R&amp;ID indications'.L531 'R&amp;ID indications'.L468:'R&amp;ID indications'.N468 'R&amp;ID indications'.L548:'R&amp;ID indications'.N564 'R&amp;ID indications'.L572:'R&amp;ID indications'.N573 'R&amp;ID indications'.L24:'R&amp;ID indications'.P25 'R&amp;ID indications'.L370:'R&amp;ID indications'.P370 'R&amp;ID indications'.L372:'R&amp;ID indications'.P375 'R&amp;ID indications'.L452:'R&amp;ID indications'.P452 'R&amp;ID indications'.L473:'R&amp;ID indications'.P473 'R&amp;ID indications'.L493:'R&amp;ID indications'.P495 'R&amp;ID indications'.L503:'R&amp;ID indications'.P503 'R&amp;ID indications'.M5:'R&amp;ID indications'.M18 'R&amp;ID indications'.O5:'R&amp;ID indications'.P18 'R&amp;ID indications'.M20:'R&amp;ID indications'.M21 'R&amp;ID indications'.M23:'R&amp;ID indications'.M23 'R&amp;ID indications'.M26:'R&amp;ID indications'.M31 'R&amp;ID indications'.M184:'R&amp;ID indications'.M185 'R&amp;ID indications'.M198:'R&amp;ID indications'.M201 'R&amp;ID indications'.M204:'R&amp;ID indications'.M204 'R&amp;ID indications'.M206:'R&amp;ID indications'.M214 'R&amp;ID indications'.M220:'R&amp;ID indications'.M221 'R&amp;ID indications'.M289:'R&amp;ID indications'.M297 'R&amp;ID indications'.M383:'R&amp;ID indications'.M385 'R&amp;ID indications'.M388:'R&amp;ID indications'.M390 'R&amp;ID indications'.M393:'R&amp;ID indications'.M393 'R&amp;ID indications'.M465:'R&amp;ID indications'.M467 'R&amp;ID indications'.M477:'R&amp;ID indications'.M477 'R&amp;ID indications'.M497:'R&amp;ID indications'.M497 'R&amp;ID indications'.M502:'R&amp;ID indications'.M502 'R&amp;ID indications'.M512:'R&amp;ID indications'.M517 'R&amp;ID indications'.M519:'R&amp;ID indications'.M521 'R&amp;ID indications'.M525:'R&amp;ID indications'.M531 'R&amp;ID indications'.M165:'R&amp;ID indications'.N165 'R&amp;ID indications'.M247:'R&amp;ID indications'.N285 'R&amp;ID indications'.M287:'R&amp;ID indications'.N288 'R&amp;ID indications'.M318:'R&amp;ID indications'.N318 'R&amp;ID indications'.M320:'R&amp;ID indications'.N328 'R&amp;ID indications'.M337:'R&amp;ID indications'.N340 'R&amp;ID indications'.M395:'R&amp;ID indications'.N400 'R&amp;ID indications'.M402:'R&amp;ID indications'.N407 'R&amp;ID indications'.O405:'R&amp;ID indications'.P407 'R&amp;ID indications'.M411:'R&amp;ID indications'.N432 'R&amp;ID indications'.M437:'R&amp;ID indications'.N441 'R&amp;ID indications'.M444:'R&amp;ID indications'.N444 'R&amp;ID indications'.M462:'R&amp;ID indications'.N464 'R&amp;ID indications'.M3:'R&amp;ID indications'.P4 'R&amp;ID indications'.M191:'R&amp;ID indications'.P192 'R&amp;ID indications'.M195:'R&amp;ID indications'.P197 'R&amp;ID indications'.M242:'R&amp;ID indications'.P242 'R&amp;ID indications'.M298:'R&amp;ID indications'.P299 'R&amp;ID indications'.M329:'R&amp;ID indications'.P332 'R&amp;ID indications'.M335:'R&amp;ID indications'.P336 'R&amp;ID indications'.M341:'R&amp;ID indications'.P349 'R&amp;ID indications'.M353:'R&amp;ID indications'.P356 'R&amp;ID indications'.M358:'R&amp;ID indications'.P367 'R&amp;ID indications'.M378:'R&amp;ID indications'.P382 'R&amp;ID indications'.M386:'R&amp;ID indications'.P387 'R&amp;ID indications'.M391:'R&amp;ID indications'.P392 'R&amp;ID indications'.M394:'R&amp;ID indications'.P394 'R&amp;ID indications'.M408:'R&amp;ID indications'.P410 'R&amp;ID indications'.M433:'R&amp;ID indications'.P433 'R&amp;ID indications'.M449:'R&amp;ID indications'.P450 'R&amp;ID indications'.M453:'R&amp;ID indications'.P460 'R&amp;ID indications'.M504:'R&amp;ID indications'.P509 'R&amp;ID indications'.M572:'R&amp;ID indications'.P572 'R&amp;ID indications'.M627:'R&amp;ID indications'.P627 'R&amp;ID indications'.N289:'R&amp;ID indications'.N290 'R&amp;ID indications'.N294:'R&amp;ID indications'.N297 'R&amp;ID indications'.N465:'R&amp;ID indications'.N465 'R&amp;ID indications'.N513:'R&amp;ID indications'.N514 'R&amp;ID indications'.N516:'R&amp;ID indications'.N522 'R&amp;ID indications'.N525:'R&amp;ID indications'.N528 'R&amp;ID indications'.N46:'R&amp;ID indications'.P46 'R&amp;ID indications'.N48:'R&amp;ID indications'.P48 'R&amp;ID indications'.N156:'R&amp;ID indications'.P156 'R&amp;ID indications'.N529:'R&amp;ID indications'.P531 'R&amp;ID indications'.O451:'R&amp;ID indications'.O451 'R&amp;ID indications'.O462:'R&amp;ID indications'.O466 'R&amp;ID indications'.O477:'R&amp;ID indications'.O477 'R&amp;ID indications'.O525:'R&amp;ID indications'.O529 'R&amp;ID indications'.O20:'R&amp;ID indications'.P21 'R&amp;ID indications'.O23:'R&amp;ID indications'.P23 'R&amp;ID indications'.O26:'R&amp;ID indications'.P31 'R&amp;ID indications'.O163:'R&amp;ID indications'.P165 'R&amp;ID indications'.O247:'R&amp;ID indications'.P248 'R&amp;ID indications'.O395:'R&amp;ID indications'.P398 'R&amp;ID indications'.O402:'R&amp;ID indications'.P402 'R&amp;ID indications'.O431:'R&amp;ID indications'.P432 'R&amp;ID indications'.O512:'R&amp;ID indications'.P514 'R&amp;ID indications'.O520:'R&amp;ID indications'.P523 'R&amp;ID indications'.O548:'R&amp;ID indications'.P567 'R&amp;ID indications'.O573:'R&amp;ID indications'.P573 'R&amp;ID indications'.O595:'R&amp;ID indications'.P612 'R&amp;ID indications'.P462:'R&amp;ID indications'.P468 'R&amp;ID indications'.P502:'R&amp;ID indications'.P502 'R&amp;ID indications'.L518:'R&amp;ID indications'.M518 'R&amp;ID indications'.P515:'R&amp;ID indications'.P518">
            <calcext:condition calcext:apply-style-name="ConditionalStyle_1" calcext:value="formula-is(ISODD(#REF!))" calcext:base-cell-address="'R&amp;ID indications'.A3"/>
          </calcext:conditional-format>
          <calcext:conditional-format calcext:target-range-address="'R&amp;ID indications'.I544:'R&amp;ID indications'.I544 'R&amp;ID indications'.I572:'R&amp;ID indications'.I572">
            <calcext:condition calcext:apply-style-name="ConditionalStyle_1" calcext:value="formula-is(ISODD([.$M544]))" calcext:base-cell-address="'R&amp;ID indications'.I544"/>
          </calcext:conditional-format>
          <calcext:conditional-format calcext:target-range-address="'R&amp;ID indications'.J193:'R&amp;ID indications'.J195">
            <calcext:condition calcext:apply-style-name="ConditionalStyle_1" calcext:value="formula-is(ISODD([.$O193]))" calcext:base-cell-address="'R&amp;ID indications'.J193"/>
          </calcext:conditional-format>
          <calcext:conditional-format calcext:target-range-address="'R&amp;ID indications'.J245:'R&amp;ID indications'.J293">
            <calcext:condition calcext:apply-style-name="ConditionalStyle_1" calcext:value="formula-is(ISODD([.$S245]))" calcext:base-cell-address="'R&amp;ID indications'.J245"/>
          </calcext:conditional-format>
          <calcext:conditional-format calcext:target-range-address="'R&amp;ID indications'.J294:'R&amp;ID indications'.J297">
            <calcext:condition calcext:apply-style-name="ConditionalStyle_1" calcext:value="formula-is(ISODD([.$AB294]))" calcext:base-cell-address="'R&amp;ID indications'.J294"/>
          </calcext:conditional-format>
          <calcext:conditional-format calcext:target-range-address="'R&amp;ID indications'.J398:'R&amp;ID indications'.J400">
            <calcext:condition calcext:apply-style-name="ConditionalStyle_1" calcext:value="formula-is(ISODD([.$N398]))" calcext:base-cell-address="'R&amp;ID indications'.J398"/>
          </calcext:conditional-format>
          <calcext:conditional-format calcext:target-range-address="'R&amp;ID indications'.J401:'R&amp;ID indications'.J401 'R&amp;ID indications'.L401:'R&amp;ID indications'.P401">
            <calcext:condition calcext:apply-style-name="ConditionalStyle_1" calcext:value="formula-is(ISODD([.$N402]))" calcext:base-cell-address="'R&amp;ID indications'.J401"/>
          </calcext:conditional-format>
          <calcext:conditional-format calcext:target-range-address="'R&amp;ID indications'.J403:'R&amp;ID indications'.J428 'R&amp;ID indications'.L403:'R&amp;ID indications'.L428">
            <calcext:condition calcext:apply-style-name="ConditionalStyle_1" calcext:value="formula-is(ISODD([.$N403]))" calcext:base-cell-address="'R&amp;ID indications'.J403"/>
          </calcext:conditional-format>
          <calcext:conditional-format calcext:target-range-address="'R&amp;ID indications'.J467:'R&amp;ID indications'.J471">
            <calcext:condition calcext:apply-style-name="ConditionalStyle_1" calcext:value="formula-is(ISODD([.$N467]))" calcext:base-cell-address="'R&amp;ID indications'.J467"/>
          </calcext:conditional-format>
          <calcext:conditional-format calcext:target-range-address="'R&amp;ID indications'.J493:'R&amp;ID indications'.J493">
            <calcext:condition calcext:apply-style-name="ConditionalStyle_1" calcext:value="formula-is(ISODD([.$O493]))" calcext:base-cell-address="'R&amp;ID indications'.J493"/>
          </calcext:conditional-format>
          <calcext:conditional-format calcext:target-range-address="'R&amp;ID indications'.J625:'R&amp;ID indications'.J626">
            <calcext:condition calcext:apply-style-name="ConditionalStyle_1" calcext:value="formula-is(ISODD([.$K625]))" calcext:base-cell-address="'R&amp;ID indications'.J625"/>
          </calcext:conditional-format>
          <calcext:conditional-format calcext:target-range-address="'R&amp;ID indications'.J46:'R&amp;ID indications'.K46">
            <calcext:condition calcext:apply-style-name="ConditionalStyle_1" calcext:value="formula-is(ISODD([.$O46]))" calcext:base-cell-address="'R&amp;ID indications'.J46"/>
          </calcext:conditional-format>
          <calcext:conditional-format calcext:target-range-address="'R&amp;ID indications'.J48:'R&amp;ID indications'.K48">
            <calcext:condition calcext:apply-style-name="ConditionalStyle_1" calcext:value="formula-is(ISODD([.$O48]))" calcext:base-cell-address="'R&amp;ID indications'.J48"/>
          </calcext:conditional-format>
          <calcext:conditional-format calcext:target-range-address="'R&amp;ID indications'.J157:'R&amp;ID indications'.K162">
            <calcext:condition calcext:apply-style-name="ConditionalStyle_1" calcext:value="formula-is(ISODD([.$O157]))" calcext:base-cell-address="'R&amp;ID indications'.J157"/>
          </calcext:conditional-format>
          <calcext:conditional-format calcext:target-range-address="'R&amp;ID indications'.J202:'R&amp;ID indications'.K203">
            <calcext:condition calcext:apply-style-name="ConditionalStyle_1" calcext:value="formula-is(ISODD([.$O202]))" calcext:base-cell-address="'R&amp;ID indications'.J202"/>
          </calcext:conditional-format>
          <calcext:conditional-format calcext:target-range-address="'R&amp;ID indications'.J205:'R&amp;ID indications'.K205">
            <calcext:condition calcext:apply-style-name="ConditionalStyle_1" calcext:value="formula-is(ISODD([.$O205]))" calcext:base-cell-address="'R&amp;ID indications'.J205"/>
          </calcext:conditional-format>
          <calcext:conditional-format calcext:target-range-address="'R&amp;ID indications'.J499:'R&amp;ID indications'.K501">
            <calcext:condition calcext:apply-style-name="ConditionalStyle_1" calcext:value="formula-is(ISODD([.$O499]))" calcext:base-cell-address="'R&amp;ID indications'.J499"/>
          </calcext:conditional-format>
          <calcext:conditional-format calcext:target-range-address="'R&amp;ID indications'.J572:'R&amp;ID indications'.K573">
            <calcext:condition calcext:apply-style-name="ConditionalStyle_1" calcext:value="formula-is(ISODD([.$O572]))" calcext:base-cell-address="'R&amp;ID indications'.J572"/>
          </calcext:conditional-format>
          <calcext:conditional-format calcext:target-range-address="'R&amp;ID indications'.J171:'R&amp;ID indications'.L179">
            <calcext:condition calcext:apply-style-name="ConditionalStyle_1" calcext:value="formula-is(ISODD([.$O171]))" calcext:base-cell-address="'R&amp;ID indications'.J171"/>
          </calcext:conditional-format>
          <calcext:conditional-format calcext:target-range-address="'R&amp;ID indications'.J429:'R&amp;ID indications'.L429 'R&amp;ID indications'.J430:'R&amp;ID indications'.J430 'R&amp;ID indications'.L430:'R&amp;ID indications'.L430 'R&amp;ID indications'.P469:'R&amp;ID indications'.P472">
            <calcext:condition calcext:apply-style-name="ConditionalStyle_1" calcext:value="formula-is(ISODD([.$N429]))" calcext:base-cell-address="'R&amp;ID indications'.J429"/>
          </calcext:conditional-format>
          <calcext:conditional-format calcext:target-range-address="'R&amp;ID indications'.J511:'R&amp;ID indications'.L511 'R&amp;ID indications'.N511:'R&amp;ID indications'.P511">
            <calcext:condition calcext:apply-style-name="ConditionalStyle_1" calcext:value="formula-is(ISODD([.$N511]))" calcext:base-cell-address="'R&amp;ID indications'.J511"/>
          </calcext:conditional-format>
          <calcext:conditional-format calcext:target-range-address="'R&amp;ID indications'.J627:'R&amp;ID indications'.L627">
            <calcext:condition calcext:apply-style-name="ConditionalStyle_1" calcext:value="formula-is(ISODD([.$N627]))" calcext:base-cell-address="'R&amp;ID indications'.J627"/>
          </calcext:conditional-format>
          <calcext:conditional-format calcext:target-range-address="'R&amp;ID indications'.J186:'R&amp;ID indications'.M190">
            <calcext:condition calcext:apply-style-name="ConditionalStyle_1" calcext:value="formula-is(ISODD([.$O186]))" calcext:base-cell-address="'R&amp;ID indications'.J186"/>
          </calcext:conditional-format>
          <calcext:conditional-format calcext:target-range-address="'R&amp;ID indications'.J228:'R&amp;ID indications'.M229">
            <calcext:condition calcext:apply-style-name="ConditionalStyle_1" calcext:value="formula-is(ISODD([.$K228]))" calcext:base-cell-address="'R&amp;ID indications'.J228"/>
          </calcext:conditional-format>
          <calcext:conditional-format calcext:target-range-address="'R&amp;ID indications'.J154:'R&amp;ID indications'.P155">
            <calcext:condition calcext:apply-style-name="ConditionalStyle_1" calcext:value="formula-is(ISODD([.$O154]))" calcext:base-cell-address="'R&amp;ID indications'.J154"/>
          </calcext:conditional-format>
          <calcext:conditional-format calcext:target-range-address="'R&amp;ID indications'.J217:'R&amp;ID indications'.P217">
            <calcext:condition calcext:apply-style-name="ConditionalStyle_1" calcext:value="formula-is(ISODD([.$O217]))" calcext:base-cell-address="'R&amp;ID indications'.J217"/>
          </calcext:conditional-format>
          <calcext:conditional-format calcext:target-range-address="'R&amp;ID indications'.J224:'R&amp;ID indications'.P225">
            <calcext:condition calcext:apply-style-name="ConditionalStyle_1" calcext:value="formula-is(ISODD([.$O224]))" calcext:base-cell-address="'R&amp;ID indications'.J224"/>
          </calcext:conditional-format>
          <calcext:conditional-format calcext:target-range-address="'R&amp;ID indications'.J301:'R&amp;ID indications'.P301">
            <calcext:condition calcext:apply-style-name="ConditionalStyle_1" calcext:value="formula-is(ISODD([.$O301]))" calcext:base-cell-address="'R&amp;ID indications'.J301"/>
          </calcext:conditional-format>
          <calcext:conditional-format calcext:target-range-address="'R&amp;ID indications'.J474:'R&amp;ID indications'.P476">
            <calcext:condition calcext:apply-style-name="ConditionalStyle_1" calcext:value="formula-is(ISODD([.$N474]))" calcext:base-cell-address="'R&amp;ID indications'.J474"/>
          </calcext:conditional-format>
          <calcext:conditional-format calcext:target-range-address="'R&amp;ID indications'.J483:'R&amp;ID indications'.P483">
            <calcext:condition calcext:apply-style-name="ConditionalStyle_1" calcext:value="formula-is(ISODD([.$O483]))" calcext:base-cell-address="'R&amp;ID indications'.J483"/>
          </calcext:conditional-format>
          <calcext:conditional-format calcext:target-range-address="'R&amp;ID indications'.J484:'R&amp;ID indications'.P484">
            <calcext:condition calcext:apply-style-name="ConditionalStyle_1" calcext:value="formula-is(ISODD([.$N484]))" calcext:base-cell-address="'R&amp;ID indications'.J484"/>
          </calcext:conditional-format>
          <calcext:conditional-format calcext:target-range-address="'R&amp;ID indications'.J485:'R&amp;ID indications'.P485">
            <calcext:condition calcext:apply-style-name="ConditionalStyle_1" calcext:value="formula-is(ISODD([.$O485]))" calcext:base-cell-address="'R&amp;ID indications'.J485"/>
          </calcext:conditional-format>
          <calcext:conditional-format calcext:target-range-address="'R&amp;ID indications'.J486:'R&amp;ID indications'.P486">
            <calcext:condition calcext:apply-style-name="ConditionalStyle_1" calcext:value="formula-is(ISODD([.$N486]))" calcext:base-cell-address="'R&amp;ID indications'.J486"/>
          </calcext:conditional-format>
          <calcext:conditional-format calcext:target-range-address="'R&amp;ID indications'.J487:'R&amp;ID indications'.P487">
            <calcext:condition calcext:apply-style-name="ConditionalStyle_1" calcext:value="formula-is(ISODD([.$O487]))" calcext:base-cell-address="'R&amp;ID indications'.J487"/>
          </calcext:conditional-format>
          <calcext:conditional-format calcext:target-range-address="'R&amp;ID indications'.J488:'R&amp;ID indications'.P488">
            <calcext:condition calcext:apply-style-name="ConditionalStyle_1" calcext:value="formula-is(ISODD([.$N488]))" calcext:base-cell-address="'R&amp;ID indications'.J488"/>
          </calcext:conditional-format>
          <calcext:conditional-format calcext:target-range-address="'R&amp;ID indications'.J489:'R&amp;ID indications'.P489">
            <calcext:condition calcext:apply-style-name="ConditionalStyle_1" calcext:value="formula-is(ISODD([.$O489]))" calcext:base-cell-address="'R&amp;ID indications'.J489"/>
          </calcext:conditional-format>
          <calcext:conditional-format calcext:target-range-address="'R&amp;ID indications'.J490:'R&amp;ID indications'.P490">
            <calcext:condition calcext:apply-style-name="ConditionalStyle_1" calcext:value="formula-is(ISODD([.$N490]))" calcext:base-cell-address="'R&amp;ID indications'.J490"/>
          </calcext:conditional-format>
          <calcext:conditional-format calcext:target-range-address="'R&amp;ID indications'.J492:'R&amp;ID indications'.P492">
            <calcext:condition calcext:apply-style-name="ConditionalStyle_1" calcext:value="formula-is(ISODD([.$N492]))" calcext:base-cell-address="'R&amp;ID indications'.J492"/>
          </calcext:conditional-format>
          <calcext:conditional-format calcext:target-range-address="'R&amp;ID indications'.J496:'R&amp;ID indications'.P496">
            <calcext:condition calcext:apply-style-name="ConditionalStyle_1" calcext:value="formula-is(ISODD([.$N496]))" calcext:base-cell-address="'R&amp;ID indications'.J496"/>
          </calcext:conditional-format>
          <calcext:conditional-format calcext:target-range-address="'R&amp;ID indications'.J498:'R&amp;ID indications'.P498">
            <calcext:condition calcext:apply-style-name="ConditionalStyle_1" calcext:value="formula-is(ISODD([.$N498]))" calcext:base-cell-address="'R&amp;ID indications'.J498"/>
          </calcext:conditional-format>
          <calcext:conditional-format calcext:target-range-address="'R&amp;ID indications'.J510:'R&amp;ID indications'.P510">
            <calcext:condition calcext:apply-style-name="ConditionalStyle_1" calcext:value="formula-is(ISODD([.$O510]))" calcext:base-cell-address="'R&amp;ID indications'.J510"/>
          </calcext:conditional-format>
          <calcext:conditional-format calcext:target-range-address="'R&amp;ID indications'.J524:'R&amp;ID indications'.P524">
            <calcext:condition calcext:apply-style-name="ConditionalStyle_1" calcext:value="formula-is(ISODD([.$N524]))" calcext:base-cell-address="'R&amp;ID indications'.J524"/>
          </calcext:conditional-format>
          <calcext:conditional-format calcext:target-range-address="'R&amp;ID indications'.J570:'R&amp;ID indications'.P571">
            <calcext:condition calcext:apply-style-name="ConditionalStyle_1" calcext:value="formula-is(ISODD([.$O570]))" calcext:base-cell-address="'R&amp;ID indications'.J570"/>
          </calcext:conditional-format>
          <calcext:conditional-format calcext:target-range-address="'R&amp;ID indications'.J630:'R&amp;ID indications'.P630">
            <calcext:condition calcext:apply-style-name="ConditionalStyle_1" calcext:value="formula-is(ISODD([.$N630]))" calcext:base-cell-address="'R&amp;ID indications'.J630"/>
          </calcext:conditional-format>
          <calcext:conditional-format calcext:target-range-address="'R&amp;ID indications'.K398:'R&amp;ID indications'.K428">
            <calcext:condition calcext:apply-style-name="ConditionalStyle_1" calcext:value="formula-is(ISODD([.$N398]))" calcext:base-cell-address="'R&amp;ID indications'.K398"/>
          </calcext:conditional-format>
          <calcext:conditional-format calcext:target-range-address="'R&amp;ID indications'.K430:'R&amp;ID indications'.K432">
            <calcext:condition calcext:apply-style-name="ConditionalStyle_1" calcext:value="formula-is(ISODD([.$N430]))" calcext:base-cell-address="'R&amp;ID indications'.K430"/>
          </calcext:conditional-format>
          <calcext:conditional-format calcext:target-range-address="'R&amp;ID indications'.K468:'R&amp;ID indications'.K471">
            <calcext:condition calcext:apply-style-name="ConditionalStyle_1" calcext:value="formula-is(ISODD([.$N468]))" calcext:base-cell-address="'R&amp;ID indications'.K468"/>
          </calcext:conditional-format>
          <calcext:conditional-format calcext:target-range-address="'R&amp;ID indications'.K497:'R&amp;ID indications'.L497">
            <calcext:condition calcext:apply-style-name="ConditionalStyle_1" calcext:value="formula-is(ISODD([.$O497]))" calcext:base-cell-address="'R&amp;ID indications'.K497"/>
          </calcext:conditional-format>
          <calcext:conditional-format calcext:target-range-address="'R&amp;ID indications'.K169:'R&amp;ID indications'.M170">
            <calcext:condition calcext:apply-style-name="ConditionalStyle_1" calcext:value="formula-is(ISODD([.$O169]))" calcext:base-cell-address="'R&amp;ID indications'.K169"/>
          </calcext:conditional-format>
          <calcext:conditional-format calcext:target-range-address="'R&amp;ID indications'.K245:'R&amp;ID indications'.P246">
            <calcext:condition calcext:apply-style-name="ConditionalStyle_1" calcext:value="formula-is(ISODD([.$S245]))" calcext:base-cell-address="'R&amp;ID indications'.K245"/>
          </calcext:conditional-format>
          <calcext:conditional-format calcext:target-range-address="'R&amp;ID indications'.L157:'R&amp;ID indications'.L167">
            <calcext:condition calcext:apply-style-name="ConditionalStyle_1" calcext:value="formula-is(ISODD([.$O157]))" calcext:base-cell-address="'R&amp;ID indications'.L157"/>
          </calcext:conditional-format>
          <calcext:conditional-format calcext:target-range-address="'R&amp;ID indications'.L192:'R&amp;ID indications'.L195">
            <calcext:condition calcext:apply-style-name="ConditionalStyle_1" calcext:value="formula-is(ISODD([.$O192]))" calcext:base-cell-address="'R&amp;ID indications'.L192"/>
          </calcext:conditional-format>
          <calcext:conditional-format calcext:target-range-address="'R&amp;ID indications'.L198:'R&amp;ID indications'.L214">
            <calcext:condition calcext:apply-style-name="ConditionalStyle_1" calcext:value="formula-is(ISODD([.$O198]))" calcext:base-cell-address="'R&amp;ID indications'.L198"/>
          </calcext:conditional-format>
          <calcext:conditional-format calcext:target-range-address="'R&amp;ID indications'.L218:'R&amp;ID indications'.L221">
            <calcext:condition calcext:apply-style-name="ConditionalStyle_1" calcext:value="formula-is(ISODD([.$O218]))" calcext:base-cell-address="'R&amp;ID indications'.L218"/>
          </calcext:conditional-format>
          <calcext:conditional-format calcext:target-range-address="'R&amp;ID indications'.L283:'R&amp;ID indications'.L283 'R&amp;ID indications'.L288:'R&amp;ID indications'.L288">
            <calcext:condition calcext:apply-style-name="ConditionalStyle_1" calcext:value="formula-is(ISODD([.$S283]))" calcext:base-cell-address="'R&amp;ID indications'.L283"/>
          </calcext:conditional-format>
          <calcext:conditional-format calcext:target-range-address="'R&amp;ID indications'.L395:'R&amp;ID indications'.L395">
            <calcext:condition calcext:apply-style-name="ConditionalStyle_1" calcext:value="formula-is(ISODD([.$N395]))" calcext:base-cell-address="'R&amp;ID indications'.L395"/>
          </calcext:conditional-format>
          <calcext:conditional-format calcext:target-range-address="'R&amp;ID indications'.L398:'R&amp;ID indications'.L400">
            <calcext:condition calcext:apply-style-name="ConditionalStyle_1" calcext:value="formula-is(ISODD([.$N398]))" calcext:base-cell-address="'R&amp;ID indications'.L398"/>
          </calcext:conditional-format>
          <calcext:conditional-format calcext:target-range-address="'R&amp;ID indications'.L467:'R&amp;ID indications'.L467">
            <calcext:condition calcext:apply-style-name="ConditionalStyle_1" calcext:value="formula-is(ISODD([.$N467]))" calcext:base-cell-address="'R&amp;ID indications'.L467"/>
          </calcext:conditional-format>
          <calcext:conditional-format calcext:target-range-address="'R&amp;ID indications'.L499:'R&amp;ID indications'.L502">
            <calcext:condition calcext:apply-style-name="ConditionalStyle_1" calcext:value="formula-is(ISODD([.$O499]))" calcext:base-cell-address="'R&amp;ID indications'.L499"/>
          </calcext:conditional-format>
          <calcext:conditional-format calcext:target-range-address="'R&amp;ID indications'.J215:'R&amp;ID indications'.O216 'R&amp;ID indications'.K193:'R&amp;ID indications'.K196 'R&amp;ID indications'.K546:'R&amp;ID indications'.K546 'R&amp;ID indications'.K563:'R&amp;ID indications'.K564 'R&amp;ID indications'.L156:'R&amp;ID indications'.M156 'R&amp;ID indications'.L168:'R&amp;ID indications'.M168 'R&amp;ID indications'.L371:'R&amp;ID indications'.P371 'R&amp;ID indications'.M175:'R&amp;ID indications'.N179 'R&amp;ID indications'.N226:'R&amp;ID indications'.P227">
            <calcext:condition calcext:apply-style-name="ConditionalStyle_1" calcext:value="formula-is(ISODD([.$O156]))" calcext:base-cell-address="'R&amp;ID indications'.J215"/>
          </calcext:conditional-format>
          <calcext:conditional-format calcext:target-range-address="'R&amp;ID indications'.L286:'R&amp;ID indications'.N286">
            <calcext:condition calcext:apply-style-name="ConditionalStyle_1" calcext:value="formula-is(ISODD([.$S286]))" calcext:base-cell-address="'R&amp;ID indications'.L286"/>
          </calcext:conditional-format>
          <calcext:conditional-format calcext:target-range-address="'R&amp;ID indications'.L469:'R&amp;ID indications'.N472">
            <calcext:condition calcext:apply-style-name="ConditionalStyle_1" calcext:value="formula-is(ISODD([.$N469]))" calcext:base-cell-address="'R&amp;ID indications'.L469"/>
          </calcext:conditional-format>
          <calcext:conditional-format calcext:target-range-address="'R&amp;ID indications'.L368:'R&amp;ID indications'.P369">
            <calcext:condition calcext:apply-style-name="ConditionalStyle_1" calcext:value="formula-is(ISODD([.$O368]))" calcext:base-cell-address="'R&amp;ID indications'.L368"/>
          </calcext:conditional-format>
          <calcext:conditional-format calcext:target-range-address="'R&amp;ID indications'.L625:'R&amp;ID indications'.P626">
            <calcext:condition calcext:apply-style-name="ConditionalStyle_1" calcext:value="formula-is(ISODD([.$K625]))" calcext:base-cell-address="'R&amp;ID indications'.L625"/>
          </calcext:conditional-format>
          <calcext:conditional-format calcext:target-range-address="'R&amp;ID indications'.M46:'R&amp;ID indications'.M46">
            <calcext:condition calcext:apply-style-name="ConditionalStyle_1" calcext:value="formula-is(ISODD([.$O46]))" calcext:base-cell-address="'R&amp;ID indications'.M46"/>
          </calcext:conditional-format>
          <calcext:conditional-format calcext:target-range-address="'R&amp;ID indications'.M48:'R&amp;ID indications'.M48">
            <calcext:condition calcext:apply-style-name="ConditionalStyle_1" calcext:value="formula-is(ISODD([.$O48]))" calcext:base-cell-address="'R&amp;ID indications'.M48"/>
          </calcext:conditional-format>
          <calcext:conditional-format calcext:target-range-address="'R&amp;ID indications'.M166:'R&amp;ID indications'.M167">
            <calcext:condition calcext:apply-style-name="ConditionalStyle_1" calcext:value="formula-is(ISODD([.$O166]))" calcext:base-cell-address="'R&amp;ID indications'.M166"/>
          </calcext:conditional-format>
          <calcext:conditional-format calcext:target-range-address="'R&amp;ID indications'.M171:'R&amp;ID indications'.M174">
            <calcext:condition calcext:apply-style-name="ConditionalStyle_1" calcext:value="formula-is(ISODD([.$O171]))" calcext:base-cell-address="'R&amp;ID indications'.M171"/>
          </calcext:conditional-format>
          <calcext:conditional-format calcext:target-range-address="'R&amp;ID indications'.M202:'R&amp;ID indications'.M203">
            <calcext:condition calcext:apply-style-name="ConditionalStyle_1" calcext:value="formula-is(ISODD([.$O202]))" calcext:base-cell-address="'R&amp;ID indications'.M202"/>
          </calcext:conditional-format>
          <calcext:conditional-format calcext:target-range-address="'R&amp;ID indications'.M205:'R&amp;ID indications'.M205">
            <calcext:condition calcext:apply-style-name="ConditionalStyle_1" calcext:value="formula-is(ISODD([.$O205]))" calcext:base-cell-address="'R&amp;ID indications'.M205"/>
          </calcext:conditional-format>
          <calcext:conditional-format calcext:target-range-address="'R&amp;ID indications'.M218:'R&amp;ID indications'.M219">
            <calcext:condition calcext:apply-style-name="ConditionalStyle_1" calcext:value="formula-is(ISODD([.$O218]))" calcext:base-cell-address="'R&amp;ID indications'.M218"/>
          </calcext:conditional-format>
          <calcext:conditional-format calcext:target-range-address="'R&amp;ID indications'.M230:'R&amp;ID indications'.M231">
            <calcext:condition calcext:apply-style-name="ConditionalStyle_1" calcext:value="formula-is(ISODD([.$K230]))" calcext:base-cell-address="'R&amp;ID indications'.M230"/>
          </calcext:conditional-format>
          <calcext:conditional-format calcext:target-range-address="'R&amp;ID indications'.M358:'R&amp;ID indications'.M358">
            <calcext:condition calcext:apply-style-name="ConditionalStyle_1" calcext:value="formula-is(ISODD([.$K358]))" calcext:base-cell-address="'R&amp;ID indications'.M358"/>
          </calcext:conditional-format>
          <calcext:conditional-format calcext:target-range-address="'R&amp;ID indications'.M499:'R&amp;ID indications'.M501">
            <calcext:condition calcext:apply-style-name="ConditionalStyle_1" calcext:value="formula-is(ISODD([.$O499]))" calcext:base-cell-address="'R&amp;ID indications'.M499"/>
          </calcext:conditional-format>
          <calcext:conditional-format calcext:target-range-address="'R&amp;ID indications'.M511:'R&amp;ID indications'.M511">
            <calcext:condition calcext:apply-style-name="ConditionalStyle_1" calcext:value="formula-is(ISODD([.$O511]))" calcext:base-cell-address="'R&amp;ID indications'.M511"/>
          </calcext:conditional-format>
          <calcext:conditional-format calcext:target-range-address="'R&amp;ID indications'.M157:'R&amp;ID indications'.N164">
            <calcext:condition calcext:apply-style-name="ConditionalStyle_1" calcext:value="formula-is(ISODD([.$O157]))" calcext:base-cell-address="'R&amp;ID indications'.M157"/>
          </calcext:conditional-format>
          <calcext:conditional-format calcext:target-range-address="'R&amp;ID indications'.M193:'R&amp;ID indications'.P194">
            <calcext:condition calcext:apply-style-name="ConditionalStyle_1" calcext:value="formula-is(ISODD([.$O193]))" calcext:base-cell-address="'R&amp;ID indications'.M193"/>
          </calcext:conditional-format>
          <calcext:conditional-format calcext:target-range-address="'R&amp;ID indications'.M232:'R&amp;ID indications'.P241">
            <calcext:condition calcext:apply-style-name="ConditionalStyle_1" calcext:value="formula-is(ISODD([.$K232]))" calcext:base-cell-address="'R&amp;ID indications'.M232"/>
          </calcext:conditional-format>
          <calcext:conditional-format calcext:target-range-address="'R&amp;ID indications'.M353:'R&amp;ID indications'.P356">
            <calcext:condition calcext:apply-style-name="ConditionalStyle_1" calcext:value="formula-is(ISODD([.$K353]))" calcext:base-cell-address="'R&amp;ID indications'.M353"/>
          </calcext:conditional-format>
          <calcext:conditional-format calcext:target-range-address="'R&amp;ID indications'.N166:'R&amp;ID indications'.N174">
            <calcext:condition calcext:apply-style-name="ConditionalStyle_1" calcext:value="formula-is(ISODD([.$O166]))" calcext:base-cell-address="'R&amp;ID indications'.N166"/>
          </calcext:conditional-format>
          <calcext:conditional-format calcext:target-range-address="'R&amp;ID indications'.N291:'R&amp;ID indications'.N293">
            <calcext:condition calcext:apply-style-name="ConditionalStyle_1" calcext:value="formula-is(ISODD([.$O291]))" calcext:base-cell-address="'R&amp;ID indications'.N291"/>
          </calcext:conditional-format>
          <calcext:conditional-format calcext:target-range-address="'R&amp;ID indications'.N358:'R&amp;ID indications'.N360">
            <calcext:condition calcext:apply-style-name="ConditionalStyle_1" calcext:value="formula-is(ISODD([.$K358]))" calcext:base-cell-address="'R&amp;ID indications'.N358"/>
          </calcext:conditional-format>
          <calcext:conditional-format calcext:target-range-address="'R&amp;ID indications'.N467:'R&amp;ID indications'.N467">
            <calcext:condition calcext:apply-style-name="ConditionalStyle_1" calcext:value="formula-is(ISODD([.$N467]))" calcext:base-cell-address="'R&amp;ID indications'.N467"/>
          </calcext:conditional-format>
          <calcext:conditional-format calcext:target-range-address="'R&amp;ID indications'.N477:'R&amp;ID indications'.N479">
            <calcext:condition calcext:apply-style-name="ConditionalStyle_1" calcext:value="formula-is(ISODD([.$O477]))" calcext:base-cell-address="'R&amp;ID indications'.N477"/>
          </calcext:conditional-format>
          <calcext:conditional-format calcext:target-range-address="'R&amp;ID indications'.N210:'R&amp;ID indications'.O214">
            <calcext:condition calcext:apply-style-name="ConditionalStyle_1" calcext:value="formula-is(ISODD([.$O210]))" calcext:base-cell-address="'R&amp;ID indications'.N210"/>
          </calcext:conditional-format>
          <calcext:conditional-format calcext:target-range-address="'R&amp;ID indications'.N499:'R&amp;ID indications'.O502">
            <calcext:condition calcext:apply-style-name="ConditionalStyle_1" calcext:value="formula-is(ISODD([.$O499]))" calcext:base-cell-address="'R&amp;ID indications'.N499"/>
          </calcext:conditional-format>
          <calcext:conditional-format calcext:target-range-address="'R&amp;ID indications'.N184:'R&amp;ID indications'.P190">
            <calcext:condition calcext:apply-style-name="ConditionalStyle_1" calcext:value="formula-is(ISODD([.$O184]))" calcext:base-cell-address="'R&amp;ID indications'.N184"/>
          </calcext:conditional-format>
          <calcext:conditional-format calcext:target-range-address="'R&amp;ID indications'.N198:'R&amp;ID indications'.P209">
            <calcext:condition calcext:apply-style-name="ConditionalStyle_1" calcext:value="formula-is(ISODD([.$O198]))" calcext:base-cell-address="'R&amp;ID indications'.N198"/>
          </calcext:conditional-format>
          <calcext:conditional-format calcext:target-range-address="'R&amp;ID indications'.N218:'R&amp;ID indications'.P221">
            <calcext:condition calcext:apply-style-name="ConditionalStyle_1" calcext:value="formula-is(ISODD([.$O218]))" calcext:base-cell-address="'R&amp;ID indications'.N218"/>
          </calcext:conditional-format>
          <calcext:conditional-format calcext:target-range-address="'R&amp;ID indications'.N228:'R&amp;ID indications'.P231">
            <calcext:condition calcext:apply-style-name="ConditionalStyle_1" calcext:value="formula-is(ISODD([.$K228]))" calcext:base-cell-address="'R&amp;ID indications'.N228"/>
          </calcext:conditional-format>
          <calcext:conditional-format calcext:target-range-address="'R&amp;ID indications'.N383:'R&amp;ID indications'.P385">
            <calcext:condition calcext:apply-style-name="ConditionalStyle_1" calcext:value="formula-is(ISODD([.$O383]))" calcext:base-cell-address="'R&amp;ID indications'.N383"/>
          </calcext:conditional-format>
          <calcext:conditional-format calcext:target-range-address="'R&amp;ID indications'.N388:'R&amp;ID indications'.P390">
            <calcext:condition calcext:apply-style-name="ConditionalStyle_1" calcext:value="formula-is(ISODD([.$O388]))" calcext:base-cell-address="'R&amp;ID indications'.N388"/>
          </calcext:conditional-format>
          <calcext:conditional-format calcext:target-range-address="'R&amp;ID indications'.N393:'R&amp;ID indications'.P393">
            <calcext:condition calcext:apply-style-name="ConditionalStyle_1" calcext:value="formula-is(ISODD([.$O393]))" calcext:base-cell-address="'R&amp;ID indications'.N393"/>
          </calcext:conditional-format>
          <calcext:conditional-format calcext:target-range-address="'R&amp;ID indications'.O467:'R&amp;ID indications'.O472">
            <calcext:condition calcext:apply-style-name="ConditionalStyle_1" calcext:value="formula-is(ISODD([.$N467]))" calcext:base-cell-address="'R&amp;ID indications'.O467"/>
          </calcext:conditional-format>
          <calcext:conditional-format calcext:target-range-address="'R&amp;ID indications'.O157:'R&amp;ID indications'.P162">
            <calcext:condition calcext:apply-style-name="ConditionalStyle_1" calcext:value="formula-is(ISODD([.$O157]))" calcext:base-cell-address="'R&amp;ID indications'.O157"/>
          </calcext:conditional-format>
          <calcext:conditional-format calcext:target-range-address="'R&amp;ID indications'.O166:'R&amp;ID indications'.P179">
            <calcext:condition calcext:apply-style-name="ConditionalStyle_1" calcext:value="formula-is(ISODD([.$O166]))" calcext:base-cell-address="'R&amp;ID indications'.O166"/>
          </calcext:conditional-format>
          <calcext:conditional-format calcext:target-range-address="'R&amp;ID indications'.O249:'R&amp;ID indications'.P249">
            <calcext:condition calcext:apply-style-name="ConditionalStyle_1" calcext:value="formula-is(ISODD([.$S247]))" calcext:base-cell-address="'R&amp;ID indications'.O249"/>
          </calcext:conditional-format>
          <calcext:conditional-format calcext:target-range-address="'R&amp;ID indications'.O250:'R&amp;ID indications'.P250">
            <calcext:condition calcext:apply-style-name="ConditionalStyle_1" calcext:value="formula-is(ISODD([.$S249]))" calcext:base-cell-address="'R&amp;ID indications'.O250"/>
          </calcext:conditional-format>
          <calcext:conditional-format calcext:target-range-address="'R&amp;ID indications'.O251:'R&amp;ID indications'.P255">
            <calcext:condition calcext:apply-style-name="ConditionalStyle_1" calcext:value="formula-is(ISODD([.$K251]))" calcext:base-cell-address="'R&amp;ID indications'.O251"/>
          </calcext:conditional-format>
          <calcext:conditional-format calcext:target-range-address="'R&amp;ID indications'.O256:'R&amp;ID indications'.P257">
            <calcext:condition calcext:apply-style-name="ConditionalStyle_1" calcext:value="formula-is(ISODD([.$S254]))" calcext:base-cell-address="'R&amp;ID indications'.O256"/>
          </calcext:conditional-format>
          <calcext:conditional-format calcext:target-range-address="'R&amp;ID indications'.O258:'R&amp;ID indications'.P277">
            <calcext:condition calcext:apply-style-name="ConditionalStyle_1" calcext:value="formula-is(ISODD([.$S258]))" calcext:base-cell-address="'R&amp;ID indications'.O258"/>
          </calcext:conditional-format>
          <calcext:conditional-format calcext:target-range-address="'R&amp;ID indications'.O278:'R&amp;ID indications'.P282">
            <calcext:condition calcext:apply-style-name="ConditionalStyle_1" calcext:value="formula-is(ISODD([.$K278]))" calcext:base-cell-address="'R&amp;ID indications'.O278"/>
          </calcext:conditional-format>
          <calcext:conditional-format calcext:target-range-address="'R&amp;ID indications'.O283:'R&amp;ID indications'.P283">
            <calcext:condition calcext:apply-style-name="ConditionalStyle_1" calcext:value="formula-is(ISODD([.$S283]))" calcext:base-cell-address="'R&amp;ID indications'.O283"/>
          </calcext:conditional-format>
          <calcext:conditional-format calcext:target-range-address="'R&amp;ID indications'.O284:'R&amp;ID indications'.P285">
            <calcext:condition calcext:apply-style-name="ConditionalStyle_1" calcext:value="formula-is(ISODD([.$K284]))" calcext:base-cell-address="'R&amp;ID indications'.O284"/>
          </calcext:conditional-format>
          <calcext:conditional-format calcext:target-range-address="'R&amp;ID indications'.O286:'R&amp;ID indications'.P288">
            <calcext:condition calcext:apply-style-name="ConditionalStyle_1" calcext:value="formula-is(ISODD([.$S286]))" calcext:base-cell-address="'R&amp;ID indications'.O286"/>
          </calcext:conditional-format>
          <calcext:conditional-format calcext:target-range-address="'R&amp;ID indications'.O289:'R&amp;ID indications'.P293">
            <calcext:condition calcext:apply-style-name="ConditionalStyle_1" calcext:value="formula-is(ISODD([.$K289]))" calcext:base-cell-address="'R&amp;ID indications'.O289"/>
          </calcext:conditional-format>
          <calcext:conditional-format calcext:target-range-address="'R&amp;ID indications'.O294:'R&amp;ID indications'.P297">
            <calcext:condition calcext:apply-style-name="ConditionalStyle_1" calcext:value="formula-is(ISODD([.$T294]))" calcext:base-cell-address="'R&amp;ID indications'.O294"/>
          </calcext:conditional-format>
          <calcext:conditional-format calcext:target-range-address="'R&amp;ID indications'.O399:'R&amp;ID indications'.P400">
            <calcext:condition calcext:apply-style-name="ConditionalStyle_1" calcext:value="formula-is(ISODD([.$N399]))" calcext:base-cell-address="'R&amp;ID indications'.O399"/>
          </calcext:conditional-format>
          <calcext:conditional-format calcext:target-range-address="'R&amp;ID indications'.O403:'R&amp;ID indications'.P430">
            <calcext:condition calcext:apply-style-name="ConditionalStyle_1" calcext:value="formula-is(ISODD([.$N403]))" calcext:base-cell-address="'R&amp;ID indications'.O403"/>
          </calcext:conditional-format>
          <calcext:conditional-format calcext:target-range-address="'R&amp;ID indications'.O497:'R&amp;ID indications'.P497">
            <calcext:condition calcext:apply-style-name="ConditionalStyle_1" calcext:value="formula-is(ISODD([.$O497]))" calcext:base-cell-address="'R&amp;ID indications'.O497"/>
          </calcext:conditional-format>
          <calcext:conditional-format calcext:target-range-address="'R&amp;ID indications'.P210:'R&amp;ID indications'.P216">
            <calcext:condition calcext:apply-style-name="ConditionalStyle_1" calcext:value="formula-is(ISODD([.$O210]))" calcext:base-cell-address="'R&amp;ID indications'.P210"/>
          </calcext:conditional-format>
          <calcext:conditional-format calcext:target-range-address="'R&amp;ID indications'.P477:'R&amp;ID indications'.P477">
            <calcext:condition calcext:apply-style-name="ConditionalStyle_1" calcext:value="formula-is(ISODD([.$O477]))" calcext:base-cell-address="'R&amp;ID indications'.P477"/>
          </calcext:conditional-format>
          <calcext:conditional-format calcext:target-range-address="'R&amp;ID indications'.P499:'R&amp;ID indications'.P501">
            <calcext:condition calcext:apply-style-name="ConditionalStyle_1" calcext:value="formula-is(ISODD([.$O499]))" calcext:base-cell-address="'R&amp;ID indications'.P499"/>
          </calcext:conditional-format>
        </calcext:conditional-formats>
      </table:table>
      <table:table table:name="Neuro STR routing" table:style-name="ta3">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2" table:default-cell-style-name="Default"/>
        <table:table-column table:style-name="co2" table:number-columns-repeated="17" table:default-cell-style-name="Default"/>
        <table:table-column table:style-name="co3" table:number-columns-repeated="38" table:default-cell-style-name="Default"/>
        <table:table-row table:style-name="ro1">
          <table:table-cell table:style-name="ce707" office:value-type="string" calcext:value-type="string">
            <text:p>STR</text:p>
          </table:table-cell>
          <table:table-cell table:style-name="ce707" office:value-type="string" calcext:value-type="string">
            <text:p>Name</text:p>
          </table:table-cell>
          <table:table-cell table:style-name="ce107" office:value-type="string" calcext:value-type="string">
            <text:p>North East &amp; Yorkshire GLH</text:p>
          </table:table-cell>
          <table:table-cell table:style-name="ce107" office:value-type="string" calcext:value-type="string">
            <text:p>North West GLH</text:p>
          </table:table-cell>
          <table:table-cell table:style-name="ce107" office:value-type="string" calcext:value-type="string">
            <text:p>East GLH</text:p>
          </table:table-cell>
          <table:table-cell table:style-name="ce107" office:value-type="string" calcext:value-type="string">
            <text:p>Central &amp; South GLH</text:p>
          </table:table-cell>
          <table:table-cell table:style-name="ce107" office:value-type="string" calcext:value-type="string">
            <text:p>South West GLH</text:p>
          </table:table-cell>
          <table:table-cell table:style-name="ce107" office:value-type="string" calcext:value-type="string">
            <text:p>North Thames GLH</text:p>
          </table:table-cell>
          <table:table-cell table:style-name="ce107" office:value-type="string" calcext:value-type="string">
            <text:p>South East GLH</text:p>
          </table:table-cell>
          <table:table-cell table:number-columns-repeated="55"/>
        </table:table-row>
        <table:table-row table:style-name="ro1">
          <table:table-cell table:style-name="ce708" office:value-type="string" calcext:value-type="string">
            <text:p>AR</text:p>
          </table:table-cell>
          <table:table-cell table:style-name="ce708" office:value-type="string" calcext:value-type="string">
            <text:p>SBMA</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North Thames GLH</text:p>
          </table:table-cell>
          <table:table-cell table:number-columns-repeated="55"/>
        </table:table-row>
        <table:table-row table:style-name="ro1">
          <table:table-cell table:style-name="ce708" office:value-type="string" calcext:value-type="string">
            <text:p>ATN1</text:p>
          </table:table-cell>
          <table:table-cell table:style-name="ce708" office:value-type="string" calcext:value-type="string">
            <text:p>DRPLA</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North Thames GLH</text:p>
          </table:table-cell>
          <table:table-cell table:number-columns-repeated="55"/>
        </table:table-row>
        <table:table-row table:style-name="ro1">
          <table:table-cell table:style-name="ce708" office:value-type="string" calcext:value-type="string">
            <text:p>ATXN10</text:p>
          </table:table-cell>
          <table:table-cell table:style-name="ce708" office:value-type="string" calcext:value-type="string">
            <text:p>SCA10</text:p>
          </table:table-cell>
          <table:table-cell table:number-columns-repeated="7" table:style-name="ce710" office:value-type="string" calcext:value-type="string">
            <text:p>Central &amp; South GLH</text:p>
          </table:table-cell>
          <table:table-cell table:number-columns-repeated="55"/>
        </table:table-row>
        <table:table-row table:style-name="ro1">
          <table:table-cell table:style-name="ce708" office:value-type="string" calcext:value-type="string">
            <text:p>ATXN1</text:p>
          </table:table-cell>
          <table:table-cell table:style-name="ce708" office:value-type="string" calcext:value-type="string">
            <text:p>SCA1</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North Thames GLH</text:p>
          </table:table-cell>
          <table:table-cell table:number-columns-repeated="55"/>
        </table:table-row>
        <table:table-row table:style-name="ro1">
          <table:table-cell table:style-name="ce708" office:value-type="string" calcext:value-type="string">
            <text:p>ATXN2</text:p>
          </table:table-cell>
          <table:table-cell table:style-name="ce708" office:value-type="string" calcext:value-type="string">
            <text:p>SCA2</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North Thames GLH</text:p>
          </table:table-cell>
          <table:table-cell table:number-columns-repeated="55"/>
        </table:table-row>
        <table:table-row table:style-name="ro1">
          <table:table-cell table:style-name="ce708" office:value-type="string" calcext:value-type="string">
            <text:p>ATXN3</text:p>
          </table:table-cell>
          <table:table-cell table:style-name="ce708" office:value-type="string" calcext:value-type="string">
            <text:p>SCA3</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North Thames GLH</text:p>
          </table:table-cell>
          <table:table-cell table:number-columns-repeated="55"/>
        </table:table-row>
        <table:table-row table:style-name="ro1">
          <table:table-cell table:style-name="ce708" office:value-type="string" calcext:value-type="string">
            <text:p>ATXN7</text:p>
          </table:table-cell>
          <table:table-cell table:style-name="ce708" office:value-type="string" calcext:value-type="string">
            <text:p>SCA7</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North Thames GLH</text:p>
          </table:table-cell>
          <table:table-cell table:number-columns-repeated="55"/>
        </table:table-row>
        <table:table-row table:style-name="ro1">
          <table:table-cell table:style-name="ce708" office:value-type="string" calcext:value-type="string">
            <text:p>C9orf72</text:p>
          </table:table-cell>
          <table:table-cell table:style-name="ce708" office:value-type="string" calcext:value-type="string">
            <text:p>FTD/ALS</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style-name="ce47" office:value-type="string" calcext:value-type="string">
            <text:p>North Thames GLH</text:p>
          </table:table-cell>
          <table:table-cell table:style-name="ce47" office:value-type="string" calcext:value-type="string">
            <text:p>South East GLH</text:p>
          </table:table-cell>
          <table:table-cell table:number-columns-repeated="55"/>
        </table:table-row>
        <table:table-row table:style-name="ro1">
          <table:table-cell table:style-name="ce708" office:value-type="string" calcext:value-type="string">
            <text:p>CACNA1A</text:p>
          </table:table-cell>
          <table:table-cell table:style-name="ce708" office:value-type="string" calcext:value-type="string">
            <text:p>SCA6</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North Thames GLH</text:p>
          </table:table-cell>
          <table:table-cell table:number-columns-repeated="55"/>
        </table:table-row>
        <table:table-row table:style-name="ro1">
          <table:table-cell table:style-name="ce708" office:value-type="string" calcext:value-type="string">
            <text:p>CNBP</text:p>
          </table:table-cell>
          <table:table-cell table:style-name="ce708" office:value-type="string" calcext:value-type="string">
            <text:p>DM2</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709" office:value-type="string" calcext:value-type="string">
            <text:p>North East &amp; Yorkshire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April 2023: North East &amp; Yorkshire GLH, June 2023: South East GLH </text:p>
          </table:table-cell>
          <table:table-cell table:number-columns-repeated="55"/>
        </table:table-row>
        <table:table-row table:style-name="ro1">
          <table:table-cell table:style-name="ce708" office:value-type="string" calcext:value-type="string">
            <text:p>CSTB</text:p>
          </table:table-cell>
          <table:table-cell table:style-name="ce708" office:value-type="string" calcext:value-type="string">
            <text:p>EPM1A</text:p>
          </table:table-cell>
          <table:table-cell table:number-columns-repeated="3" table:style-name="ce709" office:value-type="string" calcext:value-type="string">
            <text:p>North East &amp; Yorkshire GLH</text:p>
          </table:table-cell>
          <table:table-cell table:style-name="ce710" office:value-type="string" calcext:value-type="string">
            <text:p>Central &amp; South GLH</text:p>
          </table:table-cell>
          <table:table-cell table:number-columns-repeated="3" table:style-name="ce709" office:value-type="string" calcext:value-type="string">
            <text:p>North East &amp; Yorkshire GLH</text:p>
          </table:table-cell>
          <table:table-cell table:number-columns-repeated="55"/>
        </table:table-row>
        <table:table-row table:style-name="ro1">
          <table:table-cell table:style-name="ce708" office:value-type="string" calcext:value-type="string">
            <text:p>DMPK</text:p>
          </table:table-cell>
          <table:table-cell table:style-name="ce708" office:value-type="string" calcext:value-type="string">
            <text:p>DM1</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style-name="ce47" office:value-type="string" calcext:value-type="string">
            <text:p>North Thames GLH</text:p>
          </table:table-cell>
          <table:table-cell table:style-name="ce47" office:value-type="string" calcext:value-type="string">
            <text:p>South East GLH</text:p>
          </table:table-cell>
          <table:table-cell table:number-columns-repeated="55"/>
        </table:table-row>
        <table:table-row table:style-name="ro1">
          <table:table-cell table:style-name="ce708" office:value-type="string" calcext:value-type="string">
            <text:p>FMR1</text:p>
          </table:table-cell>
          <table:table-cell table:style-name="ce708" office:value-type="string" calcext:value-type="string">
            <text:p>FXS/FXTAS</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style-name="ce47" office:value-type="string" calcext:value-type="string">
            <text:p>North Thames GLH</text:p>
          </table:table-cell>
          <table:table-cell table:style-name="ce47" office:value-type="string" calcext:value-type="string">
            <text:p>South East GLH</text:p>
          </table:table-cell>
          <table:table-cell table:number-columns-repeated="55"/>
        </table:table-row>
        <table:table-row table:style-name="ro1">
          <table:table-cell table:style-name="ce708" office:value-type="string" calcext:value-type="string">
            <text:p>FXN</text:p>
          </table:table-cell>
          <table:table-cell table:style-name="ce708" office:value-type="string" calcext:value-type="string">
            <text:p>FRDA</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North Thames GLH</text:p>
          </table:table-cell>
          <table:table-cell table:number-columns-repeated="55"/>
        </table:table-row>
        <table:table-row table:style-name="ro1">
          <table:table-cell table:style-name="ce708" office:value-type="string" calcext:value-type="string">
            <text:p>JPH3</text:p>
          </table:table-cell>
          <table:table-cell table:style-name="ce708" office:value-type="string" calcext:value-type="string">
            <text:p>HDL2</text:p>
          </table:table-cell>
          <table:table-cell table:style-name="ce710" office:value-type="string" calcext:value-type="string">
            <text:p>North West GLH</text:p>
          </table:table-cell>
          <table:table-cell table:style-name="ce47" office:value-type="string" calcext:value-type="string">
            <text:p>North West GLH</text:p>
          </table:table-cell>
          <table:table-cell table:number-columns-repeated="5" table:style-name="ce47" office:value-type="string" calcext:value-type="string">
            <text:p>North Thames GLH</text:p>
          </table:table-cell>
          <table:table-cell table:number-columns-repeated="55"/>
        </table:table-row>
        <table:table-row table:style-name="ro1">
          <table:table-cell table:style-name="ce708" office:value-type="string" calcext:value-type="string">
            <text:p>NOP56</text:p>
          </table:table-cell>
          <table:table-cell table:style-name="ce708" office:value-type="string" calcext:value-type="string">
            <text:p>SCA36</text:p>
          </table:table-cell>
          <table:table-cell table:number-columns-repeated="7" table:style-name="ce710" office:value-type="string" calcext:value-type="string">
            <text:p>North Thames GLH</text:p>
          </table:table-cell>
          <table:table-cell table:number-columns-repeated="55"/>
        </table:table-row>
        <table:table-row table:style-name="ro1">
          <table:table-cell table:style-name="ce708" office:value-type="string" calcext:value-type="string">
            <text:p>PPP2R2B</text:p>
          </table:table-cell>
          <table:table-cell table:style-name="ce708" office:value-type="string" calcext:value-type="string">
            <text:p>SCA12</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North Thames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North Thames GLH</text:p>
          </table:table-cell>
          <table:table-cell table:number-columns-repeated="55"/>
        </table:table-row>
        <table:table-row table:style-name="ro1">
          <table:table-cell table:style-name="ce47" office:value-type="string" calcext:value-type="string">
            <text:p>TBP</text:p>
          </table:table-cell>
          <table:table-cell table:style-name="ce47" office:value-type="string" calcext:value-type="string">
            <text:p>SCA17</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number-columns-repeated="2" table:style-name="ce47" office:value-type="string" calcext:value-type="string">
            <text:p>North Thames GLH</text:p>
          </table:table-cell>
          <table:table-cell table:number-columns-repeated="55"/>
        </table:table-row>
        <table:table-row table:style-name="ro1">
          <table:table-cell table:style-name="ce47" office:value-type="string" calcext:value-type="string">
            <text:p>HTT</text:p>
          </table:table-cell>
          <table:table-cell table:style-name="ce47" office:value-type="string" calcext:value-type="string">
            <text:p>HD</text:p>
          </table:table-cell>
          <table:table-cell table:style-name="ce709" office:value-type="string" calcext:value-type="string">
            <text:p>North East &amp; Yorkshire GLH</text:p>
          </table:table-cell>
          <table:table-cell table:style-name="ce47" office:value-type="string" calcext:value-type="string">
            <text:p>North West GLH</text:p>
          </table:table-cell>
          <table:table-cell table:style-name="ce47" office:value-type="string" calcext:value-type="string">
            <text:p>East GLH</text:p>
          </table:table-cell>
          <table:table-cell table:style-name="ce710" office:value-type="string" calcext:value-type="string">
            <text:p>Central &amp; South GLH</text:p>
          </table:table-cell>
          <table:table-cell table:style-name="ce47" office:value-type="string" calcext:value-type="string">
            <text:p>South West GLH</text:p>
          </table:table-cell>
          <table:table-cell table:style-name="ce47" office:value-type="string" calcext:value-type="string">
            <text:p>North Thames GLH</text:p>
          </table:table-cell>
          <table:table-cell table:style-name="ce47" office:value-type="string" calcext:value-type="string">
            <text:p>South East GLH</text:p>
          </table:table-cell>
          <table:table-cell table:number-columns-repeated="55"/>
        </table:table-row>
        <table:table-row table:style-name="ro1" table:number-rows-repeated="980">
          <table:table-cell table:number-columns-repeated="64"/>
        </table:table-row>
        <table:table-row table:style-name="ro7" table:number-rows-repeated="1047575">
          <table:table-cell table:number-columns-repeated="64"/>
        </table:table-row>
        <table:table-row table:style-name="ro7">
          <table:table-cell table:number-columns-repeated="64"/>
        </table:table-row>
      </table:table>
      <table:named-expressions/>
      <table:database-ranges>
        <table:database-range table:name="__Anonymous_Sheet_DB__1" table:target-range-address="'R&amp;ID indications'.A2:'R&amp;ID indications'.P63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mbria" svg:font-family="Cambria"/>
    <style:font-face style:name="Noto Sans Symbols" svg:font-family="'Noto Sans Symbol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deeaf6"/>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1">00/00/0000</text:date>, <text:time style:data-style-name="N2" text:time-value="10:15:54.908989473">00:00:00</text:time></text:p>
        </style:region-right>
      </style:header>
      <style:header-left style:display="false"/>
      <style:footer>
        <text:p>Page <text:page-number>1</text:page-number><text:s/>/ <text:page-count>99</text:page-count></text:p>
      </style:footer>
      <style:footer-left style:display="false"/>
    </style:master-page>
    <style:master-page style:name="PageStyle_5f_Explanatory_20_note_20_" style:display-name="PageStyle_Explanatory note " style:page-layout-name="Mpm3">
      <style:header style:display="false"/>
      <style:header-left style:display="false"/>
      <style:footer style:display="false"/>
      <style:footer-left style:display="false"/>
    </style:master-page>
    <style:master-page style:name="PageStyle_5f_R_26_ID_20_indications" style:display-name="PageStyle_R&amp;ID indications" style:page-layout-name="Mpm3">
      <style:header style:display="false"/>
      <style:header-left style:display="false"/>
      <style:footer style:display="false"/>
      <style:footer-left style:display="false"/>
    </style:master-page>
    <style:master-page style:name="PageStyle_5f_Neuro_20_STR_20_routing" style:display-name="PageStyle_Neuro STR rou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6T11:50:06</meta:creation-date>
    <meta:initial-creator>Coker-Strickland, Chrysta;jane.deller@nhs.net</meta:initial-creator>
    <meta:generator>LibreOffice/7.1.4.2$Linux_X86_64 LibreOffice_project/a529a4fab45b75fefc5b6226684193eb000654f6</meta:generator>
    <dc:date>2023-10-11T10:31:41.298599645</dc:date>
    <meta:editing-duration>PT5M33S</meta:editing-duration>
    <meta:editing-cycles>1</meta:editing-cycles>
    <meta:document-statistic meta:table-count="3" meta:cell-count="10263" meta:object-count="0"/>
    <meta:user-defined meta:name="ContentTypeId">0x0101000E3CE55BD7474242BBA21D94F88C7607</meta:user-defined>
    <meta:user-defined meta:name="MediaServiceFastMetadata0">{"officeBundle":{"ctag":"{F8DFCDDB-E085-440F-861A-D03432E12D2E},16,19","fatalError":true,"errorInfo":"Converter_CannotOpenDocumentPassword","version":"0.0","generationTime":"2021-08-16T10:42:15.19871Z","generationReason":"TransformApi"}}</meta:user-defined>
    <meta:user-defined meta:name="MediaServiceImageTags"/>
    <meta:user-defined meta:name="MediaServiceMetadata0">{"officeBundle":{"ctag":"{F8DFCDDB-E085-440F-861A-D03432E12D2E},16,19","fatalError":true,"errorInfo":"Converter_CannotOpenDocumentPassword","version":"0.0","generationTime":"2021-08-16T10:42:15.19871Z","generationReason":"TransformApi"}}</meta:user-defined>
  </office:meta>
</office:document-meta>
</file>